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185b13" officeooo:paragraph-rsid="001ea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8578d0" officeooo:paragraph-rsid="00857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8578d0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9a130f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3a58" officeooo:paragraph-rsid="00743a58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3aab" officeooo:paragraph-rsid="00753a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34ac" officeooo:paragraph-rsid="007734ac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6c60" officeooo:paragraph-rsid="00776c60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fc22" officeooo:paragraph-rsid="0078fc22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8b062" officeooo:paragraph-rsid="0088b062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97ede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ec8c5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5919b" officeooo:paragraph-rsid="0095919b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92b1ca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afbb9b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aa7846" officeooo:paragraph-rsid="00aa7846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44f4f" officeooo:paragraph-rsid="00b44f4f" style:font-size-asian="10.5pt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fb65f" officeooo:paragraph-rsid="00bfb65f" style:font-size-asian="10.5pt" style:font-size-complex="12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5347" officeooo:paragraph-rsid="006e3f31" style:font-size-asian="10.5pt" style:font-size-complex="12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5347" officeooo:paragraph-rsid="00c15347" style:font-size-asian="10.5pt" style:font-size-complex="12pt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225e5" officeooo:paragraph-rsid="00c225e5" style:font-size-asian="10.5pt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26867" officeooo:paragraph-rsid="00c26867" style:font-size-asian="10.5pt" style:font-size-complex="12pt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45f37" officeooo:paragraph-rsid="00c45f37" style:font-size-asian="10.5pt" style:font-size-complex="12pt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a8a6d5" style:font-size-asian="10.5pt" style:font-style-asian="italic" style:font-size-complex="12pt" style:font-style-complex="italic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0f653" officeooo:paragraph-rsid="0090f653" style:font-size-asian="10.5pt" style:font-style-asian="italic" style:font-size-complex="12pt" style:font-style-complex="italic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66d48" officeooo:paragraph-rsid="00966d48" style:font-size-asian="10.5pt" style:font-style-asian="italic" style:font-size-complex="12pt" style:font-style-complex="italic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a8a6d5" officeooo:paragraph-rsid="00a8a6d5" style:font-size-asian="10.5pt" style:font-style-asian="italic" style:font-size-complex="12pt" style:font-style-complex="italic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15347" officeooo:paragraph-rsid="006e3f31" style:font-size-asian="10.5pt" style:font-style-asian="italic" style:font-size-complex="12pt" style:font-style-complex="italic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225e5" officeooo:paragraph-rsid="00c225e5" style:font-size-asian="10.5pt" style:font-style-asian="italic" style:font-size-complex="12pt" style:font-style-complex="italic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c26867" officeooo:paragraph-rsid="00c26867" style:font-size-asian="10.5pt" style:font-style-asian="italic" style:font-size-complex="12pt" style:font-style-complex="italic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9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897ede" officeooo:paragraph-rsid="00897ede" style:font-size-asian="10.5pt" style:font-style-asian="normal" style:font-size-complex="12pt" style:font-style-complex="normal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0f653" officeooo:paragraph-rsid="0090f653" style:font-size-asian="10.5pt" style:font-style-asian="normal" style:font-size-complex="12pt" style:font-style-complex="normal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66d48" officeooo:paragraph-rsid="00966d48" style:font-size-asian="10.5pt" style:font-style-asian="normal" style:font-size-complex="12pt" style:font-style-complex="normal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a8a6d5" officeooo:paragraph-rsid="00a8a6d5" style:font-size-asian="10.5pt" style:font-style-asian="normal" style:font-size-complex="12pt" style:font-style-complex="normal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172be" officeooo:paragraph-rsid="00b172be" style:font-size-asian="10.5pt" style:font-style-asian="normal" style:font-size-complex="12pt" style:font-style-complex="normal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44af9" officeooo:paragraph-rsid="00b172be" style:font-size-asian="10.5pt" style:font-style-asian="normal" style:font-size-complex="12pt" style:font-style-complex="normal"/>
    </style:style>
    <style:style style:name="P9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c15347" officeooo:paragraph-rsid="00c15347" style:font-size-asian="10.5pt" style:font-style-asian="normal" style:font-size-complex="12pt" style:font-style-complex="normal"/>
    </style:style>
    <style:style style:name="P100" style:family="paragraph" style:parent-style-name="Text_20_body">
      <style:paragraph-properties fo:text-align="center" style:justify-single-word="false"/>
      <style:text-properties officeooo:paragraph-rsid="001ae7c6"/>
    </style:style>
    <style:style style:name="P101" style:family="paragraph" style:parent-style-name="Text_20_body">
      <style:text-properties officeooo:paragraph-rsid="001e16ea"/>
    </style:style>
    <style:style style:name="P102" style:family="paragraph" style:parent-style-name="Text_20_body">
      <style:text-properties officeooo:rsid="019ddc74" officeooo:paragraph-rsid="001e16ea"/>
    </style:style>
    <style:style style:name="P103" style:family="paragraph" style:parent-style-name="Title">
      <style:text-properties officeooo:paragraph-rsid="00841626"/>
    </style:style>
    <style:style style:name="P104" style:family="paragraph" style:parent-style-name="Text_20_body" style:list-style-name="L1">
      <style:text-properties officeooo:paragraph-rsid="001e16ea"/>
    </style:style>
    <style:style style:name="P105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106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107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108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109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10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a6e9a0" style:font-size-asian="10.5pt" style:font-size-complex="12pt"/>
    </style:style>
    <style:style style:name="P111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a6e9a0" officeooo:paragraph-rsid="00a6e9a0" style:font-size-asian="10.5pt" style:font-size-complex="12pt"/>
    </style:style>
    <style:style style:name="P112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bfa3b4" officeooo:paragraph-rsid="00a6e9a0" style:font-size-asian="10.5pt" style:font-size-complex="12pt"/>
    </style:style>
    <style:style style:name="P113" style:family="paragraph" style:parent-style-name="Text_20_body" style:list-style-name="L2">
      <style:text-properties officeooo:rsid="019ddc74" officeooo:paragraph-rsid="001e16ea"/>
    </style:style>
    <style:style style:name="P114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Heading_20_1" style:list-style-name=""/>
    <style:style style:name="P117" style:family="paragraph" style:parent-style-name="Heading_20_1">
      <style:paragraph-properties fo:break-before="page"/>
    </style:style>
    <style:style style:name="P118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7b6295" style:font-weight-asian="bold" style:font-weight-complex="bold"/>
    </style:style>
    <style:style style:name="T6" style:family="text">
      <style:text-properties style:text-position="super 58%" fo:font-weight="bold" officeooo:rsid="008578d0" style:font-weight-asian="bold" style:font-weight-complex="bold"/>
    </style:style>
    <style:style style:name="T7" style:family="text">
      <style:text-properties officeooo:rsid="00184249"/>
    </style:style>
    <style:style style:name="T8" style:family="text">
      <style:text-properties officeooo:rsid="001e16ea"/>
    </style:style>
    <style:style style:name="T9" style:family="text">
      <style:text-properties officeooo:rsid="0016dcb2"/>
    </style:style>
    <style:style style:name="T10" style:family="text">
      <style:text-properties officeooo:rsid="002af49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f49a" style:font-weight-asian="bold" style:font-weight-complex="bold"/>
    </style:style>
    <style:style style:name="T13" style:family="text">
      <style:text-properties fo:font-weight="bold" officeooo:rsid="001f5ebc" style:font-weight-asian="bold" style:font-weight-complex="bold"/>
    </style:style>
    <style:style style:name="T14" style:family="text">
      <style:text-properties fo:font-weight="bold" officeooo:rsid="007cf8cf" style:font-weight-asian="bold" style:font-weight-complex="bold"/>
    </style:style>
    <style:style style:name="T15" style:family="text">
      <style:text-properties fo:font-weight="bold" officeooo:rsid="0037a73d" style:font-weight-asian="bold" style:font-weight-complex="bold"/>
    </style:style>
    <style:style style:name="T16" style:family="text">
      <style:text-properties officeooo:rsid="00368c79"/>
    </style:style>
    <style:style style:name="T17" style:family="text">
      <style:text-properties officeooo:rsid="0036f4ba"/>
    </style:style>
    <style:style style:name="T18" style:family="text">
      <style:text-properties officeooo:rsid="0037a73d"/>
    </style:style>
    <style:style style:name="T19" style:family="text">
      <style:text-properties officeooo:rsid="0037a803"/>
    </style:style>
    <style:style style:name="T20" style:family="text">
      <style:text-properties officeooo:rsid="003918ee"/>
    </style:style>
    <style:style style:name="T21" style:family="text">
      <style:text-properties officeooo:rsid="003d9ab2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c9d" style:font-style-asian="italic" style:font-style-complex="italic"/>
    </style:style>
    <style:style style:name="T25" style:family="text">
      <style:text-properties fo:font-style="italic" officeooo:rsid="0037a73d" style:font-style-asian="italic" style:font-style-complex="italic"/>
    </style:style>
    <style:style style:name="T26" style:family="text">
      <style:text-properties fo:font-style="italic" officeooo:rsid="0044ef6e" style:font-style-asian="italic" style:font-style-complex="italic"/>
    </style:style>
    <style:style style:name="T27" style:family="text">
      <style:text-properties fo:font-style="italic" officeooo:rsid="004b899f" style:font-style-asian="italic" style:font-style-complex="italic"/>
    </style:style>
    <style:style style:name="T28" style:family="text">
      <style:text-properties fo:font-style="italic" officeooo:rsid="004c2d5a" style:font-style-asian="italic" style:font-style-complex="italic"/>
    </style:style>
    <style:style style:name="T29" style:family="text">
      <style:text-properties fo:font-style="italic" officeooo:rsid="0066d275" style:font-style-asian="italic" style:font-style-complex="italic"/>
    </style:style>
    <style:style style:name="T30" style:family="text">
      <style:text-properties fo:font-style="italic" officeooo:rsid="006e3332" style:font-style-asian="italic" style:font-style-complex="italic"/>
    </style:style>
    <style:style style:name="T31" style:family="text">
      <style:text-properties fo:font-style="italic" officeooo:rsid="0090f653" style:font-style-asian="italic" style:font-style-complex="italic"/>
    </style:style>
    <style:style style:name="T32" style:family="text">
      <style:text-properties fo:font-style="italic" officeooo:rsid="0092b1ca" style:font-style-asian="italic" style:font-style-complex="italic"/>
    </style:style>
    <style:style style:name="T33" style:family="text">
      <style:text-properties fo:font-style="italic" officeooo:rsid="009a130f" style:font-style-asian="italic" style:font-style-complex="italic"/>
    </style:style>
    <style:style style:name="T34" style:family="text">
      <style:text-properties officeooo:rsid="00404c9d"/>
    </style:style>
    <style:style style:name="T35" style:family="text">
      <style:text-properties officeooo:rsid="004490ff"/>
    </style:style>
    <style:style style:name="T36" style:family="text">
      <style:text-properties officeooo:rsid="0044ef6e"/>
    </style:style>
    <style:style style:name="T37" style:family="text">
      <style:text-properties officeooo:rsid="0048f9db"/>
    </style:style>
    <style:style style:name="T38" style:family="text">
      <style:text-properties officeooo:rsid="0049e960"/>
    </style:style>
    <style:style style:name="T39" style:family="text">
      <style:text-properties officeooo:rsid="004d7fdd"/>
    </style:style>
    <style:style style:name="T40" style:family="text">
      <style:text-properties officeooo:rsid="004e0c01"/>
    </style:style>
    <style:style style:name="T41" style:family="text">
      <style:text-properties officeooo:rsid="004e2a5b"/>
    </style:style>
    <style:style style:name="T42" style:family="text">
      <style:text-properties officeooo:rsid="0050267e"/>
    </style:style>
    <style:style style:name="T43" style:family="text">
      <style:text-properties officeooo:rsid="00518c1c"/>
    </style:style>
    <style:style style:name="T44" style:family="text">
      <style:text-properties officeooo:rsid="00579a99"/>
    </style:style>
    <style:style style:name="T45" style:family="text">
      <style:text-properties officeooo:rsid="00624018"/>
    </style:style>
    <style:style style:name="T46" style:family="text">
      <style:text-properties officeooo:rsid="0066d275"/>
    </style:style>
    <style:style style:name="T47" style:family="text">
      <style:text-properties officeooo:rsid="00671ae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66d275" style:font-style-asian="normal" style:font-style-complex="normal"/>
    </style:style>
    <style:style style:name="T50" style:family="text">
      <style:text-properties fo:font-style="normal" officeooo:rsid="006e3332" style:font-style-asian="normal" style:font-style-complex="normal"/>
    </style:style>
    <style:style style:name="T51" style:family="text">
      <style:text-properties fo:font-style="normal" officeooo:rsid="004b899f" style:font-style-asian="normal" style:font-style-complex="normal"/>
    </style:style>
    <style:style style:name="T52" style:family="text">
      <style:text-properties officeooo:rsid="006a9067"/>
    </style:style>
    <style:style style:name="T53" style:family="text">
      <style:text-properties officeooo:rsid="006e3332"/>
    </style:style>
    <style:style style:name="T54" style:family="text">
      <style:text-properties officeooo:rsid="006e3f31"/>
    </style:style>
    <style:style style:name="T55" style:family="text">
      <style:text-properties officeooo:rsid="0070a716"/>
    </style:style>
    <style:style style:name="T56" style:family="text">
      <style:text-properties officeooo:rsid="00753aab"/>
    </style:style>
    <style:style style:name="T57" style:family="text">
      <style:text-properties officeooo:rsid="007b6295"/>
    </style:style>
    <style:style style:name="T58" style:family="text">
      <style:text-properties officeooo:rsid="007cf8cf"/>
    </style:style>
    <style:style style:name="T59" style:family="text">
      <style:text-properties officeooo:rsid="00841626"/>
    </style:style>
    <style:style style:name="T60" style:family="text">
      <style:text-properties style:font-name="Liberation Serif" fo:font-size="12pt" fo:language="en" fo:country="US" officeooo:rsid="008578d0" style:font-size-asian="10.5pt" style:font-size-complex="12pt"/>
    </style:style>
    <style:style style:name="T61" style:family="text">
      <style:text-properties style:font-name="Liberation Serif" fo:font-size="12pt" fo:language="en" fo:country="US" fo:font-weight="bold" officeooo:rsid="008578d0" style:font-size-asian="10.5pt" style:font-weight-asian="bold" style:font-size-complex="12pt" style:font-weight-complex="bold"/>
    </style:style>
    <style:style style:name="T62" style:family="text">
      <style:text-properties style:font-name="Liberation Serif" fo:font-size="12pt" fo:language="en" fo:country="US" fo:font-style="italic" officeooo:rsid="008578d0" style:font-size-asian="10.5pt" style:font-size-complex="12pt"/>
    </style:style>
    <style:style style:name="T63" style:family="text">
      <style:text-properties style:text-position="0% 100%" fo:font-weight="bold" style:font-weight-asian="bold" style:font-weight-complex="bold"/>
    </style:style>
    <style:style style:name="T64" style:family="text">
      <style:text-properties officeooo:rsid="008a73ed"/>
    </style:style>
    <style:style style:name="T65" style:family="text">
      <style:text-properties officeooo:rsid="008afc92"/>
    </style:style>
    <style:style style:name="T66" style:family="text">
      <style:text-properties officeooo:rsid="008b1f78"/>
    </style:style>
    <style:style style:name="T67" style:family="text">
      <style:text-properties officeooo:rsid="008ec8c5"/>
    </style:style>
    <style:style style:name="T68" style:family="text">
      <style:text-properties officeooo:rsid="0092b1ca"/>
    </style:style>
    <style:style style:name="T69" style:family="text">
      <style:text-properties officeooo:rsid="009467a3"/>
    </style:style>
    <style:style style:name="T70" style:family="text">
      <style:text-properties officeooo:rsid="0095919b"/>
    </style:style>
    <style:style style:name="T71" style:family="text">
      <style:text-properties officeooo:rsid="0097447a"/>
    </style:style>
    <style:style style:name="T72" style:family="text">
      <style:text-properties officeooo:rsid="009911b8"/>
    </style:style>
    <style:style style:name="T73" style:family="text">
      <style:text-properties officeooo:rsid="009e5bbe"/>
    </style:style>
    <style:style style:name="T74" style:family="text">
      <style:text-properties officeooo:rsid="009ffcae"/>
    </style:style>
    <style:style style:name="T75" style:family="text">
      <style:text-properties officeooo:rsid="00a0f60c"/>
    </style:style>
    <style:style style:name="T76" style:family="text">
      <style:text-properties officeooo:rsid="00a2a0bc"/>
    </style:style>
    <style:style style:name="T77" style:family="text">
      <style:text-properties officeooo:rsid="00a57203"/>
    </style:style>
    <style:style style:name="T78" style:family="text">
      <style:text-properties officeooo:rsid="00a6e9a0"/>
    </style:style>
    <style:style style:name="T79" style:family="text">
      <style:text-properties officeooo:rsid="00a8a6d5"/>
    </style:style>
    <style:style style:name="T80" style:family="text">
      <style:text-properties officeooo:rsid="004b899f"/>
    </style:style>
    <style:style style:name="T81" style:family="text">
      <style:text-properties officeooo:rsid="004c2d5a"/>
    </style:style>
    <style:style style:name="T82" style:family="text">
      <style:text-properties officeooo:rsid="00aa7846"/>
    </style:style>
    <style:style style:name="T83" style:family="text">
      <style:text-properties officeooo:rsid="00ac2655"/>
    </style:style>
    <style:style style:name="T84" style:family="text">
      <style:text-properties officeooo:rsid="00b330e6"/>
    </style:style>
    <style:style style:name="T85" style:family="text">
      <style:text-properties officeooo:rsid="00b44f4f"/>
    </style:style>
    <style:style style:name="T86" style:family="text">
      <style:text-properties officeooo:rsid="00be04f3"/>
    </style:style>
    <style:style style:name="T87" style:family="text">
      <style:text-properties officeooo:rsid="00bfa3b4"/>
    </style:style>
    <style:style style:name="T88" style:family="text">
      <style:text-properties officeooo:rsid="00bfb65f"/>
    </style:style>
    <style:style style:name="T89" style:family="text">
      <style:text-properties officeooo:rsid="00c15347"/>
    </style:style>
    <style:style style:name="T90" style:family="text">
      <style:text-properties officeooo:rsid="00c225e5"/>
    </style:style>
    <style:style style:name="T91" style:family="text">
      <style:text-properties officeooo:rsid="00c5a196"/>
    </style:style>
    <style:style style:name="T92" style:family="text">
      <style:text-properties officeooo:rsid="00c861f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P103"><text:alphabetical-index-mark-start text:id="IMark56923464"/><text:alphabetical-index-mark-start text:id="IMark56925560"/><text:alphabetical-index-mark-start text:id="IMark58510440"/><text:alphabetical-index-mark-start text:id="IMark58511704"/><text:alphabetical-index-mark-start text:id="IMark56837432"/><text:alphabetical-index-mark-start text:id="IMark62321880"/><text:alphabetical-index-mark-start text:id="IMark62323144"/><text:alphabetical-index-mark-start text:id="IMark55136088"/><text:alphabetical-index-mark-start text:id="IMark55137352"/><text:alphabetical-index-mark-start text:id="IMark60641256"/><text:alphabetical-index-mark-start text:id="IMark60830072"/><text:alphabetical-index-mark-start text:id="IMark60831336"/><text:alphabetical-index-mark-start text:id="IMark59585448"/><text:alphabetical-index-mark-start text:id="IMark59586712"/><text:alphabetical-index-mark-start text:id="IMark59587976"/><text:alphabetical-index-mark-start text:id="IMark52870888"/><text:alphabetical-index-mark-start text:id="IMark54886488"/><text:alphabetical-index-mark-start text:id="IMark61306904"/><text:alphabetical-index-mark-start text:id="IMark61308168"/><text:alphabetical-index-mark-start text:id="IMark57801304"/><text:alphabetical-index-mark-start text:id="IMark57802568"/><text:alphabetical-index-mark-start text:id="IMark57803832"/><text:alphabetical-index-mark-start text:id="IMark60508376"/><text:alphabetical-index-mark-start text:id="IMark60509608"/><text:alphabetical-index-mark-start text:id="IMark56838504"/><text:alphabetical-index-mark-start text:id="IMark55459288"/><text:span text:style-name="T16">Sql</text:span><text:alphabetical-index-mark-end text:id="IMark55459288"/><text:alphabetical-index-mark-end text:id="IMark56838504"/><text:alphabetical-index-mark-end text:id="IMark60509608"/><text:alphabetical-index-mark-end text:id="IMark60508376"/><text:alphabetical-index-mark-end text:id="IMark57803832"/><text:alphabetical-index-mark-end text:id="IMark57802568"/><text:alphabetical-index-mark-end text:id="IMark57801304"/><text:alphabetical-index-mark-end text:id="IMark61308168"/><text:alphabetical-index-mark-end text:id="IMark61306904"/><text:alphabetical-index-mark-end text:id="IMark54886488"/><text:alphabetical-index-mark-end text:id="IMark52870888"/><text:alphabetical-index-mark-end text:id="IMark59587976"/><text:alphabetical-index-mark-end text:id="IMark59586712"/><text:alphabetical-index-mark-end text:id="IMark59585448"/><text:alphabetical-index-mark-end text:id="IMark60831336"/><text:alphabetical-index-mark-end text:id="IMark60830072"/><text:alphabetical-index-mark-end text:id="IMark60641256"/><text:alphabetical-index-mark-end text:id="IMark55137352"/><text:alphabetical-index-mark-end text:id="IMark55136088"/><text:alphabetical-index-mark-end text:id="IMark62323144"/><text:alphabetical-index-mark-end text:id="IMark62321880"/><text:alphabetical-index-mark-end text:id="IMark56837432"/><text:alphabetical-index-mark-end text:id="IMark58511704"/><text:alphabetical-index-mark-end text:id="IMark58510440"/><text:alphabetical-index-mark-end text:id="IMark56925560"/><text:alphabetical-index-mark-end text:id="IMark56923464"/><text:span text:style-name="T16">p -</text:span> Simple <text:alphabetical-index-mark-start text:id="IMark55786488"/><text:alphabetical-index-mark-start text:id="IMark55787480"/><text:alphabetical-index-mark-start text:id="IMark55788472"/><text:alphabetical-index-mark-start text:id="IMark55789176"/><text:alphabetical-index-mark-start text:id="IMark55008216"/><text:alphabetical-index-mark-start text:id="IMark55009448"/><text:alphabetical-index-mark-start text:id="IMark56926040"/><text:alphabetical-index-mark-start text:id="IMark57541352"/><text:alphabetical-index-mark-start text:id="IMark57542616"/><text:alphabetical-index-mark-start text:id="IMark35831656"/><text:alphabetical-index-mark-start text:id="IMark35832952"/><text:alphabetical-index-mark-start text:id="IMark56563672"/><text:alphabetical-index-mark-start text:id="IMark56565000"/>terminal<text:alphabetical-index-mark-end text:id="IMark56565000"/><text:alphabetical-index-mark-end text:id="IMark56563672"/><text:alphabetical-index-mark-end text:id="IMark35832952"/><text:alphabetical-index-mark-end text:id="IMark35831656"/><text:alphabetical-index-mark-end text:id="IMark57542616"/><text:alphabetical-index-mark-end text:id="IMark57541352"/><text:alphabetical-index-mark-end text:id="IMark56926040"/><text:alphabetical-index-mark-end text:id="IMark55009448"/><text:alphabetical-index-mark-end text:id="IMark55008216"/><text:alphabetical-index-mark-end text:id="IMark55789176"/><text:alphabetical-index-mark-end text:id="IMark55788472"/><text:alphabetical-index-mark-end text:id="IMark55787480"/><text:alphabetical-index-mark-end text:id="IMark55786488"/> <text:alphabetical-index-mark-start text:id="IMark61435880"/><text:alphabetical-index-mark-start text:id="IMark61437144"/><text:alphabetical-index-mark-start text:id="IMark58874120"/><text:alphabetical-index-mark-start text:id="IMark58875448"/><text:alphabetical-index-mark-start text:id="IMark54887000"/><text:alphabetical-index-mark-start text:id="IMark61065112"/><text:alphabetical-index-mark-start text:id="IMark61066376"/><text:alphabetical-index-mark-start text:id="IMark58876488"/><text:alphabetical-index-mark-start text:id="IMark58864632"/><text:alphabetical-index-mark-start text:id="IMark58865960"/><text:alphabetical-index-mark-start text:id="IMark52506008"/><text:alphabetical-index-mark-start text:id="IMark52507064"/><text:alphabetical-index-mark-start text:id="IMark52508392"/>query<text:alphabetical-index-mark-end text:id="IMark52508392"/><text:alphabetical-index-mark-end text:id="IMark52507064"/><text:alphabetical-index-mark-end text:id="IMark52506008"/><text:alphabetical-index-mark-end text:id="IMark58865960"/><text:alphabetical-index-mark-end text:id="IMark58864632"/><text:alphabetical-index-mark-end text:id="IMark58876488"/><text:alphabetical-index-mark-end text:id="IMark61066376"/><text:alphabetical-index-mark-end text:id="IMark61065112"/><text:alphabetical-index-mark-end text:id="IMark54887000"/><text:alphabetical-index-mark-end text:id="IMark58875448"/><text:alphabetical-index-mark-end text:id="IMark58874120"/><text:alphabetical-index-mark-end text:id="IMark61437144"/><text:alphabetical-index-mark-end text:id="IMark61435880"/> and <text:alphabetical-index-mark-start text:id="IMark58876584"/><text:alphabetical-index-mark-start text:id="IMark61440232"/><text:alphabetical-index-mark-start text:id="IMark61441560"/><text:alphabetical-index-mark-start text:id="IMark60932856"/><text:alphabetical-index-mark-start text:id="IMark60934152"/><text:alphabetical-index-mark-start text:id="IMark56984104"/><text:alphabetical-index-mark-start text:id="IMark32347960"/><text:alphabetical-index-mark-start text:id="IMark32349288"/><text:alphabetical-index-mark-start text:id="IMark50655320"/><text:alphabetical-index-mark-start text:id="IMark50656648"/><text:alphabetical-index-mark-start text:id="IMark58512680"/><text:alphabetical-index-mark-start text:id="IMark54931144"/><text:alphabetical-index-mark-start text:id="IMark54932472"/>.<text:alphabetical-index-mark-start text:id="IMark60466520"/><text:alphabetical-index-mark-start text:id="IMark60467848"/><text:alphabetical-index-mark-start text:id="IMark58512808"/><text:alphabetical-index-mark-start text:id="IMark52782216"/><text:alphabetical-index-mark-start text:id="IMark52783544"/><text:alphabetical-index-mark-start text:id="IMark61215336"/><text:alphabetical-index-mark-start text:id="IMark61216664"/><text:alphabetical-index-mark-start text:id="IMark61217992"/><text:alphabetical-index-mark-start text:id="IMark60550056"/><text:alphabetical-index-mark-start text:id="IMark60551384"/><text:alphabetical-index-mark-start text:id="IMark60358888"/><text:alphabetical-index-mark-start text:id="IMark60360152"/><text:alphabetical-index-mark-start text:id="IMark60361480"/><text:alphabetical-index-mark-start text:id="IMark52753928"/><text:alphabetical-index-mark-start text:id="IMark52755192"/><text:alphabetical-index-mark-start text:id="IMark52756520"/><text:alphabetical-index-mark-start text:id="IMark34687240"/><text:alphabetical-index-mark-start text:id="IMark34688568"/><text:alphabetical-index-mark-start text:id="IMark28892504"/><text:alphabetical-index-mark-start text:id="IMark28893768"/><text:alphabetical-index-mark-start text:id="IMark28895096"/><text:alphabetical-index-mark-start text:id="IMark28895672"/><text:alphabetical-index-mark-start text:id="IMark54352136"/><text:alphabetical-index-mark-start text:id="IMark54353464"/><text:alphabetical-index-mark-start text:id="IMark35668744"/><text:alphabetical-index-mark-start text:id="IMark35670104"/>sql<text:alphabetical-index-mark-end text:id="IMark35670104"/><text:alphabetical-index-mark-end text:id="IMark35668744"/><text:alphabetical-index-mark-end text:id="IMark54353464"/><text:alphabetical-index-mark-end text:id="IMark54352136"/><text:alphabetical-index-mark-end text:id="IMark28895672"/><text:alphabetical-index-mark-end text:id="IMark28895096"/><text:alphabetical-index-mark-end text:id="IMark28893768"/><text:alphabetical-index-mark-end text:id="IMark28892504"/><text:alphabetical-index-mark-end text:id="IMark34688568"/><text:alphabetical-index-mark-end text:id="IMark34687240"/><text:alphabetical-index-mark-end text:id="IMark52756520"/><text:alphabetical-index-mark-end text:id="IMark52755192"/><text:alphabetical-index-mark-end text:id="IMark52753928"/><text:alphabetical-index-mark-end text:id="IMark60361480"/><text:alphabetical-index-mark-end text:id="IMark60360152"/><text:alphabetical-index-mark-end text:id="IMark60358888"/><text:alphabetical-index-mark-end text:id="IMark60551384"/><text:alphabetical-index-mark-end text:id="IMark60550056"/><text:alphabetical-index-mark-end text:id="IMark61217992"/><text:alphabetical-index-mark-end text:id="IMark61216664"/><text:alphabetical-index-mark-end text:id="IMark61215336"/><text:alphabetical-index-mark-end text:id="IMark52783544"/><text:alphabetical-index-mark-end text:id="IMark52782216"/><text:alphabetical-index-mark-end text:id="IMark58512808"/><text:alphabetical-index-mark-end text:id="IMark60467848"/><text:alphabetical-index-mark-end text:id="IMark60466520"/><text:alphabetical-index-mark-end text:id="IMark54932472"/><text:alphabetical-index-mark-end text:id="IMark54931144"/><text:alphabetical-index-mark-end text:id="IMark58512680"/><text:alphabetical-index-mark-end text:id="IMark50656648"/><text:alphabetical-index-mark-end text:id="IMark50655320"/><text:alphabetical-index-mark-end text:id="IMark32349288"/><text:alphabetical-index-mark-end text:id="IMark32347960"/><text:alphabetical-index-mark-end text:id="IMark56984104"/><text:alphabetical-index-mark-end text:id="IMark60934152"/><text:alphabetical-index-mark-end text:id="IMark60932856"/><text:alphabetical-index-mark-end text:id="IMark61441560"/><text:alphabetical-index-mark-end text:id="IMark61440232"/><text:alphabetical-index-mark-end text:id="IMark58876584"/> <text:alphabetical-index-mark-start text:id="IMark62168040"/><text:alphabetical-index-mark-start text:id="IMark58609336"/><text:alphabetical-index-mark-start text:id="IMark35770008"/><text:alphabetical-index-mark-start text:id="IMark35726632"/><text:alphabetical-index-mark-start text:id="IMark35727960"/><text:alphabetical-index-mark-start text:id="IMark35729288"/><text:alphabetical-index-mark-start text:id="IMark29423400"/><text:alphabetical-index-mark-start text:id="IMark29424728"/><text:alphabetical-index-mark-start text:id="IMark29426056"/><text:alphabetical-index-mark-start text:id="IMark35686152"/><text:alphabetical-index-mark-start text:id="IMark35687480"/><text:alphabetical-index-mark-start text:id="IMark35594072"/><text:alphabetical-index-mark-start text:id="IMark35595336"/>file<text:alphabetical-index-mark-end text:id="IMark35595336"/><text:alphabetical-index-mark-end text:id="IMark35594072"/><text:alphabetical-index-mark-end text:id="IMark35687480"/><text:alphabetical-index-mark-end text:id="IMark35686152"/><text:alphabetical-index-mark-end text:id="IMark29426056"/><text:alphabetical-index-mark-end text:id="IMark29424728"/><text:alphabetical-index-mark-end text:id="IMark29423400"/><text:alphabetical-index-mark-end text:id="IMark35729288"/><text:alphabetical-index-mark-end text:id="IMark35727960"/><text:alphabetical-index-mark-end text:id="IMark35726632"/><text:alphabetical-index-mark-end text:id="IMark35770008"/><text:alphabetical-index-mark-end text:id="IMark58609336"/><text:alphabetical-index-mark-end text:id="IMark62168040"/> processing for <text:alphabetical-index-mark-start text:id="IMark49873800"/><text:alphabetical-index-mark-start text:id="IMark49875128"/><text:alphabetical-index-mark-start text:id="IMark49876456"/><text:alphabetical-index-mark-start text:id="IMark49877032"/><text:alphabetical-index-mark-start text:id="IMark52855320"/><text:alphabetical-index-mark-start text:id="IMark52856648"/><text:alphabetical-index-mark-start text:id="IMark56568328"/><text:alphabetical-index-mark-start text:id="IMark56569656"/><text:alphabetical-index-mark-start text:id="IMark56533624"/><text:alphabetical-index-mark-start text:id="IMark56534904"/><text:alphabetical-index-mark-start text:id="IMark56536232"/><text:alphabetical-index-mark-start text:id="IMark28587816"/><text:alphabetical-index-mark-start text:id="IMark28589144"/><text:alphabetical-index-mark-start text:id="IMark28590504"/><text:alphabetical-index-mark-start text:id="IMark60371128"/><text:alphabetical-index-mark-start text:id="IMark60372456"/><text:alphabetical-index-mark-start text:id="IMark50765848"/><text:alphabetical-index-mark-start text:id="IMark50767128"/><text:alphabetical-index-mark-start text:id="IMark50768456"/><text:alphabetical-index-mark-start text:id="IMark35526600"/><text:alphabetical-index-mark-start text:id="IMark54324568"/><text:alphabetical-index-mark-start text:id="IMark54325896"/><text:alphabetical-index-mark-start text:id="IMark58339448"/><text:alphabetical-index-mark-start text:id="IMark58340776"/><text:alphabetical-index-mark-start text:id="IMark58342104"/><text:alphabetical-index-mark-start text:id="IMark50550296"/><text:alphabetical-index-mark-start text:id="IMark50551624"/><text:alphabetical-index-mark-start text:id="IMark35819160"/><text:alphabetical-index-mark-start text:id="IMark35820488"/><text:alphabetical-index-mark-start text:id="IMark35821816"/><text:alphabetical-index-mark-start text:id="IMark59158664"/><text:alphabetical-index-mark-start text:id="IMark59159992"/><text:alphabetical-index-mark-start text:id="IMark59161320"/><text:alphabetical-index-mark-start text:id="IMark54428696"/><text:alphabetical-index-mark-start text:id="IMark54430024"/><text:alphabetical-index-mark-start text:id="IMark59870088"/><text:alphabetical-index-mark-start text:id="IMark59871944"/><text:alphabetical-index-mark-start text:id="IMark59873272"/><text:alphabetical-index-mark-start text:id="IMark49950136"/>Sql<text:alphabetical-index-mark-end text:id="IMark49950136"/><text:alphabetical-index-mark-end text:id="IMark59873272"/><text:alphabetical-index-mark-end text:id="IMark59871944"/><text:alphabetical-index-mark-end text:id="IMark59870088"/><text:alphabetical-index-mark-end text:id="IMark54430024"/><text:alphabetical-index-mark-end text:id="IMark54428696"/><text:alphabetical-index-mark-end text:id="IMark59161320"/><text:alphabetical-index-mark-end text:id="IMark59159992"/><text:alphabetical-index-mark-end text:id="IMark59158664"/><text:alphabetical-index-mark-end text:id="IMark35821816"/><text:alphabetical-index-mark-end text:id="IMark35820488"/><text:alphabetical-index-mark-end text:id="IMark35819160"/><text:alphabetical-index-mark-end text:id="IMark50551624"/><text:alphabetical-index-mark-end text:id="IMark50550296"/><text:alphabetical-index-mark-end text:id="IMark58342104"/><text:alphabetical-index-mark-end text:id="IMark58340776"/><text:alphabetical-index-mark-end text:id="IMark58339448"/><text:alphabetical-index-mark-end text:id="IMark54325896"/><text:alphabetical-index-mark-end text:id="IMark54324568"/><text:alphabetical-index-mark-end text:id="IMark35526600"/><text:alphabetical-index-mark-end text:id="IMark50768456"/><text:alphabetical-index-mark-end text:id="IMark50767128"/><text:alphabetical-index-mark-end text:id="IMark50765848"/><text:alphabetical-index-mark-end text:id="IMark60372456"/><text:alphabetical-index-mark-end text:id="IMark60371128"/><text:alphabetical-index-mark-end text:id="IMark28590504"/>ite<text:alphabetical-index-mark-end text:id="IMark28589144"/><text:alphabetical-index-mark-end text:id="IMark28587816"/><text:alphabetical-index-mark-end text:id="IMark56536232"/><text:alphabetical-index-mark-end text:id="IMark56534904"/><text:alphabetical-index-mark-end text:id="IMark56533624"/><text:alphabetical-index-mark-end text:id="IMark56569656"/><text:alphabetical-index-mark-end text:id="IMark56568328"/><text:alphabetical-index-mark-end text:id="IMark52856648"/><text:alphabetical-index-mark-end text:id="IMark52855320"/><text:alphabetical-index-mark-end text:id="IMark49877032"/><text:alphabetical-index-mark-end text:id="IMark49876456"/><text:alphabetical-index-mark-end text:id="IMark49875128"/><text:alphabetical-index-mark-end text:id="IMark49873800"/>3 <text:span text:style-name="T59">and </text:span><text:alphabetical-index-mark-start text:id="IMark56934584"/><text:alphabetical-index-mark-start text:id="IMark54881800"/><text:alphabetical-index-mark-start text:id="IMark56546104"/><text:alphabetical-index-mark-start text:id="IMark55262408"/><text:alphabetical-index-mark-start text:id="IMark60421608"/><text:alphabetical-index-mark-start text:id="IMark59968776"/><text:span text:style-name="T59">HDF5</text:span><text:alphabetical-index-mark-end text:id="IMark59968776"/><text:alphabetical-index-mark-end text:id="IMark60421608"/><text:alphabetical-index-mark-end text:id="IMark55262408"/><text:alphabetical-index-mark-end text:id="IMark56546104"/><text:alphabetical-index-mark-end text:id="IMark54881800"/><text:alphabetical-index-mark-end text:id="IMark56934584"/><text:span text:style-name="T59"> </text:span><text:alphabetical-index-mark-start text:id="IMark58631192"/><text:alphabetical-index-mark-start text:id="IMark56778312"/><text:alphabetical-index-mark-start text:id="IMark56779544"/><text:alphabetical-index-mark-start text:id="IMark56780872"/><text:alphabetical-index-mark-start text:id="IMark61731080"/><text:alphabetical-index-mark-start text:id="IMark61732408"/><text:span text:style-name="T59">database</text:span><text:alphabetical-index-mark-end text:id="IMark61732408"/><text:alphabetical-index-mark-end text:id="IMark61731080"/><text:alphabetical-index-mark-end text:id="IMark56780872"/><text:alphabetical-index-mark-end text:id="IMark56779544"/><text:alphabetical-index-mark-end text:id="IMark56778312"/><text:alphabetical-index-mark-end text:id="IMark58631192"/><text:span text:style-name="T59">s.</text:span></text:p>
      <text:p text:style-name="Text_20_body"/>
      <text:p text:style-name="P100">Pablo <text:alphabetical-index-mark-start text:id="IMark58631192"/><text:alphabetical-index-mark-start text:id="IMark61307784"/><text:alphabetical-index-mark-start text:id="IMark55458440"/><text:alphabetical-index-mark-start text:id="IMark52856648"/><text:alphabetical-index-mark-start text:id="IMark61309048"/><text:alphabetical-index-mark-start text:id="IMark57803448"/><text:alphabetical-index-mark-start text:id="IMark55135704"/><text:alphabetical-index-mark-start text:id="IMark55136968"/><text:alphabetical-index-mark-start text:id="IMark58511320"/><text:alphabetical-index-mark-start text:id="IMark62321496"/><text:alphabetical-index-mark-start text:id="IMark61306520"/><text:alphabetical-index-mark-start text:id="IMark62322760"/><text:alphabetical-index-mark-start text:id="IMark59587592"/><text:alphabetical-index-mark-start text:id="IMark59586328"/><text:alphabetical-index-mark-start text:id="IMark60830952"/><text:alphabetical-index-mark-start text:id="IMark60829688"/><text:alphabetical-index-mark-start text:id="IMark54886104"/><text:alphabetical-index-mark-start text:id="IMark54884312"/><text:alphabetical-index-mark-start text:id="IMark57134584"/><text:alphabetical-index-mark-start text:id="IMark35707816"/><text:alphabetical-index-mark-start text:id="IMark57781400"/><text:alphabetical-index-mark-start text:id="IMark60420760"/><text:alphabetical-index-mark-start text:id="IMark55260056"/>Edronkin<text:alphabetical-index-mark-end text:id="IMark55260056"/><text:alphabetical-index-mark-end text:id="IMark60420760"/><text:alphabetical-index-mark-end text:id="IMark57781400"/><text:alphabetical-index-mark-end text:id="IMark35707816"/><text:alphabetical-index-mark-end text:id="IMark57134584"/><text:alphabetical-index-mark-end text:id="IMark54884312"/><text:alphabetical-index-mark-end text:id="IMark54886104"/><text:alphabetical-index-mark-end text:id="IMark60829688"/><text:alphabetical-index-mark-end text:id="IMark60830952"/><text:alphabetical-index-mark-end text:id="IMark59586328"/><text:alphabetical-index-mark-end text:id="IMark59587592"/><text:alphabetical-index-mark-end text:id="IMark62322760"/><text:alphabetical-index-mark-end text:id="IMark61306520"/><text:alphabetical-index-mark-end text:id="IMark62321496"/><text:alphabetical-index-mark-end text:id="IMark58511320"/><text:alphabetical-index-mark-end text:id="IMark55136968"/><text:alphabetical-index-mark-end text:id="IMark55135704"/><text:alphabetical-index-mark-end text:id="IMark57803448"/><text:alphabetical-index-mark-end text:id="IMark61309048"/><text:alphabetical-index-mark-end text:id="IMark52856648"/><text:alphabetical-index-mark-end text:id="IMark55458440"/><text:alphabetical-index-mark-end text:id="IMark61307784"/><text:alphabetical-index-mark-end text:id="IMark58631192"/>, <text:span text:style-name="T1">2019 - 2020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57803448"/><text:alphabetical-index-mark-start text:id="IMark55135704"/><text:alphabetical-index-mark-start text:id="IMark61307784"/><text:alphabetical-index-mark-start text:id="IMark55458440"/><text:alphabetical-index-mark-start text:id="IMark55136968"/><text:alphabetical-index-mark-start text:id="IMark58511320"/><text:alphabetical-index-mark-start text:id="IMark62321496"/><text:alphabetical-index-mark-start text:id="IMark61306520"/><text:alphabetical-index-mark-start text:id="IMark62322760"/><text:alphabetical-index-mark-start text:id="IMark59587592"/><text:alphabetical-index-mark-start text:id="IMark59586328"/><text:alphabetical-index-mark-start text:id="IMark60830952"/><text:alphabetical-index-mark-start text:id="IMark60829688"/><text:alphabetical-index-mark-start text:id="IMark54886104"/><text:alphabetical-index-mark-start text:id="IMark54884312"/><text:alphabetical-index-mark-start text:id="IMark58510056"/><text:alphabetical-index-mark-start text:id="IMark58342104"/><text:alphabetical-index-mark-start text:id="IMark59161320"/><text:alphabetical-index-mark-start text:id="IMark62321032"/><text:alphabetical-index-mark-start text:id="IMark54326184"/><text:alphabetical-index-mark-start text:id="IMark35614136"/><text:alphabetical-index-mark-start text:id="IMark57464424"/><text:alphabetical-index-mark-start text:id="IMark62165688"/><text:alphabetical-index-mark-start text:id="IMark54350520"/><text:alphabetical-index-mark-start text:id="IMark60932472"/><text:alphabetical-index-mark-start text:id="IMark58623096"/><text:alphabetical-index-mark-start text:id="IMark56983256"/><text:alphabetical-index-mark-start text:id="IMark61434744"/><text:alphabetical-index-mark-start text:id="IMark56666872"/><text:alphabetical-index-mark-start text:id="IMark61188536"/><text:alphabetical-index-mark-start text:id="IMark62219768"/><text:alphabetical-index-mark-start text:id="IMark58628472"/><text:alphabetical-index-mark-start text:id="IMark62221272"/><text:alphabetical-index-mark-start text:id="IMark54951272"/><text:alphabetical-index-mark-start text:id="IMark54950600"/><text:a xlink:type="simple" xlink:href="https://orcid.org/0000-0001-8690-7030" text:style-name="Internet_20_link" text:visited-style-name="Visited_20_Internet_20_Link">orcid</text:a><text:alphabetical-index-mark-end text:id="IMark54950600"/><text:alphabetical-index-mark-end text:id="IMark54951272"/><text:alphabetical-index-mark-end text:id="IMark62221272"/><text:alphabetical-index-mark-end text:id="IMark58628472"/><text:alphabetical-index-mark-end text:id="IMark62219768"/><text:alphabetical-index-mark-end text:id="IMark61188536"/><text:alphabetical-index-mark-end text:id="IMark56666872"/><text:alphabetical-index-mark-end text:id="IMark61434744"/><text:alphabetical-index-mark-end text:id="IMark56983256"/><text:alphabetical-index-mark-end text:id="IMark58623096"/><text:alphabetical-index-mark-end text:id="IMark60932472"/><text:alphabetical-index-mark-end text:id="IMark54350520"/><text:alphabetical-index-mark-end text:id="IMark62165688"/><text:alphabetical-index-mark-end text:id="IMark57464424"/><text:alphabetical-index-mark-end text:id="IMark35614136"/><text:alphabetical-index-mark-end text:id="IMark54326184"/><text:alphabetical-index-mark-end text:id="IMark62321032"/><text:alphabetical-index-mark-end text:id="IMark59161320"/><text:alphabetical-index-mark-end text:id="IMark58342104"/><text:alphabetical-index-mark-end text:id="IMark58510056"/><text:alphabetical-index-mark-end text:id="IMark54884312"/><text:alphabetical-index-mark-end text:id="IMark54886104"/><text:alphabetical-index-mark-end text:id="IMark60829688"/><text:alphabetical-index-mark-end text:id="IMark60830952"/><text:alphabetical-index-mark-end text:id="IMark59586328"/><text:alphabetical-index-mark-end text:id="IMark59587592"/><text:alphabetical-index-mark-end text:id="IMark62322760"/><text:alphabetical-index-mark-end text:id="IMark61306520"/><text:alphabetical-index-mark-end text:id="IMark62321496"/><text:alphabetical-index-mark-end text:id="IMark58511320"/><text:alphabetical-index-mark-end text:id="IMark55136968"/><text:alphabetical-index-mark-end text:id="IMark55458440"/><text:alphabetical-index-mark-end text:id="IMark61307784"/><text:alphabetical-index-mark-end text:id="IMark55135704"/><text:alphabetical-index-mark-end text:id="IMark57803448"/><text:a xlink:type="simple" xlink:href="https://orcid.org/0000-0001-8690-7030" text:style-name="Internet_20_link" text:visited-style-name="Visited_20_Internet_20_Link">.org/0000-0001-8690-7030</text:a></text:p>
      <text:p text:style-name="P7"/>
      <text:h text:style-name="Heading_20_1" text:outline-level="1"><text:bookmark-start text:name="__RefHeading___Toc941_76759228"/>Abstract.<text:bookmark-end text:name="__RefHeading___Toc941_76759228"/></text:h>
      <text:p text:style-name="P8"/>
      <text:p text:style-name="P23"><text:alphabetical-index-mark-start text:id="IMark62321496"/><text:alphabetical-index-mark-start text:id="IMark58511320"/><text:alphabetical-index-mark-start text:id="IMark55136968"/><text:alphabetical-index-mark-start text:id="IMark61306520"/><text:alphabetical-index-mark-start text:id="IMark59587592"/><text:alphabetical-index-mark-start text:id="IMark62322760"/><text:alphabetical-index-mark-start text:id="IMark59586328"/><text:alphabetical-index-mark-start text:id="IMark60829688"/><text:alphabetical-index-mark-start text:id="IMark60830952"/><text:alphabetical-index-mark-start text:id="IMark54884312"/><text:alphabetical-index-mark-start text:id="IMark54886104"/><text:alphabetical-index-mark-start text:id="IMark59161320"/><text:alphabetical-index-mark-start text:id="IMark58510056"/><text:alphabetical-index-mark-start text:id="IMark58342104"/><text:alphabetical-index-mark-start text:id="IMark58628472"/><text:alphabetical-index-mark-start text:id="IMark54326184"/><text:alphabetical-index-mark-start text:id="IMark58631192"/><text:alphabetical-index-mark-start text:id="IMark62321032"/><text:alphabetical-index-mark-start text:id="IMark56387960"/><text:alphabetical-index-mark-start text:id="IMark56566648"/><text:alphabetical-index-mark-start text:id="IMark52856648"/><text:alphabetical-index-mark-start text:id="IMark61309048"/><text:alphabetical-index-mark-start text:id="IMark55135704"/><text:alphabetical-index-mark-start text:id="IMark56408184"/><text:alphabetical-index-mark-start text:id="IMark60641544"/><text:alphabetical-index-mark-start text:id="IMark57803448"/>Sql<text:alphabetical-index-mark-end text:id="IMark57803448"/><text:alphabetical-index-mark-end text:id="IMark60641544"/><text:alphabetical-index-mark-end text:id="IMark56408184"/><text:alphabetical-index-mark-end text:id="IMark55135704"/><text:alphabetical-index-mark-end text:id="IMark61309048"/><text:alphabetical-index-mark-end text:id="IMark52856648"/><text:alphabetical-index-mark-end text:id="IMark56566648"/><text:alphabetical-index-mark-end text:id="IMark56387960"/><text:alphabetical-index-mark-end text:id="IMark62321032"/><text:alphabetical-index-mark-end text:id="IMark58631192"/><text:alphabetical-index-mark-end text:id="IMark54326184"/><text:alphabetical-index-mark-end text:id="IMark58628472"/><text:alphabetical-index-mark-end text:id="IMark58342104"/><text:alphabetical-index-mark-end text:id="IMark58510056"/><text:alphabetical-index-mark-end text:id="IMark59161320"/><text:alphabetical-index-mark-end text:id="IMark54886104"/><text:alphabetical-index-mark-end text:id="IMark54884312"/><text:alphabetical-index-mark-end text:id="IMark60830952"/><text:alphabetical-index-mark-end text:id="IMark60829688"/><text:alphabetical-index-mark-end text:id="IMark59586328"/><text:alphabetical-index-mark-end text:id="IMark62322760"/><text:alphabetical-index-mark-end text:id="IMark59587592"/><text:alphabetical-index-mark-end text:id="IMark61306520"/><text:alphabetical-index-mark-end text:id="IMark55136968"/><text:alphabetical-index-mark-end text:id="IMark58511320"/><text:alphabetical-index-mark-end text:id="IMark62321496"/>p is a very small <text:alphabetical-index-mark-start text:id="IMark55458440"/><text:alphabetical-index-mark-start text:id="IMark61307784"/><text:alphabetical-index-mark-start text:id="IMark54930760"/><text:alphabetical-index-mark-start text:id="IMark57245256"/><text:alphabetical-index-mark-start text:id="IMark56543752"/><text:alphabetical-index-mark-start text:id="IMark58627800"/><text:alphabetical-index-mark-start text:id="IMark58629304"/><text:alphabetical-index-mark-start text:id="IMark57246008"/><text:alphabetical-index-mark-start text:id="IMark60510024"/><text:alphabetical-index-mark-start text:id="IMark54881800"/><text:alphabetical-index-mark-start text:id="IMark55460200"/><text:alphabetical-index-mark-start text:id="IMark60370648"/><text:alphabetical-index-mark-start text:id="IMark60370744"/>program<text:alphabetical-index-mark-end text:id="IMark60370744"/><text:alphabetical-index-mark-end text:id="IMark60370648"/><text:alphabetical-index-mark-end text:id="IMark55460200"/><text:alphabetical-index-mark-end text:id="IMark54881800"/><text:alphabetical-index-mark-end text:id="IMark60510024"/><text:alphabetical-index-mark-end text:id="IMark57246008"/><text:alphabetical-index-mark-end text:id="IMark58629304"/><text:alphabetical-index-mark-end text:id="IMark58627800"/><text:alphabetical-index-mark-end text:id="IMark56543752"/><text:alphabetical-index-mark-end text:id="IMark57245256"/><text:alphabetical-index-mark-end text:id="IMark54930760"/><text:alphabetical-index-mark-end text:id="IMark61307784"/><text:alphabetical-index-mark-end text:id="IMark55458440"/> written in C++ that allows the user to send <text:alphabetical-index-mark-start text:id="IMark54324184"/><text:alphabetical-index-mark-start text:id="IMark52754808"/><text:alphabetical-index-mark-start text:id="IMark61436632"/><text:alphabetical-index-mark-start text:id="IMark61065864"/><text:alphabetical-index-mark-start text:id="IMark57541640"/><text:alphabetical-index-mark-start text:id="IMark56534376"/><text:alphabetical-index-mark-start text:id="IMark34688856"/><text:alphabetical-index-mark-start text:id="IMark60933608"/><text:alphabetical-index-mark-start text:id="IMark35687768"/><text:alphabetical-index-mark-start text:id="IMark52856072"/><text:alphabetical-index-mark-start text:id="IMark56569272"/><text:alphabetical-index-mark-start text:id="IMark28588568"/><text:alphabetical-index-mark-start text:id="IMark60371832"/><text:alphabetical-index-mark-start text:id="IMark50768072"/><text:alphabetical-index-mark-start text:id="IMark58340200"/><text:alphabetical-index-mark-start text:id="IMark58341480"/><text:alphabetical-index-mark-start text:id="IMark50551240"/><text:alphabetical-index-mark-start text:id="IMark35821240"/><text:alphabetical-index-mark-start text:id="IMark59159368"/><text:alphabetical-index-mark-start text:id="IMark59160936"/><text:alphabetical-index-mark-start text:id="IMark59870840"/><text:alphabetical-index-mark-start text:id="IMark35727336"/><text:alphabetical-index-mark-start text:id="IMark35728904"/><text:alphabetical-index-mark-start text:id="IMark29425480"/><text:alphabetical-index-mark-start text:id="IMark35686904"/><text:alphabetical-index-mark-start text:id="IMark60934440"/>SQL<text:alphabetical-index-mark-end text:id="IMark60934440"/><text:alphabetical-index-mark-end text:id="IMark35686904"/><text:alphabetical-index-mark-end text:id="IMark29425480"/><text:alphabetical-index-mark-end text:id="IMark35728904"/><text:alphabetical-index-mark-end text:id="IMark35727336"/><text:alphabetical-index-mark-end text:id="IMark59870840"/><text:alphabetical-index-mark-end text:id="IMark59160936"/><text:alphabetical-index-mark-end text:id="IMark59159368"/><text:alphabetical-index-mark-end text:id="IMark35821240"/><text:alphabetical-index-mark-end text:id="IMark50551240"/><text:alphabetical-index-mark-end text:id="IMark58341480"/><text:alphabetical-index-mark-end text:id="IMark58340200"/><text:alphabetical-index-mark-end text:id="IMark50768072"/><text:alphabetical-index-mark-end text:id="IMark60371832"/><text:alphabetical-index-mark-end text:id="IMark28588568"/><text:alphabetical-index-mark-end text:id="IMark56569272"/><text:alphabetical-index-mark-end text:id="IMark52856072"/><text:alphabetical-index-mark-end text:id="IMark35687768"/><text:alphabetical-index-mark-end text:id="IMark60933608"/><text:alphabetical-index-mark-end text:id="IMark34688856"/><text:alphabetical-index-mark-end text:id="IMark56534376"/><text:alphabetical-index-mark-end text:id="IMark57541640"/><text:alphabetical-index-mark-end text:id="IMark61065864"/><text:alphabetical-index-mark-end text:id="IMark61436632"/><text:alphabetical-index-mark-end text:id="IMark52754808"/><text:alphabetical-index-mark-end text:id="IMark54324184"/> <text:alphabetical-index-mark-start text:id="IMark56570120"/><text:alphabetical-index-mark-start text:id="IMark60373160"/><text:alphabetical-index-mark-start text:id="IMark35768104"/><text:alphabetical-index-mark-start text:id="IMark50552376"/><text:alphabetical-index-mark-start text:id="IMark54430776"/><text:alphabetical-index-mark-start text:id="IMark55786728"/><text:alphabetical-index-mark-start text:id="IMark35833704"/><text:alphabetical-index-mark-start text:id="IMark58876152"/><text:alphabetical-index-mark-start text:id="IMark61442312"/><text:alphabetical-index-mark-start text:id="IMark56924168"/><text:alphabetical-index-mark-start text:id="IMark55083224"/><text:alphabetical-index-mark-start text:id="IMark35831880"/><text:alphabetical-index-mark-start text:id="IMark59872168"/>queries<text:alphabetical-index-mark-end text:id="IMark59872168"/><text:alphabetical-index-mark-end text:id="IMark35831880"/><text:alphabetical-index-mark-end text:id="IMark55083224"/><text:alphabetical-index-mark-end text:id="IMark56924168"/><text:alphabetical-index-mark-end text:id="IMark61442312"/><text:alphabetical-index-mark-end text:id="IMark58876152"/><text:alphabetical-index-mark-end text:id="IMark35833704"/><text:alphabetical-index-mark-end text:id="IMark55786728"/><text:alphabetical-index-mark-end text:id="IMark54430776"/><text:alphabetical-index-mark-end text:id="IMark50552376"/><text:alphabetical-index-mark-end text:id="IMark35768104"/><text:alphabetical-index-mark-end text:id="IMark60373160"/><text:alphabetical-index-mark-end text:id="IMark56570120"/> to a <text:alphabetical-index-mark-start text:id="IMark57527304"/><text:alphabetical-index-mark-start text:id="IMark57528600"/><text:alphabetical-index-mark-start text:id="IMark35822280"/><text:alphabetical-index-mark-start text:id="IMark60068856"/><text:alphabetical-index-mark-start text:id="IMark60070184"/><text:alphabetical-index-mark-start text:id="IMark35573704"/><text:alphabetical-index-mark-start text:id="IMark56747176"/><text:alphabetical-index-mark-start text:id="IMark56748504"/><text:alphabetical-index-mark-start text:id="IMark55597448"/><text:alphabetical-index-mark-start text:id="IMark60032296"/><text:alphabetical-index-mark-start text:id="IMark60033624"/><text:alphabetical-index-mark-start text:id="IMark57542216"/><text:alphabetical-index-mark-start text:id="IMark62235080"/><text:alphabetical-index-mark-start text:id="IMark62236408"/><text:alphabetical-index-mark-start text:id="IMark50656248"/><text:alphabetical-index-mark-start text:id="IMark60023768"/><text:alphabetical-index-mark-start text:id="IMark60025096"/><text:alphabetical-index-mark-start text:id="IMark60467448"/><text:alphabetical-index-mark-start text:id="IMark57074504"/><text:alphabetical-index-mark-start text:id="IMark57075832"/><text:alphabetical-index-mark-start text:id="IMark61217592"/><text:alphabetical-index-mark-start text:id="IMark54917192"/><text:alphabetical-index-mark-start text:id="IMark54918520"/><text:alphabetical-index-mark-start text:id="IMark52756120"/><text:alphabetical-index-mark-start text:id="IMark59939368"/><text:alphabetical-index-mark-start text:id="IMark59940696"/><text:alphabetical-index-mark-start text:id="IMark54353064"/><text:alphabetical-index-mark-start text:id="IMark57370664"/><text:alphabetical-index-mark-start text:id="IMark57372520"/><text:alphabetical-index-mark-start text:id="IMark58074712"/><text:alphabetical-index-mark-start text:id="IMark58076040"/><text:alphabetical-index-mark-start text:id="IMark58077368"/><text:alphabetical-index-mark-start text:id="IMark60042968"/><text:alphabetical-index-mark-start text:id="IMark60044296"/><text:alphabetical-index-mark-start text:id="IMark60045624"/><text:alphabetical-index-mark-start text:id="IMark54869608"/><text:alphabetical-index-mark-start text:id="IMark54870936"/><text:alphabetical-index-mark-start text:id="IMark54872264"/><text:alphabetical-index-mark-start text:id="IMark58317480"/>Sql<text:alphabetical-index-mark-end text:id="IMark58317480"/><text:alphabetical-index-mark-end text:id="IMark54872264"/><text:alphabetical-index-mark-end text:id="IMark54870936"/><text:alphabetical-index-mark-end text:id="IMark54869608"/><text:alphabetical-index-mark-end text:id="IMark60045624"/><text:alphabetical-index-mark-end text:id="IMark60044296"/><text:alphabetical-index-mark-end text:id="IMark60042968"/><text:alphabetical-index-mark-end text:id="IMark58077368"/><text:alphabetical-index-mark-end text:id="IMark58076040"/><text:alphabetical-index-mark-end text:id="IMark58074712"/><text:alphabetical-index-mark-end text:id="IMark57372520"/><text:alphabetical-index-mark-end text:id="IMark57370664"/><text:alphabetical-index-mark-end text:id="IMark54353064"/><text:alphabetical-index-mark-end text:id="IMark59940696"/><text:alphabetical-index-mark-end text:id="IMark59939368"/><text:alphabetical-index-mark-end text:id="IMark52756120"/><text:alphabetical-index-mark-end text:id="IMark54918520"/><text:alphabetical-index-mark-end text:id="IMark54917192"/><text:alphabetical-index-mark-end text:id="IMark61217592"/><text:alphabetical-index-mark-end text:id="IMark57075832"/><text:alphabetical-index-mark-end text:id="IMark57074504"/><text:alphabetical-index-mark-end text:id="IMark60467448"/><text:alphabetical-index-mark-end text:id="IMark60025096"/><text:alphabetical-index-mark-end text:id="IMark60023768"/><text:alphabetical-index-mark-end text:id="IMark50656248"/><text:alphabetical-index-mark-end text:id="IMark62236408"/>ite<text:alphabetical-index-mark-end text:id="IMark62235080"/><text:alphabetical-index-mark-end text:id="IMark57542216"/><text:alphabetical-index-mark-end text:id="IMark60033624"/><text:alphabetical-index-mark-end text:id="IMark60032296"/><text:alphabetical-index-mark-end text:id="IMark55597448"/><text:alphabetical-index-mark-end text:id="IMark56748504"/><text:alphabetical-index-mark-end text:id="IMark56747176"/><text:alphabetical-index-mark-end text:id="IMark35573704"/><text:alphabetical-index-mark-end text:id="IMark60070184"/><text:alphabetical-index-mark-end text:id="IMark60068856"/><text:alphabetical-index-mark-end text:id="IMark35822280"/><text:alphabetical-index-mark-end text:id="IMark57528600"/><text:alphabetical-index-mark-end text:id="IMark57527304"/>3 <text:span text:style-name="T59">or </text:span><text:alphabetical-index-mark-start text:id="IMark60989464"/><text:alphabetical-index-mark-start text:id="IMark60990792"/><text:alphabetical-index-mark-start text:id="IMark60992120"/><text:alphabetical-index-mark-start text:id="IMark57138712"/><text:alphabetical-index-mark-start text:id="IMark57140008"/><text:alphabetical-index-mark-start text:id="IMark57141336"/><text:span text:style-name="T59">HDF5</text:span><text:alphabetical-index-mark-end text:id="IMark57141336"/><text:alphabetical-index-mark-end text:id="IMark57140008"/><text:alphabetical-index-mark-end text:id="IMark57138712"/><text:alphabetical-index-mark-end text:id="IMark60992120"/><text:alphabetical-index-mark-end text:id="IMark60990792"/><text:alphabetical-index-mark-end text:id="IMark60989464"/> <text:alphabetical-index-mark-start text:id="IMark49919016"/><text:alphabetical-index-mark-start text:id="IMark54502840"/><text:alphabetical-index-mark-start text:id="IMark62701016"/><text:alphabetical-index-mark-start text:id="IMark62702344"/><text:alphabetical-index-mark-start text:id="IMark62786104"/><text:alphabetical-index-mark-start text:id="IMark62787432"/><text:alphabetical-index-mark-start text:id="IMark62788760"/><text:alphabetical-index-mark-start text:id="IMark62831944"/><text:alphabetical-index-mark-start text:id="IMark62833272"/><text:alphabetical-index-mark-start text:id="IMark62834600"/><text:alphabetical-index-mark-start text:id="IMark62657864"/><text:alphabetical-index-mark-start text:id="IMark62659128"/><text:alphabetical-index-mark-start text:id="IMark62660456"/>database<text:alphabetical-index-mark-end text:id="IMark62660456"/><text:alphabetical-index-mark-end text:id="IMark62659128"/><text:alphabetical-index-mark-end text:id="IMark62657864"/><text:alphabetical-index-mark-end text:id="IMark62834600"/><text:alphabetical-index-mark-end text:id="IMark62833272"/><text:alphabetical-index-mark-end text:id="IMark62831944"/><text:alphabetical-index-mark-end text:id="IMark62788760"/><text:alphabetical-index-mark-end text:id="IMark62787432"/><text:alphabetical-index-mark-end text:id="IMark62786104"/><text:alphabetical-index-mark-end text:id="IMark62702344"/><text:alphabetical-index-mark-end text:id="IMark62701016"/><text:alphabetical-index-mark-end text:id="IMark54502840"/><text:alphabetical-index-mark-end text:id="IMark49919016"/> from a <text:alphabetical-index-mark-start text:id="IMark54932792"/><text:alphabetical-index-mark-start text:id="IMark58260424"/><text:alphabetical-index-mark-start text:id="IMark58261752"/><text:alphabetical-index-mark-start text:id="IMark57763256"/><text:alphabetical-index-mark-start text:id="IMark57764520"/><text:alphabetical-index-mark-start text:id="IMark57765848"/><text:alphabetical-index-mark-start text:id="IMark58466328"/><text:alphabetical-index-mark-start text:id="IMark58467624"/><text:alphabetical-index-mark-start text:id="IMark58468952"/><text:alphabetical-index-mark-start text:id="IMark32352040"/><text:alphabetical-index-mark-start text:id="IMark32353368"/><text:alphabetical-index-mark-start text:id="IMark32354696"/><text:alphabetical-index-mark-start text:id="IMark35798344"/>common<text:alphabetical-index-mark-end text:id="IMark35798344"/><text:alphabetical-index-mark-end text:id="IMark32354696"/><text:alphabetical-index-mark-end text:id="IMark32353368"/><text:alphabetical-index-mark-end text:id="IMark32352040"/><text:alphabetical-index-mark-end text:id="IMark58468952"/><text:alphabetical-index-mark-end text:id="IMark58467624"/><text:alphabetical-index-mark-end text:id="IMark58466328"/><text:alphabetical-index-mark-end text:id="IMark57765848"/><text:alphabetical-index-mark-end text:id="IMark57764520"/><text:alphabetical-index-mark-end text:id="IMark57763256"/><text:alphabetical-index-mark-end text:id="IMark58261752"/><text:alphabetical-index-mark-end text:id="IMark58260424"/><text:alphabetical-index-mark-end text:id="IMark54932792"/> <text:alphabetical-index-mark-start text:id="IMark57468632"/><text:alphabetical-index-mark-start text:id="IMark57469864"/><text:alphabetical-index-mark-start text:id="IMark57471192"/><text:alphabetical-index-mark-start text:id="IMark29443336"/><text:alphabetical-index-mark-start text:id="IMark29445192"/><text:alphabetical-index-mark-start text:id="IMark31075608"/><text:alphabetical-index-mark-start text:id="IMark31076936"/><text:alphabetical-index-mark-start text:id="IMark31078264"/><text:alphabetical-index-mark-start text:id="IMark28237144"/><text:alphabetical-index-mark-start text:id="IMark28238472"/><text:alphabetical-index-mark-start text:id="IMark28239800"/><text:alphabetical-index-mark-start text:id="IMark35579224"/><text:alphabetical-index-mark-start text:id="IMark35580552"/>terminal<text:alphabetical-index-mark-end text:id="IMark35580552"/><text:alphabetical-index-mark-end text:id="IMark35579224"/><text:alphabetical-index-mark-end text:id="IMark28239800"/><text:alphabetical-index-mark-end text:id="IMark28238472"/><text:alphabetical-index-mark-end text:id="IMark28237144"/><text:alphabetical-index-mark-end text:id="IMark31078264"/><text:alphabetical-index-mark-end text:id="IMark31076936"/><text:alphabetical-index-mark-end text:id="IMark31075608"/><text:alphabetical-index-mark-end text:id="IMark29445192"/><text:alphabetical-index-mark-end text:id="IMark29443336"/><text:alphabetical-index-mark-end text:id="IMark57471192"/><text:alphabetical-index-mark-end text:id="IMark57469864"/><text:alphabetical-index-mark-end text:id="IMark57468632"/> <text:span text:style-name="T76">or shell</text:span>.</text:p>
      <text:p text:style-name="P23"/>
      <text:p text:style-name="P58">It is not meant as a substitution of <text:alphabetical-index-mark-start text:id="IMark55136968"/><text:alphabetical-index-mark-start text:id="IMark61306520"/><text:alphabetical-index-mark-start text:id="IMark59587592"/><text:alphabetical-index-mark-start text:id="IMark62322760"/><text:alphabetical-index-mark-start text:id="IMark59586328"/><text:alphabetical-index-mark-start text:id="IMark60829688"/><text:alphabetical-index-mark-start text:id="IMark60830952"/><text:alphabetical-index-mark-start text:id="IMark54884312"/><text:alphabetical-index-mark-start text:id="IMark54886104"/><text:alphabetical-index-mark-start text:id="IMark59161320"/><text:alphabetical-index-mark-start text:id="IMark58510056"/><text:alphabetical-index-mark-start text:id="IMark58342104"/><text:alphabetical-index-mark-start text:id="IMark58628472"/><text:alphabetical-index-mark-start text:id="IMark54326184"/><text:alphabetical-index-mark-start text:id="IMark58631192"/><text:alphabetical-index-mark-start text:id="IMark62321032"/><text:alphabetical-index-mark-start text:id="IMark56387960"/><text:alphabetical-index-mark-start text:id="IMark56566648"/><text:alphabetical-index-mark-start text:id="IMark61309048"/><text:alphabetical-index-mark-start text:id="IMark56408184"/><text:alphabetical-index-mark-start text:id="IMark61307784"/><text:alphabetical-index-mark-start text:id="IMark58511320"/><text:alphabetical-index-mark-start text:id="IMark62321496"/><text:alphabetical-index-mark-start text:id="IMark60699848"/>Sql<text:alphabetical-index-mark-end text:id="IMark60699848"/><text:alphabetical-index-mark-end text:id="IMark62321496"/><text:alphabetical-index-mark-end text:id="IMark58511320"/><text:alphabetical-index-mark-end text:id="IMark61307784"/><text:alphabetical-index-mark-end text:id="IMark56408184"/><text:alphabetical-index-mark-end text:id="IMark61309048"/><text:alphabetical-index-mark-end text:id="IMark56566648"/><text:alphabetical-index-mark-end text:id="IMark56387960"/><text:alphabetical-index-mark-end text:id="IMark62321032"/><text:alphabetical-index-mark-end text:id="IMark58631192"/><text:alphabetical-index-mark-end text:id="IMark54326184"/><text:alphabetical-index-mark-end text:id="IMark58628472"/><text:alphabetical-index-mark-end text:id="IMark58342104"/><text:alphabetical-index-mark-end text:id="IMark58510056"/><text:alphabetical-index-mark-end text:id="IMark59161320"/><text:alphabetical-index-mark-end text:id="IMark54886104"/>ite<text:alphabetical-index-mark-end text:id="IMark54884312"/><text:alphabetical-index-mark-end text:id="IMark60830952"/><text:alphabetical-index-mark-end text:id="IMark60829688"/><text:alphabetical-index-mark-end text:id="IMark59586328"/><text:alphabetical-index-mark-end text:id="IMark62322760"/><text:alphabetical-index-mark-end text:id="IMark59587592"/><text:alphabetical-index-mark-end text:id="IMark61306520"/><text:alphabetical-index-mark-end text:id="IMark55136968"/>3’s <text:alphabetical-index-mark-start text:id="IMark61730840"/><text:alphabetical-index-mark-start text:id="IMark55082760"/><text:alphabetical-index-mark-start text:id="IMark54430312"/><text:alphabetical-index-mark-start text:id="IMark49875416"/><text:alphabetical-index-mark-start text:id="IMark58874696"/><text:alphabetical-index-mark-start text:id="IMark60360440"/><text:alphabetical-index-mark-start text:id="IMark60468424"/><text:alphabetical-index-mark-start text:id="IMark32348248"/>dot<text:alphabetical-index-mark-end text:id="IMark32348248"/><text:alphabetical-index-mark-end text:id="IMark60468424"/><text:alphabetical-index-mark-end text:id="IMark60360440"/><text:alphabetical-index-mark-end text:id="IMark58874696"/><text:alphabetical-index-mark-end text:id="IMark49875416"/><text:alphabetical-index-mark-end text:id="IMark54430312"/><text:alphabetical-index-mark-end text:id="IMark55082760"/><text:alphabetical-index-mark-end text:id="IMark61730840"/> <text:alphabetical-index-mark-start text:id="IMark34686296"/><text:alphabetical-index-mark-start text:id="IMark35769064"/><text:alphabetical-index-mark-start text:id="IMark52854376"/><text:alphabetical-index-mark-start text:id="IMark52780776"/><text:alphabetical-index-mark-start text:id="IMark35756152"/><text:alphabetical-index-mark-start text:id="IMark61434664"/><text:alphabetical-index-mark-start text:id="IMark35614056"/><text:alphabetical-index-mark-start text:id="IMark54952776"/>command<text:alphabetical-index-mark-end text:id="IMark54952776"/><text:alphabetical-index-mark-end text:id="IMark35614056"/><text:alphabetical-index-mark-end text:id="IMark61434664"/><text:alphabetical-index-mark-end text:id="IMark35756152"/><text:alphabetical-index-mark-end text:id="IMark52780776"/><text:alphabetical-index-mark-end text:id="IMark52854376"/><text:alphabetical-index-mark-end text:id="IMark35769064"/><text:alphabetical-index-mark-end text:id="IMark34686296"/>s <text:span text:style-name="T59">or </text:span><text:alphabetical-index-mark-start text:id="IMark62218936"/><text:alphabetical-index-mark-start text:id="IMark54930680"/><text:alphabetical-index-mark-start text:id="IMark58627720"/><text:alphabetical-index-mark-start text:id="IMark35707736"/><text:alphabetical-index-mark-start text:id="IMark60989000"/><text:alphabetical-index-mark-start text:id="IMark28823784"/><text:span text:style-name="T59">HDF5</text:span><text:alphabetical-index-mark-end text:id="IMark28823784"/><text:alphabetical-index-mark-end text:id="IMark60989000"/><text:alphabetical-index-mark-end text:id="IMark35707736"/><text:alphabetical-index-mark-end text:id="IMark58627720"/><text:alphabetical-index-mark-end text:id="IMark54930680"/><text:alphabetical-index-mark-end text:id="IMark62218936"/><text:span text:style-name="T59"> </text:span><text:alphabetical-index-mark-start text:id="IMark55654840"/><text:alphabetical-index-mark-start text:id="IMark35797880"/><text:alphabetical-index-mark-start text:id="IMark57762792"/><text:alphabetical-index-mark-start text:id="IMark56548776"/><text:alphabetical-index-mark-start text:id="IMark56546520"/><text:alphabetical-index-mark-start text:id="IMark56903704"/><text:span text:style-name="T59">database</text:span><text:alphabetical-index-mark-end text:id="IMark56903704"/><text:alphabetical-index-mark-end text:id="IMark56546520"/><text:alphabetical-index-mark-end text:id="IMark56548776"/><text:alphabetical-index-mark-end text:id="IMark57762792"/><text:alphabetical-index-mark-end text:id="IMark35797880"/><text:alphabetical-index-mark-end text:id="IMark55654840"/><text:span text:style-name="T59"> editors</text:span>, but rather as a complement. In some cases, using those <text:alphabetical-index-mark-start text:id="IMark60045912"/><text:alphabetical-index-mark-start text:id="IMark60509896"/><text:alphabetical-index-mark-start text:id="IMark58889016"/><text:alphabetical-index-mark-start text:id="IMark55789224"/><text:alphabetical-index-mark-start text:id="IMark54881800"/><text:alphabetical-index-mark-start text:id="IMark57528216"/><text:alphabetical-index-mark-start text:id="IMark32354984"/><text:alphabetical-index-mark-start text:id="IMark62789240"/>command<text:alphabetical-index-mark-end text:id="IMark62789240"/><text:alphabetical-index-mark-end text:id="IMark32354984"/><text:alphabetical-index-mark-end text:id="IMark57528216"/><text:alphabetical-index-mark-end text:id="IMark54881800"/><text:alphabetical-index-mark-end text:id="IMark55789224"/><text:alphabetical-index-mark-end text:id="IMark58889016"/><text:alphabetical-index-mark-end text:id="IMark60509896"/><text:alphabetical-index-mark-end text:id="IMark60045912"/>s <text:span text:style-name="T59">and </text:span><text:alphabetical-index-mark-start text:id="IMark54933448"/><text:alphabetical-index-mark-start text:id="IMark57541928"/><text:alphabetical-index-mark-start text:id="IMark62222392"/><text:alphabetical-index-mark-start text:id="IMark56535480"/><text:alphabetical-index-mark-start text:id="IMark56544488"/><text:alphabetical-index-mark-start text:id="IMark35526600"/><text:span text:style-name="T59">program</text:span><text:alphabetical-index-mark-end text:id="IMark35526600"/><text:alphabetical-index-mark-end text:id="IMark56544488"/><text:alphabetical-index-mark-end text:id="IMark56535480"/><text:alphabetical-index-mark-end text:id="IMark62222392"/><text:alphabetical-index-mark-end text:id="IMark57541928"/><text:alphabetical-index-mark-end text:id="IMark54933448"/><text:span text:style-name="T59">s</text:span> might prove more convenient, while in others, using <text:alphabetical-index-mark-start text:id="IMark60031816"/><text:alphabetical-index-mark-start text:id="IMark60031912"/><text:alphabetical-index-mark-start text:id="IMark57074024"/><text:alphabetical-index-mark-start text:id="IMark57074120"/><text:alphabetical-index-mark-start text:id="IMark57370184"/><text:alphabetical-index-mark-start text:id="IMark57370280"/><text:alphabetical-index-mark-start text:id="IMark29442856"/><text:alphabetical-index-mark-start text:id="IMark29442952"/><text:alphabetical-index-mark-start text:id="IMark55010200"/><text:alphabetical-index-mark-start text:id="IMark57763544"/><text:alphabetical-index-mark-start text:id="IMark62658616"/><text:alphabetical-index-mark-start text:id="IMark49915768"/><text:alphabetical-index-mark-start text:id="IMark56781624"/><text:alphabetical-index-mark-start text:id="IMark57139000"/><text:alphabetical-index-mark-start text:id="IMark49874552"/><text:alphabetical-index-mark-start text:id="IMark60070472"/>sql<text:alphabetical-index-mark-end text:id="IMark60070472"/><text:alphabetical-index-mark-end text:id="IMark49874552"/><text:alphabetical-index-mark-end text:id="IMark57139000"/><text:alphabetical-index-mark-end text:id="IMark56781624"/><text:alphabetical-index-mark-end text:id="IMark49915768"/><text:alphabetical-index-mark-end text:id="IMark62658616"/><text:alphabetical-index-mark-end text:id="IMark57763544"/><text:alphabetical-index-mark-end text:id="IMark55010200"/><text:alphabetical-index-mark-end text:id="IMark29442952"/><text:alphabetical-index-mark-end text:id="IMark29442856"/><text:alphabetical-index-mark-end text:id="IMark57370280"/><text:alphabetical-index-mark-end text:id="IMark57370184"/><text:alphabetical-index-mark-end text:id="IMark57074120"/><text:alphabetical-index-mark-end text:id="IMark57074024"/><text:alphabetical-index-mark-end text:id="IMark60031912"/><text:alphabetical-index-mark-end text:id="IMark60031816"/>p may have its own <text:alphabetical-index-mark-start text:id="IMark59941448"/><text:alphabetical-index-mark-start text:id="IMark57371608"/><text:alphabetical-index-mark-start text:id="IMark58076792"/><text:alphabetical-index-mark-start text:id="IMark60043672"/><text:alphabetical-index-mark-start text:id="IMark60045240"/><text:alphabetical-index-mark-start text:id="IMark54871688"/><text:alphabetical-index-mark-start text:id="IMark50767656"/><text:alphabetical-index-mark-start text:id="IMark50551000"/>advantage<text:alphabetical-index-mark-end text:id="IMark50551000"/><text:alphabetical-index-mark-end text:id="IMark50767656"/><text:alphabetical-index-mark-end text:id="IMark54871688"/><text:alphabetical-index-mark-end text:id="IMark60045240"/><text:alphabetical-index-mark-end text:id="IMark60043672"/><text:alphabetical-index-mark-end text:id="IMark58076792"/><text:alphabetical-index-mark-end text:id="IMark57371608"/><text:alphabetical-index-mark-end text:id="IMark59941448"/>s.</text:p>
      <text:p text:style-name="P8"/>
      <text:p text:style-name="P8"/>
      <text:h text:style-name="Heading_20_1" text:outline-level="1"><text:bookmark-start text:name="__RefHeading___Toc943_76759228"/>Keywords.<text:bookmark-end text:name="__RefHeading___Toc943_76759228"/></text:h>
      <text:p text:style-name="P8"/>
      <text:p text:style-name="P21"><text:alphabetical-index-mark-start text:id="IMark59586328"/><text:alphabetical-index-mark-start text:id="IMark60829688"/><text:alphabetical-index-mark-start text:id="IMark60830952"/><text:alphabetical-index-mark-start text:id="IMark54884312"/><text:alphabetical-index-mark-start text:id="IMark54886104"/><text:alphabetical-index-mark-start text:id="IMark59161320"/><text:alphabetical-index-mark-start text:id="IMark58510056"/><text:alphabetical-index-mark-start text:id="IMark58342104"/><text:alphabetical-index-mark-start text:id="IMark58628472"/><text:alphabetical-index-mark-start text:id="IMark54326184"/><text:alphabetical-index-mark-start text:id="IMark58631192"/><text:alphabetical-index-mark-start text:id="IMark62321032"/><text:alphabetical-index-mark-start text:id="IMark56387960"/><text:alphabetical-index-mark-start text:id="IMark56566648"/><text:alphabetical-index-mark-start text:id="IMark61309048"/><text:alphabetical-index-mark-start text:id="IMark56408184"/><text:alphabetical-index-mark-start text:id="IMark61307784"/><text:alphabetical-index-mark-start text:id="IMark58511320"/><text:alphabetical-index-mark-start text:id="IMark62321496"/><text:alphabetical-index-mark-start text:id="IMark55458440"/><text:alphabetical-index-mark-start text:id="IMark57803448"/><text:alphabetical-index-mark-start text:id="IMark60641544"/><text:alphabetical-index-mark-start text:id="IMark52856648"/><text:alphabetical-index-mark-start text:id="IMark55135704"/><text:alphabetical-index-mark-start text:id="IMark55136968"/><text:alphabetical-index-mark-start text:id="IMark61306520"/><text:alphabetical-index-mark-start text:id="IMark62322760"/><text:alphabetical-index-mark-start text:id="IMark59587592"/><text:alphabetical-index-mark-start text:id="IMark35597272"/><text:alphabetical-index-mark-start text:id="IMark28895672"/><text:alphabetical-index-mark-start text:id="IMark58873736"/><text:alphabetical-index-mark-start text:id="IMark54350520"/><text:alphabetical-index-mark-start text:id="IMark54351272"/><text:alphabetical-index-mark-start text:id="IMark61065480"/><text:alphabetical-index-mark-start text:id="IMark61215704"/><text:alphabetical-index-mark-start text:id="IMark61731672"/><text:alphabetical-index-mark-start text:id="IMark61096424"/><text:alphabetical-index-mark-start text:id="IMark60084072"/><text:alphabetical-index-mark-start text:id="IMark59596984"/>Sql<text:alphabetical-index-mark-end text:id="IMark59596984"/><text:alphabetical-index-mark-end text:id="IMark60084072"/><text:alphabetical-index-mark-end text:id="IMark61096424"/><text:alphabetical-index-mark-end text:id="IMark61731672"/><text:alphabetical-index-mark-end text:id="IMark61215704"/><text:alphabetical-index-mark-end text:id="IMark61065480"/><text:alphabetical-index-mark-end text:id="IMark54351272"/><text:alphabetical-index-mark-end text:id="IMark54350520"/><text:alphabetical-index-mark-end text:id="IMark58873736"/><text:alphabetical-index-mark-end text:id="IMark28895672"/><text:alphabetical-index-mark-end text:id="IMark35597272"/><text:alphabetical-index-mark-end text:id="IMark59587592"/><text:alphabetical-index-mark-end text:id="IMark62322760"/><text:alphabetical-index-mark-end text:id="IMark61306520"/><text:alphabetical-index-mark-end text:id="IMark55136968"/><text:alphabetical-index-mark-end text:id="IMark55135704"/><text:alphabetical-index-mark-end text:id="IMark52856648"/><text:alphabetical-index-mark-end text:id="IMark60641544"/><text:alphabetical-index-mark-end text:id="IMark57803448"/><text:alphabetical-index-mark-end text:id="IMark55458440"/><text:alphabetical-index-mark-end text:id="IMark62321496"/><text:alphabetical-index-mark-end text:id="IMark58511320"/><text:alphabetical-index-mark-end text:id="IMark61307784"/><text:alphabetical-index-mark-end text:id="IMark56408184"/><text:alphabetical-index-mark-end text:id="IMark61309048"/><text:alphabetical-index-mark-end text:id="IMark56566648"/>ite<text:alphabetical-index-mark-end text:id="IMark56387960"/><text:alphabetical-index-mark-end text:id="IMark62321032"/><text:alphabetical-index-mark-end text:id="IMark58631192"/><text:alphabetical-index-mark-end text:id="IMark54326184"/><text:alphabetical-index-mark-end text:id="IMark58628472"/><text:alphabetical-index-mark-end text:id="IMark58342104"/><text:alphabetical-index-mark-end text:id="IMark58510056"/><text:alphabetical-index-mark-end text:id="IMark59161320"/><text:alphabetical-index-mark-end text:id="IMark54886104"/><text:alphabetical-index-mark-end text:id="IMark54884312"/><text:alphabetical-index-mark-end text:id="IMark60830952"/><text:alphabetical-index-mark-end text:id="IMark60829688"/><text:alphabetical-index-mark-end text:id="IMark59586328"/>, <text:alphabetical-index-mark-start text:id="IMark60024056"/><text:alphabetical-index-mark-start text:id="IMark60032872"/><text:alphabetical-index-mark-start text:id="IMark56747544"/><text:alphabetical-index-mark-start text:id="IMark29442392"/><text:alphabetical-index-mark-start text:id="IMark57369800"/><text:alphabetical-index-mark-start text:id="IMark57540808"/><text:alphabetical-index-mark-start text:id="IMark55789224"/><text:alphabetical-index-mark-start text:id="IMark57528216"/><text:alphabetical-index-mark-start text:id="IMark58876440"/><text:alphabetical-index-mark-start text:id="IMark35581288"/><text:alphabetical-index-mark-start text:id="IMark56565736"/><text:alphabetical-index-mark-start text:id="IMark58262040"/><text:alphabetical-index-mark-start text:id="IMark35523704"/><text:alphabetical-index-mark-start text:id="IMark54323912"/><text:alphabetical-index-mark-start text:id="IMark57371336"/><text:alphabetical-index-mark-start text:id="IMark60069496"/><text:alphabetical-index-mark-start text:id="IMark52542120"/><text:alphabetical-index-mark-start text:id="IMark58625272"/><text:alphabetical-index-mark-start text:id="IMark35688056"/><text:alphabetical-index-mark-start text:id="IMark56544488"/><text:alphabetical-index-mark-start text:id="IMark60701416"/><text:alphabetical-index-mark-start text:id="IMark55597448"/><text:alphabetical-index-mark-start text:id="IMark62234136"/><text:alphabetical-index-mark-start text:id="IMark54916712"/><text:alphabetical-index-mark-start text:id="IMark54916808"/><text:alphabetical-index-mark-start text:id="IMark52754680"/>sql<text:alphabetical-index-mark-end text:id="IMark52754680"/><text:alphabetical-index-mark-end text:id="IMark54916808"/><text:alphabetical-index-mark-end text:id="IMark54916712"/><text:alphabetical-index-mark-end text:id="IMark62234136"/><text:alphabetical-index-mark-end text:id="IMark55597448"/><text:alphabetical-index-mark-end text:id="IMark60701416"/><text:alphabetical-index-mark-end text:id="IMark56544488"/><text:alphabetical-index-mark-end text:id="IMark35688056"/><text:alphabetical-index-mark-end text:id="IMark58625272"/><text:alphabetical-index-mark-end text:id="IMark52542120"/><text:alphabetical-index-mark-end text:id="IMark60069496"/><text:alphabetical-index-mark-end text:id="IMark57371336"/><text:alphabetical-index-mark-end text:id="IMark54323912"/><text:alphabetical-index-mark-end text:id="IMark35523704"/><text:alphabetical-index-mark-end text:id="IMark58262040"/><text:alphabetical-index-mark-end text:id="IMark56565736"/><text:alphabetical-index-mark-end text:id="IMark35581288"/><text:alphabetical-index-mark-end text:id="IMark58876440"/><text:alphabetical-index-mark-end text:id="IMark57528216"/><text:alphabetical-index-mark-end text:id="IMark55789224"/><text:alphabetical-index-mark-end text:id="IMark57540808"/><text:alphabetical-index-mark-end text:id="IMark57369800"/><text:alphabetical-index-mark-end text:id="IMark29442392"/><text:alphabetical-index-mark-end text:id="IMark56747544"/><text:alphabetical-index-mark-end text:id="IMark60032872"/><text:alphabetical-index-mark-end text:id="IMark60024056"/>p, <text:alphabetical-index-mark-start text:id="IMark60044584"/><text:alphabetical-index-mark-start text:id="IMark50767880"/><text:alphabetical-index-mark-start text:id="IMark54918136"/><text:alphabetical-index-mark-start text:id="IMark62235832"/><text:alphabetical-index-mark-start text:id="IMark56749208"/><text:alphabetical-index-mark-start text:id="IMark57470808"/><text:alphabetical-index-mark-start text:id="IMark56570408"/><text:alphabetical-index-mark-start text:id="IMark57529352"/><text:alphabetical-index-mark-start text:id="IMark31078552"/><text:alphabetical-index-mark-start text:id="IMark57372456"/><text:alphabetical-index-mark-start text:id="IMark29445416"/><text:alphabetical-index-mark-start text:id="IMark35697448"/><text:alphabetical-index-mark-start text:id="IMark35698776"/><text:alphabetical-index-mark-start text:id="IMark35700136"/><text:alphabetical-index-mark-start text:id="IMark35547944"/><text:alphabetical-index-mark-start text:id="IMark35549272"/><text:alphabetical-index-mark-start text:id="IMark35550600"/><text:alphabetical-index-mark-start text:id="IMark34678568"/><text:alphabetical-index-mark-start text:id="IMark34679896"/><text:alphabetical-index-mark-start text:id="IMark34681224"/><text:alphabetical-index-mark-start text:id="IMark35656488"/><text:alphabetical-index-mark-start text:id="IMark35657816"/><text:alphabetical-index-mark-start text:id="IMark35659144"/><text:alphabetical-index-mark-start text:id="IMark29548328"/><text:alphabetical-index-mark-start text:id="IMark29549656"/><text:alphabetical-index-mark-start text:id="IMark29550984"/><text:alphabetical-index-mark-start text:id="IMark28768040"/><text:alphabetical-index-mark-start text:id="IMark28769368"/><text:alphabetical-index-mark-start text:id="IMark28770696"/><text:alphabetical-index-mark-start text:id="IMark35390184"/><text:alphabetical-index-mark-start text:id="IMark35391512"/><text:alphabetical-index-mark-start text:id="IMark35392840"/><text:alphabetical-index-mark-start text:id="IMark61756632"/><text:alphabetical-index-mark-start text:id="IMark61757960"/><text:alphabetical-index-mark-start text:id="IMark61759288"/><text:alphabetical-index-mark-start text:id="IMark50516520"/><text:alphabetical-index-mark-start text:id="IMark50517848"/><text:alphabetical-index-mark-start text:id="IMark50519176"/><text:alphabetical-index-mark-start text:id="IMark50519784"/>sql<text:alphabetical-index-mark-end text:id="IMark50519784"/><text:alphabetical-index-mark-end text:id="IMark50519176"/><text:alphabetical-index-mark-end text:id="IMark50517848"/><text:alphabetical-index-mark-end text:id="IMark50516520"/><text:alphabetical-index-mark-end text:id="IMark61759288"/><text:alphabetical-index-mark-end text:id="IMark61757960"/><text:alphabetical-index-mark-end text:id="IMark61756632"/><text:alphabetical-index-mark-end text:id="IMark35392840"/><text:alphabetical-index-mark-end text:id="IMark35391512"/><text:alphabetical-index-mark-end text:id="IMark35390184"/><text:alphabetical-index-mark-end text:id="IMark28770696"/><text:alphabetical-index-mark-end text:id="IMark28769368"/><text:alphabetical-index-mark-end text:id="IMark28768040"/><text:alphabetical-index-mark-end text:id="IMark29550984"/><text:alphabetical-index-mark-end text:id="IMark29549656"/><text:alphabetical-index-mark-end text:id="IMark29548328"/><text:alphabetical-index-mark-end text:id="IMark35659144"/><text:alphabetical-index-mark-end text:id="IMark35657816"/><text:alphabetical-index-mark-end text:id="IMark35656488"/><text:alphabetical-index-mark-end text:id="IMark34681224"/><text:alphabetical-index-mark-end text:id="IMark34679896"/><text:alphabetical-index-mark-end text:id="IMark34678568"/><text:alphabetical-index-mark-end text:id="IMark35550600"/><text:alphabetical-index-mark-end text:id="IMark35549272"/><text:alphabetical-index-mark-end text:id="IMark35547944"/><text:alphabetical-index-mark-end text:id="IMark35700136"/>ite<text:alphabetical-index-mark-end text:id="IMark35698776"/><text:alphabetical-index-mark-end text:id="IMark35697448"/><text:alphabetical-index-mark-end text:id="IMark29445416"/><text:alphabetical-index-mark-end text:id="IMark57372456"/><text:alphabetical-index-mark-end text:id="IMark31078552"/><text:alphabetical-index-mark-end text:id="IMark57529352"/><text:alphabetical-index-mark-end text:id="IMark56570408"/><text:alphabetical-index-mark-end text:id="IMark57470808"/><text:alphabetical-index-mark-end text:id="IMark56749208"/><text:alphabetical-index-mark-end text:id="IMark62235832"/><text:alphabetical-index-mark-end text:id="IMark54918136"/><text:alphabetical-index-mark-end text:id="IMark50767880"/><text:alphabetical-index-mark-end text:id="IMark60044584"/>3, data, <text:alphabetical-index-mark-start text:id="IMark50797624"/><text:alphabetical-index-mark-start text:id="IMark52865464"/><text:alphabetical-index-mark-start text:id="IMark52866728"/><text:alphabetical-index-mark-start text:id="IMark52868056"/><text:alphabetical-index-mark-start text:id="IMark52869384"/><text:alphabetical-index-mark-start text:id="IMark43430104"/><text:alphabetical-index-mark-start text:id="IMark43431368"/><text:alphabetical-index-mark-start text:id="IMark43432696"/><text:alphabetical-index-mark-start text:id="IMark43434024"/><text:alphabetical-index-mark-start text:id="IMark43434600"/><text:alphabetical-index-mark-start text:id="IMark43457400"/><text:alphabetical-index-mark-start text:id="IMark43458728"/><text:alphabetical-index-mark-start text:id="IMark43460056"/>database<text:alphabetical-index-mark-end text:id="IMark43460056"/><text:alphabetical-index-mark-end text:id="IMark43458728"/><text:alphabetical-index-mark-end text:id="IMark43457400"/><text:alphabetical-index-mark-end text:id="IMark43434600"/><text:alphabetical-index-mark-end text:id="IMark43434024"/><text:alphabetical-index-mark-end text:id="IMark43432696"/><text:alphabetical-index-mark-end text:id="IMark43431368"/><text:alphabetical-index-mark-end text:id="IMark43430104"/><text:alphabetical-index-mark-end text:id="IMark52869384"/><text:alphabetical-index-mark-end text:id="IMark52868056"/><text:alphabetical-index-mark-end text:id="IMark52866728"/><text:alphabetical-index-mark-end text:id="IMark52865464"/><text:alphabetical-index-mark-end text:id="IMark50797624"/>, <text:alphabetical-index-mark-start text:id="IMark43460664"/><text:alphabetical-index-mark-start text:id="IMark43449112"/><text:alphabetical-index-mark-start text:id="IMark43450440"/><text:alphabetical-index-mark-start text:id="IMark62789224"/><text:alphabetical-index-mark-start text:id="IMark58770456"/><text:alphabetical-index-mark-start text:id="IMark58771784"/><text:alphabetical-index-mark-start text:id="IMark58773112"/><text:alphabetical-index-mark-start text:id="IMark58774440"/><text:alphabetical-index-mark-start text:id="IMark58774536"/><text:alphabetical-index-mark-start text:id="IMark50543816"/><text:alphabetical-index-mark-start text:id="IMark50545144"/><text:alphabetical-index-mark-start text:id="IMark50546472"/><text:alphabetical-index-mark-start text:id="IMark60364232"/><text:alphabetical-index-mark-start text:id="IMark60365560"/><text:alphabetical-index-mark-start text:id="IMark60366888"/><text:alphabetical-index-mark-start text:id="IMark50578184"/><text:alphabetical-index-mark-start text:id="IMark50579448"/><text:alphabetical-index-mark-start text:id="IMark50580776"/><text:alphabetical-index-mark-start text:id="IMark50582104"/><text:alphabetical-index-mark-start text:id="IMark62832872"/><text:alphabetical-index-mark-start text:id="IMark29537032"/><text:alphabetical-index-mark-start text:id="IMark29538360"/><text:alphabetical-index-mark-start text:id="IMark29539688"/><text:alphabetical-index-mark-start text:id="IMark29541016"/><text:alphabetical-index-mark-start text:id="IMark59744040"/><text:alphabetical-index-mark-start text:id="IMark59745400"/>sql<text:alphabetical-index-mark-end text:id="IMark59745400"/><text:alphabetical-index-mark-end text:id="IMark59744040"/><text:alphabetical-index-mark-end text:id="IMark29541016"/><text:alphabetical-index-mark-end text:id="IMark29539688"/><text:alphabetical-index-mark-end text:id="IMark29538360"/><text:alphabetical-index-mark-end text:id="IMark29537032"/><text:alphabetical-index-mark-end text:id="IMark62832872"/><text:alphabetical-index-mark-end text:id="IMark50582104"/><text:alphabetical-index-mark-end text:id="IMark50580776"/><text:alphabetical-index-mark-end text:id="IMark50579448"/><text:alphabetical-index-mark-end text:id="IMark50578184"/><text:alphabetical-index-mark-end text:id="IMark60366888"/><text:alphabetical-index-mark-end text:id="IMark60365560"/><text:alphabetical-index-mark-end text:id="IMark60364232"/><text:alphabetical-index-mark-end text:id="IMark50546472"/><text:alphabetical-index-mark-end text:id="IMark50545144"/><text:alphabetical-index-mark-end text:id="IMark50543816"/><text:alphabetical-index-mark-end text:id="IMark58774536"/><text:alphabetical-index-mark-end text:id="IMark58774440"/><text:alphabetical-index-mark-end text:id="IMark58773112"/><text:alphabetical-index-mark-end text:id="IMark58771784"/><text:alphabetical-index-mark-end text:id="IMark58770456"/><text:alphabetical-index-mark-end text:id="IMark62789224"/><text:alphabetical-index-mark-end text:id="IMark43450440"/><text:alphabetical-index-mark-end text:id="IMark43449112"/><text:alphabetical-index-mark-end text:id="IMark43460664"/>, <text:alphabetical-index-mark-start text:id="IMark58706728"/><text:alphabetical-index-mark-start text:id="IMark61464472"/><text:alphabetical-index-mark-start text:id="IMark61465800"/><text:alphabetical-index-mark-start text:id="IMark61171080"/><text:alphabetical-index-mark-start text:id="IMark61172136"/><text:alphabetical-index-mark-start text:id="IMark61173464"/><text:span text:style-name="T59">hdf5</text:span><text:alphabetical-index-mark-end text:id="IMark61173464"/><text:alphabetical-index-mark-end text:id="IMark61172136"/><text:alphabetical-index-mark-end text:id="IMark61171080"/><text:alphabetical-index-mark-end text:id="IMark61465800"/><text:alphabetical-index-mark-end text:id="IMark61464472"/><text:alphabetical-index-mark-end text:id="IMark58706728"/><text:span text:style-name="T59">, </text:span><text:alphabetical-index-mark-start text:id="IMark57480584"/><text:alphabetical-index-mark-start text:id="IMark31076536"/><text:alphabetical-index-mark-start text:id="IMark58350392"/><text:alphabetical-index-mark-start text:id="IMark58351720"/><text:alphabetical-index-mark-start text:id="IMark58353048"/><text:alphabetical-index-mark-start text:id="IMark58354376"/><text:span text:style-name="T59">hdfql</text:span><text:alphabetical-index-mark-end text:id="IMark58354376"/><text:alphabetical-index-mark-end text:id="IMark58353048"/><text:alphabetical-index-mark-end text:id="IMark58351720"/><text:alphabetical-index-mark-end text:id="IMark58350392"/><text:alphabetical-index-mark-end text:id="IMark31076536"/><text:alphabetical-index-mark-end text:id="IMark57480584"/></text:p>
      <text:p text:style-name="P8"/>
      <text:p text:style-name="P8"/>
      <text:h text:style-name="Heading_20_1" text:outline-level="1"><text:bookmark-start text:name="__RefHeading___Toc945_76759228"/>Acknowledgements.<text:bookmark-end text:name="__RefHeading___Toc945_76759228"/></text:h>
      <text:p text:style-name="P8"/>
      <text:p text:style-name="P101"><text:span text:style-name="T7">This </text:span><text:alphabetical-index-mark-start text:id="IMark58510056"/><text:alphabetical-index-mark-start text:id="IMark58342104"/><text:span text:style-name="T7">project</text:span><text:alphabetical-index-mark-end text:id="IMark58342104"/><text:alphabetical-index-mark-end text:id="IMark58510056"/><text:span text:style-name="T7"> could not have taken place without the work done by</text:span>:</text:p>
      <text:list xml:id="list3854721864613925609" text:style-name="L1">
        <text:list-header>
          <text:p text:style-name="P104"/>
        </text:list-header>
        <text:list-item>
          <text:p text:style-name="P105">The <text:alphabetical-index-mark-start text:id="IMark56566648"/><text:alphabetical-index-mark-start text:id="IMark61309048"/><text:alphabetical-index-mark-start text:id="IMark56408184"/><text:alphabetical-index-mark-start text:id="IMark61307784"/><text:alphabetical-index-mark-start text:id="IMark58511320"/><text:alphabetical-index-mark-start text:id="IMark62321496"/><text:alphabetical-index-mark-start text:id="IMark55458440"/><text:alphabetical-index-mark-start text:id="IMark57803448"/><text:alphabetical-index-mark-start text:id="IMark60641544"/><text:alphabetical-index-mark-start text:id="IMark52856648"/>develop<text:alphabetical-index-mark-end text:id="IMark52856648"/><text:alphabetical-index-mark-end text:id="IMark60641544"/>er<text:alphabetical-index-mark-end text:id="IMark57803448"/><text:alphabetical-index-mark-end text:id="IMark55458440"/><text:alphabetical-index-mark-end text:id="IMark62321496"/><text:alphabetical-index-mark-end text:id="IMark58511320"/><text:alphabetical-index-mark-end text:id="IMark61307784"/><text:alphabetical-index-mark-end text:id="IMark56408184"/><text:alphabetical-index-mark-end text:id="IMark61309048"/><text:alphabetical-index-mark-end text:id="IMark56566648"/>s of <text:alphabetical-index-mark-start text:id="IMark55135704"/><text:alphabetical-index-mark-start text:id="IMark55136968"/><text:alphabetical-index-mark-start text:id="IMark61306520"/><text:alphabetical-index-mark-start text:id="IMark62322760"/><text:alphabetical-index-mark-start text:id="IMark59587592"/><text:alphabetical-index-mark-start text:id="IMark35597272"/><text:alphabetical-index-mark-start text:id="IMark28895672"/><text:alphabetical-index-mark-start text:id="IMark57370952"/><text:alphabetical-index-mark-start text:id="IMark35801496"/><text:alphabetical-index-mark-start text:id="IMark60373448"/><text:alphabetical-index-mark-start text:id="IMark59586328"/><text:alphabetical-index-mark-start text:id="IMark62785688"/><text:alphabetical-index-mark-start text:id="IMark60829688"/><text:alphabetical-index-mark-start text:id="IMark60830952"/><text:alphabetical-index-mark-start text:id="IMark54884312"/><text:alphabetical-index-mark-start text:id="IMark59161320"/><text:alphabetical-index-mark-start text:id="IMark54886104"/><text:alphabetical-index-mark-start text:id="IMark49877032"/><text:alphabetical-index-mark-start text:id="IMark28824536"/><text:alphabetical-index-mark-start text:id="IMark58628472"/><text:alphabetical-index-mark-start text:id="IMark58510056"/><text:alphabetical-index-mark-start text:id="IMark58342104"/><text:alphabetical-index-mark-start text:id="IMark54326184"/><text:alphabetical-index-mark-start text:id="IMark52870952"/><text:alphabetical-index-mark-start text:id="IMark56387960"/><text:alphabetical-index-mark-start text:id="IMark62321032"/><text:alphabetical-index-mark-start text:id="IMark49867992"/><text:alphabetical-index-mark-start text:id="IMark50796488"/><text:alphabetical-index-mark-start text:id="IMark57528888"/><text:alphabetical-index-mark-start text:id="IMark50767416"/><text:alphabetical-index-mark-start text:id="IMark32352328"/><text:alphabetical-index-mark-start text:id="IMark28238760"/><text:alphabetical-index-mark-start text:id="IMark60991368"/><text:alphabetical-index-mark-start text:id="IMark62787720"/><text:alphabetical-index-mark-start text:id="IMark54916248"/><text:alphabetical-index-mark-start text:id="IMark29443912"/><text:alphabetical-index-mark-start text:id="IMark62658152"/><text:alphabetical-index-mark-start text:id="IMark62236984"/><text:alphabetical-index-mark-start text:id="IMark54919096"/><text:alphabetical-index-mark-start text:id="IMark50655896"/><text:alphabetical-index-mark-start text:id="IMark58625272"/><text:alphabetical-index-mark-start text:id="IMark35452760"/><text:alphabetical-index-mark-start text:id="IMark56905208"/><text:alphabetical-index-mark-start text:id="IMark62657400"/><text:alphabetical-index-mark-start text:id="IMark62469656"/><text:alphabetical-index-mark-start text:id="IMark55596232"/><text:alphabetical-index-mark-start text:id="IMark58629224"/><text:alphabetical-index-mark-start text:id="IMark28737144"/><text:alphabetical-index-mark-start text:id="IMark56666040"/>Sql<text:alphabetical-index-mark-end text:id="IMark56666040"/><text:alphabetical-index-mark-end text:id="IMark28737144"/><text:alphabetical-index-mark-end text:id="IMark58629224"/><text:alphabetical-index-mark-end text:id="IMark55596232"/><text:alphabetical-index-mark-end text:id="IMark62469656"/><text:alphabetical-index-mark-end text:id="IMark62657400"/><text:alphabetical-index-mark-end text:id="IMark56905208"/><text:alphabetical-index-mark-end text:id="IMark35452760"/><text:alphabetical-index-mark-end text:id="IMark58625272"/><text:alphabetical-index-mark-end text:id="IMark50655896"/><text:alphabetical-index-mark-end text:id="IMark54919096"/><text:alphabetical-index-mark-end text:id="IMark62236984"/><text:alphabetical-index-mark-end text:id="IMark62658152"/><text:alphabetical-index-mark-end text:id="IMark29443912"/><text:alphabetical-index-mark-end text:id="IMark54916248"/><text:alphabetical-index-mark-end text:id="IMark62787720"/><text:alphabetical-index-mark-end text:id="IMark60991368"/><text:alphabetical-index-mark-end text:id="IMark28238760"/><text:alphabetical-index-mark-end text:id="IMark32352328"/><text:alphabetical-index-mark-end text:id="IMark50767416"/><text:alphabetical-index-mark-end text:id="IMark57528888"/><text:alphabetical-index-mark-end text:id="IMark50796488"/><text:alphabetical-index-mark-end text:id="IMark49867992"/><text:alphabetical-index-mark-end text:id="IMark62321032"/><text:alphabetical-index-mark-end text:id="IMark56387960"/><text:alphabetical-index-mark-end text:id="IMark52870952"/><text:alphabetical-index-mark-end text:id="IMark54326184"/>ite<text:alphabetical-index-mark-end text:id="IMark58342104"/><text:alphabetical-index-mark-end text:id="IMark58510056"/><text:alphabetical-index-mark-end text:id="IMark58628472"/><text:alphabetical-index-mark-end text:id="IMark28824536"/><text:alphabetical-index-mark-end text:id="IMark49877032"/><text:alphabetical-index-mark-end text:id="IMark54886104"/><text:alphabetical-index-mark-end text:id="IMark59161320"/><text:alphabetical-index-mark-end text:id="IMark54884312"/><text:alphabetical-index-mark-end text:id="IMark60830952"/><text:alphabetical-index-mark-end text:id="IMark60829688"/><text:alphabetical-index-mark-end text:id="IMark62785688"/><text:alphabetical-index-mark-end text:id="IMark59586328"/><text:alphabetical-index-mark-end text:id="IMark60373448"/>3<text:alphabetical-index-mark-end text:id="IMark35801496"/><text:alphabetical-index-mark-end text:id="IMark57370952"/><text:alphabetical-index-mark-end text:id="IMark28895672"/><text:alphabetical-index-mark-end text:id="IMark35597272"/><text:alphabetical-index-mark-end text:id="IMark59587592"/><text:alphabetical-index-mark-end text:id="IMark62322760"/><text:alphabetical-index-mark-end text:id="IMark61306520"/><text:alphabetical-index-mark-end text:id="IMark55136968"/><text:alphabetical-index-mark-end text:id="IMark55135704"/><text:span text:style-name="T3">[6.</text:span><text:span text:style-name="T4">1</text:span><text:span text:style-name="T3">.]</text:span>.</text:p>
          <text:p text:style-name="P105"/>
        </text:list-item>
        <text:list-item>
          <text:p text:style-name="P106"><text:soft-page-break/>The developers of <text:alphabetical-index-mark-start text:id="IMark59587592"/><text:alphabetical-index-mark-start text:id="IMark35597272"/><text:alphabetical-index-mark-start text:id="IMark28895672"/><text:alphabetical-index-mark-start text:id="IMark57370952"/><text:alphabetical-index-mark-start text:id="IMark35801496"/><text:alphabetical-index-mark-start text:id="IMark60373448"/>HDF5<text:alphabetical-index-mark-end text:id="IMark60373448"/><text:alphabetical-index-mark-end text:id="IMark35801496"/><text:alphabetical-index-mark-end text:id="IMark57370952"/><text:alphabetical-index-mark-end text:id="IMark28895672"/><text:alphabetical-index-mark-end text:id="IMark35597272"/><text:alphabetical-index-mark-end text:id="IMark59587592"/><text:span text:style-name="T2">[6.</text:span><text:span text:style-name="T6">3</text:span><text:span text:style-name="T2">.]</text:span><text:span text:style-name="T63">.</text:span></text:p>
          <text:p text:style-name="P106"/>
        </text:list-item>
        <text:list-item>
          <text:p text:style-name="P106">The developers of <text:alphabetical-index-mark-start text:id="IMark28824536"/><text:alphabetical-index-mark-start text:id="IMark58628472"/><text:alphabetical-index-mark-start text:id="IMark58510056"/><text:alphabetical-index-mark-start text:id="IMark58342104"/><text:alphabetical-index-mark-start text:id="IMark54326184"/><text:alphabetical-index-mark-start text:id="IMark52870952"/>HDFql<text:alphabetical-index-mark-end text:id="IMark52870952"/><text:alphabetical-index-mark-end text:id="IMark54326184"/><text:alphabetical-index-mark-end text:id="IMark58342104"/><text:alphabetical-index-mark-end text:id="IMark58510056"/><text:alphabetical-index-mark-end text:id="IMark58628472"/><text:alphabetical-index-mark-end text:id="IMark28824536"/><text:span text:style-name="T2">[6.</text:span><text:span text:style-name="T6">4</text:span><text:span text:style-name="T2">.]</text:span>.</text:p>
        </text:list-item>
      </text:list>
      <text:p text:style-name="P8"/>
      <text:p text:style-name="P8"/>
      <text:h text:style-name="Heading_20_1" text:outline-level="1"><text:bookmark-start text:name="__RefHeading___Toc947_76759228"/><text:alphabetical-index-mark-start text:id="IMark57803448"/><text:alphabetical-index-mark-start text:id="IMark52856648"/><text:alphabetical-index-mark-start text:id="IMark58631192"/><text:alphabetical-index-mark-start text:id="IMark35768392"/><text:alphabetical-index-mark-start text:id="IMark55136968"/><text:alphabetical-index-mark-start text:id="IMark55135704"/><text:alphabetical-index-mark-start text:id="IMark62322760"/><text:alphabetical-index-mark-start text:id="IMark61306520"/><text:alphabetical-index-mark-start text:id="IMark43434600"/><text:alphabetical-index-mark-start text:id="IMark59587592"/><text:alphabetical-index-mark-start text:id="IMark35597272"/><text:alphabetical-index-mark-start text:id="IMark28895672"/><text:alphabetical-index-mark-start text:id="IMark57370952"/>License<text:alphabetical-index-mark-end text:id="IMark57370952"/><text:alphabetical-index-mark-end text:id="IMark28895672"/><text:alphabetical-index-mark-end text:id="IMark35597272"/><text:alphabetical-index-mark-end text:id="IMark59587592"/><text:alphabetical-index-mark-end text:id="IMark43434600"/><text:alphabetical-index-mark-end text:id="IMark61306520"/><text:alphabetical-index-mark-end text:id="IMark62322760"/><text:alphabetical-index-mark-end text:id="IMark55135704"/><text:alphabetical-index-mark-end text:id="IMark55136968"/><text:alphabetical-index-mark-end text:id="IMark35768392"/><text:alphabetical-index-mark-end text:id="IMark58631192"/><text:alphabetical-index-mark-end text:id="IMark52856648"/><text:alphabetical-index-mark-end text:id="IMark57803448"/> <text:span text:style-name="T8">and </text:span>info <text:span text:style-name="T8">for contributors.</text:span><text:bookmark-end text:name="__RefHeading___Toc947_76759228"/></text:h>
      <text:p text:style-name="P8"/>
      <text:p text:style-name="P102">Please read the following <text:alphabetical-index-mark-start text:id="IMark60829688"/><text:alphabetical-index-mark-start text:id="IMark60830952"/><text:alphabetical-index-mark-start text:id="IMark59161320"/><text:alphabetical-index-mark-start text:id="IMark54884312"/><text:alphabetical-index-mark-start text:id="IMark61464088"/><text:alphabetical-index-mark-start text:id="IMark49877032"/><text:alphabetical-index-mark-start text:id="IMark54886104"/><text:alphabetical-index-mark-start text:id="IMark28824536"/><text:alphabetical-index-mark-start text:id="IMark58628472"/><text:alphabetical-index-mark-start text:id="IMark58510056"/><text:alphabetical-index-mark-start text:id="IMark58342104"/><text:alphabetical-index-mark-start text:id="IMark54326184"/><text:alphabetical-index-mark-start text:id="IMark52870952"/><text:alphabetical-index-mark-start text:id="IMark56387960"/><text:alphabetical-index-mark-start text:id="IMark62321032"/><text:alphabetical-index-mark-start text:id="IMark56566648"/><text:alphabetical-index-mark-start text:id="IMark56408184"/><text:alphabetical-index-mark-start text:id="IMark61309048"/><text:alphabetical-index-mark-start text:id="IMark58511320"/><text:alphabetical-index-mark-start text:id="IMark61307784"/><text:alphabetical-index-mark-start text:id="IMark55458440"/>fil<text:alphabetical-index-mark-start text:id="IMark62321496"/>e<text:alphabetical-index-mark-end text:id="IMark55458440"/><text:alphabetical-index-mark-end text:id="IMark61307784"/><text:alphabetical-index-mark-end text:id="IMark58511320"/><text:alphabetical-index-mark-end text:id="IMark61309048"/><text:alphabetical-index-mark-end text:id="IMark56408184"/><text:alphabetical-index-mark-end text:id="IMark56566648"/><text:alphabetical-index-mark-end text:id="IMark62321032"/><text:alphabetical-index-mark-end text:id="IMark56387960"/><text:alphabetical-index-mark-end text:id="IMark52870952"/><text:alphabetical-index-mark-end text:id="IMark54326184"/><text:alphabetical-index-mark-end text:id="IMark58342104"/><text:alphabetical-index-mark-end text:id="IMark58510056"/><text:alphabetical-index-mark-end text:id="IMark58628472"/><text:alphabetical-index-mark-end text:id="IMark28824536"/><text:alphabetical-index-mark-end text:id="IMark54886104"/><text:alphabetical-index-mark-end text:id="IMark49877032"/><text:alphabetical-index-mark-end text:id="IMark61464088"/><text:alphabetical-index-mark-end text:id="IMark54884312"/><text:alphabetical-index-mark-end text:id="IMark59161320"/><text:alphabetical-index-mark-end text:id="IMark60830952"/><text:alphabetical-index-mark-end text:id="IMark60829688"/>s<text:alphabetical-index-mark-end text:id="IMark62321496"/> included with this <text:alphabetical-index-mark-start text:id="IMark59743656"/><text:alphabetical-index-mark-start text:id="IMark57803448"/>project<text:alphabetical-index-mark-end text:id="IMark57803448"/><text:alphabetical-index-mark-end text:id="IMark59743656"/>:</text:p>
      <text:p text:style-name="P102"/>
      <text:list xml:id="list7160441996945373118" text:style-name="L2">
        <text:list-item>
          <text:p text:style-name="P113"><text:alphabetical-index-mark-start text:id="IMark55136968"/><text:alphabetical-index-mark-start text:id="IMark55135704"/><text:alphabetical-index-mark-start text:id="IMark62322760"/><text:alphabetical-index-mark-start text:id="IMark61306520"/><text:alphabetical-index-mark-start text:id="IMark43434600"/><text:alphabetical-index-mark-start text:id="IMark59587592"/><text:alphabetical-index-mark-start text:id="IMark35597272"/>README<text:alphabetical-index-mark-end text:id="IMark35597272"/><text:alphabetical-index-mark-end text:id="IMark59587592"/><text:alphabetical-index-mark-end text:id="IMark43434600"/><text:alphabetical-index-mark-end text:id="IMark61306520"/><text:alphabetical-index-mark-end text:id="IMark62322760"/><text:alphabetical-index-mark-end text:id="IMark55135704"/><text:alphabetical-index-mark-end text:id="IMark55136968"/>.md: contains info on <text:alphabetical-index-mark-start text:id="IMark28895672"/><text:alphabetical-index-mark-start text:id="IMark57370952"/><text:alphabetical-index-mark-start text:id="IMark60641544"/><text:alphabetical-index-mark-start text:id="IMark60373448"/><text:alphabetical-index-mark-start text:id="IMark35801496"/><text:alphabetical-index-mark-start text:id="IMark62785688"/>setting<text:alphabetical-index-mark-end text:id="IMark62785688"/><text:alphabetical-index-mark-end text:id="IMark35801496"/><text:alphabetical-index-mark-end text:id="IMark60373448"/><text:alphabetical-index-mark-end text:id="IMark60641544"/><text:alphabetical-index-mark-end text:id="IMark57370952"/><text:alphabetical-index-mark-end text:id="IMark28895672"/> up your <text:alphabetical-index-mark-start text:id="IMark59586328"/><text:alphabetical-index-mark-start text:id="IMark61463128"/><text:alphabetical-index-mark-start text:id="IMark57803448"/><text:alphabetical-index-mark-start text:id="IMark59743656"/><text:alphabetical-index-mark-start text:id="IMark62321496"/><text:alphabetical-index-mark-start text:id="IMark60829688"/><text:alphabetical-index-mark-start text:id="IMark60830952"/><text:alphabetical-index-mark-start text:id="IMark59161320"/><text:alphabetical-index-mark-start text:id="IMark54884312"/><text:alphabetical-index-mark-start text:id="IMark61464088"/><text:alphabetical-index-mark-start text:id="IMark49877032"/><text:alphabetical-index-mark-start text:id="IMark54886104"/><text:alphabetical-index-mark-start text:id="IMark28824536"/><text:alphabetical-index-mark-start text:id="IMark58628472"/><text:alphabetical-index-mark-start text:id="IMark58510056"/><text:alphabetical-index-mark-start text:id="IMark58342104"/><text:alphabetical-index-mark-start text:id="IMark54326184"/><text:alphabetical-index-mark-start text:id="IMark52870952"/><text:alphabetical-index-mark-start text:id="IMark56387960"/><text:alphabetical-index-mark-start text:id="IMark62321032"/><text:alphabetical-index-mark-start text:id="IMark56566648"/><text:alphabetical-index-mark-start text:id="IMark56408184"/><text:alphabetical-index-mark-start text:id="IMark61309048"/><text:alphabetical-index-mark-start text:id="IMark58511320"/><text:alphabetical-index-mark-start text:id="IMark61307784"/><text:alphabetical-index-mark-start text:id="IMark55458440"/><text:alphabetical-index-mark-start text:id="IMark35768392"/><text:alphabetical-index-mark-start text:id="IMark61188536"/><text:alphabetical-index-mark-start text:id="IMark29445032"/><text:alphabetical-index-mark-start text:id="IMark58706728"/><text:alphabetical-index-mark-start text:id="IMark50542200"/><text:alphabetical-index-mark-start text:id="IMark43432120"/><text:alphabetical-index-mark-start text:id="IMark43433640"/><text:alphabetical-index-mark-start text:id="IMark43459480"/><text:alphabetical-index-mark-start text:id="IMark57470392"/><text:alphabetical-index-mark-start text:id="IMark57372696"/><text:alphabetical-index-mark-start text:id="IMark35698200"/>system<text:alphabetical-index-mark-end text:id="IMark35698200"/><text:alphabetical-index-mark-end text:id="IMark57372696"/><text:alphabetical-index-mark-end text:id="IMark57470392"/><text:alphabetical-index-mark-end text:id="IMark43459480"/><text:alphabetical-index-mark-end text:id="IMark43433640"/><text:alphabetical-index-mark-end text:id="IMark43432120"/><text:alphabetical-index-mark-end text:id="IMark50542200"/><text:alphabetical-index-mark-end text:id="IMark58706728"/><text:alphabetical-index-mark-end text:id="IMark29445032"/><text:alphabetical-index-mark-end text:id="IMark61188536"/><text:alphabetical-index-mark-end text:id="IMark35768392"/><text:alphabetical-index-mark-end text:id="IMark55458440"/><text:alphabetical-index-mark-end text:id="IMark61307784"/><text:alphabetical-index-mark-end text:id="IMark58511320"/><text:alphabetical-index-mark-end text:id="IMark61309048"/><text:alphabetical-index-mark-end text:id="IMark56408184"/><text:alphabetical-index-mark-end text:id="IMark56566648"/><text:alphabetical-index-mark-end text:id="IMark62321032"/><text:alphabetical-index-mark-end text:id="IMark56387960"/><text:alphabetical-index-mark-end text:id="IMark52870952"/><text:alphabetical-index-mark-end text:id="IMark54326184"/><text:alphabetical-index-mark-end text:id="IMark58342104"/><text:alphabetical-index-mark-end text:id="IMark58510056"/><text:alphabetical-index-mark-end text:id="IMark58628472"/><text:alphabetical-index-mark-end text:id="IMark28824536"/><text:alphabetical-index-mark-end text:id="IMark54886104"/><text:alphabetical-index-mark-end text:id="IMark49877032"/><text:alphabetical-index-mark-end text:id="IMark61464088"/><text:alphabetical-index-mark-end text:id="IMark54884312"/><text:alphabetical-index-mark-end text:id="IMark59161320"/><text:alphabetical-index-mark-end text:id="IMark60830952"/><text:alphabetical-index-mark-end text:id="IMark60829688"/><text:alphabetical-index-mark-end text:id="IMark62321496"/><text:alphabetical-index-mark-end text:id="IMark59743656"/><text:alphabetical-index-mark-end text:id="IMark57803448"/><text:alphabetical-index-mark-end text:id="IMark61463128"/><text:alphabetical-index-mark-end text:id="IMark59586328"/> and <text:alphabetical-index-mark-start text:id="IMark61467016"/><text:alphabetical-index-mark-start text:id="IMark60649624"/><text:alphabetical-index-mark-start text:id="IMark57226472"/><text:alphabetical-index-mark-start text:id="IMark57227800"/><text:alphabetical-index-mark-start text:id="IMark57229128"/><text:alphabetical-index-mark-start text:id="IMark57230456"/><text:alphabetical-index-mark-start text:id="IMark60657096"/><text:alphabetical-index-mark-start text:id="IMark60658424"/><text:alphabetical-index-mark-start text:id="IMark60659752"/><text:alphabetical-index-mark-start text:id="IMark60661080"/><text:alphabetical-index-mark-start text:id="IMark60662408"/><text:alphabetical-index-mark-start text:id="IMark50463288"/><text:alphabetical-index-mark-start text:id="IMark50464616"/><text:alphabetical-index-mark-start text:id="IMark50465944"/><text:alphabetical-index-mark-start text:id="IMark50467272"/><text:alphabetical-index-mark-start text:id="IMark61535512"/><text:alphabetical-index-mark-start text:id="IMark61536840"/><text:alphabetical-index-mark-start text:id="IMark61538168"/><text:alphabetical-index-mark-start text:id="IMark61539496"/><text:alphabetical-index-mark-start text:id="IMark61540824"/><text:alphabetical-index-mark-start text:id="IMark61410632"/><text:alphabetical-index-mark-start text:id="IMark61411960"/>install<text:alphabetical-index-mark-end text:id="IMark61411960"/><text:alphabetical-index-mark-end text:id="IMark61410632"/><text:alphabetical-index-mark-end text:id="IMark61540824"/><text:alphabetical-index-mark-end text:id="IMark61539496"/><text:alphabetical-index-mark-end text:id="IMark61538168"/><text:alphabetical-index-mark-end text:id="IMark61536840"/><text:alphabetical-index-mark-end text:id="IMark61535512"/><text:alphabetical-index-mark-end text:id="IMark50467272"/><text:alphabetical-index-mark-end text:id="IMark50465944"/><text:alphabetical-index-mark-end text:id="IMark50464616"/><text:alphabetical-index-mark-end text:id="IMark50463288"/><text:alphabetical-index-mark-end text:id="IMark60662408"/><text:alphabetical-index-mark-end text:id="IMark60661080"/><text:alphabetical-index-mark-end text:id="IMark60659752"/><text:alphabetical-index-mark-end text:id="IMark60658424"/><text:alphabetical-index-mark-end text:id="IMark60657096"/><text:alphabetical-index-mark-end text:id="IMark57230456"/><text:alphabetical-index-mark-end text:id="IMark57229128"/><text:alphabetical-index-mark-end text:id="IMark57227800"/><text:alphabetical-index-mark-end text:id="IMark57226472"/><text:alphabetical-index-mark-end text:id="IMark60649624"/><text:alphabetical-index-mark-end text:id="IMark61467016"/>ing the <text:alphabetical-index-mark-start text:id="IMark57860584"/><text:alphabetical-index-mark-start text:id="IMark57861640"/><text:alphabetical-index-mark-start text:id="IMark57862968"/><text:alphabetical-index-mark-start text:id="IMark57864296"/><text:alphabetical-index-mark-start text:id="IMark57865624"/><text:alphabetical-index-mark-start text:id="IMark56924744"/><text:alphabetical-index-mark-start text:id="IMark60004840"/><text:alphabetical-index-mark-start text:id="IMark60006168"/><text:alphabetical-index-mark-start text:id="IMark60007496"/><text:alphabetical-index-mark-start text:id="IMark60008824"/><text:alphabetical-index-mark-start text:id="IMark60010152"/><text:alphabetical-index-mark-start text:id="IMark60010728"/><text:alphabetical-index-mark-start text:id="IMark61873640"/><text:alphabetical-index-mark-start text:id="IMark61874968"/><text:alphabetical-index-mark-start text:id="IMark61876296"/><text:alphabetical-index-mark-start text:id="IMark61877624"/><text:alphabetical-index-mark-start text:id="IMark61878952"/><text:alphabetical-index-mark-start text:id="IMark59475016"/><text:alphabetical-index-mark-start text:id="IMark59476344"/><text:alphabetical-index-mark-start text:id="IMark59477672"/><text:alphabetical-index-mark-start text:id="IMark59479000"/>fil<text:alphabetical-index-mark-start text:id="IMark59481112"/>e<text:alphabetical-index-mark-end text:id="IMark59479000"/><text:alphabetical-index-mark-end text:id="IMark59477672"/><text:alphabetical-index-mark-end text:id="IMark59476344"/><text:alphabetical-index-mark-end text:id="IMark59475016"/><text:alphabetical-index-mark-end text:id="IMark61878952"/><text:alphabetical-index-mark-end text:id="IMark61877624"/><text:alphabetical-index-mark-end text:id="IMark61876296"/><text:alphabetical-index-mark-end text:id="IMark61874968"/><text:alphabetical-index-mark-end text:id="IMark61873640"/><text:alphabetical-index-mark-end text:id="IMark60010728"/><text:alphabetical-index-mark-end text:id="IMark60010152"/><text:alphabetical-index-mark-end text:id="IMark60008824"/><text:alphabetical-index-mark-end text:id="IMark60007496"/><text:alphabetical-index-mark-end text:id="IMark60006168"/><text:alphabetical-index-mark-end text:id="IMark60004840"/><text:alphabetical-index-mark-end text:id="IMark56924744"/><text:alphabetical-index-mark-end text:id="IMark57865624"/><text:alphabetical-index-mark-end text:id="IMark57864296"/><text:alphabetical-index-mark-end text:id="IMark57862968"/><text:alphabetical-index-mark-end text:id="IMark57861640"/><text:alphabetical-index-mark-end text:id="IMark57860584"/>s<text:alphabetical-index-mark-end text:id="IMark59481112"/> <text:span text:style-name="T9">related to this </text:span><text:alphabetical-index-mark-start text:id="IMark62590552"/><text:alphabetical-index-mark-start text:id="IMark62591848"/><text:span text:style-name="T9">module</text:span><text:alphabetical-index-mark-end text:id="IMark62591848"/><text:alphabetical-index-mark-end text:id="IMark62590552"/>.</text:p>
          <text:p text:style-name="P113"/>
        </text:list-item>
        <text:list-item>
          <text:p text:style-name="P113"><text:alphabetical-index-mark-start text:id="IMark61463128"/><text:alphabetical-index-mark-start text:id="IMark57803448"/><text:alphabetical-index-mark-start text:id="IMark59743656"/><text:alphabetical-index-mark-start text:id="IMark62321496"/><text:alphabetical-index-mark-start text:id="IMark60829688"/><text:alphabetical-index-mark-start text:id="IMark60830952"/><text:alphabetical-index-mark-start text:id="IMark59161320"/>CONTRIBUTING<text:alphabetical-index-mark-end text:id="IMark59161320"/><text:alphabetical-index-mark-end text:id="IMark60830952"/><text:alphabetical-index-mark-end text:id="IMark60829688"/><text:alphabetical-index-mark-end text:id="IMark62321496"/><text:alphabetical-index-mark-end text:id="IMark59743656"/><text:alphabetical-index-mark-end text:id="IMark57803448"/><text:alphabetical-index-mark-end text:id="IMark61463128"/>.md: if you wan<text:span text:style-name="T44">t</text:span> to <text:alphabetical-index-mark-start text:id="IMark54884312"/><text:alphabetical-index-mark-start text:id="IMark61464088"/><text:alphabetical-index-mark-start text:id="IMark49877032"/><text:alphabetical-index-mark-start text:id="IMark54886104"/><text:alphabetical-index-mark-start text:id="IMark28824536"/><text:alphabetical-index-mark-start text:id="IMark58628472"/>contribute<text:alphabetical-index-mark-end text:id="IMark58628472"/><text:alphabetical-index-mark-end text:id="IMark28824536"/><text:alphabetical-index-mark-end text:id="IMark54886104"/><text:alphabetical-index-mark-end text:id="IMark49877032"/><text:alphabetical-index-mark-end text:id="IMark61464088"/><text:alphabetical-index-mark-end text:id="IMark54884312"/> to this <text:alphabetical-index-mark-start text:id="IMark58510056"/><text:alphabetical-index-mark-start text:id="IMark58342104"/>project<text:alphabetical-index-mark-end text:id="IMark58342104"/><text:alphabetical-index-mark-end text:id="IMark58510056"/>.</text:p>
          <text:p text:style-name="P113"/>
        </text:list-item>
        <text:list-item>
          <text:p text:style-name="P107"><text:alphabetical-index-mark-start text:id="IMark62321032"/><text:alphabetical-index-mark-start text:id="IMark56566648"/><text:alphabetical-index-mark-start text:id="IMark56408184"/><text:alphabetical-index-mark-start text:id="IMark61309048"/><text:alphabetical-index-mark-start text:id="IMark58511320"/><text:alphabetical-index-mark-start text:id="IMark61307784"/><text:alphabetical-index-mark-start text:id="IMark55458440"/>COPYING<text:alphabetical-index-mark-end text:id="IMark55458440"/><text:alphabetical-index-mark-end text:id="IMark61307784"/><text:alphabetical-index-mark-end text:id="IMark58511320"/><text:alphabetical-index-mark-end text:id="IMark61309048"/><text:alphabetical-index-mark-end text:id="IMark56408184"/><text:alphabetical-index-mark-end text:id="IMark56566648"/><text:alphabetical-index-mark-end text:id="IMark62321032"/>: for <text:alphabetical-index-mark-start text:id="IMark35768392"/><text:alphabetical-index-mark-start text:id="IMark28895672"/><text:alphabetical-index-mark-start text:id="IMark57370952"/><text:alphabetical-index-mark-start text:id="IMark60641544"/><text:alphabetical-index-mark-start text:id="IMark60373448"/><text:alphabetical-index-mark-start text:id="IMark35801496"/><text:alphabetical-index-mark-start text:id="IMark62785688"/><text:alphabetical-index-mark-start text:id="IMark55136968"/><text:alphabetical-index-mark-start text:id="IMark55135704"/><text:alphabetical-index-mark-start text:id="IMark62322760"/><text:alphabetical-index-mark-start text:id="IMark61306520"/><text:alphabetical-index-mark-start text:id="IMark43434600"/><text:alphabetical-index-mark-start text:id="IMark59587592"/><text:alphabetical-index-mark-start text:id="IMark35597272"/><text:alphabetical-index-mark-start text:id="IMark52856648"/><text:alphabetical-index-mark-start text:id="IMark59586328"/><text:alphabetical-index-mark-start text:id="IMark58631192"/><text:alphabetical-index-mark-start text:id="IMark61463128"/><text:alphabetical-index-mark-start text:id="IMark57803448"/><text:alphabetical-index-mark-start text:id="IMark59743656"/><text:alphabetical-index-mark-start text:id="IMark62321496"/><text:alphabetical-index-mark-start text:id="IMark60829688"/><text:alphabetical-index-mark-start text:id="IMark60830952"/>license<text:alphabetical-index-mark-end text:id="IMark60830952"/><text:alphabetical-index-mark-end text:id="IMark60829688"/><text:alphabetical-index-mark-end text:id="IMark62321496"/><text:alphabetical-index-mark-end text:id="IMark59743656"/><text:alphabetical-index-mark-end text:id="IMark57803448"/><text:alphabetical-index-mark-end text:id="IMark61463128"/><text:alphabetical-index-mark-end text:id="IMark58631192"/><text:alphabetical-index-mark-end text:id="IMark59586328"/><text:alphabetical-index-mark-end text:id="IMark52856648"/><text:alphabetical-index-mark-end text:id="IMark35597272"/><text:alphabetical-index-mark-end text:id="IMark59587592"/><text:alphabetical-index-mark-end text:id="IMark43434600"/><text:alphabetical-index-mark-end text:id="IMark61306520"/><text:alphabetical-index-mark-end text:id="IMark62322760"/><text:alphabetical-index-mark-end text:id="IMark55135704"/><text:alphabetical-index-mark-end text:id="IMark55136968"/><text:alphabetical-index-mark-end text:id="IMark62785688"/><text:alphabetical-index-mark-end text:id="IMark35801496"/><text:alphabetical-index-mark-end text:id="IMark60373448"/><text:alphabetical-index-mark-end text:id="IMark60641544"/><text:alphabetical-index-mark-end text:id="IMark57370952"/><text:alphabetical-index-mark-end text:id="IMark28895672"/><text:alphabetical-index-mark-end text:id="IMark35768392"/> <text:alphabetical-index-mark-start text:id="IMark59161320"/>in<text:alphabetical-index-mark-start text:id="IMark54326184"/><text:alphabetical-index-mark-start text:id="IMark58342104"/><text:alphabetical-index-mark-start text:id="IMark58510056"/><text:alphabetical-index-mark-start text:id="IMark54884312"/><text:alphabetical-index-mark-start text:id="IMark61464088"/><text:alphabetical-index-mark-start text:id="IMark49877032"/><text:alphabetical-index-mark-start text:id="IMark54886104"/><text:alphabetical-index-mark-start text:id="IMark28824536"/><text:alphabetical-index-mark-start text:id="IMark58628472"/><text:alphabetical-index-mark-start text:id="IMark56387960"/><text:alphabetical-index-mark-start text:id="IMark52870952"/><text:alphabetical-index-mark-start text:id="IMark49922488"/><text:alphabetical-index-mark-start text:id="IMark61416472"/><text:alphabetical-index-mark-start text:id="IMark61414968"/><text:alphabetical-index-mark-start text:id="IMark43451096"/><text:alphabetical-index-mark-start text:id="IMark58351048"/><text:alphabetical-index-mark-start text:id="IMark29549080"/><text:alphabetical-index-mark-start text:id="IMark57861928"/><text:alphabetical-index-mark-start text:id="IMark57863720"/><text:alphabetical-index-mark-start text:id="IMark57865240"/><text:alphabetical-index-mark-start text:id="IMark60005592"/><text:alphabetical-index-mark-start text:id="IMark60006872"/>format<text:alphabetical-index-mark-end text:id="IMark60006872"/><text:alphabetical-index-mark-end text:id="IMark60005592"/><text:alphabetical-index-mark-end text:id="IMark57865240"/><text:alphabetical-index-mark-end text:id="IMark57863720"/><text:alphabetical-index-mark-end text:id="IMark57861928"/><text:alphabetical-index-mark-end text:id="IMark29549080"/><text:alphabetical-index-mark-end text:id="IMark58351048"/><text:alphabetical-index-mark-end text:id="IMark43451096"/><text:alphabetical-index-mark-end text:id="IMark61414968"/><text:alphabetical-index-mark-end text:id="IMark61416472"/><text:alphabetical-index-mark-end text:id="IMark49922488"/><text:alphabetical-index-mark-end text:id="IMark52870952"/><text:alphabetical-index-mark-end text:id="IMark56387960"/><text:alphabetical-index-mark-end text:id="IMark58628472"/><text:alphabetical-index-mark-end text:id="IMark28824536"/><text:alphabetical-index-mark-end text:id="IMark54886104"/><text:alphabetical-index-mark-end text:id="IMark49877032"/><text:alphabetical-index-mark-end text:id="IMark61464088"/><text:alphabetical-index-mark-end text:id="IMark54884312"/><text:alphabetical-index-mark-end text:id="IMark58510056"/><text:alphabetical-index-mark-end text:id="IMark58342104"/><text:alphabetical-index-mark-end text:id="IMark54326184"/>ion<text:alphabetical-index-mark-end text:id="IMark59161320"/>.</text:p>
        </text:list-item>
      </text:list>
      <text:p text:style-name="P40"/>
      <text:p text:style-name="P40"/>
      <text:p text:style-name="P61">Also read the documentation regarding <text:alphabetical-index-mark-start text:id="IMark54884312"/><text:alphabetical-index-mark-start text:id="IMark61464088"/><text:alphabetical-index-mark-start text:id="IMark49877032"/><text:alphabetical-index-mark-start text:id="IMark54886104"/><text:alphabetical-index-mark-start text:id="IMark28824536"/><text:alphabetical-index-mark-start text:id="IMark58628472"/><text:alphabetical-index-mark-start text:id="IMark56387960"/><text:alphabetical-index-mark-start text:id="IMark52870952"/><text:alphabetical-index-mark-start text:id="IMark35768392"/><text:alphabetical-index-mark-start text:id="IMark28895672"/><text:alphabetical-index-mark-start text:id="IMark57370952"/><text:alphabetical-index-mark-start text:id="IMark60641544"/><text:alphabetical-index-mark-start text:id="IMark60373448"/><text:alphabetical-index-mark-start text:id="IMark35801496"/><text:alphabetical-index-mark-start text:id="IMark62785688"/><text:alphabetical-index-mark-start text:id="IMark55136968"/><text:alphabetical-index-mark-start text:id="IMark55135704"/><text:alphabetical-index-mark-start text:id="IMark62322760"/>Sql<text:alphabetical-index-mark-end text:id="IMark62322760"/><text:alphabetical-index-mark-end text:id="IMark55135704"/><text:alphabetical-index-mark-end text:id="IMark55136968"/><text:alphabetical-index-mark-end text:id="IMark62785688"/><text:alphabetical-index-mark-end text:id="IMark35801496"/><text:alphabetical-index-mark-end text:id="IMark60373448"/><text:alphabetical-index-mark-end text:id="IMark60641544"/><text:alphabetical-index-mark-end text:id="IMark57370952"/><text:alphabetical-index-mark-end text:id="IMark28895672"/><text:alphabetical-index-mark-end text:id="IMark35768392"/><text:alphabetical-index-mark-end text:id="IMark52870952"/><text:alphabetical-index-mark-end text:id="IMark56387960"/>ite<text:alphabetical-index-mark-end text:id="IMark58628472"/><text:alphabetical-index-mark-end text:id="IMark28824536"/><text:alphabetical-index-mark-end text:id="IMark54886104"/><text:alphabetical-index-mark-end text:id="IMark49877032"/><text:alphabetical-index-mark-end text:id="IMark61464088"/><text:alphabetical-index-mark-end text:id="IMark54884312"/>3, <text:alphabetical-index-mark-start text:id="IMark61306520"/><text:alphabetical-index-mark-start text:id="IMark43434600"/><text:alphabetical-index-mark-start text:id="IMark59587592"/><text:alphabetical-index-mark-start text:id="IMark35597272"/><text:alphabetical-index-mark-start text:id="IMark52856648"/><text:alphabetical-index-mark-start text:id="IMark59586328"/>HDF5<text:alphabetical-index-mark-end text:id="IMark59586328"/><text:alphabetical-index-mark-end text:id="IMark52856648"/><text:alphabetical-index-mark-end text:id="IMark35597272"/><text:alphabetical-index-mark-end text:id="IMark59587592"/><text:alphabetical-index-mark-end text:id="IMark43434600"/><text:alphabetical-index-mark-end text:id="IMark61306520"/> and <text:alphabetical-index-mark-start text:id="IMark58631192"/><text:alphabetical-index-mark-start text:id="IMark61463128"/><text:alphabetical-index-mark-start text:id="IMark57803448"/><text:alphabetical-index-mark-start text:id="IMark59743656"/><text:alphabetical-index-mark-start text:id="IMark62321496"/><text:alphabetical-index-mark-start text:id="IMark60829688"/>HDFql<text:alphabetical-index-mark-end text:id="IMark60829688"/><text:alphabetical-index-mark-end text:id="IMark62321496"/><text:alphabetical-index-mark-end text:id="IMark59743656"/><text:alphabetical-index-mark-end text:id="IMark57803448"/><text:alphabetical-index-mark-end text:id="IMark61463128"/><text:alphabetical-index-mark-end text:id="IMark58631192"/> <text:alphabetical-index-mark-start text:id="IMark60830952"/><text:alphabetical-index-mark-start text:id="IMark62321032"/><text:alphabetical-index-mark-start text:id="IMark56566648"/><text:alphabetical-index-mark-start text:id="IMark56408184"/><text:alphabetical-index-mark-start text:id="IMark61309048"/><text:alphabetical-index-mark-start text:id="IMark58511320"/>license<text:alphabetical-index-mark-end text:id="IMark58511320"/><text:alphabetical-index-mark-end text:id="IMark61309048"/><text:alphabetical-index-mark-end text:id="IMark56408184"/><text:alphabetical-index-mark-end text:id="IMark56566648"/><text:alphabetical-index-mark-end text:id="IMark62321032"/><text:alphabetical-index-mark-end text:id="IMark60830952"/>s which should be taken into account in addition to the <text:alphabetical-index-mark-start text:id="IMark61307784"/><text:alphabetical-index-mark-start text:id="IMark55458440"/><text:alphabetical-index-mark-start text:id="IMark59161320"/><text:alphabetical-index-mark-start text:id="IMark54326184"/><text:alphabetical-index-mark-start text:id="IMark58510056"/><text:alphabetical-index-mark-start text:id="IMark58342104"/>license<text:alphabetical-index-mark-end text:id="IMark58342104"/><text:alphabetical-index-mark-end text:id="IMark58510056"/><text:alphabetical-index-mark-end text:id="IMark54326184"/><text:alphabetical-index-mark-end text:id="IMark59161320"/><text:alphabetical-index-mark-end text:id="IMark55458440"/><text:alphabetical-index-mark-end text:id="IMark61307784"/> applicable to <text:alphabetical-index-mark-start text:id="IMark60010728"/><text:alphabetical-index-mark-start text:id="IMark61537208"/><text:alphabetical-index-mark-start text:id="IMark50464984"/><text:alphabetical-index-mark-start text:id="IMark58706728"/><text:alphabetical-index-mark-start text:id="IMark60490568"/><text:alphabetical-index-mark-start text:id="IMark60491896"/><text:alphabetical-index-mark-start text:id="IMark60402856"/><text:alphabetical-index-mark-start text:id="IMark60404184"/><text:alphabetical-index-mark-start text:id="IMark60405512"/><text:alphabetical-index-mark-start text:id="IMark60406840"/><text:alphabetical-index-mark-start text:id="IMark60408168"/><text:alphabetical-index-mark-start text:id="IMark60409528"/>sql<text:alphabetical-index-mark-end text:id="IMark60409528"/><text:alphabetical-index-mark-end text:id="IMark60408168"/><text:alphabetical-index-mark-end text:id="IMark60406840"/><text:alphabetical-index-mark-end text:id="IMark60405512"/><text:alphabetical-index-mark-end text:id="IMark60404184"/><text:alphabetical-index-mark-end text:id="IMark60402856"/><text:alphabetical-index-mark-end text:id="IMark60491896"/><text:alphabetical-index-mark-end text:id="IMark60490568"/><text:alphabetical-index-mark-end text:id="IMark58706728"/><text:alphabetical-index-mark-end text:id="IMark50464984"/><text:alphabetical-index-mark-end text:id="IMark61537208"/><text:alphabetical-index-mark-end text:id="IMark60010728"/>p.</text:p>
      <text:p text:style-name="P40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17" text:outline-level="1"><text:alphabetical-index-mark-start text:id="IMark61307784"/>Table<text:alphabetical-index-mark-end text:id="IMark61307784"/> of Contents</text:h>
          </text:index-title>
          <text:p text:style-name="P114"><text:a xlink:type="simple" xlink:href="#__RefHeading___Toc941_76759228" text:style-name="Index_20_Link" text:visited-style-name="Index_20_Link"><text:span text:style-name="Index_20_Link"/></text:a></text:p>
          <text:p text:style-name="P114"><text:a xlink:type="simple" xlink:href="#__RefHeading___Toc941_76759228" text:style-name="Index_20_Link" text:visited-style-name="Index_20_Link">Abstract.<text:tab/>1</text:a></text:p>
          <text:p text:style-name="P114"><text:a xlink:type="simple" xlink:href="#__RefHeading___Toc943_76759228" text:style-name="Index_20_Link" text:visited-style-name="Index_20_Link">Keywords.<text:tab/>1</text:a></text:p>
          <text:p text:style-name="P114"><text:a xlink:type="simple" xlink:href="#__RefHeading___Toc945_76759228" text:style-name="Index_20_Link" text:visited-style-name="Index_20_Link">Acknowledgements.<text:tab/>1</text:a></text:p>
          <text:p text:style-name="P114"><text:alphabetical-index-mark-start text:id="IMark62322760"/><text:a xlink:type="simple" xlink:href="#__RefHeading___Toc947_76759228" text:style-name="Index_20_Link" text:visited-style-name="Index_20_Link">License</text:a><text:alphabetical-index-mark-end text:id="IMark62322760"/><text:a xlink:type="simple" xlink:href="#__RefHeading___Toc947_76759228" text:style-name="Index_20_Link" text:visited-style-name="Index_20_Link"> and info for contributors.<text:tab/>2</text:a></text:p>
          <text:p text:style-name="P114"><text:a xlink:type="simple" xlink:href="#__RefHeading___Toc949_76759228" text:style-name="Index_20_Link" text:visited-style-name="Index_20_Link">1. Introduction.<text:tab/>5</text:a></text:p>
          <text:p text:style-name="P114"><text:a xlink:type="simple" xlink:href="#__RefHeading___Toc951_76759228" text:style-name="Index_20_Link" text:visited-style-name="Index_20_Link">2. Conventions, caveats and base conditions for development.<text:tab/>7</text:a></text:p>
          <text:p text:style-name="P114"><text:a xlink:type="simple" xlink:href="#__RefHeading___Toc953_76759228" text:style-name="Index_20_Link" text:visited-style-name="Index_20_Link">2.1. Terms and abbreviations used.<text:tab/>7</text:a></text:p>
          <text:p text:style-name="P114"><text:a xlink:type="simple" xlink:href="#__RefHeading___Toc955_76759228" text:style-name="Index_20_Link" text:visited-style-name="Index_20_Link">2.2. Caveats.<text:tab/>8</text:a></text:p>
          <text:p text:style-name="P114"><text:a xlink:type="simple" xlink:href="#__RefHeading___Toc957_76759228" text:style-name="Index_20_Link" text:visited-style-name="Index_20_Link">2.3.1. </text:a><text:alphabetical-index-mark-start text:id="IMark55136968"/><text:alphabetical-index-mark-start text:id="IMark61307784"/><text:a xlink:type="simple" xlink:href="#__RefHeading___Toc957_76759228" text:style-name="Index_20_Link" text:visited-style-name="Index_20_Link">SQL</text:a><text:alphabetical-index-mark-end text:id="IMark61307784"/><text:alphabetical-index-mark-end text:id="IMark55136968"/><text:a xlink:type="simple" xlink:href="#__RefHeading___Toc957_76759228" text:style-name="Index_20_Link" text:visited-style-name="Index_20_Link"> </text:a><text:alphabetical-index-mark-start text:id="IMark58510056"/><text:a xlink:type="simple" xlink:href="#__RefHeading___Toc957_76759228" text:style-name="Index_20_Link" text:visited-style-name="Index_20_Link">dialect</text:a><text:alphabetical-index-mark-end text:id="IMark58510056"/><text:a xlink:type="simple" xlink:href="#__RefHeading___Toc957_76759228" text:style-name="Index_20_Link" text:visited-style-name="Index_20_Link"> for </text:a><text:alphabetical-index-mark-start text:id="IMark59161320"/><text:alphabetical-index-mark-start text:id="IMark55458440"/><text:alphabetical-index-mark-start text:id="IMark62321032"/><text:a xlink:type="simple" xlink:href="#__RefHeading___Toc957_76759228" text:style-name="Index_20_Link" text:visited-style-name="Index_20_Link">Sql</text:a><text:alphabetical-index-mark-end text:id="IMark62321032"/><text:alphabetical-index-mark-end text:id="IMark55458440"/><text:a xlink:type="simple" xlink:href="#__RefHeading___Toc957_76759228" text:style-name="Index_20_Link" text:visited-style-name="Index_20_Link">ite</text:a><text:alphabetical-index-mark-end text:id="IMark59161320"/><text:a xlink:type="simple" xlink:href="#__RefHeading___Toc957_76759228" text:style-name="Index_20_Link" text:visited-style-name="Index_20_Link">3.<text:tab/>8</text:a></text:p>
          <text:p text:style-name="P114"><text:a xlink:type="simple" xlink:href="#__RefHeading___Toc959_76759228" text:style-name="Index_20_Link" text:visited-style-name="Index_20_Link">2.3.2. Retrieval of </text:a><text:alphabetical-index-mark-start text:id="IMark62321032"/><text:a xlink:type="simple" xlink:href="#__RefHeading___Toc959_76759228" text:style-name="Index_20_Link" text:visited-style-name="Index_20_Link">query</text:a><text:alphabetical-index-mark-end text:id="IMark62321032"/><text:a xlink:type="simple" xlink:href="#__RefHeading___Toc959_76759228" text:style-name="Index_20_Link" text:visited-style-name="Index_20_Link"> </text:a><text:alphabetical-index-mark-start text:id="IMark35597272"/><text:alphabetical-index-mark-start text:id="IMark55458440"/><text:a xlink:type="simple" xlink:href="#__RefHeading___Toc959_76759228" text:style-name="Index_20_Link" text:visited-style-name="Index_20_Link">result</text:a><text:alphabetical-index-mark-end text:id="IMark55458440"/><text:a xlink:type="simple" xlink:href="#__RefHeading___Toc959_76759228" text:style-name="Index_20_Link" text:visited-style-name="Index_20_Link">s</text:a><text:alphabetical-index-mark-end text:id="IMark35597272"/><text:a xlink:type="simple" xlink:href="#__RefHeading___Toc959_76759228" text:style-name="Index_20_Link" text:visited-style-name="Index_20_Link">.<text:tab/>8</text:a></text:p>
          <text:p text:style-name="P114"><text:a xlink:type="simple" xlink:href="#__RefHeading___Toc961_76759228" text:style-name="Index_20_Link" text:visited-style-name="Index_20_Link">2.3.3. </text:a><text:alphabetical-index-mark-start text:id="IMark61463128"/><text:alphabetical-index-mark-start text:id="IMark56566648"/><text:a xlink:type="simple" xlink:href="#__RefHeading___Toc961_76759228" text:style-name="Index_20_Link" text:visited-style-name="Index_20_Link">Sql</text:a><text:alphabetical-index-mark-end text:id="IMark56566648"/><text:alphabetical-index-mark-end text:id="IMark61463128"/><text:a xlink:type="simple" xlink:href="#__RefHeading___Toc961_76759228" text:style-name="Index_20_Link" text:visited-style-name="Index_20_Link">, </text:a><text:alphabetical-index-mark-start text:id="IMark56408184"/><text:a xlink:type="simple" xlink:href="#__RefHeading___Toc961_76759228" text:style-name="Index_20_Link" text:visited-style-name="Index_20_Link">HDFql</text:a><text:alphabetical-index-mark-end text:id="IMark56408184"/><text:a xlink:type="simple" xlink:href="#__RefHeading___Toc961_76759228" text:style-name="Index_20_Link" text:visited-style-name="Index_20_Link"> </text:a><text:alphabetical-index-mark-start text:id="IMark62321496"/><text:a xlink:type="simple" xlink:href="#__RefHeading___Toc961_76759228" text:style-name="Index_20_Link" text:visited-style-name="Index_20_Link">file</text:a><text:alphabetical-index-mark-end text:id="IMark62321496"/><text:a xlink:type="simple" xlink:href="#__RefHeading___Toc961_76759228" text:style-name="Index_20_Link" text:visited-style-name="Index_20_Link">s and </text:a><text:alphabetical-index-mark-start text:id="IMark60830952"/><text:a xlink:type="simple" xlink:href="#__RefHeading___Toc961_76759228" text:style-name="Index_20_Link" text:visited-style-name="Index_20_Link">composite</text:a><text:alphabetical-index-mark-end text:id="IMark60830952"/><text:a xlink:type="simple" xlink:href="#__RefHeading___Toc961_76759228" text:style-name="Index_20_Link" text:visited-style-name="Index_20_Link"> </text:a><text:alphabetical-index-mark-start text:id="IMark59743656"/><text:a xlink:type="simple" xlink:href="#__RefHeading___Toc961_76759228" text:style-name="Index_20_Link" text:visited-style-name="Index_20_Link">query</text:a><text:alphabetical-index-mark-end text:id="IMark59743656"/><text:a xlink:type="simple" xlink:href="#__RefHeading___Toc961_76759228" text:style-name="Index_20_Link" text:visited-style-name="Index_20_Link"> </text:a><text:alphabetical-index-mark-start text:id="IMark55458440"/><text:a xlink:type="simple" xlink:href="#__RefHeading___Toc961_76759228" text:style-name="Index_20_Link" text:visited-style-name="Index_20_Link">syntax</text:a><text:alphabetical-index-mark-end text:id="IMark55458440"/><text:a xlink:type="simple" xlink:href="#__RefHeading___Toc961_76759228" text:style-name="Index_20_Link" text:visited-style-name="Index_20_Link">.<text:tab/>10</text:a></text:p>
          <text:p text:style-name="P114"><text:a xlink:type="simple" xlink:href="#__RefHeading___Toc963_76759228" text:style-name="Index_20_Link" text:visited-style-name="Index_20_Link">2.3.4. </text:a><text:alphabetical-index-mark-start text:id="IMark59587592"/><text:alphabetical-index-mark-start text:id="IMark43434600"/><text:a xlink:type="simple" xlink:href="#__RefHeading___Toc963_76759228" text:style-name="Index_20_Link" text:visited-style-name="Index_20_Link">System</text:a><text:alphabetical-index-mark-end text:id="IMark43434600"/><text:alphabetical-index-mark-end text:id="IMark59587592"/><text:a xlink:type="simple" xlink:href="#__RefHeading___Toc963_76759228" text:style-name="Index_20_Link" text:visited-style-name="Index_20_Link"> </text:a><text:alphabetical-index-mark-start text:id="IMark61306520"/><text:a xlink:type="simple" xlink:href="#__RefHeading___Toc963_76759228" text:style-name="Index_20_Link" text:visited-style-name="Index_20_Link">call</text:a><text:alphabetical-index-mark-end text:id="IMark61306520"/><text:a xlink:type="simple" xlink:href="#__RefHeading___Toc963_76759228" text:style-name="Index_20_Link" text:visited-style-name="Index_20_Link">s.<text:tab/>11</text:a></text:p>
          <text:p text:style-name="P114"><text:a xlink:type="simple" xlink:href="#__RefHeading___Toc14020_852932957" text:style-name="Index_20_Link" text:visited-style-name="Index_20_Link">2.3.5. Differences between </text:a><text:alphabetical-index-mark-start text:id="IMark52856648"/><text:alphabetical-index-mark-start text:id="IMark58510056"/><text:a xlink:type="simple" xlink:href="#__RefHeading___Toc14020_852932957" text:style-name="Index_20_Link" text:visited-style-name="Index_20_Link">SQL</text:a><text:alphabetical-index-mark-end text:id="IMark58510056"/><text:alphabetical-index-mark-end text:id="IMark52856648"/><text:a xlink:type="simple" xlink:href="#__RefHeading___Toc14020_852932957" text:style-name="Index_20_Link" text:visited-style-name="Index_20_Link"> and </text:a><text:alphabetical-index-mark-start text:id="IMark55135704"/><text:a xlink:type="simple" xlink:href="#__RefHeading___Toc14020_852932957" text:style-name="Index_20_Link" text:visited-style-name="Index_20_Link">HDFql</text:a><text:alphabetical-index-mark-end text:id="IMark55135704"/><text:a xlink:type="simple" xlink:href="#__RefHeading___Toc14020_852932957" text:style-name="Index_20_Link" text:visited-style-name="Index_20_Link">.<text:tab/>12</text:a></text:p>
          <text:p text:style-name="P114"><text:a xlink:type="simple" xlink:href="#__RefHeading___Toc965_76759228" text:style-name="Index_20_Link" text:visited-style-name="Index_20_Link">3. Development.<text:tab/>14</text:a></text:p>
          <text:p text:style-name="P114"><text:a xlink:type="simple" xlink:href="#__RefHeading___Toc967_76759228" text:style-name="Index_20_Link" text:visited-style-name="Index_20_Link">3.1. Possible developments in the future.<text:tab/>14</text:a></text:p>
          <text:p text:style-name="P114"><text:a xlink:type="simple" xlink:href="#__RefHeading___Toc969_76759228" text:style-name="Index_20_Link" text:visited-style-name="Index_20_Link">3.1.1. Embed </text:a><text:alphabetical-index-mark-start text:id="IMark60641544"/><text:alphabetical-index-mark-start text:id="IMark61309048"/><text:a xlink:type="simple" xlink:href="#__RefHeading___Toc969_76759228" text:style-name="Index_20_Link" text:visited-style-name="Index_20_Link">sql</text:a><text:alphabetical-index-mark-end text:id="IMark61309048"/><text:alphabetical-index-mark-end text:id="IMark60641544"/><text:a xlink:type="simple" xlink:href="#__RefHeading___Toc969_76759228" text:style-name="Index_20_Link" text:visited-style-name="Index_20_Link">p in a multi </text:a><text:alphabetical-index-mark-start text:id="IMark62321496"/><text:a xlink:type="simple" xlink:href="#__RefHeading___Toc969_76759228" text:style-name="Index_20_Link" text:visited-style-name="Index_20_Link">thread</text:a><text:alphabetical-index-mark-end text:id="IMark62321496"/><text:a xlink:type="simple" xlink:href="#__RefHeading___Toc969_76759228" text:style-name="Index_20_Link" text:visited-style-name="Index_20_Link">ed </text:a><text:alphabetical-index-mark-start text:id="IMark58511320"/><text:a xlink:type="simple" xlink:href="#__RefHeading___Toc969_76759228" text:style-name="Index_20_Link" text:visited-style-name="Index_20_Link">environment</text:a><text:alphabetical-index-mark-end text:id="IMark58511320"/><text:a xlink:type="simple" xlink:href="#__RefHeading___Toc969_76759228" text:style-name="Index_20_Link" text:visited-style-name="Index_20_Link">.<text:tab/>14</text:a></text:p>
          <text:p text:style-name="P114"><text:a xlink:type="simple" xlink:href="#__RefHeading___Toc971_76759228" text:style-name="Index_20_Link" text:visited-style-name="Index_20_Link">3.1.2. </text:a><text:alphabetical-index-mark-start text:id="IMark61463128"/><text:a xlink:type="simple" xlink:href="#__RefHeading___Toc971_76759228" text:style-name="Index_20_Link" text:visited-style-name="Index_20_Link">Call</text:a><text:alphabetical-index-mark-end text:id="IMark61463128"/><text:a xlink:type="simple" xlink:href="#__RefHeading___Toc971_76759228" text:style-name="Index_20_Link" text:visited-style-name="Index_20_Link"> </text:a><text:alphabetical-index-mark-start text:id="IMark60829688"/><text:alphabetical-index-mark-start text:id="IMark59587592"/><text:a xlink:type="simple" xlink:href="#__RefHeading___Toc971_76759228" text:style-name="Index_20_Link" text:visited-style-name="Index_20_Link">sql</text:a><text:alphabetical-index-mark-end text:id="IMark59587592"/><text:alphabetical-index-mark-end text:id="IMark60829688"/><text:a xlink:type="simple" xlink:href="#__RefHeading___Toc971_76759228" text:style-name="Index_20_Link" text:visited-style-name="Index_20_Link">p from within an un</text:a><text:alphabetical-index-mark-start text:id="IMark57803448"/><text:a xlink:type="simple" xlink:href="#__RefHeading___Toc971_76759228" text:style-name="Index_20_Link" text:visited-style-name="Index_20_Link">common</text:a><text:alphabetical-index-mark-end text:id="IMark57803448"/><text:a xlink:type="simple" xlink:href="#__RefHeading___Toc971_76759228" text:style-name="Index_20_Link" text:visited-style-name="Index_20_Link"> language.<text:tab/>15</text:a></text:p>
          <text:p text:style-name="P114"><text:a xlink:type="simple" xlink:href="#__RefHeading___Toc973_76759228" text:style-name="Index_20_Link" text:visited-style-name="Index_20_Link">3.1.3. Provide multi </text:a><text:alphabetical-index-mark-start text:id="IMark61464088"/><text:a xlink:type="simple" xlink:href="#__RefHeading___Toc973_76759228" text:style-name="Index_20_Link" text:visited-style-name="Index_20_Link">thread</text:a><text:alphabetical-index-mark-end text:id="IMark61464088"/><text:a xlink:type="simple" xlink:href="#__RefHeading___Toc973_76759228" text:style-name="Index_20_Link" text:visited-style-name="Index_20_Link">ing capability from within </text:a><text:alphabetical-index-mark-start text:id="IMark55135704"/><text:alphabetical-index-mark-start text:id="IMark35768392"/><text:a xlink:type="simple" xlink:href="#__RefHeading___Toc973_76759228" text:style-name="Index_20_Link" text:visited-style-name="Index_20_Link">sql</text:a><text:alphabetical-index-mark-end text:id="IMark35768392"/><text:alphabetical-index-mark-end text:id="IMark55135704"/><text:a xlink:type="simple" xlink:href="#__RefHeading___Toc973_76759228" text:style-name="Index_20_Link" text:visited-style-name="Index_20_Link">p.<text:tab/>15</text:a></text:p>
          <text:p text:style-name="P114"><text:a xlink:type="simple" xlink:href="#__RefHeading___Toc975_76759228" text:style-name="Index_20_Link" text:visited-style-name="Index_20_Link">3.2. </text:a><text:alphabetical-index-mark-start text:id="IMark35597272"/><text:a xlink:type="simple" xlink:href="#__RefHeading___Toc975_76759228" text:style-name="Index_20_Link" text:visited-style-name="Index_20_Link">Operating</text:a><text:alphabetical-index-mark-end text:id="IMark35597272"/><text:a xlink:type="simple" xlink:href="#__RefHeading___Toc975_76759228" text:style-name="Index_20_Link" text:visited-style-name="Index_20_Link"> </text:a><text:alphabetical-index-mark-start text:id="IMark59743656"/><text:alphabetical-index-mark-start text:id="IMark58511320"/><text:a xlink:type="simple" xlink:href="#__RefHeading___Toc975_76759228" text:style-name="Index_20_Link" text:visited-style-name="Index_20_Link">system</text:a><text:alphabetical-index-mark-end text:id="IMark58511320"/><text:alphabetical-index-mark-end text:id="IMark59743656"/><text:a xlink:type="simple" xlink:href="#__RefHeading___Toc975_76759228" text:style-name="Index_20_Link" text:visited-style-name="Index_20_Link">.<text:tab/>15</text:a></text:p>
          <text:p text:style-name="P114"><text:a xlink:type="simple" xlink:href="#__RefHeading___Toc977_76759228" text:style-name="Index_20_Link" text:visited-style-name="Index_20_Link">4. Structure<text:tab/>16</text:a></text:p>
          <text:p text:style-name="P114"><text:a xlink:type="simple" xlink:href="#__RefHeading___Toc979_76759228" text:style-name="Index_20_Link" text:visited-style-name="Index_20_Link">4.1. </text:a><text:alphabetical-index-mark-start text:id="IMark62321032"/><text:a xlink:type="simple" xlink:href="#__RefHeading___Toc979_76759228" text:style-name="Index_20_Link" text:visited-style-name="Index_20_Link">/doc</text:a><text:alphabetical-index-mark-end text:id="IMark62321032"/><text:a xlink:type="simple" xlink:href="#__RefHeading___Toc979_76759228" text:style-name="Index_20_Link" text:visited-style-name="Index_20_Link"><text:tab/>16</text:a></text:p>
          <text:p text:style-name="P114"><text:a xlink:type="simple" xlink:href="#__RefHeading___Toc981_76759228" text:style-name="Index_20_Link" text:visited-style-name="Index_20_Link">4.2. </text:a><text:alphabetical-index-mark-start text:id="IMark60830952"/><text:a xlink:type="simple" xlink:href="#__RefHeading___Toc981_76759228" text:style-name="Index_20_Link" text:visited-style-name="Index_20_Link">/examples</text:a><text:alphabetical-index-mark-end text:id="IMark60830952"/><text:a xlink:type="simple" xlink:href="#__RefHeading___Toc981_76759228" text:style-name="Index_20_Link" text:visited-style-name="Index_20_Link"><text:tab/>16</text:a></text:p>
          <text:p text:style-name="P114"><text:a xlink:type="simple" xlink:href="#__RefHeading___Toc983_76759228" text:style-name="Index_20_Link" text:visited-style-name="Index_20_Link">5. Use<text:tab/>17</text:a></text:p>
          <text:p text:style-name="P114"><text:a xlink:type="simple" xlink:href="#__RefHeading___Toc985_76759228" text:style-name="Index_20_Link" text:visited-style-name="Index_20_Link">5.1. </text:a><text:alphabetical-index-mark-start text:id="IMark58510056"/><text:a xlink:type="simple" xlink:href="#__RefHeading___Toc985_76759228" text:style-name="Index_20_Link" text:visited-style-name="Index_20_Link">Install</text:a><text:alphabetical-index-mark-end text:id="IMark58510056"/><text:a xlink:type="simple" xlink:href="#__RefHeading___Toc985_76759228" text:style-name="Index_20_Link" text:visited-style-name="Index_20_Link">ation<text:tab/>17</text:a></text:p>
          <text:p text:style-name="P114"><text:a xlink:type="simple" xlink:href="#__RefHeading___Toc987_76759228" text:style-name="Index_20_Link" text:visited-style-name="Index_20_Link">5.1.1. Co</text:a><text:alphabetical-index-mark-start text:id="IMark61307784"/><text:a xlink:type="simple" xlink:href="#__RefHeading___Toc987_76759228" text:style-name="Index_20_Link" text:visited-style-name="Index_20_Link">mpi</text:a><text:alphabetical-index-mark-end text:id="IMark61307784"/><text:a xlink:type="simple" xlink:href="#__RefHeading___Toc987_76759228" text:style-name="Index_20_Link" text:visited-style-name="Index_20_Link">lation<text:tab/>17</text:a></text:p>
          <text:p text:style-name="P114"><text:a xlink:type="simple" xlink:href="#__RefHeading___Toc989_76759228" text:style-name="Index_20_Link" text:visited-style-name="Index_20_Link">5.2. De</text:a><text:alphabetical-index-mark-start text:id="IMark56566648"/><text:a xlink:type="simple" xlink:href="#__RefHeading___Toc989_76759228" text:style-name="Index_20_Link" text:visited-style-name="Index_20_Link">install</text:a><text:alphabetical-index-mark-end text:id="IMark56566648"/><text:a xlink:type="simple" xlink:href="#__RefHeading___Toc989_76759228" text:style-name="Index_20_Link" text:visited-style-name="Index_20_Link">ation<text:tab/>18</text:a></text:p>
          <text:p text:style-name="P114"><text:a xlink:type="simple" xlink:href="#__RefHeading___Toc991_76759228" text:style-name="Index_20_Link" text:visited-style-name="Index_20_Link">5.3. </text:a><text:alphabetical-index-mark-start text:id="IMark59743656"/><text:a xlink:type="simple" xlink:href="#__RefHeading___Toc991_76759228" text:style-name="Index_20_Link" text:visited-style-name="Index_20_Link">Call</text:a><text:alphabetical-index-mark-end text:id="IMark59743656"/><text:a xlink:type="simple" xlink:href="#__RefHeading___Toc991_76759228" text:style-name="Index_20_Link" text:visited-style-name="Index_20_Link">ing </text:a><text:alphabetical-index-mark-start text:id="IMark60373448"/><text:alphabetical-index-mark-start text:id="IMark54884312"/><text:a xlink:type="simple" xlink:href="#__RefHeading___Toc991_76759228" text:style-name="Index_20_Link" text:visited-style-name="Index_20_Link">sql</text:a><text:alphabetical-index-mark-end text:id="IMark54884312"/><text:alphabetical-index-mark-end text:id="IMark60373448"/><text:a xlink:type="simple" xlink:href="#__RefHeading___Toc991_76759228" text:style-name="Index_20_Link" text:visited-style-name="Index_20_Link">p with two arguments.<text:tab/>18</text:a></text:p>
          <text:p text:style-name="P114"><text:a xlink:type="simple" xlink:href="#__RefHeading___Toc8555_467953159" text:style-name="Index_20_Link" text:visited-style-name="Index_20_Link">5.4. </text:a><text:alphabetical-index-mark-start text:id="IMark57803448"/><text:a xlink:type="simple" xlink:href="#__RefHeading___Toc8555_467953159" text:style-name="Index_20_Link" text:visited-style-name="Index_20_Link">Call</text:a><text:alphabetical-index-mark-end text:id="IMark57803448"/><text:a xlink:type="simple" xlink:href="#__RefHeading___Toc8555_467953159" text:style-name="Index_20_Link" text:visited-style-name="Index_20_Link">ing </text:a><text:alphabetical-index-mark-start text:id="IMark61309048"/><text:alphabetical-index-mark-start text:id="IMark55458440"/><text:a xlink:type="simple" xlink:href="#__RefHeading___Toc8555_467953159" text:style-name="Index_20_Link" text:visited-style-name="Index_20_Link">sql</text:a><text:alphabetical-index-mark-end text:id="IMark55458440"/><text:alphabetical-index-mark-end text:id="IMark61309048"/><text:a xlink:type="simple" xlink:href="#__RefHeading___Toc8555_467953159" text:style-name="Index_20_Link" text:visited-style-name="Index_20_Link">p with three arguments.<text:tab/>19</text:a></text:p>
          <text:p text:style-name="P114"><text:soft-page-break/><text:a xlink:type="simple" xlink:href="#__RefHeading___Toc6740_413320909" text:style-name="Index_20_Link" text:visited-style-name="Index_20_Link">5.4.1. </text:a><text:alphabetical-index-mark-start text:id="IMark35768392"/><text:a xlink:type="simple" xlink:href="#__RefHeading___Toc6740_413320909" text:style-name="Index_20_Link" text:visited-style-name="Index_20_Link">OPEN_</text:a><text:alphabetical-index-mark-start text:id="IMark61306520"/><text:a xlink:type="simple" xlink:href="#__RefHeading___Toc6740_413320909" text:style-name="Index_20_Link" text:visited-style-name="Index_20_Link">QUERY</text:a><text:alphabetical-index-mark-end text:id="IMark61306520"/><text:a xlink:type="simple" xlink:href="#__RefHeading___Toc6740_413320909" text:style-name="Index_20_Link" text:visited-style-name="Index_20_Link">_CLOSE</text:a><text:alphabetical-index-mark-end text:id="IMark35768392"/><text:a xlink:type="simple" xlink:href="#__RefHeading___Toc6740_413320909" text:style-name="Index_20_Link" text:visited-style-name="Index_20_Link"><text:tab/>20</text:a></text:p>
          <text:p text:style-name="P114"><text:a xlink:type="simple" xlink:href="#__RefHeading___Toc6742_413320909" text:style-name="Index_20_Link" text:visited-style-name="Index_20_Link">5.4.2. </text:a><text:alphabetical-index-mark-start text:id="IMark60373448"/><text:a xlink:type="simple" xlink:href="#__RefHeading___Toc6742_413320909" text:style-name="Index_20_Link" text:visited-style-name="Index_20_Link">TEST_DB</text:a><text:alphabetical-index-mark-end text:id="IMark60373448"/><text:a xlink:type="simple" xlink:href="#__RefHeading___Toc6742_413320909" text:style-name="Index_20_Link" text:visited-style-name="Index_20_Link"><text:tab/>20</text:a></text:p>
          <text:p text:style-name="P114"><text:a xlink:type="simple" xlink:href="#__RefHeading___Toc10215_1965016994" text:style-name="Index_20_Link" text:visited-style-name="Index_20_Link">5.4.3. </text:a><text:alphabetical-index-mark-start text:id="IMark54886104"/><text:alphabetical-index-mark-start text:id="IMark28895672"/><text:a xlink:type="simple" xlink:href="#__RefHeading___Toc10215_1965016994" text:style-name="Index_20_Link" text:visited-style-name="Index_20_Link">OPEN_</text:a><text:alphabetical-index-mark-start text:id="IMark61414968"/><text:a xlink:type="simple" xlink:href="#__RefHeading___Toc10215_1965016994" text:style-name="Index_20_Link" text:visited-style-name="Index_20_Link">QUERY</text:a><text:alphabetical-index-mark-end text:id="IMark61414968"/><text:a xlink:type="simple" xlink:href="#__RefHeading___Toc10215_1965016994" text:style-name="Index_20_Link" text:visited-style-name="Index_20_Link">_CLOSE</text:a><text:alphabetical-index-mark-end text:id="IMark28895672"/><text:a xlink:type="simple" xlink:href="#__RefHeading___Toc10215_1965016994" text:style-name="Index_20_Link" text:visited-style-name="Index_20_Link">_SHOW</text:a><text:alphabetical-index-mark-end text:id="IMark54886104"/><text:a xlink:type="simple" xlink:href="#__RefHeading___Toc10215_1965016994" text:style-name="Index_20_Link" text:visited-style-name="Index_20_Link"><text:tab/>20</text:a></text:p>
          <text:p text:style-name="P114"><text:a xlink:type="simple" xlink:href="#__RefHeading___Toc23964_1670562577" text:style-name="Index_20_Link" text:visited-style-name="Index_20_Link">5.4.4. </text:a><text:alphabetical-index-mark-start text:id="IMark58631192"/><text:alphabetical-index-mark-start text:id="IMark52856648"/><text:a xlink:type="simple" xlink:href="#__RefHeading___Toc23964_1670562577" text:style-name="Index_20_Link" text:visited-style-name="Index_20_Link">PRETTY</text:a><text:alphabetical-index-mark-end text:id="IMark52856648"/><text:a xlink:type="simple" xlink:href="#__RefHeading___Toc23964_1670562577" text:style-name="Index_20_Link" text:visited-style-name="Index_20_Link">_SHOW</text:a><text:alphabetical-index-mark-end text:id="IMark58631192"/><text:a xlink:type="simple" xlink:href="#__RefHeading___Toc23964_1670562577" text:style-name="Index_20_Link" text:visited-style-name="Index_20_Link"><text:tab/>20</text:a></text:p>
          <text:p text:style-name="P114"><text:a xlink:type="simple" xlink:href="#__RefHeading___Toc993_76759228" text:style-name="Index_20_Link" text:visited-style-name="Index_20_Link">6. Sources<text:tab/>22</text:a></text:p>
          <text:p text:style-name="P114"><text:a xlink:type="simple" xlink:href="#__RefHeading___Toc26682_29975777" text:style-name="Index_20_Link" text:visited-style-name="Index_20_Link">7. Alphabetical Index<text:tab/>23</text:a></text:p>
        </text:index-body>
      </text:table-of-content>
      <text:h text:style-name="P116" text:outline-level="1"/>
      <text:h text:style-name="P117" text:outline-level="1"><text:bookmark-start text:name="__RefHeading___Toc949_76759228"/>1. Introduction.<text:bookmark-end text:name="__RefHeading___Toc949_76759228"/></text:h>
      <text:p text:style-name="P8"/>
      <text:p text:style-name="P22"><text:alphabetical-index-mark-start text:id="IMark34680840"/><text:alphabetical-index-mark-start text:id="IMark54884312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464088"/><text:alphabetical-index-mark-start text:id="IMark59743656"/><text:alphabetical-index-mark-start text:id="IMark59586328"/><text:alphabetical-index-mark-start text:id="IMark62322760"/><text:alphabetical-index-mark-start text:id="IMark28895672"/><text:alphabetical-index-mark-start text:id="IMark58510056"/><text:alphabetical-index-mark-start text:id="IMark61306520"/><text:alphabetical-index-mark-start text:id="IMark58511320"/><text:alphabetical-index-mark-start text:id="IMark49877032"/><text:alphabetical-index-mark-start text:id="IMark61309048"/><text:alphabetical-index-mark-start text:id="IMark58628472"/><text:alphabetical-index-mark-start text:id="IMark55458440"/><text:alphabetical-index-mark-start text:id="IMark35597272"/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Sql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<text:alphabetical-index-mark-end text:id="IMark35597272"/><text:alphabetical-index-mark-end text:id="IMark55458440"/><text:alphabetical-index-mark-end text:id="IMark58628472"/><text:alphabetical-index-mark-end text:id="IMark61309048"/><text:alphabetical-index-mark-end text:id="IMark49877032"/><text:alphabetical-index-mark-end text:id="IMark58511320"/><text:alphabetical-index-mark-end text:id="IMark61306520"/>ite<text:alphabetical-index-mark-end text:id="IMark58510056"/><text:alphabetical-index-mark-end text:id="IMark28895672"/><text:alphabetical-index-mark-end text:id="IMark62322760"/><text:alphabetical-index-mark-end text:id="IMark59586328"/><text:alphabetical-index-mark-end text:id="IMark59743656"/><text:alphabetical-index-mark-end text:id="IMark614640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4884312"/><text:alphabetical-index-mark-end text:id="IMark34680840"/>3 is one of the most widely used <text:alphabetical-index-mark-start text:id="IMark60641544"/><text:alphabetical-index-mark-start text:id="IMark43434600"/><text:alphabetical-index-mark-start text:id="IMark62087656"/><text:alphabetical-index-mark-start text:id="IMark61414968"/><text:alphabetical-index-mark-start text:id="IMark56408184"/><text:alphabetical-index-mark-start text:id="IMark61540440"/><text:alphabetical-index-mark-start text:id="IMark58038504"/><text:alphabetical-index-mark-start text:id="IMark61463128"/><text:alphabetical-index-mark-start text:id="IMark59161320"/><text:alphabetical-index-mark-start text:id="IMark59176472"/><text:alphabetical-index-mark-start text:id="IMark59177736"/><text:alphabetical-index-mark-start text:id="IMark59179000"/><text:alphabetical-index-mark-start text:id="IMark56903016"/>relational<text:alphabetical-index-mark-end text:id="IMark56903016"/><text:alphabetical-index-mark-end text:id="IMark59179000"/><text:alphabetical-index-mark-end text:id="IMark59177736"/><text:alphabetical-index-mark-end text:id="IMark59176472"/><text:alphabetical-index-mark-end text:id="IMark59161320"/><text:alphabetical-index-mark-end text:id="IMark61463128"/><text:alphabetical-index-mark-end text:id="IMark58038504"/><text:alphabetical-index-mark-end text:id="IMark61540440"/><text:alphabetical-index-mark-end text:id="IMark56408184"/><text:alphabetical-index-mark-end text:id="IMark61414968"/><text:alphabetical-index-mark-end text:id="IMark62087656"/><text:alphabetical-index-mark-end text:id="IMark43434600"/><text:alphabetical-index-mark-end text:id="IMark60641544"/> <text:alphabetical-index-mark-start text:id="IMark59402088"/><text:alphabetical-index-mark-start text:id="IMark59403352"/><text:alphabetical-index-mark-start text:id="IMark59404616"/><text:alphabetical-index-mark-start text:id="IMark59405944"/><text:alphabetical-index-mark-start text:id="IMark59407272"/><text:alphabetical-index-mark-start text:id="IMark59408600"/><text:alphabetical-index-mark-start text:id="IMark59418888"/><text:alphabetical-index-mark-start text:id="IMark59420216"/><text:alphabetical-index-mark-start text:id="IMark59421544"/><text:alphabetical-index-mark-start text:id="IMark59422872"/><text:alphabetical-index-mark-start text:id="IMark59424200"/><text:alphabetical-index-mark-start text:id="IMark59425528"/><text:alphabetical-index-mark-start text:id="IMark59426856"/>database<text:alphabetical-index-mark-end text:id="IMark59426856"/><text:alphabetical-index-mark-end text:id="IMark59425528"/><text:alphabetical-index-mark-end text:id="IMark59424200"/><text:alphabetical-index-mark-end text:id="IMark59422872"/><text:alphabetical-index-mark-end text:id="IMark59421544"/><text:alphabetical-index-mark-end text:id="IMark59420216"/><text:alphabetical-index-mark-end text:id="IMark59418888"/><text:alphabetical-index-mark-end text:id="IMark59408600"/><text:alphabetical-index-mark-end text:id="IMark59407272"/><text:alphabetical-index-mark-end text:id="IMark59405944"/><text:alphabetical-index-mark-end text:id="IMark59404616"/><text:alphabetical-index-mark-end text:id="IMark59403352"/><text:alphabetical-index-mark-end text:id="IMark59402088"/> <text:alphabetical-index-mark-start text:id="IMark59190728"/><text:alphabetical-index-mark-start text:id="IMark59191992"/><text:alphabetical-index-mark-start text:id="IMark59193320"/><text:alphabetical-index-mark-start text:id="IMark59194648"/><text:alphabetical-index-mark-start text:id="IMark59195976"/><text:alphabetical-index-mark-start text:id="IMark59197304"/><text:alphabetical-index-mark-start text:id="IMark59198632"/><text:alphabetical-index-mark-start text:id="IMark63057208"/><text:alphabetical-index-mark-start text:id="IMark63058536"/><text:alphabetical-index-mark-start text:id="IMark63059864"/><text:alphabetical-index-mark-start text:id="IMark63061192"/><text:alphabetical-index-mark-start text:id="IMark63062520"/><text:alphabetical-index-mark-start text:id="IMark63063848"/><text:alphabetical-index-mark-start text:id="IMark63065176"/><text:alphabetical-index-mark-start text:id="IMark63013672"/><text:alphabetical-index-mark-start text:id="IMark63015000"/><text:alphabetical-index-mark-start text:id="IMark63016328"/><text:alphabetical-index-mark-start text:id="IMark63017656"/><text:alphabetical-index-mark-start text:id="IMark63018984"/><text:alphabetical-index-mark-start text:id="IMark63020312"/><text:alphabetical-index-mark-start text:id="IMark63021640"/><text:alphabetical-index-mark-start text:id="IMark63022968"/><text:alphabetical-index-mark-start text:id="IMark63023064"/><text:alphabetical-index-mark-start text:id="IMark52549736"/><text:alphabetical-index-mark-start text:id="IMark52551064"/><text:alphabetical-index-mark-start text:id="IMark52552424"/>system<text:alphabetical-index-mark-end text:id="IMark52552424"/><text:alphabetical-index-mark-end text:id="IMark52551064"/><text:alphabetical-index-mark-end text:id="IMark52549736"/><text:alphabetical-index-mark-end text:id="IMark63023064"/><text:alphabetical-index-mark-end text:id="IMark63022968"/><text:alphabetical-index-mark-end text:id="IMark63021640"/><text:alphabetical-index-mark-end text:id="IMark63020312"/><text:alphabetical-index-mark-end text:id="IMark63018984"/><text:alphabetical-index-mark-end text:id="IMark63017656"/><text:alphabetical-index-mark-end text:id="IMark63016328"/><text:alphabetical-index-mark-end text:id="IMark63015000"/><text:alphabetical-index-mark-end text:id="IMark63013672"/><text:alphabetical-index-mark-end text:id="IMark63065176"/><text:alphabetical-index-mark-end text:id="IMark63063848"/><text:alphabetical-index-mark-end text:id="IMark63062520"/><text:alphabetical-index-mark-end text:id="IMark63061192"/><text:alphabetical-index-mark-end text:id="IMark63059864"/><text:alphabetical-index-mark-end text:id="IMark63058536"/><text:alphabetical-index-mark-end text:id="IMark63057208"/><text:alphabetical-index-mark-end text:id="IMark59198632"/><text:alphabetical-index-mark-end text:id="IMark59197304"/><text:alphabetical-index-mark-end text:id="IMark59195976"/><text:alphabetical-index-mark-end text:id="IMark59194648"/><text:alphabetical-index-mark-end text:id="IMark59193320"/><text:alphabetical-index-mark-end text:id="IMark59191992"/><text:alphabetical-index-mark-end text:id="IMark59190728"/>s; it is very simple, lightweight and fast, and while it cannot be compared with great <text:alphabetical-index-mark-start text:id="IMark56251112"/><text:alphabetical-index-mark-start text:id="IMark56252696"/><text:alphabetical-index-mark-start text:id="IMark35659720"/><text:alphabetical-index-mark-start text:id="IMark62239640"/><text:alphabetical-index-mark-start text:id="IMark62240968"/><text:alphabetical-index-mark-start text:id="IMark62242296"/><text:alphabetical-index-mark-start text:id="IMark62243624"/><text:alphabetical-index-mark-start text:id="IMark62244952"/><text:alphabetical-index-mark-start text:id="IMark62246280"/><text:alphabetical-index-mark-start text:id="IMark62247608"/><text:alphabetical-index-mark-start text:id="IMark60844216"/><text:alphabetical-index-mark-start text:id="IMark60845544"/><text:alphabetical-index-mark-start text:id="IMark60846872"/>server<text:alphabetical-index-mark-end text:id="IMark60846872"/><text:alphabetical-index-mark-end text:id="IMark60845544"/><text:alphabetical-index-mark-end text:id="IMark60844216"/><text:alphabetical-index-mark-end text:id="IMark62247608"/><text:alphabetical-index-mark-end text:id="IMark62246280"/><text:alphabetical-index-mark-end text:id="IMark62244952"/><text:alphabetical-index-mark-end text:id="IMark62243624"/><text:alphabetical-index-mark-end text:id="IMark62242296"/><text:alphabetical-index-mark-end text:id="IMark62240968"/><text:alphabetical-index-mark-end text:id="IMark62239640"/><text:alphabetical-index-mark-end text:id="IMark35659720"/><text:alphabetical-index-mark-end text:id="IMark56252696"/><text:alphabetical-index-mark-end text:id="IMark56251112"/> - based <text:alphabetical-index-mark-start text:id="IMark62513816"/><text:alphabetical-index-mark-start text:id="IMark62515144"/><text:alphabetical-index-mark-start text:id="IMark62516472"/><text:alphabetical-index-mark-start text:id="IMark62517800"/><text:alphabetical-index-mark-start text:id="IMark60365160"/><text:alphabetical-index-mark-start text:id="IMark43416824"/><text:alphabetical-index-mark-start text:id="IMark43418152"/><text:alphabetical-index-mark-start text:id="IMark43419480"/><text:alphabetical-index-mark-start text:id="IMark43420808"/><text:alphabetical-index-mark-start text:id="IMark43422136"/><text:alphabetical-index-mark-start text:id="IMark43423464"/><text:alphabetical-index-mark-start text:id="IMark43424792"/><text:alphabetical-index-mark-start text:id="IMark62572424"/>relational<text:alphabetical-index-mark-end text:id="IMark62572424"/><text:alphabetical-index-mark-end text:id="IMark43424792"/><text:alphabetical-index-mark-end text:id="IMark43423464"/><text:alphabetical-index-mark-end text:id="IMark43422136"/><text:alphabetical-index-mark-end text:id="IMark43420808"/><text:alphabetical-index-mark-end text:id="IMark43419480"/><text:alphabetical-index-mark-end text:id="IMark43418152"/><text:alphabetical-index-mark-end text:id="IMark43416824"/><text:alphabetical-index-mark-end text:id="IMark60365160"/><text:alphabetical-index-mark-end text:id="IMark62517800"/><text:alphabetical-index-mark-end text:id="IMark62516472"/><text:alphabetical-index-mark-end text:id="IMark62515144"/><text:alphabetical-index-mark-end text:id="IMark62513816"/> <text:alphabetical-index-mark-start text:id="IMark51648856"/><text:alphabetical-index-mark-start text:id="IMark51650152"/><text:alphabetical-index-mark-start text:id="IMark51651480"/><text:alphabetical-index-mark-start text:id="IMark51652808"/><text:alphabetical-index-mark-start text:id="IMark51654136"/><text:alphabetical-index-mark-start text:id="IMark51655464"/><text:alphabetical-index-mark-start text:id="IMark51656792"/><text:alphabetical-index-mark-start text:id="IMark51658120"/><text:alphabetical-index-mark-start text:id="IMark51659448"/><text:alphabetical-index-mark-start text:id="IMark59452856"/><text:alphabetical-index-mark-start text:id="IMark59454184"/><text:alphabetical-index-mark-start text:id="IMark59455512"/><text:alphabetical-index-mark-start text:id="IMark59456840"/>database<text:alphabetical-index-mark-end text:id="IMark59456840"/><text:alphabetical-index-mark-end text:id="IMark59455512"/><text:alphabetical-index-mark-end text:id="IMark59454184"/><text:alphabetical-index-mark-end text:id="IMark59452856"/><text:alphabetical-index-mark-end text:id="IMark51659448"/><text:alphabetical-index-mark-end text:id="IMark51658120"/><text:alphabetical-index-mark-end text:id="IMark51656792"/><text:alphabetical-index-mark-end text:id="IMark51655464"/><text:alphabetical-index-mark-end text:id="IMark51654136"/><text:alphabetical-index-mark-end text:id="IMark51652808"/><text:alphabetical-index-mark-end text:id="IMark51651480"/><text:alphabetical-index-mark-end text:id="IMark51650152"/><text:alphabetical-index-mark-end text:id="IMark51648856"/> <text:alphabetical-index-mark-start text:id="IMark49857096"/><text:alphabetical-index-mark-start text:id="IMark49858424"/><text:alphabetical-index-mark-start text:id="IMark49859752"/><text:alphabetical-index-mark-start text:id="IMark49861080"/><text:alphabetical-index-mark-start text:id="IMark49862408"/><text:alphabetical-index-mark-start text:id="IMark49863736"/><text:alphabetical-index-mark-start text:id="IMark49865064"/><text:alphabetical-index-mark-start text:id="IMark49865640"/><text:alphabetical-index-mark-start text:id="IMark52471944"/><text:alphabetical-index-mark-start text:id="IMark52473272"/><text:alphabetical-index-mark-start text:id="IMark52474600"/><text:alphabetical-index-mark-start text:id="IMark52475928"/><text:alphabetical-index-mark-start text:id="IMark52477256"/><text:alphabetical-index-mark-start text:id="IMark52478584"/><text:alphabetical-index-mark-start text:id="IMark52479912"/><text:alphabetical-index-mark-start text:id="IMark52481240"/><text:alphabetical-index-mark-start text:id="IMark52482568"/><text:alphabetical-index-mark-start text:id="IMark62336520"/><text:alphabetical-index-mark-start text:id="IMark62337784"/><text:alphabetical-index-mark-start text:id="IMark62339112"/><text:alphabetical-index-mark-start text:id="IMark62340440"/><text:alphabetical-index-mark-start text:id="IMark62341768"/><text:alphabetical-index-mark-start text:id="IMark62343096"/><text:alphabetical-index-mark-start text:id="IMark62344424"/><text:alphabetical-index-mark-start text:id="IMark62345752"/><text:alphabetical-index-mark-start text:id="IMark62347112"/>system<text:alphabetical-index-mark-end text:id="IMark62347112"/><text:alphabetical-index-mark-end text:id="IMark62345752"/><text:alphabetical-index-mark-end text:id="IMark62344424"/><text:alphabetical-index-mark-end text:id="IMark62343096"/><text:alphabetical-index-mark-end text:id="IMark62341768"/><text:alphabetical-index-mark-end text:id="IMark62340440"/><text:alphabetical-index-mark-end text:id="IMark62339112"/><text:alphabetical-index-mark-end text:id="IMark62337784"/><text:alphabetical-index-mark-end text:id="IMark62336520"/><text:alphabetical-index-mark-end text:id="IMark52482568"/><text:alphabetical-index-mark-end text:id="IMark52481240"/><text:alphabetical-index-mark-end text:id="IMark52479912"/><text:alphabetical-index-mark-end text:id="IMark52478584"/><text:alphabetical-index-mark-end text:id="IMark52477256"/><text:alphabetical-index-mark-end text:id="IMark52475928"/><text:alphabetical-index-mark-end text:id="IMark52474600"/><text:alphabetical-index-mark-end text:id="IMark52473272"/><text:alphabetical-index-mark-end text:id="IMark52471944"/><text:alphabetical-index-mark-end text:id="IMark49865640"/><text:alphabetical-index-mark-end text:id="IMark49865064"/><text:alphabetical-index-mark-end text:id="IMark49863736"/><text:alphabetical-index-mark-end text:id="IMark49862408"/><text:alphabetical-index-mark-end text:id="IMark49861080"/><text:alphabetical-index-mark-end text:id="IMark49859752"/><text:alphabetical-index-mark-end text:id="IMark49858424"/><text:alphabetical-index-mark-end text:id="IMark49857096"/>s in terms of versatility or capabilities, it does fill a niche for many users, <text:span text:style-name="T37">probably most of those that need a </text:span><text:alphabetical-index-mark-start text:id="IMark59373912"/><text:alphabetical-index-mark-start text:id="IMark59374968"/><text:alphabetical-index-mark-start text:id="IMark59376296"/><text:alphabetical-index-mark-start text:id="IMark59377624"/><text:alphabetical-index-mark-start text:id="IMark59378952"/><text:alphabetical-index-mark-start text:id="IMark59380280"/><text:alphabetical-index-mark-start text:id="IMark59381608"/><text:alphabetical-index-mark-start text:id="IMark59382936"/><text:alphabetical-index-mark-start text:id="IMark59384264"/><text:alphabetical-index-mark-start text:id="IMark59385592"/><text:alphabetical-index-mark-start text:id="IMark59386920"/><text:alphabetical-index-mark-start text:id="IMark59388248"/><text:alphabetical-index-mark-start text:id="IMark63028968"/><text:span text:style-name="T37">relational</text:span><text:alphabetical-index-mark-end text:id="IMark63028968"/><text:alphabetical-index-mark-end text:id="IMark59388248"/><text:alphabetical-index-mark-end text:id="IMark59386920"/><text:alphabetical-index-mark-end text:id="IMark59385592"/><text:alphabetical-index-mark-end text:id="IMark59384264"/><text:alphabetical-index-mark-end text:id="IMark59382936"/><text:alphabetical-index-mark-end text:id="IMark59381608"/><text:alphabetical-index-mark-end text:id="IMark59380280"/><text:alphabetical-index-mark-end text:id="IMark59378952"/><text:alphabetical-index-mark-end text:id="IMark59377624"/><text:alphabetical-index-mark-end text:id="IMark59376296"/><text:alphabetical-index-mark-end text:id="IMark59374968"/><text:alphabetical-index-mark-end text:id="IMark59373912"/><text:span text:style-name="T37"> </text:span><text:alphabetical-index-mark-start text:id="IMark63041608"/><text:alphabetical-index-mark-start text:id="IMark63042936"/><text:alphabetical-index-mark-start text:id="IMark63044264"/><text:alphabetical-index-mark-start text:id="IMark63045592"/><text:alphabetical-index-mark-start text:id="IMark59503256"/><text:alphabetical-index-mark-start text:id="IMark59504520"/><text:alphabetical-index-mark-start text:id="IMark59505848"/><text:alphabetical-index-mark-start text:id="IMark59507176"/><text:alphabetical-index-mark-start text:id="IMark59508504"/><text:alphabetical-index-mark-start text:id="IMark59509832"/><text:alphabetical-index-mark-start text:id="IMark59511160"/><text:alphabetical-index-mark-start text:id="IMark59512488"/><text:alphabetical-index-mark-start text:id="IMark59513816"/><text:span text:style-name="T37">database</text:span><text:alphabetical-index-mark-end text:id="IMark59513816"/><text:alphabetical-index-mark-end text:id="IMark59512488"/><text:alphabetical-index-mark-end text:id="IMark59511160"/><text:alphabetical-index-mark-end text:id="IMark59509832"/><text:alphabetical-index-mark-end text:id="IMark59508504"/><text:alphabetical-index-mark-end text:id="IMark59507176"/><text:alphabetical-index-mark-end text:id="IMark59505848"/><text:alphabetical-index-mark-end text:id="IMark59504520"/><text:alphabetical-index-mark-end text:id="IMark59503256"/><text:alphabetical-index-mark-end text:id="IMark63045592"/><text:alphabetical-index-mark-end text:id="IMark63044264"/><text:alphabetical-index-mark-end text:id="IMark63042936"/><text:alphabetical-index-mark-end text:id="IMark63041608"/><text:span text:style-name="T37"> </text:span><text:alphabetical-index-mark-start text:id="IMark62961640"/><text:alphabetical-index-mark-start text:id="IMark62962968"/><text:alphabetical-index-mark-start text:id="IMark62964296"/><text:alphabetical-index-mark-start text:id="IMark62965624"/><text:alphabetical-index-mark-start text:id="IMark62966952"/><text:alphabetical-index-mark-start text:id="IMark62968280"/><text:alphabetical-index-mark-start text:id="IMark62969608"/><text:alphabetical-index-mark-start text:id="IMark62970936"/><text:alphabetical-index-mark-start text:id="IMark62972264"/><text:alphabetical-index-mark-start text:id="IMark62973592"/><text:alphabetical-index-mark-start text:id="IMark62974920"/><text:alphabetical-index-mark-start text:id="IMark62976248"/><text:alphabetical-index-mark-start text:id="IMark62977576"/><text:alphabetical-index-mark-start text:id="IMark62978904"/><text:alphabetical-index-mark-start text:id="IMark62979320"/><text:alphabetical-index-mark-start text:id="IMark52881016"/><text:alphabetical-index-mark-start text:id="IMark52882344"/><text:alphabetical-index-mark-start text:id="IMark52883672"/><text:alphabetical-index-mark-start text:id="IMark52885000"/><text:alphabetical-index-mark-start text:id="IMark52886328"/><text:alphabetical-index-mark-start text:id="IMark52887656"/><text:alphabetical-index-mark-start text:id="IMark52888984"/><text:alphabetical-index-mark-start text:id="IMark52890312"/><text:alphabetical-index-mark-start text:id="IMark52891640"/><text:alphabetical-index-mark-start text:id="IMark52892968"/><text:alphabetical-index-mark-start text:id="IMark52894328"/><text:span text:style-name="T37">system</text:span><text:alphabetical-index-mark-end text:id="IMark52894328"/><text:alphabetical-index-mark-end text:id="IMark52892968"/><text:alphabetical-index-mark-end text:id="IMark52891640"/><text:alphabetical-index-mark-end text:id="IMark52890312"/><text:alphabetical-index-mark-end text:id="IMark52888984"/><text:alphabetical-index-mark-end text:id="IMark52887656"/><text:alphabetical-index-mark-end text:id="IMark52886328"/><text:alphabetical-index-mark-end text:id="IMark52885000"/><text:alphabetical-index-mark-end text:id="IMark52883672"/><text:alphabetical-index-mark-end text:id="IMark52882344"/><text:alphabetical-index-mark-end text:id="IMark52881016"/><text:alphabetical-index-mark-end text:id="IMark62979320"/><text:alphabetical-index-mark-end text:id="IMark62978904"/><text:alphabetical-index-mark-end text:id="IMark62977576"/><text:alphabetical-index-mark-end text:id="IMark62976248"/><text:alphabetical-index-mark-end text:id="IMark62974920"/><text:alphabetical-index-mark-end text:id="IMark62973592"/><text:alphabetical-index-mark-end text:id="IMark62972264"/><text:alphabetical-index-mark-end text:id="IMark62970936"/><text:alphabetical-index-mark-end text:id="IMark62969608"/><text:alphabetical-index-mark-end text:id="IMark62968280"/><text:alphabetical-index-mark-end text:id="IMark62966952"/><text:alphabetical-index-mark-end text:id="IMark62965624"/><text:alphabetical-index-mark-end text:id="IMark62964296"/><text:alphabetical-index-mark-end text:id="IMark62962968"/><text:alphabetical-index-mark-end text:id="IMark62961640"/><text:span text:style-name="T37"> without the complications involved in maintaining a </text:span><text:alphabetical-index-mark-start text:id="IMark59047816"/><text:alphabetical-index-mark-start text:id="IMark59049144"/><text:alphabetical-index-mark-start text:id="IMark59050472"/><text:alphabetical-index-mark-start text:id="IMark59051800"/><text:alphabetical-index-mark-start text:id="IMark59053128"/><text:alphabetical-index-mark-start text:id="IMark59054456"/><text:alphabetical-index-mark-start text:id="IMark59055784"/><text:alphabetical-index-mark-start text:id="IMark43381480"/><text:alphabetical-index-mark-start text:id="IMark43383336"/><text:alphabetical-index-mark-start text:id="IMark43384664"/><text:alphabetical-index-mark-start text:id="IMark43385992"/><text:alphabetical-index-mark-start text:id="IMark43387320"/><text:alphabetical-index-mark-start text:id="IMark43388648"/><text:span text:style-name="T37">server</text:span><text:alphabetical-index-mark-end text:id="IMark43388648"/><text:alphabetical-index-mark-end text:id="IMark43387320"/><text:alphabetical-index-mark-end text:id="IMark43385992"/><text:alphabetical-index-mark-end text:id="IMark43384664"/><text:alphabetical-index-mark-end text:id="IMark43383336"/><text:alphabetical-index-mark-end text:id="IMark43381480"/><text:alphabetical-index-mark-end text:id="IMark59055784"/><text:alphabetical-index-mark-end text:id="IMark59054456"/><text:alphabetical-index-mark-end text:id="IMark59053128"/><text:alphabetical-index-mark-end text:id="IMark59051800"/><text:alphabetical-index-mark-end text:id="IMark59050472"/><text:alphabetical-index-mark-end text:id="IMark59049144"/><text:alphabetical-index-mark-end text:id="IMark59047816"/><text:span text:style-name="T37"> – based alternative such as </text:span><text:alphabetical-index-mark-start text:id="IMark43401288"/><text:alphabetical-index-mark-start text:id="IMark43402616"/><text:alphabetical-index-mark-start text:id="IMark43403944"/><text:alphabetical-index-mark-start text:id="IMark43405272"/><text:alphabetical-index-mark-start text:id="IMark43406312"/><text:alphabetical-index-mark-start text:id="IMark49890632"/><text:alphabetical-index-mark-start text:id="IMark49891960"/><text:alphabetical-index-mark-start text:id="IMark49893288"/><text:alphabetical-index-mark-start text:id="IMark49894616"/><text:alphabetical-index-mark-start text:id="IMark49895944"/><text:alphabetical-index-mark-start text:id="IMark49897272"/><text:alphabetical-index-mark-start text:id="IMark49898600"/><text:alphabetical-index-mark-start text:id="IMark49899928"/><text:span text:style-name="T37">Postgre</text:span><text:alphabetical-index-mark-start text:id="IMark49902040"/><text:alphabetical-index-mark-start text:id="IMark49903368"/><text:alphabetical-index-mark-start text:id="IMark49904696"/><text:alphabetical-index-mark-start text:id="IMark49906024"/><text:alphabetical-index-mark-start text:id="IMark49907352"/><text:alphabetical-index-mark-start text:id="IMark49908680"/><text:alphabetical-index-mark-start text:id="IMark49910008"/><text:alphabetical-index-mark-start text:id="IMark49911336"/><text:alphabetical-index-mark-start text:id="IMark49912664"/><text:alphabetical-index-mark-start text:id="IMark49913992"/><text:alphabetical-index-mark-start text:id="IMark62165672"/><text:alphabetical-index-mark-start text:id="IMark64853304"/><text:alphabetical-index-mark-start text:id="IMark64854632"/><text:alphabetical-index-mark-start text:id="IMark64855960"/><text:alphabetical-index-mark-start text:id="IMark64857288"/><text:alphabetical-index-mark-start text:id="IMark64858616"/><text:alphabetical-index-mark-start text:id="IMark64859944"/><text:alphabetical-index-mark-start text:id="IMark64861272"/><text:alphabetical-index-mark-start text:id="IMark64862600"/><text:alphabetical-index-mark-start text:id="IMark64863928"/><text:alphabetical-index-mark-start text:id="IMark64865256"/><text:alphabetical-index-mark-start text:id="IMark64866584"/><text:alphabetical-index-mark-start text:id="IMark64867912"/><text:alphabetical-index-mark-start text:id="IMark64869240"/><text:alphabetical-index-mark-start text:id="IMark64870568"/><text:alphabetical-index-mark-start text:id="IMark64871928"/><text:span text:style-name="T37">SQL</text:span><text:alphabetical-index-mark-end text:id="IMark64871928"/><text:alphabetical-index-mark-end text:id="IMark64870568"/><text:alphabetical-index-mark-end text:id="IMark64869240"/><text:alphabetical-index-mark-end text:id="IMark64867912"/><text:alphabetical-index-mark-end text:id="IMark64866584"/><text:alphabetical-index-mark-end text:id="IMark64865256"/><text:alphabetical-index-mark-end text:id="IMark64863928"/><text:alphabetical-index-mark-end text:id="IMark64862600"/><text:alphabetical-index-mark-end text:id="IMark64861272"/><text:alphabetical-index-mark-end text:id="IMark64859944"/><text:alphabetical-index-mark-end text:id="IMark64858616"/><text:alphabetical-index-mark-end text:id="IMark64857288"/><text:alphabetical-index-mark-end text:id="IMark64855960"/><text:alphabetical-index-mark-end text:id="IMark64854632"/><text:alphabetical-index-mark-end text:id="IMark64853304"/><text:alphabetical-index-mark-end text:id="IMark62165672"/><text:alphabetical-index-mark-end text:id="IMark49913992"/><text:alphabetical-index-mark-end text:id="IMark49912664"/><text:alphabetical-index-mark-end text:id="IMark49911336"/><text:alphabetical-index-mark-end text:id="IMark49910008"/><text:alphabetical-index-mark-end text:id="IMark49908680"/><text:alphabetical-index-mark-end text:id="IMark49907352"/><text:alphabetical-index-mark-end text:id="IMark49906024"/><text:alphabetical-index-mark-end text:id="IMark49904696"/><text:alphabetical-index-mark-end text:id="IMark49903368"/><text:alphabetical-index-mark-end text:id="IMark49902040"/><text:alphabetical-index-mark-end text:id="IMark49899928"/><text:alphabetical-index-mark-end text:id="IMark49898600"/><text:alphabetical-index-mark-end text:id="IMark49897272"/><text:alphabetical-index-mark-end text:id="IMark49895944"/><text:alphabetical-index-mark-end text:id="IMark49894616"/><text:alphabetical-index-mark-end text:id="IMark49893288"/><text:alphabetical-index-mark-end text:id="IMark49891960"/><text:alphabetical-index-mark-end text:id="IMark49890632"/><text:alphabetical-index-mark-end text:id="IMark43406312"/><text:alphabetical-index-mark-end text:id="IMark43405272"/><text:alphabetical-index-mark-end text:id="IMark43403944"/><text:alphabetical-index-mark-end text:id="IMark43402616"/><text:alphabetical-index-mark-end text:id="IMark43401288"/><text:span text:style-name="T37">, </text:span><text:alphabetical-index-mark-start text:id="IMark63001576"/><text:alphabetical-index-mark-start text:id="IMark63002840"/><text:alphabetical-index-mark-start text:id="IMark63004168"/><text:alphabetical-index-mark-start text:id="IMark63005496"/><text:alphabetical-index-mark-start text:id="IMark63006824"/><text:alphabetical-index-mark-start text:id="IMark63008152"/><text:alphabetical-index-mark-start text:id="IMark63009480"/><text:alphabetical-index-mark-start text:id="IMark52509336"/><text:alphabetical-index-mark-start text:id="IMark52510664"/><text:alphabetical-index-mark-start text:id="IMark52511992"/><text:alphabetical-index-mark-start text:id="IMark52513320"/><text:alphabetical-index-mark-start text:id="IMark52514648"/><text:alphabetical-index-mark-start text:id="IMark52515976"/><text:span text:style-name="T37">My</text:span><text:alphabetical-index-mark-start text:id="IMark52518088"/><text:alphabetical-index-mark-start text:id="IMark52519416"/><text:alphabetical-index-mark-start text:id="IMark52520744"/><text:alphabetical-index-mark-start text:id="IMark52522072"/><text:alphabetical-index-mark-start text:id="IMark52523400"/><text:alphabetical-index-mark-start text:id="IMark52524728"/><text:alphabetical-index-mark-start text:id="IMark52526056"/><text:alphabetical-index-mark-start text:id="IMark52527384"/><text:alphabetical-index-mark-start text:id="IMark52528712"/><text:alphabetical-index-mark-start text:id="IMark52530040"/><text:alphabetical-index-mark-start text:id="IMark52531368"/><text:alphabetical-index-mark-start text:id="IMark52532696"/><text:alphabetical-index-mark-start text:id="IMark52534024"/><text:alphabetical-index-mark-start text:id="IMark52535880"/><text:alphabetical-index-mark-start text:id="IMark52537208"/><text:alphabetical-index-mark-start text:id="IMark52538536"/><text:alphabetical-index-mark-start text:id="IMark52539864"/><text:alphabetical-index-mark-start text:id="IMark52541192"/><text:alphabetical-index-mark-start text:id="IMark62923432"/><text:alphabetical-index-mark-start text:id="IMark62924696"/><text:alphabetical-index-mark-start text:id="IMark62926024"/><text:alphabetical-index-mark-start text:id="IMark62927352"/><text:alphabetical-index-mark-start text:id="IMark62928680"/><text:alphabetical-index-mark-start text:id="IMark62930008"/><text:alphabetical-index-mark-start text:id="IMark62931336"/><text:alphabetical-index-mark-start text:id="IMark62932696"/><text:span text:style-name="T37">sql</text:span><text:alphabetical-index-mark-end text:id="IMark62932696"/><text:alphabetical-index-mark-end text:id="IMark62931336"/><text:alphabetical-index-mark-end text:id="IMark62930008"/><text:alphabetical-index-mark-end text:id="IMark62928680"/><text:alphabetical-index-mark-end text:id="IMark62927352"/><text:alphabetical-index-mark-end text:id="IMark62926024"/><text:alphabetical-index-mark-end text:id="IMark62924696"/><text:alphabetical-index-mark-end text:id="IMark62923432"/><text:alphabetical-index-mark-end text:id="IMark52541192"/><text:alphabetical-index-mark-end text:id="IMark52539864"/><text:alphabetical-index-mark-end text:id="IMark52538536"/><text:alphabetical-index-mark-end text:id="IMark52537208"/><text:alphabetical-index-mark-end text:id="IMark52535880"/><text:alphabetical-index-mark-end text:id="IMark52534024"/><text:alphabetical-index-mark-end text:id="IMark52532696"/><text:alphabetical-index-mark-end text:id="IMark52531368"/><text:alphabetical-index-mark-end text:id="IMark52530040"/><text:alphabetical-index-mark-end text:id="IMark52528712"/><text:alphabetical-index-mark-end text:id="IMark52527384"/><text:alphabetical-index-mark-end text:id="IMark52526056"/><text:alphabetical-index-mark-end text:id="IMark52524728"/><text:alphabetical-index-mark-end text:id="IMark52523400"/><text:alphabetical-index-mark-end text:id="IMark52522072"/><text:alphabetical-index-mark-end text:id="IMark52520744"/><text:alphabetical-index-mark-end text:id="IMark52519416"/><text:alphabetical-index-mark-end text:id="IMark52518088"/><text:alphabetical-index-mark-end text:id="IMark52515976"/><text:alphabetical-index-mark-end text:id="IMark52514648"/><text:alphabetical-index-mark-end text:id="IMark52513320"/><text:alphabetical-index-mark-end text:id="IMark52511992"/><text:alphabetical-index-mark-end text:id="IMark52510664"/><text:alphabetical-index-mark-end text:id="IMark52509336"/><text:alphabetical-index-mark-end text:id="IMark63009480"/><text:alphabetical-index-mark-end text:id="IMark63008152"/><text:alphabetical-index-mark-end text:id="IMark63006824"/><text:alphabetical-index-mark-end text:id="IMark63005496"/><text:alphabetical-index-mark-end text:id="IMark63004168"/><text:alphabetical-index-mark-end text:id="IMark63002840"/><text:alphabetical-index-mark-end text:id="IMark63001576"/><text:span text:style-name="T37"> or </text:span><text:alphabetical-index-mark-start text:id="IMark62877816"/><text:alphabetical-index-mark-start text:id="IMark62879144"/><text:alphabetical-index-mark-start text:id="IMark62880472"/><text:alphabetical-index-mark-start text:id="IMark62881800"/><text:alphabetical-index-mark-start text:id="IMark62883128"/><text:alphabetical-index-mark-start text:id="IMark62884456"/><text:alphabetical-index-mark-start text:id="IMark62885784"/><text:alphabetical-index-mark-start text:id="IMark62887112"/><text:alphabetical-index-mark-start text:id="IMark62888440"/><text:alphabetical-index-mark-start text:id="IMark62889768"/><text:alphabetical-index-mark-start text:id="IMark62891624"/><text:alphabetical-index-mark-start text:id="IMark62892952"/><text:alphabetical-index-mark-start text:id="IMark62894280"/><text:span text:style-name="T37">MariaDB</text:span><text:alphabetical-index-mark-end text:id="IMark62894280"/><text:alphabetical-index-mark-end text:id="IMark62892952"/><text:alphabetical-index-mark-end text:id="IMark62891624"/><text:alphabetical-index-mark-end text:id="IMark62889768"/><text:alphabetical-index-mark-end text:id="IMark62888440"/><text:alphabetical-index-mark-end text:id="IMark62887112"/><text:alphabetical-index-mark-end text:id="IMark62885784"/><text:alphabetical-index-mark-end text:id="IMark62884456"/><text:alphabetical-index-mark-end text:id="IMark62883128"/><text:alphabetical-index-mark-end text:id="IMark62881800"/><text:alphabetical-index-mark-end text:id="IMark62880472"/><text:alphabetical-index-mark-end text:id="IMark62879144"/><text:alphabetical-index-mark-end text:id="IMark62877816"/>.</text:p>
      <text:p text:style-name="P10"/>
      <text:p text:style-name="P21">Recently I have been developing a <text:alphabetical-index-mark-start text:id="IMark62087656"/><text:alphabetical-index-mark-start text:id="IMark61414968"/><text:alphabetical-index-mark-start text:id="IMark56408184"/><text:alphabetical-index-mark-start text:id="IMark61540440"/><text:alphabetical-index-mark-start text:id="IMark61463128"/><text:alphabetical-index-mark-start text:id="IMark59161320"/><text:alphabetical-index-mark-start text:id="IMark34680840"/><text:alphabetical-index-mark-start text:id="IMark54884312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dataset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4884312"/><text:alphabetical-index-mark-end text:id="IMark34680840"/><text:alphabetical-index-mark-end text:id="IMark59161320"/><text:alphabetical-index-mark-end text:id="IMark61463128"/><text:alphabetical-index-mark-end text:id="IMark61540440"/><text:alphabetical-index-mark-end text:id="IMark56408184"/><text:alphabetical-index-mark-end text:id="IMark61414968"/><text:alphabetical-index-mark-end text:id="IMark62087656"/> based on a <text:alphabetical-index-mark-start text:id="IMark61464088"/><text:alphabetical-index-mark-start text:id="IMark59743656"/><text:alphabetical-index-mark-start text:id="IMark59586328"/><text:alphabetical-index-mark-start text:id="IMark62322760"/><text:alphabetical-index-mark-start text:id="IMark28895672"/><text:alphabetical-index-mark-start text:id="IMark58510056"/><text:alphabetical-index-mark-start text:id="IMark61306520"/><text:alphabetical-index-mark-start text:id="IMark58511320"/><text:alphabetical-index-mark-start text:id="IMark49877032"/><text:alphabetical-index-mark-start text:id="IMark61309048"/><text:alphabetical-index-mark-start text:id="IMark58628472"/><text:alphabetical-index-mark-start text:id="IMark55458440"/><text:alphabetical-index-mark-start text:id="IMark35597272"/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<text:alphabetical-index-mark-start text:id="IMark60863176"/><text:alphabetical-index-mark-start text:id="IMark43434600"/><text:alphabetical-index-mark-start text:id="IMark60641544"/><text:alphabetical-index-mark-start text:id="IMark58809736"/><text:alphabetical-index-mark-start text:id="IMark58811240"/><text:alphabetical-index-mark-start text:id="IMark59570200"/><text:alphabetical-index-mark-start text:id="IMark59571704"/>Sql<text:alphabetical-index-mark-end text:id="IMark59571704"/><text:alphabetical-index-mark-end text:id="IMark59570200"/><text:alphabetical-index-mark-end text:id="IMark58811240"/><text:alphabetical-index-mark-end text:id="IMark58809736"/><text:alphabetical-index-mark-end text:id="IMark60641544"/><text:alphabetical-index-mark-end text:id="IMark43434600"/><text:alphabetical-index-mark-end text:id="IMark60863176"/>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ite<text:alphabetical-index-mark-end text:id="IMark35597272"/><text:alphabetical-index-mark-end text:id="IMark55458440"/><text:alphabetical-index-mark-end text:id="IMark58628472"/><text:alphabetical-index-mark-end text:id="IMark61309048"/><text:alphabetical-index-mark-end text:id="IMark49877032"/><text:alphabetical-index-mark-end text:id="IMark58511320"/><text:alphabetical-index-mark-end text:id="IMark61306520"/><text:alphabetical-index-mark-end text:id="IMark58510056"/><text:alphabetical-index-mark-end text:id="IMark28895672"/><text:alphabetical-index-mark-end text:id="IMark62322760"/><text:alphabetical-index-mark-end text:id="IMark59586328"/><text:alphabetical-index-mark-end text:id="IMark59743656"/><text:alphabetical-index-mark-end text:id="IMark61464088"/>3 <text:alphabetical-index-mark-start text:id="IMark59573240"/><text:alphabetical-index-mark-start text:id="IMark59574744"/><text:alphabetical-index-mark-start text:id="IMark62511176"/><text:alphabetical-index-mark-start text:id="IMark60852360"/><text:alphabetical-index-mark-start text:id="IMark56250728"/><text:alphabetical-index-mark-start text:id="IMark56246216"/><text:alphabetical-index-mark-start text:id="IMark61716440"/><text:alphabetical-index-mark-start text:id="IMark61711928"/><text:alphabetical-index-mark-start text:id="IMark52555656"/><text:alphabetical-index-mark-start text:id="IMark61921816"/><text:alphabetical-index-mark-start text:id="IMark59515544"/><text:alphabetical-index-mark-start text:id="IMark59043672"/><text:alphabetical-index-mark-start text:id="IMark59039160"/>database<text:alphabetical-index-mark-end text:id="IMark59039160"/><text:alphabetical-index-mark-end text:id="IMark59043672"/><text:alphabetical-index-mark-end text:id="IMark59515544"/><text:alphabetical-index-mark-end text:id="IMark61921816"/><text:alphabetical-index-mark-end text:id="IMark52555656"/><text:alphabetical-index-mark-end text:id="IMark61711928"/><text:alphabetical-index-mark-end text:id="IMark61716440"/><text:alphabetical-index-mark-end text:id="IMark56246216"/><text:alphabetical-index-mark-end text:id="IMark56250728"/><text:alphabetical-index-mark-end text:id="IMark60852360"/><text:alphabetical-index-mark-end text:id="IMark62511176"/><text:alphabetical-index-mark-end text:id="IMark59574744"/><text:alphabetical-index-mark-end text:id="IMark59573240"/>. Being a <text:alphabetical-index-mark-start text:id="IMark59034648"/><text:alphabetical-index-mark-start text:id="IMark52899064"/><text:alphabetical-index-mark-start text:id="IMark59047432"/><text:alphabetical-index-mark-start text:id="IMark62981640"/><text:alphabetical-index-mark-start text:id="IMark64880120"/><text:alphabetical-index-mark-start text:id="IMark64879448"/><text:alphabetical-index-mark-start text:id="IMark64874328"/><text:alphabetical-index-mark-start text:id="IMark64873656"/><text:alphabetical-index-mark-start text:id="IMark62875848"/><text:alphabetical-index-mark-start text:id="IMark62875176"/><text:alphabetical-index-mark-start text:id="IMark62871336"/><text:alphabetical-index-mark-start text:id="IMark62870664"/><text:alphabetical-index-mark-start text:id="IMark62953144"/>relational<text:alphabetical-index-mark-end text:id="IMark62953144"/><text:alphabetical-index-mark-end text:id="IMark62870664"/><text:alphabetical-index-mark-end text:id="IMark62871336"/><text:alphabetical-index-mark-end text:id="IMark62875176"/><text:alphabetical-index-mark-end text:id="IMark62875848"/><text:alphabetical-index-mark-end text:id="IMark64873656"/><text:alphabetical-index-mark-end text:id="IMark64874328"/><text:alphabetical-index-mark-end text:id="IMark64879448"/><text:alphabetical-index-mark-end text:id="IMark64880120"/><text:alphabetical-index-mark-end text:id="IMark62981640"/><text:alphabetical-index-mark-end text:id="IMark59047432"/><text:alphabetical-index-mark-end text:id="IMark52899064"/><text:alphabetical-index-mark-end text:id="IMark59034648"/> <text:alphabetical-index-mark-start text:id="IMark62901944"/><text:alphabetical-index-mark-start text:id="IMark62899688"/><text:alphabetical-index-mark-start text:id="IMark62899016"/><text:alphabetical-index-mark-start text:id="IMark28053816"/><text:alphabetical-index-mark-start text:id="IMark59577848"/><text:alphabetical-index-mark-start text:id="IMark49844344"/><text:alphabetical-index-mark-start text:id="IMark49849688"/><text:alphabetical-index-mark-start text:id="IMark49847000"/><text:alphabetical-index-mark-start text:id="IMark60856376"/><text:alphabetical-index-mark-start text:id="IMark62347848"/><text:alphabetical-index-mark-start text:id="IMark52551800"/><text:alphabetical-index-mark-start text:id="IMark59514552"/><text:alphabetical-index-mark-start text:id="IMark43389384"/><text:alphabetical-index-mark-start text:id="IMark64872664"/><text:alphabetical-index-mark-start text:id="IMark62933432"/><text:alphabetical-index-mark-start text:id="IMark49865352"/><text:alphabetical-index-mark-start text:id="IMark62956152"/><text:alphabetical-index-mark-start text:id="IMark61441160"/><text:alphabetical-index-mark-start text:id="IMark59427592"/><text:alphabetical-index-mark-start text:id="IMark56924744"/><text:alphabetical-index-mark-start text:id="IMark63065640"/><text:alphabetical-index-mark-start text:id="IMark59175592"/><text:alphabetical-index-mark-start text:id="IMark62576904"/><text:alphabetical-index-mark-start text:id="IMark59172088"/><text:alphabetical-index-mark-start text:id="IMark28893368"/><text:alphabetical-index-mark-start text:id="IMark43349112"/>system<text:alphabetical-index-mark-end text:id="IMark43349112"/><text:alphabetical-index-mark-end text:id="IMark28893368"/><text:alphabetical-index-mark-end text:id="IMark59172088"/><text:alphabetical-index-mark-end text:id="IMark62576904"/><text:alphabetical-index-mark-end text:id="IMark59175592"/><text:alphabetical-index-mark-end text:id="IMark63065640"/><text:alphabetical-index-mark-end text:id="IMark56924744"/><text:alphabetical-index-mark-end text:id="IMark59427592"/><text:alphabetical-index-mark-end text:id="IMark61441160"/><text:alphabetical-index-mark-end text:id="IMark62956152"/><text:alphabetical-index-mark-end text:id="IMark49865352"/><text:alphabetical-index-mark-end text:id="IMark62933432"/><text:alphabetical-index-mark-end text:id="IMark64872664"/><text:alphabetical-index-mark-end text:id="IMark43389384"/><text:alphabetical-index-mark-end text:id="IMark59514552"/><text:alphabetical-index-mark-end text:id="IMark52551800"/><text:alphabetical-index-mark-end text:id="IMark62347848"/><text:alphabetical-index-mark-end text:id="IMark60856376"/><text:alphabetical-index-mark-end text:id="IMark49847000"/><text:alphabetical-index-mark-end text:id="IMark49849688"/><text:alphabetical-index-mark-end text:id="IMark49844344"/><text:alphabetical-index-mark-end text:id="IMark59577848"/><text:alphabetical-index-mark-end text:id="IMark28053816"/><text:alphabetical-index-mark-end text:id="IMark62899016"/><text:alphabetical-index-mark-end text:id="IMark62899688"/><text:alphabetical-index-mark-end text:id="IMark62901944"/>, <text:alphabetical-index-mark-start text:id="IMark62960360"/><text:alphabetical-index-mark-start text:id="IMark64877048"/><text:alphabetical-index-mark-start text:id="IMark63045880"/><text:alphabetical-index-mark-start text:id="IMark49860504"/><text:alphabetical-index-mark-start text:id="IMark49862024"/><text:alphabetical-index-mark-start text:id="IMark49864488"/><text:alphabetical-index-mark-start text:id="IMark52472648"/><text:alphabetical-index-mark-start text:id="IMark52474216"/><text:alphabetical-index-mark-start text:id="IMark52476680"/><text:alphabetical-index-mark-start text:id="IMark52477960"/><text:alphabetical-index-mark-start text:id="IMark52479528"/><text:alphabetical-index-mark-start text:id="IMark52481992"/><text:alphabetical-index-mark-start text:id="IMark62338488"/>dataset<text:alphabetical-index-mark-end text:id="IMark62338488"/><text:alphabetical-index-mark-end text:id="IMark52481992"/><text:alphabetical-index-mark-end text:id="IMark52479528"/><text:alphabetical-index-mark-end text:id="IMark52477960"/><text:alphabetical-index-mark-end text:id="IMark52476680"/><text:alphabetical-index-mark-end text:id="IMark52474216"/><text:alphabetical-index-mark-end text:id="IMark52472648"/><text:alphabetical-index-mark-end text:id="IMark49864488"/><text:alphabetical-index-mark-end text:id="IMark49862024"/><text:alphabetical-index-mark-end text:id="IMark49860504"/><text:alphabetical-index-mark-end text:id="IMark63045880"/><text:alphabetical-index-mark-end text:id="IMark64877048"/><text:alphabetical-index-mark-end text:id="IMark62960360"/>s constructed using <text:alphabetical-index-mark-start text:id="IMark51659912"/><text:alphabetical-index-mark-start text:id="IMark59454936"/><text:alphabetical-index-mark-start text:id="IMark62514104"/><text:alphabetical-index-mark-start text:id="IMark62515896"/><text:alphabetical-index-mark-start text:id="IMark62517416"/><text:alphabetical-index-mark-start text:id="IMark43417576"/><text:alphabetical-index-mark-start text:id="IMark43418856"/><text:alphabetical-index-mark-start text:id="IMark43420424"/><text:alphabetical-index-mark-start text:id="IMark43423992"/><text:alphabetical-index-mark-start text:id="IMark43425256"/><text:alphabetical-index-mark-start text:id="IMark62240392"/><text:alphabetical-index-mark-start text:id="IMark62241912"/><text:alphabetical-index-mark-start text:id="IMark62244376"/><text:alphabetical-index-mark-start text:id="IMark62245704"/><text:alphabetical-index-mark-start text:id="IMark62247224"/><text:alphabetical-index-mark-start text:id="IMark60846296"/><text:alphabetical-index-mark-start text:id="IMark59192696"/><text:alphabetical-index-mark-start text:id="IMark59194264"/><text:alphabetical-index-mark-start text:id="IMark59196728"/><text:alphabetical-index-mark-start text:id="IMark59198008"/><text:alphabetical-index-mark-start text:id="IMark63058152"/><text:alphabetical-index-mark-start text:id="IMark63060616"/><text:alphabetical-index-mark-start text:id="IMark63061896"/><text:alphabetical-index-mark-start text:id="IMark63063464"/><text:alphabetical-index-mark-start text:id="IMark63014424"/><text:alphabetical-index-mark-start text:id="IMark63015704"/><text:alphabetical-index-mark-start text:id="IMark63017272"/><text:alphabetical-index-mark-start text:id="IMark63019736"/><text:alphabetical-index-mark-start text:id="IMark63021016"/><text:alphabetical-index-mark-start text:id="IMark63022584"/><text:alphabetical-index-mark-start text:id="IMark59405368"/><text:alphabetical-index-mark-start text:id="IMark59406648"/><text:alphabetical-index-mark-start text:id="IMark59408216"/><text:alphabetical-index-mark-start text:id="IMark59420968"/><text:alphabetical-index-mark-start text:id="IMark59422248"/><text:alphabetical-index-mark-start text:id="IMark59423816"/><text:alphabetical-index-mark-start text:id="IMark59426280"/><text:alphabetical-index-mark-start text:id="IMark49857800"/><text:alphabetical-index-mark-start text:id="IMark59376584"/>Sql<text:alphabetical-index-mark-end text:id="IMark59376584"/><text:alphabetical-index-mark-end text:id="IMark49857800"/><text:alphabetical-index-mark-end text:id="IMark59426280"/><text:alphabetical-index-mark-end text:id="IMark59423816"/><text:alphabetical-index-mark-end text:id="IMark59422248"/><text:alphabetical-index-mark-end text:id="IMark59420968"/><text:alphabetical-index-mark-end text:id="IMark59408216"/><text:alphabetical-index-mark-end text:id="IMark59406648"/><text:alphabetical-index-mark-end text:id="IMark59405368"/><text:alphabetical-index-mark-end text:id="IMark63022584"/><text:alphabetical-index-mark-end text:id="IMark63021016"/><text:alphabetical-index-mark-end text:id="IMark63019736"/><text:alphabetical-index-mark-end text:id="IMark63017272"/><text:alphabetical-index-mark-end text:id="IMark63015704"/><text:alphabetical-index-mark-end text:id="IMark63014424"/><text:alphabetical-index-mark-end text:id="IMark63063464"/><text:alphabetical-index-mark-end text:id="IMark63061896"/><text:alphabetical-index-mark-end text:id="IMark63060616"/><text:alphabetical-index-mark-end text:id="IMark63058152"/><text:alphabetical-index-mark-end text:id="IMark59198008"/><text:alphabetical-index-mark-end text:id="IMark59196728"/><text:alphabetical-index-mark-end text:id="IMark59194264"/><text:alphabetical-index-mark-end text:id="IMark59192696"/><text:alphabetical-index-mark-end text:id="IMark60846296"/><text:alphabetical-index-mark-end text:id="IMark62247224"/><text:alphabetical-index-mark-end text:id="IMark62245704"/>ite<text:alphabetical-index-mark-end text:id="IMark62244376"/><text:alphabetical-index-mark-end text:id="IMark62241912"/><text:alphabetical-index-mark-end text:id="IMark62240392"/><text:alphabetical-index-mark-end text:id="IMark43425256"/><text:alphabetical-index-mark-end text:id="IMark43423992"/><text:alphabetical-index-mark-end text:id="IMark43420424"/><text:alphabetical-index-mark-end text:id="IMark43418856"/><text:alphabetical-index-mark-end text:id="IMark43417576"/><text:alphabetical-index-mark-end text:id="IMark62517416"/><text:alphabetical-index-mark-end text:id="IMark62515896"/><text:alphabetical-index-mark-end text:id="IMark62514104"/><text:alphabetical-index-mark-end text:id="IMark59454936"/><text:alphabetical-index-mark-end text:id="IMark51659912"/>3 are far better <text:span text:style-name="T37">to </text:span><text:alphabetical-index-mark-start text:id="IMark52885752"/><text:alphabetical-index-mark-start text:id="IMark52887032"/><text:alphabetical-index-mark-start text:id="IMark52888600"/><text:alphabetical-index-mark-start text:id="IMark52891064"/><text:alphabetical-index-mark-start text:id="IMark52892344"/><text:alphabetical-index-mark-start text:id="IMark62962584"/><text:alphabetical-index-mark-start text:id="IMark59051224"/><text:alphabetical-index-mark-start text:id="IMark59052504"/><text:alphabetical-index-mark-start text:id="IMark59054072"/><text:alphabetical-index-mark-start text:id="IMark43382232"/><text:alphabetical-index-mark-start text:id="IMark43385368"/><text:alphabetical-index-mark-start text:id="IMark43386936"/><text:alphabetical-index-mark-start text:id="IMark59048568"/><text:span text:style-name="T37">handle</text:span><text:alphabetical-index-mark-end text:id="IMark59048568"/><text:alphabetical-index-mark-end text:id="IMark43386936"/><text:alphabetical-index-mark-end text:id="IMark43385368"/><text:alphabetical-index-mark-end text:id="IMark43382232"/><text:alphabetical-index-mark-end text:id="IMark59054072"/><text:alphabetical-index-mark-end text:id="IMark59052504"/><text:alphabetical-index-mark-end text:id="IMark59051224"/><text:alphabetical-index-mark-end text:id="IMark62962584"/><text:alphabetical-index-mark-end text:id="IMark52892344"/><text:alphabetical-index-mark-end text:id="IMark52891064"/><text:alphabetical-index-mark-end text:id="IMark52888600"/><text:alphabetical-index-mark-end text:id="IMark52887032"/><text:alphabetical-index-mark-end text:id="IMark52885752"/><text:span text:style-name="T37"> and to safely keep data </text:span>than <text:alphabetical-index-mark-start text:id="IMark49906776"/><text:alphabetical-index-mark-start text:id="IMark49908296"/><text:alphabetical-index-mark-start text:id="IMark49910760"/><text:alphabetical-index-mark-start text:id="IMark49912040"/><text:alphabetical-index-mark-start text:id="IMark49913608"/><text:alphabetical-index-mark-start text:id="IMark64854056"/><text:alphabetical-index-mark-start text:id="IMark64855336"/><text:alphabetical-index-mark-start text:id="IMark64856904"/><text:alphabetical-index-mark-start text:id="IMark64859368"/><text:alphabetical-index-mark-start text:id="IMark64860648"/><text:alphabetical-index-mark-start text:id="IMark64862216"/><text:alphabetical-index-mark-start text:id="IMark64864680"/><text:alphabetical-index-mark-start text:id="IMark64865960"/>common<text:alphabetical-index-mark-end text:id="IMark64865960"/><text:alphabetical-index-mark-end text:id="IMark64864680"/><text:alphabetical-index-mark-end text:id="IMark64862216"/><text:alphabetical-index-mark-end text:id="IMark64860648"/><text:alphabetical-index-mark-end text:id="IMark64859368"/><text:alphabetical-index-mark-end text:id="IMark64856904"/><text:alphabetical-index-mark-end text:id="IMark64855336"/><text:alphabetical-index-mark-end text:id="IMark64854056"/><text:alphabetical-index-mark-end text:id="IMark49913608"/><text:alphabetical-index-mark-end text:id="IMark49912040"/><text:alphabetical-index-mark-end text:id="IMark49910760"/><text:alphabetical-index-mark-end text:id="IMark49908296"/><text:alphabetical-index-mark-end text:id="IMark49906776"/> flat <text:alphabetical-index-mark-start text:id="IMark52514936"/><text:alphabetical-index-mark-start text:id="IMark52518840"/><text:alphabetical-index-mark-start text:id="IMark52520360"/><text:alphabetical-index-mark-start text:id="IMark52522824"/><text:alphabetical-index-mark-start text:id="IMark52524104"/><text:alphabetical-index-mark-start text:id="IMark52525672"/><text:alphabetical-index-mark-start text:id="IMark52528136"/><text:alphabetical-index-mark-start text:id="IMark52529416"/><text:alphabetical-index-mark-start text:id="IMark52530984"/><text:alphabetical-index-mark-start text:id="IMark52533448"/><text:alphabetical-index-mark-start text:id="IMark52534728"/><text:alphabetical-index-mark-start text:id="IMark52538152"/><text:alphabetical-index-mark-start text:id="IMark52540616"/>file<text:alphabetical-index-mark-end text:id="IMark52540616"/><text:alphabetical-index-mark-end text:id="IMark52538152"/><text:alphabetical-index-mark-end text:id="IMark52534728"/><text:alphabetical-index-mark-end text:id="IMark52533448"/><text:alphabetical-index-mark-end text:id="IMark52530984"/><text:alphabetical-index-mark-end text:id="IMark52529416"/><text:alphabetical-index-mark-end text:id="IMark52528136"/><text:alphabetical-index-mark-end text:id="IMark52525672"/><text:alphabetical-index-mark-end text:id="IMark52524104"/><text:alphabetical-index-mark-end text:id="IMark52522824"/><text:alphabetical-index-mark-end text:id="IMark52520360"/><text:alphabetical-index-mark-end text:id="IMark52518840"/><text:alphabetical-index-mark-end text:id="IMark52514936"/> <text:alphabetical-index-mark-start text:id="IMark35485560"/><text:alphabetical-index-mark-start text:id="IMark62889384"/><text:alphabetical-index-mark-start text:id="IMark62893704"/><text:alphabetical-index-mark-start text:id="IMark49859128"/><text:alphabetical-index-mark-start text:id="IMark63009768"/><text:alphabetical-index-mark-start text:id="IMark58807352"/><text:alphabetical-index-mark-start text:id="IMark62247896"/><text:alphabetical-index-mark-start text:id="IMark43383096"/><text:alphabetical-index-mark-start text:id="IMark56252456"/><text:alphabetical-index-mark-start text:id="IMark56253512"/><text:alphabetical-index-mark-start text:id="IMark52536584"/><text:alphabetical-index-mark-start text:id="IMark62892328"/><text:alphabetical-index-mark-start text:id="IMark59453560"/><text:alphabetical-index-mark-start text:id="IMark62908152"/><text:alphabetical-index-mark-start text:id="IMark62909512"/>format<text:alphabetical-index-mark-end text:id="IMark62909512"/><text:alphabetical-index-mark-end text:id="IMark62908152"/><text:alphabetical-index-mark-end text:id="IMark59453560"/><text:alphabetical-index-mark-end text:id="IMark62892328"/><text:alphabetical-index-mark-end text:id="IMark52536584"/><text:alphabetical-index-mark-end text:id="IMark56253512"/><text:alphabetical-index-mark-end text:id="IMark56252456"/><text:alphabetical-index-mark-end text:id="IMark43383096"/><text:alphabetical-index-mark-end text:id="IMark62247896"/><text:alphabetical-index-mark-end text:id="IMark58807352"/><text:alphabetical-index-mark-end text:id="IMark63009768"/><text:alphabetical-index-mark-end text:id="IMark49859128"/><text:alphabetical-index-mark-end text:id="IMark62893704"/><text:alphabetical-index-mark-end text:id="IMark62889384"/><text:alphabetical-index-mark-end text:id="IMark35485560"/>s used for <text:alphabetical-index-mark-start text:id="IMark59063240"/><text:alphabetical-index-mark-start text:id="IMark59065064"/><text:alphabetical-index-mark-start text:id="IMark59066392"/><text:alphabetical-index-mark-start text:id="IMark59067720"/><text:alphabetical-index-mark-start text:id="IMark59069048"/><text:alphabetical-index-mark-start text:id="IMark59070376"/><text:alphabetical-index-mark-start text:id="IMark59071704"/><text:alphabetical-index-mark-start text:id="IMark59073032"/><text:alphabetical-index-mark-start text:id="IMark59074360"/><text:alphabetical-index-mark-start text:id="IMark59075688"/><text:alphabetical-index-mark-start text:id="IMark59077016"/><text:alphabetical-index-mark-start text:id="IMark59078344"/><text:alphabetical-index-mark-start text:id="IMark59079672"/>dataset<text:alphabetical-index-mark-end text:id="IMark59079672"/><text:alphabetical-index-mark-end text:id="IMark59078344"/><text:alphabetical-index-mark-end text:id="IMark59077016"/><text:alphabetical-index-mark-end text:id="IMark59075688"/><text:alphabetical-index-mark-end text:id="IMark59074360"/><text:alphabetical-index-mark-end text:id="IMark59073032"/><text:alphabetical-index-mark-end text:id="IMark59071704"/><text:alphabetical-index-mark-end text:id="IMark59070376"/><text:alphabetical-index-mark-end text:id="IMark59069048"/><text:alphabetical-index-mark-end text:id="IMark59067720"/><text:alphabetical-index-mark-end text:id="IMark59066392"/><text:alphabetical-index-mark-end text:id="IMark59065064"/><text:alphabetical-index-mark-end text:id="IMark59063240"/> creation, not to mention the fact that data scientists usually spend more time preparing the data from a conventional <text:alphabetical-index-mark-start text:id="IMark59092312"/><text:alphabetical-index-mark-start text:id="IMark59093640"/><text:alphabetical-index-mark-start text:id="IMark59094968"/><text:alphabetical-index-mark-start text:id="IMark59096296"/><text:alphabetical-index-mark-start text:id="IMark59097624"/><text:alphabetical-index-mark-start text:id="IMark59098952"/><text:alphabetical-index-mark-start text:id="IMark59100280"/><text:alphabetical-index-mark-start text:id="IMark59101608"/><text:alphabetical-index-mark-start text:id="IMark59102936"/><text:alphabetical-index-mark-start text:id="IMark59104264"/><text:alphabetical-index-mark-start text:id="IMark59105592"/><text:alphabetical-index-mark-start text:id="IMark59106920"/><text:alphabetical-index-mark-start text:id="IMark59108248"/>dataset<text:alphabetical-index-mark-end text:id="IMark59108248"/><text:alphabetical-index-mark-end text:id="IMark59106920"/><text:alphabetical-index-mark-end text:id="IMark59105592"/><text:alphabetical-index-mark-end text:id="IMark59104264"/><text:alphabetical-index-mark-end text:id="IMark59102936"/><text:alphabetical-index-mark-end text:id="IMark59101608"/><text:alphabetical-index-mark-end text:id="IMark59100280"/><text:alphabetical-index-mark-end text:id="IMark59098952"/><text:alphabetical-index-mark-end text:id="IMark59097624"/><text:alphabetical-index-mark-end text:id="IMark59096296"/><text:alphabetical-index-mark-end text:id="IMark59094968"/><text:alphabetical-index-mark-end text:id="IMark59093640"/><text:alphabetical-index-mark-end text:id="IMark59092312"/> than actually using the data to do the actual research.</text:p>
      <text:p text:style-name="P21"/>
      <text:p text:style-name="P21">In this regard, <text:alphabetical-index-mark-start text:id="IMark61464088"/><text:alphabetical-index-mark-start text:id="IMark59743656"/><text:alphabetical-index-mark-start text:id="IMark59586328"/><text:alphabetical-index-mark-start text:id="IMark62322760"/><text:alphabetical-index-mark-start text:id="IMark28895672"/><text:alphabetical-index-mark-start text:id="IMark58510056"/><text:alphabetical-index-mark-start text:id="IMark61306520"/><text:alphabetical-index-mark-start text:id="IMark58511320"/><text:alphabetical-index-mark-start text:id="IMark49877032"/><text:alphabetical-index-mark-start text:id="IMark61309048"/><text:alphabetical-index-mark-start text:id="IMark58628472"/><text:alphabetical-index-mark-start text:id="IMark55458440"/><text:alphabetical-index-mark-start text:id="IMark35597272"/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SQL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<text:alphabetical-index-mark-end text:id="IMark35597272"/><text:alphabetical-index-mark-end text:id="IMark55458440"/><text:alphabetical-index-mark-end text:id="IMark58628472"/><text:alphabetical-index-mark-end text:id="IMark61309048"/><text:alphabetical-index-mark-end text:id="IMark49877032"/><text:alphabetical-index-mark-end text:id="IMark58511320"/><text:alphabetical-index-mark-end text:id="IMark61306520"/><text:alphabetical-index-mark-end text:id="IMark58510056"/><text:alphabetical-index-mark-end text:id="IMark28895672"/><text:alphabetical-index-mark-end text:id="IMark62322760"/><text:alphabetical-index-mark-end text:id="IMark59586328"/><text:alphabetical-index-mark-end text:id="IMark59743656"/><text:alphabetical-index-mark-end text:id="IMark61464088"/> offers several 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<text:alphabetical-index-mark-start text:id="IMark60863176"/><text:alphabetical-index-mark-start text:id="IMark43434600"/><text:alphabetical-index-mark-start text:id="IMark60641544"/><text:alphabetical-index-mark-start text:id="IMark62087656"/><text:alphabetical-index-mark-start text:id="IMark61414968"/><text:alphabetical-index-mark-start text:id="IMark56408184"/><text:alphabetical-index-mark-start text:id="IMark61540440"/>advantage<text:alphabetical-index-mark-end text:id="IMark61540440"/><text:alphabetical-index-mark-end text:id="IMark56408184"/><text:alphabetical-index-mark-end text:id="IMark61414968"/><text:alphabetical-index-mark-end text:id="IMark62087656"/><text:alphabetical-index-mark-end text:id="IMark60641544"/><text:alphabetical-index-mark-end text:id="IMark43434600"/><text:alphabetical-index-mark-end text:id="IMark60863176"/>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s over <text:alphabetical-index-mark-start text:id="IMark61463128"/><text:alphabetical-index-mark-start text:id="IMark59161320"/><text:alphabetical-index-mark-start text:id="IMark34680840"/><text:alphabetical-index-mark-start text:id="IMark54884312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62933016"/><text:alphabetical-index-mark-start text:id="IMark62975288"/><text:alphabetical-index-mark-start text:id="IMark59384920"/>tool<text:alphabetical-index-mark-end text:id="IMark59384920"/><text:alphabetical-index-mark-end text:id="IMark62975288"/><text:alphabetical-index-mark-end text:id="IMark62933016"/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4884312"/><text:alphabetical-index-mark-end text:id="IMark34680840"/><text:alphabetical-index-mark-end text:id="IMark59161320"/><text:alphabetical-index-mark-end text:id="IMark61463128"/>s used for flat <text:alphabetical-index-mark-start text:id="IMark59380936"/><text:alphabetical-index-mark-start text:id="IMark62983816"/><text:alphabetical-index-mark-start text:id="IMark62987576"/><text:alphabetical-index-mark-start text:id="IMark62992088"/><text:alphabetical-index-mark-start text:id="IMark62996600"/><text:alphabetical-index-mark-start text:id="IMark49901576"/><text:alphabetical-index-mark-start text:id="IMark43393304"/><text:alphabetical-index-mark-start text:id="IMark43397816"/><text:alphabetical-index-mark-start text:id="IMark52895976"/><text:alphabetical-index-mark-start text:id="IMark52900488"/><text:alphabetical-index-mark-start text:id="IMark59036072"/><text:alphabetical-index-mark-start text:id="IMark59040584"/><text:alphabetical-index-mark-start text:id="IMark59045096"/>file<text:alphabetical-index-mark-end text:id="IMark59045096"/><text:alphabetical-index-mark-end text:id="IMark59040584"/><text:alphabetical-index-mark-end text:id="IMark59036072"/><text:alphabetical-index-mark-end text:id="IMark52900488"/><text:alphabetical-index-mark-end text:id="IMark52895976"/><text:alphabetical-index-mark-end text:id="IMark43397816"/><text:alphabetical-index-mark-end text:id="IMark43393304"/><text:alphabetical-index-mark-end text:id="IMark49901576"/><text:alphabetical-index-mark-end text:id="IMark62996600"/><text:alphabetical-index-mark-end text:id="IMark62992088"/><text:alphabetical-index-mark-end text:id="IMark62987576"/><text:alphabetical-index-mark-end text:id="IMark62983816"/><text:alphabetical-index-mark-end text:id="IMark59380936"/>s, plus, data integrity is better on <text:alphabetical-index-mark-start text:id="IMark62094904"/><text:alphabetical-index-mark-start text:id="IMark43344968"/><text:alphabetical-index-mark-start text:id="IMark28056168"/><text:alphabetical-index-mark-start text:id="IMark28060680"/><text:alphabetical-index-mark-start text:id="IMark59401624"/><text:alphabetical-index-mark-start text:id="IMark61919480"/><text:alphabetical-index-mark-start text:id="IMark63013208"/><text:alphabetical-index-mark-start text:id="IMark61709592"/><text:alphabetical-index-mark-start text:id="IMark61714104"/><text:alphabetical-index-mark-start text:id="IMark56243880"/><text:alphabetical-index-mark-start text:id="IMark56248392"/><text:alphabetical-index-mark-start text:id="IMark60850024"/><text:alphabetical-index-mark-start text:id="IMark62508840"/>relational<text:alphabetical-index-mark-end text:id="IMark62508840"/><text:alphabetical-index-mark-end text:id="IMark60850024"/><text:alphabetical-index-mark-end text:id="IMark56248392"/><text:alphabetical-index-mark-end text:id="IMark56243880"/><text:alphabetical-index-mark-end text:id="IMark61714104"/><text:alphabetical-index-mark-end text:id="IMark61709592"/><text:alphabetical-index-mark-end text:id="IMark63013208"/><text:alphabetical-index-mark-end text:id="IMark61919480"/><text:alphabetical-index-mark-end text:id="IMark59401624"/><text:alphabetical-index-mark-end text:id="IMark28060680"/><text:alphabetical-index-mark-end text:id="IMark28056168"/><text:alphabetical-index-mark-end text:id="IMark43344968"/><text:alphabetical-index-mark-end text:id="IMark62094904"/> <text:alphabetical-index-mark-start text:id="IMark62898936"/><text:alphabetical-index-mark-start text:id="IMark59047352"/><text:alphabetical-index-mark-start text:id="IMark64873576"/><text:alphabetical-index-mark-start text:id="IMark59573160"/><text:alphabetical-index-mark-start text:id="IMark60852280"/><text:alphabetical-index-mark-start text:id="IMark61716360"/><text:alphabetical-index-mark-start text:id="IMark61921736"/><text:alphabetical-index-mark-start text:id="IMark59039080"/><text:alphabetical-index-mark-start text:id="IMark59570120"/><text:alphabetical-index-mark-start text:id="IMark59048104"/><text:alphabetical-index-mark-start text:id="IMark52890600"/><text:alphabetical-index-mark-start text:id="IMark49899176"/><text:alphabetical-index-mark-start text:id="IMark49892248"/>database<text:alphabetical-index-mark-end text:id="IMark49892248"/><text:alphabetical-index-mark-end text:id="IMark49899176"/><text:alphabetical-index-mark-end text:id="IMark52890600"/><text:alphabetical-index-mark-end text:id="IMark59048104"/><text:alphabetical-index-mark-end text:id="IMark59570120"/><text:alphabetical-index-mark-end text:id="IMark59039080"/><text:alphabetical-index-mark-end text:id="IMark61921736"/><text:alphabetical-index-mark-end text:id="IMark61716360"/><text:alphabetical-index-mark-end text:id="IMark60852280"/><text:alphabetical-index-mark-end text:id="IMark59573160"/><text:alphabetical-index-mark-end text:id="IMark64873576"/><text:alphabetical-index-mark-end text:id="IMark59047352"/><text:alphabetical-index-mark-end text:id="IMark62898936"/>s. <text:span text:style-name="T17">However, </text:span><text:alphabetical-index-mark-start text:id="IMark62919432"/><text:alphabetical-index-mark-start text:id="IMark62917176"/><text:alphabetical-index-mark-start text:id="IMark62914920"/><text:alphabetical-index-mark-start text:id="IMark62912664"/><text:alphabetical-index-mark-start text:id="IMark62893240"/><text:alphabetical-index-mark-start text:id="IMark62883704"/><text:alphabetical-index-mark-start text:id="IMark62928968"/><text:alphabetical-index-mark-start text:id="IMark52540152"/><text:alphabetical-index-mark-start text:id="IMark52522360"/><text:alphabetical-index-mark-start text:id="IMark63008440"/><text:alphabetical-index-mark-start text:id="IMark63003416"/><text:alphabetical-index-mark-start text:id="IMark64864216"/><text:alphabetical-index-mark-start text:id="IMark49910296"/><text:alphabetical-index-mark-start text:id="IMark62906456"/><text:alphabetical-index-mark-start text:id="IMark62922440"/><text:alphabetical-index-mark-start text:id="IMark62878760"/><text:alphabetical-index-mark-start text:id="IMark59175880"/><text:alphabetical-index-mark-start text:id="IMark49847896"/><text:alphabetical-index-mark-start text:id="IMark49848792"/><text:alphabetical-index-mark-start text:id="IMark62932072"/><text:alphabetical-index-mark-start text:id="IMark63029704"/><text:alphabetical-index-mark-start text:id="IMark59457576"/><text:alphabetical-index-mark-start text:id="IMark49900664"/><text:alphabetical-index-mark-start text:id="IMark59108984"/><text:alphabetical-index-mark-start text:id="IMark62910248"/><text:alphabetical-index-mark-start text:id="IMark64867224"/><text:alphabetical-index-mark-start text:id="IMark62097160"/><text:alphabetical-index-mark-start text:id="IMark62097464"/><text:alphabetical-index-mark-start text:id="IMark62518376"/><text:alphabetical-index-mark-start text:id="IMark34681800"/><text:alphabetical-index-mark-start text:id="IMark58625272"/><text:alphabetical-index-mark-start text:id="IMark35526600"/><text:alphabetical-index-mark-start text:id="IMark50579048"/><text:alphabetical-index-mark-start text:id="IMark50462456"/><text:alphabetical-index-mark-start text:id="IMark35551176"/><text:alphabetical-index-mark-start text:id="IMark62571640"/><text:alphabetical-index-mark-start text:id="IMark28240840"/><text:alphabetical-index-mark-start text:id="IMark35548872"/><text:alphabetical-index-mark-start text:id="IMark51660776"/><text:span text:style-name="T17">Sql</text:span><text:alphabetical-index-mark-end text:id="IMark51660776"/><text:alphabetical-index-mark-end text:id="IMark35548872"/><text:alphabetical-index-mark-end text:id="IMark28240840"/><text:alphabetical-index-mark-end text:id="IMark62571640"/><text:alphabetical-index-mark-end text:id="IMark35551176"/><text:alphabetical-index-mark-end text:id="IMark50462456"/><text:alphabetical-index-mark-end text:id="IMark50579048"/><text:alphabetical-index-mark-end text:id="IMark35526600"/><text:alphabetical-index-mark-end text:id="IMark58625272"/><text:alphabetical-index-mark-end text:id="IMark34681800"/><text:alphabetical-index-mark-end text:id="IMark62518376"/><text:alphabetical-index-mark-end text:id="IMark62097464"/><text:alphabetical-index-mark-end text:id="IMark62097160"/><text:alphabetical-index-mark-end text:id="IMark64867224"/><text:alphabetical-index-mark-end text:id="IMark62910248"/><text:alphabetical-index-mark-end text:id="IMark59108984"/><text:alphabetical-index-mark-end text:id="IMark49900664"/><text:alphabetical-index-mark-end text:id="IMark59457576"/><text:alphabetical-index-mark-end text:id="IMark63029704"/><text:alphabetical-index-mark-end text:id="IMark62932072"/><text:alphabetical-index-mark-end text:id="IMark49848792"/><text:alphabetical-index-mark-end text:id="IMark49847896"/><text:alphabetical-index-mark-end text:id="IMark59175880"/><text:alphabetical-index-mark-end text:id="IMark62878760"/><text:alphabetical-index-mark-end text:id="IMark62922440"/><text:alphabetical-index-mark-end text:id="IMark62906456"/><text:span text:style-name="T17">ite</text:span><text:alphabetical-index-mark-end text:id="IMark49910296"/><text:alphabetical-index-mark-end text:id="IMark64864216"/><text:alphabetical-index-mark-end text:id="IMark63003416"/><text:alphabetical-index-mark-end text:id="IMark63008440"/><text:alphabetical-index-mark-end text:id="IMark52522360"/><text:alphabetical-index-mark-end text:id="IMark52540152"/><text:alphabetical-index-mark-end text:id="IMark62928968"/><text:alphabetical-index-mark-end text:id="IMark62883704"/><text:alphabetical-index-mark-end text:id="IMark62893240"/><text:alphabetical-index-mark-end text:id="IMark62912664"/><text:alphabetical-index-mark-end text:id="IMark62914920"/><text:alphabetical-index-mark-end text:id="IMark62917176"/><text:alphabetical-index-mark-end text:id="IMark62919432"/><text:span text:style-name="T17">3 has some limitations, and one of those is that it is not easy to </text:span><text:alphabetical-index-mark-start text:id="IMark62343384"/><text:alphabetical-index-mark-start text:id="IMark62517224"/><text:alphabetical-index-mark-start text:id="IMark43420424"/><text:alphabetical-index-mark-start text:id="IMark43425544"/><text:alphabetical-index-mark-start text:id="IMark62241672"/><text:alphabetical-index-mark-start text:id="IMark62247224"/><text:alphabetical-index-mark-start text:id="IMark63057960"/><text:alphabetical-index-mark-start text:id="IMark63063224"/><text:alphabetical-index-mark-start text:id="IMark63017272"/><text:alphabetical-index-mark-start text:id="IMark59408024"/><text:alphabetical-index-mark-start text:id="IMark59423576"/><text:alphabetical-index-mark-start text:id="IMark49862024"/><text:alphabetical-index-mark-start text:id="IMark52479336"/><text:span text:style-name="T17">execute</text:span><text:alphabetical-index-mark-end text:id="IMark52479336"/><text:alphabetical-index-mark-end text:id="IMark49862024"/><text:alphabetical-index-mark-end text:id="IMark59423576"/><text:alphabetical-index-mark-end text:id="IMark59408024"/><text:alphabetical-index-mark-end text:id="IMark63017272"/><text:alphabetical-index-mark-end text:id="IMark63063224"/><text:alphabetical-index-mark-end text:id="IMark63057960"/><text:alphabetical-index-mark-end text:id="IMark62247224"/><text:alphabetical-index-mark-end text:id="IMark62241672"/><text:alphabetical-index-mark-end text:id="IMark43425544"/><text:alphabetical-index-mark-end text:id="IMark43420424"/><text:alphabetical-index-mark-end text:id="IMark62517224"/><text:alphabetical-index-mark-end text:id="IMark62343384"/><text:span text:style-name="T17"> a significant number of </text:span><text:alphabetical-index-mark-start text:id="IMark35454040"/><text:alphabetical-index-mark-start text:id="IMark62930952"/><text:alphabetical-index-mark-start text:id="IMark52514072"/><text:alphabetical-index-mark-start text:id="IMark52510040"/><text:alphabetical-index-mark-start text:id="IMark63006440"/><text:alphabetical-index-mark-start text:id="IMark59094392"/><text:alphabetical-index-mark-start text:id="IMark59095672"/><text:alphabetical-index-mark-start text:id="IMark59097240"/><text:alphabetical-index-mark-start text:id="IMark59099704"/><text:alphabetical-index-mark-start text:id="IMark59100984"/><text:alphabetical-index-mark-start text:id="IMark59102552"/><text:alphabetical-index-mark-start text:id="IMark59105016"/><text:alphabetical-index-mark-start text:id="IMark59106296"/><text:span text:style-name="T17">queries</text:span><text:alphabetical-index-mark-end text:id="IMark59106296"/><text:alphabetical-index-mark-end text:id="IMark59105016"/><text:alphabetical-index-mark-end text:id="IMark59102552"/><text:alphabetical-index-mark-end text:id="IMark59100984"/><text:alphabetical-index-mark-end text:id="IMark59099704"/><text:alphabetical-index-mark-end text:id="IMark59097240"/><text:alphabetical-index-mark-end text:id="IMark59095672"/><text:alphabetical-index-mark-end text:id="IMark59094392"/><text:alphabetical-index-mark-end text:id="IMark63006440"/><text:alphabetical-index-mark-end text:id="IMark52510040"/><text:alphabetical-index-mark-end text:id="IMark52514072"/><text:alphabetical-index-mark-end text:id="IMark62930952"/><text:alphabetical-index-mark-end text:id="IMark35454040"/><text:span text:style-name="T17"> or </text:span><text:alphabetical-index-mark-start text:id="IMark61217992"/><text:alphabetical-index-mark-start text:id="IMark52530328"/><text:alphabetical-index-mark-start text:id="IMark52537960"/><text:alphabetical-index-mark-start text:id="IMark49908296"/><text:alphabetical-index-mark-start text:id="IMark64856712"/><text:alphabetical-index-mark-start text:id="IMark64861976"/><text:alphabetical-index-mark-start text:id="IMark52883288"/><text:alphabetical-index-mark-start text:id="IMark43383384"/><text:alphabetical-index-mark-start text:id="IMark59064824"/><text:alphabetical-index-mark-start text:id="IMark64726456"/><text:alphabetical-index-mark-start text:id="IMark64727784"/><text:alphabetical-index-mark-start text:id="IMark64729112"/><text:alphabetical-index-mark-start text:id="IMark64730440"/><text:alphabetical-index-mark-start text:id="IMark64731768"/><text:alphabetical-index-mark-start text:id="IMark64733096"/><text:alphabetical-index-mark-start text:id="IMark64734424"/><text:alphabetical-index-mark-start text:id="IMark64735752"/><text:alphabetical-index-mark-start text:id="IMark64737080"/><text:alphabetical-index-mark-start text:id="IMark64738408"/><text:alphabetical-index-mark-start text:id="IMark64739736"/><text:alphabetical-index-mark-start text:id="IMark64741064"/><text:alphabetical-index-mark-start text:id="IMark64742392"/><text:alphabetical-index-mark-start text:id="IMark64743720"/><text:alphabetical-index-mark-start text:id="IMark64745048"/><text:alphabetical-index-mark-start text:id="IMark64746376"/><text:alphabetical-index-mark-start text:id="IMark64747736"/><text:span text:style-name="T17">SQL</text:span><text:alphabetical-index-mark-end text:id="IMark64747736"/><text:alphabetical-index-mark-end text:id="IMark64746376"/><text:alphabetical-index-mark-end text:id="IMark64745048"/><text:alphabetical-index-mark-end text:id="IMark64743720"/><text:alphabetical-index-mark-end text:id="IMark64742392"/><text:alphabetical-index-mark-end text:id="IMark64741064"/><text:alphabetical-index-mark-end text:id="IMark64739736"/><text:alphabetical-index-mark-end text:id="IMark64738408"/><text:alphabetical-index-mark-end text:id="IMark64737080"/><text:alphabetical-index-mark-end text:id="IMark64735752"/><text:alphabetical-index-mark-end text:id="IMark64734424"/><text:alphabetical-index-mark-end text:id="IMark64733096"/><text:alphabetical-index-mark-end text:id="IMark64731768"/><text:alphabetical-index-mark-end text:id="IMark64730440"/><text:alphabetical-index-mark-end text:id="IMark64729112"/><text:alphabetical-index-mark-end text:id="IMark64727784"/><text:alphabetical-index-mark-end text:id="IMark64726456"/><text:alphabetical-index-mark-end text:id="IMark59064824"/><text:alphabetical-index-mark-end text:id="IMark43383384"/><text:alphabetical-index-mark-end text:id="IMark52883288"/><text:alphabetical-index-mark-end text:id="IMark64861976"/><text:alphabetical-index-mark-end text:id="IMark64856712"/><text:alphabetical-index-mark-end text:id="IMark49908296"/><text:alphabetical-index-mark-end text:id="IMark52537960"/><text:alphabetical-index-mark-end text:id="IMark52530328"/><text:alphabetical-index-mark-end text:id="IMark61217992"/><text:span text:style-name="T17"> </text:span><text:alphabetical-index-mark-start text:id="IMark64770680"/><text:alphabetical-index-mark-start text:id="IMark64772008"/><text:alphabetical-index-mark-start text:id="IMark64773336"/><text:alphabetical-index-mark-start text:id="IMark64774664"/><text:alphabetical-index-mark-start text:id="IMark64775992"/><text:alphabetical-index-mark-start text:id="IMark64777320"/><text:alphabetical-index-mark-start text:id="IMark64778648"/><text:alphabetical-index-mark-start text:id="IMark64779976"/><text:alphabetical-index-mark-start text:id="IMark64781304"/><text:alphabetical-index-mark-start text:id="IMark64782632"/><text:alphabetical-index-mark-start text:id="IMark64783960"/><text:alphabetical-index-mark-start text:id="IMark64785288"/><text:alphabetical-index-mark-start text:id="IMark63640456"/><text:span text:style-name="T17">sentence</text:span><text:alphabetical-index-mark-end text:id="IMark63640456"/><text:alphabetical-index-mark-end text:id="IMark64785288"/><text:alphabetical-index-mark-end text:id="IMark64783960"/><text:alphabetical-index-mark-end text:id="IMark64782632"/><text:alphabetical-index-mark-end text:id="IMark64781304"/><text:alphabetical-index-mark-end text:id="IMark64779976"/><text:alphabetical-index-mark-end text:id="IMark64778648"/><text:alphabetical-index-mark-end text:id="IMark64777320"/><text:alphabetical-index-mark-end text:id="IMark64775992"/><text:alphabetical-index-mark-end text:id="IMark64774664"/><text:alphabetical-index-mark-end text:id="IMark64773336"/><text:alphabetical-index-mark-end text:id="IMark64772008"/><text:alphabetical-index-mark-end text:id="IMark64770680"/><text:span text:style-name="T17">s at once using scripts or </text:span><text:alphabetical-index-mark-start text:id="IMark63784184"/><text:alphabetical-index-mark-start text:id="IMark63785512"/><text:alphabetical-index-mark-start text:id="IMark63786840"/><text:alphabetical-index-mark-start text:id="IMark63788168"/><text:alphabetical-index-mark-start text:id="IMark64787336"/><text:alphabetical-index-mark-start text:id="IMark64788664"/><text:alphabetical-index-mark-start text:id="IMark64789992"/><text:alphabetical-index-mark-start text:id="IMark64791320"/><text:alphabetical-index-mark-start text:id="IMark64792648"/><text:alphabetical-index-mark-start text:id="IMark64793976"/><text:alphabetical-index-mark-start text:id="IMark64795304"/><text:alphabetical-index-mark-start text:id="IMark64796632"/><text:alphabetical-index-mark-start text:id="IMark64797960"/><text:span text:style-name="T17">program</text:span><text:alphabetical-index-mark-end text:id="IMark64797960"/><text:alphabetical-index-mark-end text:id="IMark64796632"/><text:alphabetical-index-mark-end text:id="IMark64795304"/><text:alphabetical-index-mark-end text:id="IMark64793976"/><text:alphabetical-index-mark-end text:id="IMark64792648"/><text:alphabetical-index-mark-end text:id="IMark64791320"/><text:alphabetical-index-mark-end text:id="IMark64789992"/><text:alphabetical-index-mark-end text:id="IMark64788664"/><text:alphabetical-index-mark-end text:id="IMark64787336"/><text:alphabetical-index-mark-end text:id="IMark63788168"/><text:alphabetical-index-mark-end text:id="IMark63786840"/><text:alphabetical-index-mark-end text:id="IMark63785512"/><text:alphabetical-index-mark-end text:id="IMark63784184"/><text:span text:style-name="T17">s, like it is generally possible with products like those I mentioned before.</text:span></text:p>
      <text:p text:style-name="P21"/>
      <text:p text:style-name="P24">The development of this particular 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dataset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 requires constant updates and a processing protocol for the data entered that soon became <text:alphabetical-index-mark-start text:id="IMark60863176"/><text:alphabetical-index-mark-start text:id="IMark43434600"/><text:alphabetical-index-mark-start text:id="IMark60641544"/><text:alphabetical-index-mark-start text:id="IMark62087656"/><text:alphabetical-index-mark-start text:id="IMark61414968"/><text:alphabetical-index-mark-start text:id="IMark56408184"/><text:alphabetical-index-mark-start text:id="IMark61540440"/><text:alphabetical-index-mark-start text:id="IMark61464088"/><text:alphabetical-index-mark-start text:id="IMark59743656"/><text:alphabetical-index-mark-start text:id="IMark59586328"/><text:alphabetical-index-mark-start text:id="IMark62322760"/><text:alphabetical-index-mark-start text:id="IMark28895672"/><text:alphabetical-index-mark-start text:id="IMark58510056"/>repetitive<text:alphabetical-index-mark-end text:id="IMark58510056"/><text:alphabetical-index-mark-end text:id="IMark28895672"/><text:alphabetical-index-mark-end text:id="IMark62322760"/><text:alphabetical-index-mark-end text:id="IMark59586328"/><text:alphabetical-index-mark-end text:id="IMark59743656"/><text:alphabetical-index-mark-end text:id="IMark61464088"/><text:alphabetical-index-mark-end text:id="IMark61540440"/><text:alphabetical-index-mark-end text:id="IMark56408184"/><text:alphabetical-index-mark-end text:id="IMark61414968"/><text:alphabetical-index-mark-end text:id="IMark62087656"/><text:alphabetical-index-mark-end text:id="IMark60641544"/><text:alphabetical-index-mark-end text:id="IMark43434600"/><text:alphabetical-index-mark-end text:id="IMark60863176"/>. <text:span text:style-name="T57">I also needed something simpler than the </text:span><text:alphabetical-index-mark-start text:id="IMark61306520"/><text:alphabetical-index-mark-start text:id="IMark58511320"/><text:alphabetical-index-mark-start text:id="IMark49877032"/><text:alphabetical-index-mark-start text:id="IMark61309048"/><text:alphabetical-index-mark-start text:id="IMark58628472"/><text:alphabetical-index-mark-start text:id="IMark55458440"/><text:alphabetical-index-mark-start text:id="IMark35597272"/><text:span text:style-name="T57">command</text:span><text:alphabetical-index-mark-end text:id="IMark35597272"/><text:alphabetical-index-mark-end text:id="IMark55458440"/><text:alphabetical-index-mark-end text:id="IMark58628472"/><text:alphabetical-index-mark-end text:id="IMark61309048"/><text:alphabetical-index-mark-end text:id="IMark49877032"/><text:alphabetical-index-mark-end text:id="IMark58511320"/><text:alphabetical-index-mark-end text:id="IMark61306520"/><text:span text:style-name="T57"> line interpreter</text:span><text:span text:style-name="T5">[6.2.]</text:span><text:span text:style-name="T57"> that </text:span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span text:style-name="T57">character</text:span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<text:span text:style-name="T57">izes </text:span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9161320"/><text:alphabetical-index-mark-start text:id="IMark61463128"/><text:alphabetical-index-mark-start text:id="IMark54884312"/><text:alphabetical-index-mark-start text:id="IMark34680840"/><text:alphabetical-index-mark-start text:id="IMark62980888"/><text:alphabetical-index-mark-start text:id="IMark62953976"/><text:alphabetical-index-mark-start text:id="IMark62936680"/><text:alphabetical-index-mark-start text:id="IMark52880152"/><text:alphabetical-index-mark-start text:id="IMark49864104"/><text:alphabetical-index-mark-start text:id="IMark43417192"/><text:alphabetical-index-mark-start text:id="IMark59425896"/><text:alphabetical-index-mark-start text:id="IMark59507544"/><text:alphabetical-index-mark-start text:id="IMark62966200"/><text:alphabetical-index-mark-start text:id="IMark62967320"/><text:alphabetical-index-mark-start text:id="IMark62875096"/><text:span text:style-name="T57">Sql</text:span><text:alphabetical-index-mark-end text:id="IMark62875096"/><text:alphabetical-index-mark-end text:id="IMark62967320"/><text:alphabetical-index-mark-end text:id="IMark62966200"/><text:alphabetical-index-mark-end text:id="IMark59507544"/><text:alphabetical-index-mark-end text:id="IMark59425896"/><text:alphabetical-index-mark-end text:id="IMark43417192"/><text:alphabetical-index-mark-end text:id="IMark49864104"/><text:alphabetical-index-mark-end text:id="IMark52880152"/><text:alphabetical-index-mark-end text:id="IMark62936680"/><text:alphabetical-index-mark-end text:id="IMark62953976"/><text:alphabetical-index-mark-end text:id="IMark62980888"/><text:alphabetical-index-mark-end text:id="IMark34680840"/><text:alphabetical-index-mark-end text:id="IMark54884312"/><text:alphabetical-index-mark-end text:id="IMark61463128"/><text:span text:style-name="T57">ite</text:span><text:alphabetical-index-mark-end text:id="IMark59161320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span text:style-name="T57">3.</text:span> <text:span text:style-name="T57">S</text:span>o I decided to write myself a <text:alphabetical-index-mark-start text:id="IMark59195224"/><text:alphabetical-index-mark-start text:id="IMark64853592"/><text:alphabetical-index-mark-start text:id="IMark62924984"/><text:alphabetical-index-mark-start text:id="IMark62913416"/><text:alphabetical-index-mark-start text:id="IMark62976824"/><text:alphabetical-index-mark-start text:id="IMark59452616"/><text:alphabetical-index-mark-start text:id="IMark60860776"/><text:alphabetical-index-mark-start text:id="IMark56252744"/><text:alphabetical-index-mark-start text:id="IMark64857864"/><text:alphabetical-index-mark-start text:id="IMark52539112"/><text:alphabetical-index-mark-start text:id="IMark52521320"/><text:alphabetical-index-mark-start text:id="IMark43387896"/><text:alphabetical-index-mark-start text:id="IMark51655752"/>program<text:alphabetical-index-mark-end text:id="IMark51655752"/><text:alphabetical-index-mark-end text:id="IMark43387896"/><text:alphabetical-index-mark-end text:id="IMark52521320"/><text:alphabetical-index-mark-end text:id="IMark52539112"/><text:alphabetical-index-mark-end text:id="IMark64857864"/><text:alphabetical-index-mark-end text:id="IMark56252744"/><text:alphabetical-index-mark-end text:id="IMark60860776"/><text:alphabetical-index-mark-end text:id="IMark59452616"/><text:alphabetical-index-mark-end text:id="IMark62976824"/><text:alphabetical-index-mark-end text:id="IMark62913416"/><text:alphabetical-index-mark-end text:id="IMark62924984"/><text:alphabetical-index-mark-end text:id="IMark64853592"/><text:alphabetical-index-mark-end text:id="IMark59195224"/> to help me automate the whole work, and thus I wrote <text:alphabetical-index-mark-start text:id="IMark49893576"/><text:alphabetical-index-mark-start text:id="IMark59099240"/><text:alphabetical-index-mark-start text:id="IMark62882376"/><text:alphabetical-index-mark-start text:id="IMark59071992"/><text:alphabetical-index-mark-start text:id="IMark64856248"/><text:alphabetical-index-mark-start text:id="IMark64767432"/><text:alphabetical-index-mark-start text:id="IMark64765176"/><text:alphabetical-index-mark-start text:id="IMark64762920"/><text:alphabetical-index-mark-start text:id="IMark64760664"/><text:alphabetical-index-mark-start text:id="IMark64758408"/><text:alphabetical-index-mark-start text:id="IMark64756152"/><text:alphabetical-index-mark-start text:id="IMark64753896"/><text:alphabetical-index-mark-start text:id="IMark64751640"/><text:alphabetical-index-mark-start text:id="IMark64749384"/><text:alphabetical-index-mark-start text:id="IMark63782216"/><text:alphabetical-index-mark-start text:id="IMark63779960"/><text:alphabetical-index-mark-start text:id="IMark63777704"/><text:alphabetical-index-mark-start text:id="IMark63644360"/><text:alphabetical-index-mark-start text:id="IMark63642104"/><text:alphabetical-index-mark-start text:id="IMark64809384"/><text:alphabetical-index-mark-start text:id="IMark64807128"/><text:alphabetical-index-mark-start text:id="IMark64804872"/><text:alphabetical-index-mark-start text:id="IMark64802616"/><text:alphabetical-index-mark-start text:id="IMark64800360"/><text:alphabetical-index-mark-start text:id="IMark56544488"/><text:alphabetical-index-mark-start text:id="IMark63785016"/>sql<text:alphabetical-index-mark-end text:id="IMark63785016"/><text:alphabetical-index-mark-end text:id="IMark56544488"/><text:alphabetical-index-mark-end text:id="IMark64800360"/><text:alphabetical-index-mark-end text:id="IMark64802616"/><text:alphabetical-index-mark-end text:id="IMark64804872"/><text:alphabetical-index-mark-end text:id="IMark64807128"/><text:alphabetical-index-mark-end text:id="IMark64809384"/><text:alphabetical-index-mark-end text:id="IMark63642104"/><text:alphabetical-index-mark-end text:id="IMark63644360"/><text:alphabetical-index-mark-end text:id="IMark63777704"/><text:alphabetical-index-mark-end text:id="IMark63779960"/><text:alphabetical-index-mark-end text:id="IMark63782216"/><text:alphabetical-index-mark-end text:id="IMark64749384"/><text:alphabetical-index-mark-end text:id="IMark64751640"/><text:alphabetical-index-mark-end text:id="IMark64753896"/><text:alphabetical-index-mark-end text:id="IMark64756152"/><text:alphabetical-index-mark-end text:id="IMark64758408"/><text:alphabetical-index-mark-end text:id="IMark64760664"/><text:alphabetical-index-mark-end text:id="IMark64762920"/><text:alphabetical-index-mark-end text:id="IMark64765176"/><text:alphabetical-index-mark-end text:id="IMark64767432"/><text:alphabetical-index-mark-end text:id="IMark64856248"/><text:alphabetical-index-mark-end text:id="IMark59071992"/><text:alphabetical-index-mark-end text:id="IMark62882376"/><text:alphabetical-index-mark-end text:id="IMark59099240"/><text:alphabetical-index-mark-end text:id="IMark49893576"/><text:span text:style-name="T73">p</text:span>.</text:p>
      <text:p text:style-name="P24"/>
      <text:p text:style-name="P24"><text:span text:style-name="T37">This is not an ambitious project but a home – grown solution, so to speak. </text:span>It does not pretend to be a <text:span text:style-name="T37">super </text:span><text:alphabetical-index-mark-start text:id="IMark61540440"/><text:alphabetical-index-mark-start text:id="IMark61464088"/><text:alphabetical-index-mark-start text:id="IMark59743656"/><text:alphabetical-index-mark-start text:id="IMark59586328"/><text:alphabetical-index-mark-start text:id="IMark62322760"/><text:alphabetical-index-mark-start text:id="IMark28895672"/><text:alphabetical-index-mark-start text:id="IMark58510056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span text:style-name="T37">tool</text:span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8510056"/><text:alphabetical-index-mark-end text:id="IMark28895672"/><text:alphabetical-index-mark-end text:id="IMark62322760"/><text:alphabetical-index-mark-end text:id="IMark59586328"/><text:alphabetical-index-mark-end text:id="IMark59743656"/><text:alphabetical-index-mark-end text:id="IMark61464088"/><text:alphabetical-index-mark-end text:id="IMark61540440"/><text:span text:style-name="T37"> of any kind</text:span> but it does the work of executing 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<text:alphabetical-index-mark-start text:id="IMark61306520"/><text:alphabetical-index-mark-start text:id="IMark58511320"/><text:alphabetical-index-mark-start text:id="IMark49877032"/><text:alphabetical-index-mark-start text:id="IMark61309048"/><text:alphabetical-index-mark-start text:id="IMark58628472"/><text:alphabetical-index-mark-start text:id="IMark55458440"/>independent<text:alphabetical-index-mark-end text:id="IMark55458440"/><text:alphabetical-index-mark-end text:id="IMark58628472"/><text:alphabetical-index-mark-end text:id="IMark61309048"/><text:alphabetical-index-mark-end text:id="IMark49877032"/><text:alphabetical-index-mark-end text:id="IMark58511320"/><text:alphabetical-index-mark-end text:id="IMark61306520"/>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 <text:alphabetical-index-mark-start text:id="IMark35597272"/><text:alphabetical-index-mark-start text:id="IMark60863176"/><text:alphabetical-index-mark-start text:id="IMark43434600"/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61463128"/><text:alphabetical-index-mark-start text:id="IMark54884312"/><text:alphabetical-index-mark-start text:id="IMark34680840"/>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9161320"/><text:alphabetical-index-mark-start text:id="IMark62087656"/><text:alphabetical-index-mark-start text:id="IMark60641544"/><text:alphabetical-index-mark-start text:id="IMark56408184"/><text:alphabetical-index-mark-start text:id="IMark61414968"/><text:alphabetical-index-mark-start text:id="IMark49865640"/>SQL<text:alphabetical-index-mark-end text:id="IMark49865640"/><text:alphabetical-index-mark-end text:id="IMark61414968"/><text:alphabetical-index-mark-end text:id="IMark56408184"/><text:alphabetical-index-mark-end text:id="IMark60641544"/><text:alphabetical-index-mark-end text:id="IMark62087656"/><text:alphabetical-index-mark-end text:id="IMark59161320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34680840"/><text:alphabetical-index-mark-end text:id="IMark54884312"/><text:alphabetical-index-mark-end text:id="IMark6146312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<text:alphabetical-index-mark-end text:id="IMark43434600"/><text:alphabetical-index-mark-end text:id="IMark60863176"/><text:alphabetical-index-mark-end text:id="IMark35597272"/> <text:alphabetical-index-mark-start text:id="IMark59084408"/><text:alphabetical-index-mark-start text:id="IMark59043672"/><text:alphabetical-index-mark-start text:id="IMark49902408"/><text:alphabetical-index-mark-start text:id="IMark64722024"/><text:alphabetical-index-mark-start text:id="IMark59109976"/><text:alphabetical-index-mark-start text:id="IMark59462328"/><text:alphabetical-index-mark-start text:id="IMark52922264"/><text:alphabetical-index-mark-start text:id="IMark52935576"/><text:alphabetical-index-mark-start text:id="IMark62870664"/><text:alphabetical-index-mark-start text:id="IMark59556056"/><text:alphabetical-index-mark-start text:id="IMark49929272"/><text:alphabetical-index-mark-start text:id="IMark61915272"/><text:alphabetical-index-mark-start text:id="IMark61715688"/>queries<text:alphabetical-index-mark-end text:id="IMark61715688"/><text:alphabetical-index-mark-end text:id="IMark61915272"/><text:alphabetical-index-mark-end text:id="IMark49929272"/><text:alphabetical-index-mark-end text:id="IMark59556056"/><text:alphabetical-index-mark-end text:id="IMark62870664"/><text:alphabetical-index-mark-end text:id="IMark52935576"/><text:alphabetical-index-mark-end text:id="IMark52922264"/><text:alphabetical-index-mark-end text:id="IMark59462328"/><text:alphabetical-index-mark-end text:id="IMark59109976"/><text:alphabetical-index-mark-end text:id="IMark64722024"/><text:alphabetical-index-mark-end text:id="IMark49902408"/><text:alphabetical-index-mark-end text:id="IMark59043672"/><text:alphabetical-index-mark-end text:id="IMark59084408"/> or series of several <text:alphabetical-index-mark-start text:id="IMark62510424"/><text:alphabetical-index-mark-start text:id="IMark59036904"/><text:alphabetical-index-mark-start text:id="IMark59519304"/><text:alphabetical-index-mark-start text:id="IMark28059256"/><text:alphabetical-index-mark-start text:id="IMark62093480"/><text:alphabetical-index-mark-start text:id="IMark62089192"/><text:alphabetical-index-mark-start text:id="IMark56250728"/><text:alphabetical-index-mark-start text:id="IMark62970264"/><text:alphabetical-index-mark-start text:id="IMark59381976"/><text:alphabetical-index-mark-start text:id="IMark62341096"/><text:alphabetical-index-mark-start text:id="IMark62898264"/><text:alphabetical-index-mark-start text:id="IMark62980888"/><text:alphabetical-index-mark-start text:id="IMark60858520"/>queries<text:alphabetical-index-mark-end text:id="IMark60858520"/><text:alphabetical-index-mark-end text:id="IMark62980888"/><text:alphabetical-index-mark-end text:id="IMark62898264"/><text:alphabetical-index-mark-end text:id="IMark62341096"/><text:alphabetical-index-mark-end text:id="IMark59381976"/><text:alphabetical-index-mark-end text:id="IMark62970264"/><text:alphabetical-index-mark-end text:id="IMark56250728"/><text:alphabetical-index-mark-end text:id="IMark62089192"/><text:alphabetical-index-mark-end text:id="IMark62093480"/><text:alphabetical-index-mark-end text:id="IMark28059256"/><text:alphabetical-index-mark-end text:id="IMark59519304"/><text:alphabetical-index-mark-end text:id="IMark59036904"/><text:alphabetical-index-mark-end text:id="IMark62510424"/> grouped into a <text:alphabetical-index-mark-start text:id="IMark59178104"/><text:alphabetical-index-mark-start text:id="IMark52889640"/><text:alphabetical-index-mark-start text:id="IMark64801192"/><text:alphabetical-index-mark-start text:id="IMark63776280"/><text:alphabetical-index-mark-start text:id="IMark64801944"/><text:alphabetical-index-mark-start text:id="IMark49905352"/><text:alphabetical-index-mark-start text:id="IMark62890424"/><text:alphabetical-index-mark-start text:id="IMark59577848"/><text:alphabetical-index-mark-start text:id="IMark62346728"/><text:alphabetical-index-mark-start text:id="IMark43406312"/><text:alphabetical-index-mark-start text:id="IMark64728728"/><text:alphabetical-index-mark-start text:id="IMark64743144"/><text:alphabetical-index-mark-start text:id="IMark64744664"/>single<text:alphabetical-index-mark-end text:id="IMark64744664"/><text:alphabetical-index-mark-end text:id="IMark64743144"/><text:alphabetical-index-mark-end text:id="IMark64728728"/><text:alphabetical-index-mark-end text:id="IMark43406312"/><text:alphabetical-index-mark-end text:id="IMark62346728"/><text:alphabetical-index-mark-end text:id="IMark59577848"/><text:alphabetical-index-mark-end text:id="IMark62890424"/><text:alphabetical-index-mark-end text:id="IMark49905352"/><text:alphabetical-index-mark-end text:id="IMark64801944"/><text:alphabetical-index-mark-end text:id="IMark63776280"/><text:alphabetical-index-mark-end text:id="IMark64801192"/><text:alphabetical-index-mark-end text:id="IMark52889640"/><text:alphabetical-index-mark-end text:id="IMark59178104"/> <text:alphabetical-index-mark-start text:id="IMark63786264"/><text:alphabetical-index-mark-start text:id="IMark63787544"/><text:alphabetical-index-mark-start text:id="IMark64788280"/><text:alphabetical-index-mark-start text:id="IMark64790744"/><text:alphabetical-index-mark-start text:id="IMark64792024"/><text:alphabetical-index-mark-start text:id="IMark64793592"/><text:alphabetical-index-mark-start text:id="IMark64796056"/><text:alphabetical-index-mark-start text:id="IMark64797336"/><text:alphabetical-index-mark-start text:id="IMark59379896"/><text:alphabetical-index-mark-start text:id="IMark59065112"/><text:alphabetical-index-mark-start text:id="IMark64810888"/><text:alphabetical-index-mark-start text:id="IMark64812152"/><text:alphabetical-index-mark-start text:id="IMark64813480"/>file<text:alphabetical-index-mark-end text:id="IMark64813480"/><text:alphabetical-index-mark-end text:id="IMark64812152"/><text:alphabetical-index-mark-end text:id="IMark64810888"/><text:alphabetical-index-mark-end text:id="IMark59065112"/><text:alphabetical-index-mark-end text:id="IMark59379896"/><text:alphabetical-index-mark-end text:id="IMark64797336"/><text:alphabetical-index-mark-end text:id="IMark64796056"/><text:alphabetical-index-mark-end text:id="IMark64793592"/><text:alphabetical-index-mark-end text:id="IMark64792024"/><text:alphabetical-index-mark-end text:id="IMark64790744"/><text:alphabetical-index-mark-end text:id="IMark64788280"/><text:alphabetical-index-mark-end text:id="IMark63787544"/><text:alphabetical-index-mark-end text:id="IMark63786264"/>.</text:p>
      <text:p text:style-name="P24"/>
      <text:p text:style-name="P59"><text:alphabetical-index-mark-start text:id="IMark59586328"/><text:alphabetical-index-mark-start text:id="IMark62322760"/><text:alphabetical-index-mark-start text:id="IMark28895672"/><text:alphabetical-index-mark-start text:id="IMark58510056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62241288"/><text:alphabetical-index-mark-start text:id="IMark35597272"/><text:alphabetical-index-mark-start text:id="IMark60863176"/><text:alphabetical-index-mark-start text:id="IMark43434600"/><text:alphabetical-index-mark-start text:id="IMark60830952"/><text:alphabetical-index-mark-start text:id="IMark28824536"/>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61463128"/><text:alphabetical-index-mark-start text:id="IMark54884312"/><text:alphabetical-index-mark-start text:id="IMark34680840"/>Sql<text:alphabetical-index-mark-end text:id="IMark34680840"/><text:alphabetical-index-mark-end text:id="IMark54884312"/><text:alphabetical-index-mark-end text:id="IMark6146312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28824536"/><text:alphabetical-index-mark-end text:id="IMark60830952"/><text:alphabetical-index-mark-end text:id="IMark43434600"/><text:alphabetical-index-mark-end text:id="IMark60863176"/><text:alphabetical-index-mark-end text:id="IMark35597272"/><text:alphabetical-index-mark-end text:id="IMark62241288"/><text:alphabetical-index-mark-end text:id="IMark61922488"/><text:alphabetical-index-mark-end text:id="IMark58342104"/>ite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8510056"/><text:alphabetical-index-mark-end text:id="IMark28895672"/><text:alphabetical-index-mark-end text:id="IMark62322760"/><text:alphabetical-index-mark-end text:id="IMark59586328"/>3 has some very good 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9161320"/>tool<text:alphabetical-index-mark-end text:id="IMark59161320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60861976"/>s to achieve similar tasks as <text:alphabetical-index-mark-start text:id="IMark62087656"/><text:alphabetical-index-mark-start text:id="IMark60641544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<text:alphabetical-index-mark-start text:id="IMark61306520"/><text:alphabetical-index-mark-start text:id="IMark58511320"/><text:alphabetical-index-mark-start text:id="IMark49877032"/><text:alphabetical-index-mark-start text:id="IMark61309048"/>sql<text:alphabetical-index-mark-end text:id="IMark61309048"/><text:alphabetical-index-mark-end text:id="IMark49877032"/><text:alphabetical-index-mark-end text:id="IMark58511320"/><text:alphabetical-index-mark-end text:id="IMark61306520"/>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<text:alphabetical-index-mark-end text:id="IMark60641544"/><text:alphabetical-index-mark-end text:id="IMark62087656"/>p, but alt least in some cases, the simpler <text:alphabetical-index-mark-start text:id="IMark58628472"/><text:alphabetical-index-mark-start text:id="IMark55458440"/><text:alphabetical-index-mark-start text:id="IMark61540440"/><text:alphabetical-index-mark-start text:id="IMark59743656"/><text:alphabetical-index-mark-start text:id="IMark61464088"/><text:alphabetical-index-mark-start text:id="IMark64824984"/><text:alphabetical-index-mark-start text:id="IMark64823480"/><text:alphabetical-index-mark-start text:id="IMark64821976"/>syntax<text:alphabetical-index-mark-end text:id="IMark64821976"/><text:alphabetical-index-mark-end text:id="IMark64823480"/><text:alphabetical-index-mark-end text:id="IMark64824984"/><text:alphabetical-index-mark-end text:id="IMark61464088"/><text:alphabetical-index-mark-end text:id="IMark59743656"/><text:alphabetical-index-mark-end text:id="IMark61540440"/><text:alphabetical-index-mark-end text:id="IMark55458440"/><text:alphabetical-index-mark-end text:id="IMark58628472"/> of <text:alphabetical-index-mark-start text:id="IMark64820472"/><text:alphabetical-index-mark-start text:id="IMark64818968"/><text:alphabetical-index-mark-start text:id="IMark64817464"/><text:alphabetical-index-mark-start text:id="IMark64815960"/><text:alphabetical-index-mark-start text:id="IMark64795672"/><text:alphabetical-index-mark-start text:id="IMark63785880"/><text:alphabetical-index-mark-start text:id="IMark64779016"/><text:alphabetical-index-mark-start text:id="IMark64775032"/><text:alphabetical-index-mark-start text:id="IMark52525096"/><text:alphabetical-index-mark-start text:id="IMark62884824"/><text:alphabetical-index-mark-start text:id="IMark62918760"/><text:alphabetical-index-mark-start text:id="IMark64756984"/><text:alphabetical-index-mark-start text:id="IMark62093480"/><text:alphabetical-index-mark-start text:id="IMark62898264"/><text:alphabetical-index-mark-start text:id="IMark64722024"/><text:alphabetical-index-mark-start text:id="IMark59577848"/>sql<text:alphabetical-index-mark-end text:id="IMark59577848"/><text:alphabetical-index-mark-end text:id="IMark64722024"/><text:alphabetical-index-mark-end text:id="IMark62898264"/><text:alphabetical-index-mark-end text:id="IMark62093480"/><text:alphabetical-index-mark-end text:id="IMark64756984"/><text:alphabetical-index-mark-end text:id="IMark62918760"/><text:alphabetical-index-mark-end text:id="IMark62884824"/><text:alphabetical-index-mark-end text:id="IMark52525096"/><text:alphabetical-index-mark-end text:id="IMark64775032"/><text:alphabetical-index-mark-end text:id="IMark64779016"/><text:alphabetical-index-mark-end text:id="IMark63785880"/><text:alphabetical-index-mark-end text:id="IMark64795672"/><text:alphabetical-index-mark-end text:id="IMark64815960"/><text:alphabetical-index-mark-end text:id="IMark64817464"/><text:alphabetical-index-mark-end text:id="IMark64818968"/><text:alphabetical-index-mark-end text:id="IMark64820472"/> could make it more convenient: <text:alphabetical-index-mark-start text:id="IMark64838152"/><text:alphabetical-index-mark-start text:id="IMark64839448"/><text:alphabetical-index-mark-start text:id="IMark64840776"/><text:alphabetical-index-mark-start text:id="IMark64842104"/><text:alphabetical-index-mark-start text:id="IMark64843432"/><text:alphabetical-index-mark-start text:id="IMark64844760"/><text:alphabetical-index-mark-start text:id="IMark64846088"/><text:alphabetical-index-mark-start text:id="IMark64847416"/>dot<text:alphabetical-index-mark-end text:id="IMark64847416"/><text:alphabetical-index-mark-end text:id="IMark64846088"/><text:alphabetical-index-mark-end text:id="IMark64844760"/><text:alphabetical-index-mark-end text:id="IMark64843432"/><text:alphabetical-index-mark-end text:id="IMark64842104"/><text:alphabetical-index-mark-end text:id="IMark64840776"/><text:alphabetical-index-mark-end text:id="IMark64839448"/><text:alphabetical-index-mark-end text:id="IMark64838152"/> <text:alphabetical-index-mark-start text:id="IMark59223960"/><text:alphabetical-index-mark-start text:id="IMark59225224"/><text:alphabetical-index-mark-start text:id="IMark59226552"/><text:alphabetical-index-mark-start text:id="IMark59227880"/><text:alphabetical-index-mark-start text:id="IMark59229208"/><text:alphabetical-index-mark-start text:id="IMark59230536"/><text:alphabetical-index-mark-start text:id="IMark59231864"/><text:alphabetical-index-mark-start text:id="IMark59233192"/>command<text:alphabetical-index-mark-end text:id="IMark59233192"/><text:alphabetical-index-mark-end text:id="IMark59231864"/><text:alphabetical-index-mark-end text:id="IMark59230536"/><text:alphabetical-index-mark-end text:id="IMark59229208"/><text:alphabetical-index-mark-end text:id="IMark59227880"/><text:alphabetical-index-mark-end text:id="IMark59226552"/><text:alphabetical-index-mark-end text:id="IMark59225224"/><text:alphabetical-index-mark-end text:id="IMark59223960"/>s are interpreted by <text:alphabetical-index-mark-start text:id="IMark59242072"/><text:alphabetical-index-mark-start text:id="IMark59243928"/><text:alphabetical-index-mark-start text:id="IMark59245256"/><text:alphabetical-index-mark-start text:id="IMark59246584"/><text:alphabetical-index-mark-start text:id="IMark59247912"/><text:alphabetical-index-mark-start text:id="IMark59249240"/><text:alphabetical-index-mark-start text:id="IMark59250568"/><text:alphabetical-index-mark-start text:id="IMark59251896"/><text:alphabetical-index-mark-start text:id="IMark59253256"/><text:alphabetical-index-mark-start text:id="IMark59254584"/><text:alphabetical-index-mark-start text:id="IMark59255912"/><text:alphabetical-index-mark-start text:id="IMark59257240"/><text:alphabetical-index-mark-start text:id="IMark59258568"/><text:alphabetical-index-mark-start text:id="IMark59259896"/><text:alphabetical-index-mark-start text:id="IMark59261224"/><text:alphabetical-index-mark-start text:id="IMark59262552"/><text:alphabetical-index-mark-start text:id="IMark59263880"/><text:alphabetical-index-mark-start text:id="IMark59265208"/><text:alphabetical-index-mark-start text:id="IMark59266536"/><text:alphabetical-index-mark-start text:id="IMark59267864"/><text:alphabetical-index-mark-start text:id="IMark59269192"/><text:alphabetical-index-mark-start text:id="IMark59270520"/><text:alphabetical-index-mark-start text:id="IMark59271848"/><text:alphabetical-index-mark-start text:id="IMark59273208"/>Sql<text:alphabetical-index-mark-end text:id="IMark59273208"/><text:alphabetical-index-mark-end text:id="IMark59271848"/><text:alphabetical-index-mark-end text:id="IMark59270520"/><text:alphabetical-index-mark-end text:id="IMark59269192"/><text:alphabetical-index-mark-end text:id="IMark59267864"/><text:alphabetical-index-mark-end text:id="IMark59266536"/><text:alphabetical-index-mark-end text:id="IMark59265208"/><text:alphabetical-index-mark-end text:id="IMark59263880"/><text:alphabetical-index-mark-end text:id="IMark59262552"/><text:alphabetical-index-mark-end text:id="IMark59261224"/><text:alphabetical-index-mark-end text:id="IMark59259896"/><text:alphabetical-index-mark-end text:id="IMark59258568"/><text:alphabetical-index-mark-end text:id="IMark59257240"/><text:alphabetical-index-mark-end text:id="IMark59255912"/><text:alphabetical-index-mark-end text:id="IMark59254584"/><text:alphabetical-index-mark-end text:id="IMark59253256"/>ite<text:alphabetical-index-mark-end text:id="IMark59251896"/><text:alphabetical-index-mark-end text:id="IMark59250568"/><text:alphabetical-index-mark-end text:id="IMark59249240"/><text:alphabetical-index-mark-end text:id="IMark59247912"/><text:alphabetical-index-mark-end text:id="IMark59246584"/><text:alphabetical-index-mark-end text:id="IMark59245256"/><text:alphabetical-index-mark-end text:id="IMark59243928"/><text:alphabetical-index-mark-end text:id="IMark59242072"/>’3’s <text:alphabetical-index-mark-start text:id="IMark59294872"/><text:alphabetical-index-mark-start text:id="IMark59296200"/><text:alphabetical-index-mark-start text:id="IMark59297528"/><text:alphabetical-index-mark-start text:id="IMark59298856"/><text:alphabetical-index-mark-start text:id="IMark59300184"/><text:alphabetical-index-mark-start text:id="IMark59301512"/><text:alphabetical-index-mark-start text:id="IMark59302840"/><text:alphabetical-index-mark-start text:id="IMark59304168"/>command<text:alphabetical-index-mark-end text:id="IMark59304168"/><text:alphabetical-index-mark-end text:id="IMark59302840"/><text:alphabetical-index-mark-end text:id="IMark59301512"/><text:alphabetical-index-mark-end text:id="IMark59300184"/><text:alphabetical-index-mark-end text:id="IMark59298856"/><text:alphabetical-index-mark-end text:id="IMark59297528"/><text:alphabetical-index-mark-end text:id="IMark59296200"/><text:alphabetical-index-mark-end text:id="IMark59294872"/> line interpreter, and not <text:alphabetical-index-mark-start text:id="IMark59313576"/><text:alphabetical-index-mark-start text:id="IMark59314904"/><text:alphabetical-index-mark-start text:id="IMark59316232"/><text:alphabetical-index-mark-start text:id="IMark59317560"/><text:alphabetical-index-mark-start text:id="IMark59318888"/><text:alphabetical-index-mark-start text:id="IMark59320216"/><text:alphabetical-index-mark-start text:id="IMark59321544"/><text:alphabetical-index-mark-start text:id="IMark59322872"/><text:alphabetical-index-mark-start text:id="IMark59324232"/><text:alphabetical-index-mark-start text:id="IMark59325560"/><text:alphabetical-index-mark-start text:id="IMark59326888"/><text:alphabetical-index-mark-start text:id="IMark59328216"/><text:alphabetical-index-mark-start text:id="IMark59329544"/><text:alphabetical-index-mark-start text:id="IMark59330872"/><text:alphabetical-index-mark-start text:id="IMark59332200"/><text:alphabetical-index-mark-start text:id="IMark59333528"/><text:alphabetical-index-mark-start text:id="IMark59334856"/><text:alphabetical-index-mark-start text:id="IMark59336184"/><text:alphabetical-index-mark-start text:id="IMark59337512"/><text:alphabetical-index-mark-start text:id="IMark59338840"/><text:alphabetical-index-mark-start text:id="IMark59340168"/><text:alphabetical-index-mark-start text:id="IMark59341496"/><text:alphabetical-index-mark-start text:id="IMark59342824"/><text:alphabetical-index-mark-start text:id="IMark59344184"/>Sql<text:alphabetical-index-mark-end text:id="IMark59344184"/><text:alphabetical-index-mark-end text:id="IMark59342824"/><text:alphabetical-index-mark-end text:id="IMark59341496"/><text:alphabetical-index-mark-end text:id="IMark59340168"/><text:alphabetical-index-mark-end text:id="IMark59338840"/><text:alphabetical-index-mark-end text:id="IMark59337512"/><text:alphabetical-index-mark-end text:id="IMark59336184"/><text:alphabetical-index-mark-end text:id="IMark59334856"/><text:alphabetical-index-mark-end text:id="IMark59333528"/><text:alphabetical-index-mark-end text:id="IMark59332200"/><text:alphabetical-index-mark-end text:id="IMark59330872"/><text:alphabetical-index-mark-end text:id="IMark59329544"/><text:alphabetical-index-mark-end text:id="IMark59328216"/><text:alphabetical-index-mark-end text:id="IMark59326888"/><text:alphabetical-index-mark-end text:id="IMark59325560"/><text:alphabetical-index-mark-end text:id="IMark59324232"/>ite<text:alphabetical-index-mark-end text:id="IMark59322872"/><text:alphabetical-index-mark-end text:id="IMark59321544"/><text:alphabetical-index-mark-end text:id="IMark59320216"/><text:alphabetical-index-mark-end text:id="IMark59318888"/><text:alphabetical-index-mark-end text:id="IMark59317560"/><text:alphabetical-index-mark-end text:id="IMark59316232"/><text:alphabetical-index-mark-end text:id="IMark59314904"/><text:alphabetical-index-mark-end text:id="IMark59313576"/>3 itself, while <text:alphabetical-index-mark-start text:id="IMark59365848"/><text:alphabetical-index-mark-start text:id="IMark59367176"/><text:alphabetical-index-mark-start text:id="IMark59368504"/><text:alphabetical-index-mark-start text:id="IMark59368920"/><text:alphabetical-index-mark-start text:id="IMark64211064"/><text:alphabetical-index-mark-start text:id="IMark64212392"/><text:alphabetical-index-mark-start text:id="IMark64213720"/><text:alphabetical-index-mark-start text:id="IMark64215048"/><text:alphabetical-index-mark-start text:id="IMark64216376"/><text:alphabetical-index-mark-start text:id="IMark64218232"/><text:alphabetical-index-mark-start text:id="IMark64219560"/><text:alphabetical-index-mark-start text:id="IMark64220888"/><text:alphabetical-index-mark-start text:id="IMark64222216"/><text:alphabetical-index-mark-start text:id="IMark64223544"/><text:alphabetical-index-mark-start text:id="IMark64224872"/><text:alphabetical-index-mark-start text:id="IMark64226232"/>sql<text:alphabetical-index-mark-end text:id="IMark64226232"/><text:alphabetical-index-mark-end text:id="IMark64224872"/><text:alphabetical-index-mark-end text:id="IMark64223544"/><text:alphabetical-index-mark-end text:id="IMark64222216"/><text:alphabetical-index-mark-end text:id="IMark64220888"/><text:alphabetical-index-mark-end text:id="IMark64219560"/><text:alphabetical-index-mark-end text:id="IMark64218232"/><text:alphabetical-index-mark-end text:id="IMark64216376"/><text:alphabetical-index-mark-end text:id="IMark64215048"/><text:alphabetical-index-mark-end text:id="IMark64213720"/><text:alphabetical-index-mark-end text:id="IMark64212392"/><text:alphabetical-index-mark-end text:id="IMark64211064"/><text:alphabetical-index-mark-end text:id="IMark59368920"/><text:alphabetical-index-mark-end text:id="IMark59368504"/><text:alphabetical-index-mark-end text:id="IMark59367176"/><text:alphabetical-index-mark-end text:id="IMark59365848"/>p passes everything directly to <text:alphabetical-index-mark-start text:id="IMark64241128"/><text:alphabetical-index-mark-start text:id="IMark64242456"/><text:alphabetical-index-mark-start text:id="IMark64243784"/><text:alphabetical-index-mark-start text:id="IMark64245112"/><text:alphabetical-index-mark-start text:id="IMark64246440"/><text:alphabetical-index-mark-start text:id="IMark64247768"/><text:alphabetical-index-mark-start text:id="IMark64249096"/><text:alphabetical-index-mark-start text:id="IMark64250424"/><text:alphabetical-index-mark-start text:id="IMark64251784"/><text:alphabetical-index-mark-start text:id="IMark64253112"/><text:alphabetical-index-mark-start text:id="IMark64254440"/><text:alphabetical-index-mark-start text:id="IMark64255768"/><text:alphabetical-index-mark-start text:id="IMark64257096"/><text:alphabetical-index-mark-start text:id="IMark64258424"/><text:alphabetical-index-mark-start text:id="IMark64259752"/><text:alphabetical-index-mark-start text:id="IMark64261080"/><text:alphabetical-index-mark-start text:id="IMark64262408"/><text:alphabetical-index-mark-start text:id="IMark64263736"/><text:alphabetical-index-mark-start text:id="IMark64265064"/><text:alphabetical-index-mark-start text:id="IMark64266392"/><text:alphabetical-index-mark-start text:id="IMark64267720"/><text:alphabetical-index-mark-start text:id="IMark64269048"/><text:alphabetical-index-mark-start text:id="IMark64270376"/><text:alphabetical-index-mark-start text:id="IMark64271736"/>Sql<text:alphabetical-index-mark-end text:id="IMark64271736"/><text:alphabetical-index-mark-end text:id="IMark64270376"/><text:alphabetical-index-mark-end text:id="IMark64269048"/><text:alphabetical-index-mark-end text:id="IMark64267720"/><text:alphabetical-index-mark-end text:id="IMark64266392"/><text:alphabetical-index-mark-end text:id="IMark64265064"/><text:alphabetical-index-mark-end text:id="IMark64263736"/><text:alphabetical-index-mark-end text:id="IMark64262408"/><text:alphabetical-index-mark-end text:id="IMark64261080"/><text:alphabetical-index-mark-end text:id="IMark64259752"/><text:alphabetical-index-mark-end text:id="IMark64258424"/><text:alphabetical-index-mark-end text:id="IMark64257096"/><text:alphabetical-index-mark-end text:id="IMark64255768"/><text:alphabetical-index-mark-end text:id="IMark64254440"/><text:alphabetical-index-mark-end text:id="IMark64253112"/><text:alphabetical-index-mark-end text:id="IMark64251784"/>ite<text:alphabetical-index-mark-end text:id="IMark64250424"/><text:alphabetical-index-mark-end text:id="IMark64249096"/><text:alphabetical-index-mark-end text:id="IMark64247768"/><text:alphabetical-index-mark-end text:id="IMark64246440"/><text:alphabetical-index-mark-end text:id="IMark64245112"/><text:alphabetical-index-mark-end text:id="IMark64243784"/><text:alphabetical-index-mark-end text:id="IMark64242456"/><text:alphabetical-index-mark-end text:id="IMark64241128"/>3, no questions asked.</text:p>
      <text:p text:style-name="P24"/>
      <text:p text:style-name="P62">After the initial phase of development involving <text:alphabetical-index-mark-start text:id="IMark55458440"/><text:alphabetical-index-mark-start text:id="IMark61540440"/><text:alphabetical-index-mark-start text:id="IMark59743656"/><text:alphabetical-index-mark-start text:id="IMark61464088"/><text:alphabetical-index-mark-start text:id="IMark62087656"/><text:alphabetical-index-mark-start text:id="IMark60641544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57370952"/><text:alphabetical-index-mark-start text:id="IMark56566648"/><text:alphabetical-index-mark-start text:id="IMark61306520"/><text:alphabetical-index-mark-start text:id="IMark58511320"/>Sql<text:alphabetical-index-mark-end text:id="IMark58511320"/><text:alphabetical-index-mark-end text:id="IMark61306520"/><text:alphabetical-index-mark-end text:id="IMark56566648"/><text:alphabetical-index-mark-end text:id="IMark5737095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ite<text:alphabetical-index-mark-end text:id="IMark60641544"/><text:alphabetical-index-mark-end text:id="IMark62087656"/><text:alphabetical-index-mark-end text:id="IMark61464088"/><text:alphabetical-index-mark-end text:id="IMark59743656"/><text:alphabetical-index-mark-end text:id="IMark61540440"/><text:alphabetical-index-mark-end text:id="IMark55458440"/>3 compatibility, I began studying the feasibility of using <text:alphabetical-index-mark-start text:id="IMark49877032"/><text:alphabetical-index-mark-start text:id="IMark61309048"/>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<text:alphabetical-index-mark-start text:id="IMark35768392"/><text:alphabetical-index-mark-start text:id="IMark59161320"/><text:alphabetical-index-mark-start text:id="IMark59586328"/><text:alphabetical-index-mark-start text:id="IMark62322760"/>sql<text:alphabetical-index-mark-end text:id="IMark62322760"/><text:alphabetical-index-mark-end text:id="IMark59586328"/><text:alphabetical-index-mark-end text:id="IMark59161320"/><text:alphabetical-index-mark-end text:id="IMark35768392"/>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309048"/><text:alphabetical-index-mark-end text:id="IMark49877032"/>p with other <text:alphabetical-index-mark-start text:id="IMark28895672"/><text:alphabetical-index-mark-start text:id="IMark58510056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format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8510056"/><text:alphabetical-index-mark-end text:id="IMark28895672"/>s. <text:alphabetical-index-mark-start text:id="IMark62241288"/><text:alphabetical-index-mark-start text:id="IMark35597272"/><text:alphabetical-index-mark-start text:id="IMark60863176"/><text:alphabetical-index-mark-start text:id="IMark43434600"/><text:alphabetical-index-mark-start text:id="IMark60830952"/><text:alphabetical-index-mark-start text:id="IMark28824536"/>HDF5<text:alphabetical-index-mark-end text:id="IMark28824536"/><text:alphabetical-index-mark-end text:id="IMark60830952"/><text:alphabetical-index-mark-end text:id="IMark43434600"/><text:alphabetical-index-mark-end text:id="IMark60863176"/><text:alphabetical-index-mark-end text:id="IMark35597272"/><text:alphabetical-index-mark-end text:id="IMark62241288"/> and the fairly newly – developed HDF <text:alphabetical-index-mark-start text:id="IMark58631192"/><text:alphabetical-index-mark-start text:id="IMark55136968"/><text:alphabetical-index-mark-start text:id="IMark52870952"/><text:alphabetical-index-mark-start text:id="IMark61307784"/><text:alphabetical-index-mark-start text:id="IMark35801496"/><text:alphabetical-index-mark-start text:id="IMark61463128"/>query<text:alphabetical-index-mark-end text:id="IMark61463128"/><text:alphabetical-index-mark-end text:id="IMark35801496"/><text:alphabetical-index-mark-end text:id="IMark61307784"/><text:alphabetical-index-mark-end text:id="IMark52870952"/><text:alphabetical-index-mark-end text:id="IMark55136968"/><text:alphabetical-index-mark-end text:id="IMark58631192"/> language (<text:alphabetical-index-mark-start text:id="IMark54884312"/><text:alphabetical-index-mark-start text:id="IMark34680840"/><text:alphabetical-index-mark-start text:id="IMark58628472"/><text:alphabetical-index-mark-start text:id="IMark62930664"/><text:alphabetical-index-mark-start text:id="IMark64292040"/><text:alphabetical-index-mark-start text:id="IMark64290536"/>HDFql<text:alphabetical-index-mark-end text:id="IMark64290536"/><text:alphabetical-index-mark-end text:id="IMark64292040"/><text:alphabetical-index-mark-end text:id="IMark62930664"/><text:alphabetical-index-mark-end text:id="IMark58628472"/><text:alphabetical-index-mark-end text:id="IMark34680840"/><text:alphabetical-index-mark-end text:id="IMark54884312"/>) soon proved an interesting venue to purs<text:span text:style-name="T92">u</text:span>e for various reasons, including the <text:soft-page-break/>practicality of <text:alphabetical-index-mark-start text:id="IMark64289032"/><text:alphabetical-index-mark-start text:id="IMark64287528"/><text:alphabetical-index-mark-start text:id="IMark64286024"/><text:alphabetical-index-mark-start text:id="IMark64283240"/><text:alphabetical-index-mark-start text:id="IMark64281736"/><text:alphabetical-index-mark-start text:id="IMark64280232"/>HDF5<text:alphabetical-index-mark-end text:id="IMark64280232"/><text:alphabetical-index-mark-end text:id="IMark64281736"/><text:alphabetical-index-mark-end text:id="IMark64283240"/><text:alphabetical-index-mark-end text:id="IMark64286024"/><text:alphabetical-index-mark-end text:id="IMark64287528"/><text:alphabetical-index-mark-end text:id="IMark64289032"/> for storing large amounts of data, similitudes between <text:alphabetical-index-mark-start text:id="IMark64278728"/><text:alphabetical-index-mark-start text:id="IMark64277224"/><text:alphabetical-index-mark-start text:id="IMark64275720"/><text:alphabetical-index-mark-start text:id="IMark64274216"/><text:alphabetical-index-mark-start text:id="IMark64242072"/><text:alphabetical-index-mark-start text:id="IMark64239992"/><text:alphabetical-index-mark-start text:id="IMark64238488"/><text:alphabetical-index-mark-start text:id="IMark64236984"/><text:alphabetical-index-mark-start text:id="IMark64235480"/><text:alphabetical-index-mark-start text:id="IMark64233976"/><text:alphabetical-index-mark-start text:id="IMark64232472"/><text:alphabetical-index-mark-start text:id="IMark64230968"/>SQL<text:alphabetical-index-mark-end text:id="IMark64230968"/><text:alphabetical-index-mark-end text:id="IMark64232472"/><text:alphabetical-index-mark-end text:id="IMark64233976"/><text:alphabetical-index-mark-end text:id="IMark64235480"/><text:alphabetical-index-mark-end text:id="IMark64236984"/><text:alphabetical-index-mark-end text:id="IMark64238488"/><text:alphabetical-index-mark-end text:id="IMark64239992"/><text:alphabetical-index-mark-end text:id="IMark64242072"/><text:alphabetical-index-mark-end text:id="IMark64274216"/><text:alphabetical-index-mark-end text:id="IMark64275720"/><text:alphabetical-index-mark-end text:id="IMark64277224"/><text:alphabetical-index-mark-end text:id="IMark64278728"/> and <text:alphabetical-index-mark-start text:id="IMark64229464"/><text:alphabetical-index-mark-start text:id="IMark64227960"/><text:alphabetical-index-mark-start text:id="IMark59364712"/><text:alphabetical-index-mark-start text:id="IMark59363208"/><text:alphabetical-index-mark-start text:id="IMark59361704"/><text:alphabetical-index-mark-start text:id="IMark59360200"/>HDFql<text:alphabetical-index-mark-end text:id="IMark59360200"/><text:alphabetical-index-mark-end text:id="IMark59361704"/><text:alphabetical-index-mark-end text:id="IMark59363208"/><text:alphabetical-index-mark-end text:id="IMark59364712"/><text:alphabetical-index-mark-end text:id="IMark64227960"/><text:alphabetical-index-mark-end text:id="IMark64229464"/>, and the adap<text:alphabetical-index-mark-start text:id="IMark59358696"/><text:alphabetical-index-mark-start text:id="IMark59357192"/><text:alphabetical-index-mark-start text:id="IMark59355688"/><text:alphabetical-index-mark-start text:id="IMark59354184"/><text:alphabetical-index-mark-start text:id="IMark59352680"/><text:alphabetical-index-mark-start text:id="IMark59237176"/>table<text:alphabetical-index-mark-end text:id="IMark59237176"/><text:alphabetical-index-mark-end text:id="IMark59352680"/><text:alphabetical-index-mark-end text:id="IMark59354184"/><text:alphabetical-index-mark-end text:id="IMark59355688"/><text:alphabetical-index-mark-end text:id="IMark59357192"/><text:alphabetical-index-mark-end text:id="IMark59358696"/> nature of <text:alphabetical-index-mark-start text:id="IMark64829496"/><text:alphabetical-index-mark-start text:id="IMark64812520"/><text:alphabetical-index-mark-start text:id="IMark62998184"/><text:alphabetical-index-mark-start text:id="IMark59507544"/><text:alphabetical-index-mark-start text:id="IMark64736120"/><text:alphabetical-index-mark-start text:id="IMark64818968"/><text:alphabetical-index-mark-start text:id="IMark59319592"/><text:alphabetical-index-mark-start text:id="IMark59321160"/><text:alphabetical-index-mark-start text:id="IMark59324984"/><text:alphabetical-index-mark-start text:id="IMark59326264"/><text:alphabetical-index-mark-start text:id="IMark59327832"/><text:alphabetical-index-mark-start text:id="IMark59330296"/>sql<text:alphabetical-index-mark-end text:id="IMark59330296"/><text:alphabetical-index-mark-end text:id="IMark59327832"/><text:alphabetical-index-mark-end text:id="IMark59326264"/><text:alphabetical-index-mark-end text:id="IMark59324984"/><text:alphabetical-index-mark-end text:id="IMark59321160"/><text:alphabetical-index-mark-end text:id="IMark59319592"/><text:alphabetical-index-mark-end text:id="IMark64818968"/><text:alphabetical-index-mark-end text:id="IMark64736120"/><text:alphabetical-index-mark-end text:id="IMark59507544"/><text:alphabetical-index-mark-end text:id="IMark62998184"/><text:alphabetical-index-mark-end text:id="IMark64812520"/><text:alphabetical-index-mark-end text:id="IMark64829496"/>p’s <text:alphabetical-index-mark-start text:id="IMark59297816"/><text:alphabetical-index-mark-start text:id="IMark59299608"/><text:alphabetical-index-mark-start text:id="IMark59301128"/><text:alphabetical-index-mark-start text:id="IMark59303592"/><text:alphabetical-index-mark-start text:id="IMark59242776"/><text:alphabetical-index-mark-start text:id="IMark59246200"/>code<text:alphabetical-index-mark-end text:id="IMark59246200"/><text:alphabetical-index-mark-end text:id="IMark59242776"/><text:alphabetical-index-mark-end text:id="IMark59303592"/><text:alphabetical-index-mark-end text:id="IMark59301128"/><text:alphabetical-index-mark-end text:id="IMark59299608"/><text:alphabetical-index-mark-end text:id="IMark59297816"/>.</text:p>
      <text:p text:style-name="P62"/>
      <text:p text:style-name="P64"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52870952"/><text:alphabetical-index-mark-start text:id="IMark61307784"/>HDFql<text:alphabetical-index-mark-end text:id="IMark61307784"/><text:alphabetical-index-mark-end text:id="IMark52870952"/><text:alphabetical-index-mark-end text:id="IMark55136968"/><text:alphabetical-index-mark-end text:id="IMark58631192"/><text:alphabetical-index-mark-end text:id="IMark62930664"/><text:alphabetical-index-mark-end text:id="IMark58628472"/>, like <text:alphabetical-index-mark-start text:id="IMark35801496"/><text:alphabetical-index-mark-start text:id="IMark61463128"/><text:alphabetical-index-mark-start text:id="IMark62241288"/><text:alphabetical-index-mark-start text:id="IMark35597272"/><text:alphabetical-index-mark-start text:id="IMark60863176"/><text:alphabetical-index-mark-start text:id="IMark43434600"/><text:alphabetical-index-mark-start text:id="IMark60830952"/><text:alphabetical-index-mark-start text:id="IMark28824536"/><text:alphabetical-index-mark-start text:id="IMark28895672"/><text:alphabetical-index-mark-start text:id="IMark58510056"/>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49877032"/><text:alphabetical-index-mark-start text:id="IMark61309048"/>Sql<text:alphabetical-index-mark-end text:id="IMark61309048"/><text:alphabetical-index-mark-end text:id="IMark49877032"/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<text:alphabetical-index-mark-end text:id="IMark58510056"/><text:alphabetical-index-mark-end text:id="IMark28895672"/><text:alphabetical-index-mark-end text:id="IMark28824536"/><text:alphabetical-index-mark-end text:id="IMark60830952"/>ite<text:alphabetical-index-mark-end text:id="IMark43434600"/><text:alphabetical-index-mark-end text:id="IMark60863176"/><text:alphabetical-index-mark-end text:id="IMark35597272"/><text:alphabetical-index-mark-end text:id="IMark62241288"/><text:alphabetical-index-mark-end text:id="IMark61463128"/><text:alphabetical-index-mark-end text:id="IMark35801496"/>3, comes with a 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60403800"/><text:alphabetical-index-mark-start text:id="IMark56387960"/>command<text:alphabetical-index-mark-end text:id="IMark56387960"/><text:alphabetical-index-mark-end text:id="IMark60403800"/><text:alphabetical-index-mark-end text:id="IMark54326184"/><text:alphabetical-index-mark-end text:id="IMark62785688"/><text:alphabetical-index-mark-end text:id="IMark57803448"/><text:alphabetical-index-mark-end text:id="IMark60861976"/> line interpreter and its <text:alphabetical-index-mark-start text:id="IMark35768392"/><text:alphabetical-index-mark-start text:id="IMark59161320"/><text:alphabetical-index-mark-start text:id="IMark59586328"/><text:alphabetical-index-mark-start text:id="IMark62322760"/><text:alphabetical-index-mark-start text:id="IMark55458440"/><text:alphabetical-index-mark-start text:id="IMark61540440"/>queries<text:alphabetical-index-mark-end text:id="IMark61540440"/><text:alphabetical-index-mark-end text:id="IMark55458440"/><text:alphabetical-index-mark-end text:id="IMark62322760"/><text:alphabetical-index-mark-end text:id="IMark59586328"/><text:alphabetical-index-mark-end text:id="IMark59161320"/><text:alphabetical-index-mark-end text:id="IMark35768392"/> are quite similar to those of the latter, so I decided to adapt it to <text:alphabetical-index-mark-start text:id="IMark59743656"/><text:alphabetical-index-mark-start text:id="IMark61464088"/><text:alphabetical-index-mark-start text:id="IMark62087656"/><text:alphabetical-index-mark-start text:id="IMark60641544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sql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<text:alphabetical-index-mark-end text:id="IMark60641544"/><text:alphabetical-index-mark-end text:id="IMark62087656"/><text:alphabetical-index-mark-end text:id="IMark61464088"/><text:alphabetical-index-mark-end text:id="IMark59743656"/>p. <text:span text:style-name="T67">As a </text:span><text:alphabetical-index-mark-start text:id="IMark57370952"/><text:alphabetical-index-mark-start text:id="IMark56566648"/><text:alphabetical-index-mark-start text:id="IMark61306520"/><text:alphabetical-index-mark-start text:id="IMark58511320"/><text:alphabetical-index-mark-start text:id="IMark62964616"/><text:alphabetical-index-mark-start text:id="IMark62886104"/><text:span text:style-name="T67">result</text:span><text:alphabetical-index-mark-end text:id="IMark62886104"/><text:alphabetical-index-mark-end text:id="IMark62964616"/><text:alphabetical-index-mark-end text:id="IMark58511320"/><text:alphabetical-index-mark-end text:id="IMark61306520"/><text:alphabetical-index-mark-end text:id="IMark56566648"/><text:alphabetical-index-mark-end text:id="IMark57370952"/><text:span text:style-name="T67">, the main </text:span><text:alphabetical-index-mark-start text:id="IMark34680840"/><text:alphabetical-index-mark-start text:id="IMark54884312"/><text:alphabetical-index-mark-start text:id="IMark64770296"/><text:alphabetical-index-mark-start text:id="IMark62920264"/><text:alphabetical-index-mark-start text:id="IMark64869608"/><text:alphabetical-index-mark-start text:id="IMark59067048"/><text:span text:style-name="T67">advantage</text:span><text:alphabetical-index-mark-end text:id="IMark59067048"/><text:alphabetical-index-mark-end text:id="IMark64869608"/><text:alphabetical-index-mark-end text:id="IMark62920264"/><text:alphabetical-index-mark-end text:id="IMark64770296"/><text:alphabetical-index-mark-end text:id="IMark54884312"/><text:alphabetical-index-mark-end text:id="IMark34680840"/><text:span text:style-name="T67"> in this regard, at least in my view, is that </text:span><text:alphabetical-index-mark-start text:id="IMark52482936"/><text:alphabetical-index-mark-start text:id="IMark62953976"/><text:alphabetical-index-mark-start text:id="IMark62096488"/><text:alphabetical-index-mark-start text:id="IMark62951720"/><text:alphabetical-index-mark-start text:id="IMark59519304"/><text:alphabetical-index-mark-start text:id="IMark62970264"/><text:alphabetical-index-mark-start text:id="IMark59109976"/><text:alphabetical-index-mark-start text:id="IMark61715688"/><text:alphabetical-index-mark-start text:id="IMark59077384"/><text:alphabetical-index-mark-start text:id="IMark59379320"/><text:alphabetical-index-mark-start text:id="IMark64826488"/><text:alphabetical-index-mark-start text:id="IMark64831752"/><text:span text:style-name="T67">sql</text:span><text:alphabetical-index-mark-end text:id="IMark64831752"/><text:alphabetical-index-mark-end text:id="IMark64826488"/><text:alphabetical-index-mark-end text:id="IMark59379320"/><text:alphabetical-index-mark-end text:id="IMark59077384"/><text:alphabetical-index-mark-end text:id="IMark61715688"/><text:alphabetical-index-mark-end text:id="IMark59109976"/><text:alphabetical-index-mark-end text:id="IMark62970264"/><text:alphabetical-index-mark-end text:id="IMark59519304"/><text:alphabetical-index-mark-end text:id="IMark62951720"/><text:alphabetical-index-mark-end text:id="IMark62096488"/><text:alphabetical-index-mark-end text:id="IMark62953976"/><text:alphabetical-index-mark-end text:id="IMark52482936"/><text:span text:style-name="T67">p offer a </text:span><text:alphabetical-index-mark-start text:id="IMark64833256"/><text:alphabetical-index-mark-start text:id="IMark64836264"/><text:alphabetical-index-mark-start text:id="IMark64849896"/><text:alphabetical-index-mark-start text:id="IMark59220568"/><text:alphabetical-index-mark-start text:id="IMark59223576"/><text:alphabetical-index-mark-start text:id="IMark59239432"/><text:span text:style-name="T67">single</text:span><text:alphabetical-index-mark-end text:id="IMark59239432"/><text:alphabetical-index-mark-end text:id="IMark59223576"/><text:alphabetical-index-mark-end text:id="IMark59220568"/><text:alphabetical-index-mark-end text:id="IMark64849896"/><text:alphabetical-index-mark-end text:id="IMark64836264"/><text:alphabetical-index-mark-end text:id="IMark64833256"/><text:span text:style-name="T67"> user interface both for </text:span><text:alphabetical-index-mark-start text:id="IMark59240936"/><text:alphabetical-index-mark-start text:id="IMark59277192"/><text:alphabetical-index-mark-start text:id="IMark59280200"/><text:alphabetical-index-mark-start text:id="IMark59283208"/><text:alphabetical-index-mark-start text:id="IMark59286216"/><text:alphabetical-index-mark-start text:id="IMark64253480"/><text:alphabetical-index-mark-start text:id="IMark64243112"/><text:alphabetical-index-mark-start text:id="IMark59361704"/><text:alphabetical-index-mark-start text:id="IMark64239992"/><text:alphabetical-index-mark-start text:id="IMark59337128"/><text:alphabetical-index-mark-start text:id="IMark64302088"/><text:alphabetical-index-mark-start text:id="IMark64303416"/><text:alphabetical-index-mark-start text:id="IMark64304744"/><text:alphabetical-index-mark-start text:id="IMark64306072"/><text:alphabetical-index-mark-start text:id="IMark64307400"/><text:alphabetical-index-mark-start text:id="IMark64308728"/><text:alphabetical-index-mark-start text:id="IMark64310584"/><text:alphabetical-index-mark-start text:id="IMark64311912"/><text:span text:style-name="T67">Sql</text:span><text:alphabetical-index-mark-end text:id="IMark64311912"/><text:alphabetical-index-mark-end text:id="IMark64310584"/><text:alphabetical-index-mark-end text:id="IMark64308728"/><text:alphabetical-index-mark-end text:id="IMark64307400"/><text:alphabetical-index-mark-end text:id="IMark64306072"/><text:alphabetical-index-mark-end text:id="IMark64304744"/><text:alphabetical-index-mark-end text:id="IMark64303416"/><text:alphabetical-index-mark-end text:id="IMark64302088"/><text:alphabetical-index-mark-end text:id="IMark59337128"/><text:alphabetical-index-mark-end text:id="IMark64239992"/><text:alphabetical-index-mark-end text:id="IMark59361704"/><text:alphabetical-index-mark-end text:id="IMark64243112"/><text:span text:style-name="T67">ite</text:span><text:alphabetical-index-mark-end text:id="IMark64253480"/><text:alphabetical-index-mark-end text:id="IMark59286216"/><text:alphabetical-index-mark-end text:id="IMark59283208"/><text:alphabetical-index-mark-end text:id="IMark59280200"/><text:alphabetical-index-mark-end text:id="IMark59277192"/><text:alphabetical-index-mark-end text:id="IMark59240936"/><text:span text:style-name="T67">’s version of </text:span><text:alphabetical-index-mark-start text:id="IMark64329064"/><text:alphabetical-index-mark-start text:id="IMark64330424"/><text:alphabetical-index-mark-start text:id="IMark64331752"/><text:alphabetical-index-mark-start text:id="IMark64333080"/><text:alphabetical-index-mark-start text:id="IMark64334408"/><text:alphabetical-index-mark-start text:id="IMark64335736"/><text:alphabetical-index-mark-start text:id="IMark64337064"/><text:alphabetical-index-mark-start text:id="IMark64338392"/><text:alphabetical-index-mark-start text:id="IMark64339720"/><text:alphabetical-index-mark-start text:id="IMark64341048"/><text:alphabetical-index-mark-start text:id="IMark64342376"/><text:alphabetical-index-mark-start text:id="IMark64343704"/><text:span text:style-name="T67">SQL</text:span><text:alphabetical-index-mark-end text:id="IMark64343704"/><text:alphabetical-index-mark-end text:id="IMark64342376"/><text:alphabetical-index-mark-end text:id="IMark64341048"/><text:alphabetical-index-mark-end text:id="IMark64339720"/><text:alphabetical-index-mark-end text:id="IMark64338392"/><text:alphabetical-index-mark-end text:id="IMark64337064"/><text:alphabetical-index-mark-end text:id="IMark64335736"/><text:alphabetical-index-mark-end text:id="IMark64334408"/><text:alphabetical-index-mark-end text:id="IMark64333080"/><text:alphabetical-index-mark-end text:id="IMark64331752"/><text:alphabetical-index-mark-end text:id="IMark64330424"/><text:alphabetical-index-mark-end text:id="IMark64329064"/><text:span text:style-name="T67"> and </text:span><text:alphabetical-index-mark-start text:id="IMark64355592"/><text:alphabetical-index-mark-start text:id="IMark64356920"/><text:alphabetical-index-mark-start text:id="IMark64358248"/><text:alphabetical-index-mark-start text:id="IMark64359576"/><text:alphabetical-index-mark-start text:id="IMark64360904"/><text:alphabetical-index-mark-start text:id="IMark64362232"/><text:span text:style-name="T67">HDFql</text:span><text:alphabetical-index-mark-end text:id="IMark64362232"/><text:alphabetical-index-mark-end text:id="IMark64360904"/><text:alphabetical-index-mark-end text:id="IMark64359576"/><text:alphabetical-index-mark-end text:id="IMark64358248"/><text:alphabetical-index-mark-end text:id="IMark64356920"/><text:alphabetical-index-mark-end text:id="IMark64355592"/><text:span text:style-name="T67">, which is a </text:span><text:alphabetical-index-mark-start text:id="IMark64369608"/><text:alphabetical-index-mark-start text:id="IMark64371464"/><text:alphabetical-index-mark-start text:id="IMark64372792"/><text:alphabetical-index-mark-start text:id="IMark64374120"/><text:alphabetical-index-mark-start text:id="IMark64375448"/><text:alphabetical-index-mark-start text:id="IMark64376776"/><text:alphabetical-index-mark-start text:id="IMark64378104"/><text:alphabetical-index-mark-start text:id="IMark64379432"/><text:alphabetical-index-mark-start text:id="IMark64380760"/><text:alphabetical-index-mark-start text:id="IMark64382088"/><text:alphabetical-index-mark-start text:id="IMark64383416"/><text:alphabetical-index-mark-start text:id="IMark64384776"/><text:span text:style-name="T67">SQL</text:span><text:alphabetical-index-mark-end text:id="IMark64384776"/><text:alphabetical-index-mark-end text:id="IMark64383416"/><text:alphabetical-index-mark-end text:id="IMark64382088"/><text:alphabetical-index-mark-end text:id="IMark64380760"/><text:alphabetical-index-mark-end text:id="IMark64379432"/><text:alphabetical-index-mark-end text:id="IMark64378104"/><text:alphabetical-index-mark-end text:id="IMark64376776"/><text:alphabetical-index-mark-end text:id="IMark64375448"/><text:alphabetical-index-mark-end text:id="IMark64374120"/><text:alphabetical-index-mark-end text:id="IMark64372792"/><text:alphabetical-index-mark-end text:id="IMark64371464"/><text:alphabetical-index-mark-end text:id="IMark64369608"/><text:span text:style-name="T67"> – like </text:span><text:alphabetical-index-mark-start text:id="IMark64396664"/><text:alphabetical-index-mark-start text:id="IMark64397992"/><text:alphabetical-index-mark-start text:id="IMark64399320"/><text:alphabetical-index-mark-start text:id="IMark64400648"/><text:alphabetical-index-mark-start text:id="IMark64401976"/><text:alphabetical-index-mark-start text:id="IMark64403304"/><text:span text:style-name="T67">query</text:span><text:alphabetical-index-mark-end text:id="IMark64403304"/><text:alphabetical-index-mark-end text:id="IMark64401976"/><text:alphabetical-index-mark-end text:id="IMark64400648"/><text:alphabetical-index-mark-end text:id="IMark64399320"/><text:alphabetical-index-mark-end text:id="IMark64397992"/><text:alphabetical-index-mark-end text:id="IMark64396664"/><text:span text:style-name="T67"> language for </text:span><text:alphabetical-index-mark-start text:id="IMark64410680"/><text:alphabetical-index-mark-start text:id="IMark64412008"/><text:alphabetical-index-mark-start text:id="IMark64413336"/><text:alphabetical-index-mark-start text:id="IMark64414664"/><text:alphabetical-index-mark-start text:id="IMark64415992"/><text:alphabetical-index-mark-start text:id="IMark64417320"/><text:span text:style-name="T67">HDF5</text:span><text:alphabetical-index-mark-end text:id="IMark64417320"/><text:alphabetical-index-mark-end text:id="IMark64415992"/><text:alphabetical-index-mark-end text:id="IMark64414664"/><text:alphabetical-index-mark-end text:id="IMark64413336"/><text:alphabetical-index-mark-end text:id="IMark64412008"/><text:alphabetical-index-mark-end text:id="IMark64410680"/><text:span text:style-name="T67"> </text:span><text:alphabetical-index-mark-start text:id="IMark64424696"/><text:alphabetical-index-mark-start text:id="IMark64426024"/><text:alphabetical-index-mark-start text:id="IMark64427352"/><text:alphabetical-index-mark-start text:id="IMark64428680"/><text:alphabetical-index-mark-start text:id="IMark64430008"/><text:alphabetical-index-mark-start text:id="IMark64431336"/><text:span text:style-name="T67">database</text:span><text:alphabetical-index-mark-end text:id="IMark64431336"/><text:alphabetical-index-mark-end text:id="IMark64430008"/><text:alphabetical-index-mark-end text:id="IMark64428680"/><text:alphabetical-index-mark-end text:id="IMark64427352"/><text:alphabetical-index-mark-end text:id="IMark64426024"/><text:alphabetical-index-mark-end text:id="IMark64424696"/><text:span text:style-name="T67">s.</text:span></text:p>
      <text:p text:style-name="P63"/>
      <text:p text:style-name="P63">Much like in the case of 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59586328"/><text:alphabetical-index-mark-start text:id="IMark62322760"/><text:alphabetical-index-mark-start text:id="IMark55458440"/><text:alphabetical-index-mark-start text:id="IMark61540440"/><text:alphabetical-index-mark-start text:id="IMark60861976"/><text:alphabetical-index-mark-start text:id="IMark57803448"/><text:alphabetical-index-mark-start text:id="IMark62785688"/><text:alphabetical-index-mark-start text:id="IMark54326184"/>Sql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540440"/><text:alphabetical-index-mark-end text:id="IMark55458440"/><text:alphabetical-index-mark-end text:id="IMark62322760"/><text:alphabetical-index-mark-end text:id="IMark59586328"/><text:alphabetical-index-mark-end text:id="IMark59161320"/><text:alphabetical-index-mark-end text:id="IMark35768392"/><text:alphabetical-index-mark-end text:id="IMark60829688"/><text:alphabetical-index-mark-end text:id="IMark59587592"/>ite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, for now support for <text:alphabetical-index-mark-start text:id="IMark60403800"/><text:alphabetical-index-mark-start text:id="IMark56387960"/><text:alphabetical-index-mark-start text:id="IMark35801496"/><text:alphabetical-index-mark-start text:id="IMark61463128"/><text:alphabetical-index-mark-start text:id="IMark62241288"/><text:alphabetical-index-mark-start text:id="IMark35597272"/>HDF5<text:alphabetical-index-mark-end text:id="IMark35597272"/><text:alphabetical-index-mark-end text:id="IMark62241288"/><text:alphabetical-index-mark-end text:id="IMark61463128"/><text:alphabetical-index-mark-end text:id="IMark35801496"/><text:alphabetical-index-mark-end text:id="IMark56387960"/><text:alphabetical-index-mark-end text:id="IMark60403800"/> via <text:alphabetical-index-mark-start text:id="IMark60863176"/><text:alphabetical-index-mark-start text:id="IMark43434600"/><text:alphabetical-index-mark-start text:id="IMark60830952"/><text:alphabetical-index-mark-start text:id="IMark28824536"/><text:alphabetical-index-mark-start text:id="IMark28895672"/><text:alphabetical-index-mark-start text:id="IMark58510056"/>HDFql<text:alphabetical-index-mark-end text:id="IMark58510056"/><text:alphabetical-index-mark-end text:id="IMark28895672"/><text:alphabetical-index-mark-end text:id="IMark28824536"/><text:alphabetical-index-mark-end text:id="IMark60830952"/><text:alphabetical-index-mark-end text:id="IMark43434600"/><text:alphabetical-index-mark-end text:id="IMark60863176"/> has some limitations in <text:alphabetical-index-mark-start text:id="IMark60373448"/><text:alphabetical-index-mark-start text:id="IMark528566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sql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52856648"/><text:alphabetical-index-mark-end text:id="IMark60373448"/>p, but it essentially works. </text:p>
      <text:p text:style-name="P62"/>
      <text:p text:style-name="P62"/>
      <text:p text:style-name="P24"/>
      <text:p text:style-name="P10"/>
      <text:p text:style-name="P13"/>
      <text:p text:style-name="P8"/>
      <text:h text:style-name="P117" text:outline-level="1"><text:bookmark-start text:name="__RefHeading___Toc951_76759228"/>2. Conventions, caveats and base conditions for development.<text:bookmark-end text:name="__RefHeading___Toc951_76759228"/></text:h>
      <text:p text:style-name="P8"/>
      <text:p text:style-name="P16">Take into consideration these <text:alphabetical-index-mark-start text:id="IMark60373448"/><text:alphabetical-index-mark-start text:id="IMark55135704"/><text:alphabetical-index-mark-start text:id="IMark62321032"/><text:alphabetical-index-mark-start text:id="IMark58342104"/><text:alphabetical-index-mark-start text:id="IMark61922488"/>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factor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alphabetical-index-mark-end text:id="IMark61922488"/><text:alphabetical-index-mark-end text:id="IMark58342104"/><text:alphabetical-index-mark-end text:id="IMark62321032"/><text:alphabetical-index-mark-end text:id="IMark55135704"/><text:alphabetical-index-mark-end text:id="IMark60373448"/>s.</text:p>
      <text:p text:style-name="P14"/>
      <text:h text:style-name="Heading_20_2" text:outline-level="2"><text:bookmark-start text:name="__RefHeading___Toc953_76759228"/>2.1. Terms and abbreviations used.<text:bookmark-end text:name="__RefHeading___Toc953_76759228"/></text:h>
      <text:p text:style-name="P16"/>
      <text:list xml:id="list709253925209981719" text:style-name="L3">
        <text:list-item>
          <text:p text:style-name="P108"><text:alphabetical-index-mark-start text:id="IMark62241288"/><text:alphabetical-index-mark-start text:id="IMark35597272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Composite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<text:alphabetical-index-mark-end text:id="IMark35597272"/><text:alphabetical-index-mark-end text:id="IMark62241288"/> <text:alphabetical-index-mark-start text:id="IMark59586328"/><text:alphabetical-index-mark-start text:id="IMark62322760"/><text:alphabetical-index-mark-start text:id="IMark55458440"/><text:alphabetical-index-mark-start text:id="IMark61540440"/>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52870952"/><text:alphabetical-index-mark-start text:id="IMark57370952"/><text:alphabetical-index-mark-start text:id="IMark61307784"/><text:alphabetical-index-mark-start text:id="IMark61306520"/>query<text:alphabetical-index-mark-end text:id="IMark61306520"/><text:alphabetical-index-mark-end text:id="IMark61307784"/><text:alphabetical-index-mark-end text:id="IMark57370952"/><text:alphabetical-index-mark-end text:id="IMark52870952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540440"/><text:alphabetical-index-mark-end text:id="IMark55458440"/><text:alphabetical-index-mark-end text:id="IMark62322760"/><text:alphabetical-index-mark-end text:id="IMark59586328"/>: a <text:alphabetical-index-mark-start text:id="IMark56566648"/><text:alphabetical-index-mark-start text:id="IMark62964616"/><text:alphabetical-index-mark-start text:id="IMark58511320"/><text:alphabetical-index-mark-start text:id="IMark59302152"/><text:alphabetical-index-mark-start text:id="IMark62886104"/><text:alphabetical-index-mark-start text:id="IMark59299224"/><text:alphabetical-index-mark-start text:id="IMark59307400"/><text:alphabetical-index-mark-start text:id="IMark54884312"/><text:alphabetical-index-mark-start text:id="IMark34680840"/><text:alphabetical-index-mark-start text:id="IMark61464088"/><text:alphabetical-index-mark-start text:id="IMark59743656"/><text:alphabetical-index-mark-start text:id="IMark60641544"/>query<text:alphabetical-index-mark-end text:id="IMark60641544"/><text:alphabetical-index-mark-end text:id="IMark59743656"/><text:alphabetical-index-mark-end text:id="IMark61464088"/><text:alphabetical-index-mark-end text:id="IMark34680840"/><text:alphabetical-index-mark-end text:id="IMark54884312"/><text:alphabetical-index-mark-end text:id="IMark59307400"/><text:alphabetical-index-mark-end text:id="IMark59299224"/><text:alphabetical-index-mark-end text:id="IMark62886104"/><text:alphabetical-index-mark-end text:id="IMark59302152"/><text:alphabetical-index-mark-end text:id="IMark58511320"/><text:alphabetical-index-mark-end text:id="IMark62964616"/><text:alphabetical-index-mark-end text:id="IMark56566648"/> passed as argument to <text:alphabetical-index-mark-start text:id="IMark52856648"/><text:alphabetical-index-mark-start text:id="IMark62087656"/><text:alphabetical-index-mark-start text:id="IMark55135704"/><text:alphabetical-index-mark-start text:id="IMark60373448"/><text:alphabetical-index-mark-start text:id="IMark62321032"/><text:alphabetical-index-mark-start text:id="IMark58342104"/><text:alphabetical-index-mark-start text:id="IMark61922488"/>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<text:alphabetical-index-mark-start text:id="IMark60830952"/><text:alphabetical-index-mark-start text:id="IMark28895672"/><text:alphabetical-index-mark-start text:id="IMark28824536"/><text:alphabetical-index-mark-start text:id="IMark58510056"/><text:alphabetical-index-mark-start text:id="IMark60403800"/><text:alphabetical-index-mark-start text:id="IMark56387960"/><text:alphabetical-index-mark-start text:id="IMark59264200"/><text:alphabetical-index-mark-start text:id="IMark61463128"/><text:alphabetical-index-mark-start text:id="IMark35801496"/>sql<text:alphabetical-index-mark-end text:id="IMark35801496"/><text:alphabetical-index-mark-end text:id="IMark61463128"/><text:alphabetical-index-mark-end text:id="IMark59264200"/><text:alphabetical-index-mark-end text:id="IMark56387960"/><text:alphabetical-index-mark-end text:id="IMark60403800"/><text:alphabetical-index-mark-end text:id="IMark58510056"/><text:alphabetical-index-mark-end text:id="IMark28824536"/><text:alphabetical-index-mark-end text:id="IMark28895672"/><text:alphabetical-index-mark-end text:id="IMark60830952"/>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alphabetical-index-mark-end text:id="IMark61922488"/><text:alphabetical-index-mark-end text:id="IMark58342104"/><text:alphabetical-index-mark-end text:id="IMark62321032"/><text:alphabetical-index-mark-end text:id="IMark60373448"/><text:alphabetical-index-mark-end text:id="IMark55135704"/><text:alphabetical-index-mark-end text:id="IMark62087656"/><text:alphabetical-index-mark-end text:id="IMark52856648"/><text:span text:style-name="T77">p</text:span> that is in fact, a succession of two or more <text:alphabetical-index-mark-start text:id="IMark64394024"/><text:alphabetical-index-mark-start text:id="IMark64392520"/><text:alphabetical-index-mark-start text:id="IMark64391016"/><text:alphabetical-index-mark-start text:id="IMark64389512"/><text:alphabetical-index-mark-start text:id="IMark64388008"/><text:alphabetical-index-mark-start text:id="IMark64386504"/><text:alphabetical-index-mark-start text:id="IMark64409544"/><text:alphabetical-index-mark-start text:id="IMark64408040"/><text:alphabetical-index-mark-start text:id="IMark64406536"/><text:alphabetical-index-mark-start text:id="IMark64405032"/><text:alphabetical-index-mark-start text:id="IMark64423560"/><text:alphabetical-index-mark-start text:id="IMark64422056"/>queries<text:alphabetical-index-mark-end text:id="IMark64422056"/><text:alphabetical-index-mark-end text:id="IMark64423560"/><text:alphabetical-index-mark-end text:id="IMark64405032"/><text:alphabetical-index-mark-end text:id="IMark64406536"/><text:alphabetical-index-mark-end text:id="IMark64408040"/><text:alphabetical-index-mark-end text:id="IMark64409544"/><text:alphabetical-index-mark-end text:id="IMark64386504"/><text:alphabetical-index-mark-end text:id="IMark64388008"/><text:alphabetical-index-mark-end text:id="IMark64389512"/><text:alphabetical-index-mark-end text:id="IMark64391016"/><text:alphabetical-index-mark-end text:id="IMark64392520"/><text:alphabetical-index-mark-end text:id="IMark64394024"/> separated one from the other by a <text:span text:style-name="T86">semicolon (</text:span>“;”<text:span text:style-name="T86">)</text:span> <text:alphabetical-index-mark-start text:id="IMark64420552"/><text:alphabetical-index-mark-start text:id="IMark64419048"/><text:alphabetical-index-mark-start text:id="IMark64438104"/><text:alphabetical-index-mark-start text:id="IMark64435320"/><text:alphabetical-index-mark-start text:id="IMark64433816"/><text:alphabetical-index-mark-start text:id="IMark59257608"/><text:alphabetical-index-mark-start text:id="IMark59357192"/><text:alphabetical-index-mark-start text:id="IMark62891464"/><text:alphabetical-index-mark-start text:id="IMark49907720"/><text:alphabetical-index-mark-start text:id="IMark64756984"/><text:alphabetical-index-mark-start text:id="IMark64248136"/><text:alphabetical-index-mark-start text:id="IMark64256136"/>character<text:alphabetical-index-mark-end text:id="IMark64256136"/><text:alphabetical-index-mark-end text:id="IMark64248136"/><text:alphabetical-index-mark-end text:id="IMark64756984"/><text:alphabetical-index-mark-end text:id="IMark49907720"/><text:alphabetical-index-mark-end text:id="IMark62891464"/><text:alphabetical-index-mark-end text:id="IMark59357192"/><text:alphabetical-index-mark-end text:id="IMark59257608"/><text:alphabetical-index-mark-end text:id="IMark64433816"/><text:alphabetical-index-mark-end text:id="IMark64435320"/><text:alphabetical-index-mark-end text:id="IMark64438104"/><text:alphabetical-index-mark-end text:id="IMark64419048"/><text:alphabetical-index-mark-end text:id="IMark64420552"/>.</text:p>
          <text:p text:style-name="P108"/>
        </text:list-item>
        <text:list-item>
          <text:p text:style-name="P109"><text:span text:style-name="T18">DB</text:span>: <text:span text:style-name="T18">Data base</text:span>.</text:p>
          <text:p text:style-name="P109"/>
        </text:list-item>
        <text:list-item>
          <text:p text:style-name="P109"><text:span text:style-name="T18">RDB</text:span>: 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<text:alphabetical-index-mark-start text:id="IMark60830952"/><text:alphabetical-index-mark-start text:id="IMark28895672"/><text:alphabetical-index-mark-start text:id="IMark28824536"/><text:alphabetical-index-mark-start text:id="IMark58510056"/><text:alphabetical-index-mark-start text:id="IMark60403800"/><text:span text:style-name="T18">Relational</text:span><text:alphabetical-index-mark-end text:id="IMark60403800"/><text:alphabetical-index-mark-end text:id="IMark58510056"/><text:alphabetical-index-mark-end text:id="IMark28824536"/><text:alphabetical-index-mark-end text:id="IMark28895672"/><text:alphabetical-index-mark-end text:id="IMark60830952"/>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span text:style-name="T18"> data base</text:span>.</text:p>
          <text:p text:style-name="P109"/>
        </text:list-item>
        <text:list-item>
          <text:p text:style-name="P109"><text:alphabetical-index-mark-start text:id="IMark58511320"/><text:alphabetical-index-mark-start text:id="IMark59302152"/><text:alphabetical-index-mark-start text:id="IMark62886104"/><text:alphabetical-index-mark-start text:id="IMark59299224"/><text:alphabetical-index-mark-start text:id="IMark59307400"/><text:alphabetical-index-mark-start text:id="IMark54884312"/><text:alphabetical-index-mark-start text:id="IMark34680840"/><text:alphabetical-index-mark-start text:id="IMark61464088"/><text:alphabetical-index-mark-start text:id="IMark59743656"/><text:alphabetical-index-mark-start text:id="IMark60641544"/><text:alphabetical-index-mark-start text:id="IMark59586328"/><text:alphabetical-index-mark-start text:id="IMark62322760"/><text:alphabetical-index-mark-start text:id="IMark55458440"/>R<text:alphabetical-index-mark-start text:id="IMark61540440"/>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52870952"/><text:alphabetical-index-mark-start text:id="IMark57370952"/><text:alphabetical-index-mark-start text:id="IMark61307784"/><text:alphabetical-index-mark-start text:id="IMark61306520"/><text:alphabetical-index-mark-start text:id="IMark62241288"/><text:alphabetical-index-mark-start text:id="IMark35597272"/><text:alphabetical-index-mark-start text:id="IMark56408184"/><text:alphabetical-index-mark-start text:id="IMark61414968"/><text:span text:style-name="T18">DBMS</text:span><text:alphabetical-index-mark-end text:id="IMark61414968"/><text:alphabetical-index-mark-end text:id="IMark56408184"/><text:alphabetical-index-mark-end text:id="IMark35597272"/><text:alphabetical-index-mark-end text:id="IMark62241288"/><text:alphabetical-index-mark-end text:id="IMark61306520"/><text:alphabetical-index-mark-end text:id="IMark61307784"/><text:alphabetical-index-mark-end text:id="IMark57370952"/><text:alphabetical-index-mark-end text:id="IMark52870952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540440"/><text:alphabetical-index-mark-end text:id="IMark55458440"/><text:alphabetical-index-mark-end text:id="IMark62322760"/><text:alphabetical-index-mark-end text:id="IMark59586328"/><text:alphabetical-index-mark-end text:id="IMark60641544"/><text:alphabetical-index-mark-end text:id="IMark59743656"/><text:alphabetical-index-mark-end text:id="IMark61464088"/><text:alphabetical-index-mark-end text:id="IMark34680840"/><text:alphabetical-index-mark-end text:id="IMark54884312"/><text:alphabetical-index-mark-end text:id="IMark59307400"/><text:alphabetical-index-mark-end text:id="IMark59299224"/><text:alphabetical-index-mark-end text:id="IMark62886104"/><text:alphabetical-index-mark-end text:id="IMark59302152"/><text:alphabetical-index-mark-end text:id="IMark58511320"/>: 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52856648"/><text:alphabetical-index-mark-start text:id="IMark55135704"/><text:alphabetical-index-mark-start text:id="IMark62321032"/><text:alphabetical-index-mark-start text:id="IMark60373448"/>Re<text:span text:style-name="T18">lational</text:span><text:alphabetical-index-mark-end text:id="IMark60373448"/><text:alphabetical-index-mark-end text:id="IMark62321032"/><text:alphabetical-index-mark-end text:id="IMark55135704"/><text:alphabetical-index-mark-end text:id="IMark52856648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span text:style-name="T18"> data base </text:span><text:alphabetical-index-mark-start text:id="IMark61922488"/><text:alphabetical-index-mark-start text:id="IMark58342104"/><text:alphabetical-index-mark-start text:id="IMark56387960"/>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<text:alphabetical-index-mark-start text:id="IMark60830952"/><text:alphabetical-index-mark-start text:id="IMark28895672"/><text:span text:style-name="T18">manage</text:span><text:alphabetical-index-mark-end text:id="IMark28895672"/><text:alphabetical-index-mark-end text:id="IMark60830952"/>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alphabetical-index-mark-end text:id="IMark56387960"/><text:alphabetical-index-mark-end text:id="IMark58342104"/><text:alphabetical-index-mark-end text:id="IMark61922488"/><text:span text:style-name="T18">ment </text:span><text:alphabetical-index-mark-start text:id="IMark28824536"/><text:alphabetical-index-mark-start text:id="IMark58510056"/><text:alphabetical-index-mark-start text:id="IMark60403800"/><text:alphabetical-index-mark-start text:id="IMark35801496"/><text:alphabetical-index-mark-start text:id="IMark61463128"/><text:alphabetical-index-mark-start text:id="IMark62964616"/><text:alphabetical-index-mark-start text:id="IMark56566648"/><text:alphabetical-index-mark-start text:id="IMark59240936"/><text:alphabetical-index-mark-start text:id="IMark64353704"/><text:alphabetical-index-mark-start text:id="IMark64347688"/><text:alphabetical-index-mark-start text:id="IMark64394776"/><text:alphabetical-index-mark-start text:id="IMark64412664"/><text:alphabetical-index-mark-start text:id="IMark64401304"/><text:alphabetical-index-mark-start text:id="IMark64370264"/><text:alphabetical-index-mark-start text:id="IMark64380088"/><text:alphabetical-index-mark-start text:id="IMark64376104"/><text:alphabetical-index-mark-start text:id="IMark64356248"/><text:alphabetical-index-mark-start text:id="IMark64357288"/><text:alphabetical-index-mark-start text:id="IMark64341416"/><text:alphabetical-index-mark-start text:id="IMark64338760"/><text:alphabetical-index-mark-start text:id="IMark64336104"/><text:alphabetical-index-mark-start text:id="IMark64333448"/><text:alphabetical-index-mark-start text:id="IMark64330792"/><text:alphabetical-index-mark-start text:id="IMark64307768"/><text:alphabetical-index-mark-start text:id="IMark64305112"/><text:alphabetical-index-mark-start text:id="IMark64302456"/><text:span text:style-name="T18">system</text:span><text:alphabetical-index-mark-end text:id="IMark64302456"/><text:alphabetical-index-mark-end text:id="IMark64305112"/><text:alphabetical-index-mark-end text:id="IMark64307768"/><text:alphabetical-index-mark-end text:id="IMark64330792"/><text:alphabetical-index-mark-end text:id="IMark64333448"/><text:alphabetical-index-mark-end text:id="IMark64336104"/><text:alphabetical-index-mark-end text:id="IMark64338760"/><text:alphabetical-index-mark-end text:id="IMark64341416"/><text:alphabetical-index-mark-end text:id="IMark64357288"/><text:alphabetical-index-mark-end text:id="IMark64356248"/><text:alphabetical-index-mark-end text:id="IMark64376104"/><text:alphabetical-index-mark-end text:id="IMark64380088"/><text:alphabetical-index-mark-end text:id="IMark64370264"/><text:alphabetical-index-mark-end text:id="IMark64401304"/><text:alphabetical-index-mark-end text:id="IMark64412664"/><text:alphabetical-index-mark-end text:id="IMark64394776"/><text:alphabetical-index-mark-end text:id="IMark64347688"/><text:alphabetical-index-mark-end text:id="IMark64353704"/><text:alphabetical-index-mark-end text:id="IMark59240936"/><text:alphabetical-index-mark-end text:id="IMark56566648"/><text:alphabetical-index-mark-end text:id="IMark62964616"/><text:alphabetical-index-mark-end text:id="IMark61463128"/><text:alphabetical-index-mark-end text:id="IMark35801496"/><text:alphabetical-index-mark-end text:id="IMark60403800"/><text:alphabetical-index-mark-end text:id="IMark58510056"/><text:alphabetical-index-mark-end text:id="IMark28824536"/>.</text:p>
          <text:p text:style-name="P109"/>
        </text:list-item>
        <text:list-item>
          <text:p text:style-name="P109"><text:alphabetical-index-mark-start text:id="IMark62886104"/><text:alphabetical-index-mark-start text:id="IMark59299224"/><text:alphabetical-index-mark-start text:id="IMark59307400"/><text:alphabetical-index-mark-start text:id="IMark54884312"/><text:alphabetical-index-mark-start text:id="IMark34680840"/><text:alphabetical-index-mark-start text:id="IMark61464088"/><text:alphabetical-index-mark-start text:id="IMark59743656"/><text:alphabetical-index-mark-start text:id="IMark60641544"/><text:alphabetical-index-mark-start text:id="IMark59586328"/><text:alphabetical-index-mark-start text:id="IMark62322760"/><text:alphabetical-index-mark-start text:id="IMark55458440"/><text:alphabetical-index-mark-start text:id="IMark61540440"/>.<text:alphabetical-index-mark-start text:id="IMark60861976"/><text:alphabetical-index-mark-start text:id="IMark57803448"/><text:alphabetical-index-mark-start text:id="IMark62785688"/><text:alphabetical-index-mark-start text:id="IMark54326184"/><text:alphabetical-index-mark-start text:id="IMark52870952"/><text:alphabetical-index-mark-start text:id="IMark57370952"/><text:alphabetical-index-mark-start text:id="IMark61307784"/><text:alphabetical-index-mark-start text:id="IMark61306520"/><text:alphabetical-index-mark-start text:id="IMark62241288"/><text:alphabetical-index-mark-start text:id="IMark35597272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52856648"/><text:alphabetical-index-mark-start text:id="IMark55135704"/><text:alphabetical-index-mark-start text:id="IMark62321032"/><text:span text:style-name="T45">sql</text:span><text:alphabetical-index-mark-end text:id="IMark62321032"/><text:alphabetical-index-mark-end text:id="IMark55135704"/><text:alphabetical-index-mark-end text:id="IMark52856648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<text:alphabetical-index-mark-end text:id="IMark35597272"/><text:alphabetical-index-mark-end text:id="IMark62241288"/><text:alphabetical-index-mark-end text:id="IMark61306520"/><text:alphabetical-index-mark-end text:id="IMark61307784"/><text:alphabetical-index-mark-end text:id="IMark57370952"/><text:alphabetical-index-mark-end text:id="IMark52870952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540440"/><text:alphabetical-index-mark-end text:id="IMark55458440"/><text:alphabetical-index-mark-end text:id="IMark62322760"/><text:alphabetical-index-mark-end text:id="IMark59586328"/><text:alphabetical-index-mark-end text:id="IMark60641544"/><text:alphabetical-index-mark-end text:id="IMark59743656"/><text:alphabetical-index-mark-end text:id="IMark61464088"/><text:alphabetical-index-mark-end text:id="IMark34680840"/><text:alphabetical-index-mark-end text:id="IMark54884312"/><text:alphabetical-index-mark-end text:id="IMark59307400"/><text:alphabetical-index-mark-end text:id="IMark59299224"/><text:alphabetical-index-mark-end text:id="IMark62886104"/><text:span text:style-name="T45"> </text:span><text:alphabetical-index-mark-start text:id="IMark60373448"/><text:alphabetical-index-mark-start text:id="IMark61922488"/><text:alphabetical-index-mark-start text:id="IMark58342104"/><text:alphabetical-index-mark-start text:id="IMark56387960"/><text:alphabetical-index-mark-start text:id="IMark49877032"/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<text:span text:style-name="T45">file</text:span>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alphabetical-index-mark-end text:id="IMark49877032"/><text:alphabetical-index-mark-end text:id="IMark56387960"/><text:alphabetical-index-mark-end text:id="IMark58342104"/><text:alphabetical-index-mark-end text:id="IMark61922488"/><text:alphabetical-index-mark-end text:id="IMark60373448"/><text:span text:style-name="T45">: a flat </text:span><text:alphabetical-index-mark-start text:id="IMark60830952"/><text:alphabetical-index-mark-start text:id="IMark28895672"/><text:alphabetical-index-mark-start text:id="IMark58510056"/><text:alphabetical-index-mark-start text:id="IMark28824536"/><text:alphabetical-index-mark-start text:id="IMark60403800"/><text:alphabetical-index-mark-start text:id="IMark35801496"/><text:alphabetical-index-mark-start text:id="IMark61463128"/><text:alphabetical-index-mark-start text:id="IMark62964616"/><text:alphabetical-index-mark-start text:id="IMark56566648"/><text:alphabetical-index-mark-start text:id="IMark59302152"/><text:alphabetical-index-mark-start text:id="IMark58511320"/><text:alphabetical-index-mark-start text:id="IMark59261592"/><text:span text:style-name="T45">file</text:span><text:alphabetical-index-mark-end text:id="IMark59261592"/><text:alphabetical-index-mark-end text:id="IMark58511320"/><text:alphabetical-index-mark-end text:id="IMark59302152"/><text:alphabetical-index-mark-end text:id="IMark56566648"/><text:alphabetical-index-mark-end text:id="IMark62964616"/><text:alphabetical-index-mark-end text:id="IMark61463128"/><text:alphabetical-index-mark-end text:id="IMark35801496"/><text:alphabetical-index-mark-end text:id="IMark60403800"/><text:alphabetical-index-mark-end text:id="IMark28824536"/><text:alphabetical-index-mark-end text:id="IMark58510056"/><text:alphabetical-index-mark-end text:id="IMark28895672"/><text:alphabetical-index-mark-end text:id="IMark60830952"/><text:span text:style-name="T45"> that contains various </text:span><text:alphabetical-index-mark-start text:id="IMark64292040"/><text:alphabetical-index-mark-start text:id="IMark64453864"/><text:alphabetical-index-mark-start text:id="IMark64450856"/><text:alphabetical-index-mark-start text:id="IMark64447848"/><text:alphabetical-index-mark-start text:id="IMark64444840"/><text:alphabetical-index-mark-start text:id="IMark64371304"/><text:alphabetical-index-mark-start text:id="IMark64429048"/><text:alphabetical-index-mark-start text:id="IMark64394024"/><text:alphabetical-index-mark-start text:id="IMark64388008"/><text:alphabetical-index-mark-start text:id="IMark64406536"/><text:alphabetical-index-mark-start text:id="IMark64455368"/><text:alphabetical-index-mark-start text:id="IMark64476952"/><text:alphabetical-index-mark-start text:id="IMark64473944"/><text:alphabetical-index-mark-start text:id="IMark64456120"/><text:alphabetical-index-mark-start text:id="IMark64435320"/><text:alphabetical-index-mark-start text:id="IMark62891464"/><text:alphabetical-index-mark-start text:id="IMark64256136"/><text:alphabetical-index-mark-start text:id="IMark64235480"/><text:alphabetical-index-mark-start text:id="IMark59232232"/><text:alphabetical-index-mark-start text:id="IMark64264104"/><text:alphabetical-index-mark-start text:id="IMark64438856"/><text:alphabetical-index-mark-start text:id="IMark59247240"/><text:alphabetical-index-mark-start text:id="IMark64415032"/><text:alphabetical-index-mark-start text:id="IMark64374488"/><text:span text:style-name="T45">SQL</text:span><text:alphabetical-index-mark-end text:id="IMark64374488"/><text:alphabetical-index-mark-end text:id="IMark64415032"/><text:alphabetical-index-mark-end text:id="IMark59247240"/><text:alphabetical-index-mark-end text:id="IMark64438856"/><text:alphabetical-index-mark-end text:id="IMark64264104"/><text:alphabetical-index-mark-end text:id="IMark59232232"/><text:alphabetical-index-mark-end text:id="IMark64235480"/><text:alphabetical-index-mark-end text:id="IMark64256136"/><text:alphabetical-index-mark-end text:id="IMark62891464"/><text:alphabetical-index-mark-end text:id="IMark64435320"/><text:alphabetical-index-mark-end text:id="IMark64456120"/><text:alphabetical-index-mark-end text:id="IMark64473944"/><text:alphabetical-index-mark-end text:id="IMark64476952"/><text:alphabetical-index-mark-end text:id="IMark64455368"/><text:alphabetical-index-mark-end text:id="IMark64406536"/><text:alphabetical-index-mark-end text:id="IMark64388008"/><text:alphabetical-index-mark-end text:id="IMark64394024"/><text:alphabetical-index-mark-end text:id="IMark64429048"/><text:alphabetical-index-mark-end text:id="IMark64371304"/><text:alphabetical-index-mark-end text:id="IMark64444840"/><text:alphabetical-index-mark-end text:id="IMark64447848"/><text:alphabetical-index-mark-end text:id="IMark64450856"/><text:alphabetical-index-mark-end text:id="IMark64453864"/><text:alphabetical-index-mark-end text:id="IMark64292040"/><text:span text:style-name="T45"> </text:span><text:alphabetical-index-mark-start text:id="IMark64382456"/><text:alphabetical-index-mark-start text:id="IMark64441592"/><text:alphabetical-index-mark-start text:id="IMark64416648"/><text:alphabetical-index-mark-start text:id="IMark64491992"/><text:alphabetical-index-mark-start text:id="IMark64490488"/><text:alphabetical-index-mark-start text:id="IMark64488984"/><text:alphabetical-index-mark-start text:id="IMark64487480"/><text:alphabetical-index-mark-start text:id="IMark64485976"/><text:alphabetical-index-mark-start text:id="IMark64484472"/><text:alphabetical-index-mark-start text:id="IMark64482968"/><text:alphabetical-index-mark-start text:id="IMark64493496"/><text:alphabetical-index-mark-start text:id="IMark64545400"/><text:span text:style-name="T45">queries</text:span><text:alphabetical-index-mark-end text:id="IMark64545400"/><text:alphabetical-index-mark-end text:id="IMark64493496"/><text:alphabetical-index-mark-end text:id="IMark64482968"/><text:alphabetical-index-mark-end text:id="IMark64484472"/><text:alphabetical-index-mark-end text:id="IMark64485976"/><text:alphabetical-index-mark-end text:id="IMark64487480"/><text:alphabetical-index-mark-end text:id="IMark64488984"/><text:alphabetical-index-mark-end text:id="IMark64490488"/><text:alphabetical-index-mark-end text:id="IMark64491992"/><text:alphabetical-index-mark-end text:id="IMark64416648"/><text:alphabetical-index-mark-end text:id="IMark64441592"/><text:alphabetical-index-mark-end text:id="IMark64382456"/><text:span text:style-name="T45">. Such a </text:span><text:alphabetical-index-mark-start text:id="IMark64543896"/><text:alphabetical-index-mark-start text:id="IMark64542392"/><text:alphabetical-index-mark-start text:id="IMark64540888"/><text:alphabetical-index-mark-start text:id="IMark64539384"/><text:alphabetical-index-mark-start text:id="IMark64537880"/><text:alphabetical-index-mark-start text:id="IMark64536376"/><text:alphabetical-index-mark-start text:id="IMark64534872"/><text:alphabetical-index-mark-start text:id="IMark64533368"/><text:alphabetical-index-mark-start text:id="IMark64531864"/><text:alphabetical-index-mark-start text:id="IMark64530360"/><text:alphabetical-index-mark-start text:id="IMark64528856"/><text:alphabetical-index-mark-start text:id="IMark64527352"/><text:span text:style-name="T45">file</text:span><text:alphabetical-index-mark-end text:id="IMark64527352"/><text:alphabetical-index-mark-end text:id="IMark64528856"/><text:alphabetical-index-mark-end text:id="IMark64530360"/><text:alphabetical-index-mark-end text:id="IMark64531864"/><text:alphabetical-index-mark-end text:id="IMark64533368"/><text:alphabetical-index-mark-end text:id="IMark64534872"/><text:alphabetical-index-mark-end text:id="IMark64536376"/><text:alphabetical-index-mark-end text:id="IMark64537880"/><text:alphabetical-index-mark-end text:id="IMark64539384"/><text:alphabetical-index-mark-end text:id="IMark64540888"/><text:alphabetical-index-mark-end text:id="IMark64542392"/><text:alphabetical-index-mark-end text:id="IMark64543896"/><text:span text:style-name="T45"> contains, in fact, a </text:span><text:alphabetical-index-mark-start text:id="IMark59240936"/><text:alphabetical-index-mark-start text:id="IMark64347688"/><text:alphabetical-index-mark-start text:id="IMark64412664"/><text:alphabetical-index-mark-start text:id="IMark64370264"/><text:alphabetical-index-mark-start text:id="IMark64376104"/><text:alphabetical-index-mark-start text:id="IMark64357288"/><text:alphabetical-index-mark-start text:id="IMark64338760"/><text:alphabetical-index-mark-start text:id="IMark64333448"/><text:alphabetical-index-mark-start text:id="IMark64307768"/><text:alphabetical-index-mark-start text:id="IMark64302456"/><text:alphabetical-index-mark-start text:id="IMark63882696"/><text:alphabetical-index-mark-start text:id="IMark63884024"/><text:span text:style-name="T45">composite</text:span><text:alphabetical-index-mark-end text:id="IMark63884024"/><text:alphabetical-index-mark-end text:id="IMark63882696"/><text:alphabetical-index-mark-end text:id="IMark64302456"/><text:alphabetical-index-mark-end text:id="IMark64307768"/><text:alphabetical-index-mark-end text:id="IMark64333448"/><text:alphabetical-index-mark-end text:id="IMark64338760"/><text:alphabetical-index-mark-end text:id="IMark64357288"/><text:alphabetical-index-mark-end text:id="IMark64376104"/><text:alphabetical-index-mark-end text:id="IMark64370264"/><text:alphabetical-index-mark-end text:id="IMark64412664"/><text:alphabetical-index-mark-end text:id="IMark64347688"/><text:alphabetical-index-mark-end text:id="IMark59240936"/><text:span text:style-name="T45"> </text:span><text:alphabetical-index-mark-start text:id="IMark63895912"/><text:alphabetical-index-mark-start text:id="IMark63897768"/><text:alphabetical-index-mark-start text:id="IMark63899096"/><text:alphabetical-index-mark-start text:id="IMark63900424"/><text:alphabetical-index-mark-start text:id="IMark63901752"/><text:alphabetical-index-mark-start text:id="IMark63903080"/><text:alphabetical-index-mark-start text:id="IMark63904408"/><text:alphabetical-index-mark-start text:id="IMark63905736"/><text:alphabetical-index-mark-start text:id="IMark63907064"/><text:alphabetical-index-mark-start text:id="IMark63908392"/><text:alphabetical-index-mark-start text:id="IMark63909720"/><text:alphabetical-index-mark-start text:id="IMark63911048"/><text:span text:style-name="T45">query</text:span><text:alphabetical-index-mark-end text:id="IMark63911048"/><text:alphabetical-index-mark-end text:id="IMark63909720"/><text:alphabetical-index-mark-end text:id="IMark63908392"/><text:alphabetical-index-mark-end text:id="IMark63907064"/><text:alphabetical-index-mark-end text:id="IMark63905736"/><text:alphabetical-index-mark-end text:id="IMark63904408"/><text:alphabetical-index-mark-end text:id="IMark63903080"/><text:alphabetical-index-mark-end text:id="IMark63901752"/><text:alphabetical-index-mark-end text:id="IMark63900424"/><text:alphabetical-index-mark-end text:id="IMark63899096"/><text:alphabetical-index-mark-end text:id="IMark63897768"/><text:alphabetical-index-mark-end text:id="IMark63895912"/><text:span text:style-name="T45">.</text:span></text:p>
          <text:p text:style-name="P109"/>
        </text:list-item>
        <text:list-item>
          <text:p text:style-name="P110"><text:alphabetical-index-mark-start text:id="IMark61464088"/><text:alphabetical-index-mark-start text:id="IMark59743656"/><text:alphabetical-index-mark-start text:id="IMark60641544"/><text:alphabetical-index-mark-start text:id="IMark59586328"/><text:alphabetical-index-mark-start text:id="IMark62322760"/><text:alphabetical-index-mark-start text:id="IMark55458440"/><text:alphabetical-index-mark-start text:id="IMark61540440"/><text:alphabetical-index-mark-start text:id="IMark60861976"/>.<text:span text:style-name="T78">h</text:span><text:alphabetical-index-mark-start text:id="IMark57803448"/><text:alphabetical-index-mark-start text:id="IMark62785688"/><text:alphabetical-index-mark-start text:id="IMark54326184"/><text:alphabetical-index-mark-start text:id="IMark52870952"/><text:alphabetical-index-mark-start text:id="IMark57370952"/><text:alphabetical-index-mark-start text:id="IMark61307784"/><text:alphabetical-index-mark-start text:id="IMark61306520"/><text:alphabetical-index-mark-start text:id="IMark62241288"/><text:alphabetical-index-mark-start text:id="IMark35597272"/><text:alphabetical-index-mark-start text:id="IMark56408184"/><text:alphabetical-index-mark-start text:id="IMark61414968"/><text:alphabetical-index-mark-start text:id="IMark49865640"/><text:alphabetical-index-mark-start text:id="IMark62933016"/><text:alphabetical-index-mark-start text:id="IMark54886104"/><text:alphabetical-index-mark-start text:id="IMark62321496"/><text:alphabetical-index-mark-start text:id="IMark59587592"/><text:span text:style-name="T78">ql</text:span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49865640"/><text:alphabetical-index-mark-end text:id="IMark61414968"/><text:alphabetical-index-mark-end text:id="IMark56408184"/><text:alphabetical-index-mark-end text:id="IMark35597272"/><text:alphabetical-index-mark-end text:id="IMark62241288"/><text:alphabetical-index-mark-end text:id="IMark61306520"/><text:alphabetical-index-mark-end text:id="IMark61307784"/><text:alphabetical-index-mark-end text:id="IMark57370952"/><text:alphabetical-index-mark-end text:id="IMark52870952"/><text:alphabetical-index-mark-end text:id="IMark54326184"/><text:alphabetical-index-mark-end text:id="IMark62785688"/><text:alphabetical-index-mark-end text:id="IMark57803448"/><text:alphabetical-index-mark-end text:id="IMark60861976"/><text:alphabetical-index-mark-end text:id="IMark61540440"/><text:alphabetical-index-mark-end text:id="IMark55458440"/><text:alphabetical-index-mark-end text:id="IMark62322760"/><text:alphabetical-index-mark-end text:id="IMark59586328"/><text:alphabetical-index-mark-end text:id="IMark60641544"/><text:alphabetical-index-mark-end text:id="IMark59743656"/><text:alphabetical-index-mark-end text:id="IMark61464088"/><text:span text:style-name="T78"> </text:span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52856648"/><text:alphabetical-index-mark-start text:id="IMark55135704"/><text:alphabetical-index-mark-start text:id="IMark62321032"/><text:alphabetical-index-mark-start text:id="IMark60373448"/><text:alphabetical-index-mark-start text:id="IMark61922488"/><text:alphabetical-index-mark-start text:id="IMark58342104"/><text:alphabetical-index-mark-start text:id="IMark56387960"/><text:alphabetical-index-mark-start text:id="IMark49877032"/><text:span text:style-name="T78">file</text:span><text:alphabetical-index-mark-end text:id="IMark49877032"/><text:alphabetical-index-mark-end text:id="IMark56387960"/><text:alphabetical-index-mark-end text:id="IMark58342104"/><text:alphabetical-index-mark-end text:id="IMark61922488"/><text:alphabetical-index-mark-end text:id="IMark60373448"/><text:alphabetical-index-mark-end text:id="IMark62321032"/><text:alphabetical-index-mark-end text:id="IMark55135704"/><text:alphabetical-index-mark-end text:id="IMark52856648"/><text:alphabetical-index-mark-end text:id="IMark62087656"/><text:alphabetical-index-mark-end text:id="IMark59161320"/><text:alphabetical-index-mark-end text:id="IMark35768392"/><text:alphabetical-index-mark-end text:id="IMark60829688"/><text:span text:style-name="T78">: a flat </text:span><text:alphabetical-index-mark-start text:id="IMark61309048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60863176"/><text:alphabetical-index-mark-start text:id="IMark43434600"/><text:alphabetical-index-mark-start text:id="IMark60830952"/><text:alphabetical-index-mark-start text:id="IMark28895672"/><text:alphabetical-index-mark-start text:id="IMark58510056"/><text:alphabetical-index-mark-start text:id="IMark28824536"/><text:alphabetical-index-mark-start text:id="IMark60403800"/><text:span text:style-name="T78">file</text:span><text:alphabetical-index-mark-end text:id="IMark60403800"/><text:alphabetical-index-mark-end text:id="IMark28824536"/><text:alphabetical-index-mark-end text:id="IMark58510056"/><text:alphabetical-index-mark-end text:id="IMark28895672"/><text:alphabetical-index-mark-end text:id="IMark60830952"/><text:alphabetical-index-mark-end text:id="IMark43434600"/><text:alphabetical-index-mark-end text:id="IMark60863176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61309048"/><text:span text:style-name="T78"> that contains various </text:span><text:alphabetical-index-mark-start text:id="IMark35801496"/><text:alphabetical-index-mark-start text:id="IMark61463128"/><text:alphabetical-index-mark-start text:id="IMark62964616"/><text:alphabetical-index-mark-start text:id="IMark56566648"/><text:span text:style-name="T78">HDFql</text:span><text:alphabetical-index-mark-end text:id="IMark56566648"/><text:alphabetical-index-mark-end text:id="IMark62964616"/><text:alphabetical-index-mark-end text:id="IMark61463128"/><text:alphabetical-index-mark-end text:id="IMark35801496"/><text:span text:style-name="T78"> </text:span><text:alphabetical-index-mark-start text:id="IMark59302152"/><text:alphabetical-index-mark-start text:id="IMark58511320"/><text:alphabetical-index-mark-start text:id="IMark62886104"/><text:alphabetical-index-mark-start text:id="IMark59307400"/><text:span text:style-name="T78">queries</text:span><text:alphabetical-index-mark-end text:id="IMark59307400"/><text:alphabetical-index-mark-end text:id="IMark62886104"/><text:alphabetical-index-mark-end text:id="IMark58511320"/><text:alphabetical-index-mark-end text:id="IMark59302152"/><text:span text:style-name="T78"> similar in all aspects to </text:span><text:alphabetical-index-mark-start text:id="IMark59299224"/><text:alphabetical-index-mark-start text:id="IMark34680840"/><text:alphabetical-index-mark-start text:id="IMark54884312"/><text:alphabetical-index-mark-start text:id="IMark64514008"/><text:span text:style-name="T78">.</text:span><text:alphabetical-index-mark-start text:id="IMark64568824"/><text:alphabetical-index-mark-start text:id="IMark64567320"/><text:alphabetical-index-mark-start text:id="IMark64565816"/><text:alphabetical-index-mark-start text:id="IMark64564312"/><text:alphabetical-index-mark-start text:id="IMark64562808"/><text:alphabetical-index-mark-start text:id="IMark64561304"/><text:alphabetical-index-mark-start text:id="IMark59261592"/><text:alphabetical-index-mark-start text:id="IMark63818024"/><text:span text:style-name="T78">sql</text:span><text:alphabetical-index-mark-end text:id="IMark63818024"/><text:alphabetical-index-mark-end text:id="IMark59261592"/><text:alphabetical-index-mark-end text:id="IMark64561304"/><text:alphabetical-index-mark-end text:id="IMark64562808"/><text:alphabetical-index-mark-end text:id="IMark64564312"/><text:alphabetical-index-mark-end text:id="IMark64565816"/><text:alphabetical-index-mark-end text:id="IMark64567320"/><text:alphabetical-index-mark-end text:id="IMark64568824"/><text:alphabetical-index-mark-end text:id="IMark64514008"/><text:alphabetical-index-mark-end text:id="IMark54884312"/><text:alphabetical-index-mark-end text:id="IMark34680840"/><text:alphabetical-index-mark-end text:id="IMark59299224"/><text:span text:style-name="T78"> </text:span><text:alphabetical-index-mark-start text:id="IMark63816520"/><text:alphabetical-index-mark-start text:id="IMark63815016"/><text:alphabetical-index-mark-start text:id="IMark63813512"/><text:alphabetical-index-mark-start text:id="IMark63812008"/><text:span text:style-name="T78">file</text:span><text:alphabetical-index-mark-end text:id="IMark63812008"/><text:alphabetical-index-mark-end text:id="IMark63813512"/><text:alphabetical-index-mark-end text:id="IMark63815016"/><text:alphabetical-index-mark-end text:id="IMark63816520"/><text:span text:style-name="T78">s except for the fact that they operate with </text:span><text:alphabetical-index-mark-start text:id="IMark63810504"/><text:alphabetical-index-mark-start text:id="IMark63809000"/><text:alphabetical-index-mark-start text:id="IMark63807496"/><text:alphabetical-index-mark-start text:id="IMark63805992"/><text:span text:style-name="T78">HDFql</text:span><text:alphabetical-index-mark-end text:id="IMark63805992"/><text:alphabetical-index-mark-end text:id="IMark63807496"/><text:alphabetical-index-mark-end text:id="IMark63809000"/><text:alphabetical-index-mark-end text:id="IMark63810504"/><text:span text:style-name="T78"> statements on </text:span><text:alphabetical-index-mark-start text:id="IMark63804488"/><text:alphabetical-index-mark-start text:id="IMark63802984"/><text:alphabetical-index-mark-start text:id="IMark63801480"/><text:alphabetical-index-mark-start text:id="IMark63799976"/><text:span text:style-name="T78">HDF5</text:span><text:alphabetical-index-mark-end text:id="IMark63799976"/><text:alphabetical-index-mark-end text:id="IMark63801480"/><text:alphabetical-index-mark-end text:id="IMark63802984"/><text:alphabetical-index-mark-end text:id="IMark63804488"/><text:span text:style-name="T78"> </text:span><text:alphabetical-index-mark-start text:id="IMark64453864"/><text:alphabetical-index-mark-start text:id="IMark64447848"/><text:alphabetical-index-mark-start text:id="IMark64371304"/><text:alphabetical-index-mark-start text:id="IMark64394024"/><text:span text:style-name="T78">database</text:span><text:alphabetical-index-mark-end text:id="IMark64394024"/><text:alphabetical-index-mark-end text:id="IMark64371304"/><text:alphabetical-index-mark-end text:id="IMark64447848"/><text:alphabetical-index-mark-end text:id="IMark64453864"/><text:span text:style-name="T78">s.</text:span></text:p>
          <text:p text:style-name="P110"/>
        </text:list-item>
        <text:list-item>
          <text:p text:style-name="P110"><text:alphabetical-index-mark-start text:id="IMark62322760"/><text:alphabetical-index-mark-start text:id="IMark55458440"/><text:alphabetical-index-mark-start text:id="IMark61540440"/><text:alphabetical-index-mark-start text:id="IMark60861976"/>.<text:span text:style-name="T78">db</text:span><text:alphabetical-index-mark-end text:id="IMark60861976"/><text:alphabetical-index-mark-end text:id="IMark61540440"/><text:alphabetical-index-mark-end text:id="IMark55458440"/><text:alphabetical-index-mark-end text:id="IMark62322760"/><text:span text:style-name="T78">: </text:span><text:alphabetical-index-mark-start text:id="IMark57803448"/><text:alphabetical-index-mark-start text:id="IMark62785688"/><text:alphabetical-index-mark-start text:id="IMark54326184"/><text:alphabetical-index-mark-start text:id="IMark52870952"/><text:alphabetical-index-mark-start text:id="IMark57370952"/><text:alphabetical-index-mark-start text:id="IMark61307784"/><text:alphabetical-index-mark-start text:id="IMark61306520"/><text:alphabetical-index-mark-start text:id="IMark62241288"/><text:alphabetical-index-mark-start text:id="IMark35597272"/><text:alphabetical-index-mark-start text:id="IMark56408184"/><text:alphabetical-index-mark-start text:id="IMark61414968"/><text:alphabetical-index-mark-start text:id="IMark49865640"/><text:span text:style-name="T78">Sql</text:span><text:alphabetical-index-mark-end text:id="IMark49865640"/><text:alphabetical-index-mark-end text:id="IMark61414968"/><text:alphabetical-index-mark-end text:id="IMark56408184"/><text:alphabetical-index-mark-end text:id="IMark35597272"/><text:alphabetical-index-mark-end text:id="IMark62241288"/><text:alphabetical-index-mark-end text:id="IMark61306520"/><text:alphabetical-index-mark-end text:id="IMark61307784"/><text:alphabetical-index-mark-end text:id="IMark57370952"/><text:span text:style-name="T78">ite</text:span><text:alphabetical-index-mark-end text:id="IMark52870952"/><text:alphabetical-index-mark-end text:id="IMark54326184"/><text:alphabetical-index-mark-end text:id="IMark62785688"/><text:alphabetical-index-mark-end text:id="IMark57803448"/><text:span text:style-name="T78">3 </text:span><text:alphabetical-index-mark-start text:id="IMark62933016"/><text:alphabetical-index-mark-start text:id="IMark54886104"/><text:alphabetical-index-mark-start text:id="IMark62321496"/><text:alphabetical-index-mark-start text:id="IMark59587592"/><text:span text:style-name="T78">database</text:span><text:alphabetical-index-mark-end text:id="IMark59587592"/><text:alphabetical-index-mark-end text:id="IMark62321496"/><text:alphabetical-index-mark-end text:id="IMark54886104"/><text:alphabetical-index-mark-end text:id="IMark62933016"/><text:span text:style-name="T78"> </text:span><text:alphabetical-index-mark-start text:id="IMark60829688"/><text:alphabetical-index-mark-start text:id="IMark35768392"/><text:alphabetical-index-mark-start text:id="IMark59161320"/><text:alphabetical-index-mark-start text:id="IMark62087656"/><text:span text:style-name="T78">file</text:span><text:alphabetical-index-mark-end text:id="IMark62087656"/><text:alphabetical-index-mark-end text:id="IMark59161320"/><text:alphabetical-index-mark-end text:id="IMark35768392"/><text:alphabetical-index-mark-end text:id="IMark60829688"/><text:span text:style-name="T78">.</text:span></text:p>
          <text:p text:style-name="P110"/>
        </text:list-item>
        <text:list-item>
          <text:p text:style-name="P111"><text:alphabetical-index-mark-start text:id="IMark58342104"/><text:alphabetical-index-mark-start text:id="IMark56387960"/><text:alphabetical-index-mark-start text:id="IMark49877032"/><text:alphabetical-index-mark-start text:id="IMark61309048"/>.h5<text:alphabetical-index-mark-end text:id="IMark61309048"/><text:alphabetical-index-mark-end text:id="IMark49877032"/><text:alphabetical-index-mark-end text:id="IMark56387960"/><text:alphabetical-index-mark-end text:id="IMark58342104"/>: <text:alphabetical-index-mark-start text:id="IMark58628472"/><text:alphabetical-index-mark-start text:id="IMark62930664"/><text:alphabetical-index-mark-start text:id="IMark58631192"/><text:alphabetical-index-mark-start text:id="IMark55136968"/>HDF5<text:alphabetical-index-mark-end text:id="IMark55136968"/><text:alphabetical-index-mark-end text:id="IMark58631192"/><text:alphabetical-index-mark-end text:id="IMark62930664"/><text:alphabetical-index-mark-end text:id="IMark58628472"/> <text:alphabetical-index-mark-start text:id="IMark60863176"/><text:alphabetical-index-mark-start text:id="IMark43434600"/><text:alphabetical-index-mark-start text:id="IMark60830952"/><text:alphabetical-index-mark-start text:id="IMark28895672"/>database<text:alphabetical-index-mark-end text:id="IMark28895672"/><text:alphabetical-index-mark-end text:id="IMark60830952"/><text:alphabetical-index-mark-end text:id="IMark43434600"/><text:alphabetical-index-mark-end text:id="IMark60863176"/> <text:alphabetical-index-mark-start text:id="IMark58510056"/><text:alphabetical-index-mark-start text:id="IMark28824536"/><text:alphabetical-index-mark-start text:id="IMark60403800"/><text:alphabetical-index-mark-start text:id="IMark35801496"/>file<text:alphabetical-index-mark-end text:id="IMark35801496"/><text:alphabetical-index-mark-end text:id="IMark60403800"/><text:alphabetical-index-mark-end text:id="IMark28824536"/><text:alphabetical-index-mark-end text:id="IMark58510056"/>.</text:p>
          <text:p text:style-name="P111"/>
        </text:list-item>
        <text:list-item>
          <text:p text:style-name="P112">Field divisor <text:alphabetical-index-mark-start text:id="IMark59302152"/><text:alphabetical-index-mark-start text:id="IMark58511320"/><text:alphabetical-index-mark-start text:id="IMark62886104"/>character<text:alphabetical-index-mark-end text:id="IMark62886104"/><text:alphabetical-index-mark-end text:id="IMark58511320"/><text:alphabetical-index-mark-end text:id="IMark59302152"/>: pipe <text:alphabetical-index-mark-start text:id="IMark59307400"/><text:alphabetical-index-mark-start text:id="IMark59299224"/><text:alphabetical-index-mark-start text:id="IMark34680840"/>character<text:alphabetical-index-mark-end text:id="IMark34680840"/><text:alphabetical-index-mark-end text:id="IMark59299224"/><text:alphabetical-index-mark-end text:id="IMark59307400"/> (“|”) used to separate items or fields in a <text:alphabetical-index-mark-start text:id="IMark54884312"/><text:alphabetical-index-mark-start text:id="IMark59743656"/><text:alphabetical-index-mark-start text:id="IMark61464088"/>file<text:alphabetical-index-mark-end text:id="IMark61464088"/><text:alphabetical-index-mark-end text:id="IMark59743656"/><text:alphabetical-index-mark-end text:id="IMark54884312"/> used to display <text:alphabetical-index-mark-start text:id="IMark59586328"/><text:alphabetical-index-mark-start text:id="IMark60641544"/><text:alphabetical-index-mark-start text:id="IMark64553880"/><text:alphabetical-index-mark-start text:id="IMark64550040"/><text:alphabetical-index-mark-start text:id="IMark52856648"/><text:alphabetical-index-mark-start text:id="IMark62322760"/>result<text:alphabetical-index-mark-end text:id="IMark62322760"/><text:alphabetical-index-mark-end text:id="IMark52856648"/><text:alphabetical-index-mark-end text:id="IMark64550040"/>s<text:alphabetical-index-mark-end text:id="IMark64553880"/><text:alphabetical-index-mark-end text:id="IMark60641544"/><text:alphabetical-index-mark-end text:id="IMark59586328"/> of a <text:alphabetical-index-mark-start text:id="IMark55458440"/><text:alphabetical-index-mark-start text:id="IMark61540440"/><text:alphabetical-index-mark-start text:id="IMark60861976"/>query<text:alphabetical-index-mark-end text:id="IMark60861976"/><text:alphabetical-index-mark-end text:id="IMark61540440"/><text:alphabetical-index-mark-end text:id="IMark55458440"/>.</text:p>
        </text:list-item>
      </text:list>
      <text:p text:style-name="P51"/>
      <text:p text:style-name="P16"/>
      <text:h text:style-name="Heading_20_2" text:outline-level="2"><text:bookmark-start text:name="__RefHeading___Toc955_76759228"/><text:soft-page-break/>2.2. Caveats.<text:bookmark-end text:name="__RefHeading___Toc955_76759228"/></text:h>
      <text:p text:style-name="P16"/>
      <text:p text:style-name="P16"><text:span text:style-name="T38">While using </text:span><text:alphabetical-index-mark-start text:id="IMark54326184"/><text:alphabetical-index-mark-start text:id="IMark52870952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60373448"/><text:alphabetical-index-mark-start text:id="IMark28824536"/><text:alphabetical-index-mark-start text:id="IMark58510056"/><text:alphabetical-index-mark-start text:id="IMark60403800"/><text:alphabetical-index-mark-start text:id="IMark35801496"/><text:alphabetical-index-mark-start text:id="IMark60863176"/><text:alphabetical-index-mark-start text:id="IMark43434600"/><text:alphabetical-index-mark-start text:id="IMark60830952"/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span text:style-name="T38">sql</text:span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alphabetical-index-mark-end text:id="IMark60830952"/><text:alphabetical-index-mark-end text:id="IMark43434600"/><text:alphabetical-index-mark-end text:id="IMark60863176"/><text:alphabetical-index-mark-end text:id="IMark35801496"/><text:alphabetical-index-mark-end text:id="IMark60403800"/><text:alphabetical-index-mark-end text:id="IMark58510056"/><text:alphabetical-index-mark-end text:id="IMark28824536"/><text:alphabetical-index-mark-end text:id="IMark60373448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54886104"/><text:alphabetical-index-mark-end text:id="IMark62933016"/><text:alphabetical-index-mark-end text:id="IMark52870952"/><text:alphabetical-index-mark-end text:id="IMark54326184"/><text:span text:style-name="T38">p y</text:span>ou should be aware of:</text:p>
      <text:p text:style-name="P16"/>
      <text:h text:style-name="Heading_20_3" text:outline-level="3"><text:bookmark-start text:name="__RefHeading___Toc957_76759228"/>2.3.1. <text:alphabetical-index-mark-start text:id="IMark56566648"/><text:alphabetical-index-mark-start text:id="IMark64551960"/><text:alphabetical-index-mark-start text:id="IMark64464936"/><text:alphabetical-index-mark-start text:id="IMark64463704"/><text:alphabetical-index-mark-start text:id="IMark64462472"/><text:alphabetical-index-mark-start text:id="IMark64461240"/><text:alphabetical-index-mark-start text:id="IMark61540440"/><text:alphabetical-index-mark-start text:id="IMark55458440"/><text:alphabetical-index-mark-start text:id="IMark60861976"/><text:alphabetical-index-mark-start text:id="IMark59586328"/><text:alphabetical-index-mark-start text:id="IMark60641544"/>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62886104"/><text:alphabetical-index-mark-start text:id="IMark57370952"/><text:alphabetical-index-mark-start text:id="IMark64467400"/>S<text:span text:style-name="T18">QL</text:span><text:alphabetical-index-mark-end text:id="IMark64467400"/><text:alphabetical-index-mark-end text:id="IMark57370952"/><text:alphabetical-index-mark-end text:id="IMark62886104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<text:alphabetical-index-mark-end text:id="IMark60641544"/><text:alphabetical-index-mark-end text:id="IMark59586328"/><text:alphabetical-index-mark-end text:id="IMark60861976"/><text:alphabetical-index-mark-end text:id="IMark55458440"/><text:alphabetical-index-mark-end text:id="IMark61540440"/><text:alphabetical-index-mark-end text:id="IMark64461240"/><text:alphabetical-index-mark-end text:id="IMark64462472"/><text:alphabetical-index-mark-end text:id="IMark64463704"/><text:alphabetical-index-mark-end text:id="IMark64464936"/><text:alphabetical-index-mark-end text:id="IMark64551960"/><text:alphabetical-index-mark-end text:id="IMark56566648"/><text:span text:style-name="T18"> </text:span><text:alphabetical-index-mark-start text:id="IMark61306520"/><text:alphabetical-index-mark-start text:id="IMark61307784"/><text:alphabetical-index-mark-start text:id="IMark35597272"/><text:alphabetical-index-mark-start text:id="IMark6224128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2785688"/><text:alphabetical-index-mark-start text:id="IMark57803448"/><text:alphabetical-index-mark-start text:id="IMark64458776"/><text:alphabetical-index-mark-start text:id="IMark63909336"/><text:alphabetical-index-mark-start text:id="IMark63901368"/><text:span text:style-name="T18">dialect</text:span><text:alphabetical-index-mark-end text:id="IMark63901368"/><text:alphabetical-index-mark-end text:id="IMark63909336"/><text:alphabetical-index-mark-end text:id="IMark64458776"/><text:alphabetical-index-mark-end text:id="IMark57803448"/><text:alphabetical-index-mark-end text:id="IMark62785688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2241288"/><text:alphabetical-index-mark-end text:id="IMark35597272"/><text:alphabetical-index-mark-end text:id="IMark61307784"/><text:alphabetical-index-mark-end text:id="IMark61306520"/><text:span text:style-name="T18"> for </text:span><text:alphabetical-index-mark-start text:id="IMark63905352"/><text:alphabetical-index-mark-start text:id="IMark58342104"/><text:alphabetical-index-mark-start text:id="IMark54326184"/><text:alphabetical-index-mark-start text:id="IMark52870952"/><text:alphabetical-index-mark-start text:id="IMark62933016"/><text:alphabetical-index-mark-start text:id="IMark54886104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60373448"/><text:alphabetical-index-mark-start text:id="IMark28824536"/><text:alphabetical-index-mark-start text:id="IMark58510056"/><text:span text:style-name="T18">Sql</text:span><text:alphabetical-index-mark-end text:id="IMark58510056"/><text:alphabetical-index-mark-end text:id="IMark28824536"/><text:alphabetical-index-mark-end text:id="IMark60373448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span text:style-name="T18">ite</text:span><text:alphabetical-index-mark-end text:id="IMark54886104"/><text:alphabetical-index-mark-end text:id="IMark62933016"/><text:alphabetical-index-mark-end text:id="IMark52870952"/><text:alphabetical-index-mark-end text:id="IMark54326184"/><text:alphabetical-index-mark-end text:id="IMark58342104"/><text:alphabetical-index-mark-end text:id="IMark63905352"/><text:span text:style-name="T18">3.</text:span><text:bookmark-end text:name="__RefHeading___Toc957_76759228"/></text:h>
      <text:p text:style-name="P16"/>
      <text:p text:style-name="P16"><text:alphabetical-index-mark-start text:id="IMark60830952"/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4987703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64464936"/><text:alphabetical-index-mark-start text:id="IMark64463704"/><text:alphabetical-index-mark-start text:id="IMark64462472"/><text:alphabetical-index-mark-start text:id="IMark64461240"/><text:alphabetical-index-mark-start text:id="IMark61540440"/><text:alphabetical-index-mark-start text:id="IMark55458440"/><text:alphabetical-index-mark-start text:id="IMark60861976"/><text:alphabetical-index-mark-start text:id="IMark59586328"/><text:alphabetical-index-mark-start text:id="IMark60641544"/>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62886104"/><text:alphabetical-index-mark-start text:id="IMark57370952"/><text:alphabetical-index-mark-start text:id="IMark64467400"/><text:alphabetical-index-mark-start text:id="IMark61306520"/><text:alphabetical-index-mark-start text:id="IMark61307784"/><text:span text:style-name="T18">Sql</text:span><text:alphabetical-index-mark-end text:id="IMark61307784"/><text:alphabetical-index-mark-end text:id="IMark61306520"/><text:alphabetical-index-mark-end text:id="IMark64467400"/><text:alphabetical-index-mark-end text:id="IMark57370952"/><text:alphabetical-index-mark-end text:id="IMark62886104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<text:alphabetical-index-mark-end text:id="IMark60641544"/><text:alphabetical-index-mark-end text:id="IMark59586328"/><text:alphabetical-index-mark-end text:id="IMark60861976"/><text:alphabetical-index-mark-end text:id="IMark55458440"/><text:alphabetical-index-mark-end text:id="IMark61540440"/><text:alphabetical-index-mark-end text:id="IMark64461240"/><text:alphabetical-index-mark-end text:id="IMark64462472"/><text:alphabetical-index-mark-end text:id="IMark64463704"/><text:alphabetical-index-mark-end text:id="IMark64464936"/><text:span text:style-name="T18">ite</text:span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49877032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alphabetical-index-mark-end text:id="IMark60830952"/><text:span text:style-name="T18">3 uses its own </text:span><text:alphabetical-index-mark-start text:id="IMark35597272"/><text:alphabetical-index-mark-start text:id="IMark6224128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2785688"/><text:alphabetical-index-mark-start text:id="IMark57803448"/><text:alphabetical-index-mark-start text:id="IMark64458776"/><text:alphabetical-index-mark-start text:id="IMark63909336"/><text:alphabetical-index-mark-start text:id="IMark63901368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60373448"/><text:alphabetical-index-mark-start text:id="IMark28824536"/><text:alphabetical-index-mark-start text:id="IMark58510056"/><text:alphabetical-index-mark-start text:id="IMark63905352"/><text:alphabetical-index-mark-start text:id="IMark58342104"/><text:alphabetical-index-mark-start text:id="IMark54326184"/><text:span text:style-name="T18">SQL</text:span><text:alphabetical-index-mark-end text:id="IMark54326184"/><text:alphabetical-index-mark-end text:id="IMark58342104"/><text:alphabetical-index-mark-end text:id="IMark63905352"/><text:alphabetical-index-mark-end text:id="IMark58510056"/><text:alphabetical-index-mark-end text:id="IMark28824536"/><text:alphabetical-index-mark-end text:id="IMark60373448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63901368"/><text:alphabetical-index-mark-end text:id="IMark63909336"/><text:alphabetical-index-mark-end text:id="IMark64458776"/><text:alphabetical-index-mark-end text:id="IMark57803448"/><text:alphabetical-index-mark-end text:id="IMark62785688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2241288"/><text:alphabetical-index-mark-end text:id="IMark35597272"/><text:span text:style-name="T18"> </text:span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43434600"/><text:alphabetical-index-mark-start text:id="IMark60863176"/><text:alphabetical-index-mark-start text:id="IMark59261592"/><text:alphabetical-index-mark-start text:id="IMark63802984"/><text:alphabetical-index-mark-start text:id="IMark63888008"/><text:alphabetical-index-mark-start text:id="IMark63960280"/><text:alphabetical-index-mark-start text:id="IMark63961784"/><text:alphabetical-index-mark-start text:id="IMark63963288"/><text:span text:style-name="T18">dialect</text:span><text:alphabetical-index-mark-end text:id="IMark63963288"/><text:alphabetical-index-mark-end text:id="IMark63961784"/><text:alphabetical-index-mark-end text:id="IMark63960280"/><text:alphabetical-index-mark-end text:id="IMark63888008"/><text:alphabetical-index-mark-end text:id="IMark63802984"/><text:alphabetical-index-mark-end text:id="IMark59261592"/><text:alphabetical-index-mark-end text:id="IMark60863176"/><text:alphabetical-index-mark-end text:id="IMark4343460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. <text:span text:style-name="T18">This </text:span><text:alphabetical-index-mark-start text:id="IMark63966072"/><text:alphabetical-index-mark-start text:id="IMark63967576"/><text:alphabetical-index-mark-start text:id="IMark63969112"/><text:alphabetical-index-mark-start text:id="IMark63978072"/><text:alphabetical-index-mark-start text:id="IMark63976568"/><text:alphabetical-index-mark-start text:id="IMark63979576"/><text:alphabetical-index-mark-start text:id="IMark64006808"/><text:alphabetical-index-mark-start text:id="IMark64005304"/><text:alphabetical-index-mark-start text:id="IMark64003800"/><text:alphabetical-index-mark-start text:id="IMark64002296"/><text:alphabetical-index-mark-start text:id="IMark64000792"/><text:alphabetical-index-mark-start text:id="IMark63999288"/><text:alphabetical-index-mark-start text:id="IMark63997784"/><text:span text:style-name="T18">program</text:span><text:alphabetical-index-mark-end text:id="IMark63997784"/><text:alphabetical-index-mark-end text:id="IMark63999288"/><text:alphabetical-index-mark-end text:id="IMark64000792"/><text:alphabetical-index-mark-end text:id="IMark64002296"/><text:alphabetical-index-mark-end text:id="IMark64003800"/><text:alphabetical-index-mark-end text:id="IMark64005304"/><text:alphabetical-index-mark-end text:id="IMark64006808"/><text:alphabetical-index-mark-end text:id="IMark63979576"/><text:alphabetical-index-mark-end text:id="IMark63976568"/><text:alphabetical-index-mark-end text:id="IMark63978072"/><text:alphabetical-index-mark-end text:id="IMark63969112"/><text:alphabetical-index-mark-end text:id="IMark63967576"/><text:alphabetical-index-mark-end text:id="IMark63966072"/><text:span text:style-name="T18"> does not do anything with the </text:span><text:alphabetical-index-mark-start text:id="IMark64011320"/><text:alphabetical-index-mark-start text:id="IMark64009816"/><text:alphabetical-index-mark-start text:id="IMark64008312"/><text:alphabetical-index-mark-start text:id="IMark64012824"/><text:alphabetical-index-mark-start text:id="IMark64129000"/><text:alphabetical-index-mark-start text:id="IMark64130328"/><text:alphabetical-index-mark-start text:id="IMark64131656"/><text:alphabetical-index-mark-start text:id="IMark64132984"/><text:alphabetical-index-mark-start text:id="IMark64134312"/><text:alphabetical-index-mark-start text:id="IMark64135640"/><text:alphabetical-index-mark-start text:id="IMark64136968"/><text:alphabetical-index-mark-start text:id="IMark64138296"/><text:alphabetical-index-mark-start text:id="IMark64139624"/><text:span text:style-name="T18">code</text:span><text:alphabetical-index-mark-end text:id="IMark64139624"/><text:alphabetical-index-mark-end text:id="IMark64138296"/><text:alphabetical-index-mark-end text:id="IMark64136968"/><text:alphabetical-index-mark-end text:id="IMark64135640"/><text:alphabetical-index-mark-end text:id="IMark64134312"/><text:alphabetical-index-mark-end text:id="IMark64132984"/><text:alphabetical-index-mark-end text:id="IMark64131656"/><text:alphabetical-index-mark-end text:id="IMark64130328"/><text:alphabetical-index-mark-end text:id="IMark64129000"/><text:alphabetical-index-mark-end text:id="IMark64012824"/><text:alphabetical-index-mark-end text:id="IMark64008312"/><text:alphabetical-index-mark-end text:id="IMark64009816"/><text:alphabetical-index-mark-end text:id="IMark64011320"/><text:span text:style-name="T18"> passed to </text:span><text:alphabetical-index-mark-start text:id="IMark64152264"/><text:alphabetical-index-mark-start text:id="IMark64153592"/><text:alphabetical-index-mark-start text:id="IMark64154920"/><text:alphabetical-index-mark-start text:id="IMark64156248"/><text:alphabetical-index-mark-start text:id="IMark64157576"/><text:alphabetical-index-mark-start text:id="IMark64158904"/><text:alphabetical-index-mark-start text:id="IMark64160232"/><text:alphabetical-index-mark-start text:id="IMark64161560"/><text:alphabetical-index-mark-start text:id="IMark64162888"/><text:alphabetical-index-mark-start text:id="IMark64164216"/><text:alphabetical-index-mark-start text:id="IMark64165544"/><text:alphabetical-index-mark-start text:id="IMark64166872"/><text:alphabetical-index-mark-start text:id="IMark64168200"/><text:alphabetical-index-mark-start text:id="IMark64169560"/><text:alphabetical-index-mark-start text:id="IMark64170888"/><text:alphabetical-index-mark-start text:id="IMark64172216"/><text:alphabetical-index-mark-start text:id="IMark64173544"/><text:alphabetical-index-mark-start text:id="IMark64174872"/><text:alphabetical-index-mark-start text:id="IMark64176200"/><text:alphabetical-index-mark-start text:id="IMark64177528"/><text:alphabetical-index-mark-start text:id="IMark64178856"/><text:alphabetical-index-mark-start text:id="IMark64180184"/><text:alphabetical-index-mark-start text:id="IMark64181512"/><text:alphabetical-index-mark-start text:id="IMark64182840"/><text:alphabetical-index-mark-start text:id="IMark64184168"/><text:alphabetical-index-mark-start text:id="IMark64185496"/><text:alphabetical-index-mark-start text:id="IMark64186824"/><text:alphabetical-index-mark-start text:id="IMark64188152"/><text:alphabetical-index-mark-start text:id="IMark64189480"/><text:alphabetical-index-mark-start text:id="IMark64190808"/><text:alphabetical-index-mark-start text:id="IMark64192136"/><text:alphabetical-index-mark-start text:id="IMark64193464"/><text:alphabetical-index-mark-start text:id="IMark64194792"/><text:alphabetical-index-mark-start text:id="IMark64196120"/><text:alphabetical-index-mark-start text:id="IMark64197448"/><text:alphabetical-index-mark-start text:id="IMark64198776"/><text:alphabetical-index-mark-start text:id="IMark64200632"/><text:alphabetical-index-mark-start text:id="IMark64201960"/><text:alphabetical-index-mark-start text:id="IMark64203320"/><text:span text:style-name="T18">Sql</text:span><text:alphabetical-index-mark-end text:id="IMark64203320"/><text:alphabetical-index-mark-end text:id="IMark64201960"/><text:alphabetical-index-mark-end text:id="IMark64200632"/><text:alphabetical-index-mark-end text:id="IMark64198776"/><text:alphabetical-index-mark-end text:id="IMark64197448"/><text:alphabetical-index-mark-end text:id="IMark64196120"/><text:alphabetical-index-mark-end text:id="IMark64194792"/><text:alphabetical-index-mark-end text:id="IMark64193464"/><text:alphabetical-index-mark-end text:id="IMark64192136"/><text:alphabetical-index-mark-end text:id="IMark64190808"/><text:alphabetical-index-mark-end text:id="IMark64189480"/><text:alphabetical-index-mark-end text:id="IMark64188152"/><text:alphabetical-index-mark-end text:id="IMark64186824"/><text:alphabetical-index-mark-end text:id="IMark64185496"/><text:alphabetical-index-mark-end text:id="IMark64184168"/><text:alphabetical-index-mark-end text:id="IMark64182840"/><text:alphabetical-index-mark-end text:id="IMark64181512"/><text:alphabetical-index-mark-end text:id="IMark64180184"/><text:alphabetical-index-mark-end text:id="IMark64178856"/><text:alphabetical-index-mark-end text:id="IMark64177528"/><text:alphabetical-index-mark-end text:id="IMark64176200"/><text:alphabetical-index-mark-end text:id="IMark64174872"/><text:alphabetical-index-mark-end text:id="IMark64173544"/><text:alphabetical-index-mark-end text:id="IMark64172216"/><text:alphabetical-index-mark-end text:id="IMark64170888"/><text:alphabetical-index-mark-end text:id="IMark64169560"/><text:span text:style-name="T18">ite</text:span><text:alphabetical-index-mark-end text:id="IMark64168200"/><text:alphabetical-index-mark-end text:id="IMark64166872"/><text:alphabetical-index-mark-end text:id="IMark64165544"/><text:alphabetical-index-mark-end text:id="IMark64164216"/><text:alphabetical-index-mark-end text:id="IMark64162888"/><text:alphabetical-index-mark-end text:id="IMark64161560"/><text:alphabetical-index-mark-end text:id="IMark64160232"/><text:alphabetical-index-mark-end text:id="IMark64158904"/><text:alphabetical-index-mark-end text:id="IMark64157576"/><text:alphabetical-index-mark-end text:id="IMark64156248"/><text:alphabetical-index-mark-end text:id="IMark64154920"/><text:alphabetical-index-mark-end text:id="IMark64153592"/><text:alphabetical-index-mark-end text:id="IMark64152264"/><text:span text:style-name="T18">3; however you still need to pass adequate </text:span><text:alphabetical-index-mark-start text:id="IMark63134424"/><text:alphabetical-index-mark-start text:id="IMark63135752"/><text:alphabetical-index-mark-start text:id="IMark63137080"/><text:alphabetical-index-mark-start text:id="IMark63138408"/><text:alphabetical-index-mark-start text:id="IMark63139736"/><text:alphabetical-index-mark-start text:id="IMark63141064"/><text:alphabetical-index-mark-start text:id="IMark63142392"/><text:alphabetical-index-mark-start text:id="IMark63143720"/><text:alphabetical-index-mark-start text:id="IMark63145048"/><text:alphabetical-index-mark-start text:id="IMark63146376"/><text:alphabetical-index-mark-start text:id="IMark63147704"/><text:alphabetical-index-mark-start text:id="IMark63149032"/><text:alphabetical-index-mark-start text:id="IMark63150360"/><text:span text:style-name="T18">code</text:span><text:alphabetical-index-mark-end text:id="IMark63150360"/><text:alphabetical-index-mark-end text:id="IMark63149032"/><text:alphabetical-index-mark-end text:id="IMark63147704"/><text:alphabetical-index-mark-end text:id="IMark63146376"/><text:alphabetical-index-mark-end text:id="IMark63145048"/><text:alphabetical-index-mark-end text:id="IMark63143720"/><text:alphabetical-index-mark-end text:id="IMark63142392"/><text:alphabetical-index-mark-end text:id="IMark63141064"/><text:alphabetical-index-mark-end text:id="IMark63139736"/><text:alphabetical-index-mark-end text:id="IMark63138408"/><text:alphabetical-index-mark-end text:id="IMark63137080"/><text:alphabetical-index-mark-end text:id="IMark63135752"/><text:alphabetical-index-mark-end text:id="IMark63134424"/><text:span text:style-name="T18">. If it seems that </text:span><text:alphabetical-index-mark-start text:id="IMark63163528"/><text:alphabetical-index-mark-start text:id="IMark63164856"/><text:alphabetical-index-mark-start text:id="IMark63166184"/><text:alphabetical-index-mark-start text:id="IMark63167512"/><text:alphabetical-index-mark-start text:id="IMark63168840"/><text:alphabetical-index-mark-start text:id="IMark63170168"/><text:alphabetical-index-mark-start text:id="IMark63171496"/><text:alphabetical-index-mark-start text:id="IMark63172824"/><text:alphabetical-index-mark-start text:id="IMark63174152"/><text:alphabetical-index-mark-start text:id="IMark63175512"/><text:span text:style-name="T18">s</text:span><text:alphabetical-index-mark-start text:id="IMark63177624"/><text:alphabetical-index-mark-start text:id="IMark63178952"/><text:alphabetical-index-mark-start text:id="IMark63180280"/><text:alphabetical-index-mark-start text:id="IMark63181608"/><text:alphabetical-index-mark-start text:id="IMark63182936"/><text:alphabetical-index-mark-start text:id="IMark63184264"/><text:alphabetical-index-mark-start text:id="IMark63185592"/><text:alphabetical-index-mark-start text:id="IMark63186920"/><text:alphabetical-index-mark-start text:id="IMark63188248"/><text:alphabetical-index-mark-start text:id="IMark63189576"/><text:alphabetical-index-mark-start text:id="IMark63190904"/><text:alphabetical-index-mark-start text:id="IMark63192232"/><text:alphabetical-index-mark-start text:id="IMark63193560"/><text:alphabetical-index-mark-start text:id="IMark63194888"/><text:alphabetical-index-mark-start text:id="IMark63196216"/><text:alphabetical-index-mark-start text:id="IMark63197544"/><text:span text:style-name="T18">ql</text:span><text:alphabetical-index-mark-end text:id="IMark63197544"/><text:alphabetical-index-mark-end text:id="IMark63196216"/><text:alphabetical-index-mark-end text:id="IMark63194888"/><text:alphabetical-index-mark-end text:id="IMark63193560"/><text:alphabetical-index-mark-end text:id="IMark63192232"/><text:alphabetical-index-mark-end text:id="IMark63190904"/><text:alphabetical-index-mark-end text:id="IMark63189576"/><text:alphabetical-index-mark-end text:id="IMark63188248"/><text:alphabetical-index-mark-end text:id="IMark63186920"/><text:alphabetical-index-mark-end text:id="IMark63185592"/><text:alphabetical-index-mark-end text:id="IMark63184264"/><text:alphabetical-index-mark-end text:id="IMark63182936"/><text:alphabetical-index-mark-end text:id="IMark63181608"/><text:alphabetical-index-mark-end text:id="IMark63180280"/><text:alphabetical-index-mark-end text:id="IMark63178952"/><text:alphabetical-index-mark-end text:id="IMark63177624"/><text:alphabetical-index-mark-end text:id="IMark63175512"/><text:alphabetical-index-mark-end text:id="IMark63174152"/><text:alphabetical-index-mark-end text:id="IMark63172824"/><text:alphabetical-index-mark-end text:id="IMark63171496"/><text:alphabetical-index-mark-end text:id="IMark63170168"/><text:alphabetical-index-mark-end text:id="IMark63168840"/><text:alphabetical-index-mark-end text:id="IMark63167512"/><text:alphabetical-index-mark-end text:id="IMark63166184"/><text:alphabetical-index-mark-end text:id="IMark63164856"/><text:alphabetical-index-mark-end text:id="IMark63163528"/><text:span text:style-name="T18">p does nothing when you are attempting to use it, the most likely reason is that your </text:span><text:alphabetical-index-mark-start text:id="IMark63220456"/><text:alphabetical-index-mark-start text:id="IMark63221784"/><text:alphabetical-index-mark-start text:id="IMark63223112"/><text:alphabetical-index-mark-start text:id="IMark63224440"/><text:alphabetical-index-mark-start text:id="IMark63225768"/><text:alphabetical-index-mark-start text:id="IMark63227096"/><text:alphabetical-index-mark-start text:id="IMark63228424"/><text:alphabetical-index-mark-start text:id="IMark63229752"/><text:alphabetical-index-mark-start text:id="IMark63231080"/><text:alphabetical-index-mark-start text:id="IMark63232408"/><text:alphabetical-index-mark-start text:id="IMark63233736"/><text:alphabetical-index-mark-start text:id="IMark63235064"/><text:alphabetical-index-mark-start text:id="IMark63236392"/><text:alphabetical-index-mark-start text:id="IMark63237720"/><text:alphabetical-index-mark-start text:id="IMark63239048"/><text:alphabetical-index-mark-start text:id="IMark63240376"/><text:alphabetical-index-mark-start text:id="IMark63241704"/><text:alphabetical-index-mark-start text:id="IMark63243032"/><text:alphabetical-index-mark-start text:id="IMark63244360"/><text:alphabetical-index-mark-start text:id="IMark63245688"/><text:alphabetical-index-mark-start text:id="IMark63247016"/><text:alphabetical-index-mark-start text:id="IMark63248344"/><text:alphabetical-index-mark-start text:id="IMark63249672"/><text:alphabetical-index-mark-start text:id="IMark63251032"/><text:span text:style-name="T18">SQL</text:span><text:alphabetical-index-mark-end text:id="IMark63251032"/><text:alphabetical-index-mark-end text:id="IMark63249672"/><text:alphabetical-index-mark-end text:id="IMark63248344"/><text:alphabetical-index-mark-end text:id="IMark63247016"/><text:alphabetical-index-mark-end text:id="IMark63245688"/><text:alphabetical-index-mark-end text:id="IMark63244360"/><text:alphabetical-index-mark-end text:id="IMark63243032"/><text:alphabetical-index-mark-end text:id="IMark63241704"/><text:alphabetical-index-mark-end text:id="IMark63240376"/><text:alphabetical-index-mark-end text:id="IMark63239048"/><text:alphabetical-index-mark-end text:id="IMark63237720"/><text:alphabetical-index-mark-end text:id="IMark63236392"/><text:alphabetical-index-mark-end text:id="IMark63235064"/><text:alphabetical-index-mark-end text:id="IMark63233736"/><text:alphabetical-index-mark-end text:id="IMark63232408"/><text:alphabetical-index-mark-end text:id="IMark63231080"/><text:alphabetical-index-mark-end text:id="IMark63229752"/><text:alphabetical-index-mark-end text:id="IMark63228424"/><text:alphabetical-index-mark-end text:id="IMark63227096"/><text:alphabetical-index-mark-end text:id="IMark63225768"/><text:alphabetical-index-mark-end text:id="IMark63224440"/><text:alphabetical-index-mark-end text:id="IMark63223112"/><text:alphabetical-index-mark-end text:id="IMark63221784"/><text:alphabetical-index-mark-end text:id="IMark63220456"/><text:span text:style-name="T18"> has an error, as understood by </text:span><text:alphabetical-index-mark-start text:id="IMark63271944"/><text:alphabetical-index-mark-start text:id="IMark63273272"/><text:alphabetical-index-mark-start text:id="IMark63274600"/><text:alphabetical-index-mark-start text:id="IMark63275928"/><text:alphabetical-index-mark-start text:id="IMark63277256"/><text:alphabetical-index-mark-start text:id="IMark63278584"/><text:alphabetical-index-mark-start text:id="IMark63279912"/><text:alphabetical-index-mark-start text:id="IMark63281240"/><text:alphabetical-index-mark-start text:id="IMark63282568"/><text:alphabetical-index-mark-start text:id="IMark63283896"/><text:alphabetical-index-mark-start text:id="IMark63285224"/><text:alphabetical-index-mark-start text:id="IMark63286552"/><text:alphabetical-index-mark-start text:id="IMark63287912"/><text:alphabetical-index-mark-start text:id="IMark63289240"/><text:alphabetical-index-mark-start text:id="IMark63291096"/><text:alphabetical-index-mark-start text:id="IMark63292424"/><text:alphabetical-index-mark-start text:id="IMark63293752"/><text:alphabetical-index-mark-start text:id="IMark63295080"/><text:alphabetical-index-mark-start text:id="IMark63296408"/><text:alphabetical-index-mark-start text:id="IMark63297736"/><text:alphabetical-index-mark-start text:id="IMark63299064"/><text:alphabetical-index-mark-start text:id="IMark63300392"/><text:alphabetical-index-mark-start text:id="IMark63301720"/><text:alphabetical-index-mark-start text:id="IMark63303048"/><text:alphabetical-index-mark-start text:id="IMark63304376"/><text:alphabetical-index-mark-start text:id="IMark63305704"/><text:alphabetical-index-mark-start text:id="IMark63307032"/><text:alphabetical-index-mark-start text:id="IMark63308360"/><text:alphabetical-index-mark-start text:id="IMark63309688"/><text:alphabetical-index-mark-start text:id="IMark63311016"/><text:alphabetical-index-mark-start text:id="IMark63312344"/><text:alphabetical-index-mark-start text:id="IMark63313672"/><text:alphabetical-index-mark-start text:id="IMark63315000"/><text:alphabetical-index-mark-start text:id="IMark63316328"/><text:alphabetical-index-mark-start text:id="IMark63317656"/><text:alphabetical-index-mark-start text:id="IMark63319016"/><text:span text:style-name="T18">Sql</text:span><text:alphabetical-index-mark-end text:id="IMark63319016"/><text:alphabetical-index-mark-end text:id="IMark63317656"/><text:alphabetical-index-mark-end text:id="IMark63316328"/><text:alphabetical-index-mark-end text:id="IMark63315000"/><text:alphabetical-index-mark-end text:id="IMark63313672"/><text:alphabetical-index-mark-end text:id="IMark63312344"/><text:alphabetical-index-mark-end text:id="IMark63311016"/><text:alphabetical-index-mark-end text:id="IMark63309688"/><text:alphabetical-index-mark-end text:id="IMark63308360"/><text:alphabetical-index-mark-end text:id="IMark63307032"/><text:alphabetical-index-mark-end text:id="IMark63305704"/><text:alphabetical-index-mark-end text:id="IMark63304376"/><text:alphabetical-index-mark-end text:id="IMark63303048"/><text:alphabetical-index-mark-end text:id="IMark63301720"/><text:alphabetical-index-mark-end text:id="IMark63300392"/><text:alphabetical-index-mark-end text:id="IMark63299064"/><text:alphabetical-index-mark-end text:id="IMark63297736"/><text:alphabetical-index-mark-end text:id="IMark63296408"/><text:alphabetical-index-mark-end text:id="IMark63295080"/><text:alphabetical-index-mark-end text:id="IMark63293752"/><text:alphabetical-index-mark-end text:id="IMark63292424"/><text:alphabetical-index-mark-end text:id="IMark63291096"/><text:alphabetical-index-mark-end text:id="IMark63289240"/><text:alphabetical-index-mark-end text:id="IMark63287912"/><text:span text:style-name="T18">ite</text:span><text:alphabetical-index-mark-end text:id="IMark63286552"/><text:alphabetical-index-mark-end text:id="IMark63285224"/><text:alphabetical-index-mark-end text:id="IMark63283896"/><text:alphabetical-index-mark-end text:id="IMark63282568"/><text:alphabetical-index-mark-end text:id="IMark63281240"/><text:alphabetical-index-mark-end text:id="IMark63279912"/><text:alphabetical-index-mark-end text:id="IMark63278584"/><text:alphabetical-index-mark-end text:id="IMark63277256"/><text:alphabetical-index-mark-end text:id="IMark63275928"/><text:alphabetical-index-mark-end text:id="IMark63274600"/><text:alphabetical-index-mark-end text:id="IMark63273272"/><text:alphabetical-index-mark-end text:id="IMark63271944"/><text:span text:style-name="T18">3. In that case:</text:span></text:p>
      <text:p text:style-name="P16"/>
      <text:p text:style-name="P16"/>
      <text:p text:style-name="P50"><text:span text:style-name="T11">2.3.1.1.</text:span> Check that your 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62886104"/><text:alphabetical-index-mark-start text:id="IMark57370952"/><text:alphabetical-index-mark-start text:id="IMark64467400"/><text:alphabetical-index-mark-start text:id="IMark61306520"/><text:alphabetical-index-mark-start text:id="IMark61307784"/><text:alphabetical-index-mark-start text:id="IMark60830952"/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49877032"/>SQL<text:alphabetical-index-mark-end text:id="IMark49877032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alphabetical-index-mark-end text:id="IMark60830952"/><text:alphabetical-index-mark-end text:id="IMark61307784"/><text:alphabetical-index-mark-end text:id="IMark61306520"/><text:alphabetical-index-mark-end text:id="IMark64467400"/><text:alphabetical-index-mark-end text:id="IMark57370952"/><text:alphabetical-index-mark-end text:id="IMark62886104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 is syntacti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64460008"/><text:alphabetical-index-mark-start text:id="IMark56408184"/><text:alphabetical-index-mark-start text:id="IMark61414968"/><text:alphabetical-index-mark-start text:id="IMark49865640"/>call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y correct, according to <text:alphabetical-index-mark-start text:id="IMark62785688"/><text:alphabetical-index-mark-start text:id="IMark57803448"/><text:alphabetical-index-mark-start text:id="IMark64458776"/><text:alphabetical-index-mark-start text:id="IMark63909336"/><text:alphabetical-index-mark-start text:id="IMark63901368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60373448"/><text:alphabetical-index-mark-start text:id="IMark28824536"/><text:alphabetical-index-mark-start text:id="IMark58510056"/><text:alphabetical-index-mark-start text:id="IMark63905352"/><text:alphabetical-index-mark-start text:id="IMark58342104"/><text:alphabetical-index-mark-start text:id="IMark54326184"/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462472"/><text:alphabetical-index-mark-start text:id="IMark61540440"/><text:alphabetical-index-mark-start text:id="IMark64461240"/><text:alphabetical-index-mark-start text:id="IMark64457544"/><text:alphabetical-index-mark-start text:id="IMark60861976"/><text:alphabetical-index-mark-start text:id="IMark55458440"/><text:alphabetical-index-mark-start text:id="IMark60641544"/>Sql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4461240"/><text:alphabetical-index-mark-end text:id="IMark61540440"/><text:alphabetical-index-mark-end text:id="IMark64462472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<text:alphabetical-index-mark-end text:id="IMark54326184"/><text:alphabetical-index-mark-end text:id="IMark58342104"/><text:alphabetical-index-mark-end text:id="IMark63905352"/><text:alphabetical-index-mark-end text:id="IMark58510056"/><text:alphabetical-index-mark-end text:id="IMark28824536"/><text:alphabetical-index-mark-end text:id="IMark60373448"/><text:alphabetical-index-mark-end text:id="IMark61922488"/><text:alphabetical-index-mark-end text:id="IMark55135704"/>ite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63901368"/><text:alphabetical-index-mark-end text:id="IMark63909336"/><text:alphabetical-index-mark-end text:id="IMark64458776"/><text:alphabetical-index-mark-end text:id="IMark57803448"/><text:alphabetical-index-mark-end text:id="IMark62785688"/>3. <text:alphabetical-index-mark-start text:id="IMark59586328"/><text:alphabetical-index-mark-start text:id="IMark64022264"/><text:alphabetical-index-mark-start text:id="IMark64066312"/><text:alphabetical-index-mark-start text:id="IMark64064808"/><text:alphabetical-index-mark-start text:id="IMark64062024"/><text:alphabetical-index-mark-start text:id="IMark64060520"/><text:alphabetical-index-mark-start text:id="IMark64059016"/><text:alphabetical-index-mark-start text:id="IMark64057512"/><text:alphabetical-index-mark-start text:id="IMark64056008"/><text:alphabetical-index-mark-start text:id="IMark64054504"/><text:alphabetical-index-mark-start text:id="IMark64053000"/><text:alphabetical-index-mark-start text:id="IMark64051496"/><text:alphabetical-index-mark-start text:id="IMark64049992"/><text:alphabetical-index-mark-start text:id="IMark64048488"/><text:alphabetical-index-mark-start text:id="IMark64046984"/><text:alphabetical-index-mark-start text:id="IMark64095080"/><text:alphabetical-index-mark-start text:id="IMark64093576"/><text:alphabetical-index-mark-start text:id="IMark64092072"/><text:alphabetical-index-mark-start text:id="IMark64090568"/><text:alphabetical-index-mark-start text:id="IMark64089064"/><text:alphabetical-index-mark-start text:id="IMark64087560"/><text:alphabetical-index-mark-start text:id="IMark64086056"/><text:alphabetical-index-mark-start text:id="IMark64084552"/><text:alphabetical-index-mark-start text:id="IMark63802984"/>SQL<text:alphabetical-index-mark-end text:id="IMark63802984"/><text:alphabetical-index-mark-end text:id="IMark64084552"/><text:alphabetical-index-mark-end text:id="IMark64086056"/><text:alphabetical-index-mark-end text:id="IMark64087560"/><text:alphabetical-index-mark-end text:id="IMark64089064"/><text:alphabetical-index-mark-end text:id="IMark64090568"/><text:alphabetical-index-mark-end text:id="IMark64092072"/><text:alphabetical-index-mark-end text:id="IMark64093576"/><text:alphabetical-index-mark-end text:id="IMark64095080"/><text:alphabetical-index-mark-end text:id="IMark64046984"/><text:alphabetical-index-mark-end text:id="IMark64048488"/><text:alphabetical-index-mark-end text:id="IMark64049992"/><text:alphabetical-index-mark-end text:id="IMark64051496"/><text:alphabetical-index-mark-end text:id="IMark64053000"/><text:alphabetical-index-mark-end text:id="IMark64054504"/><text:alphabetical-index-mark-end text:id="IMark64056008"/><text:alphabetical-index-mark-end text:id="IMark64057512"/><text:alphabetical-index-mark-end text:id="IMark64059016"/><text:alphabetical-index-mark-end text:id="IMark64060520"/><text:alphabetical-index-mark-end text:id="IMark64062024"/><text:alphabetical-index-mark-end text:id="IMark64064808"/><text:alphabetical-index-mark-end text:id="IMark64066312"/><text:alphabetical-index-mark-end text:id="IMark64022264"/><text:alphabetical-index-mark-end text:id="IMark59586328"/> <text:alphabetical-index-mark-start text:id="IMark63960280"/><text:alphabetical-index-mark-start text:id="IMark63963288"/><text:alphabetical-index-mark-start text:id="IMark64122408"/><text:alphabetical-index-mark-start text:id="IMark64120904"/><text:alphabetical-index-mark-start text:id="IMark64119400"/><text:alphabetical-index-mark-start text:id="IMark64117896"/><text:alphabetical-index-mark-start text:id="IMark64116392"/><text:alphabetical-index-mark-start text:id="IMark64114888"/><text:alphabetical-index-mark-start text:id="IMark64113384"/><text:alphabetical-index-mark-start text:id="IMark63966072"/><text:alphabetical-index-mark-start text:id="IMark63969112"/><text:alphabetical-index-mark-start text:id="IMark63976568"/>code<text:alphabetical-index-mark-end text:id="IMark63976568"/><text:alphabetical-index-mark-end text:id="IMark63969112"/><text:alphabetical-index-mark-end text:id="IMark63966072"/><text:alphabetical-index-mark-end text:id="IMark64113384"/><text:alphabetical-index-mark-end text:id="IMark64114888"/><text:alphabetical-index-mark-end text:id="IMark64116392"/><text:alphabetical-index-mark-end text:id="IMark64117896"/><text:alphabetical-index-mark-end text:id="IMark64119400"/><text:alphabetical-index-mark-end text:id="IMark64120904"/><text:alphabetical-index-mark-end text:id="IMark64122408"/><text:alphabetical-index-mark-end text:id="IMark63963288"/><text:alphabetical-index-mark-end text:id="IMark63960280"/> can be tricky, especially in the case of complex <text:alphabetical-index-mark-start text:id="IMark64006808"/><text:alphabetical-index-mark-start text:id="IMark64003800"/><text:alphabetical-index-mark-start text:id="IMark64000792"/><text:alphabetical-index-mark-start text:id="IMark63997784"/><text:alphabetical-index-mark-start text:id="IMark64151128"/><text:alphabetical-index-mark-start text:id="IMark64149624"/><text:alphabetical-index-mark-start text:id="IMark64148120"/><text:alphabetical-index-mark-start text:id="IMark64146616"/><text:alphabetical-index-mark-start text:id="IMark64145112"/><text:alphabetical-index-mark-start text:id="IMark64143608"/><text:alphabetical-index-mark-start text:id="IMark64142104"/><text:alphabetical-index-mark-start text:id="IMark64011320"/>queries<text:alphabetical-index-mark-end text:id="IMark64011320"/><text:alphabetical-index-mark-end text:id="IMark64142104"/><text:alphabetical-index-mark-end text:id="IMark64143608"/><text:alphabetical-index-mark-end text:id="IMark64145112"/><text:alphabetical-index-mark-end text:id="IMark64146616"/><text:alphabetical-index-mark-end text:id="IMark64148120"/><text:alphabetical-index-mark-end text:id="IMark64149624"/><text:alphabetical-index-mark-end text:id="IMark64151128"/><text:alphabetical-index-mark-end text:id="IMark63997784"/><text:alphabetical-index-mark-end text:id="IMark64000792"/><text:alphabetical-index-mark-end text:id="IMark64003800"/><text:alphabetical-index-mark-end text:id="IMark64006808"/>.</text:p>
      <text:p text:style-name="P50"/>
      <text:p text:style-name="P50"/>
      <text:p text:style-name="P50"><text:span text:style-name="T11">2.3.1.2.</text:span> Check that you did not include any commented text, blank lines or odd <text:alphabetical-index-mark-start text:id="IMark64458776"/><text:alphabetical-index-mark-start text:id="IMark63909336"/><text:alphabetical-index-mark-start text:id="IMark63901368"/>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character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<text:alphabetical-index-mark-end text:id="IMark63901368"/><text:alphabetical-index-mark-end text:id="IMark63909336"/><text:alphabetical-index-mark-end text:id="IMark64458776"/>s.</text:p>
      <text:p text:style-name="P50"/>
      <text:p text:style-name="P50"/>
      <text:p text:style-name="P50"><text:span text:style-name="T11">2.3.1.3.</text:span> In the case of 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462472"/><text:alphabetical-index-mark-start text:id="IMark61540440"/><text:alphabetical-index-mark-start text:id="IMark64461240"/>composite<text:alphabetical-index-mark-end text:id="IMark64461240"/><text:alphabetical-index-mark-end text:id="IMark61540440"/><text:alphabetical-index-mark-end text:id="IMark64462472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 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queries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60641544"/><text:alphabetical-index-mark-end text:id="IMark55458440"/><text:alphabetical-index-mark-end text:id="IMark60861976"/><text:alphabetical-index-mark-end text:id="IMark64457544"/> and 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.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62886104"/><text:alphabetical-index-mark-start text:id="IMark57370952"/><text:alphabetical-index-mark-start text:id="IMark64467400"/><text:alphabetical-index-mark-start text:id="IMark61306520"/><text:alphabetical-index-mark-start text:id="IMark61307784"/><text:alphabetical-index-mark-start text:id="IMark60830952"/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49877032"/><text:alphabetical-index-mark-start text:id="IMark59586328"/><text:alphabetical-index-mark-start text:id="IMark63110728"/><text:alphabetical-index-mark-start text:id="IMark57803448"/><text:alphabetical-index-mark-start text:id="IMark62785688"/><text:alphabetical-index-mark-start text:id="IMark60373448"/><text:alphabetical-index-mark-start text:id="IMark63909336"/><text:alphabetical-index-mark-start text:id="IMark64458776"/><text:alphabetical-index-mark-start text:id="IMark63901368"/>sql<text:alphabetical-index-mark-end text:id="IMark63901368"/><text:alphabetical-index-mark-end text:id="IMark64458776"/><text:alphabetical-index-mark-end text:id="IMark63909336"/><text:alphabetical-index-mark-end text:id="IMark60373448"/><text:alphabetical-index-mark-end text:id="IMark62785688"/><text:alphabetical-index-mark-end text:id="IMark57803448"/><text:alphabetical-index-mark-end text:id="IMark63110728"/><text:alphabetical-index-mark-end text:id="IMark59586328"/><text:alphabetical-index-mark-end text:id="IMark49877032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alphabetical-index-mark-end text:id="IMark60830952"/><text:alphabetical-index-mark-end text:id="IMark61307784"/><text:alphabetical-index-mark-end text:id="IMark61306520"/><text:alphabetical-index-mark-end text:id="IMark64467400"/><text:alphabetical-index-mark-end text:id="IMark57370952"/><text:alphabetical-index-mark-end text:id="IMark62886104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<text:alphabetical-index-mark-end text:id="IMark49865640"/><text:alphabetical-index-mark-end text:id="IMark61414968"/><text:alphabetical-index-mark-end text:id="IMark56408184"/><text:alphabetical-index-mark-end text:id="IMark64460008"/> <text:alphabetical-index-mark-start text:id="IMark62321496"/><text:alphabetical-index-mark-start text:id="IMark59587592"/><text:alphabetical-index-mark-start text:id="IMark60829688"/><text:alphabetical-index-mark-start text:id="IMark35768392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28824536"/><text:alphabetical-index-mark-start text:id="IMark63905352"/><text:alphabetical-index-mark-start text:id="IMark58510056"/>file<text:alphabetical-index-mark-end text:id="IMark58510056"/><text:alphabetical-index-mark-end text:id="IMark63905352"/><text:alphabetical-index-mark-end text:id="IMark28824536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35768392"/><text:alphabetical-index-mark-end text:id="IMark60829688"/><text:alphabetical-index-mark-end text:id="IMark59587592"/><text:alphabetical-index-mark-end text:id="IMark62321496"/>s, check that you have placed a <text:span text:style-name="T86">semicolon</text:span> between each <text:alphabetical-index-mark-start text:id="IMark54326184"/><text:alphabetical-index-mark-start text:id="IMark58342104"/><text:alphabetical-index-mark-start text:id="IMark64008312"/><text:alphabetical-index-mark-start text:id="IMark63120504"/><text:alphabetical-index-mark-start text:id="IMark63117496"/><text:alphabetical-index-mark-start text:id="IMark63123512"/><text:alphabetical-index-mark-start text:id="IMark63153592"/><text:alphabetical-index-mark-start text:id="IMark63213528"/><text:alphabetical-index-mark-start text:id="IMark63204504"/><text:alphabetical-index-mark-start text:id="IMark63142760"/><text:alphabetical-index-mark-start text:id="IMark64152632"/><text:alphabetical-index-mark-start text:id="IMark64164584"/>query<text:alphabetical-index-mark-end text:id="IMark64164584"/><text:alphabetical-index-mark-end text:id="IMark64152632"/><text:alphabetical-index-mark-end text:id="IMark63142760"/><text:alphabetical-index-mark-end text:id="IMark63204504"/><text:alphabetical-index-mark-end text:id="IMark63213528"/><text:alphabetical-index-mark-end text:id="IMark63153592"/><text:alphabetical-index-mark-end text:id="IMark63123512"/><text:alphabetical-index-mark-end text:id="IMark63117496"/><text:alphabetical-index-mark-end text:id="IMark63120504"/><text:alphabetical-index-mark-end text:id="IMark64008312"/><text:alphabetical-index-mark-end text:id="IMark58342104"/><text:alphabetical-index-mark-end text:id="IMark54326184"/> and at the end of the last one.</text:p>
      <text:p text:style-name="P50"/>
      <text:p text:style-name="P50"/>
      <text:p text:style-name="P50"><text:span text:style-name="T11">2.3.1.4.</text:span> Test each 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28824536"/><text:alphabetical-index-mark-start text:id="IMark63905352"/><text:alphabetical-index-mark-start text:id="IMark58510056"/><text:alphabetical-index-mark-start text:id="IMark64460008"/><text:alphabetical-index-mark-start text:id="IMark56408184"/><text:alphabetical-index-mark-start text:id="IMark61414968"/><text:alphabetical-index-mark-start text:id="IMark49865640"/>query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58510056"/><text:alphabetical-index-mark-end text:id="IMark63905352"/><text:alphabetical-index-mark-end text:id="IMark28824536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 on its own before building 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composite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 <text:alphabetical-index-mark-start text:id="IMark62886104"/><text:alphabetical-index-mark-start text:id="IMark57370952"/><text:alphabetical-index-mark-start text:id="IMark64467400"/><text:alphabetical-index-mark-start text:id="IMark61306520"/><text:alphabetical-index-mark-start text:id="IMark61307784"/><text:alphabetical-index-mark-start text:id="IMark60830952"/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49877032"/>queries<text:alphabetical-index-mark-end text:id="IMark49877032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alphabetical-index-mark-end text:id="IMark60830952"/><text:alphabetical-index-mark-end text:id="IMark61307784"/><text:alphabetical-index-mark-end text:id="IMark61306520"/><text:alphabetical-index-mark-end text:id="IMark64467400"/><text:alphabetical-index-mark-end text:id="IMark57370952"/><text:alphabetical-index-mark-end text:id="IMark62886104"/> or <text:alphabetical-index-mark-start text:id="IMark59586328"/><text:alphabetical-index-mark-start text:id="IMark63110728"/><text:alphabetical-index-mark-start text:id="IMark57803448"/><text:alphabetical-index-mark-start text:id="IMark62785688"/><text:alphabetical-index-mark-start text:id="IMark60373448"/><text:alphabetical-index-mark-start text:id="IMark63909336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.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alphabetical-index-mark-start text:id="IMark59587592"/><text:alphabetical-index-mark-start text:id="IMark62321496"/>sql<text:alphabetical-index-mark-end text:id="IMark62321496"/><text:alphabetical-index-mark-end text:id="IMark59587592"/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3909336"/><text:alphabetical-index-mark-end text:id="IMark60373448"/><text:alphabetical-index-mark-end text:id="IMark62785688"/><text:alphabetical-index-mark-end text:id="IMark57803448"/><text:alphabetical-index-mark-end text:id="IMark63110728"/><text:alphabetical-index-mark-end text:id="IMark59586328"/> <text:alphabetical-index-mark-start text:id="IMark35768392"/><text:alphabetical-index-mark-start text:id="IMark60829688"/><text:alphabetical-index-mark-start text:id="IMark64178472"/><text:alphabetical-index-mark-start text:id="IMark64161928"/><text:alphabetical-index-mark-start text:id="IMark64153960"/><text:alphabetical-index-mark-start text:id="IMark64192504"/><text:alphabetical-index-mark-start text:id="IMark64184536"/><text:alphabetical-index-mark-start text:id="IMark64172584"/><text:alphabetical-index-mark-start text:id="IMark64134968"/><text:alphabetical-index-mark-start text:id="IMark64096584"/><text:alphabetical-index-mark-start text:id="IMark64106440"/><text:alphabetical-index-mark-start text:id="IMark64101512"/>file<text:alphabetical-index-mark-end text:id="IMark64101512"/><text:alphabetical-index-mark-end text:id="IMark64106440"/><text:alphabetical-index-mark-end text:id="IMark64096584"/><text:alphabetical-index-mark-end text:id="IMark64134968"/><text:alphabetical-index-mark-end text:id="IMark64172584"/><text:alphabetical-index-mark-end text:id="IMark64184536"/><text:alphabetical-index-mark-end text:id="IMark64192504"/><text:alphabetical-index-mark-end text:id="IMark64153960"/><text:alphabetical-index-mark-end text:id="IMark64161928"/><text:alphabetical-index-mark-end text:id="IMark64178472"/><text:alphabetical-index-mark-end text:id="IMark60829688"/><text:alphabetical-index-mark-end text:id="IMark35768392"/>s.</text:p>
      <text:p text:style-name="P16"/>
      <text:p text:style-name="P16"/>
      <text:h text:style-name="Heading_20_3" text:outline-level="3"><text:bookmark-start text:name="__RefHeading___Toc959_76759228"/>2.3.2. <text:span text:style-name="T18">Retrieval of </text:span><text:alphabetical-index-mark-start text:id="IMark35768392"/><text:alphabetical-index-mark-start text:id="IMark59586328"/><text:alphabetical-index-mark-start text:id="IMark63110728"/><text:alphabetical-index-mark-start text:id="IMark57803448"/><text:alphabetical-index-mark-start text:id="IMark62785688"/><text:alphabetical-index-mark-start text:id="IMark60373448"/><text:alphabetical-index-mark-start text:id="IMark63909336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span text:style-name="T18">query</text:span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3909336"/><text:alphabetical-index-mark-end text:id="IMark60373448"/><text:alphabetical-index-mark-end text:id="IMark62785688"/><text:alphabetical-index-mark-end text:id="IMark57803448"/><text:alphabetical-index-mark-end text:id="IMark63110728"/><text:alphabetical-index-mark-end text:id="IMark59586328"/><text:alphabetical-index-mark-end text:id="IMark35768392"/><text:span text:style-name="T18"> </text:span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alphabetical-index-mark-start text:id="IMark59587592"/><text:alphabetical-index-mark-start text:id="IMark62321496"/><text:alphabetical-index-mark-start text:id="IMark62886104"/><text:alphabetical-index-mark-start text:id="IMark57370952"/><text:span text:style-name="T18">result</text:span><text:alphabetical-index-mark-end text:id="IMark57370952"/><text:alphabetical-index-mark-end text:id="IMark62886104"/><text:alphabetical-index-mark-end text:id="IMark62321496"/><text:alphabetical-index-mark-end text:id="IMark59587592"/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alphabetical-index-mark-end text:id="IMark64463704"/><text:alphabetical-index-mark-end text:id="IMark64464936"/><text:alphabetical-index-mark-end text:id="IMark60863176"/><text:alphabetical-index-mark-end text:id="IMark43434600"/><text:span text:style-name="T18">s</text:span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span text:style-name="T18">.</text:span><text:bookmark-end text:name="__RefHeading___Toc959_76759228"/></text:h>
      <text:p text:style-name="P16"/>
      <text:p text:style-name="P17"><text:span text:style-name="T18">Some </text:span><text:alphabetical-index-mark-start text:id="IMark28895672"/><text:alphabetical-index-mark-start text:id="IMark58628472"/><text:alphabetical-index-mark-start text:id="IMark62930664"/><text:alphabetical-index-mark-start text:id="IMark58631192"/><text:alphabetical-index-mark-start text:id="IMark55136968"/><text:alphabetical-index-mark-start text:id="IMark49877032"/>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span text:style-name="T18">queries</text:span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<text:alphabetical-index-mark-end text:id="IMark49877032"/><text:alphabetical-index-mark-end text:id="IMark55136968"/><text:alphabetical-index-mark-end text:id="IMark58631192"/><text:alphabetical-index-mark-end text:id="IMark62930664"/><text:alphabetical-index-mark-end text:id="IMark58628472"/><text:alphabetical-index-mark-end text:id="IMark28895672"/><text:span text:style-name="T18"> </text:span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28824536"/><text:alphabetical-index-mark-start text:id="IMark63905352"/><text:alphabetical-index-mark-start text:id="IMark58510056"/><text:span text:style-name="T18">return</text:span><text:alphabetical-index-mark-end text:id="IMark58510056"/><text:alphabetical-index-mark-end text:id="IMark63905352"/><text:alphabetical-index-mark-end text:id="IMark28824536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span text:style-name="T18"> </text:span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57803448"/><text:alphabetical-index-mark-start text:id="IMark62785688"/><text:alphabetical-index-mark-start text:id="IMark60373448"/><text:alphabetical-index-mark-start text:id="IMark63909336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43434600"/><text:alphabetical-index-mark-start text:id="IMark60863176"/><text:alphabetical-index-mark-start text:id="IMark64464936"/><text:alphabetical-index-mark-start text:id="IMark64463704"/><text:span text:style-name="T18">result</text:span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3909336"/><text:alphabetical-index-mark-end text:id="IMark60373448"/><text:alphabetical-index-mark-end text:id="IMark62785688"/><text:span text:style-name="T18">s</text:span><text:alphabetical-index-mark-end text:id="IMark57803448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64460008"/><text:span text:style-name="T18">, while others do not. A </text:span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alphabetical-index-mark-start text:id="IMark59587592"/><text:alphabetical-index-mark-start text:id="IMark62321496"/><text:alphabetical-index-mark-start text:id="IMark62886104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span text:style-name="T18">SELECT</text:span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<text:alphabetical-index-mark-end text:id="IMark62886104"/><text:alphabetical-index-mark-end text:id="IMark62321496"/><text:alphabetical-index-mark-end text:id="IMark59587592"/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span text:style-name="T18"> produces essentially a </text:span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61306520"/><text:alphabetical-index-mark-start text:id="IMark64467400"/><text:alphabetical-index-mark-start text:id="IMark60830952"/><text:alphabetical-index-mark-start text:id="IMark61307784"/><text:span text:style-name="T18">select</text:span><text:alphabetical-index-mark-end text:id="IMark61307784"/><text:alphabetical-index-mark-end text:id="IMark60830952"/><text:alphabetical-index-mark-end text:id="IMark64467400"/><text:alphabetical-index-mark-end text:id="IMark6130652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2870952"/><text:alphabetical-index-mark-end text:id="IMark62241288"/><text:alphabetical-index-mark-end text:id="IMark35597272"/><text:alphabetical-index-mark-end text:id="IMark64551960"/><text:alphabetical-index-mark-end text:id="IMark56566648"/><text:span text:style-name="T18">ion or </text:span><text:alphabetical-index-mark-start text:id="IMark63992856"/><text:alphabetical-index-mark-start text:id="IMark64082056"/><text:alphabetical-index-mark-start text:id="IMark63322248"/><text:alphabetical-index-mark-start text:id="IMark63258776"/><text:alphabetical-index-mark-start text:id="IMark63210520"/><text:alphabetical-index-mark-start text:id="IMark63127272"/><text:alphabetical-index-mark-start text:id="IMark64149624"/><text:alphabetical-index-mark-start text:id="IMark64151128"/><text:alphabetical-index-mark-start text:id="IMark63185960"/><text:alphabetical-index-mark-start text:id="IMark64038744"/><text:alphabetical-index-mark-start text:id="IMark64054504"/><text:alphabetical-index-mark-start text:id="IMark63244728"/><text:alphabetical-index-mark-start text:id="IMark63230120"/><text:span text:style-name="T18">listing</text:span><text:alphabetical-index-mark-end text:id="IMark63230120"/><text:alphabetical-index-mark-end text:id="IMark63244728"/><text:alphabetical-index-mark-end text:id="IMark64054504"/><text:alphabetical-index-mark-end text:id="IMark64038744"/><text:alphabetical-index-mark-end text:id="IMark63185960"/><text:alphabetical-index-mark-end text:id="IMark64151128"/><text:alphabetical-index-mark-end text:id="IMark64149624"/><text:alphabetical-index-mark-end text:id="IMark63127272"/><text:alphabetical-index-mark-end text:id="IMark63210520"/><text:alphabetical-index-mark-end text:id="IMark63258776"/><text:alphabetical-index-mark-end text:id="IMark63322248"/><text:alphabetical-index-mark-end text:id="IMark64082056"/><text:alphabetical-index-mark-end text:id="IMark63992856"/><text:span text:style-name="T18">, while an </text:span><text:alphabetical-index-mark-start text:id="IMark63120504"/><text:alphabetical-index-mark-start text:id="IMark64164584"/><text:alphabetical-index-mark-start text:id="IMark63360792"/><text:alphabetical-index-mark-start text:id="IMark63357784"/><text:alphabetical-index-mark-start text:id="IMark63354776"/><text:alphabetical-index-mark-start text:id="IMark63163896"/><text:alphabetical-index-mark-start text:id="IMark64193832"/><text:alphabetical-index-mark-start text:id="IMark63149400"/><text:alphabetical-index-mark-start text:id="IMark63281608"/><text:alphabetical-index-mark-start text:id="IMark63276296"/><text:alphabetical-index-mark-start text:id="IMark63316696"/><text:alphabetical-index-mark-start text:id="IMark63311384"/><text:alphabetical-index-mark-start text:id="IMark64153960"/><text:span text:style-name="T18">INSERT</text:span><text:alphabetical-index-mark-end text:id="IMark64153960"/><text:alphabetical-index-mark-end text:id="IMark63311384"/><text:alphabetical-index-mark-end text:id="IMark63316696"/><text:alphabetical-index-mark-end text:id="IMark63276296"/><text:alphabetical-index-mark-end text:id="IMark63281608"/><text:alphabetical-index-mark-end text:id="IMark63149400"/><text:alphabetical-index-mark-end text:id="IMark64193832"/><text:alphabetical-index-mark-end text:id="IMark63163896"/><text:alphabetical-index-mark-end text:id="IMark63354776"/><text:alphabetical-index-mark-end text:id="IMark63357784"/><text:alphabetical-index-mark-end text:id="IMark63360792"/><text:alphabetical-index-mark-end text:id="IMark64164584"/><text:alphabetical-index-mark-end text:id="IMark63120504"/><text:span text:style-name="T18"> does not. </text:span></text:p>
      <text:p text:style-name="P17"/>
      <text:p text:style-name="P17"/>
      <text:p text:style-name="P17"><text:soft-page-break/><text:span text:style-name="T18">In the case of those </text:span><text:alphabetical-index-mark-start text:id="IMark55136968"/><text:alphabetical-index-mark-start text:id="IMark49877032"/><text:alphabetical-index-mark-start text:id="IMark64553880"/><text:alphabetical-index-mark-start text:id="IMark64550040"/><text:alphabetical-index-mark-start text:id="IMark52856648"/><text:alphabetical-index-mark-start text:id="IMark62322760"/><text:alphabetical-index-mark-start text:id="IMark54884312"/><text:alphabetical-index-mark-start text:id="IMark59743656"/><text:alphabetical-index-mark-start text:id="IMark61464088"/><text:alphabetical-index-mark-start text:id="IMark59307400"/><text:alphabetical-index-mark-start text:id="IMark59299224"/><text:alphabetical-index-mark-start text:id="IMark34680840"/><text:alphabetical-index-mark-start text:id="IMark59302152"/><text:alphabetical-index-mark-start text:id="IMark58511320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28824536"/><text:alphabetical-index-mark-start text:id="IMark63905352"/><text:alphabetical-index-mark-start text:id="IMark58510056"/><text:alphabetical-index-mark-start text:id="IMark62785688"/><text:alphabetical-index-mark-start text:id="IMark60373448"/><text:alphabetical-index-mark-start text:id="IMark63909336"/><text:alphabetical-index-mark-start text:id="IMark64458776"/><text:span text:style-name="T18">SQL</text:span><text:alphabetical-index-mark-end text:id="IMark64458776"/><text:alphabetical-index-mark-end text:id="IMark63909336"/><text:alphabetical-index-mark-end text:id="IMark60373448"/><text:alphabetical-index-mark-end text:id="IMark62785688"/><text:alphabetical-index-mark-end text:id="IMark58510056"/><text:alphabetical-index-mark-end text:id="IMark63905352"/><text:alphabetical-index-mark-end text:id="IMark28824536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58511320"/><text:alphabetical-index-mark-end text:id="IMark59302152"/><text:alphabetical-index-mark-end text:id="IMark34680840"/><text:alphabetical-index-mark-end text:id="IMark59299224"/><text:alphabetical-index-mark-end text:id="IMark59307400"/><text:alphabetical-index-mark-end text:id="IMark61464088"/><text:alphabetical-index-mark-end text:id="IMark59743656"/><text:alphabetical-index-mark-end text:id="IMark54884312"/><text:alphabetical-index-mark-end text:id="IMark62322760"/><text:alphabetical-index-mark-end text:id="IMark52856648"/><text:alphabetical-index-mark-end text:id="IMark64550040"/><text:alphabetical-index-mark-end text:id="IMark64553880"/><text:alphabetical-index-mark-end text:id="IMark49877032"/><text:alphabetical-index-mark-end text:id="IMark55136968"/><text:span text:style-name="T18"> and </text:span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span text:style-name="T18">HDFql</text:span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span text:style-name="T18"> </text:span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322104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199720"/><text:span text:style-name="T18">queries</text:span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322104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span text:style-name="T18"> that do </text:span><text:alphabetical-index-mark-start text:id="IMark6330503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57803448"/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span text:style-name="T18">return</text:span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alphabetical-index-mark-end text:id="IMark57803448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305032"/><text:span text:style-name="T18"> </text:span><text:alphabetical-index-mark-start text:id="IMark59587592"/><text:alphabetical-index-mark-start text:id="IMark62321496"/><text:alphabetical-index-mark-start text:id="IMark62886104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52870952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61306520"/><text:alphabetical-index-mark-start text:id="IMark64467400"/><text:alphabetical-index-mark-start text:id="IMark60830952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28895672"/><text:span text:style-name="T18">result</text:span><text:alphabetical-index-mark-end text:id="IMark2889567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60830952"/><text:alphabetical-index-mark-end text:id="IMark64467400"/><text:alphabetical-index-mark-end text:id="IMark61306520"/><text:alphabetical-index-mark-end text:id="IMark60403800"/><text:alphabetical-index-mark-end text:id="IMark35801496"/><text:alphabetical-index-mark-end text:id="IMark54886104"/><text:alphabetical-index-mark-end text:id="IMark62933016"/><text:span text:style-name="T18">s</text:span><text:alphabetical-index-mark-end text:id="IMark52870952"/>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<text:alphabetical-index-mark-end text:id="IMark62886104"/><text:alphabetical-index-mark-end text:id="IMark62321496"/><text:alphabetical-index-mark-end text:id="IMark59587592"/><text:span text:style-name="T18"> in the form of </text:span><text:alphabetical-index-mark-start text:id="IMark58631192"/><text:alphabetical-index-mark-start text:id="IMark62930664"/><text:alphabetical-index-mark-start text:id="IMark64134968"/><text:alphabetical-index-mark-start text:id="IMark63628904"/><text:alphabetical-index-mark-start text:id="IMark63630408"/><text:alphabetical-index-mark-start text:id="IMark63631912"/><text:alphabetical-index-mark-start text:id="IMark63633416"/><text:alphabetical-index-mark-start text:id="IMark63634920"/><text:alphabetical-index-mark-start text:id="IMark63636424"/><text:alphabetical-index-mark-start text:id="IMark63169496"/><text:alphabetical-index-mark-start text:id="IMark63627400"/><text:alphabetical-index-mark-start text:id="IMark63684776"/><text:alphabetical-index-mark-start text:id="IMark63683272"/><text:span text:style-name="T18">listing</text:span><text:alphabetical-index-mark-end text:id="IMark63683272"/><text:alphabetical-index-mark-end text:id="IMark63684776"/><text:alphabetical-index-mark-end text:id="IMark63627400"/><text:alphabetical-index-mark-end text:id="IMark63169496"/><text:alphabetical-index-mark-end text:id="IMark63636424"/><text:alphabetical-index-mark-end text:id="IMark63634920"/><text:alphabetical-index-mark-end text:id="IMark63633416"/><text:alphabetical-index-mark-end text:id="IMark63631912"/><text:alphabetical-index-mark-end text:id="IMark63630408"/><text:alphabetical-index-mark-end text:id="IMark63628904"/><text:alphabetical-index-mark-end text:id="IMark64134968"/><text:alphabetical-index-mark-end text:id="IMark62930664"/><text:alphabetical-index-mark-end text:id="IMark58631192"/><text:span text:style-name="T18">s, </text:span><text:alphabetical-index-mark-start text:id="IMark63681768"/><text:alphabetical-index-mark-start text:id="IMark63680264"/><text:alphabetical-index-mark-start text:id="IMark63678760"/><text:alphabetical-index-mark-start text:id="IMark63675976"/><text:alphabetical-index-mark-start text:id="IMark63674472"/><text:alphabetical-index-mark-start text:id="IMark63661592"/><text:alphabetical-index-mark-start text:id="IMark63711208"/><text:alphabetical-index-mark-start text:id="IMark63709704"/><text:alphabetical-index-mark-start text:id="IMark63708200"/><text:alphabetical-index-mark-start text:id="IMark63706696"/><text:alphabetical-index-mark-start text:id="IMark63703688"/><text:alphabetical-index-mark-start text:id="IMark63735512"/><text:alphabetical-index-mark-start text:id="IMark63731000"/><text:alphabetical-index-mark-start text:id="IMark64149624"/><text:alphabetical-index-mark-start text:id="IMark63230120"/><text:alphabetical-index-mark-start text:id="IMark63762616"/><text:alphabetical-index-mark-start text:id="IMark63758104"/><text:alphabetical-index-mark-start text:id="IMark64193832"/><text:alphabetical-index-mark-start text:id="IMark64153960"/><text:alphabetical-index-mark-start text:id="IMark28240840"/><text:alphabetical-index-mark-start text:id="IMark61217992"/><text:alphabetical-index-mark-start text:id="IMark49919304"/><text:alphabetical-index-mark-start text:id="IMark29551560"/><text:alphabetical-index-mark-start text:id="IMark35455944"/><text:alphabetical-index-mark-start text:id="IMark43398632"/><text:alphabetical-index-mark-start text:id="IMark62900504"/><text:span text:style-name="T18">sql</text:span><text:alphabetical-index-mark-end text:id="IMark62900504"/><text:alphabetical-index-mark-end text:id="IMark43398632"/><text:alphabetical-index-mark-end text:id="IMark35455944"/><text:alphabetical-index-mark-end text:id="IMark29551560"/><text:alphabetical-index-mark-end text:id="IMark49919304"/><text:alphabetical-index-mark-end text:id="IMark61217992"/><text:alphabetical-index-mark-end text:id="IMark28240840"/><text:alphabetical-index-mark-end text:id="IMark64153960"/><text:alphabetical-index-mark-end text:id="IMark64193832"/><text:alphabetical-index-mark-end text:id="IMark63758104"/><text:alphabetical-index-mark-end text:id="IMark63762616"/><text:alphabetical-index-mark-end text:id="IMark63230120"/><text:alphabetical-index-mark-end text:id="IMark64149624"/><text:alphabetical-index-mark-end text:id="IMark63731000"/><text:alphabetical-index-mark-end text:id="IMark63735512"/><text:alphabetical-index-mark-end text:id="IMark63703688"/><text:alphabetical-index-mark-end text:id="IMark63706696"/><text:alphabetical-index-mark-end text:id="IMark63708200"/><text:alphabetical-index-mark-end text:id="IMark63709704"/><text:alphabetical-index-mark-end text:id="IMark63711208"/><text:alphabetical-index-mark-end text:id="IMark63661592"/><text:alphabetical-index-mark-end text:id="IMark63674472"/><text:alphabetical-index-mark-end text:id="IMark63675976"/><text:alphabetical-index-mark-end text:id="IMark63678760"/><text:alphabetical-index-mark-end text:id="IMark63680264"/><text:alphabetical-index-mark-end text:id="IMark63681768"/><text:span text:style-name="T18">p stores them into a </text:span><text:alphabetical-index-mark-start text:id="IMark63059464"/><text:alphabetical-index-mark-start text:id="IMark59375608"/><text:alphabetical-index-mark-start text:id="IMark62895992"/><text:alphabetical-index-mark-start text:id="IMark59234904"/><text:alphabetical-index-mark-start text:id="IMark35526600"/><text:alphabetical-index-mark-start text:id="IMark62571640"/><text:alphabetical-index-mark-start text:id="IMark63202232"/><text:alphabetical-index-mark-start text:id="IMark52479512"/><text:alphabetical-index-mark-start text:id="IMark63061480"/><text:alphabetical-index-mark-start text:id="IMark59105880"/><text:alphabetical-index-mark-start text:id="IMark59070664"/><text:alphabetical-index-mark-start text:id="IMark58317768"/><text:alphabetical-index-mark-start text:id="IMark52552712"/><text:span text:style-name="T18">file</text:span><text:alphabetical-index-mark-end text:id="IMark52552712"/><text:alphabetical-index-mark-end text:id="IMark58317768"/><text:alphabetical-index-mark-end text:id="IMark59070664"/><text:alphabetical-index-mark-end text:id="IMark59105880"/><text:alphabetical-index-mark-end text:id="IMark63061480"/><text:alphabetical-index-mark-end text:id="IMark52479512"/><text:alphabetical-index-mark-end text:id="IMark63202232"/><text:alphabetical-index-mark-end text:id="IMark62571640"/><text:alphabetical-index-mark-end text:id="IMark35526600"/><text:alphabetical-index-mark-end text:id="IMark59234904"/><text:alphabetical-index-mark-end text:id="IMark62895992"/><text:alphabetical-index-mark-end text:id="IMark59375608"/><text:alphabetical-index-mark-end text:id="IMark63059464"/><text:span text:style-name="T18"> </text:span><text:alphabetical-index-mark-start text:id="IMark52894616"/><text:alphabetical-index-mark-start text:id="IMark59558232"/><text:alphabetical-index-mark-start text:id="IMark63015288"/><text:alphabetical-index-mark-start text:id="IMark59100568"/><text:alphabetical-index-mark-start text:id="IMark57470152"/><text:alphabetical-index-mark-start text:id="IMark64865544"/><text:alphabetical-index-mark-start text:id="IMark52883960"/><text:alphabetical-index-mark-start text:id="IMark56748792"/><text:alphabetical-index-mark-start text:id="IMark64813768"/><text:alphabetical-index-mark-start text:id="IMark52472232"/><text:alphabetical-index-mark-start text:id="IMark62246568"/><text:alphabetical-index-mark-start text:id="IMark64270664"/><text:alphabetical-index-mark-start text:id="IMark59344472"/><text:span text:style-name="T18">call</text:span><text:alphabetical-index-mark-end text:id="IMark59344472"/><text:alphabetical-index-mark-end text:id="IMark64270664"/><text:alphabetical-index-mark-end text:id="IMark62246568"/><text:alphabetical-index-mark-end text:id="IMark52472232"/><text:alphabetical-index-mark-end text:id="IMark64813768"/><text:alphabetical-index-mark-end text:id="IMark56748792"/><text:alphabetical-index-mark-end text:id="IMark52883960"/><text:alphabetical-index-mark-end text:id="IMark64865544"/><text:alphabetical-index-mark-end text:id="IMark57470152"/><text:alphabetical-index-mark-end text:id="IMark59100568"/><text:alphabetical-index-mark-end text:id="IMark63015288"/><text:alphabetical-index-mark-end text:id="IMark59558232"/><text:alphabetical-index-mark-end text:id="IMark52894616"/><text:span text:style-name="T18">ed </text:span><text:alphabetical-index-mark-start text:id="IMark60408456"/><text:alphabetical-index-mark-start text:id="IMark64728072"/><text:alphabetical-index-mark-start text:id="IMark64872216"/><text:alphabetical-index-mark-start text:id="IMark64796920"/><text:alphabetical-index-mark-start text:id="IMark59272136"/><text:alphabetical-index-mark-start text:id="IMark59260184"/><text:alphabetical-index-mark-start text:id="IMark64784248"/><text:alphabetical-index-mark-start text:id="IMark64385064"/><text:alphabetical-index-mark-start text:id="IMark57290552"/><text:alphabetical-index-mark-start text:id="IMark64261368"/><text:alphabetical-index-mark-start text:id="IMark62909800"/><text:alphabetical-index-mark-start text:id="IMark64312200"/><text:alphabetical-index-mark-start text:id="IMark64343992"/><text:alphabetical-index-mark-start text:id="IMark60415240"/><text:alphabetical-index-mark-start text:id="IMark64269336"/><text:alphabetical-index-mark-start text:id="IMark57527592"/><text:alphabetical-index-mark-start text:id="IMark62973880"/><text:alphabetical-index-mark-start text:id="IMark59325848"/><text:alphabetical-index-mark-start text:id="IMark64245400"/><text:alphabetical-index-mark-start text:id="IMark62080952"/><text:alphabetical-index-mark-start text:id="IMark64266680"/><text:alphabetical-index-mark-start text:id="IMark59317848"/><text:alphabetical-index-mark-start text:id="IMark58354664"/><text:alphabetical-index-mark-start text:id="IMark60070760"/><text:alphabetical-index-mark-start text:id="IMark28820824"/><text:alphabetical-index-mark-start text:id="IMark49916056"/><text:span text:style-name="T25">sql</text:span><text:alphabetical-index-mark-end text:id="IMark49916056"/><text:alphabetical-index-mark-end text:id="IMark28820824"/><text:alphabetical-index-mark-end text:id="IMark60070760"/><text:alphabetical-index-mark-end text:id="IMark58354664"/><text:alphabetical-index-mark-end text:id="IMark59317848"/><text:alphabetical-index-mark-end text:id="IMark64266680"/><text:alphabetical-index-mark-end text:id="IMark62080952"/><text:alphabetical-index-mark-end text:id="IMark64245400"/><text:alphabetical-index-mark-end text:id="IMark59325848"/><text:alphabetical-index-mark-end text:id="IMark62973880"/><text:alphabetical-index-mark-end text:id="IMark57527592"/><text:alphabetical-index-mark-end text:id="IMark64269336"/><text:alphabetical-index-mark-end text:id="IMark60415240"/><text:alphabetical-index-mark-end text:id="IMark64343992"/><text:alphabetical-index-mark-end text:id="IMark64312200"/><text:alphabetical-index-mark-end text:id="IMark62909800"/><text:alphabetical-index-mark-end text:id="IMark64261368"/><text:alphabetical-index-mark-end text:id="IMark57290552"/><text:alphabetical-index-mark-end text:id="IMark64385064"/><text:alphabetical-index-mark-end text:id="IMark64784248"/><text:alphabetical-index-mark-end text:id="IMark59260184"/><text:alphabetical-index-mark-end text:id="IMark59272136"/><text:alphabetical-index-mark-end text:id="IMark64796920"/><text:alphabetical-index-mark-end text:id="IMark64872216"/><text:alphabetical-index-mark-end text:id="IMark64728072"/><text:alphabetical-index-mark-end text:id="IMark60408456"/><text:span text:style-name="T25">p_</text:span><text:alphabetical-index-mark-start text:id="IMark60364744"/><text:alphabetical-index-mark-start text:id="IMark35393416"/><text:alphabetical-index-mark-start text:id="IMark34689144"/><text:alphabetical-index-mark-start text:id="IMark61756920"/><text:alphabetical-index-mark-start text:id="IMark63150648"/><text:alphabetical-index-mark-start text:id="IMark63319304"/><text:alphabetical-index-mark-start text:id="IMark64042632"/><text:alphabetical-index-mark-start text:id="IMark59171384"/><text:alphabetical-index-mark-start text:id="IMark60857736"/><text:alphabetical-index-mark-start text:id="IMark59457128"/><text:alphabetical-index-mark-start text:id="IMark63286840"/><text:alphabetical-index-mark-start text:id="IMark63145336"/><text:alphabetical-index-mark-start text:id="IMark64039128"/><text:alphabetical-index-mark-start text:id="IMark59427144"/><text:alphabetical-index-mark-start text:id="IMark63141352"/><text:alphabetical-index-mark-start text:id="IMark64180472"/><text:alphabetical-index-mark-start text:id="IMark64870856"/><text:alphabetical-index-mark-start text:id="IMark64129288"/><text:alphabetical-index-mark-start text:id="IMark63303336"/><text:alphabetical-index-mark-start text:id="IMark64197736"/><text:alphabetical-index-mark-start text:id="IMark64168488"/><text:alphabetical-index-mark-start text:id="IMark56923752"/><text:alphabetical-index-mark-start text:id="IMark63136328"/><text:alphabetical-index-mark-start text:id="IMark63295368"/><text:alphabetical-index-mark-start text:id="IMark60861240"/><text:alphabetical-index-mark-start text:id="IMark52479384"/><text:span text:style-name="T25">result</text:span><text:alphabetical-index-mark-end text:id="IMark52479384"/><text:alphabetical-index-mark-end text:id="IMark60861240"/><text:alphabetical-index-mark-end text:id="IMark63295368"/><text:alphabetical-index-mark-end text:id="IMark63136328"/><text:alphabetical-index-mark-end text:id="IMark56923752"/><text:alphabetical-index-mark-end text:id="IMark64168488"/><text:alphabetical-index-mark-end text:id="IMark64197736"/><text:alphabetical-index-mark-end text:id="IMark63303336"/><text:alphabetical-index-mark-end text:id="IMark64129288"/><text:alphabetical-index-mark-end text:id="IMark64870856"/><text:alphabetical-index-mark-end text:id="IMark64180472"/><text:alphabetical-index-mark-end text:id="IMark63141352"/><text:alphabetical-index-mark-end text:id="IMark59427144"/><text:span text:style-name="T25">s</text:span><text:alphabetical-index-mark-end text:id="IMark64039128"/><text:alphabetical-index-mark-end text:id="IMark63145336"/><text:alphabetical-index-mark-end text:id="IMark63286840"/><text:alphabetical-index-mark-end text:id="IMark59457128"/><text:alphabetical-index-mark-end text:id="IMark60857736"/><text:alphabetical-index-mark-end text:id="IMark59171384"/><text:alphabetical-index-mark-end text:id="IMark64042632"/><text:alphabetical-index-mark-end text:id="IMark63319304"/><text:alphabetical-index-mark-end text:id="IMark63150648"/><text:alphabetical-index-mark-end text:id="IMark61756920"/><text:alphabetical-index-mark-end text:id="IMark34689144"/><text:alphabetical-index-mark-end text:id="IMark35393416"/><text:alphabetical-index-mark-end text:id="IMark60364744"/><text:alphabetical-index-mark-start text:id="IMark59034616"/><text:alphabetical-index-mark-start text:id="IMark52554904"/><text:alphabetical-index-mark-start text:id="IMark62878680"/><text:alphabetical-index-mark-start text:id="IMark62248760"/><text:alphabetical-index-mark-start text:id="IMark35749224"/><text:alphabetical-index-mark-start text:id="IMark59932712"/><text:alphabetical-index-mark-start text:id="IMark64780552"/><text:alphabetical-index-mark-start text:id="IMark52721560"/><text:alphabetical-index-mark-start text:id="IMark59748840"/><text:alphabetical-index-mark-start text:id="IMark59588264"/><text:alphabetical-index-mark-start text:id="IMark59225544"/><text:alphabetical-index-mark-start text:id="IMark59597448"/><text:alphabetical-index-mark-start text:id="IMark60434728"/><text:span text:style-name="T25">.txt</text:span><text:alphabetical-index-mark-end text:id="IMark60434728"/><text:alphabetical-index-mark-end text:id="IMark59597448"/><text:alphabetical-index-mark-end text:id="IMark59225544"/><text:alphabetical-index-mark-end text:id="IMark59588264"/><text:alphabetical-index-mark-end text:id="IMark59748840"/><text:alphabetical-index-mark-end text:id="IMark52721560"/><text:alphabetical-index-mark-end text:id="IMark64780552"/><text:alphabetical-index-mark-end text:id="IMark59932712"/><text:alphabetical-index-mark-end text:id="IMark35749224"/><text:alphabetical-index-mark-end text:id="IMark62248760"/><text:alphabetical-index-mark-end text:id="IMark62878680"/><text:alphabetical-index-mark-end text:id="IMark52554904"/><text:alphabetical-index-mark-end text:id="IMark59034616"/><text:span text:style-name="T18">, in which the values for every field and record are separated with the field divisor </text:span><text:alphabetical-index-mark-start text:id="IMark49890248"/><text:alphabetical-index-mark-start text:id="IMark59048568"/><text:alphabetical-index-mark-start text:id="IMark63686632"/><text:alphabetical-index-mark-start text:id="IMark62239192"/><text:alphabetical-index-mark-start text:id="IMark64776344"/><text:alphabetical-index-mark-start text:id="IMark58864184"/><text:alphabetical-index-mark-start text:id="IMark62952408"/><text:alphabetical-index-mark-start text:id="IMark59465016"/><text:alphabetical-index-mark-start text:id="IMark35686456"/><text:alphabetical-index-mark-start text:id="IMark59593992"/><text:alphabetical-index-mark-start text:id="IMark63963272"/><text:alphabetical-index-mark-start text:id="IMark63899688"/><text:alphabetical-index-mark-start text:id="IMark54952040"/><text:span text:style-name="T18">character</text:span><text:alphabetical-index-mark-end text:id="IMark54952040"/><text:alphabetical-index-mark-end text:id="IMark63899688"/><text:alphabetical-index-mark-end text:id="IMark63963272"/><text:alphabetical-index-mark-end text:id="IMark59593992"/><text:alphabetical-index-mark-end text:id="IMark35686456"/><text:alphabetical-index-mark-end text:id="IMark59465016"/><text:alphabetical-index-mark-end text:id="IMark62952408"/><text:alphabetical-index-mark-end text:id="IMark58864184"/><text:alphabetical-index-mark-end text:id="IMark64776344"/><text:alphabetical-index-mark-end text:id="IMark62239192"/><text:alphabetical-index-mark-end text:id="IMark63686632"/><text:alphabetical-index-mark-end text:id="IMark59048568"/><text:alphabetical-index-mark-end text:id="IMark49890248"/><text:span text:style-name="T18"> </text:span><text:span text:style-name="T15">[2.1.]</text:span><text:span text:style-name="T18">.</text:span></text:p>
      <text:p text:style-name="P16"/>
      <text:p text:style-name="P25">Note from example <text:span text:style-name="T11">[2.3.3.2]</text:span> below that in the case of a <text:alphabetical-index-mark-start text:id="IMark59302152"/><text:alphabetical-index-mark-start text:id="IMark58511320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28824536"/><text:alphabetical-index-mark-start text:id="IMark63905352"/><text:alphabetical-index-mark-start text:id="IMark58510056"/><text:alphabetical-index-mark-start text:id="IMark62785688"/><text:alphabetical-index-mark-start text:id="IMark60373448"/><text:alphabetical-index-mark-start text:id="IMark63909336"/>composite<text:alphabetical-index-mark-end text:id="IMark63909336"/><text:alphabetical-index-mark-end text:id="IMark60373448"/><text:alphabetical-index-mark-end text:id="IMark62785688"/><text:alphabetical-index-mark-end text:id="IMark58510056"/><text:alphabetical-index-mark-end text:id="IMark63905352"/><text:alphabetical-index-mark-end text:id="IMark28824536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58511320"/><text:alphabetical-index-mark-end text:id="IMark59302152"/> 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query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, <text:alphabetical-index-mark-start text:id="IMark6322104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57803448"/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alphabetical-index-mark-start text:id="IMark62933016"/><text:alphabetical-index-mark-start text:id="IMark54886104"/><text:alphabetical-index-mark-start text:id="IMark35801496"/><text:alphabetical-index-mark-start text:id="IMark60403800"/><text:alphabetical-index-mark-start text:id="IMark61306520"/><text:alphabetical-index-mark-start text:id="IMark64467400"/><text:alphabetical-index-mark-start text:id="IMark60830952"/>result<text:alphabetical-index-mark-end text:id="IMark60830952"/><text:alphabetical-index-mark-end text:id="IMark64467400"/><text:alphabetical-index-mark-end text:id="IMark61306520"/><text:alphabetical-index-mark-end text:id="IMark60403800"/><text:alphabetical-index-mark-end text:id="IMark35801496"/><text:alphabetical-index-mark-end text:id="IMark54886104"/><text:alphabetical-index-mark-end text:id="IMark62933016"/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alphabetical-index-mark-end text:id="IMark57803448"/>s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3221048"/> for the second one will be 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28895672"/><text:alphabetical-index-mark-start text:id="IMark64185816"/><text:alphabetical-index-mark-start text:id="IMark63350024"/><text:alphabetical-index-mark-start text:id="IMark64201576"/><text:alphabetical-index-mark-start text:id="IMark63297352"/><text:alphabetical-index-mark-start text:id="IMark59587592"/><text:alphabetical-index-mark-start text:id="IMark62321496"/><text:alphabetical-index-mark-start text:id="IMark62886104"/>append<text:alphabetical-index-mark-end text:id="IMark62886104"/><text:alphabetical-index-mark-end text:id="IMark62321496"/><text:alphabetical-index-mark-end text:id="IMark59587592"/><text:alphabetical-index-mark-end text:id="IMark63297352"/><text:alphabetical-index-mark-end text:id="IMark64201576"/><text:alphabetical-index-mark-end text:id="IMark63350024"/><text:alphabetical-index-mark-end text:id="IMark64185816"/><text:alphabetical-index-mark-end text:id="IMark2889567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ed to the 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6566648"/><text:alphabetical-index-mark-start text:id="IMark64551960"/><text:alphabetical-index-mark-start text:id="IMark35597272"/><text:alphabetical-index-mark-start text:id="IMark62241288"/><text:alphabetical-index-mark-start text:id="IMark52870952"/><text:alphabetical-index-mark-start text:id="IMark55136968"/><text:alphabetical-index-mark-start text:id="IMark58631192"/><text:alphabetical-index-mark-start text:id="IMark62930664"/><text:alphabetical-index-mark-start text:id="IMark49877032"/><text:alphabetical-index-mark-start text:id="IMark49858712"/><text:alphabetical-index-mark-start text:id="IMark64553880"/><text:alphabetical-index-mark-start text:id="IMark58354664"/><text:alphabetical-index-mark-start text:id="IMark28820824"/><text:alphabetical-index-mark-start text:id="IMark64550040"/><text:alphabetical-index-mark-start text:id="IMark60861240"/><text:alphabetical-index-mark-start text:id="IMark52856648"/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result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<text:alphabetical-index-mark-end text:id="IMark28820824"/><text:alphabetical-index-mark-end text:id="IMark58354664"/><text:alphabetical-index-mark-end text:id="IMark64553880"/><text:alphabetical-index-mark-end text:id="IMark49858712"/><text:alphabetical-index-mark-end text:id="IMark49877032"/>s<text:alphabetical-index-mark-end text:id="IMark62930664"/><text:alphabetical-index-mark-end text:id="IMark58631192"/><text:alphabetical-index-mark-end text:id="IMark55136968"/><text:alphabetical-index-mark-end text:id="IMark52870952"/><text:alphabetical-index-mark-end text:id="IMark62241288"/><text:alphabetical-index-mark-end text:id="IMark35597272"/><text:alphabetical-index-mark-end text:id="IMark64551960"/><text:alphabetical-index-mark-end text:id="IMark56566648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 of the first <text:alphabetical-index-mark-start text:id="IMark59307400"/><text:alphabetical-index-mark-start text:id="IMark61464088"/><text:alphabetical-index-mark-start text:id="IMark34680840"/><text:alphabetical-index-mark-start text:id="IMark59299224"/><text:alphabetical-index-mark-start text:id="IMark63195832"/><text:alphabetical-index-mark-start text:id="IMark63299384"/><text:alphabetical-index-mark-start text:id="IMark63676680"/><text:alphabetical-index-mark-start text:id="IMark66780008"/><text:alphabetical-index-mark-start text:id="IMark66777224"/><text:alphabetical-index-mark-start text:id="IMark66772984"/><text:alphabetical-index-mark-start text:id="IMark66837880"/><text:alphabetical-index-mark-start text:id="IMark66835096"/><text:alphabetical-index-mark-start text:id="IMark66832312"/>query<text:alphabetical-index-mark-end text:id="IMark66832312"/><text:alphabetical-index-mark-end text:id="IMark66835096"/><text:alphabetical-index-mark-end text:id="IMark66837880"/><text:alphabetical-index-mark-end text:id="IMark66772984"/><text:alphabetical-index-mark-end text:id="IMark66777224"/><text:alphabetical-index-mark-end text:id="IMark66780008"/><text:alphabetical-index-mark-end text:id="IMark63676680"/><text:alphabetical-index-mark-end text:id="IMark63299384"/><text:alphabetical-index-mark-end text:id="IMark63195832"/><text:alphabetical-index-mark-end text:id="IMark59299224"/><text:alphabetical-index-mark-end text:id="IMark34680840"/><text:alphabetical-index-mark-end text:id="IMark61464088"/><text:alphabetical-index-mark-end text:id="IMark59307400"/> in <text:alphabetical-index-mark-start text:id="IMark57247144"/><text:alphabetical-index-mark-start text:id="IMark66859960"/><text:alphabetical-index-mark-start text:id="IMark66891672"/><text:alphabetical-index-mark-start text:id="IMark66888888"/><text:alphabetical-index-mark-start text:id="IMark66886104"/><text:alphabetical-index-mark-start text:id="IMark66883320"/><text:alphabetical-index-mark-start text:id="IMark66880536"/><text:alphabetical-index-mark-start text:id="IMark63743976"/><text:alphabetical-index-mark-start text:id="IMark63713672"/><text:alphabetical-index-mark-start text:id="IMark63725976"/><text:alphabetical-index-mark-start text:id="IMark63723512"/><text:alphabetical-index-mark-start text:id="IMark63721048"/><text:alphabetical-index-mark-start text:id="IMark63747672"/><text:alphabetical-index-mark-start text:id="IMark63748904"/><text:alphabetical-index-mark-start text:id="IMark63775496"/><text:alphabetical-index-mark-start text:id="IMark66675272"/><text:alphabetical-index-mark-start text:id="IMark66675368"/><text:alphabetical-index-mark-start text:id="IMark63718760"/><text:alphabetical-index-mark-start text:id="IMark63718856"/><text:alphabetical-index-mark-start text:id="IMark63771000"/><text:alphabetical-index-mark-start text:id="IMark63771096"/><text:alphabetical-index-mark-start text:id="IMark63755240"/><text:alphabetical-index-mark-start text:id="IMark63755336"/><text:alphabetical-index-mark-start text:id="IMark66827608"/><text:alphabetical-index-mark-start text:id="IMark66775256"/><text:alphabetical-index-mark-start text:id="IMark57245992"/><text:span text:style-name="T23">sql</text:span><text:alphabetical-index-mark-end text:id="IMark57245992"/><text:alphabetical-index-mark-end text:id="IMark66775256"/><text:alphabetical-index-mark-end text:id="IMark66827608"/><text:alphabetical-index-mark-end text:id="IMark63755336"/><text:alphabetical-index-mark-end text:id="IMark63755240"/><text:alphabetical-index-mark-end text:id="IMark63771096"/><text:alphabetical-index-mark-end text:id="IMark63771000"/><text:alphabetical-index-mark-end text:id="IMark63718856"/><text:alphabetical-index-mark-end text:id="IMark63718760"/><text:alphabetical-index-mark-end text:id="IMark66675368"/><text:alphabetical-index-mark-end text:id="IMark66675272"/><text:alphabetical-index-mark-end text:id="IMark63775496"/><text:alphabetical-index-mark-end text:id="IMark63748904"/><text:alphabetical-index-mark-end text:id="IMark63747672"/><text:alphabetical-index-mark-end text:id="IMark63721048"/><text:alphabetical-index-mark-end text:id="IMark63723512"/><text:alphabetical-index-mark-end text:id="IMark63725976"/><text:alphabetical-index-mark-end text:id="IMark63713672"/><text:alphabetical-index-mark-end text:id="IMark63743976"/><text:alphabetical-index-mark-end text:id="IMark66880536"/><text:alphabetical-index-mark-end text:id="IMark66883320"/><text:alphabetical-index-mark-end text:id="IMark66886104"/><text:alphabetical-index-mark-end text:id="IMark66888888"/><text:alphabetical-index-mark-end text:id="IMark66891672"/><text:alphabetical-index-mark-end text:id="IMark66859960"/><text:alphabetical-index-mark-end text:id="IMark57247144"/><text:span text:style-name="T23">p_</text:span><text:alphabetical-index-mark-start text:id="IMark35485560"/><text:alphabetical-index-mark-start text:id="IMark28771272"/><text:alphabetical-index-mark-start text:id="IMark52540792"/><text:alphabetical-index-mark-start text:id="IMark64745976"/><text:alphabetical-index-mark-start text:id="IMark64754712"/><text:alphabetical-index-mark-start text:id="IMark63783032"/><text:alphabetical-index-mark-start text:id="IMark62864776"/><text:alphabetical-index-mark-start text:id="IMark28893368"/><text:alphabetical-index-mark-start text:id="IMark62340040"/><text:alphabetical-index-mark-start text:id="IMark59050072"/><text:alphabetical-index-mark-start text:id="IMark62514744"/><text:alphabetical-index-mark-start text:id="IMark58808216"/><text:alphabetical-index-mark-start text:id="IMark64786440"/><text:alphabetical-index-mark-start text:id="IMark62222392"/><text:alphabetical-index-mark-start text:id="IMark63199976"/><text:alphabetical-index-mark-start text:id="IMark60649624"/><text:alphabetical-index-mark-start text:id="IMark35659720"/><text:alphabetical-index-mark-start text:id="IMark59048744"/><text:alphabetical-index-mark-start text:id="IMark52866328"/><text:alphabetical-index-mark-start text:id="IMark62244552"/><text:alphabetical-index-mark-start text:id="IMark56903016"/><text:alphabetical-index-mark-start text:id="IMark64789592"/><text:alphabetical-index-mark-start text:id="IMark56837432"/><text:alphabetical-index-mark-start text:id="IMark62097448"/><text:alphabetical-index-mark-start text:id="IMark57542216"/><text:alphabetical-index-mark-start text:id="IMark61441160"/><text:span text:style-name="T23">result</text:span><text:alphabetical-index-mark-end text:id="IMark61441160"/><text:alphabetical-index-mark-end text:id="IMark57542216"/><text:alphabetical-index-mark-end text:id="IMark62097448"/><text:alphabetical-index-mark-end text:id="IMark56837432"/><text:alphabetical-index-mark-end text:id="IMark64789592"/><text:alphabetical-index-mark-end text:id="IMark56903016"/><text:alphabetical-index-mark-end text:id="IMark62244552"/><text:alphabetical-index-mark-end text:id="IMark52866328"/><text:alphabetical-index-mark-end text:id="IMark59048744"/><text:alphabetical-index-mark-end text:id="IMark35659720"/><text:alphabetical-index-mark-end text:id="IMark60649624"/><text:alphabetical-index-mark-end text:id="IMark63199976"/><text:alphabetical-index-mark-end text:id="IMark62222392"/><text:span text:style-name="T23">s</text:span><text:alphabetical-index-mark-end text:id="IMark64786440"/><text:alphabetical-index-mark-end text:id="IMark58808216"/><text:alphabetical-index-mark-end text:id="IMark62514744"/><text:alphabetical-index-mark-end text:id="IMark59050072"/><text:alphabetical-index-mark-end text:id="IMark62340040"/><text:alphabetical-index-mark-end text:id="IMark28893368"/><text:alphabetical-index-mark-end text:id="IMark62864776"/><text:alphabetical-index-mark-end text:id="IMark63783032"/><text:alphabetical-index-mark-end text:id="IMark64754712"/><text:alphabetical-index-mark-end text:id="IMark64745976"/><text:alphabetical-index-mark-end text:id="IMark52540792"/><text:alphabetical-index-mark-end text:id="IMark28771272"/><text:alphabetical-index-mark-end text:id="IMark35485560"/><text:alphabetical-index-mark-start text:id="IMark62895992"/><text:alphabetical-index-mark-start text:id="IMark62571640"/><text:alphabetical-index-mark-start text:id="IMark34681800"/><text:alphabetical-index-mark-start text:id="IMark55138440"/><text:alphabetical-index-mark-start text:id="IMark52598584"/><text:alphabetical-index-mark-start text:id="IMark55597448"/><text:alphabetical-index-mark-start text:id="IMark66754104"/><text:alphabetical-index-mark-start text:id="IMark59052088"/><text:alphabetical-index-mark-start text:id="IMark63062808"/><text:alphabetical-index-mark-start text:id="IMark59070664"/><text:alphabetical-index-mark-start text:id="IMark62956440"/><text:alphabetical-index-mark-start text:id="IMark62931624"/><text:alphabetical-index-mark-start text:id="IMark59158952"/><text:span text:style-name="T23">.txt</text:span><text:alphabetical-index-mark-end text:id="IMark59158952"/><text:alphabetical-index-mark-end text:id="IMark62931624"/><text:alphabetical-index-mark-end text:id="IMark62956440"/><text:alphabetical-index-mark-end text:id="IMark59070664"/><text:alphabetical-index-mark-end text:id="IMark63062808"/><text:alphabetical-index-mark-end text:id="IMark59052088"/><text:alphabetical-index-mark-end text:id="IMark66754104"/><text:alphabetical-index-mark-end text:id="IMark55597448"/><text:alphabetical-index-mark-end text:id="IMark52598584"/><text:alphabetical-index-mark-end text:id="IMark55138440"/><text:alphabetical-index-mark-end text:id="IMark34681800"/><text:alphabetical-index-mark-end text:id="IMark62571640"/><text:alphabetical-index-mark-end text:id="IMark62895992"/>. It is up to the user in such a case to <text:alphabetical-index-mark-start text:id="IMark52534312"/><text:alphabetical-index-mark-start text:id="IMark59197592"/><text:alphabetical-index-mark-start text:id="IMark43383960"/><text:alphabetical-index-mark-start text:id="IMark64781592"/><text:alphabetical-index-mark-start text:id="IMark52894616"/><text:alphabetical-index-mark-start text:id="IMark59100568"/><text:alphabetical-index-mark-start text:id="IMark52883960"/><text:alphabetical-index-mark-start text:id="IMark52891928"/><text:alphabetical-index-mark-start text:id="IMark62246568"/><text:alphabetical-index-mark-start text:id="IMark59323160"/><text:alphabetical-index-mark-start text:id="IMark64847704"/><text:alphabetical-index-mark-start text:id="IMark52523688"/><text:alphabetical-index-mark-start text:id="IMark50518136"/>parse<text:alphabetical-index-mark-end text:id="IMark50518136"/><text:alphabetical-index-mark-end text:id="IMark52523688"/><text:alphabetical-index-mark-end text:id="IMark64847704"/><text:alphabetical-index-mark-end text:id="IMark59323160"/><text:alphabetical-index-mark-end text:id="IMark62246568"/><text:alphabetical-index-mark-end text:id="IMark52891928"/><text:alphabetical-index-mark-end text:id="IMark52883960"/><text:alphabetical-index-mark-end text:id="IMark59100568"/><text:alphabetical-index-mark-end text:id="IMark52894616"/><text:alphabetical-index-mark-end text:id="IMark64781592"/><text:alphabetical-index-mark-end text:id="IMark43383960"/><text:alphabetical-index-mark-end text:id="IMark59197592"/><text:alphabetical-index-mark-end text:id="IMark52534312"/> those <text:alphabetical-index-mark-start text:id="IMark29541304"/><text:alphabetical-index-mark-start text:id="IMark52542408"/><text:alphabetical-index-mark-start text:id="IMark64431624"/><text:alphabetical-index-mark-start text:id="IMark59192280"/><text:alphabetical-index-mark-start text:id="IMark63016616"/><text:alphabetical-index-mark-start text:id="IMark58349976"/><text:alphabetical-index-mark-start text:id="IMark51651768"/><text:alphabetical-index-mark-start text:id="IMark59310904"/><text:alphabetical-index-mark-start text:id="IMark60006456"/><text:alphabetical-index-mark-start text:id="IMark64403592"/><text:alphabetical-index-mark-start text:id="IMark59108536"/><text:alphabetical-index-mark-start text:id="IMark64770968"/><text:alphabetical-index-mark-start text:id="IMark62660744"/><text:alphabetical-index-mark-start text:id="IMark59744328"/><text:alphabetical-index-mark-start text:id="IMark60408456"/><text:alphabetical-index-mark-start text:id="IMark64796920"/><text:alphabetical-index-mark-start text:id="IMark64784248"/><text:alphabetical-index-mark-start text:id="IMark64261368"/><text:alphabetical-index-mark-start text:id="IMark64343992"/><text:alphabetical-index-mark-start text:id="IMark57527592"/><text:alphabetical-index-mark-start text:id="IMark64245400"/><text:alphabetical-index-mark-start text:id="IMark59317848"/><text:alphabetical-index-mark-start text:id="IMark35699064"/><text:alphabetical-index-mark-start text:id="IMark52551352"/><text:alphabetical-index-mark-start text:id="IMark63239336"/><text:alphabetical-index-mark-start text:id="IMark64203608"/>result<text:alphabetical-index-mark-end text:id="IMark64203608"/><text:alphabetical-index-mark-end text:id="IMark63239336"/><text:alphabetical-index-mark-end text:id="IMark52551352"/><text:alphabetical-index-mark-end text:id="IMark35699064"/><text:alphabetical-index-mark-end text:id="IMark59317848"/><text:alphabetical-index-mark-end text:id="IMark64245400"/><text:alphabetical-index-mark-end text:id="IMark57527592"/><text:alphabetical-index-mark-end text:id="IMark64343992"/><text:alphabetical-index-mark-end text:id="IMark64261368"/><text:alphabetical-index-mark-end text:id="IMark64784248"/><text:alphabetical-index-mark-end text:id="IMark64796920"/><text:alphabetical-index-mark-end text:id="IMark60408456"/><text:alphabetical-index-mark-end text:id="IMark59744328"/>s<text:alphabetical-index-mark-end text:id="IMark62660744"/><text:alphabetical-index-mark-end text:id="IMark64770968"/><text:alphabetical-index-mark-end text:id="IMark59108536"/><text:alphabetical-index-mark-end text:id="IMark64403592"/><text:alphabetical-index-mark-end text:id="IMark60006456"/><text:alphabetical-index-mark-end text:id="IMark59310904"/><text:alphabetical-index-mark-end text:id="IMark51651768"/><text:alphabetical-index-mark-end text:id="IMark58349976"/><text:alphabetical-index-mark-end text:id="IMark63016616"/><text:alphabetical-index-mark-end text:id="IMark59192280"/><text:alphabetical-index-mark-end text:id="IMark64431624"/><text:alphabetical-index-mark-end text:id="IMark52542408"/><text:alphabetical-index-mark-end text:id="IMark29541304"/> adequately, or to perform separate <text:alphabetical-index-mark-start text:id="IMark50519464"/><text:alphabetical-index-mark-start text:id="IMark64437320"/><text:alphabetical-index-mark-start text:id="IMark49950424"/><text:alphabetical-index-mark-start text:id="IMark64572232"/><text:alphabetical-index-mark-start text:id="IMark54872552"/><text:alphabetical-index-mark-start text:id="IMark60043256"/><text:alphabetical-index-mark-start text:id="IMark35669032"/><text:alphabetical-index-mark-start text:id="IMark57372280"/><text:alphabetical-index-mark-start text:id="IMark63975032"/><text:alphabetical-index-mark-start text:id="IMark63251320"/><text:alphabetical-index-mark-start text:id="IMark60858904"/><text:alphabetical-index-mark-start text:id="IMark63317944"/><text:alphabetical-index-mark-start text:id="IMark50550584"/>call<text:alphabetical-index-mark-end text:id="IMark50550584"/><text:alphabetical-index-mark-end text:id="IMark63317944"/><text:alphabetical-index-mark-end text:id="IMark60858904"/><text:alphabetical-index-mark-end text:id="IMark63251320"/><text:alphabetical-index-mark-end text:id="IMark63975032"/><text:alphabetical-index-mark-end text:id="IMark57372280"/><text:alphabetical-index-mark-end text:id="IMark35669032"/><text:alphabetical-index-mark-end text:id="IMark60043256"/><text:alphabetical-index-mark-end text:id="IMark54872552"/><text:alphabetical-index-mark-end text:id="IMark64572232"/><text:alphabetical-index-mark-end text:id="IMark49950424"/><text:alphabetical-index-mark-end text:id="IMark64437320"/><text:alphabetical-index-mark-end text:id="IMark50519464"/>s to <text:alphabetical-index-mark-start text:id="IMark64042632"/><text:alphabetical-index-mark-start text:id="IMark59457128"/><text:alphabetical-index-mark-start text:id="IMark64039128"/><text:alphabetical-index-mark-start text:id="IMark28737944"/><text:alphabetical-index-mark-start text:id="IMark64123832"/><text:alphabetical-index-mark-start text:id="IMark64317400"/><text:alphabetical-index-mark-start text:id="IMark50462856"/><text:alphabetical-index-mark-start text:id="IMark62660904"/><text:alphabetical-index-mark-start text:id="IMark58467240"/><text:alphabetical-index-mark-start text:id="IMark63819480"/><text:alphabetical-index-mark-start text:id="IMark49937464"/><text:alphabetical-index-mark-start text:id="IMark59064152"/><text:alphabetical-index-mark-start text:id="IMark57228408"/><text:alphabetical-index-mark-start text:id="IMark64489688"/><text:alphabetical-index-mark-start text:id="IMark55083848"/><text:alphabetical-index-mark-start text:id="IMark63978776"/><text:alphabetical-index-mark-start text:id="IMark64021464"/><text:alphabetical-index-mark-start text:id="IMark59228248"/><text:alphabetical-index-mark-start text:id="IMark63227416"/><text:alphabetical-index-mark-start text:id="IMark60657416"/><text:alphabetical-index-mark-start text:id="IMark64146616"/><text:alphabetical-index-mark-start text:id="IMark60068424"/><text:alphabetical-index-mark-start text:id="IMark56775880"/><text:alphabetical-index-mark-start text:id="IMark59330296"/><text:alphabetical-index-mark-start text:id="IMark60662408"/><text:alphabetical-index-mark-start text:id="IMark63263240"/>sql<text:alphabetical-index-mark-end text:id="IMark63263240"/><text:alphabetical-index-mark-end text:id="IMark60662408"/><text:alphabetical-index-mark-end text:id="IMark59330296"/><text:alphabetical-index-mark-end text:id="IMark56775880"/><text:alphabetical-index-mark-end text:id="IMark60068424"/><text:alphabetical-index-mark-end text:id="IMark64146616"/><text:alphabetical-index-mark-end text:id="IMark60657416"/><text:alphabetical-index-mark-end text:id="IMark63227416"/><text:alphabetical-index-mark-end text:id="IMark59228248"/><text:alphabetical-index-mark-end text:id="IMark64021464"/><text:alphabetical-index-mark-end text:id="IMark63978776"/><text:alphabetical-index-mark-end text:id="IMark55083848"/><text:alphabetical-index-mark-end text:id="IMark64489688"/><text:alphabetical-index-mark-end text:id="IMark57228408"/><text:alphabetical-index-mark-end text:id="IMark59064152"/><text:alphabetical-index-mark-end text:id="IMark49937464"/><text:alphabetical-index-mark-end text:id="IMark63819480"/><text:alphabetical-index-mark-end text:id="IMark58467240"/><text:alphabetical-index-mark-end text:id="IMark62660904"/><text:alphabetical-index-mark-end text:id="IMark50462856"/><text:alphabetical-index-mark-end text:id="IMark64317400"/><text:alphabetical-index-mark-end text:id="IMark64123832"/><text:alphabetical-index-mark-end text:id="IMark28737944"/><text:alphabetical-index-mark-end text:id="IMark64039128"/><text:alphabetical-index-mark-end text:id="IMark59457128"/><text:alphabetical-index-mark-end text:id="IMark64042632"/>p doing a <text:alphabetical-index-mark-start text:id="IMark64491192"/><text:alphabetical-index-mark-start text:id="IMark63185880"/><text:alphabetical-index-mark-start text:id="IMark62221944"/><text:alphabetical-index-mark-start text:id="IMark61171736"/><text:alphabetical-index-mark-start text:id="IMark59555992"/><text:alphabetical-index-mark-start text:id="IMark64142040"/><text:alphabetical-index-mark-start text:id="IMark62590152"/><text:alphabetical-index-mark-start text:id="IMark58355400"/><text:alphabetical-index-mark-start text:id="IMark58864184"/><text:alphabetical-index-mark-start text:id="IMark35686504"/><text:alphabetical-index-mark-start text:id="IMark64776296"/><text:alphabetical-index-mark-start text:id="IMark49932216"/><text:alphabetical-index-mark-start text:id="IMark52781288"/><text:alphabetical-index-mark-start text:id="IMark60854296"/><text:alphabetical-index-mark-start text:id="IMark66779272"/><text:alphabetical-index-mark-start text:id="IMark66837144"/><text:alphabetical-index-mark-start text:id="IMark66877224"/><text:alphabetical-index-mark-start text:id="IMark56903704"/><text:alphabetical-index-mark-start text:id="IMark54504312"/><text:alphabetical-index-mark-start text:id="IMark35526136"/><text:alphabetical-index-mark-start text:id="IMark56406952"/><text:alphabetical-index-mark-start text:id="IMark28588152"/><text:alphabetical-index-mark-start text:id="IMark35831416"/><text:alphabetical-index-mark-start text:id="IMark61094840"/><text:alphabetical-index-mark-start text:id="IMark60082536"/><text:alphabetical-index-mark-start text:id="IMark60431256"/>result<text:alphabetical-index-mark-end text:id="IMark60431256"/><text:alphabetical-index-mark-end text:id="IMark60082536"/><text:alphabetical-index-mark-end text:id="IMark61094840"/><text:alphabetical-index-mark-end text:id="IMark35831416"/><text:alphabetical-index-mark-end text:id="IMark28588152"/><text:alphabetical-index-mark-end text:id="IMark56406952"/><text:alphabetical-index-mark-end text:id="IMark35526136"/><text:alphabetical-index-mark-end text:id="IMark54504312"/><text:alphabetical-index-mark-end text:id="IMark56903704"/><text:alphabetical-index-mark-end text:id="IMark66877224"/><text:alphabetical-index-mark-end text:id="IMark66837144"/><text:alphabetical-index-mark-end text:id="IMark66779272"/><text:alphabetical-index-mark-end text:id="IMark60854296"/>s<text:alphabetical-index-mark-end text:id="IMark52781288"/><text:alphabetical-index-mark-end text:id="IMark49932216"/><text:alphabetical-index-mark-end text:id="IMark64776296"/><text:alphabetical-index-mark-end text:id="IMark35686504"/><text:alphabetical-index-mark-end text:id="IMark58864184"/><text:alphabetical-index-mark-end text:id="IMark58355400"/><text:alphabetical-index-mark-end text:id="IMark62590152"/><text:alphabetical-index-mark-end text:id="IMark64142040"/><text:alphabetical-index-mark-end text:id="IMark59555992"/><text:alphabetical-index-mark-end text:id="IMark61171736"/><text:alphabetical-index-mark-end text:id="IMark62221944"/><text:alphabetical-index-mark-end text:id="IMark63185880"/><text:alphabetical-index-mark-end text:id="IMark64491192"/> – producing <text:alphabetical-index-mark-start text:id="IMark35800040"/><text:alphabetical-index-mark-start text:id="IMark55655640"/><text:alphabetical-index-mark-start text:id="IMark56549576"/><text:alphabetical-index-mark-start text:id="IMark32351624"/><text:alphabetical-index-mark-start text:id="IMark35750024"/><text:alphabetical-index-mark-start text:id="IMark54325192"/><text:alphabetical-index-mark-start text:id="IMark60068008"/><text:alphabetical-index-mark-start text:id="IMark56535816"/><text:alphabetical-index-mark-start text:id="IMark60466856"/><text:alphabetical-index-mark-start text:id="IMark58076376"/><text:alphabetical-index-mark-start text:id="IMark56781160"/><text:alphabetical-index-mark-start text:id="IMark60024056"/><text:alphabetical-index-mark-start text:id="IMark29442440"/>query<text:alphabetical-index-mark-end text:id="IMark29442440"/><text:alphabetical-index-mark-end text:id="IMark60024056"/><text:alphabetical-index-mark-end text:id="IMark56781160"/><text:alphabetical-index-mark-end text:id="IMark58076376"/><text:alphabetical-index-mark-end text:id="IMark60466856"/><text:alphabetical-index-mark-end text:id="IMark56535816"/><text:alphabetical-index-mark-end text:id="IMark60068008"/><text:alphabetical-index-mark-end text:id="IMark54325192"/><text:alphabetical-index-mark-end text:id="IMark35750024"/><text:alphabetical-index-mark-end text:id="IMark32351624"/><text:alphabetical-index-mark-end text:id="IMark56549576"/><text:alphabetical-index-mark-end text:id="IMark55655640"/><text:alphabetical-index-mark-end text:id="IMark35800040"/> on each case, and extracting the data from <text:alphabetical-index-mark-start text:id="IMark49869416"/><text:alphabetical-index-mark-start text:id="IMark50797160"/><text:alphabetical-index-mark-start text:id="IMark27646104"/><text:alphabetical-index-mark-start text:id="IMark52877320"/><text:alphabetical-index-mark-start text:id="IMark57292296"/><text:alphabetical-index-mark-start text:id="IMark58633624"/><text:alphabetical-index-mark-start text:id="IMark52958280"/><text:alphabetical-index-mark-start text:id="IMark59058696"/><text:alphabetical-index-mark-start text:id="IMark35547480"/><text:alphabetical-index-mark-start text:id="IMark28894056"/><text:alphabetical-index-mark-start text:id="IMark55597032"/><text:alphabetical-index-mark-start text:id="IMark59595480"/><text:alphabetical-index-mark-start text:id="IMark58317016"/><text:alphabetical-index-mark-start text:id="IMark61093384"/><text:alphabetical-index-mark-start text:id="IMark29425016"/><text:alphabetical-index-mark-start text:id="IMark55008504"/><text:alphabetical-index-mark-start text:id="IMark60300456"/><text:alphabetical-index-mark-start text:id="IMark56747464"/><text:alphabetical-index-mark-start text:id="IMark54351192"/><text:alphabetical-index-mark-start text:id="IMark61096392"/><text:alphabetical-index-mark-start text:id="IMark57476360"/><text:alphabetical-index-mark-start text:id="IMark57935384"/><text:alphabetical-index-mark-start text:id="IMark57931144"/><text:alphabetical-index-mark-start text:id="IMark43447416"/><text:alphabetical-index-mark-start text:id="IMark43439656"/><text:alphabetical-index-mark-start text:id="IMark43467976"/><text:span text:style-name="T23">sql</text:span><text:alphabetical-index-mark-end text:id="IMark43467976"/><text:alphabetical-index-mark-end text:id="IMark43439656"/><text:alphabetical-index-mark-end text:id="IMark43447416"/><text:alphabetical-index-mark-end text:id="IMark57931144"/><text:alphabetical-index-mark-end text:id="IMark57935384"/><text:alphabetical-index-mark-end text:id="IMark57476360"/><text:alphabetical-index-mark-end text:id="IMark61096392"/><text:alphabetical-index-mark-end text:id="IMark54351192"/><text:alphabetical-index-mark-end text:id="IMark56747464"/><text:alphabetical-index-mark-end text:id="IMark60300456"/><text:alphabetical-index-mark-end text:id="IMark55008504"/><text:alphabetical-index-mark-end text:id="IMark29425016"/><text:alphabetical-index-mark-end text:id="IMark61093384"/><text:alphabetical-index-mark-end text:id="IMark58317016"/><text:alphabetical-index-mark-end text:id="IMark59595480"/><text:alphabetical-index-mark-end text:id="IMark55597032"/><text:alphabetical-index-mark-end text:id="IMark28894056"/><text:alphabetical-index-mark-end text:id="IMark35547480"/><text:alphabetical-index-mark-end text:id="IMark59058696"/><text:alphabetical-index-mark-end text:id="IMark52958280"/><text:alphabetical-index-mark-end text:id="IMark58633624"/><text:alphabetical-index-mark-end text:id="IMark57292296"/><text:alphabetical-index-mark-end text:id="IMark52877320"/><text:alphabetical-index-mark-end text:id="IMark27646104"/><text:alphabetical-index-mark-end text:id="IMark50797160"/><text:alphabetical-index-mark-end text:id="IMark49869416"/><text:span text:style-name="T23">p_</text:span><text:alphabetical-index-mark-start text:id="IMark55596232"/><text:alphabetical-index-mark-start text:id="IMark58629224"/><text:alphabetical-index-mark-start text:id="IMark57782072"/><text:alphabetical-index-mark-start text:id="IMark57934632"/><text:alphabetical-index-mark-start text:id="IMark57478616"/><text:alphabetical-index-mark-start text:id="IMark54350440"/><text:alphabetical-index-mark-start text:id="IMark60682888"/><text:alphabetical-index-mark-start text:id="IMark60933144"/><text:alphabetical-index-mark-start text:id="IMark57779816"/><text:alphabetical-index-mark-start text:id="IMark60419176"/><text:alphabetical-index-mark-start text:id="IMark56545176"/><text:alphabetical-index-mark-start text:id="IMark54880168"/><text:alphabetical-index-mark-start text:id="IMark60651064"/><text:alphabetical-index-mark-start text:id="IMark50551960"/><text:alphabetical-index-mark-start text:id="IMark62471160"/><text:alphabetical-index-mark-start text:id="IMark35750728"/><text:alphabetical-index-mark-start text:id="IMark57073608"/><text:alphabetical-index-mark-start text:id="IMark35579800"/><text:alphabetical-index-mark-start text:id="IMark54878616"/><text:alphabetical-index-mark-start text:id="IMark56931448"/><text:alphabetical-index-mark-start text:id="IMark60551672"/><text:alphabetical-index-mark-start text:id="IMark35656024"/><text:alphabetical-index-mark-start text:id="IMark59059448"/><text:alphabetical-index-mark-start text:id="IMark58636632"/><text:alphabetical-index-mark-start text:id="IMark49870168"/><text:alphabetical-index-mark-start text:id="IMark58705848"/><text:span text:style-name="T23">result</text:span><text:alphabetical-index-mark-end text:id="IMark58705848"/><text:alphabetical-index-mark-end text:id="IMark49870168"/><text:alphabetical-index-mark-end text:id="IMark58636632"/><text:alphabetical-index-mark-end text:id="IMark59059448"/><text:alphabetical-index-mark-end text:id="IMark35656024"/><text:alphabetical-index-mark-end text:id="IMark60551672"/><text:alphabetical-index-mark-end text:id="IMark56931448"/><text:alphabetical-index-mark-end text:id="IMark54878616"/><text:alphabetical-index-mark-end text:id="IMark35579800"/><text:alphabetical-index-mark-end text:id="IMark57073608"/><text:alphabetical-index-mark-end text:id="IMark35750728"/><text:alphabetical-index-mark-end text:id="IMark62471160"/><text:alphabetical-index-mark-end text:id="IMark50551960"/><text:span text:style-name="T23">s</text:span><text:alphabetical-index-mark-end text:id="IMark60651064"/><text:alphabetical-index-mark-end text:id="IMark54880168"/><text:alphabetical-index-mark-end text:id="IMark56545176"/><text:alphabetical-index-mark-end text:id="IMark60419176"/><text:alphabetical-index-mark-end text:id="IMark57779816"/><text:alphabetical-index-mark-end text:id="IMark60933144"/><text:alphabetical-index-mark-end text:id="IMark60682888"/><text:alphabetical-index-mark-end text:id="IMark54350440"/><text:alphabetical-index-mark-end text:id="IMark57478616"/><text:alphabetical-index-mark-end text:id="IMark57934632"/><text:alphabetical-index-mark-end text:id="IMark57782072"/><text:alphabetical-index-mark-end text:id="IMark58629224"/><text:alphabetical-index-mark-end text:id="IMark55596232"/><text:alphabetical-index-mark-start text:id="IMark43429688"/><text:alphabetical-index-mark-start text:id="IMark43467272"/><text:alphabetical-index-mark-start text:id="IMark43441960"/><text:alphabetical-index-mark-start text:id="IMark50796456"/><text:alphabetical-index-mark-start text:id="IMark57931896"/><text:alphabetical-index-mark-start text:id="IMark62701640"/><text:alphabetical-index-mark-start text:id="IMark57196856"/><text:alphabetical-index-mark-start text:id="IMark43440456"/><text:alphabetical-index-mark-start text:id="IMark50795704"/><text:alphabetical-index-mark-start text:id="IMark61065448"/><text:alphabetical-index-mark-start text:id="IMark28738648"/><text:alphabetical-index-mark-start text:id="IMark59932248"/><text:alphabetical-index-mark-start text:id="IMark58075336"/><text:span text:style-name="T23">.txt</text:span><text:alphabetical-index-mark-end text:id="IMark58075336"/><text:alphabetical-index-mark-end text:id="IMark59932248"/><text:alphabetical-index-mark-end text:id="IMark28738648"/><text:alphabetical-index-mark-end text:id="IMark61065448"/><text:alphabetical-index-mark-end text:id="IMark50795704"/><text:alphabetical-index-mark-end text:id="IMark43440456"/><text:alphabetical-index-mark-end text:id="IMark57196856"/><text:alphabetical-index-mark-end text:id="IMark62701640"/><text:alphabetical-index-mark-end text:id="IMark57931896"/><text:alphabetical-index-mark-end text:id="IMark50796456"/><text:alphabetical-index-mark-end text:id="IMark43441960"/><text:alphabetical-index-mark-end text:id="IMark43467272"/><text:alphabetical-index-mark-end text:id="IMark43429688"/> on each occasion.</text:p>
      <text:p text:style-name="P25"/>
      <text:p text:style-name="P41">Keep in mind that each time that <text:alphabetical-index-mark-start text:id="IMark35597272"/><text:alphabetical-index-mark-start text:id="IMark62241288"/><text:alphabetical-index-mark-start text:id="IMark52870952"/><text:alphabetical-index-mark-start text:id="IMark55136968"/><text:alphabetical-index-mark-start text:id="IMark58631192"/><text:alphabetical-index-mark-start text:id="IMark62930664"/><text:alphabetical-index-mark-start text:id="IMark49877032"/><text:alphabetical-index-mark-start text:id="IMark49858712"/><text:alphabetical-index-mark-start text:id="IMark64553880"/><text:alphabetical-index-mark-start text:id="IMark58354664"/><text:alphabetical-index-mark-start text:id="IMark28820824"/><text:alphabetical-index-mark-start text:id="IMark64550040"/><text:alphabetical-index-mark-start text:id="IMark60861240"/><text:alphabetical-index-mark-start text:id="IMark52856648"/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28895672"/><text:alphabetical-index-mark-start text:id="IMark64185816"/>sql<text:alphabetical-index-mark-end text:id="IMark64185816"/><text:alphabetical-index-mark-end text:id="IMark2889567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<text:alphabetical-index-mark-end text:id="IMark28820824"/><text:alphabetical-index-mark-end text:id="IMark58354664"/><text:alphabetical-index-mark-end text:id="IMark64553880"/><text:alphabetical-index-mark-end text:id="IMark49858712"/><text:alphabetical-index-mark-end text:id="IMark49877032"/><text:alphabetical-index-mark-end text:id="IMark62930664"/><text:alphabetical-index-mark-end text:id="IMark58631192"/><text:alphabetical-index-mark-end text:id="IMark55136968"/><text:alphabetical-index-mark-end text:id="IMark52870952"/><text:alphabetical-index-mark-end text:id="IMark62241288"/><text:alphabetical-index-mark-end text:id="IMark35597272"/><text:span text:style-name="T74">p</text:span> is <text:alphabetical-index-mark-start text:id="IMark63350024"/><text:alphabetical-index-mark-start text:id="IMark64201576"/><text:alphabetical-index-mark-start text:id="IMark63297352"/><text:alphabetical-index-mark-start text:id="IMark59587592"/><text:alphabetical-index-mark-start text:id="IMark62321496"/><text:alphabetical-index-mark-start text:id="IMark62886104"/><text:alphabetical-index-mark-start text:id="IMark6322104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call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3221048"/><text:alphabetical-index-mark-end text:id="IMark62886104"/><text:alphabetical-index-mark-end text:id="IMark62321496"/><text:alphabetical-index-mark-end text:id="IMark59587592"/><text:alphabetical-index-mark-end text:id="IMark63297352"/><text:alphabetical-index-mark-end text:id="IMark64201576"/><text:alphabetical-index-mark-end text:id="IMark63350024"/>ed, it 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57803448"/><text:alphabetical-index-mark-start text:id="IMark64462472"/><text:alphabetical-index-mark-start text:id="IMark61540440"/><text:alphabetical-index-mark-start text:id="IMark64461240"/><text:alphabetical-index-mark-start text:id="IMark58342104"/><text:alphabetical-index-mark-start text:id="IMark54326184"/><text:alphabetical-index-mark-start text:id="IMark62933016"/>overwrite<text:alphabetical-index-mark-end text:id="IMark62933016"/><text:alphabetical-index-mark-end text:id="IMark54326184"/><text:alphabetical-index-mark-end text:id="IMark58342104"/><text:alphabetical-index-mark-end text:id="IMark64461240"/><text:alphabetical-index-mark-end text:id="IMark61540440"/><text:alphabetical-index-mark-end text:id="IMark64462472"/><text:alphabetical-index-mark-end text:id="IMark57803448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s <text:alphabetical-index-mark-start text:id="IMark54886104"/><text:alphabetical-index-mark-start text:id="IMark35801496"/><text:alphabetical-index-mark-start text:id="IMark60403800"/><text:alphabetical-index-mark-start text:id="IMark61306520"/><text:alphabetical-index-mark-start text:id="IMark64467400"/><text:alphabetical-index-mark-start text:id="IMark60830952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59302152"/><text:alphabetical-index-mark-start text:id="IMark58511320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sql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58511320"/><text:alphabetical-index-mark-end text:id="IMark59302152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0830952"/><text:alphabetical-index-mark-end text:id="IMark64467400"/><text:alphabetical-index-mark-end text:id="IMark61306520"/><text:alphabetical-index-mark-end text:id="IMark60403800"/><text:alphabetical-index-mark-end text:id="IMark35801496"/><text:alphabetical-index-mark-end text:id="IMark54886104"/>p_<text:alphabetical-index-mark-start text:id="IMark28824536"/><text:alphabetical-index-mark-start text:id="IMark63905352"/><text:alphabetical-index-mark-start text:id="IMark58510056"/><text:alphabetical-index-mark-start text:id="IMark62785688"/><text:alphabetical-index-mark-start text:id="IMark60373448"/><text:alphabetical-index-mark-start text:id="IMark63909336"/><text:alphabetical-index-mark-start text:id="IMark59307400"/><text:alphabetical-index-mark-start text:id="IMark61464088"/><text:alphabetical-index-mark-start text:id="IMark34680840"/><text:alphabetical-index-mark-start text:id="IMark59299224"/><text:alphabetical-index-mark-start text:id="IMark52509624"/><text:alphabetical-index-mark-start text:id="IMark60662408"/><text:alphabetical-index-mark-start text:id="IMark50519464"/><text:alphabetical-index-mark-start text:id="IMark52542408"/><text:alphabetical-index-mark-start text:id="IMark59317848"/><text:alphabetical-index-mark-start text:id="IMark63195832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64551960"/><text:alphabetical-index-mark-start text:id="IMark56566648"/><text:alphabetical-index-mark-start text:id="IMark62222392"/><text:alphabetical-index-mark-start text:id="IMark63199976"/><text:alphabetical-index-mark-start text:id="IMark60649624"/>result<text:alphabetical-index-mark-end text:id="IMark60649624"/><text:alphabetical-index-mark-end text:id="IMark63199976"/><text:alphabetical-index-mark-end text:id="IMark62222392"/><text:alphabetical-index-mark-end text:id="IMark56566648"/><text:alphabetical-index-mark-end text:id="IMark64551960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<text:alphabetical-index-mark-end text:id="IMark63195832"/><text:alphabetical-index-mark-end text:id="IMark59317848"/><text:alphabetical-index-mark-end text:id="IMark52542408"/>s<text:alphabetical-index-mark-end text:id="IMark50519464"/><text:alphabetical-index-mark-end text:id="IMark60662408"/><text:alphabetical-index-mark-end text:id="IMark52509624"/><text:alphabetical-index-mark-end text:id="IMark59299224"/><text:alphabetical-index-mark-end text:id="IMark34680840"/><text:alphabetical-index-mark-end text:id="IMark61464088"/><text:alphabetical-index-mark-end text:id="IMark59307400"/><text:alphabetical-index-mark-end text:id="IMark63909336"/><text:alphabetical-index-mark-end text:id="IMark60373448"/><text:alphabetical-index-mark-end text:id="IMark62785688"/><text:alphabetical-index-mark-end text:id="IMark58510056"/><text:alphabetical-index-mark-end text:id="IMark63905352"/><text:alphabetical-index-mark-end text:id="IMark28824536"/><text:alphabetical-index-mark-start text:id="IMark35659720"/><text:alphabetical-index-mark-start text:id="IMark59048744"/><text:alphabetical-index-mark-start text:id="IMark66862744"/><text:alphabetical-index-mark-start text:id="IMark66867384"/><text:alphabetical-index-mark-start text:id="IMark66816008"/><text:alphabetical-index-mark-start text:id="IMark66820648"/><text:alphabetical-index-mark-start text:id="IMark66824360"/><text:alphabetical-index-mark-start text:id="IMark66830456"/><text:alphabetical-index-mark-start text:id="IMark66838808"/><text:alphabetical-index-mark-start text:id="IMark66780936"/><text:alphabetical-index-mark-start text:id="IMark66786504"/><text:alphabetical-index-mark-start text:id="IMark66792072"/><text:alphabetical-index-mark-start text:id="IMark66750152"/>.txt<text:alphabetical-index-mark-end text:id="IMark66750152"/><text:alphabetical-index-mark-end text:id="IMark66792072"/><text:alphabetical-index-mark-end text:id="IMark66786504"/><text:alphabetical-index-mark-end text:id="IMark66780936"/><text:alphabetical-index-mark-end text:id="IMark66838808"/><text:alphabetical-index-mark-end text:id="IMark66830456"/><text:alphabetical-index-mark-end text:id="IMark66824360"/><text:alphabetical-index-mark-end text:id="IMark66820648"/><text:alphabetical-index-mark-end text:id="IMark66816008"/><text:alphabetical-index-mark-end text:id="IMark66867384"/><text:alphabetical-index-mark-end text:id="IMark66862744"/><text:alphabetical-index-mark-end text:id="IMark59048744"/><text:alphabetical-index-mark-end text:id="IMark35659720"/>, but on each <text:alphabetical-index-mark-start text:id="IMark52866328"/><text:alphabetical-index-mark-start text:id="IMark66701928"/><text:alphabetical-index-mark-start text:id="IMark66707496"/><text:alphabetical-index-mark-start text:id="IMark66666504"/><text:alphabetical-index-mark-start text:id="IMark66672072"/><text:alphabetical-index-mark-start text:id="IMark66637272"/><text:alphabetical-index-mark-start text:id="IMark66642840"/><text:alphabetical-index-mark-start text:id="IMark66887960"/><text:alphabetical-index-mark-start text:id="IMark62244552"/><text:alphabetical-index-mark-start text:id="IMark66945288"/><text:alphabetical-index-mark-start text:id="IMark66942504"/><text:alphabetical-index-mark-start text:id="IMark66939720"/><text:alphabetical-index-mark-start text:id="IMark66936936"/>call<text:alphabetical-index-mark-end text:id="IMark66936936"/><text:alphabetical-index-mark-end text:id="IMark66939720"/><text:alphabetical-index-mark-end text:id="IMark66942504"/><text:alphabetical-index-mark-end text:id="IMark66945288"/><text:alphabetical-index-mark-end text:id="IMark62244552"/><text:alphabetical-index-mark-end text:id="IMark66887960"/><text:alphabetical-index-mark-end text:id="IMark66642840"/><text:alphabetical-index-mark-end text:id="IMark66637272"/><text:alphabetical-index-mark-end text:id="IMark66672072"/><text:alphabetical-index-mark-end text:id="IMark66666504"/><text:alphabetical-index-mark-end text:id="IMark66707496"/><text:alphabetical-index-mark-end text:id="IMark66701928"/><text:alphabetical-index-mark-end text:id="IMark52866328"/>, if <text:alphabetical-index-mark-start text:id="IMark56903016"/><text:alphabetical-index-mark-start text:id="IMark66966968"/><text:alphabetical-index-mark-start text:id="IMark66998152"/><text:alphabetical-index-mark-start text:id="IMark66995368"/><text:alphabetical-index-mark-start text:id="IMark66992584"/><text:alphabetical-index-mark-start text:id="IMark66989800"/><text:alphabetical-index-mark-start text:id="IMark67033576"/><text:alphabetical-index-mark-start text:id="IMark67030792"/><text:alphabetical-index-mark-start text:id="IMark67028008"/><text:alphabetical-index-mark-start text:id="IMark67025224"/><text:alphabetical-index-mark-start text:id="IMark67022440"/><text:alphabetical-index-mark-start text:id="IMark67019656"/><text:alphabetical-index-mark-start text:id="IMark67016872"/><text:alphabetical-index-mark-start text:id="IMark67014088"/><text:alphabetical-index-mark-start text:id="IMark67011304"/><text:alphabetical-index-mark-start text:id="IMark67064264"/><text:alphabetical-index-mark-start text:id="IMark67061480"/><text:alphabetical-index-mark-start text:id="IMark67057240"/><text:alphabetical-index-mark-start text:id="IMark67054456"/><text:alphabetical-index-mark-start text:id="IMark67098232"/><text:alphabetical-index-mark-start text:id="IMark67095448"/><text:alphabetical-index-mark-start text:id="IMark67092664"/><text:alphabetical-index-mark-start text:id="IMark67089880"/><text:alphabetical-index-mark-start text:id="IMark67087096"/><text:alphabetical-index-mark-start text:id="IMark67084312"/><text:alphabetical-index-mark-start text:id="IMark67081528"/>result<text:alphabetical-index-mark-end text:id="IMark67081528"/><text:alphabetical-index-mark-end text:id="IMark67084312"/><text:alphabetical-index-mark-end text:id="IMark67087096"/><text:alphabetical-index-mark-end text:id="IMark67089880"/><text:alphabetical-index-mark-end text:id="IMark67092664"/><text:alphabetical-index-mark-end text:id="IMark67095448"/><text:alphabetical-index-mark-end text:id="IMark67098232"/><text:alphabetical-index-mark-end text:id="IMark67054456"/><text:alphabetical-index-mark-end text:id="IMark67057240"/><text:alphabetical-index-mark-end text:id="IMark67061480"/><text:alphabetical-index-mark-end text:id="IMark67064264"/><text:alphabetical-index-mark-end text:id="IMark67011304"/><text:alphabetical-index-mark-end text:id="IMark67014088"/>s<text:alphabetical-index-mark-end text:id="IMark67016872"/><text:alphabetical-index-mark-end text:id="IMark67019656"/><text:alphabetical-index-mark-end text:id="IMark67022440"/><text:alphabetical-index-mark-end text:id="IMark67025224"/><text:alphabetical-index-mark-end text:id="IMark67028008"/><text:alphabetical-index-mark-end text:id="IMark67030792"/><text:alphabetical-index-mark-end text:id="IMark67033576"/><text:alphabetical-index-mark-end text:id="IMark66989800"/><text:alphabetical-index-mark-end text:id="IMark66992584"/><text:alphabetical-index-mark-end text:id="IMark66995368"/><text:alphabetical-index-mark-end text:id="IMark66998152"/><text:alphabetical-index-mark-end text:id="IMark66966968"/><text:alphabetical-index-mark-end text:id="IMark56903016"/> are <text:alphabetical-index-mark-start text:id="IMark64789592"/><text:alphabetical-index-mark-start text:id="IMark66753864"/><text:alphabetical-index-mark-start text:id="IMark67206840"/><text:alphabetical-index-mark-start text:id="IMark67204056"/><text:alphabetical-index-mark-start text:id="IMark67201272"/><text:alphabetical-index-mark-start text:id="IMark67198488"/><text:alphabetical-index-mark-start text:id="IMark67195704"/><text:alphabetical-index-mark-start text:id="IMark67192920"/><text:alphabetical-index-mark-start text:id="IMark67190136"/><text:alphabetical-index-mark-start text:id="IMark67187352"/><text:alphabetical-index-mark-start text:id="IMark67251720"/><text:alphabetical-index-mark-start text:id="IMark67248936"/><text:alphabetical-index-mark-start text:id="IMark67246152"/>retrieve<text:alphabetical-index-mark-end text:id="IMark67246152"/><text:alphabetical-index-mark-end text:id="IMark67248936"/><text:alphabetical-index-mark-end text:id="IMark67251720"/><text:alphabetical-index-mark-end text:id="IMark67187352"/><text:alphabetical-index-mark-end text:id="IMark67190136"/><text:alphabetical-index-mark-end text:id="IMark67192920"/><text:alphabetical-index-mark-end text:id="IMark67195704"/><text:alphabetical-index-mark-end text:id="IMark67198488"/><text:alphabetical-index-mark-end text:id="IMark67201272"/><text:alphabetical-index-mark-end text:id="IMark67204056"/><text:alphabetical-index-mark-end text:id="IMark67206840"/><text:alphabetical-index-mark-end text:id="IMark66753864"/><text:alphabetical-index-mark-end text:id="IMark64789592"/>d more than once, <text:alphabetical-index-mark-start text:id="IMark56837432"/><text:alphabetical-index-mark-start text:id="IMark67275256"/><text:alphabetical-index-mark-start text:id="IMark67272472"/><text:alphabetical-index-mark-start text:id="IMark63751368"/><text:alphabetical-index-mark-start text:id="IMark63722280"/><text:alphabetical-index-mark-start text:id="IMark63727208"/><text:alphabetical-index-mark-start text:id="IMark63745208"/><text:alphabetical-index-mark-start text:id="IMark63769592"/><text:alphabetical-index-mark-start text:id="IMark66724440"/><text:alphabetical-index-mark-start text:id="IMark66908792"/><text:alphabetical-index-mark-start text:id="IMark67007496"/><text:alphabetical-index-mark-start text:id="IMark67110664"/><text:alphabetical-index-mark-start text:id="IMark67212904"/>listing<text:alphabetical-index-mark-end text:id="IMark67212904"/><text:alphabetical-index-mark-end text:id="IMark67110664"/><text:alphabetical-index-mark-end text:id="IMark67007496"/><text:alphabetical-index-mark-end text:id="IMark66908792"/><text:alphabetical-index-mark-end text:id="IMark66724440"/><text:alphabetical-index-mark-end text:id="IMark63769592"/><text:alphabetical-index-mark-end text:id="IMark63745208"/><text:alphabetical-index-mark-end text:id="IMark63727208"/><text:alphabetical-index-mark-end text:id="IMark63722280"/><text:alphabetical-index-mark-end text:id="IMark63751368"/><text:alphabetical-index-mark-end text:id="IMark67272472"/><text:alphabetical-index-mark-end text:id="IMark67275256"/><text:alphabetical-index-mark-end text:id="IMark56837432"/>s are <text:alphabetical-index-mark-start text:id="IMark62097448"/><text:alphabetical-index-mark-start text:id="IMark57542216"/><text:alphabetical-index-mark-start text:id="IMark61441160"/><text:alphabetical-index-mark-start text:id="IMark57245992"/><text:alphabetical-index-mark-start text:id="IMark63059464"/><text:alphabetical-index-mark-start text:id="IMark59330472"/><text:alphabetical-index-mark-start text:id="IMark35454040"/><text:alphabetical-index-mark-start text:id="IMark35551176"/><text:alphabetical-index-mark-start text:id="IMark50579048"/><text:alphabetical-index-mark-start text:id="IMark35548872"/><text:alphabetical-index-mark-start text:id="IMark50462456"/><text:alphabetical-index-mark-start text:id="IMark60365160"/><text:alphabetical-index-mark-start text:id="IMark60005768"/>append<text:alphabetical-index-mark-end text:id="IMark60005768"/><text:alphabetical-index-mark-end text:id="IMark60365160"/><text:alphabetical-index-mark-end text:id="IMark50462456"/><text:alphabetical-index-mark-end text:id="IMark35548872"/><text:alphabetical-index-mark-end text:id="IMark50579048"/><text:alphabetical-index-mark-end text:id="IMark35551176"/><text:alphabetical-index-mark-end text:id="IMark35454040"/><text:alphabetical-index-mark-end text:id="IMark59330472"/><text:alphabetical-index-mark-end text:id="IMark63059464"/><text:alphabetical-index-mark-end text:id="IMark57245992"/><text:alphabetical-index-mark-end text:id="IMark61441160"/><text:alphabetical-index-mark-end text:id="IMark57542216"/><text:alphabetical-index-mark-end text:id="IMark62097448"/>ed at the end of <text:alphabetical-index-mark-start text:id="IMark64807944"/><text:alphabetical-index-mark-start text:id="IMark62961240"/><text:alphabetical-index-mark-start text:id="IMark62572424"/><text:alphabetical-index-mark-start text:id="IMark64867512"/><text:alphabetical-index-mark-start text:id="IMark58625272"/><text:alphabetical-index-mark-start text:id="IMark51660776"/><text:alphabetical-index-mark-start text:id="IMark35485560"/><text:alphabetical-index-mark-start text:id="IMark28771272"/><text:alphabetical-index-mark-start text:id="IMark52540792"/><text:alphabetical-index-mark-start text:id="IMark64745976"/><text:alphabetical-index-mark-start text:id="IMark64754712"/><text:alphabetical-index-mark-start text:id="IMark63783032"/><text:alphabetical-index-mark-start text:id="IMark62864776"/><text:alphabetical-index-mark-start text:id="IMark28893368"/><text:alphabetical-index-mark-start text:id="IMark62340040"/><text:alphabetical-index-mark-start text:id="IMark59050072"/><text:alphabetical-index-mark-start text:id="IMark62514744"/><text:alphabetical-index-mark-start text:id="IMark58808216"/><text:alphabetical-index-mark-start text:id="IMark64786440"/><text:alphabetical-index-mark-start text:id="IMark57247144"/><text:alphabetical-index-mark-start text:id="IMark59034600"/><text:alphabetical-index-mark-start text:id="IMark59375608"/><text:alphabetical-index-mark-start text:id="IMark59234904"/><text:alphabetical-index-mark-start text:id="IMark35526600"/><text:alphabetical-index-mark-start text:id="IMark63202232"/><text:alphabetical-index-mark-start text:id="IMark52479512"/>sql<text:alphabetical-index-mark-end text:id="IMark52479512"/><text:alphabetical-index-mark-end text:id="IMark63202232"/><text:alphabetical-index-mark-end text:id="IMark35526600"/><text:alphabetical-index-mark-end text:id="IMark59234904"/><text:alphabetical-index-mark-end text:id="IMark59375608"/><text:alphabetical-index-mark-end text:id="IMark59034600"/><text:alphabetical-index-mark-end text:id="IMark57247144"/><text:alphabetical-index-mark-end text:id="IMark64786440"/><text:alphabetical-index-mark-end text:id="IMark58808216"/><text:alphabetical-index-mark-end text:id="IMark62514744"/><text:alphabetical-index-mark-end text:id="IMark59050072"/><text:alphabetical-index-mark-end text:id="IMark62340040"/><text:alphabetical-index-mark-end text:id="IMark28893368"/><text:alphabetical-index-mark-end text:id="IMark62864776"/><text:alphabetical-index-mark-end text:id="IMark63783032"/><text:alphabetical-index-mark-end text:id="IMark64754712"/><text:alphabetical-index-mark-end text:id="IMark64745976"/><text:alphabetical-index-mark-end text:id="IMark52540792"/><text:alphabetical-index-mark-end text:id="IMark28771272"/><text:alphabetical-index-mark-end text:id="IMark35485560"/><text:alphabetical-index-mark-end text:id="IMark51660776"/><text:alphabetical-index-mark-end text:id="IMark58625272"/><text:alphabetical-index-mark-end text:id="IMark64867512"/><text:alphabetical-index-mark-end text:id="IMark62572424"/><text:alphabetical-index-mark-end text:id="IMark62961240"/><text:alphabetical-index-mark-end text:id="IMark64807944"/>p_<text:alphabetical-index-mark-start text:id="IMark60411080"/><text:alphabetical-index-mark-start text:id="IMark60008424"/><text:alphabetical-index-mark-start text:id="IMark60069784"/><text:alphabetical-index-mark-start text:id="IMark59574728"/><text:alphabetical-index-mark-start text:id="IMark62165672"/><text:alphabetical-index-mark-start text:id="IMark34681800"/><text:alphabetical-index-mark-start text:id="IMark64795656"/><text:alphabetical-index-mark-start text:id="IMark35455944"/><text:alphabetical-index-mark-start text:id="IMark28240840"/><text:alphabetical-index-mark-start text:id="IMark52881368"/><text:alphabetical-index-mark-start text:id="IMark62576904"/><text:alphabetical-index-mark-start text:id="IMark63145336"/><text:alphabetical-index-mark-start text:id="IMark61756920"/><text:alphabetical-index-mark-start text:id="IMark60364744"/><text:alphabetical-index-mark-start text:id="IMark64183128"/><text:alphabetical-index-mark-start text:id="IMark64852888"/><text:alphabetical-index-mark-start text:id="IMark64139912"/><text:alphabetical-index-mark-start text:id="IMark59479288"/><text:alphabetical-index-mark-start text:id="IMark62894568"/><text:alphabetical-index-mark-start text:id="IMark55788056"/><text:alphabetical-index-mark-start text:id="IMark63789272"/><text:alphabetical-index-mark-start text:id="IMark57141624"/><text:alphabetical-index-mark-start text:id="IMark64285240"/><text:alphabetical-index-mark-start text:id="IMark56923752"/><text:alphabetical-index-mark-start text:id="IMark63303336"/><text:alphabetical-index-mark-start text:id="IMark64180472"/>result<text:alphabetical-index-mark-end text:id="IMark64180472"/><text:alphabetical-index-mark-end text:id="IMark63303336"/><text:alphabetical-index-mark-end text:id="IMark56923752"/><text:alphabetical-index-mark-end text:id="IMark64285240"/><text:alphabetical-index-mark-end text:id="IMark57141624"/><text:alphabetical-index-mark-end text:id="IMark63789272"/><text:alphabetical-index-mark-end text:id="IMark55788056"/><text:alphabetical-index-mark-end text:id="IMark62894568"/><text:alphabetical-index-mark-end text:id="IMark59479288"/><text:alphabetical-index-mark-end text:id="IMark64139912"/><text:alphabetical-index-mark-end text:id="IMark64852888"/><text:alphabetical-index-mark-end text:id="IMark64183128"/><text:alphabetical-index-mark-end text:id="IMark60364744"/>s<text:alphabetical-index-mark-end text:id="IMark61756920"/><text:alphabetical-index-mark-end text:id="IMark63145336"/><text:alphabetical-index-mark-end text:id="IMark62576904"/><text:alphabetical-index-mark-end text:id="IMark52881368"/><text:alphabetical-index-mark-end text:id="IMark28240840"/><text:alphabetical-index-mark-end text:id="IMark35455944"/><text:alphabetical-index-mark-end text:id="IMark64795656"/><text:alphabetical-index-mark-end text:id="IMark34681800"/><text:alphabetical-index-mark-end text:id="IMark62165672"/><text:alphabetical-index-mark-end text:id="IMark59574728"/><text:alphabetical-index-mark-end text:id="IMark60069784"/><text:alphabetical-index-mark-end text:id="IMark60008424"/><text:alphabetical-index-mark-end text:id="IMark60411080"/><text:alphabetical-index-mark-start text:id="IMark54431064"/><text:alphabetical-index-mark-start text:id="IMark64417608"/><text:alphabetical-index-mark-start text:id="IMark56746296"/><text:alphabetical-index-mark-start text:id="IMark59367464"/><text:alphabetical-index-mark-start text:id="IMark64362520"/><text:alphabetical-index-mark-start text:id="IMark59343112"/><text:alphabetical-index-mark-start text:id="IMark56779832"/><text:alphabetical-index-mark-start text:id="IMark64265352"/><text:alphabetical-index-mark-start text:id="IMark59313864"/><text:alphabetical-index-mark-start text:id="IMark61412248"/><text:alphabetical-index-mark-start text:id="IMark64270664"/><text:alphabetical-index-mark-start text:id="IMark64865544"/><text:alphabetical-index-mark-start text:id="IMark43404232"/>.txt<text:alphabetical-index-mark-end text:id="IMark43404232"/><text:alphabetical-index-mark-end text:id="IMark64865544"/><text:alphabetical-index-mark-end text:id="IMark64270664"/><text:alphabetical-index-mark-end text:id="IMark61412248"/><text:alphabetical-index-mark-end text:id="IMark59313864"/><text:alphabetical-index-mark-end text:id="IMark64265352"/><text:alphabetical-index-mark-end text:id="IMark56779832"/><text:alphabetical-index-mark-end text:id="IMark59343112"/><text:alphabetical-index-mark-end text:id="IMark64362520"/><text:alphabetical-index-mark-end text:id="IMark59367464"/><text:alphabetical-index-mark-end text:id="IMark56746296"/><text:alphabetical-index-mark-end text:id="IMark64417608"/><text:alphabetical-index-mark-end text:id="IMark54431064"/>, thus:</text:p>
      <text:p text:style-name="P41"/>
      <text:p text:style-name="P41"/>
      <text:p text:style-name="P41"><text:span text:style-name="T11">2.3.2.1.</text:span> <text:alphabetical-index-mark-start text:id="IMark58631192"/><text:alphabetical-index-mark-start text:id="IMark62930664"/><text:alphabetical-index-mark-start text:id="IMark49877032"/><text:alphabetical-index-mark-start text:id="IMark49858712"/><text:alphabetical-index-mark-start text:id="IMark64553880"/><text:alphabetical-index-mark-start text:id="IMark58354664"/><text:alphabetical-index-mark-start text:id="IMark28820824"/><text:alphabetical-index-mark-start text:id="IMark64550040"/><text:alphabetical-index-mark-start text:id="IMark60861240"/><text:alphabetical-index-mark-start text:id="IMark52856648"/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28895672"/><text:alphabetical-index-mark-start text:id="IMark64185816"/><text:alphabetical-index-mark-start text:id="IMark64183128"/><text:alphabetical-index-mark-start text:id="IMark28824536"/><text:alphabetical-index-mark-start text:id="IMark63905352"/><text:alphabetical-index-mark-start text:id="IMark58510056"/>sql<text:alphabetical-index-mark-end text:id="IMark58510056"/><text:alphabetical-index-mark-end text:id="IMark63905352"/><text:alphabetical-index-mark-end text:id="IMark28824536"/><text:alphabetical-index-mark-end text:id="IMark64183128"/><text:alphabetical-index-mark-end text:id="IMark64185816"/><text:alphabetical-index-mark-end text:id="IMark2889567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<text:alphabetical-index-mark-end text:id="IMark28820824"/><text:alphabetical-index-mark-end text:id="IMark58354664"/><text:alphabetical-index-mark-end text:id="IMark64553880"/><text:alphabetical-index-mark-end text:id="IMark49858712"/><text:alphabetical-index-mark-end text:id="IMark49877032"/><text:alphabetical-index-mark-end text:id="IMark62930664"/><text:alphabetical-index-mark-end text:id="IMark58631192"/>p_<text:alphabetical-index-mark-start text:id="IMark62785688"/><text:alphabetical-index-mark-start text:id="IMark60373448"/><text:alphabetical-index-mark-start text:id="IMark63909336"/><text:alphabetical-index-mark-start text:id="IMark59307400"/><text:alphabetical-index-mark-start text:id="IMark61464088"/><text:alphabetical-index-mark-start text:id="IMark34680840"/><text:alphabetical-index-mark-start text:id="IMark59299224"/><text:alphabetical-index-mark-start text:id="IMark52509624"/><text:alphabetical-index-mark-start text:id="IMark60662408"/><text:alphabetical-index-mark-start text:id="IMark50519464"/><text:alphabetical-index-mark-start text:id="IMark52542408"/><text:alphabetical-index-mark-start text:id="IMark59317848"/><text:alphabetical-index-mark-start text:id="IMark63195832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64551960"/><text:alphabetical-index-mark-start text:id="IMark56566648"/><text:alphabetical-index-mark-start text:id="IMark54886104"/><text:alphabetical-index-mark-start text:id="IMark35801496"/><text:alphabetical-index-mark-start text:id="IMark60403800"/><text:alphabetical-index-mark-start text:id="IMark61306520"/><text:alphabetical-index-mark-start text:id="IMark64467400"/><text:alphabetical-index-mark-start text:id="IMark60830952"/>result<text:alphabetical-index-mark-end text:id="IMark60830952"/><text:alphabetical-index-mark-end text:id="IMark64467400"/><text:alphabetical-index-mark-end text:id="IMark61306520"/><text:alphabetical-index-mark-end text:id="IMark60403800"/><text:alphabetical-index-mark-end text:id="IMark35801496"/><text:alphabetical-index-mark-end text:id="IMark54886104"/><text:alphabetical-index-mark-end text:id="IMark56566648"/><text:alphabetical-index-mark-end text:id="IMark64551960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s<text:alphabetical-index-mark-end text:id="IMark63195832"/><text:alphabetical-index-mark-end text:id="IMark59317848"/><text:alphabetical-index-mark-end text:id="IMark52542408"/><text:alphabetical-index-mark-end text:id="IMark50519464"/><text:alphabetical-index-mark-end text:id="IMark60662408"/><text:alphabetical-index-mark-end text:id="IMark52509624"/><text:alphabetical-index-mark-end text:id="IMark59299224"/><text:alphabetical-index-mark-end text:id="IMark34680840"/><text:alphabetical-index-mark-end text:id="IMark61464088"/><text:alphabetical-index-mark-end text:id="IMark59307400"/><text:alphabetical-index-mark-end text:id="IMark63909336"/><text:alphabetical-index-mark-end text:id="IMark60373448"/><text:alphabetical-index-mark-end text:id="IMark62785688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.txt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 with one <text:alphabetical-index-mark-start text:id="IMark59302152"/><text:alphabetical-index-mark-start text:id="IMark58511320"/><text:alphabetical-index-mark-start text:id="IMark59161320"/><text:alphabetical-index-mark-start text:id="IMark62087656"/><text:alphabetical-index-mark-start text:id="IMark62321032"/><text:alphabetical-index-mark-start text:id="IMark55135704"/><text:alphabetical-index-mark-start text:id="IMark61922488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listing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1922488"/><text:alphabetical-index-mark-end text:id="IMark55135704"/><text:alphabetical-index-mark-end text:id="IMark62321032"/><text:alphabetical-index-mark-end text:id="IMark62087656"/><text:alphabetical-index-mark-end text:id="IMark59161320"/><text:alphabetical-index-mark-end text:id="IMark58511320"/><text:alphabetical-index-mark-end text:id="IMark59302152"/></text:p>
      <text:p text:style-name="P41"/>
      <text:p text:style-name="P27"><text:span text:style-name="T23">./</text:span><text:alphabetical-index-mark-start text:id="IMark58342104"/><text:alphabetical-index-mark-start text:id="IMark54326184"/><text:alphabetical-index-mark-start text:id="IMark62933016"/><text:alphabetical-index-mark-start text:id="IMark63350024"/><text:alphabetical-index-mark-start text:id="IMark64201576"/><text:alphabetical-index-mark-start text:id="IMark63297352"/><text:alphabetical-index-mark-start text:id="IMark59587592"/><text:alphabetical-index-mark-start text:id="IMark62321496"/><text:alphabetical-index-mark-start text:id="IMark62886104"/><text:alphabetical-index-mark-start text:id="IMark63221048"/><text:alphabetical-index-mark-start text:id="IMark64460008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<text:alphabetical-index-mark-start text:id="IMark64462472"/><text:alphabetical-index-mark-start text:id="IMark58511320"/><text:alphabetical-index-mark-start text:id="IMark59302152"/><text:alphabetical-index-mark-start text:id="IMark59161320"/><text:alphabetical-index-mark-start text:id="IMark62087656"/><text:span text:style-name="T27">sql</text:span><text:alphabetical-index-mark-end text:id="IMark62087656"/><text:alphabetical-index-mark-end text:id="IMark59161320"/><text:alphabetical-index-mark-end text:id="IMark59302152"/><text:alphabetical-index-mark-end text:id="IMark58511320"/><text:alphabetical-index-mark-end text:id="IMark64462472"/>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64460008"/><text:alphabetical-index-mark-end text:id="IMark63221048"/><text:alphabetical-index-mark-end text:id="IMark62886104"/><text:alphabetical-index-mark-end text:id="IMark62321496"/><text:alphabetical-index-mark-end text:id="IMark59587592"/><text:alphabetical-index-mark-end text:id="IMark63297352"/><text:alphabetical-index-mark-end text:id="IMark64201576"/><text:alphabetical-index-mark-end text:id="IMark63350024"/><text:alphabetical-index-mark-end text:id="IMark62933016"/><text:alphabetical-index-mark-end text:id="IMark54326184"/><text:alphabetical-index-mark-end text:id="IMark58342104"/><text:span text:style-name="T31">p</text:span><text:span text:style-name="T27"> </text:span><text:alphabetical-index-mark-start text:id="IMark62321032"/><text:alphabetical-index-mark-start text:id="IMark55135704"/><text:alphabetical-index-mark-start text:id="IMark61922488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64458776"/><text:alphabetical-index-mark-start text:id="IMark63901368"/><text:alphabetical-index-mark-start text:id="IMark64457544"/><text:alphabetical-index-mark-start text:id="IMark60861976"/><text:span text:style-name="T27">your_</text:span><text:alphabetical-index-mark-start text:id="IMark55458440"/><text:alphabetical-index-mark-start text:id="IMark60641544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2785688"/><text:alphabetical-index-mark-start text:id="IMark60373448"/><text:alphabetical-index-mark-start text:id="IMark63909336"/><text:alphabetical-index-mark-start text:id="IMark59307400"/><text:span text:style-name="T27">database</text:span><text:alphabetical-index-mark-end text:id="IMark59307400"/><text:alphabetical-index-mark-end text:id="IMark63909336"/><text:alphabetical-index-mark-end text:id="IMark60373448"/><text:alphabetical-index-mark-end text:id="IMark6278568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1922488"/><text:alphabetical-index-mark-end text:id="IMark55135704"/><text:alphabetical-index-mark-end text:id="IMark62321032"/><text:alphabetical-index-mark-start text:id="IMark61464088"/><text:alphabetical-index-mark-start text:id="IMark34680840"/><text:alphabetical-index-mark-start text:id="IMark59299224"/><text:alphabetical-index-mark-start text:id="IMark52509624"/><text:alphabetical-index-mark-start text:id="IMark60662408"/><text:alphabetical-index-mark-start text:id="IMark50519464"/><text:span text:style-name="T27">.</text:span><text:span text:style-name="T31">db</text:span><text:alphabetical-index-mark-end text:id="IMark50519464"/><text:alphabetical-index-mark-end text:id="IMark60662408"/><text:alphabetical-index-mark-end text:id="IMark52509624"/><text:alphabetical-index-mark-end text:id="IMark59299224"/><text:alphabetical-index-mark-end text:id="IMark34680840"/><text:alphabetical-index-mark-end text:id="IMark61464088"/><text:span text:style-name="T27"> </text:span><text:span text:style-name="T23">“</text:span><text:alphabetical-index-mark-start text:id="IMark52542408"/><text:alphabetical-index-mark-start text:id="IMark59317848"/><text:alphabetical-index-mark-start text:id="IMark63195832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64551960"/><text:alphabetical-index-mark-start text:id="IMark56566648"/><text:alphabetical-index-mark-start text:id="IMark54886104"/><text:alphabetical-index-mark-start text:id="IMark35801496"/><text:alphabetical-index-mark-start text:id="IMark60403800"/><text:span text:style-name="T23">SELECT</text:span><text:alphabetical-index-mark-end text:id="IMark60403800"/><text:alphabetical-index-mark-end text:id="IMark35801496"/><text:alphabetical-index-mark-end text:id="IMark54886104"/><text:alphabetical-index-mark-end text:id="IMark56566648"/><text:alphabetical-index-mark-end text:id="IMark64551960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<text:alphabetical-index-mark-end text:id="IMark63195832"/><text:alphabetical-index-mark-end text:id="IMark59317848"/><text:alphabetical-index-mark-end text:id="IMark52542408"/><text:span text:style-name="T23"> * FROM </text:span><text:alphabetical-index-mark-start text:id="IMark61306520"/><text:alphabetical-index-mark-start text:id="IMark64467400"/><text:alphabetical-index-mark-start text:id="IMark60830952"/><text:alphabetical-index-mark-start text:id="IMark58631192"/><text:alphabetical-index-mark-start text:id="IMark62930664"/><text:alphabetical-index-mark-start text:id="IMark49877032"/><text:alphabetical-index-mark-start text:id="IMark49858712"/><text:alphabetical-index-mark-start text:id="IMark64553880"/><text:alphabetical-index-mark-start text:id="IMark58354664"/><text:alphabetical-index-mark-start text:id="IMark28820824"/><text:alphabetical-index-mark-start text:id="IMark64550040"/><text:alphabetical-index-mark-start text:id="IMark60861240"/><text:alphabetical-index-mark-start text:id="IMark52856648"/><text:span text:style-name="T23">your_</text:span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28895672"/><text:alphabetical-index-mark-start text:id="IMark64185816"/><text:alphabetical-index-mark-start text:id="IMark64183128"/><text:span text:style-name="T23">table</text:span><text:alphabetical-index-mark-end text:id="IMark64183128"/><text:alphabetical-index-mark-end text:id="IMark64185816"/><text:alphabetical-index-mark-end text:id="IMark2889567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<text:alphabetical-index-mark-end text:id="IMark28820824"/><text:alphabetical-index-mark-end text:id="IMark58354664"/><text:alphabetical-index-mark-end text:id="IMark64553880"/><text:alphabetical-index-mark-end text:id="IMark49858712"/><text:alphabetical-index-mark-end text:id="IMark49877032"/><text:alphabetical-index-mark-end text:id="IMark62930664"/><text:alphabetical-index-mark-end text:id="IMark58631192"/><text:alphabetical-index-mark-end text:id="IMark60830952"/><text:alphabetical-index-mark-end text:id="IMark64467400"/><text:alphabetical-index-mark-end text:id="IMark61306520"/><text:span text:style-name="T23">_1;”</text:span></text:p>
      <text:p text:style-name="P78"/>
      <text:p text:style-name="P94">for 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<text:alphabetical-index-mark-start text:id="IMark64462472"/><text:alphabetical-index-mark-start text:id="IMark58511320"/>SQL<text:alphabetical-index-mark-end text:id="IMark58511320"/><text:alphabetical-index-mark-end text:id="IMark64462472"/>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 <text:alphabetical-index-mark-start text:id="IMark59302152"/><text:alphabetical-index-mark-start text:id="IMark59161320"/><text:alphabetical-index-mark-start text:id="IMark62087656"/><text:alphabetical-index-mark-start text:id="IMark64461240"/><text:alphabetical-index-mark-start text:id="IMark61540440"/><text:alphabetical-index-mark-start text:id="IMark28824536"/>queries<text:alphabetical-index-mark-end text:id="IMark28824536"/><text:alphabetical-index-mark-end text:id="IMark61540440"/><text:alphabetical-index-mark-end text:id="IMark64461240"/><text:alphabetical-index-mark-end text:id="IMark62087656"/><text:alphabetical-index-mark-end text:id="IMark59161320"/><text:alphabetical-index-mark-end text:id="IMark59302152"/>, or</text:p>
      <text:p text:style-name="P84"/>
      <text:p text:style-name="P84">./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sql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p 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your_<text:alphabetical-index-mark-start text:id="IMark63306360"/><text:alphabetical-index-mark-start text:id="IMark62785688"/><text:alphabetical-index-mark-start text:id="IMark60373448"/><text:alphabetical-index-mark-start text:id="IMark63909336"/><text:alphabetical-index-mark-start text:id="IMark59307400"/><text:alphabetical-index-mark-start text:id="IMark63905352"/>database<text:alphabetical-index-mark-end text:id="IMark63905352"/><text:alphabetical-index-mark-end text:id="IMark59307400"/><text:alphabetical-index-mark-end text:id="IMark63909336"/><text:alphabetical-index-mark-end text:id="IMark60373448"/><text:alphabetical-index-mark-end text:id="IMark6278568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start text:id="IMark58510056"/><text:alphabetical-index-mark-start text:id="IMark61464088"/><text:alphabetical-index-mark-start text:id="IMark34680840"/><text:alphabetical-index-mark-start text:id="IMark59299224"/><text:alphabetical-index-mark-start text:id="IMark52509624"/><text:alphabetical-index-mark-start text:id="IMark60662408"/>.h5<text:alphabetical-index-mark-end text:id="IMark60662408"/><text:alphabetical-index-mark-end text:id="IMark52509624"/><text:alphabetical-index-mark-end text:id="IMark59299224"/><text:alphabetical-index-mark-end text:id="IMark34680840"/><text:alphabetical-index-mark-end text:id="IMark61464088"/><text:alphabetical-index-mark-end text:id="IMark58510056"/> “<text:alphabetical-index-mark-start text:id="IMark50519464"/><text:alphabetical-index-mark-start text:id="IMark58342104"/><text:alphabetical-index-mark-start text:id="IMark54326184"/><text:alphabetical-index-mark-start text:id="IMark62933016"/><text:alphabetical-index-mark-start text:id="IMark52542408"/><text:alphabetical-index-mark-start text:id="IMark59317848"/>SELECT<text:alphabetical-index-mark-end text:id="IMark59317848"/><text:alphabetical-index-mark-end text:id="IMark52542408"/><text:alphabetical-index-mark-end text:id="IMark62933016"/><text:alphabetical-index-mark-end text:id="IMark54326184"/><text:alphabetical-index-mark-end text:id="IMark58342104"/><text:alphabetical-index-mark-end text:id="IMark50519464"/> FROM your_<text:alphabetical-index-mark-start text:id="IMark63195832"/><text:alphabetical-index-mark-start text:id="IMark57370952"/><text:alphabetical-index-mark-start text:id="IMark56387960"/><text:alphabetical-index-mark-start text:id="IMark61463128"/><text:alphabetical-index-mark-start text:id="IMark61309048"/><text:alphabetical-index-mark-start text:id="IMark62964616"/>dataset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57370952"/><text:alphabetical-index-mark-end text:id="IMark63195832"/>_1”</text:p>
      <text:p text:style-name="P84"/>
      <text:p text:style-name="P94">for <text:alphabetical-index-mark-start text:id="IMark35801496"/><text:alphabetical-index-mark-start text:id="IMark60403800"/><text:alphabetical-index-mark-start text:id="IMark63350024"/><text:alphabetical-index-mark-start text:id="IMark64201576"/><text:alphabetical-index-mark-start text:id="IMark63297352"/><text:alphabetical-index-mark-start text:id="IMark61306520"/>HDFql<text:alphabetical-index-mark-end text:id="IMark61306520"/><text:alphabetical-index-mark-end text:id="IMark63297352"/><text:alphabetical-index-mark-end text:id="IMark64201576"/><text:alphabetical-index-mark-end text:id="IMark63350024"/><text:alphabetical-index-mark-end text:id="IMark60403800"/><text:alphabetical-index-mark-end text:id="IMark35801496"/> <text:alphabetical-index-mark-start text:id="IMark64467400"/><text:alphabetical-index-mark-start text:id="IMark60830952"/><text:alphabetical-index-mark-start text:id="IMark58631192"/><text:alphabetical-index-mark-start text:id="IMark62930664"/><text:alphabetical-index-mark-start text:id="IMark49877032"/><text:alphabetical-index-mark-start text:id="IMark49858712"/>queries<text:alphabetical-index-mark-end text:id="IMark49858712"/><text:alphabetical-index-mark-end text:id="IMark49877032"/><text:alphabetical-index-mark-end text:id="IMark62930664"/><text:alphabetical-index-mark-end text:id="IMark58631192"/><text:alphabetical-index-mark-end text:id="IMark60830952"/><text:alphabetical-index-mark-end text:id="IMark64467400"/>.</text:p>
      <text:p text:style-name="P78"/>
      <text:p text:style-name="P90">will <text:alphabetical-index-mark-start text:id="IMark64550040"/><text:alphabetical-index-mark-start text:id="IMark60861240"/><text:alphabetical-index-mark-start text:id="IMark52856648"/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overwrite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 any existing <text:alphabetical-index-mark-start text:id="IMark28895672"/><text:alphabetical-index-mark-start text:id="IMark64185816"/><text:alphabetical-index-mark-start text:id="IMark64183128"/><text:alphabetical-index-mark-start text:id="IMark59587592"/><text:alphabetical-index-mark-start text:id="IMark62886104"/><text:alphabetical-index-mark-start text:id="IMark62321496"/><text:alphabetical-index-mark-start text:id="IMark64460008"/><text:alphabetical-index-mark-start text:id="IMark63221048"/><text:alphabetical-index-mark-start text:id="IMark59161320"/><text:alphabetical-index-mark-start text:id="IMark59302152"/><text:alphabetical-index-mark-start text:id="IMark62087656"/><text:alphabetical-index-mark-start text:id="IMark64461240"/><text:alphabetical-index-mark-start text:id="IMark61540440"/>instance<text:alphabetical-index-mark-end text:id="IMark61540440"/><text:alphabetical-index-mark-end text:id="IMark64461240"/><text:alphabetical-index-mark-end text:id="IMark62087656"/><text:alphabetical-index-mark-end text:id="IMark59302152"/><text:alphabetical-index-mark-end text:id="IMark59161320"/><text:alphabetical-index-mark-end text:id="IMark63221048"/><text:alphabetical-index-mark-end text:id="IMark64460008"/><text:alphabetical-index-mark-end text:id="IMark62321496"/><text:alphabetical-index-mark-end text:id="IMark62886104"/><text:alphabetical-index-mark-end text:id="IMark59587592"/><text:alphabetical-index-mark-end text:id="IMark64183128"/><text:alphabetical-index-mark-end text:id="IMark64185816"/><text:alphabetical-index-mark-end text:id="IMark28895672"/> of <text:alphabetical-index-mark-start text:id="IMark28824536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<text:alphabetical-index-mark-start text:id="IMark64462472"/><text:alphabetical-index-mark-start text:id="IMark58511320"/><text:alphabetical-index-mark-start text:id="IMark62321032"/><text:alphabetical-index-mark-start text:id="IMark61922488"/><text:alphabetical-index-mark-start text:id="IMark55135704"/><text:alphabetical-index-mark-start text:id="IMark57370952"/><text:alphabetical-index-mark-start text:id="IMark63195832"/><text:alphabetical-index-mark-start text:id="IMark56387960"/><text:alphabetical-index-mark-start text:id="IMark61463128"/><text:alphabetical-index-mark-start text:id="IMark61309048"/><text:alphabetical-index-mark-start text:id="IMark62964616"/><text:alphabetical-index-mark-start text:id="IMark50519464"/><text:alphabetical-index-mark-start text:id="IMark58342104"/><text:alphabetical-index-mark-start text:id="IMark54326184"/><text:alphabetical-index-mark-start text:id="IMark62933016"/>sql<text:alphabetical-index-mark-end text:id="IMark62933016"/><text:alphabetical-index-mark-end text:id="IMark54326184"/><text:alphabetical-index-mark-end text:id="IMark58342104"/><text:alphabetical-index-mark-end text:id="IMark50519464"/><text:alphabetical-index-mark-end text:id="IMark62964616"/><text:alphabetical-index-mark-end text:id="IMark61309048"/><text:alphabetical-index-mark-end text:id="IMark61463128"/><text:alphabetical-index-mark-end text:id="IMark56387960"/><text:alphabetical-index-mark-end text:id="IMark63195832"/><text:alphabetical-index-mark-end text:id="IMark57370952"/><text:alphabetical-index-mark-end text:id="IMark55135704"/><text:alphabetical-index-mark-end text:id="IMark61922488"/><text:alphabetical-index-mark-end text:id="IMark62321032"/><text:alphabetical-index-mark-end text:id="IMark58511320"/><text:alphabetical-index-mark-end text:id="IMark64462472"/>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28824536"/>p_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34680840"/><text:alphabetical-index-mark-start text:id="IMark59299224"/><text:alphabetical-index-mark-start text:id="IMark52509624"/><text:alphabetical-index-mark-start text:id="IMark60662408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2785688"/><text:alphabetical-index-mark-start text:id="IMark60373448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result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0373448"/><text:alphabetical-index-mark-end text:id="IMark62785688"/><text:alphabetical-index-mark-end text:id="IMark63306360"/><text:alphabetical-index-mark-end text:id="IMark63165512"/>s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62408"/><text:alphabetical-index-mark-end text:id="IMark52509624"/><text:alphabetical-index-mark-end text:id="IMark59299224"/><text:alphabetical-index-mark-end text:id="IMark34680840"/><text:alphabetical-index-mark-end text:id="IMark61464088"/><text:alphabetical-index-mark-end text:id="IMark58510056"/><text:alphabetical-index-mark-end text:id="IMark59317848"/><text:alphabetical-index-mark-end text:id="IMark52542408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64551960"/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.txt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end text:id="IMark64551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 in the working <text:alphabetical-index-mark-start text:id="IMark49877032"/><text:alphabetical-index-mark-start text:id="IMark49858712"/><text:alphabetical-index-mark-start text:id="IMark35801496"/><text:alphabetical-index-mark-start text:id="IMark60403800"/><text:alphabetical-index-mark-start text:id="IMark63350024"/><text:alphabetical-index-mark-start text:id="IMark64201576"/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58354664"/><text:alphabetical-index-mark-start text:id="IMark63316696"/><text:alphabetical-index-mark-start text:id="IMark63210520"/>folder<text:alphabetical-index-mark-end text:id="IMark63210520"/><text:alphabetical-index-mark-end text:id="IMark63316696"/><text:alphabetical-index-mark-end text:id="IMark58354664"/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64201576"/><text:alphabetical-index-mark-end text:id="IMark63350024"/><text:alphabetical-index-mark-end text:id="IMark60403800"/><text:alphabetical-index-mark-end text:id="IMark35801496"/><text:alphabetical-index-mark-end text:id="IMark49858712"/><text:alphabetical-index-mark-end text:id="IMark49877032"/> and fill it with the contents of the <text:alphabetical-index-mark-start text:id="IMark57245992"/><text:alphabetical-index-mark-start text:id="IMark63059464"/><text:alphabetical-index-mark-start text:id="IMark59330472"/><text:alphabetical-index-mark-start text:id="IMark35454040"/><text:alphabetical-index-mark-start text:id="IMark35551176"/><text:alphabetical-index-mark-start text:id="IMark50579048"/><text:alphabetical-index-mark-start text:id="IMark35548872"/><text:alphabetical-index-mark-start text:id="IMark50462456"/><text:alphabetical-index-mark-start text:id="IMark60365160"/><text:alphabetical-index-mark-start text:id="IMark60005768"/><text:alphabetical-index-mark-start text:id="IMark56837432"/><text:alphabetical-index-mark-start text:id="IMark64789592"/><text:alphabetical-index-mark-start text:id="IMark56903016"/>SELECT<text:alphabetical-index-mark-end text:id="IMark56903016"/><text:alphabetical-index-mark-end text:id="IMark64789592"/><text:alphabetical-index-mark-end text:id="IMark56837432"/><text:alphabetical-index-mark-end text:id="IMark60005768"/><text:alphabetical-index-mark-end text:id="IMark60365160"/><text:alphabetical-index-mark-end text:id="IMark50462456"/><text:alphabetical-index-mark-end text:id="IMark35548872"/><text:alphabetical-index-mark-end text:id="IMark50579048"/><text:alphabetical-index-mark-end text:id="IMark35551176"/><text:alphabetical-index-mark-end text:id="IMark35454040"/><text:alphabetical-index-mark-end text:id="IMark59330472"/><text:alphabetical-index-mark-end text:id="IMark63059464"/><text:alphabetical-index-mark-end text:id="IMark57245992"/> <text:alphabetical-index-mark-start text:id="IMark52866328"/><text:alphabetical-index-mark-start text:id="IMark62244552"/><text:alphabetical-index-mark-start text:id="IMark35659720"/><text:alphabetical-index-mark-start text:id="IMark59048744"/><text:alphabetical-index-mark-start text:id="IMark62222392"/><text:alphabetical-index-mark-start text:id="IMark63199976"/><text:alphabetical-index-mark-start text:id="IMark60649624"/><text:alphabetical-index-mark-start text:id="IMark62571640"/><text:alphabetical-index-mark-start text:id="IMark62895992"/><text:alphabetical-index-mark-start text:id="IMark64210184"/><text:alphabetical-index-mark-start text:id="IMark60701416"/><text:alphabetical-index-mark-start text:id="IMark43398632"/><text:alphabetical-index-mark-start text:id="IMark62900504"/>operation<text:alphabetical-index-mark-end text:id="IMark62900504"/><text:alphabetical-index-mark-end text:id="IMark43398632"/><text:alphabetical-index-mark-end text:id="IMark60701416"/><text:alphabetical-index-mark-end text:id="IMark64210184"/><text:alphabetical-index-mark-end text:id="IMark62895992"/><text:alphabetical-index-mark-end text:id="IMark62571640"/><text:alphabetical-index-mark-end text:id="IMark60649624"/><text:alphabetical-index-mark-end text:id="IMark63199976"/><text:alphabetical-index-mark-end text:id="IMark62222392"/><text:alphabetical-index-mark-end text:id="IMark59048744"/><text:alphabetical-index-mark-end text:id="IMark35659720"/><text:alphabetical-index-mark-end text:id="IMark62244552"/><text:alphabetical-index-mark-end text:id="IMark52866328"/> described above.</text:p>
      <text:p text:style-name="P90"/>
      <text:p text:style-name="P90"/>
      <text:p text:style-name="P41"><text:span text:style-name="T11">2.3.2.2.</text:span> <text:alphabetical-index-mark-start text:id="IMark63350024"/><text:alphabetical-index-mark-start text:id="IMark64201576"/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58354664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64551960"/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34680840"/><text:alphabetical-index-mark-start text:id="IMark59299224"/>sql<text:alphabetical-index-mark-end text:id="IMark59299224"/><text:alphabetical-index-mark-end text:id="IMark34680840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end text:id="IMark64551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58354664"/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64201576"/><text:alphabetical-index-mark-end text:id="IMark63350024"/>p_<text:alphabetical-index-mark-start text:id="IMark52509624"/><text:alphabetical-index-mark-start text:id="IMark60662408"/><text:alphabetical-index-mark-start text:id="IMark43434600"/><text:alphabetical-index-mark-start text:id="IMark60863176"/><text:alphabetical-index-mark-start text:id="IMark6446493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2785688"/><text:alphabetical-index-mark-start text:id="IMark60373448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28824536"/><text:alphabetical-index-mark-start text:id="IMark56408184"/><text:alphabetical-index-mark-start text:id="IMark61414968"/><text:alphabetical-index-mark-start text:id="IMark49865640"/><text:alphabetical-index-mark-start text:id="IMark64199720"/><text:alphabetical-index-mark-start text:id="IMark63305032"/>result<text:alphabetical-index-mark-end text:id="IMark63305032"/><text:alphabetical-index-mark-end text:id="IMark64199720"/><text:alphabetical-index-mark-end text:id="IMark49865640"/><text:alphabetical-index-mark-end text:id="IMark61414968"/><text:alphabetical-index-mark-end text:id="IMark56408184"/><text:alphabetical-index-mark-end text:id="IMark28824536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905352"/>s<text:alphabetical-index-mark-end text:id="IMark59307400"/><text:alphabetical-index-mark-end text:id="IMark63909336"/><text:alphabetical-index-mark-end text:id="IMark60373448"/><text:alphabetical-index-mark-end text:id="IMark6278568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4464936"/><text:alphabetical-index-mark-end text:id="IMark60863176"/><text:alphabetical-index-mark-end text:id="IMark43434600"/><text:alphabetical-index-mark-end text:id="IMark60662408"/><text:alphabetical-index-mark-end text:id="IMark52509624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<text:alphabetical-index-mark-start text:id="IMark64462472"/><text:alphabetical-index-mark-start text:id="IMark58511320"/><text:alphabetical-index-mark-start text:id="IMark62321032"/><text:alphabetical-index-mark-start text:id="IMark61922488"/><text:alphabetical-index-mark-start text:id="IMark55135704"/><text:alphabetical-index-mark-start text:id="IMark57370952"/><text:alphabetical-index-mark-start text:id="IMark63195832"/><text:alphabetical-index-mark-start text:id="IMark56387960"/>.txt<text:alphabetical-index-mark-end text:id="IMark56387960"/><text:alphabetical-index-mark-end text:id="IMark63195832"/><text:alphabetical-index-mark-end text:id="IMark57370952"/><text:alphabetical-index-mark-end text:id="IMark55135704"/><text:alphabetical-index-mark-end text:id="IMark61922488"/><text:alphabetical-index-mark-end text:id="IMark62321032"/><text:alphabetical-index-mark-end text:id="IMark58511320"/><text:alphabetical-index-mark-end text:id="IMark64462472"/>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 with two or more <text:alphabetical-index-mark-start text:id="IMark61463128"/><text:alphabetical-index-mark-start text:id="IMark61309048"/><text:alphabetical-index-mark-start text:id="IMark62964616"/><text:alphabetical-index-mark-start text:id="IMark50519464"/><text:alphabetical-index-mark-start text:id="IMark58342104"/><text:alphabetical-index-mark-start text:id="IMark54326184"/><text:alphabetical-index-mark-start text:id="IMark62933016"/><text:alphabetical-index-mark-start text:id="IMark28895672"/><text:alphabetical-index-mark-start text:id="IMark64185816"/><text:alphabetical-index-mark-start text:id="IMark64183128"/><text:alphabetical-index-mark-start text:id="IMark59587592"/><text:alphabetical-index-mark-start text:id="IMark62886104"/><text:alphabetical-index-mark-start text:id="IMark62321496"/>listing<text:alphabetical-index-mark-end text:id="IMark62321496"/><text:alphabetical-index-mark-end text:id="IMark62886104"/><text:alphabetical-index-mark-end text:id="IMark59587592"/><text:alphabetical-index-mark-end text:id="IMark64183128"/><text:alphabetical-index-mark-end text:id="IMark64185816"/><text:alphabetical-index-mark-end text:id="IMark28895672"/><text:alphabetical-index-mark-end text:id="IMark62933016"/><text:alphabetical-index-mark-end text:id="IMark54326184"/><text:alphabetical-index-mark-end text:id="IMark58342104"/><text:alphabetical-index-mark-end text:id="IMark50519464"/><text:alphabetical-index-mark-end text:id="IMark62964616"/><text:alphabetical-index-mark-end text:id="IMark61309048"/><text:alphabetical-index-mark-end text:id="IMark61463128"/>s</text:p>
      <text:p text:style-name="P41"/>
      <text:p text:style-name="P27"><text:span text:style-name="T23">./</text:span><text:alphabetical-index-mark-start text:id="IMark62087656"/><text:alphabetical-index-mark-start text:id="IMark64461240"/><text:alphabetical-index-mark-start text:id="IMark61540440"/><text:alphabetical-index-mark-start text:id="IMark64550040"/><text:alphabetical-index-mark-start text:id="IMark60861240"/><text:alphabetical-index-mark-start text:id="IMark52856648"/><text:alphabetical-index-mark-start text:id="IMark63150648"/><text:alphabetical-index-mark-start text:id="IMark62322760"/><text:alphabetical-index-mark-start text:id="IMark54884312"/><text:alphabetical-index-mark-start text:id="IMark54952040"/><text:alphabetical-index-mark-start text:id="IMark59743656"/><text:alphabetical-index-mark-start text:id="IMark61307784"/><text:alphabetical-index-mark-start text:id="IMark63992856"/><text:alphabetical-index-mark-start text:id="IMark6330266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35801496"/><text:alphabetical-index-mark-start text:id="IMark64460008"/><text:alphabetical-index-mark-start text:id="IMark61309048"/><text:alphabetical-index-mark-start text:id="IMark61463128"/><text:alphabetical-index-mark-start text:id="IMark62964616"/><text:alphabetical-index-mark-start text:id="IMark50519464"/><text:alphabetical-index-mark-start text:id="IMark58342104"/><text:span text:style-name="T27">sql</text:span><text:alphabetical-index-mark-end text:id="IMark58342104"/><text:alphabetical-index-mark-end text:id="IMark50519464"/><text:alphabetical-index-mark-end text:id="IMark62964616"/><text:alphabetical-index-mark-end text:id="IMark61463128"/><text:alphabetical-index-mark-end text:id="IMark61309048"/><text:alphabetical-index-mark-end text:id="IMark64460008"/><text:alphabetical-index-mark-end text:id="IMark35801496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63992856"/><text:alphabetical-index-mark-end text:id="IMark61307784"/><text:alphabetical-index-mark-end text:id="IMark59743656"/><text:alphabetical-index-mark-end text:id="IMark54952040"/><text:alphabetical-index-mark-end text:id="IMark54884312"/><text:alphabetical-index-mark-end text:id="IMark62322760"/><text:alphabetical-index-mark-end text:id="IMark63150648"/><text:alphabetical-index-mark-end text:id="IMark52856648"/><text:alphabetical-index-mark-end text:id="IMark60861240"/><text:alphabetical-index-mark-end text:id="IMark64550040"/><text:alphabetical-index-mark-end text:id="IMark61540440"/><text:alphabetical-index-mark-end text:id="IMark64461240"/><text:alphabetical-index-mark-end text:id="IMark62087656"/><text:span text:style-name="T32">p</text:span><text:span text:style-name="T27"> </text:span><text:alphabetical-index-mark-start text:id="IMark54326184"/><text:alphabetical-index-mark-start text:id="IMark62933016"/><text:alphabetical-index-mark-start text:id="IMark28895672"/><text:alphabetical-index-mark-start text:id="IMark64185816"/><text:alphabetical-index-mark-start text:id="IMark64183128"/><text:alphabetical-index-mark-start text:id="IMark59587592"/><text:alphabetical-index-mark-start text:id="IMark62886104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<text:span text:style-name="T27">your_</text:span><text:alphabetical-index-mark-start text:id="IMark64462472"/><text:alphabetical-index-mark-start text:id="IMark58511320"/><text:alphabetical-index-mark-start text:id="IMark62321032"/><text:alphabetical-index-mark-start text:id="IMark61922488"/><text:alphabetical-index-mark-start text:id="IMark55135704"/><text:alphabetical-index-mark-start text:id="IMark57370952"/><text:alphabetical-index-mark-start text:id="IMark63195832"/><text:alphabetical-index-mark-start text:id="IMark56387960"/><text:alphabetical-index-mark-start text:id="IMark52509624"/><text:alphabetical-index-mark-start text:id="IMark60662408"/><text:alphabetical-index-mark-start text:id="IMark43434600"/><text:alphabetical-index-mark-start text:id="IMark60863176"/><text:alphabetical-index-mark-start text:id="IMark64464936"/><text:span text:style-name="T27">database</text:span><text:alphabetical-index-mark-end text:id="IMark64464936"/><text:alphabetical-index-mark-end text:id="IMark60863176"/><text:alphabetical-index-mark-end text:id="IMark43434600"/><text:alphabetical-index-mark-end text:id="IMark60662408"/><text:alphabetical-index-mark-end text:id="IMark52509624"/><text:alphabetical-index-mark-end text:id="IMark56387960"/>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<text:alphabetical-index-mark-end text:id="IMark62321496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2785688"/><text:alphabetical-index-mark-start text:id="IMark60373448"/><text:span text:style-name="T27">.</text:span><text:span text:style-name="T32">db</text:span><text:alphabetical-index-mark-end text:id="IMark60373448"/><text:alphabetical-index-mark-end text:id="IMark6278568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3195832"/><text:alphabetical-index-mark-end text:id="IMark57370952"/><text:alphabetical-index-mark-end text:id="IMark55135704"/><text:alphabetical-index-mark-end text:id="IMark61922488"/><text:alphabetical-index-mark-end text:id="IMark62321032"/><text:alphabetical-index-mark-end text:id="IMark58511320"/><text:alphabetical-index-mark-end text:id="IMark64462472"/><text:alphabetical-index-mark-end text:id="IMark62886104"/><text:alphabetical-index-mark-end text:id="IMark59587592"/><text:alphabetical-index-mark-end text:id="IMark64183128"/><text:alphabetical-index-mark-end text:id="IMark64185816"/><text:alphabetical-index-mark-end text:id="IMark28895672"/><text:alphabetical-index-mark-end text:id="IMark62933016"/><text:alphabetical-index-mark-end text:id="IMark54326184"/><text:span text:style-name="T27"> </text:span><text:span text:style-name="T23">“</text:span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28824536"/><text:alphabetical-index-mark-start text:id="IMark56408184"/><text:alphabetical-index-mark-start text:id="IMark61414968"/><text:alphabetical-index-mark-start text:id="IMark49865640"/><text:span text:style-name="T23">SELECT</text:span><text:alphabetical-index-mark-end text:id="IMark49865640"/><text:alphabetical-index-mark-end text:id="IMark61414968"/><text:alphabetical-index-mark-end text:id="IMark56408184"/><text:alphabetical-index-mark-end text:id="IMark28824536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span text:style-name="T23"> * FROM </text:span><text:alphabetical-index-mark-start text:id="IMark64199720"/><text:alphabetical-index-mark-start text:id="IMark63305032"/><text:alphabetical-index-mark-start text:id="IMark63350024"/><text:alphabetical-index-mark-start text:id="IMark64201576"/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58354664"/><text:alphabetical-index-mark-start text:id="IMark64458776"/><text:alphabetical-index-mark-start text:id="IMark63901368"/><text:alphabetical-index-mark-start text:id="IMark64457544"/><text:alphabetical-index-mark-start text:id="IMark60861976"/><text:span text:style-name="T23">your_</text:span><text:alphabetical-index-mark-start text:id="IMark55458440"/><text:alphabetical-index-mark-start text:id="IMark60641544"/><text:alphabetical-index-mark-start text:id="IMark64551960"/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span text:style-name="T23">table</text:span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end text:id="IMark64551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58354664"/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64201576"/><text:alphabetical-index-mark-end text:id="IMark63350024"/><text:alphabetical-index-mark-end text:id="IMark63305032"/><text:alphabetical-index-mark-end text:id="IMark64199720"/><text:span text:style-name="T23">_1; </text:span><text:alphabetical-index-mark-start text:id="IMark34680840"/><text:alphabetical-index-mark-start text:id="IMark59299224"/><text:alphabetical-index-mark-start text:id="IMark63221048"/><text:alphabetical-index-mark-start text:id="IMark59302152"/><text:alphabetical-index-mark-start text:id="IMark59161320"/><text:alphabetical-index-mark-start text:id="IMark63210520"/><text:alphabetical-index-mark-start text:id="IMark62576904"/><text:alphabetical-index-mark-start text:id="IMark52881368"/><text:alphabetical-index-mark-start text:id="IMark28240840"/><text:alphabetical-index-mark-start text:id="IMark58625272"/><text:alphabetical-index-mark-start text:id="IMark64867512"/><text:alphabetical-index-mark-start text:id="IMark62572424"/><text:alphabetical-index-mark-start text:id="IMark62961240"/><text:span text:style-name="T23">SELECT</text:span><text:alphabetical-index-mark-end text:id="IMark62961240"/><text:alphabetical-index-mark-end text:id="IMark62572424"/><text:alphabetical-index-mark-end text:id="IMark64867512"/><text:alphabetical-index-mark-end text:id="IMark58625272"/><text:alphabetical-index-mark-end text:id="IMark28240840"/><text:alphabetical-index-mark-end text:id="IMark52881368"/><text:alphabetical-index-mark-end text:id="IMark62576904"/><text:alphabetical-index-mark-end text:id="IMark63210520"/><text:alphabetical-index-mark-end text:id="IMark59161320"/><text:alphabetical-index-mark-end text:id="IMark59302152"/><text:alphabetical-index-mark-end text:id="IMark63221048"/><text:alphabetical-index-mark-end text:id="IMark59299224"/><text:alphabetical-index-mark-end text:id="IMark34680840"/><text:span text:style-name="T23"> * FROM </text:span><text:alphabetical-index-mark-start text:id="IMark52540792"/><text:alphabetical-index-mark-start text:id="IMark28771272"/><text:alphabetical-index-mark-start text:id="IMark35485560"/><text:alphabetical-index-mark-start text:id="IMark51660776"/><text:alphabetical-index-mark-start text:id="IMark62864776"/><text:alphabetical-index-mark-start text:id="IMark63783032"/><text:alphabetical-index-mark-start text:id="IMark64754712"/><text:alphabetical-index-mark-start text:id="IMark64745976"/><text:alphabetical-index-mark-start text:id="IMark62514744"/><text:alphabetical-index-mark-start text:id="IMark59050072"/><text:alphabetical-index-mark-start text:id="IMark62340040"/><text:alphabetical-index-mark-start text:id="IMark28893368"/><text:alphabetical-index-mark-start text:id="IMark59034600"/><text:span text:style-name="T23">your_</text:span><text:alphabetical-index-mark-start text:id="IMark57247144"/><text:alphabetical-index-mark-start text:id="IMark64786440"/><text:alphabetical-index-mark-start text:id="IMark58808216"/><text:alphabetical-index-mark-start text:id="IMark63202232"/><text:alphabetical-index-mark-start text:id="IMark35526600"/><text:alphabetical-index-mark-start text:id="IMark59234904"/><text:alphabetical-index-mark-start text:id="IMark59375608"/><text:alphabetical-index-mark-start text:id="IMark61441160"/><text:alphabetical-index-mark-start text:id="IMark57542216"/><text:alphabetical-index-mark-start text:id="IMark62097448"/><text:alphabetical-index-mark-start text:id="IMark52479512"/><text:alphabetical-index-mark-start text:id="IMark59048744"/><text:alphabetical-index-mark-start text:id="IMark35659720"/><text:span text:style-name="T23">table</text:span><text:alphabetical-index-mark-end text:id="IMark35659720"/><text:alphabetical-index-mark-end text:id="IMark59048744"/><text:alphabetical-index-mark-end text:id="IMark52479512"/><text:alphabetical-index-mark-end text:id="IMark62097448"/><text:alphabetical-index-mark-end text:id="IMark57542216"/><text:alphabetical-index-mark-end text:id="IMark61441160"/><text:alphabetical-index-mark-end text:id="IMark59375608"/><text:alphabetical-index-mark-end text:id="IMark59234904"/><text:alphabetical-index-mark-end text:id="IMark35526600"/><text:alphabetical-index-mark-end text:id="IMark63202232"/><text:alphabetical-index-mark-end text:id="IMark58808216"/><text:alphabetical-index-mark-end text:id="IMark64786440"/><text:alphabetical-index-mark-end text:id="IMark57247144"/><text:alphabetical-index-mark-end text:id="IMark59034600"/><text:alphabetical-index-mark-end text:id="IMark28893368"/><text:alphabetical-index-mark-end text:id="IMark62340040"/><text:alphabetical-index-mark-end text:id="IMark59050072"/><text:alphabetical-index-mark-end text:id="IMark62514744"/><text:alphabetical-index-mark-end text:id="IMark64745976"/><text:alphabetical-index-mark-end text:id="IMark64754712"/><text:alphabetical-index-mark-end text:id="IMark63783032"/><text:alphabetical-index-mark-end text:id="IMark62864776"/><text:alphabetical-index-mark-end text:id="IMark51660776"/><text:alphabetical-index-mark-end text:id="IMark35485560"/><text:alphabetical-index-mark-end text:id="IMark28771272"/><text:alphabetical-index-mark-end text:id="IMark52540792"/><text:span text:style-name="T23">_</text:span><text:span text:style-name="T28">2</text:span><text:span text:style-name="T23">;”</text:span></text:p>
      <text:p text:style-name="P78"/>
      <text:p text:style-name="P96">for <text:alphabetical-index-mark-start text:id="IMark62964616"/><text:alphabetical-index-mark-start text:id="IMark50519464"/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52870952"/><text:alphabetical-index-mark-start text:id="IMark57803448"/>Sql<text:alphabetical-index-mark-end text:id="IMark57803448"/><text:alphabetical-index-mark-end text:id="IMark52870952"/>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ite<text:alphabetical-index-mark-end text:id="IMark62087656"/><text:alphabetical-index-mark-end text:id="IMark58342104"/><text:alphabetical-index-mark-end text:id="IMark50519464"/><text:alphabetical-index-mark-end text:id="IMark62964616"/>3 or:</text:p>
      <text:p text:style-name="P86"/>
      <text:p text:style-name="P80"><text:soft-page-break/>./<text:alphabetical-index-mark-start text:id="IMark43434600"/><text:alphabetical-index-mark-start text:id="IMark60863176"/><text:alphabetical-index-mark-start text:id="IMark64464936"/><text:alphabetical-index-mark-start text:id="IMark64550040"/><text:alphabetical-index-mark-start text:id="IMark60861240"/><text:alphabetical-index-mark-start text:id="IMark54326184"/><text:alphabetical-index-mark-start text:id="IMark62933016"/><text:alphabetical-index-mark-start text:id="IMark28895672"/><text:alphabetical-index-mark-start text:id="IMark64185816"/><text:alphabetical-index-mark-start text:id="IMark64183128"/><text:alphabetical-index-mark-start text:id="IMark59587592"/><text:alphabetical-index-mark-start text:id="IMark62886104"/><text:alphabetical-index-mark-start text:id="IMark64462472"/><text:alphabetical-index-mark-start text:id="IMark58511320"/><text:alphabetical-index-mark-start text:id="IMark62321032"/><text:alphabetical-index-mark-start text:id="IMark61922488"/><text:alphabetical-index-mark-start text:id="IMark55135704"/><text:alphabetical-index-mark-start text:id="IMark57370952"/><text:alphabetical-index-mark-start text:id="IMark63195832"/><text:alphabetical-index-mark-start text:id="IMark64463704"/><text:alphabetical-index-mark-start text:id="IMark64190136"/><text:alphabetical-index-mark-start text:id="IMark63165512"/><text:alphabetical-index-mark-start text:id="IMark63306360"/><text:alphabetical-index-mark-start text:id="IMark62785688"/><text:alphabetical-index-mark-start text:id="IMark60373448"/><text:alphabetical-index-mark-start text:id="IMark52856648"/><text:span text:style-name="T80">sql</text:span><text:alphabetical-index-mark-end text:id="IMark52856648"/><text:alphabetical-index-mark-end text:id="IMark60373448"/><text:alphabetical-index-mark-end text:id="IMark62785688"/><text:alphabetical-index-mark-end text:id="IMark63306360"/><text:alphabetical-index-mark-end text:id="IMark63165512"/><text:alphabetical-index-mark-end text:id="IMark64190136"/><text:alphabetical-index-mark-end text:id="IMark64463704"/><text:alphabetical-index-mark-end text:id="IMark63195832"/><text:alphabetical-index-mark-end text:id="IMark57370952"/><text:alphabetical-index-mark-end text:id="IMark55135704"/><text:alphabetical-index-mark-end text:id="IMark61922488"/><text:alphabetical-index-mark-end text:id="IMark62321032"/><text:alphabetical-index-mark-end text:id="IMark58511320"/><text:alphabetical-index-mark-end text:id="IMark64462472"/><text:alphabetical-index-mark-end text:id="IMark62886104"/><text:alphabetical-index-mark-end text:id="IMark59587592"/><text:alphabetical-index-mark-end text:id="IMark64183128"/><text:alphabetical-index-mark-end text:id="IMark64185816"/><text:alphabetical-index-mark-end text:id="IMark28895672"/><text:alphabetical-index-mark-end text:id="IMark62933016"/><text:alphabetical-index-mark-end text:id="IMark54326184"/><text:alphabetical-index-mark-end text:id="IMark60861240"/><text:alphabetical-index-mark-end text:id="IMark64550040"/><text:alphabetical-index-mark-end text:id="IMark64464936"/><text:alphabetical-index-mark-end text:id="IMark60863176"/><text:alphabetical-index-mark-end text:id="IMark43434600"/><text:span text:style-name="T80">p </text:span>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28824536"/><text:alphabetical-index-mark-start text:id="IMark56408184"/><text:span text:style-name="T80">your_</text:span><text:alphabetical-index-mark-start text:id="IMark61414968"/><text:alphabetical-index-mark-start text:id="IMark49865640"/><text:alphabetical-index-mark-start text:id="IMark54884312"/><text:alphabetical-index-mark-start text:id="IMark54952040"/><text:alphabetical-index-mark-start text:id="IMark59743656"/><text:alphabetical-index-mark-start text:id="IMark64199720"/><text:alphabetical-index-mark-start text:id="IMark63305032"/><text:alphabetical-index-mark-start text:id="IMark63350024"/><text:alphabetical-index-mark-start text:id="IMark64201576"/><text:alphabetical-index-mark-start text:id="IMark63297352"/><text:alphabetical-index-mark-start text:id="IMark61306520"/><text:alphabetical-index-mark-start text:id="IMark64553880"/><text:alphabetical-index-mark-start text:id="IMark28820824"/><text:span text:style-name="T80">database</text:span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64201576"/><text:alphabetical-index-mark-end text:id="IMark63350024"/><text:alphabetical-index-mark-end text:id="IMark56408184"/><text:alphabetical-index-mark-end text:id="IMark28824536"/><text:alphabetical-index-mark-end text:id="IMark63110728"/><text:alphabetical-index-mark-end text:id="IMark59586328"/><text:alphabetical-index-mark-end text:id="IMark35768392"/><text:alphabetical-index-mark-end text:id="IMark64178472"/><text:alphabetical-index-mark-start text:id="IMark58354664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span text:style-name="T80">.h5</text:span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58354664"/><text:alphabetical-index-mark-end text:id="IMark63305032"/><text:alphabetical-index-mark-end text:id="IMark64199720"/><text:alphabetical-index-mark-end text:id="IMark59743656"/><text:alphabetical-index-mark-end text:id="IMark54952040"/><text:alphabetical-index-mark-end text:id="IMark54884312"/><text:alphabetical-index-mark-end text:id="IMark49865640"/><text:alphabetical-index-mark-end text:id="IMark61414968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2322760"/><text:alphabetical-index-mark-end text:id="IMark63150648"/><text:span text:style-name="T80"> </text:span>“<text:alphabetical-index-mark-start text:id="IMark60641544"/><text:alphabetical-index-mark-start text:id="IMark64551960"/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SELECT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end text:id="IMark64551960"/><text:alphabetical-index-mark-end text:id="IMark60641544"/> FROM <text:alphabetical-index-mark-start text:id="IMark63992856"/><text:alphabetical-index-mark-start text:id="IMark34680840"/><text:alphabetical-index-mark-start text:id="IMark59299224"/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your_<text:alphabetical-index-mark-start text:id="IMark49877032"/><text:alphabetical-index-mark-start text:id="IMark49858712"/><text:alphabetical-index-mark-start text:id="IMark60403800"/><text:alphabetical-index-mark-start text:id="IMark64460008"/><text:span text:style-name="T79">dataset</text:span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alphabetical-index-mark-end text:id="IMark59299224"/><text:alphabetical-index-mark-end text:id="IMark34680840"/><text:alphabetical-index-mark-end text:id="IMark63992856"/>_1; <text:alphabetical-index-mark-start text:id="IMark35801496"/><text:alphabetical-index-mark-start text:id="IMark61463128"/><text:alphabetical-index-mark-start text:id="IMark61309048"/><text:alphabetical-index-mark-start text:id="IMark50519464"/><text:alphabetical-index-mark-start text:id="IMark62964616"/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SELECT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alphabetical-index-mark-end text:id="IMark62964616"/><text:alphabetical-index-mark-end text:id="IMark50519464"/><text:alphabetical-index-mark-end text:id="IMark61309048"/><text:alphabetical-index-mark-end text:id="IMark61463128"/><text:alphabetical-index-mark-end text:id="IMark35801496"/> FROM <text:alphabetical-index-mark-start text:id="IMark52870952"/><text:alphabetical-index-mark-start text:id="IMark57803448"/><text:alphabetical-index-mark-start text:id="IMark56387960"/><text:alphabetical-index-mark-start text:id="IMark60662408"/><text:alphabetical-index-mark-start text:id="IMark52509624"/><text:alphabetical-index-mark-start text:id="IMark63210520"/><text:alphabetical-index-mark-start text:id="IMark56544488"/><text:alphabetical-index-mark-start text:id="IMark59574728"/><text:alphabetical-index-mark-start text:id="IMark60069784"/>your_<text:alphabetical-index-mark-start text:id="IMark29551560"/><text:alphabetical-index-mark-start text:id="IMark62165672"/><text:alphabetical-index-mark-start text:id="IMark60411080"/><text:alphabetical-index-mark-start text:id="IMark60008424"/><text:span text:style-name="T79">dataset</text:span><text:alphabetical-index-mark-end text:id="IMark60008424"/><text:alphabetical-index-mark-end text:id="IMark60411080"/><text:alphabetical-index-mark-end text:id="IMark62165672"/><text:alphabetical-index-mark-end text:id="IMark29551560"/><text:alphabetical-index-mark-end text:id="IMark60069784"/><text:alphabetical-index-mark-end text:id="IMark59574728"/><text:alphabetical-index-mark-end text:id="IMark56544488"/><text:alphabetical-index-mark-end text:id="IMark63210520"/><text:alphabetical-index-mark-end text:id="IMark52509624"/><text:alphabetical-index-mark-end text:id="IMark60662408"/><text:alphabetical-index-mark-end text:id="IMark56387960"/><text:alphabetical-index-mark-end text:id="IMark57803448"/><text:alphabetical-index-mark-end text:id="IMark52870952"/>_<text:span text:style-name="T81">2</text:span>;”</text:p>
      <text:p text:style-name="P78"/>
      <text:p text:style-name="P86"><text:span text:style-name="T48">for </text:span><text:alphabetical-index-mark-start text:id="IMark60861240"/><text:alphabetical-index-mark-start text:id="IMark54326184"/><text:alphabetical-index-mark-start text:id="IMark62933016"/><text:alphabetical-index-mark-start text:id="IMark28895672"/><text:span text:style-name="T48">HDF5</text:span><text:alphabetical-index-mark-end text:id="IMark28895672"/><text:alphabetical-index-mark-end text:id="IMark62933016"/><text:alphabetical-index-mark-end text:id="IMark54326184"/><text:alphabetical-index-mark-end text:id="IMark60861240"/><text:span text:style-name="T48"> </text:span>w<text:span text:style-name="T51">ill also </text:span><text:alphabetical-index-mark-start text:id="IMark64185816"/><text:alphabetical-index-mark-start text:id="IMark64183128"/><text:alphabetical-index-mark-start text:id="IMark59587592"/><text:alphabetical-index-mark-start text:id="IMark62886104"/><text:alphabetical-index-mark-start text:id="IMark64462472"/><text:alphabetical-index-mark-start text:id="IMark58511320"/><text:alphabetical-index-mark-start text:id="IMark62321032"/><text:alphabetical-index-mark-start text:id="IMark61922488"/><text:alphabetical-index-mark-start text:id="IMark55135704"/><text:alphabetical-index-mark-start text:id="IMark57370952"/><text:alphabetical-index-mark-start text:id="IMark63195832"/><text:alphabetical-index-mark-start text:id="IMark64463704"/><text:alphabetical-index-mark-start text:id="IMark64190136"/><text:span text:style-name="T51">overwrite</text:span><text:alphabetical-index-mark-end text:id="IMark64190136"/><text:alphabetical-index-mark-end text:id="IMark64463704"/><text:alphabetical-index-mark-end text:id="IMark63195832"/><text:alphabetical-index-mark-end text:id="IMark57370952"/><text:alphabetical-index-mark-end text:id="IMark55135704"/><text:alphabetical-index-mark-end text:id="IMark61922488"/><text:alphabetical-index-mark-end text:id="IMark62321032"/><text:alphabetical-index-mark-end text:id="IMark58511320"/><text:alphabetical-index-mark-end text:id="IMark64462472"/><text:alphabetical-index-mark-end text:id="IMark62886104"/><text:alphabetical-index-mark-end text:id="IMark59587592"/><text:alphabetical-index-mark-end text:id="IMark64183128"/><text:alphabetical-index-mark-end text:id="IMark64185816"/><text:span text:style-name="T51"> any existing </text:span><text:alphabetical-index-mark-start text:id="IMark63165512"/><text:alphabetical-index-mark-start text:id="IMark63306360"/><text:alphabetical-index-mark-start text:id="IMark62785688"/><text:alphabetical-index-mark-start text:id="IMark60373448"/><text:alphabetical-index-mark-start text:id="IMark52856648"/><text:alphabetical-index-mark-start text:id="IMark64178472"/><text:alphabetical-index-mark-start text:id="IMark35768392"/><text:alphabetical-index-mark-start text:id="IMark59586328"/><text:alphabetical-index-mark-start text:id="IMark63110728"/><text:alphabetical-index-mark-start text:id="IMark28824536"/><text:alphabetical-index-mark-start text:id="IMark56408184"/><text:alphabetical-index-mark-start text:id="IMark63350024"/><text:alphabetical-index-mark-start text:id="IMark64201576"/><text:span text:style-name="T51">instance</text:span><text:alphabetical-index-mark-end text:id="IMark64201576"/><text:alphabetical-index-mark-end text:id="IMark63350024"/><text:alphabetical-index-mark-end text:id="IMark56408184"/><text:alphabetical-index-mark-end text:id="IMark28824536"/><text:alphabetical-index-mark-end text:id="IMark63110728"/><text:alphabetical-index-mark-end text:id="IMark59586328"/><text:alphabetical-index-mark-end text:id="IMark35768392"/><text:alphabetical-index-mark-end text:id="IMark64178472"/><text:alphabetical-index-mark-end text:id="IMark52856648"/><text:alphabetical-index-mark-end text:id="IMark60373448"/><text:alphabetical-index-mark-end text:id="IMark62785688"/><text:alphabetical-index-mark-end text:id="IMark63306360"/><text:alphabetical-index-mark-end text:id="IMark63165512"/><text:span text:style-name="T51"> of </text:span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1414968"/><text:alphabetical-index-mark-start text:id="IMark49865640"/><text:alphabetical-index-mark-start text:id="IMark54884312"/><text:alphabetical-index-mark-start text:id="IMark54952040"/><text:alphabetical-index-mark-start text:id="IMark59743656"/><text:alphabetical-index-mark-start text:id="IMark64199720"/><text:alphabetical-index-mark-start text:id="IMark63305032"/><text:alphabetical-index-mark-start text:id="IMark58354664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64551960"/><text:span text:style-name="T51">sql</text:span><text:alphabetical-index-mark-end text:id="IMark64551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58354664"/><text:alphabetical-index-mark-end text:id="IMark63305032"/><text:alphabetical-index-mark-end text:id="IMark64199720"/><text:alphabetical-index-mark-end text:id="IMark59743656"/><text:alphabetical-index-mark-end text:id="IMark54952040"/><text:alphabetical-index-mark-end text:id="IMark54884312"/><text:alphabetical-index-mark-end text:id="IMark49865640"/><text:alphabetical-index-mark-end text:id="IMark61414968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2322760"/><text:alphabetical-index-mark-end text:id="IMark63150648"/><text:alphabetical-index-mark-end text:id="IMark28820824"/><text:alphabetical-index-mark-end text:id="IMark64553880"/><text:alphabetical-index-mark-end text:id="IMark61306520"/><text:alphabetical-index-mark-end text:id="IMark63297352"/><text:span text:style-name="T51">p_</text:span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1309048"/><text:alphabetical-index-mark-start text:id="IMark50519464"/><text:alphabetical-index-mark-start text:id="IMark62964616"/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63992856"/><text:alphabetical-index-mark-start text:id="IMark34680840"/><text:span text:style-name="T51">result</text:span><text:alphabetical-index-mark-end text:id="IMark34680840"/><text:alphabetical-index-mark-end text:id="IMark63992856"/>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alphabetical-index-mark-end text:id="IMark62964616"/><text:alphabetical-index-mark-end text:id="IMark50519464"/><text:alphabetical-index-mark-end text:id="IMark61309048"/><text:span text:style-name="T51">s</text:span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start text:id="IMark59299224"/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52870952"/><text:alphabetical-index-mark-start text:id="IMark57803448"/><text:span text:style-name="T51">.txt</text:span><text:alphabetical-index-mark-end text:id="IMark57803448"/><text:alphabetical-index-mark-end text:id="IMark52870952"/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alphabetical-index-mark-end text:id="IMark59299224"/><text:span text:style-name="T51"> and will fill it with the </text:span><text:alphabetical-index-mark-start text:id="IMark56387960"/><text:alphabetical-index-mark-start text:id="IMark60662408"/><text:alphabetical-index-mark-start text:id="IMark52509624"/><text:alphabetical-index-mark-start text:id="IMark60863176"/><text:alphabetical-index-mark-start text:id="IMark43434600"/><text:alphabetical-index-mark-start text:id="IMark64550040"/><text:alphabetical-index-mark-start text:id="IMark64464936"/><text:alphabetical-index-mark-start text:id="IMark67532472"/><text:alphabetical-index-mark-start text:id="IMark63210520"/><text:alphabetical-index-mark-start text:id="IMark63199976"/><text:alphabetical-index-mark-start text:id="IMark60649624"/><text:alphabetical-index-mark-start text:id="IMark62571640"/><text:alphabetical-index-mark-start text:id="IMark62895992"/><text:alphabetical-index-mark-start text:id="IMark64210184"/><text:alphabetical-index-mark-start text:id="IMark62576904"/><text:alphabetical-index-mark-start text:id="IMark52881368"/><text:alphabetical-index-mark-start text:id="IMark28240840"/><text:alphabetical-index-mark-start text:id="IMark58625272"/><text:alphabetical-index-mark-start text:id="IMark64867512"/><text:alphabetical-index-mark-start text:id="IMark62572424"/><text:alphabetical-index-mark-start text:id="IMark62961240"/><text:alphabetical-index-mark-start text:id="IMark60701416"/><text:alphabetical-index-mark-start text:id="IMark43398632"/><text:alphabetical-index-mark-start text:id="IMark62900504"/><text:alphabetical-index-mark-start text:id="IMark52540792"/><text:alphabetical-index-mark-start text:id="IMark28771272"/><text:span text:style-name="T51">result</text:span><text:alphabetical-index-mark-end text:id="IMark28771272"/><text:alphabetical-index-mark-end text:id="IMark52540792"/><text:alphabetical-index-mark-end text:id="IMark62900504"/><text:alphabetical-index-mark-end text:id="IMark43398632"/><text:alphabetical-index-mark-end text:id="IMark60701416"/><text:alphabetical-index-mark-end text:id="IMark62961240"/><text:alphabetical-index-mark-end text:id="IMark62572424"/><text:alphabetical-index-mark-end text:id="IMark64867512"/><text:alphabetical-index-mark-end text:id="IMark58625272"/><text:alphabetical-index-mark-end text:id="IMark28240840"/><text:alphabetical-index-mark-end text:id="IMark52881368"/><text:alphabetical-index-mark-end text:id="IMark62576904"/><text:alphabetical-index-mark-end text:id="IMark64210184"/><text:span text:style-name="T51">s</text:span><text:alphabetical-index-mark-end text:id="IMark62895992"/><text:alphabetical-index-mark-end text:id="IMark62571640"/><text:alphabetical-index-mark-end text:id="IMark60649624"/><text:alphabetical-index-mark-end text:id="IMark63199976"/><text:alphabetical-index-mark-end text:id="IMark63210520"/><text:alphabetical-index-mark-end text:id="IMark67532472"/><text:alphabetical-index-mark-end text:id="IMark64464936"/><text:alphabetical-index-mark-end text:id="IMark64550040"/><text:alphabetical-index-mark-end text:id="IMark43434600"/><text:alphabetical-index-mark-end text:id="IMark60863176"/><text:alphabetical-index-mark-end text:id="IMark52509624"/><text:alphabetical-index-mark-end text:id="IMark60662408"/><text:alphabetical-index-mark-end text:id="IMark56387960"/><text:span text:style-name="T51"> of the first </text:span><text:alphabetical-index-mark-start text:id="IMark35485560"/><text:alphabetical-index-mark-start text:id="IMark51660776"/><text:alphabetical-index-mark-start text:id="IMark62864776"/><text:alphabetical-index-mark-start text:id="IMark63783032"/><text:alphabetical-index-mark-start text:id="IMark64754712"/><text:alphabetical-index-mark-start text:id="IMark64745976"/><text:alphabetical-index-mark-start text:id="IMark62514744"/><text:alphabetical-index-mark-start text:id="IMark59050072"/><text:alphabetical-index-mark-start text:id="IMark62340040"/><text:alphabetical-index-mark-start text:id="IMark28893368"/><text:alphabetical-index-mark-start text:id="IMark59034600"/><text:alphabetical-index-mark-start text:id="IMark57247144"/><text:alphabetical-index-mark-start text:id="IMark64786440"/><text:span text:style-name="T51">SELECT</text:span><text:alphabetical-index-mark-end text:id="IMark64786440"/><text:alphabetical-index-mark-end text:id="IMark57247144"/><text:alphabetical-index-mark-end text:id="IMark59034600"/><text:alphabetical-index-mark-end text:id="IMark28893368"/><text:alphabetical-index-mark-end text:id="IMark62340040"/><text:alphabetical-index-mark-end text:id="IMark59050072"/><text:alphabetical-index-mark-end text:id="IMark62514744"/><text:alphabetical-index-mark-end text:id="IMark64745976"/><text:alphabetical-index-mark-end text:id="IMark64754712"/><text:alphabetical-index-mark-end text:id="IMark63783032"/><text:alphabetical-index-mark-end text:id="IMark62864776"/><text:alphabetical-index-mark-end text:id="IMark51660776"/><text:alphabetical-index-mark-end text:id="IMark35485560"/><text:span text:style-name="T51">, and then with the </text:span><text:alphabetical-index-mark-start text:id="IMark58808216"/><text:alphabetical-index-mark-start text:id="IMark63202232"/><text:alphabetical-index-mark-start text:id="IMark35526600"/><text:alphabetical-index-mark-start text:id="IMark59234904"/><text:alphabetical-index-mark-start text:id="IMark59375608"/><text:alphabetical-index-mark-start text:id="IMark61441160"/><text:alphabetical-index-mark-start text:id="IMark57542216"/><text:alphabetical-index-mark-start text:id="IMark62097448"/><text:alphabetical-index-mark-start text:id="IMark52479512"/><text:alphabetical-index-mark-start text:id="IMark59048744"/><text:alphabetical-index-mark-start text:id="IMark35659720"/><text:alphabetical-index-mark-start text:id="IMark57245992"/><text:alphabetical-index-mark-start text:id="IMark63059464"/><text:alphabetical-index-mark-start text:id="IMark50579048"/><text:alphabetical-index-mark-start text:id="IMark35551176"/><text:alphabetical-index-mark-start text:id="IMark35454040"/><text:alphabetical-index-mark-start text:id="IMark59330472"/><text:alphabetical-index-mark-start text:id="IMark60005768"/><text:alphabetical-index-mark-start text:id="IMark60365160"/><text:alphabetical-index-mark-start text:id="IMark50462456"/><text:alphabetical-index-mark-start text:id="IMark35548872"/><text:alphabetical-index-mark-start text:id="IMark55597448"/><text:alphabetical-index-mark-start text:id="IMark56903016"/><text:alphabetical-index-mark-start text:id="IMark64789592"/><text:alphabetical-index-mark-start text:id="IMark56837432"/><text:alphabetical-index-mark-start text:id="IMark52598584"/><text:span text:style-name="T51">result</text:span><text:alphabetical-index-mark-end text:id="IMark52598584"/><text:alphabetical-index-mark-end text:id="IMark56837432"/><text:alphabetical-index-mark-end text:id="IMark64789592"/><text:alphabetical-index-mark-end text:id="IMark56903016"/><text:alphabetical-index-mark-end text:id="IMark55597448"/><text:alphabetical-index-mark-end text:id="IMark35548872"/><text:alphabetical-index-mark-end text:id="IMark50462456"/><text:alphabetical-index-mark-end text:id="IMark60365160"/><text:alphabetical-index-mark-end text:id="IMark60005768"/><text:alphabetical-index-mark-end text:id="IMark59330472"/><text:alphabetical-index-mark-end text:id="IMark35454040"/><text:alphabetical-index-mark-end text:id="IMark35551176"/><text:alphabetical-index-mark-end text:id="IMark50579048"/><text:span text:style-name="T51">s</text:span><text:alphabetical-index-mark-end text:id="IMark63059464"/><text:alphabetical-index-mark-end text:id="IMark57245992"/><text:alphabetical-index-mark-end text:id="IMark35659720"/><text:alphabetical-index-mark-end text:id="IMark59048744"/><text:alphabetical-index-mark-end text:id="IMark52479512"/><text:alphabetical-index-mark-end text:id="IMark62097448"/><text:alphabetical-index-mark-end text:id="IMark57542216"/><text:alphabetical-index-mark-end text:id="IMark61441160"/><text:alphabetical-index-mark-end text:id="IMark59375608"/><text:alphabetical-index-mark-end text:id="IMark59234904"/><text:alphabetical-index-mark-end text:id="IMark35526600"/><text:alphabetical-index-mark-end text:id="IMark63202232"/><text:alphabetical-index-mark-end text:id="IMark58808216"/><text:span text:style-name="T51"> of the second </text:span><text:alphabetical-index-mark-start text:id="IMark49919304"/><text:alphabetical-index-mark-start text:id="IMark61217992"/><text:alphabetical-index-mark-start text:id="IMark61913752"/><text:alphabetical-index-mark-start text:id="IMark56544488"/><text:alphabetical-index-mark-start text:id="IMark59574728"/><text:alphabetical-index-mark-start text:id="IMark60069784"/><text:alphabetical-index-mark-start text:id="IMark29551560"/><text:alphabetical-index-mark-start text:id="IMark62165672"/><text:alphabetical-index-mark-start text:id="IMark60411080"/><text:alphabetical-index-mark-start text:id="IMark60008424"/><text:alphabetical-index-mark-start text:id="IMark64795656"/><text:alphabetical-index-mark-start text:id="IMark35455944"/><text:alphabetical-index-mark-start text:id="IMark64807944"/><text:span text:style-name="T51">query</text:span><text:alphabetical-index-mark-end text:id="IMark64807944"/><text:alphabetical-index-mark-end text:id="IMark35455944"/><text:alphabetical-index-mark-end text:id="IMark64795656"/><text:alphabetical-index-mark-end text:id="IMark60008424"/><text:alphabetical-index-mark-end text:id="IMark60411080"/><text:alphabetical-index-mark-end text:id="IMark62165672"/><text:alphabetical-index-mark-end text:id="IMark29551560"/><text:alphabetical-index-mark-end text:id="IMark60069784"/><text:alphabetical-index-mark-end text:id="IMark59574728"/><text:alphabetical-index-mark-end text:id="IMark56544488"/><text:alphabetical-index-mark-end text:id="IMark61913752"/><text:alphabetical-index-mark-end text:id="IMark61217992"/><text:alphabetical-index-mark-end text:id="IMark49919304"/><text:span text:style-name="T51"> </text:span><text:alphabetical-index-mark-start text:id="IMark56924744"/><text:alphabetical-index-mark-start text:id="IMark62222392"/><text:alphabetical-index-mark-start text:id="IMark52866328"/><text:alphabetical-index-mark-start text:id="IMark62244552"/><text:alphabetical-index-mark-start text:id="IMark34681800"/><text:alphabetical-index-mark-start text:id="IMark66753176"/><text:alphabetical-index-mark-start text:id="IMark62909800"/><text:alphabetical-index-mark-start text:id="IMark64385064"/><text:alphabetical-index-mark-start text:id="IMark59272136"/><text:alphabetical-index-mark-start text:id="IMark64728072"/><text:alphabetical-index-mark-start text:id="IMark35580840"/><text:alphabetical-index-mark-start text:id="IMark58341064"/><text:alphabetical-index-mark-start text:id="IMark64791608"/><text:span text:style-name="T51">append</text:span><text:alphabetical-index-mark-end text:id="IMark64791608"/><text:alphabetical-index-mark-end text:id="IMark58341064"/><text:alphabetical-index-mark-end text:id="IMark35580840"/><text:alphabetical-index-mark-end text:id="IMark64728072"/><text:alphabetical-index-mark-end text:id="IMark59272136"/><text:alphabetical-index-mark-end text:id="IMark64385064"/><text:alphabetical-index-mark-end text:id="IMark62909800"/><text:alphabetical-index-mark-end text:id="IMark66753176"/><text:alphabetical-index-mark-end text:id="IMark34681800"/><text:alphabetical-index-mark-end text:id="IMark62244552"/><text:alphabetical-index-mark-end text:id="IMark52866328"/><text:alphabetical-index-mark-end text:id="IMark62222392"/><text:alphabetical-index-mark-end text:id="IMark56924744"/><text:span text:style-name="T51">ed to the first.</text:span></text:p>
      <text:p text:style-name="P16"/>
      <text:p text:style-name="P16"/>
      <text:h text:style-name="Heading_20_3" text:outline-level="3"><text:bookmark-start text:name="__RefHeading___Toc961_76759228"/>2.3.3. <text:alphabetical-index-mark-start text:id="IMark63110728"/><text:alphabetical-index-mark-start text:id="IMark56408184"/><text:alphabetical-index-mark-start text:id="IMark63350024"/><text:alphabetical-index-mark-start text:id="IMark64201576"/><text:alphabetical-index-mark-start text:id="IMark60861240"/><text:alphabetical-index-mark-start text:id="IMark54326184"/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1414968"/><text:alphabetical-index-mark-start text:id="IMark49865640"/><text:alphabetical-index-mark-start text:id="IMark54884312"/><text:alphabetical-index-mark-start text:id="IMark54952040"/><text:alphabetical-index-mark-start text:id="IMark59743656"/><text:alphabetical-index-mark-start text:id="IMark64199720"/><text:alphabetical-index-mark-start text:id="IMark63305032"/><text:alphabetical-index-mark-start text:id="IMark58354664"/><text:alphabetical-index-mark-start text:id="IMark64458776"/><text:span text:style-name="T19">Sql</text:span><text:alphabetical-index-mark-end text:id="IMark64458776"/><text:alphabetical-index-mark-end text:id="IMark58354664"/><text:alphabetical-index-mark-end text:id="IMark63305032"/><text:alphabetical-index-mark-end text:id="IMark64199720"/><text:alphabetical-index-mark-end text:id="IMark59743656"/><text:alphabetical-index-mark-end text:id="IMark54952040"/><text:alphabetical-index-mark-end text:id="IMark54884312"/><text:alphabetical-index-mark-end text:id="IMark49865640"/><text:alphabetical-index-mark-end text:id="IMark61414968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2322760"/><text:alphabetical-index-mark-end text:id="IMark63150648"/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54326184"/><text:alphabetical-index-mark-end text:id="IMark60861240"/><text:alphabetical-index-mark-end text:id="IMark64201576"/><text:alphabetical-index-mark-end text:id="IMark63350024"/><text:alphabetical-index-mark-end text:id="IMark56408184"/><text:alphabetical-index-mark-end text:id="IMark63110728"/><text:span text:style-name="T19">, </text:span><text:alphabetical-index-mark-start text:id="IMark63901368"/><text:alphabetical-index-mark-start text:id="IMark64457544"/><text:alphabetical-index-mark-start text:id="IMark60861976"/><text:alphabetical-index-mark-start text:id="IMark55458440"/><text:span text:style-name="T19">HDFql</text:span><text:alphabetical-index-mark-end text:id="IMark55458440"/><text:alphabetical-index-mark-end text:id="IMark60861976"/><text:alphabetical-index-mark-end text:id="IMark64457544"/><text:alphabetical-index-mark-end text:id="IMark63901368"/><text:span text:style-name="T19"> </text:span><text:alphabetical-index-mark-start text:id="IMark60641544"/><text:alphabetical-index-mark-start text:id="IMark64551960"/><text:alphabetical-index-mark-start text:id="IMark64185816"/><text:alphabetical-index-mark-start text:id="IMark64183128"/><text:alphabetical-index-mark-start text:id="IMark61309048"/><text:alphabetical-index-mark-start text:id="IMark50519464"/><text:alphabetical-index-mark-start text:id="IMark62964616"/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span text:style-name="T19">file</text:span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alphabetical-index-mark-end text:id="IMark62964616"/><text:alphabetical-index-mark-end text:id="IMark50519464"/><text:alphabetical-index-mark-end text:id="IMark61309048"/><text:alphabetical-index-mark-end text:id="IMark64183128"/><text:alphabetical-index-mark-end text:id="IMark64185816"/><text:alphabetical-index-mark-end text:id="IMark64551960"/><text:alphabetical-index-mark-end text:id="IMark60641544"/><text:span text:style-name="T19">s and </text:span><text:alphabetical-index-mark-start text:id="IMark35597272"/><text:alphabetical-index-mark-start text:id="IMark55136968"/><text:alphabetical-index-mark-start text:id="IMark63992856"/><text:alphabetical-index-mark-start text:id="IMark34680840"/><text:alphabetical-index-mark-start text:id="IMark59587592"/><text:alphabetical-index-mark-start text:id="IMark54886104"/>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span text:style-name="T19">composite</text:span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<text:alphabetical-index-mark-end text:id="IMark54886104"/><text:alphabetical-index-mark-end text:id="IMark59587592"/><text:alphabetical-index-mark-end text:id="IMark34680840"/><text:alphabetical-index-mark-end text:id="IMark63992856"/><text:alphabetical-index-mark-end text:id="IMark55136968"/><text:alphabetical-index-mark-end text:id="IMark35597272"/><text:span text:style-name="T19"> </text:span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<text:span text:style-name="T19">query</text:span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span text:style-name="T19"> </text:span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52870952"/><text:alphabetical-index-mark-start text:id="IMark57803448"/><text:alphabetical-index-mark-start text:id="IMark64462472"/><text:alphabetical-index-mark-start text:id="IMark58511320"/><text:alphabetical-index-mark-start text:id="IMark62321032"/><text:alphabetical-index-mark-start text:id="IMark56387960"/><text:alphabetical-index-mark-start text:id="IMark60662408"/><text:alphabetical-index-mark-start text:id="IMark52509624"/><text:alphabetical-index-mark-start text:id="IMark60863176"/><text:span text:style-name="T19">syntax</text:span><text:alphabetical-index-mark-end text:id="IMark60863176"/><text:alphabetical-index-mark-end text:id="IMark52509624"/><text:alphabetical-index-mark-end text:id="IMark60662408"/><text:alphabetical-index-mark-end text:id="IMark56387960"/><text:alphabetical-index-mark-end text:id="IMark62321032"/><text:alphabetical-index-mark-end text:id="IMark58511320"/><text:alphabetical-index-mark-end text:id="IMark64462472"/><text:alphabetical-index-mark-end text:id="IMark57803448"/><text:alphabetical-index-mark-end text:id="IMark52870952"/><text:alphabetical-index-mark-end text:id="IMark64460008"/><text:alphabetical-index-mark-end text:id="IMark60403800"/><text:alphabetical-index-mark-end text:id="IMark49858712"/><text:alphabetical-index-mark-end text:id="IMark49877032"/><text:span text:style-name="T19">.</text:span><text:bookmark-end text:name="__RefHeading___Toc961_76759228"/></text:h>
      <text:p text:style-name="P18"/>
      <text:p text:style-name="P26"><text:alphabetical-index-mark-start text:id="IMark55135704"/><text:alphabetical-index-mark-start text:id="IMark57370952"/><text:alphabetical-index-mark-start text:id="IMark63195832"/><text:alphabetical-index-mark-start text:id="IMark64463704"/><text:alphabetical-index-mark-start text:id="IMark64190136"/><text:alphabetical-index-mark-start text:id="IMark62933016"/><text:alphabetical-index-mark-start text:id="IMark28895672"/><text:alphabetical-index-mark-start text:id="IMark63165512"/><text:alphabetical-index-mark-start text:id="IMark63306360"/><text:alphabetical-index-mark-start text:id="IMark60373448"/><text:alphabetical-index-mark-start text:id="IMark62785688"/><text:alphabetical-index-mark-start text:id="IMark64178472"/><text:alphabetical-index-mark-start text:id="IMark52856648"/><text:alphabetical-index-mark-start text:id="IMark59586328"/><text:alphabetical-index-mark-start text:id="IMark35768392"/><text:alphabetical-index-mark-start text:id="IMark28824536"/><text:alphabetical-index-mark-start text:id="IMark63110728"/><text:alphabetical-index-mark-start text:id="IMark56408184"/><text:alphabetical-index-mark-start text:id="IMark63350024"/><text:alphabetical-index-mark-start text:id="IMark64201576"/><text:alphabetical-index-mark-start text:id="IMark60861240"/><text:alphabetical-index-mark-start text:id="IMark54326184"/><text:alphabetical-index-mark-start text:id="IMark63297352"/><text:alphabetical-index-mark-start text:id="IMark61306520"/><text:alphabetical-index-mark-start text:id="IMark64553880"/><text:alphabetical-index-mark-start text:id="IMark28820824"/>Sql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54326184"/><text:alphabetical-index-mark-end text:id="IMark60861240"/><text:alphabetical-index-mark-end text:id="IMark64201576"/><text:alphabetical-index-mark-end text:id="IMark63350024"/><text:alphabetical-index-mark-end text:id="IMark56408184"/><text:alphabetical-index-mark-end text:id="IMark63110728"/><text:alphabetical-index-mark-end text:id="IMark28824536"/><text:alphabetical-index-mark-end text:id="IMark35768392"/><text:alphabetical-index-mark-end text:id="IMark59586328"/><text:alphabetical-index-mark-end text:id="IMark52856648"/><text:alphabetical-index-mark-end text:id="IMark64178472"/><text:alphabetical-index-mark-end text:id="IMark62785688"/><text:alphabetical-index-mark-end text:id="IMark60373448"/><text:alphabetical-index-mark-end text:id="IMark63306360"/><text:alphabetical-index-mark-end text:id="IMark63165512"/><text:alphabetical-index-mark-end text:id="IMark28895672"/><text:alphabetical-index-mark-end text:id="IMark62933016"/><text:alphabetical-index-mark-end text:id="IMark64190136"/><text:alphabetical-index-mark-end text:id="IMark64463704"/><text:alphabetical-index-mark-end text:id="IMark63195832"/><text:alphabetical-index-mark-end text:id="IMark57370952"/><text:alphabetical-index-mark-end text:id="IMark55135704"/><text:span text:style-name="T68">p</text:span> accepts 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1414968"/><text:alphabetical-index-mark-start text:id="IMark49865640"/><text:alphabetical-index-mark-start text:id="IMark54884312"/><text:alphabetical-index-mark-start text:id="IMark54952040"/><text:alphabetical-index-mark-start text:id="IMark59743656"/><text:alphabetical-index-mark-start text:id="IMark64199720"/>single<text:alphabetical-index-mark-end text:id="IMark64199720"/><text:alphabetical-index-mark-end text:id="IMark59743656"/><text:alphabetical-index-mark-end text:id="IMark54952040"/><text:alphabetical-index-mark-end text:id="IMark54884312"/><text:alphabetical-index-mark-end text:id="IMark49865640"/><text:alphabetical-index-mark-end text:id="IMark61414968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2322760"/><text:alphabetical-index-mark-end text:id="IMark63150648"/> and <text:alphabetical-index-mark-start text:id="IMark63305032"/><text:alphabetical-index-mark-start text:id="IMark58354664"/><text:alphabetical-index-mark-start text:id="IMark64458776"/><text:alphabetical-index-mark-start text:id="IMark63901368"/><text:alphabetical-index-mark-start text:id="IMark64457544"/><text:alphabetical-index-mark-start text:id="IMark60861976"/><text:alphabetical-index-mark-start text:id="IMark55458440"/><text:alphabetical-index-mark-start text:id="IMark60641544"/><text:alphabetical-index-mark-start text:id="IMark64551960"/><text:alphabetical-index-mark-start text:id="IMark64185816"/><text:alphabetical-index-mark-start text:id="IMark64183128"/><text:alphabetical-index-mark-start text:id="IMark61309048"/><text:alphabetical-index-mark-start text:id="IMark50519464"/>composite<text:alphabetical-index-mark-end text:id="IMark50519464"/><text:alphabetical-index-mark-end text:id="IMark61309048"/><text:alphabetical-index-mark-end text:id="IMark64183128"/><text:alphabetical-index-mark-end text:id="IMark64185816"/><text:alphabetical-index-mark-end text:id="IMark64551960"/><text:alphabetical-index-mark-end text:id="IMark60641544"/><text:alphabetical-index-mark-end text:id="IMark55458440"/><text:alphabetical-index-mark-end text:id="IMark60861976"/><text:alphabetical-index-mark-end text:id="IMark64457544"/><text:alphabetical-index-mark-end text:id="IMark63901368"/><text:alphabetical-index-mark-end text:id="IMark64458776"/><text:alphabetical-index-mark-end text:id="IMark58354664"/><text:alphabetical-index-mark-end text:id="IMark63305032"/> <text:alphabetical-index-mark-start text:id="IMark62964616"/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63992856"/><text:alphabetical-index-mark-start text:id="IMark34680840"/><text:alphabetical-index-mark-start text:id="IMark59587592"/><text:alphabetical-index-mark-start text:id="IMark54886104"/>queries<text:alphabetical-index-mark-end text:id="IMark54886104"/><text:alphabetical-index-mark-end text:id="IMark59587592"/><text:alphabetical-index-mark-end text:id="IMark34680840"/><text:alphabetical-index-mark-end text:id="IMark63992856"/>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alphabetical-index-mark-end text:id="IMark62964616"/>, as well as <text:alphabetical-index-mark-start text:id="IMark56566648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52870952"/><text:alphabetical-index-mark-start text:id="IMark57803448"/>sql<text:alphabetical-index-mark-end text:id="IMark57803448"/><text:alphabetical-index-mark-end text:id="IMark52870952"/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56566648"/> <text:alphabetical-index-mark-start text:id="IMark64462472"/><text:alphabetical-index-mark-start text:id="IMark58511320"/><text:alphabetical-index-mark-start text:id="IMark62321032"/><text:alphabetical-index-mark-start text:id="IMark56387960"/><text:alphabetical-index-mark-start text:id="IMark60662408"/><text:alphabetical-index-mark-start text:id="IMark52509624"/><text:alphabetical-index-mark-start text:id="IMark60863176"/><text:alphabetical-index-mark-start text:id="IMark64550040"/><text:alphabetical-index-mark-start text:id="IMark43434600"/><text:alphabetical-index-mark-start text:id="IMark61922488"/><text:alphabetical-index-mark-start text:id="IMark64464936"/><text:alphabetical-index-mark-start text:id="IMark63783032"/><text:alphabetical-index-mark-start text:id="IMark64754712"/>file<text:alphabetical-index-mark-end text:id="IMark64754712"/><text:alphabetical-index-mark-end text:id="IMark63783032"/><text:alphabetical-index-mark-end text:id="IMark64464936"/><text:alphabetical-index-mark-end text:id="IMark61922488"/><text:alphabetical-index-mark-end text:id="IMark43434600"/><text:alphabetical-index-mark-end text:id="IMark64550040"/><text:alphabetical-index-mark-end text:id="IMark60863176"/><text:alphabetical-index-mark-end text:id="IMark52509624"/><text:alphabetical-index-mark-end text:id="IMark60662408"/><text:alphabetical-index-mark-end text:id="IMark56387960"/><text:alphabetical-index-mark-end text:id="IMark62321032"/><text:alphabetical-index-mark-end text:id="IMark58511320"/><text:alphabetical-index-mark-end text:id="IMark64462472"/>s as input. In all cases you should end each <text:alphabetical-index-mark-start text:id="IMark64745976"/><text:alphabetical-index-mark-start text:id="IMark62514744"/><text:alphabetical-index-mark-start text:id="IMark59050072"/><text:alphabetical-index-mark-start text:id="IMark62340040"/><text:alphabetical-index-mark-start text:id="IMark28893368"/><text:alphabetical-index-mark-start text:id="IMark59034600"/><text:alphabetical-index-mark-start text:id="IMark57247144"/><text:alphabetical-index-mark-start text:id="IMark64786440"/><text:alphabetical-index-mark-start text:id="IMark50579048"/><text:alphabetical-index-mark-start text:id="IMark35551176"/><text:alphabetical-index-mark-start text:id="IMark35454040"/><text:alphabetical-index-mark-start text:id="IMark59330472"/><text:alphabetical-index-mark-start text:id="IMark60005768"/>query<text:alphabetical-index-mark-end text:id="IMark60005768"/><text:alphabetical-index-mark-end text:id="IMark59330472"/><text:alphabetical-index-mark-end text:id="IMark35454040"/><text:alphabetical-index-mark-end text:id="IMark35551176"/><text:alphabetical-index-mark-end text:id="IMark50579048"/><text:alphabetical-index-mark-end text:id="IMark64786440"/><text:alphabetical-index-mark-end text:id="IMark57247144"/><text:alphabetical-index-mark-end text:id="IMark59034600"/><text:alphabetical-index-mark-end text:id="IMark28893368"/><text:alphabetical-index-mark-end text:id="IMark62340040"/><text:alphabetical-index-mark-end text:id="IMark59050072"/><text:alphabetical-index-mark-end text:id="IMark62514744"/><text:alphabetical-index-mark-end text:id="IMark64745976"/> with a <text:span text:style-name="T87">semicolon</text:span> to tell <text:alphabetical-index-mark-start text:id="IMark60365160"/><text:alphabetical-index-mark-start text:id="IMark50462456"/><text:alphabetical-index-mark-start text:id="IMark35548872"/><text:alphabetical-index-mark-start text:id="IMark55597448"/><text:alphabetical-index-mark-start text:id="IMark56903016"/><text:alphabetical-index-mark-start text:id="IMark64789592"/><text:alphabetical-index-mark-start text:id="IMark56837432"/><text:alphabetical-index-mark-start text:id="IMark52598584"/><text:alphabetical-index-mark-start text:id="IMark58808216"/><text:alphabetical-index-mark-start text:id="IMark63202232"/><text:alphabetical-index-mark-start text:id="IMark35526600"/><text:alphabetical-index-mark-start text:id="IMark59234904"/><text:alphabetical-index-mark-start text:id="IMark59375608"/><text:alphabetical-index-mark-start text:id="IMark61441160"/><text:alphabetical-index-mark-start text:id="IMark57542216"/><text:alphabetical-index-mark-start text:id="IMark62097448"/><text:alphabetical-index-mark-start text:id="IMark52479512"/><text:alphabetical-index-mark-start text:id="IMark59048744"/><text:alphabetical-index-mark-start text:id="IMark35659720"/><text:alphabetical-index-mark-start text:id="IMark57245992"/><text:alphabetical-index-mark-start text:id="IMark63059464"/><text:alphabetical-index-mark-start text:id="IMark49919304"/><text:alphabetical-index-mark-start text:id="IMark61217992"/><text:alphabetical-index-mark-start text:id="IMark61913752"/><text:alphabetical-index-mark-start text:id="IMark56544488"/><text:alphabetical-index-mark-start text:id="IMark59574728"/><text:alphabetical-index-mark-start text:id="IMark60069784"/><text:alphabetical-index-mark-start text:id="IMark29551560"/><text:alphabetical-index-mark-start text:id="IMark62165672"/><text:alphabetical-index-mark-start text:id="IMark60411080"/><text:alphabetical-index-mark-start text:id="IMark60008424"/><text:alphabetical-index-mark-start text:id="IMark64795656"/><text:alphabetical-index-mark-start text:id="IMark35455944"/><text:alphabetical-index-mark-start text:id="IMark64807944"/><text:alphabetical-index-mark-start text:id="IMark56924744"/><text:alphabetical-index-mark-start text:id="IMark62222392"/><text:alphabetical-index-mark-start text:id="IMark52866328"/><text:alphabetical-index-mark-start text:id="IMark62244552"/><text:alphabetical-index-mark-start text:id="IMark34681800"/>Sql<text:alphabetical-index-mark-end text:id="IMark34681800"/><text:alphabetical-index-mark-end text:id="IMark62244552"/><text:alphabetical-index-mark-end text:id="IMark52866328"/><text:alphabetical-index-mark-end text:id="IMark62222392"/><text:alphabetical-index-mark-end text:id="IMark56924744"/><text:alphabetical-index-mark-end text:id="IMark64807944"/><text:alphabetical-index-mark-end text:id="IMark35455944"/><text:alphabetical-index-mark-end text:id="IMark64795656"/><text:alphabetical-index-mark-end text:id="IMark60008424"/><text:alphabetical-index-mark-end text:id="IMark60411080"/><text:alphabetical-index-mark-end text:id="IMark62165672"/><text:alphabetical-index-mark-end text:id="IMark29551560"/><text:alphabetical-index-mark-end text:id="IMark60069784"/><text:alphabetical-index-mark-end text:id="IMark59574728"/><text:alphabetical-index-mark-end text:id="IMark56544488"/><text:alphabetical-index-mark-end text:id="IMark61913752"/><text:alphabetical-index-mark-end text:id="IMark61217992"/><text:alphabetical-index-mark-end text:id="IMark49919304"/><text:alphabetical-index-mark-end text:id="IMark63059464"/><text:alphabetical-index-mark-end text:id="IMark57245992"/><text:alphabetical-index-mark-end text:id="IMark35659720"/><text:alphabetical-index-mark-end text:id="IMark59048744"/><text:alphabetical-index-mark-end text:id="IMark52479512"/><text:alphabetical-index-mark-end text:id="IMark62097448"/><text:alphabetical-index-mark-end text:id="IMark57542216"/><text:alphabetical-index-mark-end text:id="IMark61441160"/>ite<text:alphabetical-index-mark-end text:id="IMark59375608"/><text:alphabetical-index-mark-end text:id="IMark59234904"/><text:alphabetical-index-mark-end text:id="IMark35526600"/><text:alphabetical-index-mark-end text:id="IMark63202232"/><text:alphabetical-index-mark-end text:id="IMark58808216"/><text:alphabetical-index-mark-end text:id="IMark52598584"/><text:alphabetical-index-mark-end text:id="IMark56837432"/><text:alphabetical-index-mark-end text:id="IMark64789592"/><text:alphabetical-index-mark-end text:id="IMark56903016"/><text:alphabetical-index-mark-end text:id="IMark55597448"/><text:alphabetical-index-mark-end text:id="IMark35548872"/><text:alphabetical-index-mark-end text:id="IMark50462456"/><text:alphabetical-index-mark-end text:id="IMark60365160"/>3 that each is a separate <text:alphabetical-index-mark-start text:id="IMark28240840"/><text:alphabetical-index-mark-start text:id="IMark52881368"/><text:alphabetical-index-mark-start text:id="IMark62576904"/><text:alphabetical-index-mark-start text:id="IMark64210184"/><text:alphabetical-index-mark-start text:id="IMark62961240"/><text:alphabetical-index-mark-start text:id="IMark62572424"/><text:alphabetical-index-mark-start text:id="IMark64867512"/><text:alphabetical-index-mark-start text:id="IMark58625272"/><text:alphabetical-index-mark-start text:id="IMark52540792"/><text:alphabetical-index-mark-start text:id="IMark62900504"/><text:alphabetical-index-mark-start text:id="IMark43398632"/><text:alphabetical-index-mark-start text:id="IMark60701416"/><text:alphabetical-index-mark-start text:id="IMark62571640"/>query<text:alphabetical-index-mark-end text:id="IMark62571640"/><text:alphabetical-index-mark-end text:id="IMark60701416"/><text:alphabetical-index-mark-end text:id="IMark43398632"/><text:alphabetical-index-mark-end text:id="IMark62900504"/><text:alphabetical-index-mark-end text:id="IMark52540792"/><text:alphabetical-index-mark-end text:id="IMark58625272"/><text:alphabetical-index-mark-end text:id="IMark64867512"/><text:alphabetical-index-mark-end text:id="IMark62572424"/><text:alphabetical-index-mark-end text:id="IMark62961240"/><text:alphabetical-index-mark-end text:id="IMark64210184"/><text:alphabetical-index-mark-end text:id="IMark62576904"/><text:alphabetical-index-mark-end text:id="IMark52881368"/><text:alphabetical-index-mark-end text:id="IMark28240840"/>. </text:p>
      <text:p text:style-name="P19"/>
      <text:p text:style-name="P25">Examples:</text:p>
      <text:p text:style-name="P25"/>
      <text:p text:style-name="P28"><text:span text:style-name="T11">2.3.3.1.</text:span> <text:alphabetical-index-mark-start text:id="IMark63306360"/><text:alphabetical-index-mark-start text:id="IMark60373448"/><text:alphabetical-index-mark-start text:id="IMark62785688"/><text:alphabetical-index-mark-start text:id="IMark64178472"/><text:alphabetical-index-mark-start text:id="IMark52856648"/><text:alphabetical-index-mark-start text:id="IMark59586328"/><text:alphabetical-index-mark-start text:id="IMark35768392"/><text:alphabetical-index-mark-start text:id="IMark28824536"/><text:alphabetical-index-mark-start text:id="IMark63110728"/><text:alphabetical-index-mark-start text:id="IMark56408184"/><text:alphabetical-index-mark-start text:id="IMark63350024"/><text:alphabetical-index-mark-start text:id="IMark64201576"/><text:alphabetical-index-mark-start text:id="IMark60861240"/><text:span text:style-name="T39">Single</text:span><text:alphabetical-index-mark-end text:id="IMark60861240"/><text:alphabetical-index-mark-end text:id="IMark64201576"/><text:alphabetical-index-mark-end text:id="IMark63350024"/><text:alphabetical-index-mark-end text:id="IMark56408184"/><text:alphabetical-index-mark-end text:id="IMark63110728"/><text:alphabetical-index-mark-end text:id="IMark28824536"/><text:alphabetical-index-mark-end text:id="IMark35768392"/><text:alphabetical-index-mark-end text:id="IMark59586328"/><text:alphabetical-index-mark-end text:id="IMark52856648"/><text:alphabetical-index-mark-end text:id="IMark64178472"/><text:alphabetical-index-mark-end text:id="IMark62785688"/><text:alphabetical-index-mark-end text:id="IMark60373448"/><text:alphabetical-index-mark-end text:id="IMark63306360"/><text:span text:style-name="T39"> </text:span><text:alphabetical-index-mark-start text:id="IMark54326184"/><text:alphabetical-index-mark-start text:id="IMark63297352"/><text:alphabetical-index-mark-start text:id="IMark61306520"/><text:alphabetical-index-mark-start text:id="IMark64553880"/><text:alphabetical-index-mark-start text:id="IMark28820824"/><text:alphabetical-index-mark-start text:id="IMark64462472"/><text:alphabetical-index-mark-start text:id="IMark58511320"/><text:alphabetical-index-mark-start text:id="IMark62321032"/><text:alphabetical-index-mark-start text:id="IMark56387960"/><text:alphabetical-index-mark-start text:id="IMark60662408"/><text:alphabetical-index-mark-start text:id="IMark52509624"/><text:alphabetical-index-mark-start text:id="IMark60863176"/><text:alphabetical-index-mark-start text:id="IMark64550040"/><text:span text:style-name="T39">query</text:span><text:alphabetical-index-mark-end text:id="IMark64550040"/><text:alphabetical-index-mark-end text:id="IMark60863176"/><text:alphabetical-index-mark-end text:id="IMark52509624"/><text:alphabetical-index-mark-end text:id="IMark60662408"/><text:alphabetical-index-mark-end text:id="IMark56387960"/><text:alphabetical-index-mark-end text:id="IMark62321032"/><text:alphabetical-index-mark-end text:id="IMark58511320"/><text:alphabetical-index-mark-end text:id="IMark64462472"/><text:alphabetical-index-mark-end text:id="IMark28820824"/><text:alphabetical-index-mark-end text:id="IMark64553880"/><text:alphabetical-index-mark-end text:id="IMark61306520"/><text:alphabetical-index-mark-end text:id="IMark63297352"/><text:alphabetical-index-mark-end text:id="IMark54326184"/></text:p>
      <text:p text:style-name="P79"/>
      <text:p text:style-name="P28"><text:span text:style-name="T23">“</text:span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span text:style-name="T23">SELECT</text:span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span text:style-name="T23"> * FROM </text:span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52870952"/><text:alphabetical-index-mark-start text:id="IMark57803448"/><text:alphabetical-index-mark-start text:id="IMark62964616"/><text:span text:style-name="T23">your_</text:span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63992856"/><text:alphabetical-index-mark-start text:id="IMark34680840"/><text:alphabetical-index-mark-start text:id="IMark59587592"/><text:alphabetical-index-mark-start text:id="IMark54886104"/><text:alphabetical-index-mark-start text:id="IMark63305032"/><text:span text:style-name="T23">table</text:span><text:alphabetical-index-mark-end text:id="IMark63305032"/><text:alphabetical-index-mark-end text:id="IMark54886104"/><text:alphabetical-index-mark-end text:id="IMark59587592"/><text:alphabetical-index-mark-end text:id="IMark34680840"/><text:alphabetical-index-mark-end text:id="IMark63992856"/>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alphabetical-index-mark-end text:id="IMark62964616"/><text:alphabetical-index-mark-end text:id="IMark57803448"/><text:alphabetical-index-mark-end text:id="IMark52870952"/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span text:style-name="T23">_1;”</text:span></text:p>
      <text:p text:style-name="P25"/>
      <text:p text:style-name="P25"/>
      <text:p text:style-name="P28"><text:span text:style-name="T11">2.3.3.2.</text:span> 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3905352"/><text:alphabetical-index-mark-start text:id="IMark60829688"/><text:alphabetical-index-mark-start text:id="IMark63172440"/><text:alphabetical-index-mark-start text:id="IMark61414968"/><text:alphabetical-index-mark-start text:id="IMark49865640"/><text:alphabetical-index-mark-start text:id="IMark54884312"/><text:alphabetical-index-mark-start text:id="IMark54952040"/><text:alphabetical-index-mark-start text:id="IMark59743656"/><text:alphabetical-index-mark-start text:id="IMark64199720"/><text:span text:style-name="T39">Composite</text:span><text:alphabetical-index-mark-end text:id="IMark64199720"/><text:alphabetical-index-mark-end text:id="IMark59743656"/><text:alphabetical-index-mark-end text:id="IMark54952040"/><text:alphabetical-index-mark-end text:id="IMark54884312"/><text:alphabetical-index-mark-end text:id="IMark49865640"/><text:alphabetical-index-mark-end text:id="IMark61414968"/><text:alphabetical-index-mark-end text:id="IMark63172440"/><text:alphabetical-index-mark-end text:id="IMark60829688"/><text:alphabetical-index-mark-end text:id="IMark63905352"/><text:alphabetical-index-mark-end text:id="IMark59307400"/><text:alphabetical-index-mark-end text:id="IMark63909336"/><text:alphabetical-index-mark-end text:id="IMark62322760"/><text:alphabetical-index-mark-end text:id="IMark63150648"/><text:span text:style-name="T39"> </text:span><text:alphabetical-index-mark-start text:id="IMark57370952"/><text:alphabetical-index-mark-start text:id="IMark55135704"/><text:alphabetical-index-mark-start text:id="IMark64463704"/><text:alphabetical-index-mark-start text:id="IMark63195832"/><text:alphabetical-index-mark-start text:id="IMark62933016"/><text:alphabetical-index-mark-start text:id="IMark64190136"/><text:alphabetical-index-mark-start text:id="IMark63165512"/><text:alphabetical-index-mark-start text:id="IMark28895672"/><text:alphabetical-index-mark-start text:id="IMark43434600"/><text:alphabetical-index-mark-start text:id="IMark61922488"/><text:alphabetical-index-mark-start text:id="IMark63306360"/><text:alphabetical-index-mark-start text:id="IMark60373448"/><text:alphabetical-index-mark-start text:id="IMark62785688"/><text:span text:style-name="T39">query</text:span><text:alphabetical-index-mark-end text:id="IMark62785688"/><text:alphabetical-index-mark-end text:id="IMark60373448"/><text:alphabetical-index-mark-end text:id="IMark63306360"/><text:alphabetical-index-mark-end text:id="IMark61922488"/><text:alphabetical-index-mark-end text:id="IMark43434600"/><text:alphabetical-index-mark-end text:id="IMark28895672"/><text:alphabetical-index-mark-end text:id="IMark63165512"/><text:alphabetical-index-mark-end text:id="IMark64190136"/><text:alphabetical-index-mark-end text:id="IMark62933016"/><text:alphabetical-index-mark-end text:id="IMark63195832"/><text:alphabetical-index-mark-end text:id="IMark64463704"/><text:alphabetical-index-mark-end text:id="IMark55135704"/><text:alphabetical-index-mark-end text:id="IMark57370952"/></text:p>
      <text:p text:style-name="P79"/>
      <text:p text:style-name="P28"><text:span text:style-name="T23">“</text:span><text:alphabetical-index-mark-start text:id="IMark28824536"/><text:alphabetical-index-mark-start text:id="IMark63110728"/><text:alphabetical-index-mark-start text:id="IMark56408184"/><text:alphabetical-index-mark-start text:id="IMark63350024"/><text:alphabetical-index-mark-start text:id="IMark64201576"/><text:alphabetical-index-mark-start text:id="IMark60861240"/><text:alphabetical-index-mark-start text:id="IMark63297352"/><text:alphabetical-index-mark-start text:id="IMark54326184"/><text:alphabetical-index-mark-start text:id="IMark61306520"/><text:alphabetical-index-mark-start text:id="IMark64553880"/><text:alphabetical-index-mark-start text:id="IMark28820824"/><text:alphabetical-index-mark-start text:id="IMark64462472"/><text:alphabetical-index-mark-start text:id="IMark58511320"/><text:span text:style-name="T23">SELECT</text:span><text:alphabetical-index-mark-end text:id="IMark58511320"/><text:alphabetical-index-mark-end text:id="IMark64462472"/><text:alphabetical-index-mark-end text:id="IMark28820824"/><text:alphabetical-index-mark-end text:id="IMark64553880"/><text:alphabetical-index-mark-end text:id="IMark61306520"/><text:alphabetical-index-mark-end text:id="IMark54326184"/><text:alphabetical-index-mark-end text:id="IMark63297352"/><text:alphabetical-index-mark-end text:id="IMark60861240"/><text:alphabetical-index-mark-end text:id="IMark64201576"/><text:alphabetical-index-mark-end text:id="IMark63350024"/><text:alphabetical-index-mark-end text:id="IMark56408184"/><text:alphabetical-index-mark-end text:id="IMark63110728"/><text:alphabetical-index-mark-end text:id="IMark28824536"/><text:span text:style-name="T23"> * FROM </text:span><text:alphabetical-index-mark-start text:id="IMark62321032"/><text:alphabetical-index-mark-start text:id="IMark56387960"/><text:alphabetical-index-mark-start text:id="IMark60662408"/><text:alphabetical-index-mark-start text:id="IMark52509624"/><text:alphabetical-index-mark-start text:id="IMark60863176"/><text:alphabetical-index-mark-start text:id="IMark64550040"/><text:alphabetical-index-mark-start text:id="IMark56566648"/><text:alphabetical-index-mark-start text:id="IMark64464936"/><text:alphabetical-index-mark-start text:id="IMark58354664"/><text:alphabetical-index-mark-start text:id="IMark64458776"/><text:alphabetical-index-mark-start text:id="IMark60830952"/><text:alphabetical-index-mark-start text:id="IMark64467400"/><text:alphabetical-index-mark-start text:id="IMark58631192"/><text:span text:style-name="T23">your_</text:span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0861976"/><text:span text:style-name="T23">table</text:span><text:alphabetical-index-mark-end text:id="IMark608619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64458776"/><text:alphabetical-index-mark-end text:id="IMark58354664"/><text:alphabetical-index-mark-end text:id="IMark64464936"/><text:alphabetical-index-mark-end text:id="IMark56566648"/><text:alphabetical-index-mark-end text:id="IMark64550040"/><text:alphabetical-index-mark-end text:id="IMark60863176"/><text:alphabetical-index-mark-end text:id="IMark52509624"/><text:alphabetical-index-mark-end text:id="IMark60662408"/><text:alphabetical-index-mark-end text:id="IMark56387960"/><text:alphabetical-index-mark-end text:id="IMark62321032"/><text:span text:style-name="T23">_1; </text:span><text:alphabetical-index-mark-start text:id="IMark63221048"/><text:alphabetical-index-mark-start text:id="IMark59302152"/><text:alphabetical-index-mark-start text:id="IMark59161320"/><text:alphabetical-index-mark-start text:id="IMark6330266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52870952"/><text:alphabetical-index-mark-start text:id="IMark57803448"/><text:alphabetical-index-mark-start text:id="IMark62964616"/><text:span text:style-name="T23">SELECT</text:span><text:alphabetical-index-mark-end text:id="IMark62964616"/><text:alphabetical-index-mark-end text:id="IMark57803448"/><text:alphabetical-index-mark-end text:id="IMark52870952"/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63302664"/><text:alphabetical-index-mark-end text:id="IMark59161320"/><text:alphabetical-index-mark-end text:id="IMark59302152"/><text:alphabetical-index-mark-end text:id="IMark63221048"/><text:span text:style-name="T23"> * FROM </text:span><text:alphabetical-index-mark-start text:id="IMark58342104"/><text:alphabetical-index-mark-start text:id="IMark62087656"/><text:alphabetical-index-mark-start text:id="IMark64461240"/><text:alphabetical-index-mark-start text:id="IMark61540440"/><text:alphabetical-index-mark-start text:id="IMark62321496"/><text:alphabetical-index-mark-start text:id="IMark62241288"/><text:alphabetical-index-mark-start text:id="IMark35597272"/><text:alphabetical-index-mark-start text:id="IMark55136968"/><text:alphabetical-index-mark-start text:id="IMark63992856"/><text:alphabetical-index-mark-start text:id="IMark34680840"/><text:alphabetical-index-mark-start text:id="IMark59587592"/><text:alphabetical-index-mark-start text:id="IMark54886104"/><text:alphabetical-index-mark-start text:id="IMark63305032"/><text:span text:style-name="T23">your_</text:span><text:alphabetical-index-mark-start text:id="IMark55458440"/><text:alphabetical-index-mark-start text:id="IMark64551960"/><text:alphabetical-index-mark-start text:id="IMark60641544"/><text:alphabetical-index-mark-start text:id="IMark64183128"/><text:alphabetical-index-mark-start text:id="IMark64185816"/><text:alphabetical-index-mark-start text:id="IMark50519464"/><text:alphabetical-index-mark-start text:id="IMark61309048"/><text:alphabetical-index-mark-start text:id="IMark64178472"/><text:alphabetical-index-mark-start text:id="IMark52856648"/><text:alphabetical-index-mark-start text:id="IMark63150648"/><text:alphabetical-index-mark-start text:id="IMark62322760"/><text:alphabetical-index-mark-start text:id="IMark63909336"/><text:alphabetical-index-mark-start text:id="IMark59307400"/><text:span text:style-name="T23">table</text:span><text:alphabetical-index-mark-end text:id="IMark59307400"/><text:alphabetical-index-mark-end text:id="IMark63909336"/><text:alphabetical-index-mark-end text:id="IMark62322760"/><text:alphabetical-index-mark-end text:id="IMark63150648"/><text:alphabetical-index-mark-end text:id="IMark52856648"/><text:alphabetical-index-mark-end text:id="IMark64178472"/><text:alphabetical-index-mark-end text:id="IMark61309048"/><text:alphabetical-index-mark-end text:id="IMark50519464"/><text:alphabetical-index-mark-end text:id="IMark64185816"/><text:alphabetical-index-mark-end text:id="IMark64183128"/><text:alphabetical-index-mark-end text:id="IMark60641544"/><text:alphabetical-index-mark-end text:id="IMark64551960"/><text:alphabetical-index-mark-end text:id="IMark55458440"/><text:alphabetical-index-mark-end text:id="IMark63305032"/><text:alphabetical-index-mark-end text:id="IMark54886104"/><text:alphabetical-index-mark-end text:id="IMark59587592"/><text:alphabetical-index-mark-end text:id="IMark34680840"/><text:alphabetical-index-mark-end text:id="IMark63992856"/><text:alphabetical-index-mark-end text:id="IMark55136968"/><text:alphabetical-index-mark-end text:id="IMark35597272"/><text:alphabetical-index-mark-end text:id="IMark62241288"/><text:alphabetical-index-mark-end text:id="IMark62321496"/><text:alphabetical-index-mark-end text:id="IMark61540440"/><text:alphabetical-index-mark-end text:id="IMark64461240"/><text:alphabetical-index-mark-end text:id="IMark62087656"/><text:alphabetical-index-mark-end text:id="IMark58342104"/><text:span text:style-name="T23">_2;”</text:span></text:p>
      <text:p text:style-name="P35"/>
      <text:p text:style-name="P67">Note that <text:alphabetical-index-mark-start text:id="IMark28895672"/><text:alphabetical-index-mark-start text:id="IMark43434600"/><text:alphabetical-index-mark-start text:id="IMark61922488"/><text:alphabetical-index-mark-start text:id="IMark63306360"/><text:alphabetical-index-mark-start text:id="IMark60373448"/><text:alphabetical-index-mark-start text:id="IMark62785688"/><text:alphabetical-index-mark-start text:id="IMark35768392"/><text:alphabetical-index-mark-start text:id="IMark59586328"/><text:span text:style-name="T82">sql</text:span><text:alphabetical-index-mark-end text:id="IMark59586328"/><text:alphabetical-index-mark-end text:id="IMark35768392"/><text:alphabetical-index-mark-end text:id="IMark62785688"/><text:alphabetical-index-mark-end text:id="IMark60373448"/><text:alphabetical-index-mark-end text:id="IMark63306360"/><text:alphabetical-index-mark-end text:id="IMark61922488"/><text:alphabetical-index-mark-end text:id="IMark43434600"/><text:alphabetical-index-mark-end text:id="IMark28895672"/><text:span text:style-name="T82">p provides a similar procedure for</text:span> <text:alphabetical-index-mark-start text:id="IMark63905352"/><text:alphabetical-index-mark-start text:id="IMark60829688"/><text:alphabetical-index-mark-start text:id="IMark63172440"/><text:alphabetical-index-mark-start text:id="IMark28824536"/><text:alphabetical-index-mark-start text:id="IMark63110728"/><text:alphabetical-index-mark-start text:id="IMark56408184"/>HDFql<text:alphabetical-index-mark-end text:id="IMark56408184"/><text:alphabetical-index-mark-end text:id="IMark63110728"/><text:alphabetical-index-mark-end text:id="IMark28824536"/><text:alphabetical-index-mark-end text:id="IMark63172440"/><text:alphabetical-index-mark-end text:id="IMark60829688"/><text:alphabetical-index-mark-end text:id="IMark63905352"/> <text:span text:style-name="T82">so that </text:span><text:alphabetical-index-mark-start text:id="IMark63350024"/><text:alphabetical-index-mark-start text:id="IMark64201576"/><text:alphabetical-index-mark-start text:id="IMark60861240"/><text:alphabetical-index-mark-start text:id="IMark63297352"/><text:span text:style-name="T82">composite</text:span><text:alphabetical-index-mark-end text:id="IMark63297352"/><text:alphabetical-index-mark-end text:id="IMark60861240"/><text:alphabetical-index-mark-end text:id="IMark64201576"/><text:alphabetical-index-mark-end text:id="IMark63350024"/><text:span text:style-name="T82"> </text:span><text:alphabetical-index-mark-start text:id="IMark54326184"/><text:alphabetical-index-mark-start text:id="IMark61306520"/><text:alphabetical-index-mark-start text:id="IMark64553880"/><text:alphabetical-index-mark-start text:id="IMark28820824"/><text:span text:style-name="T82">queries</text:span><text:alphabetical-index-mark-end text:id="IMark28820824"/><text:alphabetical-index-mark-end text:id="IMark64553880"/><text:alphabetical-index-mark-end text:id="IMark61306520"/><text:alphabetical-index-mark-end text:id="IMark54326184"/><text:span text:style-name="T82"> and </text:span><text:alphabetical-index-mark-start text:id="IMark64462472"/><text:alphabetical-index-mark-start text:id="IMark58511320"/><text:alphabetical-index-mark-start text:id="IMark61414968"/><text:alphabetical-index-mark-start text:id="IMark49865640"/><text:span text:style-name="T82">query</text:span><text:alphabetical-index-mark-end text:id="IMark49865640"/><text:alphabetical-index-mark-end text:id="IMark61414968"/><text:alphabetical-index-mark-end text:id="IMark58511320"/><text:alphabetical-index-mark-end text:id="IMark64462472"/><text:span text:style-name="T82"> </text:span><text:alphabetical-index-mark-start text:id="IMark54884312"/><text:alphabetical-index-mark-start text:id="IMark62321032"/><text:alphabetical-index-mark-start text:id="IMark56387960"/><text:alphabetical-index-mark-start text:id="IMark60662408"/><text:span text:style-name="T82">file</text:span><text:alphabetical-index-mark-end text:id="IMark60662408"/><text:alphabetical-index-mark-end text:id="IMark56387960"/><text:alphabetical-index-mark-end text:id="IMark62321032"/><text:alphabetical-index-mark-end text:id="IMark54884312"/><text:span text:style-name="T82">s (.hql) are also possible</text:span>. </text:p>
      <text:p text:style-name="P67"/>
      <text:p text:style-name="P67"><text:span text:style-name="T82">This is a superset provided by </text:span><text:alphabetical-index-mark-start text:id="IMark64458776"/><text:alphabetical-index-mark-start text:id="IMark60830952"/><text:alphabetical-index-mark-start text:id="IMark64467400"/><text:alphabetical-index-mark-start text:id="IMark58631192"/><text:alphabetical-index-mark-start text:id="IMark62930664"/><text:alphabetical-index-mark-start text:id="IMark52542408"/><text:alphabetical-index-mark-start text:id="IMark59317848"/><text:alphabetical-index-mark-start text:id="IMark58510056"/><text:span text:style-name="T82">sql</text:span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58631192"/><text:alphabetical-index-mark-end text:id="IMark64467400"/><text:alphabetical-index-mark-end text:id="IMark60830952"/><text:alphabetical-index-mark-end text:id="IMark64458776"/><text:span text:style-name="T82">p in order to homogenize the behavior of both </text:span><text:alphabetical-index-mark-start text:id="IMark61464088"/><text:alphabetical-index-mark-start text:id="IMark61307784"/><text:alphabetical-index-mark-start text:id="IMark35801496"/><text:alphabetical-index-mark-start text:id="IMark61463128"/><text:span text:style-name="T82">database</text:span><text:alphabetical-index-mark-end text:id="IMark61463128"/><text:alphabetical-index-mark-end text:id="IMark35801496"/><text:alphabetical-index-mark-end text:id="IMark61307784"/><text:alphabetical-index-mark-end text:id="IMark61464088"/><text:span text:style-name="T82"> </text:span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0861976"/><text:alphabetical-index-mark-start text:id="IMark54952040"/><text:alphabetical-index-mark-start text:id="IMark59743656"/><text:alphabetical-index-mark-start text:id="IMark63221048"/><text:span text:style-name="T82">system</text:span><text:alphabetical-index-mark-end text:id="IMark63221048"/><text:alphabetical-index-mark-end text:id="IMark59743656"/><text:alphabetical-index-mark-end text:id="IMark54952040"/><text:alphabetical-index-mark-end text:id="IMark60861976"/><text:alphabetical-index-mark-end text:id="IMark64457544"/><text:alphabetical-index-mark-end text:id="IMark63901368"/><text:alphabetical-index-mark-end text:id="IMark59299224"/><text:alphabetical-index-mark-end text:id="IMark62886104"/><text:span text:style-name="T82"> options and thus make it easier to </text:span><text:alphabetical-index-mark-start text:id="IMark59302152"/><text:alphabetical-index-mark-start text:id="IMark59161320"/><text:alphabetical-index-mark-start text:id="IMark63302664"/><text:alphabetical-index-mark-start text:id="IMark63171112"/><text:span text:style-name="T82">handle</text:span><text:alphabetical-index-mark-end text:id="IMark63171112"/><text:alphabetical-index-mark-end text:id="IMark63302664"/><text:alphabetical-index-mark-end text:id="IMark59161320"/><text:alphabetical-index-mark-end text:id="IMark59302152"/><text:span text:style-name="T82"> them. Neither </text:span><text:alphabetical-index-mark-start text:id="IMark58628472"/><text:alphabetical-index-mark-start text:id="IMark49877032"/><text:alphabetical-index-mark-start text:id="IMark49858712"/><text:alphabetical-index-mark-start text:id="IMark60403800"/><text:span text:style-name="T82">HDF5</text:span><text:alphabetical-index-mark-end text:id="IMark60403800"/><text:alphabetical-index-mark-end text:id="IMark49858712"/><text:alphabetical-index-mark-end text:id="IMark49877032"/><text:alphabetical-index-mark-end text:id="IMark58628472"/><text:span text:style-name="T82"> or </text:span><text:alphabetical-index-mark-start text:id="IMark64460008"/><text:alphabetical-index-mark-start text:id="IMark52870952"/><text:alphabetical-index-mark-start text:id="IMark57803448"/><text:alphabetical-index-mark-start text:id="IMark62964616"/><text:span text:style-name="T82">HDFql</text:span><text:alphabetical-index-mark-end text:id="IMark62964616"/><text:alphabetical-index-mark-end text:id="IMark57803448"/><text:alphabetical-index-mark-end text:id="IMark52870952"/><text:alphabetical-index-mark-end text:id="IMark64460008"/><text:span text:style-name="T82"> provide to my knowledge, something similar at the time of this writing.</text:span></text:p>
      <text:p text:style-name="P66"/>
      <text:p text:style-name="P68"><text:alphabetical-index-mark-start text:id="IMark62241288"/><text:alphabetical-index-mark-start text:id="IMark35597272"/><text:alphabetical-index-mark-start text:id="IMark55136968"/><text:alphabetical-index-mark-start text:id="IMark63992856"/>HDFql<text:alphabetical-index-mark-end text:id="IMark63992856"/><text:alphabetical-index-mark-end text:id="IMark55136968"/><text:alphabetical-index-mark-end text:id="IMark35597272"/><text:alphabetical-index-mark-end text:id="IMark62241288"/> <text:alphabetical-index-mark-start text:id="IMark34680840"/><text:alphabetical-index-mark-start text:id="IMark59587592"/><text:alphabetical-index-mark-start text:id="IMark54886104"/><text:alphabetical-index-mark-start text:id="IMark63305032"/>composite<text:alphabetical-index-mark-end text:id="IMark63305032"/><text:alphabetical-index-mark-end text:id="IMark54886104"/><text:alphabetical-index-mark-end text:id="IMark59587592"/><text:alphabetical-index-mark-end text:id="IMark34680840"/> and .hdf <text:alphabetical-index-mark-start text:id="IMark55458440"/><text:alphabetical-index-mark-start text:id="IMark64551960"/><text:alphabetical-index-mark-start text:id="IMark60641544"/><text:alphabetical-index-mark-start text:id="IMark64183128"/>syntax<text:alphabetical-index-mark-end text:id="IMark64183128"/><text:alphabetical-index-mark-end text:id="IMark60641544"/><text:alphabetical-index-mark-end text:id="IMark64551960"/><text:alphabetical-index-mark-end text:id="IMark55458440"/> is similar to that of <text:alphabetical-index-mark-start text:id="IMark64185816"/><text:alphabetical-index-mark-start text:id="IMark50519464"/><text:alphabetical-index-mark-start text:id="IMark61309048"/><text:alphabetical-index-mark-start text:id="IMark64178472"/>compos<text:span text:style-name="T83">i</text:span>te<text:alphabetical-index-mark-end text:id="IMark64178472"/><text:alphabetical-index-mark-end text:id="IMark61309048"/><text:alphabetical-index-mark-end text:id="IMark50519464"/><text:alphabetical-index-mark-end text:id="IMark64185816"/> <text:alphabetical-index-mark-start text:id="IMark52856648"/>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4463704"/><text:alphabetical-index-mark-start text:id="IMark62933016"/><text:alphabetical-index-mark-start text:id="IMark63195832"/>SQL<text:alphabetical-index-mark-end text:id="IMark63195832"/><text:alphabetical-index-mark-end text:id="IMark62933016"/><text:alphabetical-index-mark-end text:id="IMark64463704"/><text:alphabetical-index-mark-end text:id="IMark59307400"/><text:alphabetical-index-mark-end text:id="IMark63909336"/><text:alphabetical-index-mark-end text:id="IMark62322760"/><text:alphabetical-index-mark-end text:id="IMark63150648"/><text:alphabetical-index-mark-end text:id="IMark52856648"/> and <text:alphabetical-index-mark-start text:id="IMark63165512"/><text:alphabetical-index-mark-start text:id="IMark64190136"/><text:alphabetical-index-mark-start text:id="IMark52509624"/><text:alphabetical-index-mark-start text:id="IMark28895672"/>.<text:alphabetical-index-mark-start text:id="IMark43434600"/><text:alphabetical-index-mark-start text:id="IMark61922488"/><text:alphabetical-index-mark-start text:id="IMark63306360"/><text:alphabetical-index-mark-start text:id="IMark60373448"/><text:alphabetical-index-mark-start text:id="IMark62785688"/><text:alphabetical-index-mark-start text:id="IMark35768392"/><text:alphabetical-index-mark-start text:id="IMark59586328"/><text:alphabetical-index-mark-start text:id="IMark63905352"/>sql<text:alphabetical-index-mark-end text:id="IMark63905352"/><text:alphabetical-index-mark-end text:id="IMark59586328"/><text:alphabetical-index-mark-end text:id="IMark35768392"/><text:alphabetical-index-mark-end text:id="IMark62785688"/><text:alphabetical-index-mark-end text:id="IMark60373448"/><text:alphabetical-index-mark-end text:id="IMark63306360"/><text:alphabetical-index-mark-end text:id="IMark61922488"/><text:alphabetical-index-mark-end text:id="IMark43434600"/><text:alphabetical-index-mark-end text:id="IMark28895672"/><text:alphabetical-index-mark-end text:id="IMark52509624"/><text:alphabetical-index-mark-end text:id="IMark64190136"/><text:alphabetical-index-mark-end text:id="IMark63165512"/> <text:alphabetical-index-mark-start text:id="IMark60829688"/><text:alphabetical-index-mark-start text:id="IMark63172440"/><text:alphabetical-index-mark-start text:id="IMark28824536"/><text:alphabetical-index-mark-start text:id="IMark63110728"/>file<text:alphabetical-index-mark-end text:id="IMark63110728"/><text:alphabetical-index-mark-end text:id="IMark28824536"/><text:alphabetical-index-mark-end text:id="IMark63172440"/><text:alphabetical-index-mark-end text:id="IMark60829688"/>s. The only difference is that you should write only <text:alphabetical-index-mark-start text:id="IMark56408184"/><text:alphabetical-index-mark-start text:id="IMark60863176"/><text:alphabetical-index-mark-start text:id="IMark63350024"/><text:alphabetical-index-mark-start text:id="IMark64201576"/>HDFql<text:alphabetical-index-mark-end text:id="IMark64201576"/><text:alphabetical-index-mark-end text:id="IMark63350024"/><text:alphabetical-index-mark-end text:id="IMark60863176"/><text:alphabetical-index-mark-end text:id="IMark56408184"/> <text:alphabetical-index-mark-start text:id="IMark60861240"/><text:alphabetical-index-mark-start text:id="IMark63297352"/><text:alphabetical-index-mark-start text:id="IMark54326184"/><text:alphabetical-index-mark-start text:id="IMark61306520"/>queries<text:alphabetical-index-mark-end text:id="IMark61306520"/><text:alphabetical-index-mark-end text:id="IMark54326184"/><text:alphabetical-index-mark-end text:id="IMark63297352"/><text:alphabetical-index-mark-end text:id="IMark60861240"/> for <text:alphabetical-index-mark-start text:id="IMark64553880"/><text:alphabetical-index-mark-start text:id="IMark28820824"/><text:alphabetical-index-mark-start text:id="IMark64462472"/><text:alphabetical-index-mark-start text:id="IMark58511320"/>HDF5<text:alphabetical-index-mark-end text:id="IMark58511320"/><text:alphabetical-index-mark-end text:id="IMark64462472"/><text:alphabetical-index-mark-end text:id="IMark28820824"/><text:alphabetical-index-mark-end text:id="IMark64553880"/> <text:alphabetical-index-mark-start text:id="IMark61414968"/><text:alphabetical-index-mark-start text:id="IMark49865640"/><text:alphabetical-index-mark-start text:id="IMark54884312"/><text:alphabetical-index-mark-start text:id="IMark62321032"/>database<text:alphabetical-index-mark-end text:id="IMark62321032"/><text:alphabetical-index-mark-end text:id="IMark54884312"/><text:alphabetical-index-mark-end text:id="IMark49865640"/><text:alphabetical-index-mark-end text:id="IMark61414968"/>s and <text:alphabetical-index-mark-start text:id="IMark56387960"/><text:alphabetical-index-mark-start text:id="IMark60662408"/><text:alphabetical-index-mark-start text:id="IMark5656664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Sql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56566648"/><text:alphabetical-index-mark-end text:id="IMark60662408"/><text:alphabetical-index-mark-end text:id="IMark56387960"/> <text:alphabetical-index-mark-start text:id="IMark64458776"/><text:alphabetical-index-mark-start text:id="IMark60830952"/><text:alphabetical-index-mark-start text:id="IMark64467400"/><text:alphabetical-index-mark-start text:id="IMark58631192"/>queries<text:alphabetical-index-mark-end text:id="IMark58631192"/><text:alphabetical-index-mark-end text:id="IMark64467400"/><text:alphabetical-index-mark-end text:id="IMark60830952"/><text:alphabetical-index-mark-end text:id="IMark64458776"/> only for 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901368"/><text:alphabetical-index-mark-start text:id="IMark64457544"/>Sql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ite<text:alphabetical-index-mark-end text:id="IMark58510056"/><text:alphabetical-index-mark-end text:id="IMark59317848"/><text:alphabetical-index-mark-end text:id="IMark52542408"/><text:alphabetical-index-mark-end text:id="IMark62930664"/>3 <text:alphabetical-index-mark-start text:id="IMark60861976"/><text:alphabetical-index-mark-start text:id="IMark54952040"/><text:alphabetical-index-mark-start text:id="IMark59743656"/><text:alphabetical-index-mark-start text:id="IMark63221048"/>database<text:alphabetical-index-mark-end text:id="IMark63221048"/><text:alphabetical-index-mark-end text:id="IMark59743656"/><text:alphabetical-index-mark-end text:id="IMark54952040"/><text:alphabetical-index-mark-end text:id="IMark60861976"/>s.</text:p>
      <text:p text:style-name="P68"/>
      <text:p text:style-name="P68"><text:soft-page-break/>Do not mix <text:alphabetical-index-mark-start text:id="IMark63302664"/><text:alphabetical-index-mark-start text:id="IMark63171112"/><text:alphabetical-index-mark-start text:id="IMark58342104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SQL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58342104"/><text:alphabetical-index-mark-end text:id="IMark63171112"/><text:alphabetical-index-mark-end text:id="IMark63302664"/> and <text:alphabetical-index-mark-start text:id="IMark52870952"/><text:alphabetical-index-mark-start text:id="IMark57803448"/><text:alphabetical-index-mark-start text:id="IMark62964616"/><text:alphabetical-index-mark-start text:id="IMark64461240"/>HDFql<text:alphabetical-index-mark-end text:id="IMark64461240"/><text:alphabetical-index-mark-end text:id="IMark62964616"/><text:alphabetical-index-mark-end text:id="IMark57803448"/><text:alphabetical-index-mark-end text:id="IMark52870952"/> statements in the same <text:alphabetical-index-mark-start text:id="IMark62087656"/><text:alphabetical-index-mark-start text:id="IMark62321496"/><text:alphabetical-index-mark-start text:id="IMark61540440"/><text:alphabetical-index-mark-start text:id="IMark55458440"/>composite<text:alphabetical-index-mark-end text:id="IMark55458440"/><text:alphabetical-index-mark-end text:id="IMark61540440"/><text:alphabetical-index-mark-end text:id="IMark62321496"/><text:alphabetical-index-mark-end text:id="IMark62087656"/> <text:alphabetical-index-mark-start text:id="IMark64551960"/><text:alphabetical-index-mark-start text:id="IMark60641544"/><text:alphabetical-index-mark-start text:id="IMark64183128"/><text:alphabetical-index-mark-start text:id="IMark34680840"/>queries<text:alphabetical-index-mark-end text:id="IMark34680840"/><text:alphabetical-index-mark-end text:id="IMark64183128"/><text:alphabetical-index-mark-end text:id="IMark60641544"/><text:alphabetical-index-mark-end text:id="IMark64551960"/> or <text:alphabetical-index-mark-start text:id="IMark59587592"/><text:alphabetical-index-mark-start text:id="IMark54886104"/><text:alphabetical-index-mark-start text:id="IMark63305032"/><text:alphabetical-index-mark-start text:id="IMark62241288"/>file<text:alphabetical-index-mark-end text:id="IMark62241288"/><text:alphabetical-index-mark-end text:id="IMark63305032"/><text:alphabetical-index-mark-end text:id="IMark54886104"/><text:alphabetical-index-mark-end text:id="IMark59587592"/>s.</text:p>
      <text:p text:style-name="P19"/>
      <text:p text:style-name="P19"/>
      <text:h text:style-name="Heading_20_3" text:outline-level="3"><text:bookmark-start text:name="__RefHeading___Toc963_76759228"/>2.3.4. <text:alphabetical-index-mark-start text:id="IMark60861976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0830952"/><text:alphabetical-index-mark-start text:id="IMark64467400"/><text:alphabetical-index-mark-start text:id="IMark58631192"/><text:alphabetical-index-mark-start text:id="IMark56387960"/><text:alphabetical-index-mark-start text:id="IMark60662408"/><text:alphabetical-index-mark-start text:id="IMark5656664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span text:style-name="T20">System</text:span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56566648"/><text:alphabetical-index-mark-end text:id="IMark60662408"/><text:alphabetical-index-mark-end text:id="IMark56387960"/><text:alphabetical-index-mark-end text:id="IMark58631192"/><text:alphabetical-index-mark-end text:id="IMark64467400"/><text:alphabetical-index-mark-end text:id="IMark60830952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60861976"/><text:span text:style-name="T20"> </text:span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64553880"/><text:alphabetical-index-mark-start text:id="IMark28820824"/><text:alphabetical-index-mark-start text:id="IMark64462472"/><text:alphabetical-index-mark-start text:id="IMark58511320"/><text:alphabetical-index-mark-start text:id="IMark60861240"/><text:alphabetical-index-mark-start text:id="IMark63297352"/><text:alphabetical-index-mark-start text:id="IMark54326184"/><text:alphabetical-index-mark-start text:id="IMark61306520"/><text:alphabetical-index-mark-start text:id="IMark56408184"/><text:span text:style-name="T20">call</text:span><text:alphabetical-index-mark-end text:id="IMark56408184"/><text:alphabetical-index-mark-end text:id="IMark61306520"/><text:alphabetical-index-mark-end text:id="IMark54326184"/><text:alphabetical-index-mark-end text:id="IMark63297352"/><text:alphabetical-index-mark-end text:id="IMark60861240"/><text:alphabetical-index-mark-end text:id="IMark58511320"/><text:alphabetical-index-mark-end text:id="IMark64462472"/><text:alphabetical-index-mark-end text:id="IMark28820824"/><text:alphabetical-index-mark-end text:id="IMark64553880"/><text:alphabetical-index-mark-end text:id="IMark62321032"/><text:alphabetical-index-mark-end text:id="IMark54884312"/><text:alphabetical-index-mark-end text:id="IMark49865640"/><text:alphabetical-index-mark-end text:id="IMark61414968"/><text:span text:style-name="T20">s.</text:span><text:bookmark-end text:name="__RefHeading___Toc963_76759228"/></text:h>
      <text:p text:style-name="P20"/>
      <text:p text:style-name="P43">In theory, <text:alphabetical-index-mark-start text:id="IMark63172440"/><text:alphabetical-index-mark-start text:id="IMark28824536"/><text:alphabetical-index-mark-start text:id="IMark63110728"/><text:alphabetical-index-mark-start text:id="IMark63165512"/><text:alphabetical-index-mark-start text:id="IMark64190136"/><text:alphabetical-index-mark-start text:id="IMark52509624"/><text:alphabetical-index-mark-start text:id="IMark28895672"/><text:alphabetical-index-mark-start text:id="IMark43434600"/><text:alphabetical-index-mark-start text:id="IMark61922488"/><text:alphabetical-index-mark-start text:id="IMark63306360"/><text:alphabetical-index-mark-start text:id="IMark60373448"/><text:alphabetical-index-mark-start text:id="IMark62785688"/><text:alphabetical-index-mark-start text:id="IMark35768392"/><text:alphabetical-index-mark-start text:id="IMark59586328"/><text:alphabetical-index-mark-start text:id="IMark63905352"/><text:alphabetical-index-mark-start text:id="IMark52856648"/><text:alphabetical-index-mark-start text:id="IMark63150648"/><text:alphabetical-index-mark-start text:id="IMark62322760"/><text:alphabetical-index-mark-start text:id="IMark63909336"/><text:alphabetical-index-mark-start text:id="IMark59307400"/><text:alphabetical-index-mark-start text:id="IMark64463704"/><text:alphabetical-index-mark-start text:id="IMark62933016"/><text:alphabetical-index-mark-start text:id="IMark63195832"/><text:alphabetical-index-mark-start text:id="IMark64185816"/><text:alphabetical-index-mark-start text:id="IMark50519464"/><text:alphabetical-index-mark-start text:id="IMark61309048"/>Sql<text:alphabetical-index-mark-end text:id="IMark61309048"/><text:alphabetical-index-mark-end text:id="IMark50519464"/><text:alphabetical-index-mark-end text:id="IMark64185816"/><text:alphabetical-index-mark-end text:id="IMark63195832"/><text:alphabetical-index-mark-end text:id="IMark62933016"/><text:alphabetical-index-mark-end text:id="IMark64463704"/><text:alphabetical-index-mark-end text:id="IMark59307400"/><text:alphabetical-index-mark-end text:id="IMark63909336"/><text:alphabetical-index-mark-end text:id="IMark62322760"/><text:alphabetical-index-mark-end text:id="IMark63150648"/><text:alphabetical-index-mark-end text:id="IMark52856648"/><text:alphabetical-index-mark-end text:id="IMark63905352"/><text:alphabetical-index-mark-end text:id="IMark59586328"/><text:alphabetical-index-mark-end text:id="IMark35768392"/><text:alphabetical-index-mark-end text:id="IMark62785688"/><text:alphabetical-index-mark-end text:id="IMark60373448"/><text:alphabetical-index-mark-end text:id="IMark63306360"/><text:alphabetical-index-mark-end text:id="IMark61922488"/><text:alphabetical-index-mark-end text:id="IMark43434600"/><text:alphabetical-index-mark-end text:id="IMark28895672"/><text:alphabetical-index-mark-end text:id="IMark52509624"/><text:alphabetical-index-mark-end text:id="IMark64190136"/><text:alphabetical-index-mark-end text:id="IMark63165512"/><text:alphabetical-index-mark-end text:id="IMark63110728"/><text:alphabetical-index-mark-end text:id="IMark28824536"/><text:alphabetical-index-mark-end text:id="IMark63172440"/>p can be 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3305032"/><text:alphabetical-index-mark-start text:id="IMark62241288"/><text:alphabetical-index-mark-start text:id="IMark64551960"/><text:alphabetical-index-mark-start text:id="IMark60641544"/><text:alphabetical-index-mark-start text:id="IMark64183128"/><text:alphabetical-index-mark-start text:id="IMark34680840"/><text:alphabetical-index-mark-start text:id="IMark62087656"/><text:alphabetical-index-mark-start text:id="IMark62321496"/>call<text:alphabetical-index-mark-end text:id="IMark62321496"/><text:alphabetical-index-mark-end text:id="IMark62087656"/><text:alphabetical-index-mark-end text:id="IMark34680840"/><text:alphabetical-index-mark-end text:id="IMark64183128"/><text:alphabetical-index-mark-end text:id="IMark60641544"/><text:alphabetical-index-mark-end text:id="IMark64551960"/><text:alphabetical-index-mark-end text:id="IMark62241288"/><text:alphabetical-index-mark-end text:id="IMark63305032"/>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ed via a <text:alphabetical-index-mark-start text:id="IMark61540440"/><text:alphabetical-index-mark-start text:id="IMark5545844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63171112"/><text:alphabetical-index-mark-start text:id="IMark58342104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4460008"/><text:alphabetical-index-mark-start text:id="IMark35597272"/><text:alphabetical-index-mark-start text:id="IMark63992856"/><text:alphabetical-index-mark-start text:id="IMark55136968"/><text:alphabetical-index-mark-start text:id="IMark54952040"/><text:alphabetical-index-mark-start text:id="IMark57370952"/><text:alphabetical-index-mark-start text:id="IMark59743656"/><text:alphabetical-index-mark-start text:id="IMark60861976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58510056"/>system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60861976"/><text:alphabetical-index-mark-end text:id="IMark59743656"/><text:alphabetical-index-mark-end text:id="IMark57370952"/><text:alphabetical-index-mark-end text:id="IMark54952040"/><text:alphabetical-index-mark-end text:id="IMark55136968"/><text:alphabetical-index-mark-end text:id="IMark63992856"/><text:alphabetical-index-mark-end text:id="IMark35597272"/><text:alphabetical-index-mark-end text:id="IMark64460008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58342104"/><text:alphabetical-index-mark-end text:id="IMark6317111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5458440"/><text:alphabetical-index-mark-end text:id="IMark61540440"/> <text:alphabetical-index-mark-start text:id="IMark61464088"/><text:alphabetical-index-mark-start text:id="IMark61307784"/><text:alphabetical-index-mark-start text:id="IMark35801496"/><text:alphabetical-index-mark-start text:id="IMark61463128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0830952"/><text:alphabetical-index-mark-start text:id="IMark64467400"/><text:alphabetical-index-mark-start text:id="IMark58631192"/><text:alphabetical-index-mark-start text:id="IMark56387960"/>call<text:alphabetical-index-mark-end text:id="IMark56387960"/><text:alphabetical-index-mark-end text:id="IMark58631192"/><text:alphabetical-index-mark-end text:id="IMark64467400"/><text:alphabetical-index-mark-end text:id="IMark60830952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1463128"/><text:alphabetical-index-mark-end text:id="IMark35801496"/><text:alphabetical-index-mark-end text:id="IMark61307784"/><text:alphabetical-index-mark-end text:id="IMark61464088"/> from any <text:alphabetical-index-mark-start text:id="IMark60662408"/><text:alphabetical-index-mark-start text:id="IMark5656664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64553880"/><text:alphabetical-index-mark-start text:id="IMark28820824"/>program<text:alphabetical-index-mark-end text:id="IMark28820824"/><text:alphabetical-index-mark-end text:id="IMark64553880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56566648"/><text:alphabetical-index-mark-end text:id="IMark60662408"/> written in any language without the need of having language – specific <text:alphabetical-index-mark-start text:id="IMark64462472"/><text:alphabetical-index-mark-start text:id="IMark58511320"/><text:alphabetical-index-mark-start text:id="IMark60861240"/><text:alphabetical-index-mark-start text:id="IMark63297352"/><text:alphabetical-index-mark-start text:id="IMark54326184"/><text:alphabetical-index-mark-start text:id="IMark61306520"/><text:alphabetical-index-mark-start text:id="IMark56408184"/><text:alphabetical-index-mark-start text:id="IMark63350024"/><text:alphabetical-index-mark-start text:id="IMark60863176"/><text:alphabetical-index-mark-start text:id="IMark60829688"/><text:alphabetical-index-mark-start text:id="IMark64201576"/><text:alphabetical-index-mark-start text:id="IMark62571640"/><text:alphabetical-index-mark-start text:id="IMark55597448"/>libraries<text:alphabetical-index-mark-end text:id="IMark55597448"/><text:alphabetical-index-mark-end text:id="IMark62571640"/><text:alphabetical-index-mark-end text:id="IMark64201576"/><text:alphabetical-index-mark-end text:id="IMark60829688"/><text:alphabetical-index-mark-end text:id="IMark60863176"/><text:alphabetical-index-mark-end text:id="IMark63350024"/><text:alphabetical-index-mark-end text:id="IMark56408184"/><text:alphabetical-index-mark-end text:id="IMark61306520"/><text:alphabetical-index-mark-end text:id="IMark54326184"/><text:alphabetical-index-mark-end text:id="IMark63297352"/><text:alphabetical-index-mark-end text:id="IMark60861240"/><text:alphabetical-index-mark-end text:id="IMark58511320"/><text:alphabetical-index-mark-end text:id="IMark64462472"/> <text:alphabetical-index-mark-start text:id="IMark52598584"/><text:alphabetical-index-mark-start text:id="IMark56837432"/><text:alphabetical-index-mark-start text:id="IMark64789592"/><text:alphabetical-index-mark-start text:id="IMark56903016"/><text:alphabetical-index-mark-start text:id="IMark59234904"/><text:alphabetical-index-mark-start text:id="IMark35526600"/><text:alphabetical-index-mark-start text:id="IMark63202232"/><text:alphabetical-index-mark-start text:id="IMark58808216"/><text:alphabetical-index-mark-start text:id="IMark59375608"/><text:alphabetical-index-mark-start text:id="IMark61441160"/><text:alphabetical-index-mark-start text:id="IMark57542216"/><text:alphabetical-index-mark-start text:id="IMark62097448"/><text:alphabetical-index-mark-start text:id="IMark52479512"/>install<text:alphabetical-index-mark-end text:id="IMark52479512"/><text:alphabetical-index-mark-end text:id="IMark62097448"/><text:alphabetical-index-mark-end text:id="IMark57542216"/><text:alphabetical-index-mark-end text:id="IMark61441160"/><text:alphabetical-index-mark-end text:id="IMark59375608"/><text:alphabetical-index-mark-end text:id="IMark58808216"/><text:alphabetical-index-mark-end text:id="IMark63202232"/><text:alphabetical-index-mark-end text:id="IMark35526600"/><text:alphabetical-index-mark-end text:id="IMark59234904"/><text:alphabetical-index-mark-end text:id="IMark56903016"/><text:alphabetical-index-mark-end text:id="IMark64789592"/><text:alphabetical-index-mark-end text:id="IMark56837432"/><text:alphabetical-index-mark-end text:id="IMark52598584"/>ed. <text:span text:style-name="T40">It can also be </text:span><text:alphabetical-index-mark-start text:id="IMark59048744"/><text:alphabetical-index-mark-start text:id="IMark35659720"/><text:alphabetical-index-mark-start text:id="IMark57245992"/><text:alphabetical-index-mark-start text:id="IMark63059464"/><text:alphabetical-index-mark-start text:id="IMark49919304"/><text:alphabetical-index-mark-start text:id="IMark59574728"/><text:alphabetical-index-mark-start text:id="IMark56544488"/><text:alphabetical-index-mark-start text:id="IMark61913752"/><text:alphabetical-index-mark-start text:id="IMark61217992"/><text:alphabetical-index-mark-start text:id="IMark60411080"/><text:alphabetical-index-mark-start text:id="IMark62165672"/><text:alphabetical-index-mark-start text:id="IMark29551560"/><text:alphabetical-index-mark-start text:id="IMark60069784"/><text:span text:style-name="T40">call</text:span><text:alphabetical-index-mark-end text:id="IMark60069784"/><text:alphabetical-index-mark-end text:id="IMark29551560"/><text:alphabetical-index-mark-end text:id="IMark62165672"/><text:alphabetical-index-mark-end text:id="IMark60411080"/><text:alphabetical-index-mark-end text:id="IMark61217992"/><text:alphabetical-index-mark-end text:id="IMark61913752"/><text:alphabetical-index-mark-end text:id="IMark56544488"/><text:alphabetical-index-mark-end text:id="IMark59574728"/><text:alphabetical-index-mark-end text:id="IMark49919304"/><text:alphabetical-index-mark-end text:id="IMark63059464"/><text:alphabetical-index-mark-end text:id="IMark57245992"/><text:alphabetical-index-mark-end text:id="IMark35659720"/><text:alphabetical-index-mark-end text:id="IMark59048744"/><text:span text:style-name="T40">ed directly from the </text:span><text:alphabetical-index-mark-start text:id="IMark64807944"/><text:alphabetical-index-mark-start text:id="IMark35455944"/><text:alphabetical-index-mark-start text:id="IMark64795656"/><text:alphabetical-index-mark-start text:id="IMark60008424"/><text:alphabetical-index-mark-start text:id="IMark62244552"/><text:alphabetical-index-mark-start text:id="IMark52866328"/><text:alphabetical-index-mark-start text:id="IMark62222392"/><text:alphabetical-index-mark-start text:id="IMark56924744"/><text:alphabetical-index-mark-start text:id="IMark34681800"/><text:alphabetical-index-mark-start text:id="IMark60649624"/><text:alphabetical-index-mark-start text:id="IMark63199976"/><text:alphabetical-index-mark-start text:id="IMark28771272"/><text:alphabetical-index-mark-start text:id="IMark62864776"/><text:span text:style-name="T40">terminal</text:span><text:alphabetical-index-mark-end text:id="IMark62864776"/><text:alphabetical-index-mark-end text:id="IMark28771272"/><text:alphabetical-index-mark-end text:id="IMark63199976"/><text:alphabetical-index-mark-end text:id="IMark60649624"/><text:alphabetical-index-mark-end text:id="IMark34681800"/><text:alphabetical-index-mark-end text:id="IMark56924744"/><text:alphabetical-index-mark-end text:id="IMark62222392"/><text:alphabetical-index-mark-end text:id="IMark52866328"/><text:alphabetical-index-mark-end text:id="IMark62244552"/><text:alphabetical-index-mark-end text:id="IMark60008424"/><text:alphabetical-index-mark-end text:id="IMark64795656"/><text:alphabetical-index-mark-end text:id="IMark35455944"/><text:alphabetical-index-mark-end text:id="IMark64807944"/><text:span text:style-name="T40"> prompt. </text:span></text:p>
      <text:p text:style-name="P43"/>
      <text:p text:style-name="P52">If , when making a <text:alphabetical-index-mark-start text:id="IMark28895672"/><text:alphabetical-index-mark-start text:id="IMark43434600"/><text:alphabetical-index-mark-start text:id="IMark61922488"/><text:alphabetical-index-mark-start text:id="IMark63306360"/><text:alphabetical-index-mark-start text:id="IMark60373448"/><text:alphabetical-index-mark-start text:id="IMark62785688"/><text:alphabetical-index-mark-start text:id="IMark35768392"/><text:alphabetical-index-mark-start text:id="IMark59586328"/><text:alphabetical-index-mark-start text:id="IMark63905352"/><text:alphabetical-index-mark-start text:id="IMark52856648"/><text:alphabetical-index-mark-start text:id="IMark63150648"/>call<text:alphabetical-index-mark-end text:id="IMark63150648"/><text:alphabetical-index-mark-end text:id="IMark52856648"/><text:alphabetical-index-mark-end text:id="IMark63905352"/><text:alphabetical-index-mark-end text:id="IMark59586328"/><text:alphabetical-index-mark-end text:id="IMark35768392"/><text:alphabetical-index-mark-end text:id="IMark62785688"/><text:alphabetical-index-mark-end text:id="IMark60373448"/><text:alphabetical-index-mark-end text:id="IMark63306360"/><text:alphabetical-index-mark-end text:id="IMark61922488"/><text:alphabetical-index-mark-end text:id="IMark43434600"/><text:alphabetical-index-mark-end text:id="IMark28895672"/>, <text:alphabetical-index-mark-start text:id="IMark62322760"/><text:alphabetical-index-mark-start text:id="IMark63909336"/><text:alphabetical-index-mark-start text:id="IMark59307400"/><text:alphabetical-index-mark-start text:id="IMark64463704"/><text:alphabetical-index-mark-start text:id="IMark62933016"/><text:alphabetical-index-mark-start text:id="IMark63195832"/><text:alphabetical-index-mark-start text:id="IMark64185816"/><text:alphabetical-index-mark-start text:id="IMark50519464"/><text:alphabetical-index-mark-start text:id="IMark61309048"/>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3305032"/><text:alphabetical-index-mark-start text:id="IMark62241288"/><text:alphabetical-index-mark-start text:id="IMark64551960"/><text:alphabetical-index-mark-start text:id="IMark60641544"/><text:alphabetical-index-mark-start text:id="IMark64183128"/><text:alphabetical-index-mark-start text:id="IMark34680840"/><text:alphabetical-index-mark-start text:id="IMark62087656"/><text:alphabetical-index-mark-start text:id="IMark62321496"/>sql<text:alphabetical-index-mark-end text:id="IMark62321496"/><text:alphabetical-index-mark-end text:id="IMark62087656"/><text:alphabetical-index-mark-end text:id="IMark34680840"/><text:alphabetical-index-mark-end text:id="IMark64183128"/><text:alphabetical-index-mark-end text:id="IMark60641544"/><text:alphabetical-index-mark-end text:id="IMark64551960"/><text:alphabetical-index-mark-end text:id="IMark62241288"/><text:alphabetical-index-mark-end text:id="IMark63305032"/>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<text:alphabetical-index-mark-end text:id="IMark61309048"/><text:alphabetical-index-mark-end text:id="IMark50519464"/><text:alphabetical-index-mark-end text:id="IMark64185816"/><text:alphabetical-index-mark-end text:id="IMark63195832"/><text:alphabetical-index-mark-end text:id="IMark62933016"/><text:alphabetical-index-mark-end text:id="IMark64463704"/><text:alphabetical-index-mark-end text:id="IMark59307400"/><text:alphabetical-index-mark-end text:id="IMark63909336"/><text:alphabetical-index-mark-end text:id="IMark62322760"/>p answers you with</text:p>
      <text:p text:style-name="P52"/>
      <text:p text:style-name="P81">“Incorrect number of arguments”</text:p>
      <text:p text:style-name="P52"/>
      <text:p text:style-name="P52">You should: </text:p>
      <text:p text:style-name="P52"/>
      <text:p text:style-name="P52"><text:span text:style-name="T11">2.3.4.1.</text:span> First check that you have in fact written the number of arguments required by the <text:alphabetical-index-mark-start text:id="IMark60662408"/><text:alphabetical-index-mark-start text:id="IMark5656664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program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56566648"/><text:alphabetical-index-mark-end text:id="IMark60662408"/>.</text:p>
      <text:p text:style-name="P52"/>
      <text:p text:style-name="P52"/>
      <text:p text:style-name="P52"><text:span text:style-name="T11">2.3.4.2.</text:span> Check that the 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0830952"/><text:alphabetical-index-mark-start text:id="IMark64467400"/><text:alphabetical-index-mark-start text:id="IMark58631192"/><text:alphabetical-index-mark-start text:id="IMark56387960"/><text:alphabetical-index-mark-start text:id="IMark61540440"/><text:alphabetical-index-mark-start text:id="IMark55458440"/>string<text:alphabetical-index-mark-end text:id="IMark55458440"/><text:alphabetical-index-mark-end text:id="IMark61540440"/><text:alphabetical-index-mark-end text:id="IMark56387960"/><text:alphabetical-index-mark-end text:id="IMark58631192"/><text:alphabetical-index-mark-end text:id="IMark64467400"/><text:alphabetical-index-mark-end text:id="IMark60830952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s corresponding to each argument have no spaces between 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63171112"/><text:alphabetical-index-mark-start text:id="IMark58342104"/><text:alphabetical-index-mark-start text:id="IMark58628472"/><text:alphabetical-index-mark-start text:id="IMark49877032"/><text:alphabetical-index-mark-start text:id="IMark49858712"/><text:alphabetical-index-mark-start text:id="IMark60403800"/>character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58342104"/><text:alphabetical-index-mark-end text:id="IMark6317111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s. This might be interpreted by <text:alphabetical-index-mark-start text:id="IMark64460008"/><text:alphabetical-index-mark-start text:id="IMark35597272"/><text:alphabetical-index-mark-start text:id="IMark63992856"/><text:alphabetical-index-mark-start text:id="IMark55136968"/><text:alphabetical-index-mark-start text:id="IMark54952040"/><text:alphabetical-index-mark-start text:id="IMark57370952"/><text:alphabetical-index-mark-start text:id="IMark59743656"/><text:alphabetical-index-mark-start text:id="IMark60861976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3172440"/><text:alphabetical-index-mark-start text:id="IMark28824536"/><text:alphabetical-index-mark-start text:id="IMark63165512"/>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sql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<text:alphabetical-index-mark-end text:id="IMark63165512"/><text:alphabetical-index-mark-end text:id="IMark28824536"/><text:alphabetical-index-mark-end text:id="IMark63172440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60861976"/><text:alphabetical-index-mark-end text:id="IMark59743656"/><text:alphabetical-index-mark-end text:id="IMark57370952"/><text:alphabetical-index-mark-end text:id="IMark54952040"/><text:alphabetical-index-mark-end text:id="IMark55136968"/><text:alphabetical-index-mark-end text:id="IMark63992856"/><text:alphabetical-index-mark-end text:id="IMark35597272"/><text:alphabetical-index-mark-end text:id="IMark64460008"/>p as additional arguments and hence, the <text:alphabetical-index-mark-start text:id="IMark64463704"/><text:alphabetical-index-mark-start text:id="IMark62933016"/><text:alphabetical-index-mark-start text:id="IMark63195832"/><text:alphabetical-index-mark-start text:id="IMark64185816"/><text:alphabetical-index-mark-start text:id="IMark50519464"/><text:alphabetical-index-mark-start text:id="IMark61309048"/>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program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<text:alphabetical-index-mark-end text:id="IMark61309048"/><text:alphabetical-index-mark-end text:id="IMark50519464"/><text:alphabetical-index-mark-end text:id="IMark64185816"/><text:alphabetical-index-mark-end text:id="IMark63195832"/><text:alphabetical-index-mark-end text:id="IMark62933016"/><text:alphabetical-index-mark-end text:id="IMark64463704"/> rejects your <text:alphabetical-index-mark-start text:id="IMark63305032"/><text:alphabetical-index-mark-start text:id="IMark62241288"/><text:alphabetical-index-mark-start text:id="IMark64551960"/><text:alphabetical-index-mark-start text:id="IMark60641544"/><text:alphabetical-index-mark-start text:id="IMark64183128"/><text:alphabetical-index-mark-start text:id="IMark34680840"/><text:alphabetical-index-mark-start text:id="IMark62087656"/><text:alphabetical-index-mark-start text:id="IMark62321496"/><text:alphabetical-index-mark-start text:id="IMark28895672"/><text:alphabetical-index-mark-start text:id="IMark43434600"/><text:alphabetical-index-mark-start text:id="IMark61922488"/>call<text:alphabetical-index-mark-end text:id="IMark61922488"/><text:alphabetical-index-mark-end text:id="IMark43434600"/><text:alphabetical-index-mark-end text:id="IMark28895672"/><text:alphabetical-index-mark-end text:id="IMark62321496"/><text:alphabetical-index-mark-end text:id="IMark62087656"/><text:alphabetical-index-mark-end text:id="IMark34680840"/><text:alphabetical-index-mark-end text:id="IMark64183128"/><text:alphabetical-index-mark-end text:id="IMark60641544"/><text:alphabetical-index-mark-end text:id="IMark64551960"/><text:alphabetical-index-mark-end text:id="IMark62241288"/><text:alphabetical-index-mark-end text:id="IMark63305032"/>. In this case you might solve the problem by using quotes (“ “) to surround each one of your arguments.</text:p>
      <text:p text:style-name="P52"/>
      <text:p text:style-name="P52"/>
      <text:p text:style-name="P52"><text:span text:style-name="T11">2.3.4.3.</text:span> <text:alphabetical-index-mark-start text:id="IMark52856648"/><text:alphabetical-index-mark-start text:id="IMark63150648"/><text:alphabetical-index-mark-start text:id="IMark64462472"/><text:alphabetical-index-mark-start text:id="IMark60861240"/><text:alphabetical-index-mark-start text:id="IMark58511320"/><text:alphabetical-index-mark-start text:id="IMark54326184"/><text:alphabetical-index-mark-start text:id="IMark63297352"/><text:alphabetical-index-mark-start text:id="IMark56408184"/><text:alphabetical-index-mark-start text:id="IMark61306520"/><text:alphabetical-index-mark-start text:id="IMark60863176"/><text:alphabetical-index-mark-start text:id="IMark63350024"/><text:alphabetical-index-mark-start text:id="IMark64201576"/><text:alphabetical-index-mark-start text:id="IMark60829688"/><text:alphabetical-index-mark-start text:id="IMark64553880"/><text:alphabetical-index-mark-start text:id="IMark56566648"/><text:alphabetical-index-mark-start text:id="IMark6066240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1464088"/><text:alphabetical-index-mark-start text:id="IMark61463128"/><text:alphabetical-index-mark-start text:id="IMark35801496"/><text:alphabetical-index-mark-start text:id="IMark63306360"/><text:alphabetical-index-mark-start text:id="IMark62241288"/><text:alphabetical-index-mark-start text:id="IMark63305032"/>Sql<text:alphabetical-index-mark-end text:id="IMark63305032"/><text:alphabetical-index-mark-end text:id="IMark62241288"/><text:alphabetical-index-mark-end text:id="IMark63306360"/><text:alphabetical-index-mark-end text:id="IMark35801496"/><text:alphabetical-index-mark-end text:id="IMark61463128"/><text:alphabetical-index-mark-end text:id="IMark61464088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60662408"/><text:alphabetical-index-mark-end text:id="IMark56566648"/><text:alphabetical-index-mark-end text:id="IMark64553880"/><text:alphabetical-index-mark-end text:id="IMark60829688"/><text:alphabetical-index-mark-end text:id="IMark64201576"/>ite<text:alphabetical-index-mark-end text:id="IMark63350024"/><text:alphabetical-index-mark-end text:id="IMark60863176"/><text:alphabetical-index-mark-end text:id="IMark61306520"/><text:alphabetical-index-mark-end text:id="IMark56408184"/><text:alphabetical-index-mark-end text:id="IMark63297352"/><text:alphabetical-index-mark-end text:id="IMark54326184"/><text:alphabetical-index-mark-end text:id="IMark58511320"/><text:alphabetical-index-mark-end text:id="IMark60861240"/><text:alphabetical-index-mark-end text:id="IMark64462472"/><text:alphabetical-index-mark-end text:id="IMark63150648"/><text:alphabetical-index-mark-end text:id="IMark52856648"/>3 also requires <text:alphabetical-index-mark-start text:id="IMark64551960"/><text:alphabetical-index-mark-start text:id="IMark60641544"/><text:alphabetical-index-mark-start text:id="IMark64183128"/><text:span text:style-name="T88">single</text:span><text:alphabetical-index-mark-end text:id="IMark64183128"/><text:alphabetical-index-mark-end text:id="IMark60641544"/><text:alphabetical-index-mark-end text:id="IMark64551960"/><text:span text:style-name="T88"> and/or double </text:span>quotes (‘ ‘ or “ “) for <text:alphabetical-index-mark-start text:id="IMark34680840"/><text:alphabetical-index-mark-start text:id="IMark62087656"/><text:alphabetical-index-mark-start text:id="IMark62321496"/><text:alphabetical-index-mark-start text:id="IMark28895672"/><text:alphabetical-index-mark-start text:id="IMark43434600"/><text:alphabetical-index-mark-start text:id="IMark61922488"/><text:alphabetical-index-mark-start text:id="IMark64463704"/><text:alphabetical-index-mark-start text:id="IMark62933016"/><text:alphabetical-index-mark-start text:id="IMark63195832"/><text:alphabetical-index-mark-start text:id="IMark64185816"/><text:alphabetical-index-mark-start text:id="IMark50519464"/>string<text:alphabetical-index-mark-end text:id="IMark50519464"/><text:alphabetical-index-mark-end text:id="IMark64185816"/><text:alphabetical-index-mark-end text:id="IMark63195832"/><text:alphabetical-index-mark-end text:id="IMark62933016"/><text:alphabetical-index-mark-end text:id="IMark64463704"/><text:alphabetical-index-mark-end text:id="IMark61922488"/><text:alphabetical-index-mark-end text:id="IMark43434600"/><text:alphabetical-index-mark-end text:id="IMark28895672"/><text:alphabetical-index-mark-end text:id="IMark62321496"/><text:alphabetical-index-mark-end text:id="IMark62087656"/><text:alphabetical-index-mark-end text:id="IMark34680840"/>s. In this case, surround your <text:alphabetical-index-mark-start text:id="IMark61309048"/>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4460008"/><text:alphabetical-index-mark-start text:id="IMark35597272"/><text:alphabetical-index-mark-start text:id="IMark63992856"/><text:alphabetical-index-mark-start text:id="IMark55136968"/><text:alphabetical-index-mark-start text:id="IMark54952040"/>query<text:alphabetical-index-mark-end text:id="IMark54952040"/><text:alphabetical-index-mark-end text:id="IMark55136968"/><text:alphabetical-index-mark-end text:id="IMark63992856"/><text:alphabetical-index-mark-end text:id="IMark35597272"/><text:alphabetical-index-mark-end text:id="IMark64460008"/>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<text:alphabetical-index-mark-end text:id="IMark61309048"/> with double quotes (“ “), and the <text:alphabetical-index-mark-start text:id="IMark57370952"/><text:alphabetical-index-mark-start text:id="IMark59743656"/><text:alphabetical-index-mark-start text:id="IMark60861976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58510056"/><text:alphabetical-index-mark-start text:id="IMark63172440"/><text:alphabetical-index-mark-start text:id="IMark28824536"/><text:alphabetical-index-mark-start text:id="IMark63165512"/>string<text:alphabetical-index-mark-end text:id="IMark63165512"/><text:alphabetical-index-mark-end text:id="IMark28824536"/><text:alphabetical-index-mark-end text:id="IMark63172440"/><text:alphabetical-index-mark-end text:id="IMark58510056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60861976"/><text:alphabetical-index-mark-end text:id="IMark59743656"/><text:alphabetical-index-mark-end text:id="IMark57370952"/>s inside each 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query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 with <text:alphabetical-index-mark-start text:id="IMark63171112"/><text:alphabetical-index-mark-start text:id="IMark58342104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single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58342104"/><text:alphabetical-index-mark-end text:id="IMark63171112"/> quotes (‘ ‘). </text:p>
      <text:p text:style-name="P52"/>
      <text:p text:style-name="P52"/>
      <text:p text:style-name="P53"><text:span text:style-name="T11">2.3.4.4.</text:span> If the problem remains and you are sure about the number of arguments and the correctness of the <text:alphabetical-index-mark-start text:id="IMark62785688"/><text:alphabetical-index-mark-start text:id="IMark63905352"/><text:alphabetical-index-mark-start text:id="IMark59586328"/><text:alphabetical-index-mark-start text:id="IMark60830952"/><text:alphabetical-index-mark-start text:id="IMark64467400"/><text:alphabetical-index-mark-start text:id="IMark64201576"/><text:alphabetical-index-mark-start text:id="IMark60829688"/><text:alphabetical-index-mark-start text:id="IMark64553880"/><text:alphabetical-index-mark-start text:id="IMark56566648"/><text:alphabetical-index-mark-start text:id="IMark6066240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1464088"/>SQL<text:alphabetical-index-mark-end text:id="IMark61464088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60662408"/><text:alphabetical-index-mark-end text:id="IMark56566648"/>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0830952"/><text:alphabetical-index-mark-end text:id="IMark59586328"/><text:alphabetical-index-mark-end text:id="IMark63905352"/><text:alphabetical-index-mark-end text:id="IMark62785688"/> <text:span text:style-name="T68">or </text:span><text:alphabetical-index-mark-start text:id="IMark61463128"/><text:alphabetical-index-mark-start text:id="IMark35801496"/><text:alphabetical-index-mark-start text:id="IMark63306360"/><text:alphabetical-index-mark-start text:id="IMark62241288"/><text:alphabetical-index-mark-start text:id="IMark63305032"/><text:alphabetical-index-mark-start text:id="IMark52856648"/><text:span text:style-name="T68">HDFql</text:span><text:alphabetical-index-mark-end text:id="IMark52856648"/><text:alphabetical-index-mark-end text:id="IMark63305032"/><text:alphabetical-index-mark-end text:id="IMark62241288"/><text:alphabetical-index-mark-end text:id="IMark63306360"/><text:alphabetical-index-mark-end text:id="IMark35801496"/><text:alphabetical-index-mark-end text:id="IMark61463128"/> <text:alphabetical-index-mark-start text:id="IMark63150648"/><text:alphabetical-index-mark-start text:id="IMark64462472"/><text:alphabetical-index-mark-start text:id="IMark60861240"/><text:alphabetical-index-mark-start text:id="IMark58511320"/><text:alphabetical-index-mark-start text:id="IMark54326184"/><text:alphabetical-index-mark-start text:id="IMark63297352"/><text:alphabetical-index-mark-start text:id="IMark56408184"/><text:alphabetical-index-mark-start text:id="IMark61306520"/><text:alphabetical-index-mark-start text:id="IMark60863176"/><text:alphabetical-index-mark-start text:id="IMark63350024"/><text:alphabetical-index-mark-start text:id="IMark58631192"/>code<text:alphabetical-index-mark-end text:id="IMark58631192"/><text:alphabetical-index-mark-end text:id="IMark63350024"/><text:alphabetical-index-mark-end text:id="IMark60863176"/><text:alphabetical-index-mark-end text:id="IMark61306520"/><text:alphabetical-index-mark-end text:id="IMark56408184"/><text:alphabetical-index-mark-end text:id="IMark63297352"/><text:alphabetical-index-mark-end text:id="IMark54326184"/><text:alphabetical-index-mark-end text:id="IMark58511320"/><text:alphabetical-index-mark-end text:id="IMark60861240"/><text:alphabetical-index-mark-end text:id="IMark64462472"/><text:alphabetical-index-mark-end text:id="IMark63150648"/>, you might need to tell <text:alphabetical-index-mark-start text:id="IMark64551960"/><text:alphabetical-index-mark-start text:id="IMark60641544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49877032"/><text:alphabetical-index-mark-start text:id="IMark49858712"/>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57370952"/><text:alphabetical-index-mark-start text:id="IMark59743656"/><text:alphabetical-index-mark-start text:id="IMark60861976"/><text:alphabetical-index-mark-start text:id="IMark63221048"/><text:alphabetical-index-mark-start text:id="IMark62930664"/><text:alphabetical-index-mark-start text:id="IMark52542408"/><text:alphabetical-index-mark-start text:id="IMark59317848"/>Sql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60861976"/><text:alphabetical-index-mark-end text:id="IMark59743656"/><text:alphabetical-index-mark-end text:id="IMark5737095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<text:alphabetical-index-mark-end text:id="IMark64458776"/><text:alphabetical-index-mark-end text:id="IMark64457544"/><text:alphabetical-index-mark-end text:id="IMark63901368"/><text:alphabetical-index-mark-end text:id="IMark59299224"/>ite<text:alphabetical-index-mark-end text:id="IMark62886104"/><text:alphabetical-index-mark-end text:id="IMark60403800"/><text:alphabetical-index-mark-end text:id="IMark49858712"/><text:alphabetical-index-mark-end text:id="IMark4987703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60641544"/><text:alphabetical-index-mark-end text:id="IMark64551960"/>3 <text:span text:style-name="T68">or the </text:span><text:alphabetical-index-mark-start text:id="IMark58510056"/><text:alphabetical-index-mark-start text:id="IMark63172440"/><text:alphabetical-index-mark-start text:id="IMark28824536"/><text:alphabetical-index-mark-start text:id="IMark63165512"/><text:alphabetical-index-mark-start text:id="IMark61309048"/><text:alphabetical-index-mark-start text:id="IMark64178472"/><text:span text:style-name="T68">HDF5</text:span><text:alphabetical-index-mark-end text:id="IMark64178472"/><text:alphabetical-index-mark-end text:id="IMark61309048"/><text:alphabetical-index-mark-end text:id="IMark63165512"/><text:alphabetical-index-mark-end text:id="IMark28824536"/><text:alphabetical-index-mark-end text:id="IMark63172440"/><text:alphabetical-index-mark-end text:id="IMark58510056"/><text:span text:style-name="T68"> </text:span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4460008"/><text:alphabetical-index-mark-start text:id="IMark35597272"/><text:span text:style-name="T68">libraries</text:span><text:alphabetical-index-mark-end text:id="IMark35597272"/><text:alphabetical-index-mark-end text:id="IMark64460008"/><text:alphabetical-index-mark-end text:id="IMark59587592"/><text:alphabetical-index-mark-end text:id="IMark54886104"/><text:alphabetical-index-mark-end text:id="IMark59302152"/><text:alphabetical-index-mark-end text:id="IMark59161320"/><text:span text:style-name="T68"> </text:span>that you are passing in fact, the <text:alphabetical-index-mark-start text:id="IMark63992856"/><text:alphabetical-index-mark-start text:id="IMark55136968"/><text:alphabetical-index-mark-start text:id="IMark54952040"/><text:alphabetical-index-mark-start text:id="IMark34680840"/><text:alphabetical-index-mark-start text:id="IMark62087656"/><text:alphabetical-index-mark-start text:id="IMark62321496"/><text:alphabetical-index-mark-start text:id="IMark28895672"/><text:alphabetical-index-mark-start text:id="IMark43434600"/><text:alphabetical-index-mark-start text:id="IMark61922488"/><text:alphabetical-index-mark-start text:id="IMark64463704"/><text:alphabetical-index-mark-start text:id="IMark62933016"/>character<text:alphabetical-index-mark-end text:id="IMark62933016"/><text:alphabetical-index-mark-end text:id="IMark64463704"/><text:alphabetical-index-mark-end text:id="IMark61922488"/><text:alphabetical-index-mark-end text:id="IMark43434600"/><text:alphabetical-index-mark-end text:id="IMark28895672"/><text:alphabetical-index-mark-end text:id="IMark62321496"/><text:alphabetical-index-mark-end text:id="IMark62087656"/><text:alphabetical-index-mark-end text:id="IMark34680840"/><text:alphabetical-index-mark-end text:id="IMark54952040"/><text:alphabetical-index-mark-end text:id="IMark55136968"/><text:alphabetical-index-mark-end text:id="IMark63992856"/>s that correspond to quotes (\‘ \’ instead of ‘ ‘ and \“ \” instead of “ “).</text:p>
      <text:p text:style-name="P53"/>
      <text:p text:style-name="P53"><text:soft-page-break/>This happens, for example, when you <text:alphabetical-index-mark-start text:id="IMark35768392"/><text:alphabetical-index-mark-start text:id="IMark60373448"/><text:alphabetical-index-mark-start text:id="IMark63195832"/><text:alphabetical-index-mark-start text:id="IMark62785688"/><text:alphabetical-index-mark-start text:id="IMark63905352"/><text:alphabetical-index-mark-start text:id="IMark59586328"/><text:alphabetical-index-mark-start text:id="IMark60830952"/><text:alphabetical-index-mark-start text:id="IMark64467400"/><text:alphabetical-index-mark-start text:id="IMark64201576"/><text:alphabetical-index-mark-start text:id="IMark60829688"/><text:alphabetical-index-mark-start text:id="IMark64553880"/>call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0830952"/><text:alphabetical-index-mark-end text:id="IMark59586328"/><text:alphabetical-index-mark-end text:id="IMark63905352"/><text:alphabetical-index-mark-end text:id="IMark62785688"/><text:alphabetical-index-mark-end text:id="IMark63195832"/><text:alphabetical-index-mark-end text:id="IMark60373448"/><text:alphabetical-index-mark-end text:id="IMark35768392"/> <text:alphabetical-index-mark-start text:id="IMark56566648"/><text:alphabetical-index-mark-start text:id="IMark60662408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1464088"/><text:alphabetical-index-mark-start text:id="IMark64185816"/><text:alphabetical-index-mark-start text:id="IMark64551960"/><text:alphabetical-index-mark-start text:id="IMark60641544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sql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60641544"/><text:alphabetical-index-mark-end text:id="IMark64551960"/><text:alphabetical-index-mark-end text:id="IMark64185816"/><text:alphabetical-index-mark-end text:id="IMark61464088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60662408"/><text:alphabetical-index-mark-end text:id="IMark56566648"/>p from within the <text:alphabetical-index-mark-start text:id="IMark49877032"/><text:alphabetical-index-mark-start text:id="IMark49858712"/>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57370952"/><text:alphabetical-index-mark-start text:id="IMark59743656"/><text:alphabetical-index-mark-start text:id="IMark60861976"/>system<text:alphabetical-index-mark-end text:id="IMark60861976"/><text:alphabetical-index-mark-end text:id="IMark59743656"/><text:alphabetical-index-mark-end text:id="IMark5737095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0403800"/><text:alphabetical-index-mark-end text:id="IMark49858712"/><text:alphabetical-index-mark-end text:id="IMark49877032"/> function in 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63150648"/><text:alphabetical-index-mark-start text:id="IMark64462472"/><text:alphabetical-index-mark-start text:id="IMark60861240"/><text:alphabetical-index-mark-start text:id="IMark58511320"/><text:alphabetical-index-mark-start text:id="IMark54326184"/><text:alphabetical-index-mark-start text:id="IMark63297352"/><text:alphabetical-index-mark-start text:id="IMark56408184"/>Scheme<text:alphabetical-index-mark-end text:id="IMark56408184"/><text:alphabetical-index-mark-end text:id="IMark63297352"/><text:alphabetical-index-mark-end text:id="IMark54326184"/><text:alphabetical-index-mark-end text:id="IMark58511320"/><text:alphabetical-index-mark-end text:id="IMark60861240"/><text:alphabetical-index-mark-end text:id="IMark64462472"/><text:alphabetical-index-mark-end text:id="IMark63150648"/><text:alphabetical-index-mark-end text:id="IMark59317848"/><text:alphabetical-index-mark-end text:id="IMark52542408"/><text:alphabetical-index-mark-end text:id="IMark62930664"/><text:alphabetical-index-mark-end text:id="IMark63221048"/>, <text:span text:style-name="T47">so you would have to write something like</text:span>:</text:p>
      <text:p text:style-name="P52"/>
      <text:p text:style-name="P81">(<text:alphabetical-index-mark-start text:id="IMark35801496"/><text:alphabetical-index-mark-start text:id="IMark63306360"/><text:alphabetical-index-mark-start text:id="IMark62241288"/><text:alphabetical-index-mark-start text:id="IMark63305032"/><text:alphabetical-index-mark-start text:id="IMark52856648"/><text:alphabetical-index-mark-start text:id="IMark58510056"/><text:alphabetical-index-mark-start text:id="IMark63172440"/><text:alphabetical-index-mark-start text:id="IMark28824536"/><text:alphabetical-index-mark-start text:id="IMark63165512"/><text:alphabetical-index-mark-start text:id="IMark61309048"/>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4460008"/><text:alphabetical-index-mark-start text:id="IMark35597272"/><text:alphabetical-index-mark-start text:id="IMark55136968"/><text:alphabetical-index-mark-start text:id="IMark63992856"/><text:alphabetical-index-mark-start text:id="IMark54952040"/><text:alphabetical-index-mark-start text:id="IMark34680840"/><text:alphabetical-index-mark-start text:id="IMark62087656"/>system<text:alphabetical-index-mark-end text:id="IMark62087656"/><text:alphabetical-index-mark-end text:id="IMark34680840"/><text:alphabetical-index-mark-end text:id="IMark54952040"/><text:alphabetical-index-mark-end text:id="IMark63992856"/><text:alphabetical-index-mark-end text:id="IMark55136968"/><text:alphabetical-index-mark-end text:id="IMark35597272"/><text:alphabetical-index-mark-end text:id="IMark64460008"/>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<text:alphabetical-index-mark-end text:id="IMark61309048"/><text:alphabetical-index-mark-end text:id="IMark63165512"/><text:alphabetical-index-mark-end text:id="IMark28824536"/><text:alphabetical-index-mark-end text:id="IMark63172440"/><text:alphabetical-index-mark-end text:id="IMark58510056"/><text:alphabetical-index-mark-end text:id="IMark52856648"/><text:alphabetical-index-mark-end text:id="IMark63305032"/><text:alphabetical-index-mark-end text:id="IMark62241288"/><text:alphabetical-index-mark-end text:id="IMark63306360"/><text:alphabetical-index-mark-end text:id="IMark35801496"/> “./<text:alphabetical-index-mark-start text:id="IMark62321496"/><text:alphabetical-index-mark-start text:id="IMark28895672"/><text:alphabetical-index-mark-start text:id="IMark43434600"/><text:alphabetical-index-mark-start text:id="IMark61922488"/><text:alphabetical-index-mark-start text:id="IMark64463704"/><text:alphabetical-index-mark-start text:id="IMark62933016"/><text:alphabetical-index-mark-start text:id="IMark50519464"/><text:alphabetical-index-mark-start text:id="IMark61540440"/><text:alphabetical-index-mark-start text:id="IMark55458440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63150648"/><text:alphabetical-index-mark-start text:id="IMark64462472"/><text:alphabetical-index-mark-start text:id="IMark60861240"/><text:alphabetical-index-mark-start text:id="IMark58511320"/><text:alphabetical-index-mark-start text:id="IMark54326184"/><text:alphabetical-index-mark-start text:id="IMark63297352"/><text:alphabetical-index-mark-start text:id="IMark56408184"/><text:alphabetical-index-mark-start text:id="IMark49877032"/><text:alphabetical-index-mark-start text:id="IMark49858712"/>sql<text:alphabetical-index-mark-end text:id="IMark49858712"/><text:alphabetical-index-mark-end text:id="IMark49877032"/><text:alphabetical-index-mark-end text:id="IMark56408184"/><text:alphabetical-index-mark-end text:id="IMark63297352"/><text:alphabetical-index-mark-end text:id="IMark54326184"/><text:alphabetical-index-mark-end text:id="IMark58511320"/><text:alphabetical-index-mark-end text:id="IMark60861240"/><text:alphabetical-index-mark-end text:id="IMark64462472"/><text:alphabetical-index-mark-end text:id="IMark63150648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55458440"/><text:alphabetical-index-mark-end text:id="IMark61540440"/><text:alphabetical-index-mark-end text:id="IMark50519464"/><text:alphabetical-index-mark-end text:id="IMark62933016"/><text:alphabetical-index-mark-end text:id="IMark64463704"/><text:alphabetical-index-mark-end text:id="IMark61922488"/><text:alphabetical-index-mark-end text:id="IMark43434600"/><text:alphabetical-index-mark-end text:id="IMark28895672"/><text:alphabetical-index-mark-end text:id="IMark62321496"/>p <text:span text:style-name="T47">\</text:span>“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your_<text:alphabetical-index-mark-start text:id="IMark5930740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57370952"/><text:alphabetical-index-mark-start text:id="IMark59743656"/><text:alphabetical-index-mark-start text:id="IMark60861976"/><text:alphabetical-index-mark-start text:id="IMark56566648"/><text:alphabetical-index-mark-start text:id="IMark60662408"/>database<text:alphabetical-index-mark-end text:id="IMark60662408"/><text:alphabetical-index-mark-end text:id="IMark56566648"/><text:alphabetical-index-mark-end text:id="IMark60861976"/><text:alphabetical-index-mark-end text:id="IMark59743656"/><text:alphabetical-index-mark-end text:id="IMark5737095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0403800"/><text:span text:style-name="T47">\</text:span>” <text:span text:style-name="T47">\</text:span>“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SELECT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 * FROM <text:alphabetical-index-mark-start text:id="IMark61464088"/><text:alphabetical-index-mark-start text:id="IMark64185816"/><text:alphabetical-index-mark-start text:id="IMark64551960"/><text:alphabetical-index-mark-start text:id="IMark60641544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0373448"/>your_<text:alphabetical-index-mark-start text:id="IMark63195832"/><text:alphabetical-index-mark-start text:id="IMark62785688"/><text:alphabetical-index-mark-start text:id="IMark63905352"/><text:alphabetical-index-mark-start text:id="IMark59586328"/><text:alphabetical-index-mark-start text:id="IMark60830952"/><text:alphabetical-index-mark-start text:id="IMark64467400"/><text:alphabetical-index-mark-start text:id="IMark64201576"/><text:alphabetical-index-mark-start text:id="IMark60829688"/><text:alphabetical-index-mark-start text:id="IMark64553880"/><text:alphabetical-index-mark-start text:id="IMark61306520"/><text:alphabetical-index-mark-start text:id="IMark63350024"/>table<text:alphabetical-index-mark-end text:id="IMark63350024"/><text:alphabetical-index-mark-end text:id="IMark61306520"/>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0830952"/><text:alphabetical-index-mark-end text:id="IMark59586328"/><text:alphabetical-index-mark-end text:id="IMark63905352"/><text:alphabetical-index-mark-end text:id="IMark62785688"/><text:alphabetical-index-mark-end text:id="IMark63195832"/><text:alphabetical-index-mark-end text:id="IMark6037344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60641544"/><text:alphabetical-index-mark-end text:id="IMark64551960"/><text:alphabetical-index-mark-end text:id="IMark64185816"/><text:alphabetical-index-mark-end text:id="IMark61464088"/>_1 WHERE your_<text:alphabetical-index-mark-start text:id="IMark60863176"/><text:alphabetical-index-mark-start text:id="IMark61463128"/><text:alphabetical-index-mark-start text:id="IMark58631192"/><text:alphabetical-index-mark-start text:id="IMark59330472"/><text:alphabetical-index-mark-start text:id="IMark35454040"/><text:alphabetical-index-mark-start text:id="IMark35551176"/><text:alphabetical-index-mark-start text:id="IMark64210184"/><text:alphabetical-index-mark-start text:id="IMark62576904"/><text:alphabetical-index-mark-start text:id="IMark52881368"/><text:alphabetical-index-mark-start text:id="IMark63783032"/><text:alphabetical-index-mark-start text:id="IMark58625272"/>string<text:alphabetical-index-mark-end text:id="IMark58625272"/><text:alphabetical-index-mark-end text:id="IMark63783032"/><text:alphabetical-index-mark-end text:id="IMark52881368"/><text:alphabetical-index-mark-end text:id="IMark62576904"/><text:alphabetical-index-mark-end text:id="IMark64210184"/><text:alphabetical-index-mark-end text:id="IMark35551176"/><text:alphabetical-index-mark-end text:id="IMark35454040"/><text:alphabetical-index-mark-end text:id="IMark59330472"/><text:alphabetical-index-mark-end text:id="IMark58631192"/><text:alphabetical-index-mark-end text:id="IMark61463128"/><text:alphabetical-index-mark-end text:id="IMark60863176"/> = \‘Hello world!<text:span text:style-name="T47">\</text:span>’;\” ”)</text:p>
      <text:p text:style-name="P52"/>
      <text:p text:style-name="P54">While the same <text:alphabetical-index-mark-start text:id="IMark64463704"/><text:alphabetical-index-mark-start text:id="IMark62933016"/><text:alphabetical-index-mark-start text:id="IMark50519464"/><text:alphabetical-index-mark-start text:id="IMark61540440"/><text:alphabetical-index-mark-start text:id="IMark55458440"/><text:alphabetical-index-mark-start text:id="IMark63221048"/><text:alphabetical-index-mark-start text:id="IMark62930664"/><text:alphabetical-index-mark-start text:id="IMark52542408"/><text:alphabetical-index-mark-start text:id="IMark59317848"/><text:alphabetical-index-mark-start text:id="IMark63150648"/><text:alphabetical-index-mark-start text:id="IMark64462472"/>call<text:alphabetical-index-mark-end text:id="IMark64462472"/><text:alphabetical-index-mark-end text:id="IMark63150648"/><text:alphabetical-index-mark-end text:id="IMark59317848"/><text:alphabetical-index-mark-end text:id="IMark52542408"/><text:alphabetical-index-mark-end text:id="IMark62930664"/><text:alphabetical-index-mark-end text:id="IMark63221048"/><text:alphabetical-index-mark-end text:id="IMark55458440"/><text:alphabetical-index-mark-end text:id="IMark61540440"/><text:alphabetical-index-mark-end text:id="IMark50519464"/><text:alphabetical-index-mark-end text:id="IMark62933016"/><text:alphabetical-index-mark-end text:id="IMark64463704"/> from within a <text:alphabetical-index-mark-start text:id="IMark60861240"/><text:alphabetical-index-mark-start text:id="IMark58511320"/><text:alphabetical-index-mark-start text:id="IMark54326184"/><text:alphabetical-index-mark-start text:id="IMark63297352"/><text:alphabetical-index-mark-start text:id="IMark56408184"/><text:alphabetical-index-mark-start text:id="IMark49877032"/><text:alphabetical-index-mark-start text:id="IMark49858712"/><text:alphabetical-index-mark-start text:id="IMark35801496"/><text:alphabetical-index-mark-start text:id="IMark63306360"/><text:alphabetical-index-mark-start text:id="IMark62241288"/><text:alphabetical-index-mark-start text:id="IMark63305032"/>terminal<text:alphabetical-index-mark-end text:id="IMark63305032"/><text:alphabetical-index-mark-end text:id="IMark62241288"/><text:alphabetical-index-mark-end text:id="IMark63306360"/><text:alphabetical-index-mark-end text:id="IMark35801496"/><text:alphabetical-index-mark-end text:id="IMark49858712"/><text:alphabetical-index-mark-end text:id="IMark49877032"/><text:alphabetical-index-mark-end text:id="IMark56408184"/><text:alphabetical-index-mark-end text:id="IMark63297352"/><text:alphabetical-index-mark-end text:id="IMark54326184"/><text:alphabetical-index-mark-end text:id="IMark58511320"/><text:alphabetical-index-mark-end text:id="IMark60861240"/> would be:</text:p>
      <text:p text:style-name="P54"/>
      <text:p text:style-name="P54">./<text:alphabetical-index-mark-start text:id="IMark28824536"/><text:alphabetical-index-mark-start text:id="IMark63165512"/><text:alphabetical-index-mark-start text:id="IMark61309048"/><text:alphabetical-index-mark-start text:id="IMark64178472"/><text:alphabetical-index-mark-start text:id="IMark59161320"/><text:alphabetical-index-mark-start text:id="IMark59302152"/><text:alphabetical-index-mark-start text:id="IMark54886104"/><text:alphabetical-index-mark-start text:id="IMark59587592"/><text:alphabetical-index-mark-start text:id="IMark64460008"/><text:alphabetical-index-mark-start text:id="IMark35597272"/><text:alphabetical-index-mark-start text:id="IMark55136968"/><text:alphabetical-index-mark-start text:id="IMark63992856"/><text:alphabetical-index-mark-start text:id="IMark54952040"/><text:alphabetical-index-mark-start text:id="IMark34680840"/><text:alphabetical-index-mark-start text:id="IMark62087656"/>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3110728"/>sql<text:alphabetical-index-mark-end text:id="IMark63110728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0403800"/><text:alphabetical-index-mark-end text:id="IMark62087656"/><text:alphabetical-index-mark-end text:id="IMark34680840"/><text:alphabetical-index-mark-end text:id="IMark54952040"/><text:alphabetical-index-mark-end text:id="IMark63992856"/><text:alphabetical-index-mark-end text:id="IMark55136968"/><text:alphabetical-index-mark-end text:id="IMark35597272"/><text:alphabetical-index-mark-end text:id="IMark64460008"/><text:alphabetical-index-mark-end text:id="IMark59587592"/><text:alphabetical-index-mark-end text:id="IMark54886104"/><text:alphabetical-index-mark-end text:id="IMark59302152"/><text:alphabetical-index-mark-end text:id="IMark59161320"/><text:alphabetical-index-mark-end text:id="IMark64178472"/><text:alphabetical-index-mark-end text:id="IMark61309048"/><text:alphabetical-index-mark-end text:id="IMark63165512"/><text:alphabetical-index-mark-end text:id="IMark28824536"/>p 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<text:alphabetical-index-mark-start text:id="IMark52870952"/><text:alphabetical-index-mark-start text:id="IMark57803448"/><text:alphabetical-index-mark-start text:id="IMark62964616"/><text:alphabetical-index-mark-start text:id="IMark64461240"/><text:alphabetical-index-mark-start text:id="IMark63302664"/><text:alphabetical-index-mark-start text:id="IMark57370952"/>your_<text:alphabetical-index-mark-start text:id="IMark59743656"/><text:alphabetical-index-mark-start text:id="IMark60861976"/><text:alphabetical-index-mark-start text:id="IMark56566648"/><text:alphabetical-index-mark-start text:id="IMark60662408"/><text:alphabetical-index-mark-start text:id="IMark60863176"/><text:alphabetical-index-mark-start text:id="IMark61463128"/><text:alphabetical-index-mark-start text:id="IMark58631192"/><text:alphabetical-index-mark-start text:id="IMark61464088"/><text:alphabetical-index-mark-start text:id="IMark64185816"/><text:alphabetical-index-mark-start text:id="IMark64551960"/><text:alphabetical-index-mark-start text:id="IMark60641544"/>database<text:alphabetical-index-mark-end text:id="IMark60641544"/><text:alphabetical-index-mark-end text:id="IMark64551960"/><text:alphabetical-index-mark-end text:id="IMark64185816"/><text:alphabetical-index-mark-end text:id="IMark61464088"/><text:alphabetical-index-mark-end text:id="IMark58631192"/><text:alphabetical-index-mark-end text:id="IMark61463128"/><text:alphabetical-index-mark-end text:id="IMark60863176"/><text:alphabetical-index-mark-end text:id="IMark60662408"/><text:alphabetical-index-mark-end text:id="IMark56566648"/><text:alphabetical-index-mark-end text:id="IMark60861976"/><text:alphabetical-index-mark-end text:id="IMark59743656"/><text:alphabetical-index-mark-end text:id="IMark57370952"/><text:alphabetical-index-mark-end text:id="IMark63302664"/><text:alphabetical-index-mark-end text:id="IMark64461240"/>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 <text:span text:style-name="T29">“</text:span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0373448"/><text:alphabetical-index-mark-start text:id="IMark63195832"/><text:alphabetical-index-mark-start text:id="IMark62785688"/><text:alphabetical-index-mark-start text:id="IMark63905352"/><text:alphabetical-index-mark-start text:id="IMark59586328"/><text:span text:style-name="T29">SELECT</text:span><text:alphabetical-index-mark-end text:id="IMark59586328"/><text:alphabetical-index-mark-end text:id="IMark63905352"/><text:alphabetical-index-mark-end text:id="IMark62785688"/><text:alphabetical-index-mark-end text:id="IMark63195832"/><text:alphabetical-index-mark-end text:id="IMark6037344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span text:style-name="T29"> * FROM </text:span><text:alphabetical-index-mark-start text:id="IMark60830952"/><text:alphabetical-index-mark-start text:id="IMark64467400"/><text:alphabetical-index-mark-start text:id="IMark64201576"/><text:alphabetical-index-mark-start text:id="IMark60829688"/><text:alphabetical-index-mark-start text:id="IMark64553880"/><text:alphabetical-index-mark-start text:id="IMark61306520"/><text:alphabetical-index-mark-start text:id="IMark63350024"/><text:alphabetical-index-mark-start text:id="IMark64550040"/><text:alphabetical-index-mark-start text:id="IMark58354664"/><text:alphabetical-index-mark-start text:id="IMark64464936"/><text:alphabetical-index-mark-start text:id="IMark64199720"/><text:span text:style-name="T29">your_</text:span><text:alphabetical-index-mark-start text:id="IMark55135704"/><text:alphabetical-index-mark-start text:id="IMark61414968"/>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28895672"/><text:alphabetical-index-mark-start text:id="IMark62321496"/><text:alphabetical-index-mark-start text:id="IMark61922488"/><text:alphabetical-index-mark-start text:id="IMark43434600"/><text:span text:style-name="T29">table</text:span><text:alphabetical-index-mark-end text:id="IMark43434600"/><text:alphabetical-index-mark-end text:id="IMark61922488"/><text:alphabetical-index-mark-end text:id="IMark62321496"/><text:alphabetical-index-mark-end text:id="IMark2889567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63350024"/><text:alphabetical-index-mark-end text:id="IMark61306520"/>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0830952"/><text:span text:style-name="T29">_1 WHERE your_</text:span><text:alphabetical-index-mark-start text:id="IMark58511320"/><text:alphabetical-index-mark-start text:id="IMark60861240"/><text:alphabetical-index-mark-start text:id="IMark54326184"/><text:alphabetical-index-mark-start text:id="IMark63297352"/><text:alphabetical-index-mark-start text:id="IMark56408184"/><text:alphabetical-index-mark-start text:id="IMark49877032"/><text:alphabetical-index-mark-start text:id="IMark49858712"/><text:alphabetical-index-mark-start text:id="IMark35801496"/><text:alphabetical-index-mark-start text:id="IMark63306360"/><text:alphabetical-index-mark-start text:id="IMark62241288"/><text:alphabetical-index-mark-start text:id="IMark63305032"/><text:span text:style-name="T29">string</text:span><text:alphabetical-index-mark-end text:id="IMark63305032"/><text:alphabetical-index-mark-end text:id="IMark62241288"/><text:alphabetical-index-mark-end text:id="IMark63306360"/><text:alphabetical-index-mark-end text:id="IMark35801496"/><text:alphabetical-index-mark-end text:id="IMark49858712"/><text:alphabetical-index-mark-end text:id="IMark49877032"/><text:alphabetical-index-mark-end text:id="IMark56408184"/><text:alphabetical-index-mark-end text:id="IMark63297352"/><text:alphabetical-index-mark-end text:id="IMark54326184"/><text:alphabetical-index-mark-end text:id="IMark60861240"/><text:alphabetical-index-mark-end text:id="IMark58511320"/><text:span text:style-name="T29"> = \‘Hello world!</text:span><text:span text:style-name="T23">\</text:span><text:span text:style-name="T29">’;”</text:span></text:p>
      <text:p text:style-name="P91"/>
      <text:p text:style-name="P54"><text:span text:style-name="T49">o</text:span><text:span text:style-name="T48">r even:</text:span></text:p>
      <text:p text:style-name="P92"/>
      <text:p text:style-name="P83">./<text:alphabetical-index-mark-start text:id="IMark64460008"/><text:alphabetical-index-mark-start text:id="IMark35597272"/><text:alphabetical-index-mark-start text:id="IMark55136968"/><text:alphabetical-index-mark-start text:id="IMark63992856"/><text:alphabetical-index-mark-start text:id="IMark54952040"/><text:alphabetical-index-mark-start text:id="IMark34680840"/><text:alphabetical-index-mark-start text:id="IMark62087656"/><text:alphabetical-index-mark-start text:id="IMark60403800"/><text:alphabetical-index-mark-start text:id="IMark62886104"/><text:alphabetical-index-mark-start text:id="IMark59299224"/><text:alphabetical-index-mark-start text:id="IMark63901368"/><text:alphabetical-index-mark-start text:id="IMark64457544"/><text:alphabetical-index-mark-start text:id="IMark64458776"/><text:alphabetical-index-mark-start text:id="IMark63110728"/><text:alphabetical-index-mark-start text:id="IMark52509624"/><text:alphabetical-index-mark-start text:id="IMark64190136"/><text:alphabetical-index-mark-start text:id="IMark63909336"/><text:alphabetical-index-mark-start text:id="IMark62322760"/><text:alphabetical-index-mark-start text:id="IMark59307400"/><text:alphabetical-index-mark-start text:id="IMark52870952"/><text:alphabetical-index-mark-start text:id="IMark57803448"/><text:alphabetical-index-mark-start text:id="IMark62964616"/>sql<text:alphabetical-index-mark-end text:id="IMark62964616"/><text:alphabetical-index-mark-end text:id="IMark57803448"/><text:alphabetical-index-mark-end text:id="IMark52870952"/><text:alphabetical-index-mark-end text:id="IMark59307400"/><text:alphabetical-index-mark-end text:id="IMark62322760"/><text:alphabetical-index-mark-end text:id="IMark63909336"/><text:alphabetical-index-mark-end text:id="IMark64190136"/><text:alphabetical-index-mark-end text:id="IMark52509624"/><text:alphabetical-index-mark-end text:id="IMark63110728"/><text:alphabetical-index-mark-end text:id="IMark64458776"/><text:alphabetical-index-mark-end text:id="IMark64457544"/><text:alphabetical-index-mark-end text:id="IMark63901368"/><text:alphabetical-index-mark-end text:id="IMark59299224"/><text:alphabetical-index-mark-end text:id="IMark62886104"/><text:alphabetical-index-mark-end text:id="IMark60403800"/><text:alphabetical-index-mark-end text:id="IMark62087656"/><text:alphabetical-index-mark-end text:id="IMark34680840"/><text:alphabetical-index-mark-end text:id="IMark54952040"/><text:alphabetical-index-mark-end text:id="IMark63992856"/><text:alphabetical-index-mark-end text:id="IMark55136968"/><text:alphabetical-index-mark-end text:id="IMark35597272"/><text:alphabetical-index-mark-end text:id="IMark64460008"/>p <text:alphabetical-index-mark-start text:id="IMark64461240"/><text:alphabetical-index-mark-start text:id="IMark63302664"/><text:alphabetical-index-mark-start text:id="IMark57370952"/><text:alphabetical-index-mark-start text:id="IMark59743656"/><text:alphabetical-index-mark-start text:id="IMark60861976"/><text:alphabetical-index-mark-start text:id="IMark56566648"/><text:alphabetical-index-mark-start text:id="IMark60662408"/><text:alphabetical-index-mark-start text:id="IMark60863176"/><text:alphabetical-index-mark-start text:id="IMark61463128"/><text:alphabetical-index-mark-start text:id="IMark58631192"/><text:alphabetical-index-mark-start text:id="IMark61464088"/>your_<text:alphabetical-index-mark-start text:id="IMark64185816"/><text:alphabetical-index-mark-start text:id="IMark64551960"/><text:alphabetical-index-mark-start text:id="IMark60641544"/><text:alphabetical-index-mark-start text:id="IMark62933016"/><text:alphabetical-index-mark-start text:id="IMark50519464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database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50519464"/><text:alphabetical-index-mark-end text:id="IMark62933016"/><text:alphabetical-index-mark-end text:id="IMark60641544"/><text:alphabetical-index-mark-end text:id="IMark64551960"/><text:alphabetical-index-mark-end text:id="IMark64185816"/><text:alphabetical-index-mark-end text:id="IMark61464088"/><text:alphabetical-index-mark-end text:id="IMark58631192"/><text:alphabetical-index-mark-end text:id="IMark61463128"/><text:alphabetical-index-mark-end text:id="IMark60863176"/><text:alphabetical-index-mark-end text:id="IMark60662408"/><text:alphabetical-index-mark-end text:id="IMark56566648"/><text:alphabetical-index-mark-end text:id="IMark60861976"/><text:alphabetical-index-mark-end text:id="IMark59743656"/><text:alphabetical-index-mark-end text:id="IMark57370952"/><text:alphabetical-index-mark-end text:id="IMark63302664"/><text:alphabetical-index-mark-end text:id="IMark64461240"/> <text:span text:style-name="T46">“</text:span><text:alphabetical-index-mark-start text:id="IMark60373448"/><text:alphabetical-index-mark-start text:id="IMark63195832"/><text:alphabetical-index-mark-start text:id="IMark62785688"/><text:alphabetical-index-mark-start text:id="IMark63905352"/><text:alphabetical-index-mark-start text:id="IMark59586328"/><text:alphabetical-index-mark-start text:id="IMark61540440"/><text:alphabetical-index-mark-start text:id="IMark55458440"/><text:alphabetical-index-mark-start text:id="IMark63221048"/><text:alphabetical-index-mark-start text:id="IMark60830952"/><text:alphabetical-index-mark-start text:id="IMark64467400"/><text:alphabetical-index-mark-start text:id="IMark64201576"/><text:span text:style-name="T46">SELECT</text:span><text:alphabetical-index-mark-end text:id="IMark64201576"/><text:alphabetical-index-mark-end text:id="IMark64467400"/><text:alphabetical-index-mark-end text:id="IMark60830952"/><text:alphabetical-index-mark-end text:id="IMark63221048"/><text:alphabetical-index-mark-end text:id="IMark55458440"/><text:alphabetical-index-mark-end text:id="IMark61540440"/><text:alphabetical-index-mark-end text:id="IMark59586328"/><text:alphabetical-index-mark-end text:id="IMark63905352"/><text:alphabetical-index-mark-end text:id="IMark62785688"/><text:alphabetical-index-mark-end text:id="IMark63195832"/><text:alphabetical-index-mark-end text:id="IMark60373448"/><text:span text:style-name="T46"> * FROM </text:span><text:alphabetical-index-mark-start text:id="IMark60829688"/><text:alphabetical-index-mark-start text:id="IMark64553880"/><text:alphabetical-index-mark-start text:id="IMark61306520"/><text:alphabetical-index-mark-start text:id="IMark63350024"/>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<text:alphabetical-index-mark-start text:id="IMark49865640"/><text:span text:style-name="T46">your_</text:span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28895672"/><text:alphabetical-index-mark-start text:id="IMark62321496"/><text:alphabetical-index-mark-start text:id="IMark61922488"/><text:alphabetical-index-mark-start text:id="IMark43434600"/><text:alphabetical-index-mark-start text:id="IMark62930664"/><text:alphabetical-index-mark-start text:id="IMark52542408"/><text:alphabetical-index-mark-start text:id="IMark58511320"/><text:span text:style-name="T46">table</text:span><text:alphabetical-index-mark-end text:id="IMark58511320"/><text:alphabetical-index-mark-end text:id="IMark52542408"/><text:alphabetical-index-mark-end text:id="IMark62930664"/><text:alphabetical-index-mark-end text:id="IMark43434600"/><text:alphabetical-index-mark-end text:id="IMark61922488"/><text:alphabetical-index-mark-end text:id="IMark62321496"/><text:alphabetical-index-mark-end text:id="IMark2889567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<text:alphabetical-index-mark-end text:id="IMark63350024"/><text:alphabetical-index-mark-end text:id="IMark61306520"/><text:alphabetical-index-mark-end text:id="IMark64553880"/><text:alphabetical-index-mark-end text:id="IMark60829688"/><text:span text:style-name="T46">_1 WHERE your_</text:span><text:alphabetical-index-mark-start text:id="IMark60861240"/><text:alphabetical-index-mark-start text:id="IMark54326184"/><text:alphabetical-index-mark-start text:id="IMark63297352"/><text:alphabetical-index-mark-start text:id="IMark56408184"/><text:alphabetical-index-mark-start text:id="IMark49877032"/><text:alphabetical-index-mark-start text:id="IMark49858712"/><text:alphabetical-index-mark-start text:id="IMark35801496"/><text:alphabetical-index-mark-start text:id="IMark63306360"/><text:alphabetical-index-mark-start text:id="IMark62241288"/><text:alphabetical-index-mark-start text:id="IMark63305032"/><text:alphabetical-index-mark-start text:id="IMark59317848"/><text:span text:style-name="T46">string</text:span><text:alphabetical-index-mark-end text:id="IMark59317848"/><text:alphabetical-index-mark-end text:id="IMark63305032"/><text:alphabetical-index-mark-end text:id="IMark62241288"/><text:alphabetical-index-mark-end text:id="IMark63306360"/><text:alphabetical-index-mark-end text:id="IMark35801496"/><text:alphabetical-index-mark-end text:id="IMark49858712"/><text:alphabetical-index-mark-end text:id="IMark49877032"/><text:alphabetical-index-mark-end text:id="IMark56408184"/><text:alphabetical-index-mark-end text:id="IMark63297352"/><text:alphabetical-index-mark-end text:id="IMark54326184"/><text:alphabetical-index-mark-end text:id="IMark60861240"/><text:span text:style-name="T46"> = ‘Hello world!’;”</text:span></text:p>
      <text:p text:style-name="P92"/>
      <text:p text:style-name="P92">Other languages might require a different <text:alphabetical-index-mark-start text:id="IMark28824536"/><text:alphabetical-index-mark-start text:id="IMark64463704"/><text:alphabetical-index-mark-start text:id="IMark63165512"/><text:alphabetical-index-mark-start text:id="IMark61309048"/><text:alphabetical-index-mark-start text:id="IMark64178472"/><text:alphabetical-index-mark-start text:id="IMark59302152"/><text:alphabetical-index-mark-start text:id="IMark59161320"/><text:alphabetical-index-mark-start text:id="IMark59587592"/><text:alphabetical-index-mark-start text:id="IMark54886104"/><text:alphabetical-index-mark-start text:id="IMark64461240"/><text:alphabetical-index-mark-start text:id="IMark63302664"/>syntax<text:alphabetical-index-mark-end text:id="IMark63302664"/><text:alphabetical-index-mark-end text:id="IMark64461240"/><text:alphabetical-index-mark-end text:id="IMark54886104"/><text:alphabetical-index-mark-end text:id="IMark59587592"/><text:alphabetical-index-mark-end text:id="IMark59161320"/><text:alphabetical-index-mark-end text:id="IMark59302152"/><text:alphabetical-index-mark-end text:id="IMark64178472"/><text:alphabetical-index-mark-end text:id="IMark61309048"/><text:alphabetical-index-mark-end text:id="IMark63165512"/><text:alphabetical-index-mark-end text:id="IMark64463704"/><text:alphabetical-index-mark-end text:id="IMark28824536"/>, so you might have to try different combinations. <text:span text:style-name="T64">Note that </text:span><text:alphabetical-index-mark-start text:id="IMark57370952"/><text:alphabetical-index-mark-start text:id="IMark59743656"/><text:alphabetical-index-mark-start text:id="IMark60861976"/><text:alphabetical-index-mark-start text:id="IMark56566648"/><text:alphabetical-index-mark-start text:id="IMark60662408"/><text:alphabetical-index-mark-start text:id="IMark60863176"/><text:span text:style-name="T64">HDFql</text:span><text:alphabetical-index-mark-end text:id="IMark60863176"/><text:alphabetical-index-mark-end text:id="IMark60662408"/><text:alphabetical-index-mark-end text:id="IMark56566648"/><text:alphabetical-index-mark-end text:id="IMark60861976"/><text:alphabetical-index-mark-end text:id="IMark59743656"/><text:alphabetical-index-mark-end text:id="IMark57370952"/><text:span text:style-name="T64"> </text:span><text:alphabetical-index-mark-start text:id="IMark61463128"/><text:alphabetical-index-mark-start text:id="IMark58631192"/><text:alphabetical-index-mark-start text:id="IMark61464088"/><text:alphabetical-index-mark-start text:id="IMark64185816"/><text:alphabetical-index-mark-start text:id="IMark64551960"/><text:alphabetical-index-mark-start text:id="IMark60641544"/><text:span text:style-name="T64">queries</text:span><text:alphabetical-index-mark-end text:id="IMark60641544"/><text:alphabetical-index-mark-end text:id="IMark64551960"/><text:alphabetical-index-mark-end text:id="IMark64185816"/><text:alphabetical-index-mark-end text:id="IMark61464088"/><text:alphabetical-index-mark-end text:id="IMark58631192"/><text:alphabetical-index-mark-end text:id="IMark61463128"/><text:span text:style-name="T64"> are written very similarly to those equivalent in </text:span><text:alphabetical-index-mark-start text:id="IMark62933016"/><text:alphabetical-index-mark-start text:id="IMark50519464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4460008"/><text:alphabetical-index-mark-start text:id="IMark35597272"/><text:alphabetical-index-mark-start text:id="IMark55136968"/><text:alphabetical-index-mark-start text:id="IMark63992856"/><text:span text:style-name="T64">SQL</text:span><text:alphabetical-index-mark-end text:id="IMark63992856"/><text:alphabetical-index-mark-end text:id="IMark55136968"/><text:alphabetical-index-mark-end text:id="IMark35597272"/><text:alphabetical-index-mark-end text:id="IMark6446000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50519464"/><text:alphabetical-index-mark-end text:id="IMark62933016"/><text:span text:style-name="T64">, and the same caveats regarding special </text:span><text:alphabetical-index-mark-start text:id="IMark54952040"/><text:alphabetical-index-mark-start text:id="IMark34680840"/><text:alphabetical-index-mark-start text:id="IMark62087656"/><text:alphabetical-index-mark-start text:id="IMark60403800"/><text:alphabetical-index-mark-start text:id="IMark62886104"/><text:alphabetical-index-mark-start text:id="IMark59299224"/><text:span text:style-name="T64">character</text:span><text:alphabetical-index-mark-end text:id="IMark59299224"/><text:alphabetical-index-mark-end text:id="IMark62886104"/><text:alphabetical-index-mark-end text:id="IMark60403800"/><text:alphabetical-index-mark-end text:id="IMark62087656"/><text:alphabetical-index-mark-end text:id="IMark34680840"/><text:alphabetical-index-mark-end text:id="IMark54952040"/><text:span text:style-name="T64">s apply.</text:span></text:p>
      <text:p text:style-name="P92"/>
      <text:p text:style-name="P92"/>
      <text:h text:style-name="Heading_20_3" text:outline-level="3"><text:bookmark-start text:name="__RefHeading___Toc14020_852932957"/>2.3.5. Differences between <text:alphabetical-index-mark-start text:id="IMark62322760"/><text:alphabetical-index-mark-start text:id="IMark52870952"/><text:alphabetical-index-mark-start text:id="IMark57803448"/><text:alphabetical-index-mark-start text:id="IMark62964616"/><text:alphabetical-index-mark-start text:id="IMark63150648"/><text:alphabetical-index-mark-start text:id="IMark60373448"/><text:alphabetical-index-mark-start text:id="IMark63195832"/><text:alphabetical-index-mark-start text:id="IMark62785688"/><text:alphabetical-index-mark-start text:id="IMark63905352"/><text:alphabetical-index-mark-start text:id="IMark59586328"/><text:alphabetical-index-mark-start text:id="IMark61540440"/><text:alphabetical-index-mark-start text:id="IMark55458440"/>SQL<text:alphabetical-index-mark-end text:id="IMark55458440"/><text:alphabetical-index-mark-end text:id="IMark61540440"/><text:alphabetical-index-mark-end text:id="IMark59586328"/><text:alphabetical-index-mark-end text:id="IMark63905352"/><text:alphabetical-index-mark-end text:id="IMark62785688"/><text:alphabetical-index-mark-end text:id="IMark63195832"/><text:alphabetical-index-mark-end text:id="IMark60373448"/><text:alphabetical-index-mark-end text:id="IMark63150648"/><text:alphabetical-index-mark-end text:id="IMark62964616"/><text:alphabetical-index-mark-end text:id="IMark57803448"/><text:alphabetical-index-mark-end text:id="IMark52870952"/><text:alphabetical-index-mark-end text:id="IMark62322760"/> and <text:alphabetical-index-mark-start text:id="IMark63221048"/><text:alphabetical-index-mark-start text:id="IMark60830952"/><text:alphabetical-index-mark-start text:id="IMark64467400"/><text:alphabetical-index-mark-start text:id="IMark64201576"/><text:alphabetical-index-mark-start text:id="IMark60829688"/><text:alphabetical-index-mark-start text:id="IMark64553880"/>HDFql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0830952"/><text:alphabetical-index-mark-end text:id="IMark63221048"/>.<text:bookmark-end text:name="__RefHeading___Toc14020_852932957"/></text:h>
      <text:p text:style-name="P93"/>
      <text:p text:style-name="P93">The creators of <text:alphabetical-index-mark-start text:id="IMark64550040"/><text:alphabetical-index-mark-start text:id="IMark58354664"/><text:alphabetical-index-mark-start text:id="IMark64464936"/><text:alphabetical-index-mark-start text:id="IMark64199720"/><text:alphabetical-index-mark-start text:id="IMark55135704"/><text:alphabetical-index-mark-start text:id="IMark61414968"/>HDFql<text:alphabetical-index-mark-end text:id="IMark61414968"/><text:alphabetical-index-mark-end text:id="IMark55135704"/><text:alphabetical-index-mark-end text:id="IMark64199720"/><text:alphabetical-index-mark-end text:id="IMark64464936"/><text:alphabetical-index-mark-end text:id="IMark58354664"/><text:alphabetical-index-mark-end text:id="IMark64550040"/> did an excellent work in providing <text:alphabetical-index-mark-start text:id="IMark49865640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28895672"/>HDF5<text:alphabetical-index-mark-end text:id="IMark2889567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65640"/> <text:alphabetical-index-mark-start text:id="IMark62321496"/><text:alphabetical-index-mark-start text:id="IMark61922488"/><text:alphabetical-index-mark-start text:id="IMark43434600"/><text:alphabetical-index-mark-start text:id="IMark62930664"/><text:alphabetical-index-mark-start text:id="IMark52542408"/><text:alphabetical-index-mark-start text:id="IMark58511320"/><text:alphabetical-index-mark-start text:id="IMark60861240"/><text:alphabetical-index-mark-start text:id="IMark54326184"/><text:alphabetical-index-mark-start text:id="IMark63297352"/><text:alphabetical-index-mark-start text:id="IMark56408184"/><text:alphabetical-index-mark-start text:id="IMark49877032"/><text:alphabetical-index-mark-start text:id="IMark49858712"/>system<text:alphabetical-index-mark-end text:id="IMark49858712"/><text:alphabetical-index-mark-end text:id="IMark49877032"/><text:alphabetical-index-mark-end text:id="IMark56408184"/><text:alphabetical-index-mark-end text:id="IMark63297352"/><text:alphabetical-index-mark-end text:id="IMark54326184"/><text:alphabetical-index-mark-end text:id="IMark60861240"/><text:alphabetical-index-mark-end text:id="IMark58511320"/><text:alphabetical-index-mark-end text:id="IMark52542408"/><text:alphabetical-index-mark-end text:id="IMark62930664"/><text:alphabetical-index-mark-end text:id="IMark43434600"/><text:alphabetical-index-mark-end text:id="IMark61922488"/><text:alphabetical-index-mark-end text:id="IMark62321496"/>s with a <text:alphabetical-index-mark-start text:id="IMark35801496"/><text:alphabetical-index-mark-start text:id="IMark63306360"/><text:alphabetical-index-mark-start text:id="IMark62241288"/><text:alphabetical-index-mark-start text:id="IMark63305032"/><text:alphabetical-index-mark-start text:id="IMark59317848"/><text:alphabetical-index-mark-start text:id="IMark52856648"/>query<text:alphabetical-index-mark-end text:id="IMark52856648"/><text:alphabetical-index-mark-end text:id="IMark59317848"/><text:alphabetical-index-mark-end text:id="IMark63305032"/><text:alphabetical-index-mark-end text:id="IMark62241288"/><text:alphabetical-index-mark-end text:id="IMark63306360"/><text:alphabetical-index-mark-end text:id="IMark35801496"/> language that is similar to <text:alphabetical-index-mark-start text:id="IMark64462472"/><text:alphabetical-index-mark-start text:id="IMark63172440"/><text:alphabetical-index-mark-start text:id="IMark58510056"/><text:alphabetical-index-mark-start text:id="IMark28824536"/><text:alphabetical-index-mark-start text:id="IMark64463704"/><text:alphabetical-index-mark-start text:id="IMark63165512"/><text:alphabetical-index-mark-start text:id="IMark61309048"/><text:alphabetical-index-mark-start text:id="IMark64178472"/><text:alphabetical-index-mark-start text:id="IMark59302152"/><text:alphabetical-index-mark-start text:id="IMark59161320"/><text:alphabetical-index-mark-start text:id="IMark59587592"/><text:alphabetical-index-mark-start text:id="IMark54886104"/>SQL<text:alphabetical-index-mark-end text:id="IMark54886104"/><text:alphabetical-index-mark-end text:id="IMark59587592"/><text:alphabetical-index-mark-end text:id="IMark59161320"/><text:alphabetical-index-mark-end text:id="IMark59302152"/><text:alphabetical-index-mark-end text:id="IMark64178472"/><text:alphabetical-index-mark-end text:id="IMark61309048"/><text:alphabetical-index-mark-end text:id="IMark63165512"/><text:alphabetical-index-mark-end text:id="IMark64463704"/><text:alphabetical-index-mark-end text:id="IMark28824536"/><text:alphabetical-index-mark-end text:id="IMark58510056"/><text:alphabetical-index-mark-end text:id="IMark63172440"/><text:alphabetical-index-mark-end text:id="IMark64462472"/> because it eases quite considerably the learning curve involved in learning to interact with <text:alphabetical-index-mark-start text:id="IMark64461240"/><text:alphabetical-index-mark-start text:id="IMark63302664"/><text:alphabetical-index-mark-start text:id="IMark63901368"/><text:alphabetical-index-mark-start text:id="IMark57370952"/><text:alphabetical-index-mark-start text:id="IMark59743656"/><text:alphabetical-index-mark-start text:id="IMark60861976"/>HDF5<text:alphabetical-index-mark-end text:id="IMark60861976"/><text:alphabetical-index-mark-end text:id="IMark59743656"/><text:alphabetical-index-mark-end text:id="IMark57370952"/><text:alphabetical-index-mark-end text:id="IMark63901368"/><text:alphabetical-index-mark-end text:id="IMark63302664"/><text:alphabetical-index-mark-end text:id="IMark64461240"/> <text:alphabetical-index-mark-start text:id="IMark56566648"/><text:alphabetical-index-mark-start text:id="IMark60662408"/><text:alphabetical-index-mark-start text:id="IMark60863176"/><text:alphabetical-index-mark-start text:id="IMark61463128"/><text:alphabetical-index-mark-start text:id="IMark58631192"/><text:alphabetical-index-mark-start text:id="IMark61464088"/>file<text:alphabetical-index-mark-end text:id="IMark61464088"/><text:alphabetical-index-mark-end text:id="IMark58631192"/><text:alphabetical-index-mark-end text:id="IMark61463128"/><text:alphabetical-index-mark-end text:id="IMark60863176"/><text:alphabetical-index-mark-end text:id="IMark60662408"/><text:alphabetical-index-mark-end text:id="IMark56566648"/>s using its native API for C, C++, etc.</text:p>
      <text:p text:style-name="P93"/>
      <text:p text:style-name="P93">However, partly because 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HDFql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 is fairly new, and partly because <text:alphabetical-index-mark-start text:id="IMark64460008"/><text:alphabetical-index-mark-start text:id="IMark35597272"/><text:alphabetical-index-mark-start text:id="IMark55136968"/><text:alphabetical-index-mark-start text:id="IMark63992856"/><text:alphabetical-index-mark-start text:id="IMark54952040"/><text:alphabetical-index-mark-start text:id="IMark34680840"/>HDF5<text:alphabetical-index-mark-end text:id="IMark34680840"/><text:alphabetical-index-mark-end text:id="IMark54952040"/><text:alphabetical-index-mark-end text:id="IMark63992856"/><text:alphabetical-index-mark-end text:id="IMark55136968"/><text:alphabetical-index-mark-end text:id="IMark35597272"/><text:alphabetical-index-mark-end text:id="IMark64460008"/> is not a <text:alphabetical-index-mark-start text:id="IMark62087656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64457544"/>relational<text:alphabetical-index-mark-end text:id="IMark6445754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2087656"/> <text:alphabetical-index-mark-start text:id="IMark52509624"/><text:alphabetical-index-mark-start text:id="IMark63110728"/><text:alphabetical-index-mark-start text:id="IMark63909336"/><text:alphabetical-index-mark-start text:id="IMark64190136"/><text:alphabetical-index-mark-start text:id="IMark60830952"/><text:alphabetical-index-mark-start text:id="IMark63221048"/><text:alphabetical-index-mark-start text:id="IMark64467400"/><text:alphabetical-index-mark-start text:id="IMark64201576"/><text:alphabetical-index-mark-start text:id="IMark60829688"/><text:alphabetical-index-mark-start text:id="IMark64553880"/><text:alphabetical-index-mark-start text:id="IMark62322760"/><text:alphabetical-index-mark-start text:id="IMark52870952"/>system<text:alphabetical-index-mark-end text:id="IMark52870952"/><text:alphabetical-index-mark-end text:id="IMark62322760"/>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3221048"/><text:alphabetical-index-mark-end text:id="IMark60830952"/><text:alphabetical-index-mark-end text:id="IMark64190136"/><text:alphabetical-index-mark-end text:id="IMark63909336"/><text:alphabetical-index-mark-end text:id="IMark63110728"/><text:alphabetical-index-mark-end text:id="IMark52509624"/>, <text:alphabetical-index-mark-start text:id="IMark57803448"/><text:alphabetical-index-mark-start text:id="IMark62964616"/><text:alphabetical-index-mark-start text:id="IMark63150648"/><text:alphabetical-index-mark-start text:id="IMark60373448"/><text:alphabetical-index-mark-start text:id="IMark63195832"/><text:alphabetical-index-mark-start text:id="IMark62785688"/>HDFql<text:alphabetical-index-mark-end text:id="IMark62785688"/><text:alphabetical-index-mark-end text:id="IMark63195832"/><text:alphabetical-index-mark-end text:id="IMark60373448"/><text:alphabetical-index-mark-end text:id="IMark63150648"/><text:alphabetical-index-mark-end text:id="IMark62964616"/><text:alphabetical-index-mark-end text:id="IMark57803448"/> and <text:alphabetical-index-mark-start text:id="IMark63905352"/><text:alphabetical-index-mark-start text:id="IMark59586328"/><text:alphabetical-index-mark-start text:id="IMark61540440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4185816"/><text:alphabetical-index-mark-start text:id="IMark64551960"/><text:alphabetical-index-mark-start text:id="IMark64550040"/><text:alphabetical-index-mark-start text:id="IMark58354664"/><text:alphabetical-index-mark-start text:id="IMark64464936"/>SQL<text:alphabetical-index-mark-end text:id="IMark64464936"/><text:alphabetical-index-mark-end text:id="IMark58354664"/><text:alphabetical-index-mark-end text:id="IMark64550040"/><text:alphabetical-index-mark-end text:id="IMark64551960"/><text:alphabetical-index-mark-end text:id="IMark64185816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61540440"/><text:alphabetical-index-mark-end text:id="IMark59586328"/><text:alphabetical-index-mark-end text:id="IMark63905352"/> have some <text:span text:style-name="T69">ostensibly simple but really </text:span>significant differences at this point. <text:span text:style-name="T64">However, the points raised above are largely applicable to </text:span><text:alphabetical-index-mark-start text:id="IMark64199720"/><text:alphabetical-index-mark-start text:id="IMark55135704"/><text:alphabetical-index-mark-start text:id="IMark61414968"/><text:alphabetical-index-mark-start text:id="IMark60662408"/><text:alphabetical-index-mark-start text:id="IMark56566648"/><text:alphabetical-index-mark-start text:id="IMark60863176"/><text:span text:style-name="T64">HDFql</text:span><text:alphabetical-index-mark-end text:id="IMark60863176"/><text:alphabetical-index-mark-end text:id="IMark56566648"/><text:alphabetical-index-mark-end text:id="IMark60662408"/><text:alphabetical-index-mark-end text:id="IMark61414968"/><text:alphabetical-index-mark-end text:id="IMark55135704"/><text:alphabetical-index-mark-end text:id="IMark64199720"/><text:span text:style-name="T64"> as well.</text:span></text:p>
      <text:p text:style-name="P93"/>
      <text:p text:style-name="P97">When designing <text:alphabetical-index-mark-start text:id="IMark63901368"/><text:alphabetical-index-mark-start text:id="IMark57370952"/><text:alphabetical-index-mark-start text:id="IMark59743656"/><text:alphabetical-index-mark-start text:id="IMark60861976"/><text:alphabetical-index-mark-start text:id="IMark64462472"/><text:alphabetical-index-mark-start text:id="IMark63172440"/><text:alphabetical-index-mark-start text:id="IMark58510056"/><text:alphabetical-index-mark-start text:id="IMark28824536"/>sql<text:alphabetical-index-mark-end text:id="IMark28824536"/><text:alphabetical-index-mark-end text:id="IMark58510056"/><text:alphabetical-index-mark-end text:id="IMark63172440"/><text:alphabetical-index-mark-end text:id="IMark64462472"/><text:alphabetical-index-mark-end text:id="IMark60861976"/><text:alphabetical-index-mark-end text:id="IMark59743656"/><text:alphabetical-index-mark-end text:id="IMark57370952"/><text:alphabetical-index-mark-end text:id="IMark63901368"/>p I tried to provide a standard interface for both, meaning that sending <text:alphabetical-index-mark-start text:id="IMark64463704"/><text:alphabetical-index-mark-start text:id="IMark63165512"/><text:alphabetical-index-mark-start text:id="IMark61309048"/><text:alphabetical-index-mark-start text:id="IMark64178472"/>queries<text:alphabetical-index-mark-end text:id="IMark64178472"/><text:alphabetical-index-mark-end text:id="IMark61309048"/><text:alphabetical-index-mark-end text:id="IMark63165512"/><text:alphabetical-index-mark-end text:id="IMark64463704"/> to <text:alphabetical-index-mark-start text:id="IMark59302152"/><text:alphabetical-index-mark-start text:id="IMark59161320"/><text:alphabetical-index-mark-start text:id="IMark59587592"/><text:alphabetical-index-mark-start text:id="IMark54886104"/><text:alphabetical-index-mark-start text:id="IMark35801496"/><text:alphabetical-index-mark-start text:id="IMark63306360"/><text:alphabetical-index-mark-start text:id="IMark62241288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Sql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62241288"/><text:alphabetical-index-mark-end text:id="IMark63306360"/><text:alphabetical-index-mark-end text:id="IMark35801496"/>ite<text:alphabetical-index-mark-end text:id="IMark54886104"/><text:alphabetical-index-mark-end text:id="IMark59587592"/><text:alphabetical-index-mark-end text:id="IMark59161320"/><text:alphabetical-index-mark-end text:id="IMark59302152"/>3 or <text:alphabetical-index-mark-start text:id="IMark43434600"/><text:alphabetical-index-mark-start text:id="IMark62930664"/><text:alphabetical-index-mark-start text:id="IMark52542408"/><text:alphabetical-index-mark-start text:id="IMark58511320"/>HDF5<text:alphabetical-index-mark-end text:id="IMark58511320"/><text:alphabetical-index-mark-end text:id="IMark52542408"/><text:alphabetical-index-mark-end text:id="IMark62930664"/><text:alphabetical-index-mark-end text:id="IMark43434600"/> <text:alphabetical-index-mark-start text:id="IMark60861240"/><text:alphabetical-index-mark-start text:id="IMark54326184"/><text:alphabetical-index-mark-start text:id="IMark63297352"/><text:alphabetical-index-mark-start text:id="IMark56408184"/>database<text:alphabetical-index-mark-end text:id="IMark56408184"/><text:alphabetical-index-mark-end text:id="IMark63297352"/><text:alphabetical-index-mark-end text:id="IMark54326184"/><text:alphabetical-index-mark-end text:id="IMark60861240"/>s would be as similar as possible.</text:p>
      <text:p text:style-name="P97"/>
      <text:p text:style-name="P97">In practice this meant that I had to write some <text:alphabetical-index-mark-start text:id="IMark54884312"/><text:alphabetical-index-mark-start text:id="IMark62321032"/><text:alphabetical-index-mark-start text:id="IMark28820824"/><text:alphabetical-index-mark-start text:id="IMark61307784"/>code<text:alphabetical-index-mark-end text:id="IMark61307784"/><text:alphabetical-index-mark-end text:id="IMark28820824"/><text:alphabetical-index-mark-end text:id="IMark62321032"/><text:alphabetical-index-mark-end text:id="IMark54884312"/> to make some slight differences between both disappear. <text:span text:style-name="T84">The most significant of these adaptation is the possibility to use </text:span><text:alphabetical-index-mark-start text:id="IMark28895672"/><text:alphabetical-index-mark-start text:id="IMark60641544"/><text:alphabetical-index-mark-start text:id="IMark50519464"/><text:alphabetical-index-mark-start text:id="IMark62933016"/><text:span text:style-name="T84">query</text:span><text:alphabetical-index-mark-end text:id="IMark62933016"/><text:alphabetical-index-mark-end text:id="IMark50519464"/><text:alphabetical-index-mark-end text:id="IMark60641544"/><text:alphabetical-index-mark-end text:id="IMark28895672"/><text:span text:style-name="T84"> </text:span><text:alphabetical-index-mark-start text:id="IMark63905352"/><text:alphabetical-index-mark-start text:id="IMark59586328"/><text:alphabetical-index-mark-start text:id="IMark61540440"/><text:alphabetical-index-mark-start text:id="IMark55458440"/><text:span text:style-name="T84">file</text:span><text:alphabetical-index-mark-end text:id="IMark55458440"/><text:alphabetical-index-mark-end text:id="IMark61540440"/><text:alphabetical-index-mark-end text:id="IMark59586328"/><text:alphabetical-index-mark-end text:id="IMark63905352"/><text:span text:style-name="T84">s and </text:span><text:soft-page-break/><text:alphabetical-index-mark-start text:id="IMark59307400"/><text:alphabetical-index-mark-start text:id="IMark63350024"/><text:alphabetical-index-mark-start text:id="IMark61306520"/><text:alphabetical-index-mark-start text:id="IMark64185816"/><text:span text:style-name="T84">composite</text:span><text:alphabetical-index-mark-end text:id="IMark64185816"/><text:alphabetical-index-mark-end text:id="IMark61306520"/><text:alphabetical-index-mark-end text:id="IMark63350024"/><text:alphabetical-index-mark-end text:id="IMark59307400"/><text:span text:style-name="T84"> </text:span><text:alphabetical-index-mark-start text:id="IMark64551960"/><text:alphabetical-index-mark-start text:id="IMark64550040"/><text:alphabetical-index-mark-start text:id="IMark58354664"/><text:alphabetical-index-mark-start text:id="IMark64464936"/><text:span text:style-name="T84">queries</text:span><text:alphabetical-index-mark-end text:id="IMark64464936"/><text:alphabetical-index-mark-end text:id="IMark58354664"/><text:alphabetical-index-mark-end text:id="IMark64550040"/><text:alphabetical-index-mark-end text:id="IMark64551960"/><text:span text:style-name="T84"> for </text:span><text:alphabetical-index-mark-start text:id="IMark57803448"/><text:alphabetical-index-mark-start text:id="IMark62964616"/><text:alphabetical-index-mark-start text:id="IMark63150648"/><text:alphabetical-index-mark-start text:id="IMark60373448"/><text:span text:style-name="T84">HDF5</text:span><text:alphabetical-index-mark-end text:id="IMark60373448"/><text:alphabetical-index-mark-end text:id="IMark63150648"/><text:alphabetical-index-mark-end text:id="IMark62964616"/><text:alphabetical-index-mark-end text:id="IMark57803448"/><text:span text:style-name="T84">: While these possibilities are native to </text:span><text:alphabetical-index-mark-start text:id="IMark63195832"/><text:alphabetical-index-mark-start text:id="IMark62785688"/><text:alphabetical-index-mark-start text:id="IMark52509624"/><text:alphabetical-index-mark-start text:id="IMark63110728"/><text:alphabetical-index-mark-start text:id="IMark63909336"/><text:alphabetical-index-mark-start text:id="IMark64190136"/><text:alphabetical-index-mark-start text:id="IMark60830952"/><text:alphabetical-index-mark-start text:id="IMark63221048"/><text:alphabetical-index-mark-start text:id="IMark64467400"/><text:alphabetical-index-mark-start text:id="IMark64201576"/><text:alphabetical-index-mark-start text:id="IMark60829688"/><text:alphabetical-index-mark-start text:id="IMark64553880"/><text:span text:style-name="T84">Sql</text:span><text:alphabetical-index-mark-end text:id="IMark64553880"/><text:alphabetical-index-mark-end text:id="IMark60829688"/><text:alphabetical-index-mark-end text:id="IMark64201576"/><text:alphabetical-index-mark-end text:id="IMark64467400"/><text:alphabetical-index-mark-end text:id="IMark63221048"/><text:alphabetical-index-mark-end text:id="IMark60830952"/><text:alphabetical-index-mark-end text:id="IMark64190136"/><text:alphabetical-index-mark-end text:id="IMark63909336"/><text:span text:style-name="T84">ite</text:span><text:alphabetical-index-mark-end text:id="IMark63110728"/><text:alphabetical-index-mark-end text:id="IMark52509624"/><text:alphabetical-index-mark-end text:id="IMark62785688"/><text:alphabetical-index-mark-end text:id="IMark63195832"/><text:span text:style-name="T84">3, they are not in the case of </text:span><text:alphabetical-index-mark-start text:id="IMark62322760"/><text:alphabetical-index-mark-start text:id="IMark52870952"/><text:alphabetical-index-mark-start text:id="IMark62087656"/><text:alphabetical-index-mark-start text:id="IMark60403800"/><text:span text:style-name="T84">HDF5</text:span><text:alphabetical-index-mark-end text:id="IMark60403800"/><text:alphabetical-index-mark-end text:id="IMark62087656"/><text:alphabetical-index-mark-end text:id="IMark52870952"/><text:alphabetical-index-mark-end text:id="IMark62322760"/><text:span text:style-name="T84">, neither in the case of </text:span><text:alphabetical-index-mark-start text:id="IMark62886104"/><text:alphabetical-index-mark-start text:id="IMark59299224"/><text:alphabetical-index-mark-start text:id="IMark64458776"/><text:alphabetical-index-mark-start text:id="IMark64457544"/><text:span text:style-name="T84">HDFql</text:span><text:alphabetical-index-mark-end text:id="IMark64457544"/><text:alphabetical-index-mark-end text:id="IMark64458776"/><text:alphabetical-index-mark-end text:id="IMark59299224"/><text:alphabetical-index-mark-end text:id="IMark62886104"/><text:span text:style-name="T84">.</text:span></text:p>
      <text:p text:style-name="P97"/>
      <text:p text:style-name="P98">In this version of 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199720"/>sql<text:alphabetical-index-mark-end text:id="IMark6419972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p parsing <text:alphabetical-index-mark-start text:id="IMark55135704"/><text:alphabetical-index-mark-start text:id="IMark61414968"/><text:alphabetical-index-mark-start text:id="IMark60662408"/><text:alphabetical-index-mark-start text:id="IMark56566648"/>composite<text:alphabetical-index-mark-end text:id="IMark56566648"/><text:alphabetical-index-mark-end text:id="IMark60662408"/><text:alphabetical-index-mark-end text:id="IMark61414968"/><text:alphabetical-index-mark-end text:id="IMark55135704"/> and <text:alphabetical-index-mark-start text:id="IMark60863176"/><text:alphabetical-index-mark-start text:id="IMark61464088"/><text:alphabetical-index-mark-start text:id="IMark58631192"/><text:alphabetical-index-mark-start text:id="IMark63302664"/>.<text:alphabetical-index-mark-start text:id="IMark64461240"/><text:alphabetical-index-mark-start text:id="IMark54326184"/><text:alphabetical-index-mark-start text:id="IMark60861240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52542408"/>sql<text:alphabetical-index-mark-end text:id="IMark52542408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0861240"/><text:alphabetical-index-mark-end text:id="IMark54326184"/><text:alphabetical-index-mark-end text:id="IMark64461240"/><text:alphabetical-index-mark-end text:id="IMark63302664"/><text:alphabetical-index-mark-end text:id="IMark58631192"/><text:alphabetical-index-mark-end text:id="IMark61464088"/><text:alphabetical-index-mark-end text:id="IMark60863176"/> <text:alphabetical-index-mark-start text:id="IMark58511320"/><text:alphabetical-index-mark-start text:id="IMark59302152"/><text:alphabetical-index-mark-start text:id="IMark59161320"/><text:alphabetical-index-mark-start text:id="IMark59587592"/>file<text:alphabetical-index-mark-end text:id="IMark59587592"/><text:alphabetical-index-mark-end text:id="IMark59161320"/><text:alphabetical-index-mark-end text:id="IMark59302152"/><text:alphabetical-index-mark-end text:id="IMark58511320"/> <text:alphabetical-index-mark-start text:id="IMark54886104"/><text:alphabetical-index-mark-start text:id="IMark35801496"/><text:alphabetical-index-mark-start text:id="IMark63306360"/><text:alphabetical-index-mark-start text:id="IMark62241288"/>queries<text:alphabetical-index-mark-end text:id="IMark62241288"/><text:alphabetical-index-mark-end text:id="IMark63306360"/><text:alphabetical-index-mark-end text:id="IMark35801496"/><text:alphabetical-index-mark-end text:id="IMark54886104"/> in the case of 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3165512"/><text:alphabetical-index-mark-start text:id="IMark61309048"/><text:alphabetical-index-mark-start text:id="IMark64178472"/><text:alphabetical-index-mark-start text:id="IMark63901368"/><text:alphabetical-index-mark-start text:id="IMark57370952"/><text:alphabetical-index-mark-start text:id="IMark59743656"/>Sql<text:alphabetical-index-mark-end text:id="IMark59743656"/><text:alphabetical-index-mark-end text:id="IMark57370952"/><text:alphabetical-index-mark-end text:id="IMark63901368"/><text:alphabetical-index-mark-end text:id="IMark64178472"/><text:alphabetical-index-mark-end text:id="IMark61309048"/><text:alphabetical-index-mark-end text:id="IMark63165512"/><text:alphabetical-index-mark-end text:id="IMark64463704"/><text:alphabetical-index-mark-end text:id="IMark61922488"/>ite<text:alphabetical-index-mark-end text:id="IMark62321496"/><text:alphabetical-index-mark-end text:id="IMark52856648"/><text:alphabetical-index-mark-end text:id="IMark59317848"/><text:alphabetical-index-mark-end text:id="IMark63305032"/>3 is left to <text:alphabetical-index-mark-start text:id="IMark60861976"/><text:alphabetical-index-mark-start text:id="IMark64462472"/><text:alphabetical-index-mark-start text:id="IMark63172440"/><text:alphabetical-index-mark-start text:id="IMark58510056"/><text:alphabetical-index-mark-start text:id="IMark28824536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Sql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28824536"/>ite<text:alphabetical-index-mark-end text:id="IMark58510056"/><text:alphabetical-index-mark-end text:id="IMark63172440"/><text:alphabetical-index-mark-end text:id="IMark64462472"/><text:alphabetical-index-mark-end text:id="IMark60861976"/>3 itself in order to stick to that standard, while .hql and <text:alphabetical-index-mark-start text:id="IMark64460008"/><text:alphabetical-index-mark-start text:id="IMark28895672"/><text:alphabetical-index-mark-start text:id="IMark60641544"/><text:alphabetical-index-mark-start text:id="IMark50519464"/>HDFql<text:alphabetical-index-mark-end text:id="IMark50519464"/><text:alphabetical-index-mark-end text:id="IMark60641544"/><text:alphabetical-index-mark-end text:id="IMark28895672"/><text:alphabetical-index-mark-end text:id="IMark64460008"/> <text:alphabetical-index-mark-start text:id="IMark62933016"/><text:alphabetical-index-mark-start text:id="IMark63905352"/><text:alphabetical-index-mark-start text:id="IMark59586328"/><text:alphabetical-index-mark-start text:id="IMark61540440"/>composite<text:alphabetical-index-mark-end text:id="IMark61540440"/><text:alphabetical-index-mark-end text:id="IMark59586328"/><text:alphabetical-index-mark-end text:id="IMark63905352"/><text:alphabetical-index-mark-end text:id="IMark62933016"/> <text:alphabetical-index-mark-start text:id="IMark55458440"/><text:alphabetical-index-mark-start text:id="IMark59307400"/><text:alphabetical-index-mark-start text:id="IMark63350024"/><text:alphabetical-index-mark-start text:id="IMark61306520"/>queries<text:alphabetical-index-mark-end text:id="IMark61306520"/><text:alphabetical-index-mark-end text:id="IMark63350024"/><text:alphabetical-index-mark-end text:id="IMark59307400"/><text:alphabetical-index-mark-end text:id="IMark55458440"/> are <text:alphabetical-index-mark-start text:id="IMark64185816"/><text:alphabetical-index-mark-start text:id="IMark64551960"/><text:alphabetical-index-mark-start text:id="IMark64550040"/><text:alphabetical-index-mark-start text:id="IMark58354664"/>handle<text:alphabetical-index-mark-end text:id="IMark58354664"/><text:alphabetical-index-mark-end text:id="IMark64550040"/><text:alphabetical-index-mark-end text:id="IMark64551960"/><text:alphabetical-index-mark-end text:id="IMark64185816"/>d by means of an emulator embedded into <text:alphabetical-index-mark-start text:id="IMark64464936"/><text:alphabetical-index-mark-start text:id="IMark57803448"/><text:alphabetical-index-mark-start text:id="IMark62964616"/><text:alphabetical-index-mark-start text:id="IMark63150648"/><text:alphabetical-index-mark-start text:id="IMark60373448"/><text:alphabetical-index-mark-start text:id="IMark63909336"/><text:alphabetical-index-mark-start text:id="IMark64190136"/><text:alphabetical-index-mark-start text:id="IMark60830952"/>sql<text:alphabetical-index-mark-end text:id="IMark60830952"/><text:alphabetical-index-mark-end text:id="IMark64190136"/><text:alphabetical-index-mark-end text:id="IMark63909336"/><text:alphabetical-index-mark-end text:id="IMark60373448"/><text:alphabetical-index-mark-end text:id="IMark63150648"/><text:alphabetical-index-mark-end text:id="IMark62964616"/><text:alphabetical-index-mark-end text:id="IMark57803448"/><text:alphabetical-index-mark-end text:id="IMark64464936"/>p.</text:p>
      <text:p text:style-name="P82"/>
      <text:p text:style-name="P82"/>
      <text:p text:style-name="P52"/>
      <text:h text:style-name="P117" text:outline-level="1"><text:bookmark-start text:name="__RefHeading___Toc965_76759228"/>3. Development.<text:bookmark-end text:name="__RefHeading___Toc965_76759228"/></text:h>
      <text:p text:style-name="P8"/>
      <text:p text:style-name="P29">This is a <text:span text:style-name="T85">rather</text:span> simple, short 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64457544"/><text:alphabetical-index-mark-start text:id="IMark63992856"/><text:alphabetical-index-mark-start text:id="IMark55136968"/><text:alphabetical-index-mark-start text:id="IMark34680840"/><text:alphabetical-index-mark-start text:id="IMark54952040"/><text:alphabetical-index-mark-start text:id="IMark63221048"/><text:alphabetical-index-mark-start text:id="IMark57803448"/><text:alphabetical-index-mark-start text:id="IMark64464936"/><text:alphabetical-index-mark-start text:id="IMark62964616"/>program<text:alphabetical-index-mark-end text:id="IMark62964616"/><text:alphabetical-index-mark-end text:id="IMark64464936"/><text:alphabetical-index-mark-end text:id="IMark57803448"/><text:alphabetical-index-mark-end text:id="IMark63221048"/><text:alphabetical-index-mark-end text:id="IMark54952040"/><text:alphabetical-index-mark-end text:id="IMark34680840"/><text:alphabetical-index-mark-end text:id="IMark55136968"/><text:alphabetical-index-mark-end text:id="IMark63992856"/><text:alphabetical-index-mark-end text:id="IMark64457544"/><text:alphabetical-index-mark-end text:id="IMark64458776"/><text:alphabetical-index-mark-end text:id="IMark59299224"/><text:alphabetical-index-mark-end text:id="IMark62886104"/><text:alphabetical-index-mark-end text:id="IMark60403800"/> written in C++. I wrote it as a time – saving <text:alphabetical-index-mark-start text:id="IMark63150648"/><text:alphabetical-index-mark-start text:id="IMark60373448"/><text:alphabetical-index-mark-start text:id="IMark63909336"/><text:alphabetical-index-mark-start text:id="IMark64190136"/><text:alphabetical-index-mark-start text:id="IMark60830952"/><text:alphabetical-index-mark-start text:id="IMark64185816"/><text:alphabetical-index-mark-start text:id="IMark64551960"/><text:alphabetical-index-mark-start text:id="IMark64550040"/>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tool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<text:alphabetical-index-mark-end text:id="IMark64550040"/><text:alphabetical-index-mark-end text:id="IMark64551960"/><text:alphabetical-index-mark-end text:id="IMark64185816"/><text:alphabetical-index-mark-end text:id="IMark60830952"/><text:alphabetical-index-mark-end text:id="IMark64190136"/><text:alphabetical-index-mark-end text:id="IMark63909336"/><text:alphabetical-index-mark-end text:id="IMark60373448"/><text:alphabetical-index-mark-end text:id="IMark63150648"/> to use during the development of a 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64460008"/><text:alphabetical-index-mark-start text:id="IMark28895672"/><text:alphabetical-index-mark-start text:id="IMark60641544"/><text:alphabetical-index-mark-start text:id="IMark50519464"/><text:alphabetical-index-mark-start text:id="IMark60861976"/><text:alphabetical-index-mark-start text:id="IMark64462472"/><text:alphabetical-index-mark-start text:id="IMark63172440"/><text:alphabetical-index-mark-start text:id="IMark58510056"/><text:alphabetical-index-mark-start text:id="IMark28824536"/>dataset<text:alphabetical-index-mark-end text:id="IMark28824536"/><text:alphabetical-index-mark-end text:id="IMark58510056"/><text:alphabetical-index-mark-end text:id="IMark63172440"/><text:alphabetical-index-mark-end text:id="IMark64462472"/><text:alphabetical-index-mark-end text:id="IMark60861976"/><text:alphabetical-index-mark-end text:id="IMark50519464"/><text:alphabetical-index-mark-end text:id="IMark60641544"/><text:alphabetical-index-mark-end text:id="IMark28895672"/><text:alphabetical-index-mark-end text:id="IMark64460008"/><text:alphabetical-index-mark-end text:id="IMark61540440"/><text:alphabetical-index-mark-end text:id="IMark59586328"/><text:alphabetical-index-mark-end text:id="IMark63905352"/><text:alphabetical-index-mark-end text:id="IMark62933016"/> that required some degree of data 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preparation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 using a somewhat lengthy and <text:alphabetical-index-mark-start text:id="IMark63165512"/><text:alphabetical-index-mark-start text:id="IMark61309048"/><text:alphabetical-index-mark-start text:id="IMark64178472"/><text:alphabetical-index-mark-start text:id="IMark63901368"/><text:alphabetical-index-mark-start text:id="IMark57370952"/><text:alphabetical-index-mark-start text:id="IMark59743656"/><text:alphabetical-index-mark-start text:id="IMark54886104"/><text:alphabetical-index-mark-start text:id="IMark35801496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repetitive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5801496"/><text:alphabetical-index-mark-end text:id="IMark54886104"/><text:alphabetical-index-mark-end text:id="IMark59743656"/><text:alphabetical-index-mark-end text:id="IMark57370952"/><text:alphabetical-index-mark-end text:id="IMark63901368"/><text:alphabetical-index-mark-end text:id="IMark64178472"/><text:alphabetical-index-mark-end text:id="IMark61309048"/><text:alphabetical-index-mark-end text:id="IMark63165512"/> process.</text:p>
      <text:p text:style-name="P29"/>
      <text:p text:style-name="P29">It is not meant to do miracles, but to pass <text:alphabetical-index-mark-start text:id="IMark63302664"/><text:alphabetical-index-mark-start text:id="IMark64461240"/><text:alphabetical-index-mark-start text:id="IMark54326184"/><text:alphabetical-index-mark-start text:id="IMark60861240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52542408"/><text:alphabetical-index-mark-start text:id="IMark55135704"/><text:alphabetical-index-mark-start text:id="IMark61414968"/><text:alphabetical-index-mark-start text:id="IMark60662408"/><text:alphabetical-index-mark-start text:id="IMark56566648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199720"/><text:alphabetical-index-mark-start text:id="IMark64467400"/><text:alphabetical-index-mark-start text:id="IMark60829688"/><text:alphabetical-index-mark-start text:id="IMark64201576"/><text:alphabetical-index-mark-start text:id="IMark63195832"/><text:alphabetical-index-mark-start text:id="IMark64553880"/>SQL<text:alphabetical-index-mark-end text:id="IMark64553880"/><text:alphabetical-index-mark-end text:id="IMark63195832"/><text:alphabetical-index-mark-end text:id="IMark64201576"/><text:alphabetical-index-mark-end text:id="IMark60829688"/><text:alphabetical-index-mark-end text:id="IMark64467400"/><text:alphabetical-index-mark-end text:id="IMark6419972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56566648"/><text:alphabetical-index-mark-end text:id="IMark60662408"/><text:alphabetical-index-mark-end text:id="IMark61414968"/><text:alphabetical-index-mark-end text:id="IMark55135704"/><text:alphabetical-index-mark-end text:id="IMark52542408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0861240"/><text:alphabetical-index-mark-end text:id="IMark54326184"/><text:alphabetical-index-mark-end text:id="IMark64461240"/><text:alphabetical-index-mark-end text:id="IMark63302664"/> <text:alphabetical-index-mark-start text:id="IMark52509624"/><text:alphabetical-index-mark-start text:id="IMark62785688"/><text:alphabetical-index-mark-start text:id="IMark63110728"/><text:alphabetical-index-mark-start text:id="IMark35597272"/><text:alphabetical-index-mark-start text:id="IMark62322760"/><text:alphabetical-index-mark-start text:id="IMark62087656"/><text:alphabetical-index-mark-start text:id="IMark52870952"/><text:alphabetical-index-mark-start text:id="IMark59587592"/><text:alphabetical-index-mark-start text:id="IMark61309048"/><text:alphabetical-index-mark-start text:id="IMark63165512"/><text:alphabetical-index-mark-start text:id="IMark64178472"/><text:alphabetical-index-mark-start text:id="IMark63901368"/><text:alphabetical-index-mark-start text:id="IMark57370952"/>queries<text:alphabetical-index-mark-end text:id="IMark57370952"/><text:alphabetical-index-mark-end text:id="IMark63901368"/><text:alphabetical-index-mark-end text:id="IMark64178472"/><text:alphabetical-index-mark-end text:id="IMark63165512"/><text:alphabetical-index-mark-end text:id="IMark61309048"/><text:alphabetical-index-mark-end text:id="IMark59587592"/><text:alphabetical-index-mark-end text:id="IMark52870952"/><text:alphabetical-index-mark-end text:id="IMark62087656"/><text:alphabetical-index-mark-end text:id="IMark62322760"/><text:alphabetical-index-mark-end text:id="IMark35597272"/><text:alphabetical-index-mark-end text:id="IMark63110728"/><text:alphabetical-index-mark-end text:id="IMark62785688"/><text:alphabetical-index-mark-end text:id="IMark52509624"/> to <text:alphabetical-index-mark-start text:id="IMark59743656"/><text:alphabetical-index-mark-start text:id="IMark54886104"/><text:alphabetical-index-mark-start text:id="IMark35801496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64460008"/><text:alphabetical-index-mark-start text:id="IMark28895672"/><text:alphabetical-index-mark-start text:id="IMark60641544"/><text:alphabetical-index-mark-start text:id="IMark50519464"/><text:alphabetical-index-mark-start text:id="IMark60861976"/><text:alphabetical-index-mark-start text:id="IMark64462472"/><text:alphabetical-index-mark-start text:id="IMark63172440"/><text:alphabetical-index-mark-start text:id="IMark58510056"/><text:alphabetical-index-mark-start text:id="IMark28824536"/><text:alphabetical-index-mark-start text:id="IMark63150648"/><text:alphabetical-index-mark-start text:id="IMark60373448"/><text:alphabetical-index-mark-start text:id="IMark63909336"/><text:alphabetical-index-mark-start text:id="IMark64190136"/><text:alphabetical-index-mark-start text:id="IMark60830952"/>Sql<text:alphabetical-index-mark-end text:id="IMark60830952"/><text:alphabetical-index-mark-end text:id="IMark64190136"/><text:alphabetical-index-mark-end text:id="IMark63909336"/><text:alphabetical-index-mark-end text:id="IMark60373448"/><text:alphabetical-index-mark-end text:id="IMark63150648"/><text:alphabetical-index-mark-end text:id="IMark28824536"/><text:alphabetical-index-mark-end text:id="IMark58510056"/><text:alphabetical-index-mark-end text:id="IMark63172440"/><text:alphabetical-index-mark-end text:id="IMark64462472"/><text:alphabetical-index-mark-end text:id="IMark60861976"/><text:alphabetical-index-mark-end text:id="IMark50519464"/><text:alphabetical-index-mark-end text:id="IMark60641544"/><text:alphabetical-index-mark-end text:id="IMark28895672"/><text:alphabetical-index-mark-end text:id="IMark64460008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61307784"/><text:alphabetical-index-mark-end text:id="IMark28820824"/>ite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5801496"/><text:alphabetical-index-mark-end text:id="IMark54886104"/><text:alphabetical-index-mark-end text:id="IMark59743656"/>3 <text:span text:style-name="T75">and </text:span><text:alphabetical-index-mark-start text:id="IMark64185816"/><text:alphabetical-index-mark-start text:id="IMark64551960"/><text:alphabetical-index-mark-start text:id="IMark64550040"/><text:alphabetical-index-mark-start text:id="IMark58354664"/><text:alphabetical-index-mark-start text:id="IMark55458440"/><text:span text:style-name="T75">HDFql</text:span><text:alphabetical-index-mark-end text:id="IMark55458440"/><text:alphabetical-index-mark-end text:id="IMark58354664"/><text:alphabetical-index-mark-end text:id="IMark64550040"/><text:alphabetical-index-mark-end text:id="IMark64551960"/><text:alphabetical-index-mark-end text:id="IMark64185816"/><text:span text:style-name="T75"> </text:span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span text:style-name="T75">queries</text:span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span text:style-name="T75"> to </text:span><text:alphabetical-index-mark-start text:id="IMark59299224"/><text:alphabetical-index-mark-start text:id="IMark64458776"/><text:alphabetical-index-mark-start text:id="IMark64457544"/><text:alphabetical-index-mark-start text:id="IMark63992856"/><text:alphabetical-index-mark-start text:id="IMark55136968"/><text:span text:style-name="T75">HDF5</text:span><text:alphabetical-index-mark-end text:id="IMark55136968"/><text:alphabetical-index-mark-end text:id="IMark63992856"/><text:alphabetical-index-mark-end text:id="IMark64457544"/><text:alphabetical-index-mark-end text:id="IMark64458776"/><text:alphabetical-index-mark-end text:id="IMark59299224"/><text:span text:style-name="T75"> </text:span><text:alphabetical-index-mark-start text:id="IMark34680840"/><text:alphabetical-index-mark-start text:id="IMark54952040"/><text:alphabetical-index-mark-start text:id="IMark63221048"/><text:alphabetical-index-mark-start text:id="IMark57803448"/><text:alphabetical-index-mark-start text:id="IMark64464936"/><text:span text:style-name="T75">database</text:span><text:alphabetical-index-mark-end text:id="IMark64464936"/><text:alphabetical-index-mark-end text:id="IMark57803448"/><text:alphabetical-index-mark-end text:id="IMark63221048"/><text:alphabetical-index-mark-end text:id="IMark54952040"/><text:alphabetical-index-mark-end text:id="IMark34680840"/><text:span text:style-name="T75">s </text:span>u<text:span text:style-name="T41">s</text:span>ing just two arguments, which are the <text:alphabetical-index-mark-start text:id="IMark62964616"/><text:alphabetical-index-mark-start text:id="IMark60863176"/><text:alphabetical-index-mark-start text:id="IMark58631192"/><text:alphabetical-index-mark-start text:id="IMark61464088"/><text:alphabetical-index-mark-start text:id="IMark63400568"/><text:alphabetical-index-mark-start text:id="IMark63397560"/><text:alphabetical-index-mark-start text:id="IMark63385144"/><text:alphabetical-index-mark-start text:id="IMark63377432"/><text:alphabetical-index-mark-start text:id="IMark63374424"/><text:alphabetical-index-mark-start text:id="IMark63366984"/><text:alphabetical-index-mark-start text:id="IMark63404328"/><text:alphabetical-index-mark-start text:id="IMark63420120"/><text:alphabetical-index-mark-start text:id="IMark63421624"/>database<text:alphabetical-index-mark-end text:id="IMark63421624"/><text:alphabetical-index-mark-end text:id="IMark63420120"/><text:alphabetical-index-mark-end text:id="IMark63404328"/><text:alphabetical-index-mark-end text:id="IMark63366984"/><text:alphabetical-index-mark-end text:id="IMark63374424"/><text:alphabetical-index-mark-end text:id="IMark63377432"/><text:alphabetical-index-mark-end text:id="IMark63385144"/><text:alphabetical-index-mark-end text:id="IMark63397560"/><text:alphabetical-index-mark-end text:id="IMark63400568"/><text:alphabetical-index-mark-end text:id="IMark61464088"/><text:alphabetical-index-mark-end text:id="IMark58631192"/><text:alphabetical-index-mark-end text:id="IMark60863176"/><text:alphabetical-index-mark-end text:id="IMark62964616"/> name and the <text:alphabetical-index-mark-start text:id="IMark63423128"/><text:alphabetical-index-mark-start text:id="IMark63424632"/><text:alphabetical-index-mark-start text:id="IMark63426136"/><text:alphabetical-index-mark-start text:id="IMark63427640"/><text:alphabetical-index-mark-start text:id="IMark63405736"/><text:alphabetical-index-mark-start text:id="IMark63407240"/><text:alphabetical-index-mark-start text:id="IMark63408744"/><text:alphabetical-index-mark-start text:id="IMark63593704"/><text:alphabetical-index-mark-start text:id="IMark63594968"/><text:alphabetical-index-mark-start text:id="IMark63596232"/><text:alphabetical-index-mark-start text:id="IMark63597496"/><text:alphabetical-index-mark-start text:id="IMark63598760"/><text:alphabetical-index-mark-start text:id="IMark63600552"/>string<text:alphabetical-index-mark-end text:id="IMark63600552"/><text:alphabetical-index-mark-end text:id="IMark63598760"/><text:alphabetical-index-mark-end text:id="IMark63597496"/><text:alphabetical-index-mark-end text:id="IMark63596232"/><text:alphabetical-index-mark-end text:id="IMark63594968"/><text:alphabetical-index-mark-end text:id="IMark63593704"/><text:alphabetical-index-mark-end text:id="IMark63408744"/><text:alphabetical-index-mark-end text:id="IMark63407240"/><text:alphabetical-index-mark-end text:id="IMark63405736"/><text:alphabetical-index-mark-end text:id="IMark63427640"/><text:alphabetical-index-mark-end text:id="IMark63426136"/><text:alphabetical-index-mark-end text:id="IMark63424632"/><text:alphabetical-index-mark-end text:id="IMark63423128"/> representing the <text:alphabetical-index-mark-start text:id="IMark63613128"/><text:alphabetical-index-mark-start text:id="IMark63614392"/><text:alphabetical-index-mark-start text:id="IMark63615656"/><text:alphabetical-index-mark-start text:id="IMark63616920"/><text:alphabetical-index-mark-start text:id="IMark63618184"/><text:alphabetical-index-mark-start text:id="IMark63619448"/><text:alphabetical-index-mark-start text:id="IMark63620712"/><text:alphabetical-index-mark-start text:id="IMark63621976"/><text:alphabetical-index-mark-start text:id="IMark63623240"/><text:alphabetical-index-mark-start text:id="IMark63624504"/><text:alphabetical-index-mark-start text:id="IMark35485560"/><text:alphabetical-index-mark-start text:id="IMark51660776"/><text:alphabetical-index-mark-start text:id="IMark60005768"/>query<text:alphabetical-index-mark-end text:id="IMark60005768"/><text:alphabetical-index-mark-end text:id="IMark51660776"/><text:alphabetical-index-mark-end text:id="IMark35485560"/><text:alphabetical-index-mark-end text:id="IMark63624504"/><text:alphabetical-index-mark-end text:id="IMark63623240"/><text:alphabetical-index-mark-end text:id="IMark63621976"/><text:alphabetical-index-mark-end text:id="IMark63620712"/><text:alphabetical-index-mark-end text:id="IMark63619448"/><text:alphabetical-index-mark-end text:id="IMark63618184"/><text:alphabetical-index-mark-end text:id="IMark63616920"/><text:alphabetical-index-mark-end text:id="IMark63615656"/><text:alphabetical-index-mark-end text:id="IMark63614392"/><text:alphabetical-index-mark-end text:id="IMark63613128"/> or <text:alphabetical-index-mark-start text:id="IMark62514744"/><text:alphabetical-index-mark-start text:id="IMark59034600"/><text:alphabetical-index-mark-start text:id="IMark28893368"/><text:alphabetical-index-mark-start text:id="IMark59330472"/><text:alphabetical-index-mark-start text:id="IMark64786440"/><text:alphabetical-index-mark-start text:id="IMark57247144"/><text:alphabetical-index-mark-start text:id="IMark62340040"/><text:alphabetical-index-mark-start text:id="IMark62576904"/><text:alphabetical-index-mark-start text:id="IMark64210184"/><text:alphabetical-index-mark-start text:id="IMark35551176"/><text:alphabetical-index-mark-start text:id="IMark35454040"/><text:alphabetical-index-mark-start text:id="IMark52881368"/><text:alphabetical-index-mark-start text:id="IMark63783032"/>file<text:alphabetical-index-mark-end text:id="IMark63783032"/><text:alphabetical-index-mark-end text:id="IMark52881368"/><text:alphabetical-index-mark-end text:id="IMark35454040"/><text:alphabetical-index-mark-end text:id="IMark35551176"/><text:alphabetical-index-mark-end text:id="IMark64210184"/><text:alphabetical-index-mark-end text:id="IMark62576904"/><text:alphabetical-index-mark-end text:id="IMark62340040"/><text:alphabetical-index-mark-end text:id="IMark57247144"/><text:alphabetical-index-mark-end text:id="IMark64786440"/><text:alphabetical-index-mark-end text:id="IMark59330472"/><text:alphabetical-index-mark-end text:id="IMark28893368"/><text:alphabetical-index-mark-end text:id="IMark59034600"/><text:alphabetical-index-mark-end text:id="IMark62514744"/> that contains the <text:alphabetical-index-mark-start text:id="IMark62572424"/><text:alphabetical-index-mark-start text:id="IMark64754712"/><text:alphabetical-index-mark-start text:id="IMark60701416"/><text:alphabetical-index-mark-start text:id="IMark58625272"/><text:alphabetical-index-mark-start text:id="IMark62900504"/><text:alphabetical-index-mark-start text:id="IMark28240840"/><text:alphabetical-index-mark-start text:id="IMark35548872"/><text:alphabetical-index-mark-start text:id="IMark64867512"/><text:alphabetical-index-mark-start text:id="IMark60365160"/><text:alphabetical-index-mark-start text:id="IMark62961240"/><text:alphabetical-index-mark-start text:id="IMark64789592"/><text:alphabetical-index-mark-start text:id="IMark43398632"/><text:alphabetical-index-mark-start text:id="IMark52598584"/>queries<text:alphabetical-index-mark-end text:id="IMark52598584"/><text:alphabetical-index-mark-end text:id="IMark43398632"/><text:alphabetical-index-mark-end text:id="IMark64789592"/><text:alphabetical-index-mark-end text:id="IMark62961240"/><text:alphabetical-index-mark-end text:id="IMark60365160"/><text:alphabetical-index-mark-end text:id="IMark64867512"/><text:alphabetical-index-mark-end text:id="IMark35548872"/><text:alphabetical-index-mark-end text:id="IMark28240840"/><text:alphabetical-index-mark-end text:id="IMark62900504"/><text:alphabetical-index-mark-end text:id="IMark58625272"/><text:alphabetical-index-mark-end text:id="IMark60701416"/><text:alphabetical-index-mark-end text:id="IMark64754712"/><text:alphabetical-index-mark-end text:id="IMark62572424"/>.</text:p>
      <text:p text:style-name="P29"/>
      <text:p text:style-name="P29">In the second case, when <text:alphabetical-index-mark-start text:id="IMark60861240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52542408"/><text:alphabetical-index-mark-start text:id="IMark55135704"/><text:alphabetical-index-mark-start text:id="IMark61414968"/><text:alphabetical-index-mark-start text:id="IMark60662408"/><text:alphabetical-index-mark-start text:id="IMark56566648"/><text:alphabetical-index-mark-start text:id="IMark64183128"/><text:alphabetical-index-mark-start text:id="IMark56387960"/><text:alphabetical-index-mark-start text:id="IMark58342104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199720"/><text:alphabetical-index-mark-start text:id="IMark64467400"/><text:alphabetical-index-mark-start text:id="IMark60829688"/><text:alphabetical-index-mark-start text:id="IMark64201576"/><text:alphabetical-index-mark-start text:id="IMark63195832"/><text:alphabetical-index-mark-start text:id="IMark64553880"/><text:alphabetical-index-mark-start text:id="IMark52509624"/><text:alphabetical-index-mark-start text:id="IMark62785688"/><text:alphabetical-index-mark-start text:id="IMark63110728"/>sql<text:alphabetical-index-mark-end text:id="IMark63110728"/><text:alphabetical-index-mark-end text:id="IMark62785688"/><text:alphabetical-index-mark-end text:id="IMark52509624"/><text:alphabetical-index-mark-end text:id="IMark64553880"/><text:alphabetical-index-mark-end text:id="IMark63195832"/><text:alphabetical-index-mark-end text:id="IMark64201576"/><text:alphabetical-index-mark-end text:id="IMark60829688"/><text:alphabetical-index-mark-end text:id="IMark64467400"/><text:alphabetical-index-mark-end text:id="IMark6419972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58342104"/><text:alphabetical-index-mark-end text:id="IMark56387960"/><text:alphabetical-index-mark-end text:id="IMark64183128"/><text:alphabetical-index-mark-end text:id="IMark56566648"/><text:alphabetical-index-mark-end text:id="IMark60662408"/><text:alphabetical-index-mark-end text:id="IMark61414968"/><text:alphabetical-index-mark-end text:id="IMark55135704"/><text:alphabetical-index-mark-end text:id="IMark52542408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0861240"/>p is <text:alphabetical-index-mark-start text:id="IMark35597272"/><text:alphabetical-index-mark-start text:id="IMark62322760"/><text:alphabetical-index-mark-start text:id="IMark62087656"/><text:alphabetical-index-mark-start text:id="IMark52870952"/><text:alphabetical-index-mark-start text:id="IMark59587592"/><text:alphabetical-index-mark-start text:id="IMark61309048"/><text:alphabetical-index-mark-start text:id="IMark63165512"/><text:alphabetical-index-mark-start text:id="IMark64178472"/><text:alphabetical-index-mark-start text:id="IMark63901368"/><text:alphabetical-index-mark-start text:id="IMark57370952"/><text:alphabetical-index-mark-start text:id="IMark59743656"/><text:alphabetical-index-mark-start text:id="IMark54886104"/><text:alphabetical-index-mark-start text:id="IMark35801496"/>call<text:alphabetical-index-mark-end text:id="IMark35801496"/><text:alphabetical-index-mark-end text:id="IMark54886104"/><text:alphabetical-index-mark-end text:id="IMark59743656"/><text:alphabetical-index-mark-end text:id="IMark57370952"/><text:alphabetical-index-mark-end text:id="IMark63901368"/><text:alphabetical-index-mark-end text:id="IMark64178472"/><text:alphabetical-index-mark-end text:id="IMark63165512"/><text:alphabetical-index-mark-end text:id="IMark61309048"/><text:alphabetical-index-mark-end text:id="IMark59587592"/><text:alphabetical-index-mark-end text:id="IMark52870952"/><text:alphabetical-index-mark-end text:id="IMark62087656"/><text:alphabetical-index-mark-end text:id="IMark62322760"/><text:alphabetical-index-mark-end text:id="IMark35597272"/>ed with an 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3305032"/>.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64460008"/><text:alphabetical-index-mark-start text:id="IMark28895672"/><text:alphabetical-index-mark-start text:id="IMark60641544"/><text:alphabetical-index-mark-start text:id="IMark50519464"/><text:alphabetical-index-mark-start text:id="IMark60861976"/><text:alphabetical-index-mark-start text:id="IMark64462472"/><text:alphabetical-index-mark-start text:id="IMark63172440"/><text:alphabetical-index-mark-start text:id="IMark58510056"/><text:alphabetical-index-mark-start text:id="IMark28824536"/><text:alphabetical-index-mark-start text:id="IMark63150648"/><text:alphabetical-index-mark-start text:id="IMark60373448"/><text:alphabetical-index-mark-start text:id="IMark63909336"/><text:alphabetical-index-mark-start text:id="IMark64190136"/><text:alphabetical-index-mark-start text:id="IMark60830952"/><text:alphabetical-index-mark-start text:id="IMark64185816"/><text:alphabetical-index-mark-start text:id="IMark64551960"/><text:alphabetical-index-mark-start text:id="IMark64550040"/>sql<text:alphabetical-index-mark-end text:id="IMark64550040"/><text:alphabetical-index-mark-end text:id="IMark64551960"/><text:alphabetical-index-mark-end text:id="IMark64185816"/><text:alphabetical-index-mark-end text:id="IMark60830952"/><text:alphabetical-index-mark-end text:id="IMark64190136"/><text:alphabetical-index-mark-end text:id="IMark63909336"/><text:alphabetical-index-mark-end text:id="IMark60373448"/><text:alphabetical-index-mark-end text:id="IMark63150648"/><text:alphabetical-index-mark-end text:id="IMark28824536"/><text:alphabetical-index-mark-end text:id="IMark58510056"/><text:alphabetical-index-mark-end text:id="IMark63172440"/><text:alphabetical-index-mark-end text:id="IMark64462472"/><text:alphabetical-index-mark-end text:id="IMark60861976"/><text:alphabetical-index-mark-end text:id="IMark50519464"/><text:alphabetical-index-mark-end text:id="IMark60641544"/><text:alphabetical-index-mark-end text:id="IMark28895672"/><text:alphabetical-index-mark-end text:id="IMark64460008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 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64457544"/><text:alphabetical-index-mark-start text:id="IMark63992856"/><text:alphabetical-index-mark-start text:id="IMark55136968"/><text:alphabetical-index-mark-start text:id="IMark34680840"/>file<text:alphabetical-index-mark-end text:id="IMark34680840"/><text:alphabetical-index-mark-end text:id="IMark55136968"/><text:alphabetical-index-mark-end text:id="IMark63992856"/><text:alphabetical-index-mark-end text:id="IMark6445754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 as second argument, <text:alphabetical-index-mark-start text:id="IMark54952040"/><text:alphabetical-index-mark-start text:id="IMark63221048"/><text:alphabetical-index-mark-start text:id="IMark57803448"/><text:alphabetical-index-mark-start text:id="IMark64464936"/><text:alphabetical-index-mark-start text:id="IMark63418968"/><text:alphabetical-index-mark-start text:id="IMark62964616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4461240"/><text:alphabetical-index-mark-start text:id="IMark63449736"/><text:alphabetical-index-mark-start text:id="IMark63451240"/><text:alphabetical-index-mark-start text:id="IMark63452744"/><text:alphabetical-index-mark-start text:id="IMark63454248"/><text:alphabetical-index-mark-start text:id="IMark63455752"/><text:alphabetical-index-mark-start text:id="IMark63457288"/><text:alphabetical-index-mark-start text:id="IMark63458792"/><text:alphabetical-index-mark-start text:id="IMark63460296"/><text:alphabetical-index-mark-start text:id="IMark63461800"/><text:alphabetical-index-mark-start text:id="IMark63463304"/><text:alphabetical-index-mark-start text:id="IMark63464808"/><text:alphabetical-index-mark-start text:id="IMark63466312"/><text:alphabetical-index-mark-start text:id="IMark63467816"/><text:alphabetical-index-mark-start text:id="IMark63478840"/>sql<text:alphabetical-index-mark-end text:id="IMark63478840"/><text:alphabetical-index-mark-end text:id="IMark63467816"/><text:alphabetical-index-mark-end text:id="IMark63466312"/><text:alphabetical-index-mark-end text:id="IMark63464808"/><text:alphabetical-index-mark-end text:id="IMark63463304"/><text:alphabetical-index-mark-end text:id="IMark63461800"/><text:alphabetical-index-mark-end text:id="IMark63460296"/><text:alphabetical-index-mark-end text:id="IMark63458792"/><text:alphabetical-index-mark-end text:id="IMark63457288"/><text:alphabetical-index-mark-end text:id="IMark63455752"/><text:alphabetical-index-mark-end text:id="IMark63454248"/><text:alphabetical-index-mark-end text:id="IMark63452744"/><text:alphabetical-index-mark-end text:id="IMark63451240"/><text:alphabetical-index-mark-end text:id="IMark63449736"/><text:alphabetical-index-mark-end text:id="IMark64461240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62964616"/><text:alphabetical-index-mark-end text:id="IMark63418968"/><text:alphabetical-index-mark-end text:id="IMark64464936"/><text:alphabetical-index-mark-end text:id="IMark57803448"/><text:alphabetical-index-mark-end text:id="IMark63221048"/><text:alphabetical-index-mark-end text:id="IMark54952040"/>p opens the <text:alphabetical-index-mark-start text:id="IMark63510568"/><text:alphabetical-index-mark-start text:id="IMark63509064"/><text:alphabetical-index-mark-start text:id="IMark63507560"/><text:alphabetical-index-mark-start text:id="IMark63506056"/><text:alphabetical-index-mark-start text:id="IMark63504552"/><text:alphabetical-index-mark-start text:id="IMark63503048"/><text:alphabetical-index-mark-start text:id="IMark63501544"/><text:alphabetical-index-mark-start text:id="IMark63500040"/><text:alphabetical-index-mark-start text:id="IMark63498536"/><text:alphabetical-index-mark-start text:id="IMark63497032"/><text:alphabetical-index-mark-start text:id="IMark63495528"/><text:alphabetical-index-mark-start text:id="IMark63494024"/><text:alphabetical-index-mark-start text:id="IMark63492520"/>file<text:alphabetical-index-mark-end text:id="IMark63492520"/><text:alphabetical-index-mark-end text:id="IMark63494024"/><text:alphabetical-index-mark-end text:id="IMark63495528"/><text:alphabetical-index-mark-end text:id="IMark63497032"/><text:alphabetical-index-mark-end text:id="IMark63498536"/><text:alphabetical-index-mark-end text:id="IMark63500040"/><text:alphabetical-index-mark-end text:id="IMark63501544"/><text:alphabetical-index-mark-end text:id="IMark63503048"/><text:alphabetical-index-mark-end text:id="IMark63504552"/><text:alphabetical-index-mark-end text:id="IMark63506056"/><text:alphabetical-index-mark-end text:id="IMark63507560"/><text:alphabetical-index-mark-end text:id="IMark63509064"/><text:alphabetical-index-mark-end text:id="IMark63510568"/> and converts all its contents into a <text:alphabetical-index-mark-start text:id="IMark63491016"/><text:alphabetical-index-mark-start text:id="IMark63521704"/><text:alphabetical-index-mark-start text:id="IMark63520200"/><text:alphabetical-index-mark-start text:id="IMark63518696"/><text:alphabetical-index-mark-start text:id="IMark63522456"/><text:alphabetical-index-mark-start text:id="IMark63532088"/><text:alphabetical-index-mark-start text:id="IMark63530584"/><text:alphabetical-index-mark-start text:id="IMark63529080"/><text:alphabetical-index-mark-start text:id="IMark63544504"/><text:alphabetical-index-mark-start text:id="IMark63543000"/><text:alphabetical-index-mark-start text:id="IMark63541496"/><text:alphabetical-index-mark-start text:id="IMark63545256"/><text:alphabetical-index-mark-start text:id="IMark63554888"/>single<text:alphabetical-index-mark-end text:id="IMark63554888"/><text:alphabetical-index-mark-end text:id="IMark63545256"/><text:alphabetical-index-mark-end text:id="IMark63541496"/><text:alphabetical-index-mark-end text:id="IMark63543000"/><text:alphabetical-index-mark-end text:id="IMark63544504"/><text:alphabetical-index-mark-end text:id="IMark63529080"/><text:alphabetical-index-mark-end text:id="IMark63530584"/><text:alphabetical-index-mark-end text:id="IMark63532088"/><text:alphabetical-index-mark-end text:id="IMark63522456"/><text:alphabetical-index-mark-end text:id="IMark63518696"/><text:alphabetical-index-mark-end text:id="IMark63520200"/><text:alphabetical-index-mark-end text:id="IMark63521704"/><text:alphabetical-index-mark-end text:id="IMark63491016"/> <text:alphabetical-index-mark-start text:id="IMark63553384"/><text:alphabetical-index-mark-start text:id="IMark63551880"/><text:alphabetical-index-mark-start text:id="IMark63556392"/><text:alphabetical-index-mark-start text:id="IMark63612744"/><text:alphabetical-index-mark-start text:id="IMark63611240"/><text:alphabetical-index-mark-start text:id="IMark63609736"/><text:alphabetical-index-mark-start text:id="IMark63608232"/><text:alphabetical-index-mark-start text:id="IMark63606728"/><text:alphabetical-index-mark-start text:id="IMark63605224"/><text:alphabetical-index-mark-start text:id="IMark63603720"/><text:alphabetical-index-mark-start text:id="IMark63602216"/><text:alphabetical-index-mark-start text:id="IMark63584392"/><text:alphabetical-index-mark-start text:id="IMark63583640"/>string<text:alphabetical-index-mark-end text:id="IMark63583640"/><text:alphabetical-index-mark-end text:id="IMark63584392"/><text:alphabetical-index-mark-end text:id="IMark63602216"/><text:alphabetical-index-mark-end text:id="IMark63603720"/><text:alphabetical-index-mark-end text:id="IMark63605224"/><text:alphabetical-index-mark-end text:id="IMark63606728"/><text:alphabetical-index-mark-end text:id="IMark63608232"/><text:alphabetical-index-mark-end text:id="IMark63609736"/><text:alphabetical-index-mark-end text:id="IMark63611240"/><text:alphabetical-index-mark-end text:id="IMark63612744"/><text:alphabetical-index-mark-end text:id="IMark63556392"/><text:alphabetical-index-mark-end text:id="IMark63551880"/><text:alphabetical-index-mark-end text:id="IMark63553384"/>, that then is passed to <text:alphabetical-index-mark-start text:id="IMark63582136"/><text:alphabetical-index-mark-start text:id="IMark63581384"/><text:alphabetical-index-mark-start text:id="IMark63579880"/><text:alphabetical-index-mark-start text:id="IMark63579128"/><text:alphabetical-index-mark-start text:id="IMark63577624"/><text:alphabetical-index-mark-start text:id="IMark63576872"/><text:alphabetical-index-mark-start text:id="IMark63575368"/><text:alphabetical-index-mark-start text:id="IMark63574616"/><text:alphabetical-index-mark-start text:id="IMark63557896"/><text:alphabetical-index-mark-start text:id="IMark63423128"/><text:alphabetical-index-mark-start text:id="IMark63426136"/><text:alphabetical-index-mark-start text:id="IMark63427640"/><text:alphabetical-index-mark-start text:id="IMark63408744"/><text:alphabetical-index-mark-start text:id="IMark63385144"/><text:alphabetical-index-mark-start text:id="IMark63374424"/><text:alphabetical-index-mark-start text:id="IMark63404328"/><text:alphabetical-index-mark-start text:id="IMark63421624"/><text:alphabetical-index-mark-start text:id="IMark63615272"/><text:alphabetical-index-mark-start text:id="IMark63620328"/><text:alphabetical-index-mark-start text:id="IMark63594584"/><text:alphabetical-index-mark-start text:id="IMark63599640"/><text:alphabetical-index-mark-start text:id="IMark56903016"/><text:alphabetical-index-mark-start text:id="IMark57542216"/><text:alphabetical-index-mark-start text:id="IMark61441160"/><text:alphabetical-index-mark-start text:id="IMark59375608"/><text:alphabetical-index-mark-start text:id="IMark58808216"/><text:alphabetical-index-mark-start text:id="IMark55597448"/><text:alphabetical-index-mark-start text:id="IMark62571640"/><text:alphabetical-index-mark-start text:id="IMark52479512"/><text:alphabetical-index-mark-start text:id="IMark62097448"/><text:alphabetical-index-mark-start text:id="IMark63059464"/><text:alphabetical-index-mark-start text:id="IMark57245992"/><text:alphabetical-index-mark-start text:id="IMark35659720"/><text:alphabetical-index-mark-start text:id="IMark59048744"/><text:alphabetical-index-mark-start text:id="IMark61913752"/><text:alphabetical-index-mark-start text:id="IMark56544488"/><text:alphabetical-index-mark-start text:id="IMark59574728"/><text:alphabetical-index-mark-start text:id="IMark49919304"/><text:alphabetical-index-mark-start text:id="IMark61217992"/>Sql<text:alphabetical-index-mark-end text:id="IMark61217992"/><text:alphabetical-index-mark-end text:id="IMark49919304"/><text:alphabetical-index-mark-end text:id="IMark59574728"/><text:alphabetical-index-mark-end text:id="IMark56544488"/><text:alphabetical-index-mark-end text:id="IMark61913752"/><text:alphabetical-index-mark-end text:id="IMark59048744"/><text:alphabetical-index-mark-end text:id="IMark35659720"/><text:alphabetical-index-mark-end text:id="IMark57245992"/><text:alphabetical-index-mark-end text:id="IMark63059464"/><text:alphabetical-index-mark-end text:id="IMark62097448"/><text:alphabetical-index-mark-end text:id="IMark52479512"/><text:alphabetical-index-mark-end text:id="IMark62571640"/><text:alphabetical-index-mark-end text:id="IMark55597448"/><text:alphabetical-index-mark-end text:id="IMark58808216"/><text:alphabetical-index-mark-end text:id="IMark59375608"/><text:alphabetical-index-mark-end text:id="IMark61441160"/><text:alphabetical-index-mark-end text:id="IMark57542216"/><text:alphabetical-index-mark-end text:id="IMark56903016"/><text:alphabetical-index-mark-end text:id="IMark63599640"/><text:alphabetical-index-mark-end text:id="IMark63594584"/><text:alphabetical-index-mark-end text:id="IMark63620328"/><text:alphabetical-index-mark-end text:id="IMark63615272"/><text:alphabetical-index-mark-end text:id="IMark63421624"/><text:alphabetical-index-mark-end text:id="IMark63404328"/><text:alphabetical-index-mark-end text:id="IMark63374424"/><text:alphabetical-index-mark-end text:id="IMark63385144"/>ite<text:alphabetical-index-mark-end text:id="IMark63408744"/><text:alphabetical-index-mark-end text:id="IMark63427640"/><text:alphabetical-index-mark-end text:id="IMark63426136"/><text:alphabetical-index-mark-end text:id="IMark63423128"/><text:alphabetical-index-mark-end text:id="IMark63557896"/><text:alphabetical-index-mark-end text:id="IMark63574616"/><text:alphabetical-index-mark-end text:id="IMark63575368"/><text:alphabetical-index-mark-end text:id="IMark63576872"/><text:alphabetical-index-mark-end text:id="IMark63577624"/><text:alphabetical-index-mark-end text:id="IMark63579128"/><text:alphabetical-index-mark-end text:id="IMark63579880"/><text:alphabetical-index-mark-end text:id="IMark63581384"/><text:alphabetical-index-mark-end text:id="IMark63582136"/>3. <text:span text:style-name="T41">Once data is </text:span><text:alphabetical-index-mark-start text:id="IMark60069784"/><text:alphabetical-index-mark-start text:id="IMark29551560"/><text:alphabetical-index-mark-start text:id="IMark62165672"/><text:alphabetical-index-mark-start text:id="IMark60411080"/><text:alphabetical-index-mark-start text:id="IMark60008424"/><text:alphabetical-index-mark-start text:id="IMark62222392"/><text:alphabetical-index-mark-start text:id="IMark52866328"/><text:alphabetical-index-mark-start text:id="IMark35455944"/><text:alphabetical-index-mark-start text:id="IMark64795656"/><text:alphabetical-index-mark-start text:id="IMark60649624"/><text:alphabetical-index-mark-start text:id="IMark64745976"/><text:alphabetical-index-mark-start text:id="IMark64807944"/><text:alphabetical-index-mark-start text:id="IMark56924744"/><text:span text:style-name="T41">retrieve</text:span><text:alphabetical-index-mark-end text:id="IMark56924744"/><text:alphabetical-index-mark-end text:id="IMark64807944"/><text:alphabetical-index-mark-end text:id="IMark64745976"/><text:alphabetical-index-mark-end text:id="IMark60649624"/><text:alphabetical-index-mark-end text:id="IMark64795656"/><text:alphabetical-index-mark-end text:id="IMark35455944"/><text:alphabetical-index-mark-end text:id="IMark52866328"/><text:alphabetical-index-mark-end text:id="IMark62222392"/><text:alphabetical-index-mark-end text:id="IMark60008424"/><text:alphabetical-index-mark-end text:id="IMark60411080"/><text:alphabetical-index-mark-end text:id="IMark62165672"/><text:alphabetical-index-mark-end text:id="IMark29551560"/><text:alphabetical-index-mark-end text:id="IMark60069784"/><text:span text:style-name="T41">d from the </text:span><text:alphabetical-index-mark-start text:id="IMark63199976"/><text:alphabetical-index-mark-start text:id="IMark59050072"/><text:alphabetical-index-mark-start text:id="IMark62244552"/><text:alphabetical-index-mark-start text:id="IMark34681800"/><text:alphabetical-index-mark-start text:id="IMark62895992"/><text:alphabetical-index-mark-start text:id="IMark50579048"/><text:alphabetical-index-mark-start text:id="IMark62864776"/><text:alphabetical-index-mark-start text:id="IMark28771272"/><text:alphabetical-index-mark-start text:id="IMark52540792"/><text:alphabetical-index-mark-start text:id="IMark63202232"/><text:alphabetical-index-mark-start text:id="IMark58625272"/><text:alphabetical-index-mark-start text:id="IMark60701416"/><text:alphabetical-index-mark-start text:id="IMark64754712"/><text:span text:style-name="T41">.</text:span><text:alphabetical-index-mark-start text:id="IMark62572424"/><text:alphabetical-index-mark-start text:id="IMark62900504"/><text:alphabetical-index-mark-start text:id="IMark28240840"/><text:alphabetical-index-mark-start text:id="IMark35548872"/><text:alphabetical-index-mark-start text:id="IMark64867512"/><text:alphabetical-index-mark-start text:id="IMark60365160"/><text:alphabetical-index-mark-start text:id="IMark62961240"/><text:alphabetical-index-mark-start text:id="IMark64789592"/><text:alphabetical-index-mark-start text:id="IMark43398632"/><text:alphabetical-index-mark-start text:id="IMark52598584"/><text:alphabetical-index-mark-start text:id="IMark62514744"/><text:alphabetical-index-mark-start text:id="IMark59034600"/><text:alphabetical-index-mark-start text:id="IMark28893368"/><text:alphabetical-index-mark-start text:id="IMark59330472"/><text:alphabetical-index-mark-start text:id="IMark64786440"/><text:alphabetical-index-mark-start text:id="IMark57247144"/><text:alphabetical-index-mark-start text:id="IMark62340040"/><text:alphabetical-index-mark-start text:id="IMark62576904"/><text:alphabetical-index-mark-start text:id="IMark64210184"/><text:alphabetical-index-mark-start text:id="IMark35551176"/><text:alphabetical-index-mark-start text:id="IMark35454040"/><text:alphabetical-index-mark-start text:id="IMark52881368"/><text:alphabetical-index-mark-start text:id="IMark63783032"/><text:alphabetical-index-mark-start text:id="IMark35485560"/><text:alphabetical-index-mark-start text:id="IMark51660776"/><text:alphabetical-index-mark-start text:id="IMark60005768"/><text:span text:style-name="T41">sql</text:span><text:alphabetical-index-mark-end text:id="IMark60005768"/><text:alphabetical-index-mark-end text:id="IMark51660776"/><text:alphabetical-index-mark-end text:id="IMark35485560"/><text:alphabetical-index-mark-end text:id="IMark63783032"/><text:alphabetical-index-mark-end text:id="IMark52881368"/><text:alphabetical-index-mark-end text:id="IMark35454040"/><text:alphabetical-index-mark-end text:id="IMark35551176"/><text:alphabetical-index-mark-end text:id="IMark64210184"/><text:alphabetical-index-mark-end text:id="IMark62576904"/><text:alphabetical-index-mark-end text:id="IMark62340040"/><text:alphabetical-index-mark-end text:id="IMark57247144"/><text:alphabetical-index-mark-end text:id="IMark64786440"/><text:alphabetical-index-mark-end text:id="IMark59330472"/><text:alphabetical-index-mark-end text:id="IMark28893368"/><text:alphabetical-index-mark-end text:id="IMark59034600"/><text:alphabetical-index-mark-end text:id="IMark62514744"/><text:alphabetical-index-mark-end text:id="IMark52598584"/><text:alphabetical-index-mark-end text:id="IMark43398632"/><text:alphabetical-index-mark-end text:id="IMark64789592"/><text:alphabetical-index-mark-end text:id="IMark62961240"/><text:alphabetical-index-mark-end text:id="IMark60365160"/><text:alphabetical-index-mark-end text:id="IMark64867512"/><text:alphabetical-index-mark-end text:id="IMark35548872"/><text:alphabetical-index-mark-end text:id="IMark28240840"/><text:alphabetical-index-mark-end text:id="IMark62900504"/><text:alphabetical-index-mark-end text:id="IMark62572424"/><text:alphabetical-index-mark-end text:id="IMark64754712"/><text:alphabetical-index-mark-end text:id="IMark60701416"/><text:alphabetical-index-mark-end text:id="IMark58625272"/><text:alphabetical-index-mark-end text:id="IMark63202232"/><text:alphabetical-index-mark-end text:id="IMark52540792"/><text:alphabetical-index-mark-end text:id="IMark28771272"/><text:alphabetical-index-mark-end text:id="IMark62864776"/><text:alphabetical-index-mark-end text:id="IMark50579048"/><text:alphabetical-index-mark-end text:id="IMark62895992"/><text:alphabetical-index-mark-end text:id="IMark34681800"/><text:alphabetical-index-mark-end text:id="IMark62244552"/><text:alphabetical-index-mark-end text:id="IMark59050072"/><text:alphabetical-index-mark-end text:id="IMark63199976"/><text:span text:style-name="T41"> </text:span><text:alphabetical-index-mark-start text:id="IMark59234904"/><text:alphabetical-index-mark-start text:id="IMark35526600"/><text:alphabetical-index-mark-start text:id="IMark56837432"/><text:alphabetical-index-mark-start text:id="IMark50462456"/><text:alphabetical-index-mark-start text:id="IMark62908440"/><text:alphabetical-index-mark-start text:id="IMark35726920"/><text:alphabetical-index-mark-start text:id="IMark59421832"/><text:alphabetical-index-mark-start text:id="IMark62338072"/><text:alphabetical-index-mark-start text:id="IMark59252184"/><text:alphabetical-index-mark-start text:id="IMark64813768"/><text:alphabetical-index-mark-start text:id="IMark59273496"/><text:alphabetical-index-mark-start text:id="IMark59319176"/><text:alphabetical-index-mark-start text:id="IMark59366136"/><text:span text:style-name="T41">file</text:span><text:alphabetical-index-mark-end text:id="IMark59366136"/><text:alphabetical-index-mark-end text:id="IMark59319176"/><text:alphabetical-index-mark-end text:id="IMark59273496"/><text:alphabetical-index-mark-end text:id="IMark64813768"/><text:alphabetical-index-mark-end text:id="IMark59252184"/><text:alphabetical-index-mark-end text:id="IMark62338072"/><text:alphabetical-index-mark-end text:id="IMark59421832"/><text:alphabetical-index-mark-end text:id="IMark35726920"/><text:alphabetical-index-mark-end text:id="IMark62908440"/><text:alphabetical-index-mark-end text:id="IMark50462456"/><text:alphabetical-index-mark-end text:id="IMark56837432"/><text:alphabetical-index-mark-end text:id="IMark35526600"/><text:alphabetical-index-mark-end text:id="IMark59234904"/><text:span text:style-name="T41"> and converted into a rather long </text:span><text:alphabetical-index-mark-start text:id="IMark52477544"/><text:alphabetical-index-mark-start text:id="IMark52886616"/><text:alphabetical-index-mark-start text:id="IMark59296488"/><text:alphabetical-index-mark-start text:id="IMark59315192"/><text:alphabetical-index-mark-start text:id="IMark43418440"/><text:alphabetical-index-mark-start text:id="IMark43419768"/><text:alphabetical-index-mark-start text:id="IMark59745688"/><text:alphabetical-index-mark-start text:id="IMark64209416"/><text:alphabetical-index-mark-start text:id="IMark43460344"/><text:alphabetical-index-mark-start text:id="IMark56565288"/><text:alphabetical-index-mark-start text:id="IMark64872216"/><text:alphabetical-index-mark-start text:id="IMark59260184"/><text:alphabetical-index-mark-start text:id="IMark57290552"/><text:span text:style-name="T41">string</text:span><text:alphabetical-index-mark-end text:id="IMark57290552"/><text:alphabetical-index-mark-end text:id="IMark59260184"/><text:alphabetical-index-mark-end text:id="IMark64872216"/><text:alphabetical-index-mark-end text:id="IMark56565288"/><text:alphabetical-index-mark-end text:id="IMark43460344"/><text:alphabetical-index-mark-end text:id="IMark64209416"/><text:alphabetical-index-mark-end text:id="IMark59745688"/><text:alphabetical-index-mark-end text:id="IMark43419768"/><text:alphabetical-index-mark-end text:id="IMark43418440"/><text:alphabetical-index-mark-end text:id="IMark59315192"/><text:alphabetical-index-mark-end text:id="IMark59296488"/><text:alphabetical-index-mark-end text:id="IMark52886616"/><text:alphabetical-index-mark-end text:id="IMark52477544"/><text:span text:style-name="T41">, </text:span><text:alphabetical-index-mark-start text:id="IMark64312200"/><text:alphabetical-index-mark-start text:id="IMark64269336"/><text:alphabetical-index-mark-start text:id="IMark59325848"/><text:alphabetical-index-mark-start text:id="IMark64266680"/><text:alphabetical-index-mark-start text:id="IMark49916056"/><text:alphabetical-index-mark-start text:id="IMark56748792"/><text:alphabetical-index-mark-start text:id="IMark63174440"/><text:alphabetical-index-mark-start text:id="IMark63289528"/><text:alphabetical-index-mark-start text:id="IMark59173720"/><text:alphabetical-index-mark-start text:id="IMark63157096"/><text:alphabetical-index-mark-start text:id="IMark63245976"/><text:alphabetical-index-mark-start text:id="IMark54917480"/><text:alphabetical-index-mark-start text:id="IMark63249960"/><text:alphabetical-index-mark-start text:id="IMark63247304"/><text:alphabetical-index-mark-start text:id="IMark52516264"/><text:alphabetical-index-mark-start text:id="IMark63241992"/><text:alphabetical-index-mark-start text:id="IMark63147992"/><text:alphabetical-index-mark-start text:id="IMark63284184"/><text:alphabetical-index-mark-start text:id="IMark57230744"/><text:alphabetical-index-mark-start text:id="IMark63191192"/><text:alphabetical-index-mark-start text:id="IMark63137368"/><text:alphabetical-index-mark-start text:id="IMark60656680"/><text:alphabetical-index-mark-start text:id="IMark59427144"/><text:alphabetical-index-mark-start text:id="IMark64870856"/><text:alphabetical-index-mark-start text:id="IMark64197736"/><text:alphabetical-index-mark-start text:id="IMark63136328"/><text:span text:style-name="T41">sql</text:span><text:alphabetical-index-mark-end text:id="IMark63136328"/><text:alphabetical-index-mark-end text:id="IMark64197736"/><text:alphabetical-index-mark-end text:id="IMark64870856"/><text:alphabetical-index-mark-end text:id="IMark59427144"/><text:alphabetical-index-mark-end text:id="IMark60656680"/><text:alphabetical-index-mark-end text:id="IMark63137368"/><text:alphabetical-index-mark-end text:id="IMark63191192"/><text:alphabetical-index-mark-end text:id="IMark57230744"/><text:alphabetical-index-mark-end text:id="IMark63284184"/><text:alphabetical-index-mark-end text:id="IMark63147992"/><text:alphabetical-index-mark-end text:id="IMark63241992"/><text:alphabetical-index-mark-end text:id="IMark52516264"/><text:alphabetical-index-mark-end text:id="IMark63247304"/><text:alphabetical-index-mark-end text:id="IMark63249960"/><text:alphabetical-index-mark-end text:id="IMark54917480"/><text:alphabetical-index-mark-end text:id="IMark63245976"/><text:alphabetical-index-mark-end text:id="IMark63157096"/><text:alphabetical-index-mark-end text:id="IMark59173720"/><text:alphabetical-index-mark-end text:id="IMark63289528"/><text:alphabetical-index-mark-end text:id="IMark63174440"/><text:alphabetical-index-mark-end text:id="IMark56748792"/><text:alphabetical-index-mark-end text:id="IMark49916056"/><text:alphabetical-index-mark-end text:id="IMark64266680"/><text:alphabetical-index-mark-end text:id="IMark59325848"/><text:alphabetical-index-mark-end text:id="IMark64269336"/><text:alphabetical-index-mark-end text:id="IMark64312200"/><text:span text:style-name="T41">p treats that data exactly as in the case of a short </text:span><text:alphabetical-index-mark-start text:id="IMark59264168"/><text:alphabetical-index-mark-start text:id="IMark35670392"/><text:alphabetical-index-mark-start text:id="IMark61759864"/><text:alphabetical-index-mark-start text:id="IMark59872456"/><text:alphabetical-index-mark-start text:id="IMark64040296"/><text:alphabetical-index-mark-start text:id="IMark61464760"/><text:alphabetical-index-mark-start text:id="IMark64036792"/><text:alphabetical-index-mark-start text:id="IMark64181800"/><text:alphabetical-index-mark-start text:id="IMark52893256"/><text:alphabetical-index-mark-start text:id="IMark35393416"/><text:alphabetical-index-mark-start text:id="IMark63319304"/><text:alphabetical-index-mark-start text:id="IMark62977864"/><text:alphabetical-index-mark-start text:id="IMark63015288"/><text:span text:style-name="T41">string</text:span><text:alphabetical-index-mark-end text:id="IMark63015288"/><text:alphabetical-index-mark-end text:id="IMark62977864"/><text:alphabetical-index-mark-end text:id="IMark63319304"/><text:alphabetical-index-mark-end text:id="IMark35393416"/><text:alphabetical-index-mark-end text:id="IMark52893256"/><text:alphabetical-index-mark-end text:id="IMark64181800"/><text:alphabetical-index-mark-end text:id="IMark64036792"/><text:alphabetical-index-mark-end text:id="IMark61464760"/><text:alphabetical-index-mark-end text:id="IMark64040296"/><text:alphabetical-index-mark-end text:id="IMark59872456"/><text:alphabetical-index-mark-end text:id="IMark61759864"/><text:alphabetical-index-mark-end text:id="IMark35670392"/><text:alphabetical-index-mark-end text:id="IMark59264168"/><text:span text:style-name="T41"> </text:span><text:alphabetical-index-mark-start text:id="IMark49903656"/><text:alphabetical-index-mark-start text:id="IMark60409816"/><text:alphabetical-index-mark-start text:id="IMark59316520"/><text:alphabetical-index-mark-start text:id="IMark64268008"/><text:alphabetical-index-mark-start text:id="IMark64257384"/><text:alphabetical-index-mark-start text:id="IMark59053416"/><text:alphabetical-index-mark-start text:id="IMark64294216"/><text:alphabetical-index-mark-start text:id="IMark59233480"/><text:alphabetical-index-mark-start text:id="IMark59298104"/><text:alphabetical-index-mark-start text:id="IMark59304456"/><text:alphabetical-index-mark-start text:id="IMark63141352"/><text:alphabetical-index-mark-start text:id="IMark64129288"/><text:alphabetical-index-mark-start text:id="IMark64168488"/><text:span text:style-name="T41">query</text:span><text:alphabetical-index-mark-end text:id="IMark64168488"/><text:alphabetical-index-mark-end text:id="IMark64129288"/><text:alphabetical-index-mark-end text:id="IMark63141352"/><text:alphabetical-index-mark-end text:id="IMark59304456"/><text:alphabetical-index-mark-end text:id="IMark59298104"/><text:alphabetical-index-mark-end text:id="IMark59233480"/><text:alphabetical-index-mark-end text:id="IMark64294216"/><text:alphabetical-index-mark-end text:id="IMark59053416"/><text:alphabetical-index-mark-end text:id="IMark64257384"/><text:alphabetical-index-mark-end text:id="IMark64268008"/><text:alphabetical-index-mark-end text:id="IMark59316520"/><text:alphabetical-index-mark-end text:id="IMark60409816"/><text:alphabetical-index-mark-end text:id="IMark49903656"/><text:span text:style-name="T41">.</text:span></text:p>
      <text:p text:style-name="P29"/>
      <text:p text:style-name="P69">An embedded emulator does the same for .hql <text:alphabetical-index-mark-start text:id="IMark52542408"/><text:alphabetical-index-mark-start text:id="IMark55135704"/><text:alphabetical-index-mark-start text:id="IMark61414968"/><text:alphabetical-index-mark-start text:id="IMark60662408"/>file<text:alphabetical-index-mark-end text:id="IMark60662408"/><text:alphabetical-index-mark-end text:id="IMark61414968"/><text:alphabetical-index-mark-end text:id="IMark55135704"/><text:alphabetical-index-mark-end text:id="IMark52542408"/>s and <text:alphabetical-index-mark-start text:id="IMark56566648"/><text:alphabetical-index-mark-start text:id="IMark64183128"/><text:alphabetical-index-mark-start text:id="IMark56387960"/><text:alphabetical-index-mark-start text:id="IMark58342104"/>HDFql<text:alphabetical-index-mark-end text:id="IMark58342104"/><text:alphabetical-index-mark-end text:id="IMark56387960"/><text:alphabetical-index-mark-end text:id="IMark64183128"/><text:alphabetical-index-mark-end text:id="IMark56566648"/> <text:alphabetical-index-mark-start text:id="IMark63171112"/><text:alphabetical-index-mark-start text:id="IMark58628472"/><text:alphabetical-index-mark-start text:id="IMark35768392"/><text:alphabetical-index-mark-start text:id="IMark61463128"/>composite<text:alphabetical-index-mark-end text:id="IMark61463128"/><text:alphabetical-index-mark-end text:id="IMark35768392"/><text:alphabetical-index-mark-end text:id="IMark58628472"/><text:alphabetical-index-mark-end text:id="IMark63171112"/> <text:alphabetical-index-mark-start text:id="IMark64199720"/><text:alphabetical-index-mark-start text:id="IMark64467400"/><text:alphabetical-index-mark-start text:id="IMark60829688"/><text:alphabetical-index-mark-start text:id="IMark64201576"/>queries<text:alphabetical-index-mark-end text:id="IMark64201576"/><text:alphabetical-index-mark-end text:id="IMark60829688"/><text:alphabetical-index-mark-end text:id="IMark64467400"/><text:alphabetical-index-mark-end text:id="IMark64199720"/>. This means that the user only has to learn one interface for both <text:alphabetical-index-mark-start text:id="IMark63195832"/><text:alphabetical-index-mark-start text:id="IMark64553880"/><text:alphabetical-index-mark-start text:id="IMark52509624"/><text:alphabetical-index-mark-start text:id="IMark62785688"/>database<text:alphabetical-index-mark-end text:id="IMark62785688"/><text:alphabetical-index-mark-end text:id="IMark52509624"/><text:alphabetical-index-mark-end text:id="IMark64553880"/><text:alphabetical-index-mark-end text:id="IMark63195832"/> types.</text:p>
      <text:p text:style-name="P46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42"/>
      <text:p text:style-name="P42"/>
      <text:h text:style-name="Heading_20_3" text:outline-level="3"><text:bookmark-start text:name="__RefHeading___Toc969_76759228"/>3.<text:span text:style-name="T41">1</text:span>.1. <text:span text:style-name="T41">Embed </text:span><text:alphabetical-index-mark-start text:id="IMark54952040"/><text:alphabetical-index-mark-start text:id="IMark57803448"/><text:alphabetical-index-mark-start text:id="IMark64464936"/><text:alphabetical-index-mark-start text:id="IMark63418968"/><text:alphabetical-index-mark-start text:id="IMark62964616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4461240"/>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64457544"/><text:alphabetical-index-mark-start text:id="IMark63992856"/><text:alphabetical-index-mark-start text:id="IMark55136968"/><text:alphabetical-index-mark-start text:id="IMark34680840"/><text:alphabetical-index-mark-start text:id="IMark63306360"/><text:alphabetical-index-mark-start text:id="IMark62241288"/><text:span text:style-name="T41">sql</text:span><text:alphabetical-index-mark-end text:id="IMark62241288"/><text:alphabetical-index-mark-end text:id="IMark63306360"/><text:alphabetical-index-mark-end text:id="IMark34680840"/><text:alphabetical-index-mark-end text:id="IMark55136968"/><text:alphabetical-index-mark-end text:id="IMark63992856"/><text:alphabetical-index-mark-end text:id="IMark6445754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<text:alphabetical-index-mark-end text:id="IMark64461240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62964616"/><text:alphabetical-index-mark-end text:id="IMark63418968"/><text:alphabetical-index-mark-end text:id="IMark64464936"/><text:alphabetical-index-mark-end text:id="IMark57803448"/><text:alphabetical-index-mark-end text:id="IMark54952040"/><text:span text:style-name="T41">p in a multi </text:span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<text:alphabetical-index-mark-start text:id="IMark63305032"/><text:alphabetical-index-mark-start text:id="IMark59317848"/><text:alphabetical-index-mark-start text:id="IMark52856648"/><text:span text:style-name="T41">thread</text:span><text:alphabetical-index-mark-end text:id="IMark52856648"/><text:alphabetical-index-mark-end text:id="IMark59317848"/><text:alphabetical-index-mark-end text:id="IMark63305032"/>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span text:style-name="T41">ed </text:span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64460008"/><text:alphabetical-index-mark-start text:id="IMark28895672"/><text:alphabetical-index-mark-start text:id="IMark60641544"/><text:alphabetical-index-mark-start text:id="IMark50519464"/><text:alphabetical-index-mark-start text:id="IMark60861976"/><text:alphabetical-index-mark-start text:id="IMark64462472"/><text:span text:style-name="T41">environment</text:span><text:alphabetical-index-mark-end text:id="IMark64462472"/><text:alphabetical-index-mark-end text:id="IMark60861976"/><text:alphabetical-index-mark-end text:id="IMark50519464"/><text:alphabetical-index-mark-end text:id="IMark60641544"/><text:alphabetical-index-mark-end text:id="IMark28895672"/><text:alphabetical-index-mark-end text:id="IMark64460008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span text:style-name="T41">.</text:span><text:bookmark-end text:name="__RefHeading___Toc969_76759228"/></text:h>
      <text:p text:style-name="P44"/>
      <text:p text:style-name="P44"><text:alphabetical-index-mark-start text:id="IMark60373448"/><text:alphabetical-index-mark-start text:id="IMark63909336"/><text:alphabetical-index-mark-start text:id="IMark64190136"/><text:alphabetical-index-mark-start text:id="IMark60830952"/><text:alphabetical-index-mark-start text:id="IMark64185816"/><text:alphabetical-index-mark-start text:id="IMark64551960"/><text:alphabetical-index-mark-start text:id="IMark64550040"/><text:alphabetical-index-mark-start text:id="IMark60861240"/><text:alphabetical-index-mark-start text:id="IMark56408184"/><text:alphabetical-index-mark-start text:id="IMark63297352"/><text:alphabetical-index-mark-start text:id="IMark62930664"/><text:alphabetical-index-mark-start text:id="IMark43434600"/><text:alphabetical-index-mark-start text:id="IMark64553880"/><text:alphabetical-index-mark-start text:id="IMark63195832"/><text:alphabetical-index-mark-start text:id="IMark52509624"/><text:alphabetical-index-mark-start text:id="IMark62785688"/><text:alphabetical-index-mark-start text:id="IMark64199720"/><text:alphabetical-index-mark-start text:id="IMark64467400"/>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56566648"/><text:alphabetical-index-mark-start text:id="IMark64183128"/><text:span text:style-name="T41">S</text:span>ql<text:alphabetical-index-mark-end text:id="IMark64183128"/><text:alphabetical-index-mark-end text:id="IMark56566648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<text:alphabetical-index-mark-end text:id="IMark64467400"/><text:alphabetical-index-mark-end text:id="IMark64199720"/><text:alphabetical-index-mark-end text:id="IMark62785688"/><text:alphabetical-index-mark-end text:id="IMark52509624"/><text:alphabetical-index-mark-end text:id="IMark63195832"/><text:alphabetical-index-mark-end text:id="IMark64553880"/><text:alphabetical-index-mark-end text:id="IMark43434600"/><text:alphabetical-index-mark-end text:id="IMark62930664"/><text:alphabetical-index-mark-end text:id="IMark63297352"/><text:alphabetical-index-mark-end text:id="IMark56408184"/><text:alphabetical-index-mark-end text:id="IMark60861240"/><text:alphabetical-index-mark-end text:id="IMark64550040"/><text:alphabetical-index-mark-end text:id="IMark64551960"/><text:alphabetical-index-mark-end text:id="IMark64185816"/><text:alphabetical-index-mark-end text:id="IMark60830952"/><text:alphabetical-index-mark-end text:id="IMark64190136"/><text:alphabetical-index-mark-end text:id="IMark63909336"/><text:alphabetical-index-mark-end text:id="IMark60373448"/>p <text:span text:style-name="T41">could work</text:span> in a multi <text:alphabetical-index-mark-start text:id="IMark56387960"/><text:alphabetical-index-mark-start text:id="IMark58342104"/><text:alphabetical-index-mark-start text:id="IMark52542408"/><text:alphabetical-index-mark-start text:id="IMark55135704"/><text:alphabetical-index-mark-start text:id="IMark61414968"/><text:alphabetical-index-mark-start text:id="IMark60662408"/><text:alphabetical-index-mark-start text:id="IMark63110728"/><text:alphabetical-index-mark-start text:id="IMark62322760"/><text:alphabetical-index-mark-start text:id="IMark35597272"/><text:alphabetical-index-mark-start text:id="IMark62087656"/><text:alphabetical-index-mark-start text:id="IMark52870952"/><text:alphabetical-index-mark-start text:id="IMark59587592"/><text:alphabetical-index-mark-start text:id="IMark63165512"/>thread<text:alphabetical-index-mark-end text:id="IMark63165512"/><text:alphabetical-index-mark-end text:id="IMark59587592"/><text:alphabetical-index-mark-end text:id="IMark52870952"/><text:alphabetical-index-mark-end text:id="IMark62087656"/><text:alphabetical-index-mark-end text:id="IMark35597272"/><text:alphabetical-index-mark-end text:id="IMark62322760"/><text:alphabetical-index-mark-end text:id="IMark63110728"/><text:alphabetical-index-mark-end text:id="IMark60662408"/><text:alphabetical-index-mark-end text:id="IMark61414968"/><text:alphabetical-index-mark-end text:id="IMark55135704"/><text:alphabetical-index-mark-end text:id="IMark52542408"/><text:alphabetical-index-mark-end text:id="IMark58342104"/><text:alphabetical-index-mark-end text:id="IMark56387960"/>ed <text:alphabetical-index-mark-start text:id="IMark61309048"/><text:alphabetical-index-mark-start text:id="IMark63901368"/><text:alphabetical-index-mark-start text:id="IMark64178472"/><text:alphabetical-index-mark-start text:id="IMark59743656"/><text:alphabetical-index-mark-start text:id="IMark57370952"/><text:alphabetical-index-mark-start text:id="IMark35801496"/><text:alphabetical-index-mark-start text:id="IMark54886104"/><text:alphabetical-index-mark-start text:id="IMark63221048"/><text:alphabetical-index-mark-start text:id="IMark54952040"/><text:alphabetical-index-mark-start text:id="IMark57803448"/><text:alphabetical-index-mark-start text:id="IMark64464936"/><text:alphabetical-index-mark-start text:id="IMark63418968"/><text:alphabetical-index-mark-start text:id="IMark62964616"/>environment<text:alphabetical-index-mark-end text:id="IMark62964616"/><text:alphabetical-index-mark-end text:id="IMark63418968"/><text:alphabetical-index-mark-end text:id="IMark64464936"/><text:alphabetical-index-mark-end text:id="IMark57803448"/><text:alphabetical-index-mark-end text:id="IMark54952040"/><text:alphabetical-index-mark-end text:id="IMark63221048"/><text:alphabetical-index-mark-end text:id="IMark54886104"/><text:alphabetical-index-mark-end text:id="IMark35801496"/><text:alphabetical-index-mark-end text:id="IMark57370952"/><text:alphabetical-index-mark-end text:id="IMark59743656"/><text:alphabetical-index-mark-end text:id="IMark64178472"/><text:alphabetical-index-mark-end text:id="IMark63901368"/><text:alphabetical-index-mark-end text:id="IMark61309048"/> <text:span text:style-name="T70">for </text:span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4461240"/>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64457544"/><text:alphabetical-index-mark-start text:id="IMark63992856"/><text:alphabetical-index-mark-start text:id="IMark55136968"/><text:span text:style-name="T70">Sql</text:span><text:alphabetical-index-mark-end text:id="IMark55136968"/><text:alphabetical-index-mark-end text:id="IMark63992856"/><text:alphabetical-index-mark-end text:id="IMark6445754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<text:span text:style-name="T70">ite</text:span><text:alphabetical-index-mark-end text:id="IMark64461240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span text:style-name="T70">3 </text:span>provided by <text:alphabetical-index-mark-start text:id="IMark34680840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2321032"/><text:alphabetical-index-mark-start text:id="IMark28820824"/><text:alphabetical-index-mark-start text:id="IMark61307784"/>OpenMP<text:alphabetical-index-mark-end text:id="IMark61307784"/><text:alphabetical-index-mark-end text:id="IMark28820824"/><text:alphabetical-index-mark-end text:id="IMark62321032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4680840"/> or some 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64460008"/><text:alphabetical-index-mark-start text:id="IMark28895672"/><text:alphabetical-index-mark-start text:id="IMark60641544"/>MPI<text:alphabetical-index-mark-end text:id="IMark60641544"/><text:alphabetical-index-mark-end text:id="IMark28895672"/><text:alphabetical-index-mark-end text:id="IMark64460008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 <text:alphabetical-index-mark-start text:id="IMark50519464"/><text:alphabetical-index-mark-start text:id="IMark60861976"/><text:alphabetical-index-mark-start text:id="IMark64462472"/><text:alphabetical-index-mark-start text:id="IMark58510056"/><text:alphabetical-index-mark-start text:id="IMark63172440"/><text:alphabetical-index-mark-start text:id="IMark63150648"/><text:alphabetical-index-mark-start text:id="IMark28824536"/><text:alphabetical-index-mark-start text:id="IMark63596600"/><text:alphabetical-index-mark-start text:id="IMark63622344"/><text:alphabetical-index-mark-start text:id="IMark63617288"/><text:alphabetical-index-mark-start text:id="IMark63591736"/><text:alphabetical-index-mark-start text:id="IMark63581384"/><text:alphabetical-index-mark-start text:id="IMark63579128"/>library<text:alphabetical-index-mark-end text:id="IMark63579128"/><text:alphabetical-index-mark-end text:id="IMark63581384"/><text:alphabetical-index-mark-end text:id="IMark63591736"/><text:alphabetical-index-mark-end text:id="IMark63617288"/><text:alphabetical-index-mark-end text:id="IMark63622344"/><text:alphabetical-index-mark-end text:id="IMark63596600"/><text:alphabetical-index-mark-end text:id="IMark28824536"/><text:alphabetical-index-mark-end text:id="IMark63150648"/><text:alphabetical-index-mark-end text:id="IMark63172440"/><text:alphabetical-index-mark-end text:id="IMark58510056"/><text:alphabetical-index-mark-end text:id="IMark64462472"/><text:alphabetical-index-mark-end text:id="IMark60861976"/><text:alphabetical-index-mark-end text:id="IMark50519464"/> <text:span text:style-name="T41">integrated into a </text:span><text:alphabetical-index-mark-start text:id="IMark63576872"/><text:alphabetical-index-mark-start text:id="IMark63574616"/><text:alphabetical-index-mark-start text:id="IMark63423128"/><text:alphabetical-index-mark-start text:id="IMark63427640"/><text:alphabetical-index-mark-start text:id="IMark63385144"/><text:alphabetical-index-mark-start text:id="IMark63404328"/><text:alphabetical-index-mark-start text:id="IMark63553384"/><text:alphabetical-index-mark-start text:id="IMark63556392"/><text:alphabetical-index-mark-start text:id="IMark63611240"/><text:alphabetical-index-mark-start text:id="IMark63608232"/><text:alphabetical-index-mark-start text:id="IMark63605224"/><text:alphabetical-index-mark-start text:id="IMark63602216"/><text:alphabetical-index-mark-start text:id="IMark63583640"/><text:span text:style-name="T41">program</text:span><text:alphabetical-index-mark-end text:id="IMark63583640"/><text:alphabetical-index-mark-end text:id="IMark63602216"/><text:alphabetical-index-mark-end text:id="IMark63605224"/><text:alphabetical-index-mark-end text:id="IMark63608232"/><text:alphabetical-index-mark-end text:id="IMark63611240"/><text:alphabetical-index-mark-end text:id="IMark63556392"/><text:alphabetical-index-mark-end text:id="IMark63553384"/><text:alphabetical-index-mark-end text:id="IMark63404328"/><text:alphabetical-index-mark-end text:id="IMark63385144"/><text:alphabetical-index-mark-end text:id="IMark63427640"/><text:alphabetical-index-mark-end text:id="IMark63423128"/><text:alphabetical-index-mark-end text:id="IMark63574616"/><text:alphabetical-index-mark-end text:id="IMark63576872"/><text:span text:style-name="T41"> that </text:span><text:alphabetical-index-mark-start text:id="IMark63521704"/><text:alphabetical-index-mark-start text:id="IMark63518696"/><text:alphabetical-index-mark-start text:id="IMark63532088"/><text:alphabetical-index-mark-start text:id="IMark63529080"/><text:alphabetical-index-mark-start text:id="IMark63543000"/><text:alphabetical-index-mark-start text:id="IMark63545256"/><text:alphabetical-index-mark-start text:id="IMark63510568"/><text:alphabetical-index-mark-start text:id="IMark63507560"/><text:alphabetical-index-mark-start text:id="IMark63504552"/><text:alphabetical-index-mark-start text:id="IMark63501544"/><text:alphabetical-index-mark-start text:id="IMark63498536"/><text:alphabetical-index-mark-start text:id="IMark63495528"/><text:alphabetical-index-mark-start text:id="IMark63492520"/><text:span text:style-name="T41">call</text:span><text:alphabetical-index-mark-end text:id="IMark63492520"/><text:alphabetical-index-mark-end text:id="IMark63495528"/><text:alphabetical-index-mark-end text:id="IMark63498536"/><text:alphabetical-index-mark-end text:id="IMark63501544"/><text:alphabetical-index-mark-end text:id="IMark63504552"/><text:alphabetical-index-mark-end text:id="IMark63507560"/><text:alphabetical-index-mark-end text:id="IMark63510568"/><text:alphabetical-index-mark-end text:id="IMark63545256"/><text:alphabetical-index-mark-end text:id="IMark63543000"/><text:alphabetical-index-mark-end text:id="IMark63529080"/><text:alphabetical-index-mark-end text:id="IMark63532088"/><text:alphabetical-index-mark-end text:id="IMark63518696"/><text:alphabetical-index-mark-end text:id="IMark63521704"/><text:span text:style-name="T41">s </text:span><text:alphabetical-index-mark-start text:id="IMark63451240"/><text:alphabetical-index-mark-start text:id="IMark63454248"/><text:alphabetical-index-mark-start text:id="IMark63457288"/><text:alphabetical-index-mark-start text:id="IMark63460296"/><text:alphabetical-index-mark-start text:id="IMark63463304"/><text:alphabetical-index-mark-start text:id="IMark63466312"/><text:alphabetical-index-mark-start text:id="IMark63478840"/><text:alphabetical-index-mark-start text:id="IMark63625496"/><text:alphabetical-index-mark-start text:id="IMark63620328"/><text:alphabetical-index-mark-start text:id="IMark62572424"/><text:alphabetical-index-mark-start text:id="IMark62900504"/><text:alphabetical-index-mark-start text:id="IMark28240840"/><text:alphabetical-index-mark-start text:id="IMark35548872"/><text:alphabetical-index-mark-start text:id="IMark64867512"/><text:alphabetical-index-mark-start text:id="IMark60365160"/><text:alphabetical-index-mark-start text:id="IMark62961240"/><text:alphabetical-index-mark-start text:id="IMark64789592"/><text:alphabetical-index-mark-start text:id="IMark43398632"/><text:alphabetical-index-mark-start text:id="IMark52598584"/><text:alphabetical-index-mark-start text:id="IMark62514744"/><text:alphabetical-index-mark-start text:id="IMark59034600"/><text:alphabetical-index-mark-start text:id="IMark28893368"/><text:alphabetical-index-mark-start text:id="IMark59330472"/><text:alphabetical-index-mark-start text:id="IMark64786440"/><text:alphabetical-index-mark-start text:id="IMark57247144"/><text:alphabetical-index-mark-start text:id="IMark62340040"/><text:span text:style-name="T41">sql</text:span><text:alphabetical-index-mark-end text:id="IMark62340040"/><text:alphabetical-index-mark-end text:id="IMark57247144"/><text:alphabetical-index-mark-end text:id="IMark64786440"/><text:alphabetical-index-mark-end text:id="IMark59330472"/><text:alphabetical-index-mark-end text:id="IMark28893368"/><text:alphabetical-index-mark-end text:id="IMark59034600"/><text:alphabetical-index-mark-end text:id="IMark62514744"/><text:alphabetical-index-mark-end text:id="IMark52598584"/><text:alphabetical-index-mark-end text:id="IMark43398632"/><text:alphabetical-index-mark-end text:id="IMark64789592"/><text:alphabetical-index-mark-end text:id="IMark62961240"/><text:alphabetical-index-mark-end text:id="IMark60365160"/><text:alphabetical-index-mark-end text:id="IMark64867512"/><text:alphabetical-index-mark-end text:id="IMark35548872"/><text:alphabetical-index-mark-end text:id="IMark28240840"/><text:alphabetical-index-mark-end text:id="IMark62900504"/><text:alphabetical-index-mark-end text:id="IMark62572424"/><text:alphabetical-index-mark-end text:id="IMark63620328"/><text:alphabetical-index-mark-end text:id="IMark63625496"/><text:alphabetical-index-mark-end text:id="IMark63478840"/><text:alphabetical-index-mark-end text:id="IMark63466312"/><text:alphabetical-index-mark-end text:id="IMark63463304"/><text:alphabetical-index-mark-end text:id="IMark63460296"/><text:alphabetical-index-mark-end text:id="IMark63457288"/><text:alphabetical-index-mark-end text:id="IMark63454248"/><text:alphabetical-index-mark-end text:id="IMark63451240"/><text:span text:style-name="T41">p</text:span>. <text:span text:style-name="T41">The only thing to consider is how </text:span><text:alphabetical-index-mark-start text:id="IMark62576904"/><text:alphabetical-index-mark-start text:id="IMark64210184"/><text:alphabetical-index-mark-start text:id="IMark35551176"/><text:alphabetical-index-mark-start text:id="IMark35454040"/><text:alphabetical-index-mark-start text:id="IMark52881368"/><text:alphabetical-index-mark-start text:id="IMark63783032"/><text:alphabetical-index-mark-start text:id="IMark35485560"/><text:alphabetical-index-mark-start text:id="IMark51660776"/><text:alphabetical-index-mark-start text:id="IMark60005768"/><text:alphabetical-index-mark-start text:id="IMark59234904"/><text:alphabetical-index-mark-start text:id="IMark35526600"/><text:alphabetical-index-mark-start text:id="IMark56837432"/><text:alphabetical-index-mark-start text:id="IMark50462456"/><text:span text:style-name="T41">table</text:span><text:alphabetical-index-mark-end text:id="IMark50462456"/><text:alphabetical-index-mark-end text:id="IMark56837432"/><text:alphabetical-index-mark-end text:id="IMark35526600"/><text:alphabetical-index-mark-end text:id="IMark59234904"/><text:alphabetical-index-mark-end text:id="IMark60005768"/><text:alphabetical-index-mark-end text:id="IMark51660776"/><text:alphabetical-index-mark-end text:id="IMark35485560"/><text:alphabetical-index-mark-end text:id="IMark63783032"/><text:alphabetical-index-mark-end text:id="IMark52881368"/><text:alphabetical-index-mark-end text:id="IMark35454040"/><text:alphabetical-index-mark-end text:id="IMark35551176"/><text:alphabetical-index-mark-end text:id="IMark64210184"/><text:alphabetical-index-mark-end text:id="IMark62576904"/><text:span text:style-name="T41"> </text:span><text:alphabetical-index-mark-start text:id="IMark59375608"/><text:alphabetical-index-mark-start text:id="IMark61441160"/><text:alphabetical-index-mark-start text:id="IMark57542216"/><text:alphabetical-index-mark-start text:id="IMark56903016"/><text:alphabetical-index-mark-start text:id="IMark52479512"/><text:alphabetical-index-mark-start text:id="IMark62571640"/><text:alphabetical-index-mark-start text:id="IMark55597448"/><text:alphabetical-index-mark-start text:id="IMark58808216"/><text:alphabetical-index-mark-start text:id="IMark35659720"/><text:alphabetical-index-mark-start text:id="IMark57245992"/><text:alphabetical-index-mark-start text:id="IMark63059464"/><text:alphabetical-index-mark-start text:id="IMark62097448"/><text:alphabetical-index-mark-start text:id="IMark59574728"/><text:alphabetical-index-mark-start text:id="IMark56544488"/><text:alphabetical-index-mark-start text:id="IMark61913752"/><text:alphabetical-index-mark-start text:id="IMark59048744"/><text:alphabetical-index-mark-start text:id="IMark29551560"/><text:alphabetical-index-mark-start text:id="IMark60069784"/><text:alphabetical-index-mark-start text:id="IMark61217992"/><text:alphabetical-index-mark-start text:id="IMark49919304"/><text:alphabetical-index-mark-start text:id="IMark62222392"/><text:alphabetical-index-mark-start text:id="IMark60008424"/><text:alphabetical-index-mark-start text:id="IMark60411080"/><text:alphabetical-index-mark-start text:id="IMark62165672"/><text:alphabetical-index-mark-start text:id="IMark60649624"/><text:alphabetical-index-mark-start text:id="IMark64795656"/><text:span text:style-name="T41">lock</text:span><text:alphabetical-index-mark-end text:id="IMark64795656"/><text:alphabetical-index-mark-end text:id="IMark60649624"/><text:alphabetical-index-mark-end text:id="IMark62165672"/><text:alphabetical-index-mark-end text:id="IMark60411080"/><text:alphabetical-index-mark-end text:id="IMark60008424"/><text:alphabetical-index-mark-end text:id="IMark62222392"/><text:alphabetical-index-mark-end text:id="IMark49919304"/><text:alphabetical-index-mark-end text:id="IMark61217992"/><text:alphabetical-index-mark-end text:id="IMark60069784"/><text:alphabetical-index-mark-end text:id="IMark29551560"/><text:alphabetical-index-mark-end text:id="IMark59048744"/><text:alphabetical-index-mark-end text:id="IMark61913752"/><text:alphabetical-index-mark-end text:id="IMark56544488"/><text:span text:style-name="T41">ing</text:span><text:alphabetical-index-mark-end text:id="IMark59574728"/><text:alphabetical-index-mark-end text:id="IMark62097448"/><text:alphabetical-index-mark-end text:id="IMark63059464"/><text:alphabetical-index-mark-end text:id="IMark57245992"/><text:alphabetical-index-mark-end text:id="IMark35659720"/><text:alphabetical-index-mark-end text:id="IMark58808216"/><text:alphabetical-index-mark-end text:id="IMark55597448"/><text:alphabetical-index-mark-end text:id="IMark62571640"/><text:alphabetical-index-mark-end text:id="IMark52479512"/><text:alphabetical-index-mark-end text:id="IMark56903016"/><text:alphabetical-index-mark-end text:id="IMark57542216"/><text:alphabetical-index-mark-end text:id="IMark61441160"/><text:alphabetical-index-mark-end text:id="IMark59375608"/><text:span text:style-name="T41"> will be </text:span><text:alphabetical-index-mark-start text:id="IMark35455944"/><text:alphabetical-index-mark-start text:id="IMark52866328"/><text:alphabetical-index-mark-start text:id="IMark63199976"/><text:alphabetical-index-mark-start text:id="IMark56924744"/><text:alphabetical-index-mark-start text:id="IMark64807944"/><text:alphabetical-index-mark-start text:id="IMark64745976"/><text:alphabetical-index-mark-start text:id="IMark62895992"/><text:alphabetical-index-mark-start text:id="IMark34681800"/><text:alphabetical-index-mark-start text:id="IMark62244552"/><text:alphabetical-index-mark-start text:id="IMark59050072"/><text:alphabetical-index-mark-start text:id="IMark52540792"/><text:alphabetical-index-mark-start text:id="IMark28771272"/><text:alphabetical-index-mark-start text:id="IMark62864776"/><text:span text:style-name="T41">manage</text:span><text:alphabetical-index-mark-end text:id="IMark62864776"/><text:alphabetical-index-mark-end text:id="IMark28771272"/><text:alphabetical-index-mark-end text:id="IMark52540792"/><text:alphabetical-index-mark-end text:id="IMark59050072"/><text:alphabetical-index-mark-end text:id="IMark62244552"/><text:alphabetical-index-mark-end text:id="IMark34681800"/><text:alphabetical-index-mark-end text:id="IMark62895992"/><text:alphabetical-index-mark-end text:id="IMark64745976"/><text:alphabetical-index-mark-end text:id="IMark64807944"/><text:alphabetical-index-mark-end text:id="IMark56924744"/><text:alphabetical-index-mark-end text:id="IMark63199976"/><text:alphabetical-index-mark-end text:id="IMark52866328"/><text:alphabetical-index-mark-end text:id="IMark35455944"/><text:span text:style-name="T41">d by </text:span><text:alphabetical-index-mark-start text:id="IMark50579048"/><text:alphabetical-index-mark-start text:id="IMark64754712"/><text:alphabetical-index-mark-start text:id="IMark60701416"/><text:alphabetical-index-mark-start text:id="IMark58625272"/><text:alphabetical-index-mark-start text:id="IMark63202232"/><text:alphabetical-index-mark-start text:id="IMark70069032"/><text:alphabetical-index-mark-start text:id="IMark64265352"/><text:alphabetical-index-mark-start text:id="IMark59313864"/><text:alphabetical-index-mark-start text:id="IMark61412248"/><text:alphabetical-index-mark-start text:id="IMark64270664"/><text:alphabetical-index-mark-start text:id="IMark64865544"/><text:alphabetical-index-mark-start text:id="IMark43404232"/><text:alphabetical-index-mark-start text:id="IMark63145336"/><text:alphabetical-index-mark-start text:id="IMark61756920"/><text:alphabetical-index-mark-start text:id="IMark60364744"/><text:alphabetical-index-mark-start text:id="IMark64852888"/><text:alphabetical-index-mark-start text:id="IMark64139912"/><text:alphabetical-index-mark-start text:id="IMark59479288"/><text:alphabetical-index-mark-start text:id="IMark62894568"/><text:alphabetical-index-mark-start text:id="IMark55788056"/><text:alphabetical-index-mark-start text:id="IMark63789272"/><text:alphabetical-index-mark-start text:id="IMark57141624"/><text:alphabetical-index-mark-start text:id="IMark64285240"/><text:alphabetical-index-mark-start text:id="IMark56923752"/><text:alphabetical-index-mark-start text:id="IMark63303336"/><text:alphabetical-index-mark-start text:id="IMark64180472"/><text:alphabetical-index-mark-start text:id="IMark58317768"/><text:alphabetical-index-mark-start text:id="IMark60371416"/><text:alphabetical-index-mark-start text:id="IMark61732696"/><text:alphabetical-index-mark-start text:id="IMark59965896"/><text:alphabetical-index-mark-start text:id="IMark64748024"/><text:alphabetical-index-mark-start text:id="IMark61173752"/><text:alphabetical-index-mark-start text:id="IMark56925144"/><text:alphabetical-index-mark-start text:id="IMark49857384"/><text:alphabetical-index-mark-start text:id="IMark59171384"/><text:alphabetical-index-mark-start text:id="IMark60372744"/><text:alphabetical-index-mark-start text:id="IMark66775544"/><text:alphabetical-index-mark-start text:id="IMark63292712"/><text:alphabetical-index-mark-start text:id="IMark66674856"/><text:span text:style-name="T41">Sql</text:span><text:alphabetical-index-mark-end text:id="IMark66674856"/><text:alphabetical-index-mark-end text:id="IMark63292712"/><text:alphabetical-index-mark-end text:id="IMark66775544"/><text:alphabetical-index-mark-end text:id="IMark60372744"/><text:alphabetical-index-mark-end text:id="IMark59171384"/><text:alphabetical-index-mark-end text:id="IMark49857384"/><text:alphabetical-index-mark-end text:id="IMark56925144"/><text:alphabetical-index-mark-end text:id="IMark61173752"/><text:alphabetical-index-mark-end text:id="IMark64748024"/><text:alphabetical-index-mark-end text:id="IMark59965896"/><text:alphabetical-index-mark-end text:id="IMark61732696"/><text:alphabetical-index-mark-end text:id="IMark60371416"/><text:alphabetical-index-mark-end text:id="IMark58317768"/><text:alphabetical-index-mark-end text:id="IMark64180472"/><text:alphabetical-index-mark-end text:id="IMark63303336"/><text:alphabetical-index-mark-end text:id="IMark56923752"/><text:alphabetical-index-mark-end text:id="IMark64285240"/><text:alphabetical-index-mark-end text:id="IMark57141624"/><text:alphabetical-index-mark-end text:id="IMark63789272"/><text:alphabetical-index-mark-end text:id="IMark55788056"/><text:alphabetical-index-mark-end text:id="IMark62894568"/><text:alphabetical-index-mark-end text:id="IMark59479288"/><text:alphabetical-index-mark-end text:id="IMark64139912"/><text:alphabetical-index-mark-end text:id="IMark64852888"/><text:alphabetical-index-mark-end text:id="IMark60364744"/><text:alphabetical-index-mark-end text:id="IMark61756920"/><text:span text:style-name="T41">ite</text:span><text:alphabetical-index-mark-end text:id="IMark63145336"/><text:alphabetical-index-mark-end text:id="IMark43404232"/><text:alphabetical-index-mark-end text:id="IMark64865544"/><text:alphabetical-index-mark-end text:id="IMark64270664"/><text:alphabetical-index-mark-end text:id="IMark61412248"/><text:alphabetical-index-mark-end text:id="IMark59313864"/><text:alphabetical-index-mark-end text:id="IMark64265352"/><text:alphabetical-index-mark-end text:id="IMark70069032"/><text:alphabetical-index-mark-end text:id="IMark63202232"/><text:alphabetical-index-mark-end text:id="IMark58625272"/><text:alphabetical-index-mark-end text:id="IMark60701416"/><text:alphabetical-index-mark-end text:id="IMark64754712"/><text:alphabetical-index-mark-end text:id="IMark50579048"/><text:span text:style-name="T41">3 in practice.</text:span></text:p>
      <text:p text:style-name="P44"/>
      <text:p text:style-name="P65">At this moment I am using non – <text:alphabetical-index-mark-start text:id="IMark64550040"/><text:alphabetical-index-mark-start text:id="IMark60861240"/><text:alphabetical-index-mark-start text:id="IMark56408184"/><text:alphabetical-index-mark-start text:id="IMark63297352"/><text:alphabetical-index-mark-start text:id="IMark62930664"/><text:alphabetical-index-mark-start text:id="IMark43434600"/>MPI<text:alphabetical-index-mark-end text:id="IMark43434600"/><text:alphabetical-index-mark-end text:id="IMark62930664"/><text:alphabetical-index-mark-end text:id="IMark63297352"/><text:alphabetical-index-mark-end text:id="IMark56408184"/><text:alphabetical-index-mark-end text:id="IMark60861240"/><text:alphabetical-index-mark-end text:id="IMark64550040"/> <text:alphabetical-index-mark-start text:id="IMark64553880"/><text:alphabetical-index-mark-start text:id="IMark63195832"/><text:alphabetical-index-mark-start text:id="IMark52509624"/><text:alphabetical-index-mark-start text:id="IMark62785688"/><text:alphabetical-index-mark-start text:id="IMark64199720"/><text:alphabetical-index-mark-start text:id="IMark64467400"/>libraries<text:alphabetical-index-mark-end text:id="IMark64467400"/><text:alphabetical-index-mark-end text:id="IMark64199720"/><text:alphabetical-index-mark-end text:id="IMark62785688"/><text:alphabetical-index-mark-end text:id="IMark52509624"/><text:alphabetical-index-mark-end text:id="IMark63195832"/><text:alphabetical-index-mark-end text:id="IMark64553880"/> for 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HDF5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 and <text:alphabetical-index-mark-start text:id="IMark56566648"/><text:alphabetical-index-mark-start text:id="IMark64183128"/><text:alphabetical-index-mark-start text:id="IMark61309048"/><text:alphabetical-index-mark-start text:id="IMark63901368"/><text:alphabetical-index-mark-start text:id="IMark64178472"/><text:alphabetical-index-mark-start text:id="IMark59743656"/>HDFql<text:alphabetical-index-mark-end text:id="IMark59743656"/><text:alphabetical-index-mark-end text:id="IMark64178472"/><text:alphabetical-index-mark-end text:id="IMark63901368"/><text:alphabetical-index-mark-end text:id="IMark61309048"/><text:alphabetical-index-mark-end text:id="IMark64183128"/><text:alphabetical-index-mark-end text:id="IMark56566648"/>, but co<text:alphabetical-index-mark-start text:id="IMark57370952"/><text:alphabetical-index-mark-start text:id="IMark35801496"/><text:alphabetical-index-mark-start text:id="IMark54886104"/><text:alphabetical-index-mark-start text:id="IMark63221048"/><text:alphabetical-index-mark-start text:id="IMark54952040"/><text:alphabetical-index-mark-start text:id="IMark57803448"/>mpi<text:alphabetical-index-mark-end text:id="IMark57803448"/><text:alphabetical-index-mark-end text:id="IMark54952040"/><text:alphabetical-index-mark-end text:id="IMark63221048"/><text:alphabetical-index-mark-end text:id="IMark54886104"/><text:alphabetical-index-mark-end text:id="IMark35801496"/><text:alphabetical-index-mark-end text:id="IMark57370952"/>lation does make use of <text:alphabetical-index-mark-start text:id="IMark64464936"/><text:alphabetical-index-mark-start text:id="IMark63418968"/><text:alphabetical-index-mark-start text:id="IMark62964616"/><text:alphabetical-index-mark-start text:id="IMark56387960"/><text:alphabetical-index-mark-start text:id="IMark58342104"/><text:alphabetical-index-mark-start text:id="IMark52542408"/>OpenMP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3418968"/><text:alphabetical-index-mark-end text:id="IMark64464936"/>.</text:p>
      <text:p text:style-name="P44"/>
      <text:p text:style-name="P44"/>
      <text:h text:style-name="Heading_20_3" text:outline-level="3"><text:bookmark-start text:name="__RefHeading___Toc971_76759228"/><text:soft-page-break/>3.<text:span text:style-name="T41">1</text:span>.2. <text:alphabetical-index-mark-start text:id="IMark35597272"/><text:alphabetical-index-mark-start text:id="IMark52870952"/><text:alphabetical-index-mark-start text:id="IMark59587592"/><text:alphabetical-index-mark-start text:id="IMark63165512"/>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alphabetical-index-mark-start text:id="IMark59299224"/><text:alphabetical-index-mark-start text:id="IMark64458776"/>Call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<text:alphabetical-index-mark-end text:id="IMark63165512"/><text:alphabetical-index-mark-end text:id="IMark59587592"/><text:alphabetical-index-mark-end text:id="IMark52870952"/><text:alphabetical-index-mark-end text:id="IMark35597272"/> <text:alphabetical-index-mark-start text:id="IMark64457544"/><text:alphabetical-index-mark-start text:id="IMark63992856"/><text:alphabetical-index-mark-start text:id="IMark55136968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4461240"/><text:alphabetical-index-mark-start text:id="IMark50519464"/><text:alphabetical-index-mark-start text:id="IMark60861976"/><text:alphabetical-index-mark-start text:id="IMark64462472"/><text:alphabetical-index-mark-start text:id="IMark58510056"/><text:alphabetical-index-mark-start text:id="IMark63172440"/><text:alphabetical-index-mark-start text:id="IMark63150648"/><text:alphabetical-index-mark-start text:id="IMark28824536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sql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28824536"/><text:alphabetical-index-mark-end text:id="IMark63150648"/><text:alphabetical-index-mark-end text:id="IMark63172440"/><text:alphabetical-index-mark-end text:id="IMark58510056"/><text:alphabetical-index-mark-end text:id="IMark64462472"/><text:alphabetical-index-mark-end text:id="IMark60861976"/><text:alphabetical-index-mark-end text:id="IMark50519464"/><text:alphabetical-index-mark-end text:id="IMark64461240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55136968"/><text:alphabetical-index-mark-end text:id="IMark63992856"/><text:alphabetical-index-mark-end text:id="IMark64457544"/>p from within an un<text:alphabetical-index-mark-start text:id="IMark64460008"/><text:alphabetical-index-mark-start text:id="IMark28895672"/><text:alphabetical-index-mark-start text:id="IMark60641544"/><text:alphabetical-index-mark-start text:id="IMark34680840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common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4680840"/><text:alphabetical-index-mark-end text:id="IMark60641544"/><text:alphabetical-index-mark-end text:id="IMark28895672"/><text:alphabetical-index-mark-end text:id="IMark64460008"/> language.<text:bookmark-end text:name="__RefHeading___Toc971_76759228"/></text:h>
      <text:p text:style-name="P45"/>
      <text:p text:style-name="P45"><text:span text:style-name="T42">It would be possible to use </text:span><text:alphabetical-index-mark-start text:id="IMark61307784"/><text:alphabetical-index-mark-start text:id="IMark60373448"/><text:alphabetical-index-mark-start text:id="IMark63625496"/><text:alphabetical-index-mark-start text:id="IMark63909336"/><text:alphabetical-index-mark-start text:id="IMark60830952"/><text:alphabetical-index-mark-start text:id="IMark64190136"/><text:alphabetical-index-mark-start text:id="IMark64551960"/><text:alphabetical-index-mark-start text:id="IMark64185816"/><text:alphabetical-index-mark-start text:id="IMark63418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35801496"/><text:alphabetical-index-mark-start text:id="IMark54886104"/><text:alphabetical-index-mark-start text:id="IMark63221048"/><text:alphabetical-index-mark-start text:id="IMark54952040"/><text:alphabetical-index-mark-start text:id="IMark57803448"/><text:alphabetical-index-mark-start text:id="IMark56566648"/><text:alphabetical-index-mark-start text:id="IMark64183128"/><text:alphabetical-index-mark-start text:id="IMark61309048"/><text:alphabetical-index-mark-start text:id="IMark63901368"/><text:alphabetical-index-mark-start text:id="IMark64178472"/><text:alphabetical-index-mark-start text:id="IMark59743656"/><text:span text:style-name="T42">sql</text:span><text:alphabetical-index-mark-end text:id="IMark59743656"/><text:alphabetical-index-mark-end text:id="IMark64178472"/><text:alphabetical-index-mark-end text:id="IMark63901368"/><text:alphabetical-index-mark-end text:id="IMark61309048"/><text:alphabetical-index-mark-end text:id="IMark64183128"/><text:alphabetical-index-mark-end text:id="IMark56566648"/><text:alphabetical-index-mark-end text:id="IMark57803448"/><text:alphabetical-index-mark-end text:id="IMark54952040"/><text:alphabetical-index-mark-end text:id="IMark63221048"/><text:alphabetical-index-mark-end text:id="IMark54886104"/><text:alphabetical-index-mark-end text:id="IMark35801496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63418968"/><text:alphabetical-index-mark-end text:id="IMark64185816"/><text:alphabetical-index-mark-end text:id="IMark64551960"/><text:alphabetical-index-mark-end text:id="IMark64190136"/><text:alphabetical-index-mark-end text:id="IMark60830952"/><text:alphabetical-index-mark-end text:id="IMark63909336"/><text:alphabetical-index-mark-end text:id="IMark63625496"/><text:alphabetical-index-mark-end text:id="IMark60373448"/><text:alphabetical-index-mark-end text:id="IMark61307784"/><text:span text:style-name="T42">p with a language</text:span> like 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62785688"/><text:alphabetical-index-mark-start text:id="IMark64199720"/><text:alphabetical-index-mark-start text:id="IMark64467400"/><text:alphabetical-index-mark-start text:id="IMark64550040"/>Scheme<text:alphabetical-index-mark-end text:id="IMark64550040"/><text:alphabetical-index-mark-end text:id="IMark64467400"/><text:alphabetical-index-mark-end text:id="IMark64199720"/><text:alphabetical-index-mark-end text:id="IMark62785688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 or <text:alphabetical-index-mark-start text:id="IMark60861240"/><text:alphabetical-index-mark-start text:id="IMark56408184"/><text:alphabetical-index-mark-start text:id="IMark63297352"/><text:alphabetical-index-mark-start text:id="IMark62930664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63110728"/><text:alphabetical-index-mark-start text:id="IMark62087656"/><text:alphabetical-index-mark-start text:id="IMark28895672"/><text:alphabetical-index-mark-start text:id="IMark64460008"/>Fortran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62930664"/><text:alphabetical-index-mark-end text:id="IMark63297352"/><text:alphabetical-index-mark-end text:id="IMark56408184"/><text:alphabetical-index-mark-end text:id="IMark60861240"/> using a <text:alphabetical-index-mark-start text:id="IMark60641544"/><text:alphabetical-index-mark-start text:id="IMark34680840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4457544"/><text:alphabetical-index-mark-start text:id="IMark63992856"/><text:alphabetical-index-mark-start text:id="IMark55136968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4461240"/><text:alphabetical-index-mark-start text:id="IMark50519464"/><text:alphabetical-index-mark-start text:id="IMark60861976"/><text:alphabetical-index-mark-start text:id="IMark64462472"/><text:alphabetical-index-mark-start text:id="IMark58510056"/><text:alphabetical-index-mark-start text:id="IMark63172440"/><text:alphabetical-index-mark-start text:id="IMark63150648"/>system<text:alphabetical-index-mark-end text:id="IMark63150648"/><text:alphabetical-index-mark-end text:id="IMark63172440"/><text:alphabetical-index-mark-end text:id="IMark58510056"/><text:alphabetical-index-mark-end text:id="IMark64462472"/><text:alphabetical-index-mark-end text:id="IMark60861976"/><text:alphabetical-index-mark-end text:id="IMark50519464"/><text:alphabetical-index-mark-end text:id="IMark64461240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55136968"/><text:alphabetical-index-mark-end text:id="IMark63992856"/><text:alphabetical-index-mark-end text:id="IMark64457544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4680840"/><text:alphabetical-index-mark-end text:id="IMark60641544"/> <text:alphabetical-index-mark-start text:id="IMark28824536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35597272"/><text:alphabetical-index-mark-start text:id="IMark52870952"/>call<text:alphabetical-index-mark-end text:id="IMark52870952"/><text:alphabetical-index-mark-end text:id="IMark35597272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28824536"/> and thus eliminating the need for <text:alphabetical-index-mark-start text:id="IMark59587592"/><text:alphabetical-index-mark-start text:id="IMark63165512"/><text:alphabetical-index-mark-start text:id="IMark58354664"/><text:alphabetical-index-mark-start text:id="IMark55458440"/><text:alphabetical-index-mark-start text:id="IMark59307400"/><text:alphabetical-index-mark-start text:id="IMark63350024"/><text:alphabetical-index-mark-start text:id="IMark61306520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28820824"/><text:alphabetical-index-mark-start text:id="IMark62321032"/><text:alphabetical-index-mark-start text:id="IMark63622344"/><text:alphabetical-index-mark-start text:id="IMark63579128"/><text:alphabetical-index-mark-start text:id="IMark63427640"/><text:alphabetical-index-mark-start text:id="IMark63556392"/><text:alphabetical-index-mark-start text:id="IMark63602216"/><text:alphabetical-index-mark-start text:id="IMark63614760"/><text:alphabetical-index-mark-start text:id="IMark63532088"/><text:alphabetical-index-mark-start text:id="IMark63510568"/><text:alphabetical-index-mark-start text:id="IMark63498536"/><text:alphabetical-index-mark-start text:id="IMark63454248"/><text:alphabetical-index-mark-start text:id="IMark63466312"/><text:alphabetical-index-mark-start text:id="IMark70267304"/><text:alphabetical-index-mark-start text:id="IMark63619736"/><text:alphabetical-index-mark-start text:id="IMark63538056"/><text:alphabetical-index-mark-start text:id="IMark70162424"/><text:alphabetical-index-mark-start text:id="IMark70114744"/><text:alphabetical-index-mark-start text:id="IMark56837432"/><text:alphabetical-index-mark-start text:id="IMark50462456"/><text:alphabetical-index-mark-start text:id="IMark56544488"/><text:alphabetical-index-mark-start text:id="IMark61913752"/><text:alphabetical-index-mark-start text:id="IMark59048744"/><text:alphabetical-index-mark-start text:id="IMark29551560"/><text:alphabetical-index-mark-start text:id="IMark60069784"/><text:alphabetical-index-mark-start text:id="IMark61217992"/><text:alphabetical-index-mark-start text:id="IMark49919304"/><text:alphabetical-index-mark-start text:id="IMark62222392"/>Sql<text:alphabetical-index-mark-end text:id="IMark62222392"/><text:alphabetical-index-mark-end text:id="IMark49919304"/><text:alphabetical-index-mark-end text:id="IMark61217992"/><text:alphabetical-index-mark-end text:id="IMark60069784"/><text:alphabetical-index-mark-end text:id="IMark29551560"/><text:alphabetical-index-mark-end text:id="IMark59048744"/><text:alphabetical-index-mark-end text:id="IMark61913752"/><text:alphabetical-index-mark-end text:id="IMark56544488"/><text:alphabetical-index-mark-end text:id="IMark50462456"/><text:alphabetical-index-mark-end text:id="IMark56837432"/><text:alphabetical-index-mark-end text:id="IMark70114744"/><text:alphabetical-index-mark-end text:id="IMark70162424"/><text:alphabetical-index-mark-end text:id="IMark63538056"/><text:alphabetical-index-mark-end text:id="IMark63619736"/><text:alphabetical-index-mark-end text:id="IMark70267304"/><text:alphabetical-index-mark-end text:id="IMark63466312"/><text:alphabetical-index-mark-end text:id="IMark63454248"/><text:alphabetical-index-mark-end text:id="IMark63498536"/><text:alphabetical-index-mark-end text:id="IMark63510568"/><text:alphabetical-index-mark-end text:id="IMark63532088"/><text:alphabetical-index-mark-end text:id="IMark63614760"/><text:alphabetical-index-mark-end text:id="IMark63602216"/><text:alphabetical-index-mark-end text:id="IMark63556392"/><text:alphabetical-index-mark-end text:id="IMark63427640"/><text:alphabetical-index-mark-end text:id="IMark63579128"/><text:alphabetical-index-mark-end text:id="IMark63622344"/>ite<text:alphabetical-index-mark-end text:id="IMark62321032"/><text:alphabetical-index-mark-end text:id="IMark2882082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1306520"/><text:alphabetical-index-mark-end text:id="IMark63350024"/><text:alphabetical-index-mark-end text:id="IMark59307400"/><text:alphabetical-index-mark-end text:id="IMark55458440"/><text:alphabetical-index-mark-end text:id="IMark58354664"/><text:alphabetical-index-mark-end text:id="IMark63165512"/><text:alphabetical-index-mark-end text:id="IMark59587592"/>3 <text:alphabetical-index-mark-start text:id="IMark60008424"/><text:alphabetical-index-mark-start text:id="IMark60411080"/><text:alphabetical-index-mark-start text:id="IMark62165672"/><text:alphabetical-index-mark-start text:id="IMark60649624"/><text:alphabetical-index-mark-start text:id="IMark64795656"/><text:alphabetical-index-mark-start text:id="IMark59375608"/><text:alphabetical-index-mark-start text:id="IMark61441160"/><text:alphabetical-index-mark-start text:id="IMark57542216"/><text:alphabetical-index-mark-start text:id="IMark56903016"/><text:alphabetical-index-mark-start text:id="IMark52479512"/><text:alphabetical-index-mark-start text:id="IMark62571640"/><text:alphabetical-index-mark-start text:id="IMark55597448"/><text:alphabetical-index-mark-start text:id="IMark58808216"/>libraries<text:alphabetical-index-mark-end text:id="IMark58808216"/><text:alphabetical-index-mark-end text:id="IMark55597448"/><text:alphabetical-index-mark-end text:id="IMark62571640"/><text:alphabetical-index-mark-end text:id="IMark52479512"/><text:alphabetical-index-mark-end text:id="IMark56903016"/><text:alphabetical-index-mark-end text:id="IMark57542216"/><text:alphabetical-index-mark-end text:id="IMark61441160"/><text:alphabetical-index-mark-end text:id="IMark59375608"/><text:alphabetical-index-mark-end text:id="IMark64795656"/><text:alphabetical-index-mark-end text:id="IMark60649624"/><text:alphabetical-index-mark-end text:id="IMark62165672"/><text:alphabetical-index-mark-end text:id="IMark60411080"/><text:alphabetical-index-mark-end text:id="IMark60008424"/> for those languages that are hard to come by and not updated often.</text:p>
      <text:p text:style-name="P45"/>
      <text:p text:style-name="P65"><text:alphabetical-index-mark-start text:id="IMark63909336"/><text:alphabetical-index-mark-start text:id="IMark60830952"/><text:alphabetical-index-mark-start text:id="IMark64190136"/><text:alphabetical-index-mark-start text:id="IMark64551960"/><text:alphabetical-index-mark-start text:id="IMark64185816"/><text:alphabetical-index-mark-start text:id="IMark63418968"/>HDF5<text:alphabetical-index-mark-end text:id="IMark63418968"/><text:alphabetical-index-mark-end text:id="IMark64185816"/><text:alphabetical-index-mark-end text:id="IMark64551960"/><text:alphabetical-index-mark-end text:id="IMark64190136"/><text:alphabetical-index-mark-end text:id="IMark60830952"/><text:alphabetical-index-mark-end text:id="IMark63909336"/> support for 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Fortran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 is better than in the case of <text:alphabetical-index-mark-start text:id="IMark35801496"/><text:alphabetical-index-mark-start text:id="IMark54886104"/><text:alphabetical-index-mark-start text:id="IMark63221048"/><text:alphabetical-index-mark-start text:id="IMark54952040"/><text:alphabetical-index-mark-start text:id="IMark57803448"/><text:alphabetical-index-mark-start text:id="IMark56566648"/>relational<text:alphabetical-index-mark-end text:id="IMark56566648"/><text:alphabetical-index-mark-end text:id="IMark57803448"/><text:alphabetical-index-mark-end text:id="IMark54952040"/><text:alphabetical-index-mark-end text:id="IMark63221048"/><text:alphabetical-index-mark-end text:id="IMark54886104"/><text:alphabetical-index-mark-end text:id="IMark35801496"/> <text:alphabetical-index-mark-start text:id="IMark64183128"/><text:alphabetical-index-mark-start text:id="IMark61309048"/><text:alphabetical-index-mark-start text:id="IMark63901368"/><text:alphabetical-index-mark-start text:id="IMark64178472"/><text:alphabetical-index-mark-start text:id="IMark59743656"/><text:alphabetical-index-mark-start text:id="IMark61307784"/>database<text:alphabetical-index-mark-end text:id="IMark61307784"/><text:alphabetical-index-mark-end text:id="IMark59743656"/><text:alphabetical-index-mark-end text:id="IMark64178472"/><text:alphabetical-index-mark-end text:id="IMark63901368"/><text:alphabetical-index-mark-end text:id="IMark61309048"/><text:alphabetical-index-mark-end text:id="IMark64183128"/>s.</text:p>
      <text:p text:style-name="P44"/>
      <text:p text:style-name="P44"/>
      <text:h text:style-name="Heading_20_3" text:outline-level="3"><text:bookmark-start text:name="__RefHeading___Toc973_76759228"/>3.<text:span text:style-name="T41">1</text:span>.3. Provide multi <text:alphabetical-index-mark-start text:id="IMark63350024"/><text:alphabetical-index-mark-start text:id="IMark60403800"/><text:alphabetical-index-mark-start text:id="IMark62886104"/><text:alphabetical-index-mark-start text:id="IMark59299224"/><text:alphabetical-index-mark-start text:id="IMark64458776"/><text:alphabetical-index-mark-start text:id="IMark28820824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thread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28820824"/><text:alphabetical-index-mark-end text:id="IMark64458776"/><text:alphabetical-index-mark-end text:id="IMark59299224"/><text:alphabetical-index-mark-end text:id="IMark62886104"/><text:alphabetical-index-mark-end text:id="IMark60403800"/><text:alphabetical-index-mark-end text:id="IMark63350024"/>ing capability from within <text:alphabetical-index-mark-start text:id="IMark64463704"/><text:alphabetical-index-mark-start text:id="IMark62933016"/><text:alphabetical-index-mark-start text:id="IMark63905352"/><text:alphabetical-index-mark-start text:id="IMark59586328"/><text:alphabetical-index-mark-start text:id="IMark61540440"/><text:alphabetical-index-mark-start text:id="IMark35597272"/><text:alphabetical-index-mark-start text:id="IMark52870952"/><text:alphabetical-index-mark-start text:id="IMark60641544"/><text:alphabetical-index-mark-start text:id="IMark34680840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4457544"/><text:alphabetical-index-mark-start text:id="IMark63992856"/><text:alphabetical-index-mark-start text:id="IMark55136968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sql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55136968"/><text:alphabetical-index-mark-end text:id="IMark63992856"/><text:alphabetical-index-mark-end text:id="IMark64457544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4680840"/><text:alphabetical-index-mark-end text:id="IMark60641544"/><text:alphabetical-index-mark-end text:id="IMark52870952"/><text:alphabetical-index-mark-end text:id="IMark35597272"/><text:alphabetical-index-mark-end text:id="IMark61540440"/><text:alphabetical-index-mark-end text:id="IMark59586328"/><text:alphabetical-index-mark-end text:id="IMark63905352"/><text:alphabetical-index-mark-end text:id="IMark62933016"/><text:alphabetical-index-mark-end text:id="IMark64463704"/>p.<text:bookmark-end text:name="__RefHeading___Toc973_76759228"/></text:h>
      <text:p text:style-name="P44"/>
      <text:p text:style-name="P47"><text:alphabetical-index-mark-start text:id="IMark64462472"/><text:alphabetical-index-mark-start text:id="IMark58510056"/><text:alphabetical-index-mark-start text:id="IMark63172440"/><text:alphabetical-index-mark-start text:id="IMark63150648"/><text:alphabetical-index-mark-start text:id="IMark60861240"/><text:alphabetical-index-mark-start text:id="IMark56408184"/><text:alphabetical-index-mark-start text:id="IMark63297352"/><text:alphabetical-index-mark-start text:id="IMark62930664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MPI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62930664"/><text:alphabetical-index-mark-end text:id="IMark63297352"/><text:alphabetical-index-mark-end text:id="IMark56408184"/><text:alphabetical-index-mark-end text:id="IMark60861240"/><text:alphabetical-index-mark-end text:id="IMark63150648"/><text:alphabetical-index-mark-end text:id="IMark63172440"/><text:alphabetical-index-mark-end text:id="IMark58510056"/><text:alphabetical-index-mark-end text:id="IMark64462472"/> would probably be overkill <text:span text:style-name="T70">and complicate things for the user quite abit</text:span>, but 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OpenMP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<text:alphabetical-index-mark-end text:id="IMark64460008"/><text:alphabetical-index-mark-end text:id="IMark28895672"/><text:alphabetical-index-mark-end text:id="IMark62087656"/><text:alphabetical-index-mark-end text:id="IMark63110728"/> could feasibly work. The issue with <text:alphabetical-index-mark-start text:id="IMark62785688"/><text:alphabetical-index-mark-start text:id="IMark64199720"/><text:alphabetical-index-mark-start text:id="IMark64467400"/><text:alphabetical-index-mark-start text:id="IMark64550040"/><text:alphabetical-index-mark-start text:id="IMark63625496"/><text:alphabetical-index-mark-start text:id="IMark60373448"/><text:alphabetical-index-mark-start text:id="IMark61309048"/><text:alphabetical-index-mark-start text:id="IMark64183128"/><text:alphabetical-index-mark-start text:id="IMark63901368"/><text:alphabetical-index-mark-start text:id="IMark64178472"/><text:alphabetical-index-mark-start text:id="IMark59743656"/><text:alphabetical-index-mark-start text:id="IMark61307784"/><text:alphabetical-index-mark-start text:id="IMark35801496"/>table<text:alphabetical-index-mark-end text:id="IMark35801496"/><text:alphabetical-index-mark-end text:id="IMark61307784"/><text:alphabetical-index-mark-end text:id="IMark59743656"/><text:alphabetical-index-mark-end text:id="IMark64178472"/><text:alphabetical-index-mark-end text:id="IMark63901368"/><text:alphabetical-index-mark-end text:id="IMark64183128"/><text:alphabetical-index-mark-end text:id="IMark61309048"/><text:alphabetical-index-mark-end text:id="IMark60373448"/><text:alphabetical-index-mark-end text:id="IMark63625496"/><text:alphabetical-index-mark-end text:id="IMark64550040"/><text:alphabetical-index-mark-end text:id="IMark64467400"/><text:alphabetical-index-mark-end text:id="IMark64199720"/><text:alphabetical-index-mark-end text:id="IMark62785688"/> <text:alphabetical-index-mark-start text:id="IMark54886104"/><text:alphabetical-index-mark-start text:id="IMark63221048"/><text:alphabetical-index-mark-start text:id="IMark54952040"/><text:alphabetical-index-mark-start text:id="IMark57803448"/><text:alphabetical-index-mark-start text:id="IMark5656664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3909336"/><text:alphabetical-index-mark-start text:id="IMark60830952"/><text:alphabetical-index-mark-start text:id="IMark64190136"/><text:alphabetical-index-mark-start text:id="IMark64551960"/><text:alphabetical-index-mark-start text:id="IMark64185816"/><text:alphabetical-index-mark-start text:id="IMark63418968"/><text:alphabetical-index-mark-start text:id="IMark63165512"/><text:alphabetical-index-mark-start text:id="IMark58354664"/><text:alphabetical-index-mark-start text:id="IMark59587592"/><text:alphabetical-index-mark-start text:id="IMark59307400"/><text:alphabetical-index-mark-start text:id="IMark55458440"/><text:alphabetical-index-mark-start text:id="IMark61306520"/><text:alphabetical-index-mark-start text:id="IMark62933016"/><text:alphabetical-index-mark-start text:id="IMark64463704"/><text:alphabetical-index-mark-start text:id="IMark63905352"/>lock<text:alphabetical-index-mark-end text:id="IMark63905352"/><text:alphabetical-index-mark-end text:id="IMark64463704"/><text:alphabetical-index-mark-end text:id="IMark62933016"/><text:alphabetical-index-mark-end text:id="IMark61306520"/><text:alphabetical-index-mark-end text:id="IMark55458440"/><text:alphabetical-index-mark-end text:id="IMark59307400"/><text:alphabetical-index-mark-end text:id="IMark59587592"/><text:alphabetical-index-mark-end text:id="IMark58354664"/><text:alphabetical-index-mark-end text:id="IMark63165512"/><text:alphabetical-index-mark-end text:id="IMark63418968"/><text:alphabetical-index-mark-end text:id="IMark64185816"/><text:alphabetical-index-mark-end text:id="IMark64551960"/><text:alphabetical-index-mark-end text:id="IMark64190136"/>ing<text:alphabetical-index-mark-end text:id="IMark60830952"/><text:alphabetical-index-mark-end text:id="IMark63909336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6566648"/><text:alphabetical-index-mark-end text:id="IMark57803448"/><text:alphabetical-index-mark-end text:id="IMark54952040"/><text:alphabetical-index-mark-end text:id="IMark63221048"/><text:alphabetical-index-mark-end text:id="IMark54886104"/> remains and <text:alphabetical-index-mark-start text:id="IMark59586328"/><text:alphabetical-index-mark-start text:id="IMark61540440"/><text:alphabetical-index-mark-start text:id="IMark35597272"/><text:alphabetical-index-mark-start text:id="IMark52870952"/><text:alphabetical-index-mark-start text:id="IMark60641544"/><text:alphabetical-index-mark-start text:id="IMark34680840"/><text:alphabetical-index-mark-start text:id="IMark63306360"/><text:alphabetical-index-mark-start text:id="IMark62241288"/><text:alphabetical-index-mark-start text:id="IMark58511320"/><text:alphabetical-index-mark-start text:id="IMark59302152"/><text:alphabetical-index-mark-start text:id="IMark59161320"/><text:alphabetical-index-mark-start text:id="IMark49877032"/><text:alphabetical-index-mark-start text:id="IMark49865640"/><text:alphabetical-index-mark-start text:id="IMark49858712"/><text:alphabetical-index-mark-start text:id="IMark54884312"/><text:alphabetical-index-mark-start text:id="IMark64457544"/><text:alphabetical-index-mark-start text:id="IMark63992856"/><text:alphabetical-index-mark-start text:id="IMark55136968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3350024"/><text:alphabetical-index-mark-start text:id="IMark60403800"/><text:alphabetical-index-mark-start text:id="IMark62886104"/>SQL<text:alphabetical-index-mark-end text:id="IMark62886104"/><text:alphabetical-index-mark-end text:id="IMark60403800"/><text:alphabetical-index-mark-end text:id="IMark63350024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55136968"/><text:alphabetical-index-mark-end text:id="IMark63992856"/><text:alphabetical-index-mark-end text:id="IMark64457544"/><text:alphabetical-index-mark-end text:id="IMark54884312"/><text:alphabetical-index-mark-end text:id="IMark49858712"/><text:alphabetical-index-mark-end text:id="IMark49865640"/><text:alphabetical-index-mark-end text:id="IMark49877032"/><text:alphabetical-index-mark-end text:id="IMark59161320"/><text:alphabetical-index-mark-end text:id="IMark59302152"/><text:alphabetical-index-mark-end text:id="IMark58511320"/><text:alphabetical-index-mark-end text:id="IMark62241288"/><text:alphabetical-index-mark-end text:id="IMark63306360"/><text:alphabetical-index-mark-end text:id="IMark34680840"/><text:alphabetical-index-mark-end text:id="IMark60641544"/><text:alphabetical-index-mark-end text:id="IMark52870952"/><text:alphabetical-index-mark-end text:id="IMark35597272"/><text:alphabetical-index-mark-end text:id="IMark61540440"/><text:alphabetical-index-mark-end text:id="IMark59586328"/> scripts for a multi <text:alphabetical-index-mark-start text:id="IMark59299224"/><text:alphabetical-index-mark-start text:id="IMark64458776"/><text:alphabetical-index-mark-start text:id="IMark28820824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52856648"/><text:alphabetical-index-mark-start text:id="IMark62321496"/><text:alphabetical-index-mark-start text:id="IMark61922488"/><text:alphabetical-index-mark-start text:id="IMark64461240"/><text:alphabetical-index-mark-start text:id="IMark60861976"/><text:alphabetical-index-mark-start text:id="IMark50519464"/>thread<text:alphabetical-index-mark-end text:id="IMark50519464"/><text:alphabetical-index-mark-end text:id="IMark60861976"/><text:alphabetical-index-mark-end text:id="IMark64461240"/><text:alphabetical-index-mark-end text:id="IMark61922488"/><text:alphabetical-index-mark-end text:id="IMark62321496"/><text:alphabetical-index-mark-end text:id="IMark52856648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28820824"/><text:alphabetical-index-mark-end text:id="IMark64458776"/><text:alphabetical-index-mark-end text:id="IMark59299224"/>ed <text:alphabetical-index-mark-start text:id="IMark63427640"/><text:alphabetical-index-mark-start text:id="IMark63532088"/><text:alphabetical-index-mark-start text:id="IMark63466312"/><text:alphabetical-index-mark-start text:id="IMark62572424"/><text:alphabetical-index-mark-start text:id="IMark64789592"/><text:alphabetical-index-mark-start text:id="IMark62961240"/><text:alphabetical-index-mark-start text:id="IMark60365160"/><text:alphabetical-index-mark-start text:id="IMark64867512"/><text:alphabetical-index-mark-start text:id="IMark59034600"/><text:alphabetical-index-mark-start text:id="IMark62514744"/><text:alphabetical-index-mark-start text:id="IMark52598584"/><text:alphabetical-index-mark-start text:id="IMark43398632"/><text:alphabetical-index-mark-start text:id="IMark57247144"/>environment<text:alphabetical-index-mark-end text:id="IMark57247144"/><text:alphabetical-index-mark-end text:id="IMark43398632"/><text:alphabetical-index-mark-end text:id="IMark52598584"/><text:alphabetical-index-mark-end text:id="IMark62514744"/><text:alphabetical-index-mark-end text:id="IMark59034600"/><text:alphabetical-index-mark-end text:id="IMark64867512"/><text:alphabetical-index-mark-end text:id="IMark60365160"/><text:alphabetical-index-mark-end text:id="IMark62961240"/><text:alphabetical-index-mark-end text:id="IMark64789592"/><text:alphabetical-index-mark-end text:id="IMark62572424"/><text:alphabetical-index-mark-end text:id="IMark63466312"/><text:alphabetical-index-mark-end text:id="IMark63532088"/><text:alphabetical-index-mark-end text:id="IMark63427640"/> would require some extra care, but it is still possible.</text:p>
      <text:p text:style-name="P47"/>
      <text:p text:style-name="P65"><text:alphabetical-index-mark-start text:id="IMark63172440"/><text:alphabetical-index-mark-start text:id="IMark63150648"/><text:alphabetical-index-mark-start text:id="IMark60861240"/><text:alphabetical-index-mark-start text:id="IMark56408184"/><text:alphabetical-index-mark-start text:id="IMark63297352"/><text:alphabetical-index-mark-start text:id="IMark62930664"/>HDF5<text:alphabetical-index-mark-end text:id="IMark62930664"/><text:alphabetical-index-mark-end text:id="IMark63297352"/><text:alphabetical-index-mark-end text:id="IMark56408184"/><text:alphabetical-index-mark-end text:id="IMark60861240"/><text:alphabetical-index-mark-end text:id="IMark63150648"/><text:alphabetical-index-mark-end text:id="IMark63172440"/> 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59299224"/>file<text:alphabetical-index-mark-end text:id="IMark59299224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s are better prepared, on the other hand, to deal with multi – <text:alphabetical-index-mark-start text:id="IMark64458776"/><text:alphabetical-index-mark-start text:id="IMark28820824"/><text:alphabetical-index-mark-start text:id="IMark62321032"/><text:alphabetical-index-mark-start text:id="IMark28824536"/><text:alphabetical-index-mark-start text:id="IMark63305032"/><text:alphabetical-index-mark-start text:id="IMark59317848"/>thread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28820824"/><text:alphabetical-index-mark-end text:id="IMark64458776"/>ing since they have been conceived from the beginning to store very large amounts of data, something that more often than not requires very fast access.</text:p>
      <text:p text:style-name="P65"/>
      <text:p text:style-name="P70">Please take into account that currently, <text:alphabetical-index-mark-start text:id="IMark64461240"/><text:alphabetical-index-mark-start text:id="IMark60861976"/><text:alphabetical-index-mark-start text:id="IMark50519464"/><text:alphabetical-index-mark-start text:id="IMark59586328"/><text:alphabetical-index-mark-start text:id="IMark61540440"/><text:alphabetical-index-mark-start text:id="IMark35597272"/>sql<text:alphabetical-index-mark-end text:id="IMark35597272"/><text:alphabetical-index-mark-end text:id="IMark61540440"/><text:alphabetical-index-mark-end text:id="IMark59586328"/><text:alphabetical-index-mark-end text:id="IMark50519464"/><text:alphabetical-index-mark-end text:id="IMark60861976"/><text:alphabetical-index-mark-end text:id="IMark64461240"/>p does not employ <text:alphabetical-index-mark-start text:id="IMark52870952"/><text:alphabetical-index-mark-start text:id="IMark60641544"/><text:alphabetical-index-mark-start text:id="IMark34680840"/>MPI<text:alphabetical-index-mark-end text:id="IMark34680840"/><text:alphabetical-index-mark-end text:id="IMark60641544"/><text:alphabetical-index-mark-end text:id="IMark52870952"/> for <text:alphabetical-index-mark-start text:id="IMark63306360"/><text:alphabetical-index-mark-start text:id="IMark62241288"/><text:alphabetical-index-mark-start text:id="IMark58511320"/>HDF5<text:alphabetical-index-mark-end text:id="IMark58511320"/><text:alphabetical-index-mark-end text:id="IMark62241288"/><text:alphabetical-index-mark-end text:id="IMark63306360"/> access.</text:p>
      <text:p text:style-name="P47"/>
      <text:p text:style-name="P47"/>
      <text:h text:style-name="Heading_20_2" text:outline-level="2"><text:bookmark-start text:name="__RefHeading___Toc975_76759228"/>3.2. <text:alphabetical-index-mark-start text:id="IMark54884312"/><text:alphabetical-index-mark-start text:id="IMark63992856"/><text:alphabetical-index-mark-start text:id="IMark55136968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3350024"/><text:alphabetical-index-mark-start text:id="IMark60403800"/><text:alphabetical-index-mark-start text:id="IMark62886104"/><text:alphabetical-index-mark-start text:id="IMark54886104"/><text:alphabetical-index-mark-start text:id="IMark63221048"/>Operating<text:alphabetical-index-mark-end text:id="IMark63221048"/><text:alphabetical-index-mark-end text:id="IMark54886104"/><text:alphabetical-index-mark-end text:id="IMark62886104"/><text:alphabetical-index-mark-end text:id="IMark60403800"/><text:alphabetical-index-mark-end text:id="IMark63350024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55136968"/><text:alphabetical-index-mark-end text:id="IMark63992856"/><text:alphabetical-index-mark-end text:id="IMark54884312"/> <text:alphabetical-index-mark-start text:id="IMark54952040"/><text:alphabetical-index-mark-start text:id="IMark57803448"/><text:alphabetical-index-mark-start text:id="IMark5656664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3909336"/><text:alphabetical-index-mark-start text:id="IMark60830952"/><text:alphabetical-index-mark-start text:id="IMark64190136"/><text:alphabetical-index-mark-start text:id="IMark64551960"/><text:alphabetical-index-mark-start text:id="IMark64185816"/><text:alphabetical-index-mark-start text:id="IMark63418968"/><text:alphabetical-index-mark-start text:id="IMark63165512"/><text:alphabetical-index-mark-start text:id="IMark58354664"/><text:alphabetical-index-mark-start text:id="IMark59587592"/><text:alphabetical-index-mark-start text:id="IMark59307400"/><text:alphabetical-index-mark-start text:id="IMark55458440"/><text:alphabetical-index-mark-start text:id="IMark61306520"/><text:alphabetical-index-mark-start text:id="IMark62933016"/><text:alphabetical-index-mark-start text:id="IMark64463704"/><text:alphabetical-index-mark-start text:id="IMark63905352"/><text:alphabetical-index-mark-start text:id="IMark62785688"/><text:alphabetical-index-mark-start text:id="IMark64199720"/>system<text:alphabetical-index-mark-end text:id="IMark64199720"/><text:alphabetical-index-mark-end text:id="IMark62785688"/><text:alphabetical-index-mark-end text:id="IMark63905352"/><text:alphabetical-index-mark-end text:id="IMark64463704"/><text:alphabetical-index-mark-end text:id="IMark62933016"/><text:alphabetical-index-mark-end text:id="IMark61306520"/><text:alphabetical-index-mark-end text:id="IMark55458440"/><text:alphabetical-index-mark-end text:id="IMark59307400"/><text:alphabetical-index-mark-end text:id="IMark59587592"/><text:alphabetical-index-mark-end text:id="IMark58354664"/><text:alphabetical-index-mark-end text:id="IMark63165512"/><text:alphabetical-index-mark-end text:id="IMark63418968"/><text:alphabetical-index-mark-end text:id="IMark64185816"/><text:alphabetical-index-mark-end text:id="IMark64551960"/><text:alphabetical-index-mark-end text:id="IMark64190136"/><text:alphabetical-index-mark-end text:id="IMark60830952"/><text:alphabetical-index-mark-end text:id="IMark63909336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6566648"/><text:alphabetical-index-mark-end text:id="IMark57803448"/><text:alphabetical-index-mark-end text:id="IMark54952040"/>.<text:bookmark-end text:name="__RefHeading___Toc975_76759228"/></text:h>
      <text:p text:style-name="P47"/>
      <text:p text:style-name="P47">I developed <text:alphabetical-index-mark-start text:id="IMark63625496"/><text:alphabetical-index-mark-start text:id="IMark60373448"/><text:alphabetical-index-mark-start text:id="IMark61309048"/><text:alphabetical-index-mark-start text:id="IMark64183128"/><text:alphabetical-index-mark-start text:id="IMark63901368"/><text:alphabetical-index-mark-start text:id="IMark64178472"/><text:alphabetical-index-mark-start text:id="IMark59743656"/><text:alphabetical-index-mark-start text:id="IMark61307784"/><text:alphabetical-index-mark-start text:id="IMark35801496"/>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sql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35801496"/><text:alphabetical-index-mark-end text:id="IMark61307784"/><text:alphabetical-index-mark-end text:id="IMark59743656"/><text:alphabetical-index-mark-end text:id="IMark64178472"/><text:alphabetical-index-mark-end text:id="IMark63901368"/><text:alphabetical-index-mark-end text:id="IMark64183128"/><text:alphabetical-index-mark-end text:id="IMark61309048"/><text:alphabetical-index-mark-end text:id="IMark60373448"/><text:alphabetical-index-mark-end text:id="IMark63625496"/>p on a 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59299224"/><text:alphabetical-index-mark-start text:id="IMark63172440"/><text:alphabetical-index-mark-start text:id="IMark63150648"/><text:alphabetical-index-mark-start text:id="IMark60861240"/>Linux<text:alphabetical-index-mark-end text:id="IMark60861240"/><text:alphabetical-index-mark-end text:id="IMark63150648"/><text:alphabetical-index-mark-end text:id="IMark63172440"/><text:alphabetical-index-mark-end text:id="IMark59299224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59317848"/><text:alphabetical-index-mark-end text:id="IMark63305032"/><text:alphabetical-index-mark-end text:id="IMark28824536"/><text:alphabetical-index-mark-end text:id="IMark62321032"/> machine to use within a <text:alphabetical-index-mark-start text:id="IMark56408184"/><text:alphabetical-index-mark-start text:id="IMark63297352"/><text:alphabetical-index-mark-start text:id="IMark62930664"/><text:alphabetical-index-mark-start text:id="IMark52856648"/><text:alphabetical-index-mark-start text:id="IMark61922488"/><text:alphabetical-index-mark-start text:id="IMark62321496"/><text:alphabetical-index-mark-start text:id="IMark62241288"/><text:alphabetical-index-mark-start text:id="IMark63306360"/><text:alphabetical-index-mark-start text:id="IMark58511320"/><text:alphabetical-index-mark-start text:id="IMark52870952"/><text:alphabetical-index-mark-start text:id="IMark60641544"/><text:alphabetical-index-mark-start text:id="IMark34680840"/><text:alphabetical-index-mark-start text:id="IMark64461240"/>Linux<text:alphabetical-index-mark-end text:id="IMark64461240"/><text:alphabetical-index-mark-end text:id="IMark34680840"/><text:alphabetical-index-mark-end text:id="IMark60641544"/><text:alphabetical-index-mark-end text:id="IMark52870952"/><text:alphabetical-index-mark-end text:id="IMark58511320"/><text:alphabetical-index-mark-end text:id="IMark63306360"/><text:alphabetical-index-mark-end text:id="IMark62241288"/><text:alphabetical-index-mark-end text:id="IMark62321496"/><text:alphabetical-index-mark-end text:id="IMark61922488"/><text:alphabetical-index-mark-end text:id="IMark52856648"/><text:alphabetical-index-mark-end text:id="IMark62930664"/><text:alphabetical-index-mark-end text:id="IMark63297352"/><text:alphabetical-index-mark-end text:id="IMark56408184"/> <text:alphabetical-index-mark-start text:id="IMark60861976"/><text:alphabetical-index-mark-start text:id="IMark50519464"/><text:alphabetical-index-mark-start text:id="IMark59586328"/>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<text:alphabetical-index-mark-start text:id="IMark49858712"/><text:alphabetical-index-mark-start text:id="IMark49865640"/><text:alphabetical-index-mark-start text:id="IMark57803448"/><text:alphabetical-index-mark-start text:id="IMark54952040"/><text:alphabetical-index-mark-start text:id="IMark56566648"/>environment<text:alphabetical-index-mark-end text:id="IMark56566648"/><text:alphabetical-index-mark-end text:id="IMark54952040"/><text:alphabetical-index-mark-end text:id="IMark57803448"/><text:alphabetical-index-mark-end text:id="IMark49865640"/><text:alphabetical-index-mark-end text:id="IMark49858712"/>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<text:alphabetical-index-mark-end text:id="IMark59586328"/><text:alphabetical-index-mark-end text:id="IMark50519464"/><text:alphabetical-index-mark-end text:id="IMark60861976"/> with 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3909336"/><text:alphabetical-index-mark-start text:id="IMark60830952"/><text:alphabetical-index-mark-start text:id="IMark64190136"/><text:alphabetical-index-mark-start text:id="IMark64551960"/><text:alphabetical-index-mark-start text:id="IMark64185816"/><text:alphabetical-index-mark-start text:id="IMark63418968"/><text:alphabetical-index-mark-start text:id="IMark63165512"/>gcc<text:alphabetical-index-mark-end text:id="IMark63165512"/><text:alphabetical-index-mark-end text:id="IMark63418968"/><text:alphabetical-index-mark-end text:id="IMark64185816"/><text:alphabetical-index-mark-end text:id="IMark64551960"/><text:alphabetical-index-mark-end text:id="IMark64190136"/><text:alphabetical-index-mark-end text:id="IMark60830952"/><text:alphabetical-index-mark-end text:id="IMark63909336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. I see no problems for any reasonably seasoned user to co<text:alphabetical-index-mark-start text:id="IMark58354664"/><text:alphabetical-index-mark-start text:id="IMark59587592"/><text:alphabetical-index-mark-start text:id="IMark59307400"/><text:alphabetical-index-mark-start text:id="IMark55458440"/><text:alphabetical-index-mark-start text:id="IMark61306520"/><text:alphabetical-index-mark-start text:id="IMark62933016"/><text:alphabetical-index-mark-start text:id="IMark64463704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mpi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64463704"/><text:alphabetical-index-mark-end text:id="IMark62933016"/><text:alphabetical-index-mark-end text:id="IMark61306520"/><text:alphabetical-index-mark-end text:id="IMark55458440"/><text:alphabetical-index-mark-end text:id="IMark59307400"/><text:alphabetical-index-mark-end text:id="IMark59587592"/><text:alphabetical-index-mark-end text:id="IMark58354664"/>le it for a 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3350024"/><text:alphabetical-index-mark-start text:id="IMark60403800"/><text:alphabetical-index-mark-start text:id="IMark62886104"/><text:alphabetical-index-mark-start text:id="IMark54886104"/><text:alphabetical-index-mark-start text:id="IMark63221048"/><text:alphabetical-index-mark-start text:id="IMark64457544"/><text:alphabetical-index-mark-start text:id="IMark64550040"/><text:alphabetical-index-mark-start text:id="IMark64467400"/>Windows<text:alphabetical-index-mark-end text:id="IMark64467400"/><text:alphabetical-index-mark-end text:id="IMark64550040"/><text:alphabetical-index-mark-end text:id="IMark64457544"/><text:alphabetical-index-mark-end text:id="IMark63221048"/><text:alphabetical-index-mark-end text:id="IMark54886104"/><text:alphabetical-index-mark-end text:id="IMark62886104"/><text:alphabetical-index-mark-end text:id="IMark60403800"/><text:alphabetical-index-mark-end text:id="IMark63350024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 <text:alphabetical-index-mark-start text:id="IMark63532088"/><text:alphabetical-index-mark-start text:id="IMark56544488"/><text:alphabetical-index-mark-start text:id="IMark61913752"/><text:alphabetical-index-mark-start text:id="IMark59048744"/><text:alphabetical-index-mark-start text:id="IMark29551560"/><text:alphabetical-index-mark-start text:id="IMark60069784"/><text:alphabetical-index-mark-start text:id="IMark61217992"/><text:alphabetical-index-mark-start text:id="IMark49919304"/><text:alphabetical-index-mark-start text:id="IMark62222392"/><text:alphabetical-index-mark-start text:id="IMark35455944"/><text:alphabetical-index-mark-start text:id="IMark59574728"/><text:alphabetical-index-mark-start text:id="IMark62097448"/><text:alphabetical-index-mark-start text:id="IMark63059464"/><text:alphabetical-index-mark-start text:id="IMark64807944"/><text:alphabetical-index-mark-start text:id="IMark56924744"/><text:alphabetical-index-mark-start text:id="IMark63199976"/><text:alphabetical-index-mark-start text:id="IMark52866328"/><text:alphabetical-index-mark-start text:id="IMark62244552"/><text:alphabetical-index-mark-start text:id="IMark34681800"/><text:alphabetical-index-mark-start text:id="IMark62895992"/><text:alphabetical-index-mark-start text:id="IMark64745976"/><text:alphabetical-index-mark-start text:id="IMark62864776"/><text:alphabetical-index-mark-start text:id="IMark28771272"/><text:alphabetical-index-mark-start text:id="IMark52540792"/><text:alphabetical-index-mark-start text:id="IMark59050072"/><text:alphabetical-index-mark-start text:id="IMark63621576"/>system<text:alphabetical-index-mark-end text:id="IMark63621576"/><text:alphabetical-index-mark-end text:id="IMark59050072"/><text:alphabetical-index-mark-end text:id="IMark52540792"/><text:alphabetical-index-mark-end text:id="IMark28771272"/><text:alphabetical-index-mark-end text:id="IMark62864776"/><text:alphabetical-index-mark-end text:id="IMark64745976"/><text:alphabetical-index-mark-end text:id="IMark62895992"/><text:alphabetical-index-mark-end text:id="IMark34681800"/><text:alphabetical-index-mark-end text:id="IMark62244552"/><text:alphabetical-index-mark-end text:id="IMark52866328"/><text:alphabetical-index-mark-end text:id="IMark63199976"/><text:alphabetical-index-mark-end text:id="IMark56924744"/><text:alphabetical-index-mark-end text:id="IMark64807944"/><text:alphabetical-index-mark-end text:id="IMark63059464"/><text:alphabetical-index-mark-end text:id="IMark62097448"/><text:alphabetical-index-mark-end text:id="IMark59574728"/><text:alphabetical-index-mark-end text:id="IMark35455944"/><text:alphabetical-index-mark-end text:id="IMark62222392"/><text:alphabetical-index-mark-end text:id="IMark49919304"/><text:alphabetical-index-mark-end text:id="IMark61217992"/><text:alphabetical-index-mark-end text:id="IMark60069784"/><text:alphabetical-index-mark-end text:id="IMark29551560"/><text:alphabetical-index-mark-end text:id="IMark59048744"/><text:alphabetical-index-mark-end text:id="IMark61913752"/><text:alphabetical-index-mark-end text:id="IMark56544488"/><text:alphabetical-index-mark-end text:id="IMark63532088"/>, <text:span text:style-name="T65">except whenever it might be employed within a cluster </text:span><text:alphabetical-index-mark-start text:id="IMark58625272"/><text:alphabetical-index-mark-start text:id="IMark60701416"/><text:alphabetical-index-mark-start text:id="IMark64754712"/><text:alphabetical-index-mark-start text:id="IMark50579048"/><text:alphabetical-index-mark-start text:id="IMark62900504"/><text:alphabetical-index-mark-start text:id="IMark28240840"/><text:span text:style-name="T65">environment</text:span><text:alphabetical-index-mark-end text:id="IMark28240840"/><text:alphabetical-index-mark-end text:id="IMark62900504"/><text:alphabetical-index-mark-end text:id="IMark50579048"/><text:alphabetical-index-mark-end text:id="IMark64754712"/><text:alphabetical-index-mark-end text:id="IMark60701416"/><text:alphabetical-index-mark-end text:id="IMark58625272"/><text:span text:style-name="T65"> using any for of </text:span><text:alphabetical-index-mark-start text:id="IMark35548872"/><text:alphabetical-index-mark-start text:id="IMark63202232"/><text:alphabetical-index-mark-start text:id="IMark64786440"/><text:alphabetical-index-mark-start text:id="IMark60365160"/><text:alphabetical-index-mark-start text:id="IMark62961240"/><text:alphabetical-index-mark-start text:id="IMark64789592"/><text:span text:style-name="T65">MPI</text:span><text:alphabetical-index-mark-end text:id="IMark64789592"/><text:alphabetical-index-mark-end text:id="IMark62961240"/><text:alphabetical-index-mark-end text:id="IMark60365160"/><text:alphabetical-index-mark-end text:id="IMark64786440"/><text:alphabetical-index-mark-end text:id="IMark63202232"/><text:alphabetical-index-mark-end text:id="IMark35548872"/>. <text:span text:style-name="T65">MS </text:span><text:alphabetical-index-mark-start text:id="IMark62572424"/><text:alphabetical-index-mark-start text:id="IMark64867512"/><text:alphabetical-index-mark-start text:id="IMark59034600"/><text:alphabetical-index-mark-start text:id="IMark62514744"/><text:alphabetical-index-mark-start text:id="IMark52598584"/><text:alphabetical-index-mark-start text:id="IMark43398632"/><text:span text:style-name="T65">Windows</text:span><text:alphabetical-index-mark-end text:id="IMark43398632"/><text:alphabetical-index-mark-end text:id="IMark52598584"/><text:alphabetical-index-mark-end text:id="IMark62514744"/><text:alphabetical-index-mark-end text:id="IMark59034600"/><text:alphabetical-index-mark-end text:id="IMark64867512"/><text:alphabetical-index-mark-end text:id="IMark62572424"/><text:span text:style-name="T65"> </text:span><text:alphabetical-index-mark-start text:id="IMark57247144"/><text:alphabetical-index-mark-start text:id="IMark59330472"/><text:alphabetical-index-mark-start text:id="IMark62576904"/><text:alphabetical-index-mark-start text:id="IMark64210184"/><text:alphabetical-index-mark-start text:id="IMark35551176"/><text:alphabetical-index-mark-start text:id="IMark28893368"/><text:alphabetical-index-mark-start text:id="IMark63783032"/><text:alphabetical-index-mark-start text:id="IMark35485560"/><text:alphabetical-index-mark-start text:id="IMark63616520"/><text:alphabetical-index-mark-start text:id="IMark62340040"/><text:alphabetical-index-mark-start text:id="IMark59234904"/><text:alphabetical-index-mark-start text:id="IMark35526600"/><text:span text:style-name="T65">system</text:span><text:alphabetical-index-mark-end text:id="IMark35526600"/><text:alphabetical-index-mark-end text:id="IMark59234904"/><text:alphabetical-index-mark-end text:id="IMark62340040"/><text:alphabetical-index-mark-end text:id="IMark63616520"/><text:alphabetical-index-mark-end text:id="IMark35485560"/><text:alphabetical-index-mark-end text:id="IMark63783032"/><text:alphabetical-index-mark-end text:id="IMark28893368"/><text:alphabetical-index-mark-end text:id="IMark35551176"/><text:alphabetical-index-mark-end text:id="IMark64210184"/><text:alphabetical-index-mark-end text:id="IMark62576904"/><text:alphabetical-index-mark-end text:id="IMark59330472"/><text:alphabetical-index-mark-end text:id="IMark57247144"/><text:span text:style-name="T65">s will probably be unable to </text:span><text:alphabetical-index-mark-start text:id="IMark35454040"/><text:alphabetical-index-mark-start text:id="IMark52881368"/><text:alphabetical-index-mark-start text:id="IMark35659720"/><text:alphabetical-index-mark-start text:id="IMark63595832"/><text:alphabetical-index-mark-start text:id="IMark51660776"/><text:alphabetical-index-mark-start text:id="IMark60005768"/><text:span text:style-name="T65">handle</text:span><text:alphabetical-index-mark-end text:id="IMark60005768"/><text:alphabetical-index-mark-end text:id="IMark51660776"/><text:alphabetical-index-mark-end text:id="IMark63595832"/><text:alphabetical-index-mark-end text:id="IMark35659720"/><text:alphabetical-index-mark-end text:id="IMark52881368"/><text:alphabetical-index-mark-end text:id="IMark35454040"/> <text:alphabetical-index-mark-start text:id="IMark60411080"/><text:alphabetical-index-mark-start text:id="IMark62165672"/><text:alphabetical-index-mark-start text:id="IMark60649624"/><text:alphabetical-index-mark-start text:id="IMark57245992"/><text:alphabetical-index-mark-start text:id="IMark61441160"/><text:alphabetical-index-mark-start text:id="IMark59375608"/><text:span text:style-name="T65">MPI</text:span><text:alphabetical-index-mark-end text:id="IMark59375608"/><text:alphabetical-index-mark-end text:id="IMark61441160"/><text:alphabetical-index-mark-end text:id="IMark57245992"/><text:alphabetical-index-mark-end text:id="IMark60649624"/><text:alphabetical-index-mark-end text:id="IMark62165672"/><text:alphabetical-index-mark-end text:id="IMark60411080"/><text:span text:style-name="T65"> </text:span><text:alphabetical-index-mark-start text:id="IMark64795656"/><text:alphabetical-index-mark-start text:id="IMark60008424"/><text:alphabetical-index-mark-start text:id="IMark63594568"/><text:alphabetical-index-mark-start text:id="IMark62571640"/><text:alphabetical-index-mark-start text:id="IMark52479512"/><text:alphabetical-index-mark-start text:id="IMark56903016"/><text:span text:style-name="T65">call</text:span><text:alphabetical-index-mark-end text:id="IMark56903016"/><text:alphabetical-index-mark-end text:id="IMark52479512"/><text:alphabetical-index-mark-end text:id="IMark62571640"/><text:alphabetical-index-mark-end text:id="IMark63594568"/><text:alphabetical-index-mark-end text:id="IMark60008424"/><text:alphabetical-index-mark-end text:id="IMark64795656"/><text:span text:style-name="T65">s.</text:span></text:p>
      <text:h text:style-name="P117" text:outline-level="1"><text:bookmark-start text:name="__RefHeading___Toc977_76759228"/>4. Structure<text:bookmark-end text:name="__RefHeading___Toc977_76759228"/></text:h>
      <text:p text:style-name="P8"/>
      <text:p text:style-name="P39">In the main <text:alphabetical-index-mark-start text:id="IMark35801496"/>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folder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35801496"/> of the project you will find a couple of 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<text:alphabetical-index-mark-start text:id="IMark60863176"/><text:alphabetical-index-mark-start text:id="IMark58631192"/><text:alphabetical-index-mark-start text:id="IMark61464088"/><text:alphabetical-index-mark-start text:id="IMark63302664"/><text:alphabetical-index-mark-start text:id="IMark54326184"/><text:alphabetical-index-mark-start text:id="IMark63350024"/><text:alphabetical-index-mark-start text:id="IMark60403800"/><text:alphabetical-index-mark-start text:id="IMark62886104"/>.cpp<text:alphabetical-index-mark-end text:id="IMark62886104"/><text:alphabetical-index-mark-end text:id="IMark60403800"/><text:alphabetical-index-mark-end text:id="IMark63350024"/><text:alphabetical-index-mark-end text:id="IMark54326184"/><text:alphabetical-index-mark-end text:id="IMark63302664"/><text:alphabetical-index-mark-end text:id="IMark61464088"/><text:alphabetical-index-mark-end text:id="IMark58631192"/><text:alphabetical-index-mark-end text:id="IMark60863176"/>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 and <text:alphabetical-index-mark-start text:id="IMark54886104"/><text:alphabetical-index-mark-start text:id="IMark63221048"/><text:alphabetical-index-mark-start text:id="IMark64457544"/><text:alphabetical-index-mark-start text:id="IMark64550040"/><text:alphabetical-index-mark-start text:id="IMark64467400"/><text:alphabetical-index-mark-start text:id="IMark58354664"/><text:alphabetical-index-mark-start text:id="IMark59587592"/><text:alphabetical-index-mark-start text:id="IMark59307400"/><text:alphabetical-index-mark-start text:id="IMark55458440"/><text:alphabetical-index-mark-start text:id="IMark61306520"/><text:alphabetical-index-mark-start text:id="IMark62933016"/><text:alphabetical-index-mark-start text:id="IMark64463704"/><text:alphabetical-index-mark-start text:id="IMark63905352"/>.hpp<text:alphabetical-index-mark-end text:id="IMark63905352"/><text:alphabetical-index-mark-end text:id="IMark64463704"/><text:alphabetical-index-mark-end text:id="IMark62933016"/><text:alphabetical-index-mark-end text:id="IMark61306520"/><text:alphabetical-index-mark-end text:id="IMark55458440"/><text:alphabetical-index-mark-end text:id="IMark59307400"/><text:alphabetical-index-mark-end text:id="IMark59587592"/><text:alphabetical-index-mark-end text:id="IMark58354664"/><text:alphabetical-index-mark-end text:id="IMark64467400"/><text:alphabetical-index-mark-end text:id="IMark64550040"/><text:alphabetical-index-mark-end text:id="IMark64457544"/><text:alphabetical-index-mark-end text:id="IMark63221048"/><text:alphabetical-index-mark-end text:id="IMark54886104"/> 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3909336"/><text:alphabetical-index-mark-start text:id="IMark60830952"/>file<text:alphabetical-index-mark-end text:id="IMark60830952"/><text:alphabetical-index-mark-end text:id="IMark63909336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s, as well as text <text:alphabetical-index-mark-start text:id="IMark64190136"/><text:alphabetical-index-mark-start text:id="IMark64551960"/><text:alphabetical-index-mark-start text:id="IMark64185816"/><text:alphabetical-index-mark-start text:id="IMark63418968"/><text:alphabetical-index-mark-start text:id="IMark63165512"/><text:alphabetical-index-mark-start text:id="IMark60861976"/><text:alphabetical-index-mark-start text:id="IMark50519464"/><text:alphabetical-index-mark-start text:id="IMark59586328"/>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file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<text:alphabetical-index-mark-end text:id="IMark59586328"/><text:alphabetical-index-mark-end text:id="IMark50519464"/><text:alphabetical-index-mark-end text:id="IMark60861976"/><text:alphabetical-index-mark-end text:id="IMark63165512"/><text:alphabetical-index-mark-end text:id="IMark63418968"/><text:alphabetical-index-mark-end text:id="IMark64185816"/><text:alphabetical-index-mark-end text:id="IMark64551960"/><text:alphabetical-index-mark-end text:id="IMark64190136"/>s containing <text:alphabetical-index-mark-start text:id="IMark49858712"/><text:alphabetical-index-mark-start text:id="IMark49865640"/><text:alphabetical-index-mark-start text:id="IMark57803448"/><text:alphabetical-index-mark-start text:id="IMark54952040"/><text:alphabetical-index-mark-start text:id="IMark56566648"/><text:alphabetical-index-mark-start text:id="IMark56408184"/><text:alphabetical-index-mark-start text:id="IMark63297352"/><text:alphabetical-index-mark-start text:id="IMark62930664"/><text:alphabetical-index-mark-start text:id="IMark52856648"/><text:alphabetical-index-mark-start text:id="IMark61922488"/><text:alphabetical-index-mark-start text:id="IMark62321496"/><text:alphabetical-index-mark-start text:id="IMark62241288"/><text:alphabetical-index-mark-start text:id="IMark63306360"/>license<text:alphabetical-index-mark-end text:id="IMark63306360"/><text:alphabetical-index-mark-end text:id="IMark62241288"/><text:alphabetical-index-mark-end text:id="IMark62321496"/><text:alphabetical-index-mark-end text:id="IMark61922488"/><text:alphabetical-index-mark-end text:id="IMark52856648"/><text:alphabetical-index-mark-end text:id="IMark62930664"/><text:alphabetical-index-mark-end text:id="IMark63297352"/><text:alphabetical-index-mark-end text:id="IMark56408184"/><text:alphabetical-index-mark-end text:id="IMark56566648"/><text:alphabetical-index-mark-end text:id="IMark54952040"/><text:alphabetical-index-mark-end text:id="IMark57803448"/><text:alphabetical-index-mark-end text:id="IMark49865640"/><text:alphabetical-index-mark-end text:id="IMark49858712"/> and contribution in<text:alphabetical-index-mark-start text:id="IMark58511320"/><text:alphabetical-index-mark-start text:id="IMark52870952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59299224"/>format<text:alphabetical-index-mark-end text:id="IMark59299224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2870952"/><text:alphabetical-index-mark-end text:id="IMark58511320"/>ion.</text:p>
      <text:p text:style-name="P37"/>
      <text:p text:style-name="P37">The <text:span text:style-name="T35">main </text:span>project <text:alphabetical-index-mark-start text:id="IMark61309048"/><text:alphabetical-index-mark-start text:id="IMark60373448"/><text:alphabetical-index-mark-start text:id="IMark64183128"/><text:alphabetical-index-mark-start text:id="IMark63901368"/><text:alphabetical-index-mark-start text:id="IMark64178472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3110728"/><text:alphabetical-index-mark-start text:id="IMark62087656"/><text:alphabetical-index-mark-start text:id="IMark28895672"/><text:alphabetical-index-mark-start text:id="IMark64460008"/>f<text:span text:style-name="T35">older</text:span>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78472"/><text:alphabetical-index-mark-end text:id="IMark63901368"/><text:alphabetical-index-mark-end text:id="IMark64183128"/><text:alphabetical-index-mark-end text:id="IMark60373448"/><text:alphabetical-index-mark-end text:id="IMark61309048"/> <text:span text:style-name="T35">also </text:span>contains two <text:span text:style-name="T35">sub </text:span><text:alphabetical-index-mark-start text:id="IMark60829688"/><text:alphabetical-index-mark-start text:id="IMark64201576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folder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4201576"/><text:alphabetical-index-mark-end text:id="IMark60829688"/>s:</text:p>
      <text:p text:style-name="P37"/>
      <text:h text:style-name="Heading_20_2" text:outline-level="2"><text:bookmark-start text:name="__RefHeading___Toc979_76759228"/>4.1. <text:alphabetical-index-mark-start text:id="IMark63302664"/><text:alphabetical-index-mark-start text:id="IMark63350024"/><text:alphabetical-index-mark-start text:id="IMark60403800"/><text:alphabetical-index-mark-start text:id="IMark62886104"/><text:alphabetical-index-mark-start text:id="IMark54886104"/><text:alphabetical-index-mark-start text:id="IMark63221048"/><text:alphabetical-index-mark-start text:id="IMark64457544"/><text:alphabetical-index-mark-start text:id="IMark64550040"/><text:alphabetical-index-mark-start text:id="IMark64467400"/><text:alphabetical-index-mark-start text:id="IMark58354664"/><text:alphabetical-index-mark-start text:id="IMark59587592"/><text:alphabetical-index-mark-start text:id="IMark59307400"/><text:alphabetical-index-mark-start text:id="IMark55458440"/>/doc<text:bookmark-end text:name="__RefHeading___Toc979_76759228"/><text:alphabetical-index-mark-end text:id="IMark55458440"/><text:alphabetical-index-mark-end text:id="IMark59307400"/><text:alphabetical-index-mark-end text:id="IMark59587592"/><text:alphabetical-index-mark-end text:id="IMark58354664"/><text:alphabetical-index-mark-end text:id="IMark64467400"/><text:alphabetical-index-mark-end text:id="IMark64550040"/><text:alphabetical-index-mark-end text:id="IMark64457544"/><text:alphabetical-index-mark-end text:id="IMark63221048"/><text:alphabetical-index-mark-end text:id="IMark54886104"/><text:alphabetical-index-mark-end text:id="IMark62886104"/><text:alphabetical-index-mark-end text:id="IMark60403800"/><text:alphabetical-index-mark-end text:id="IMark63350024"/><text:alphabetical-index-mark-end text:id="IMark63302664"/></text:h>
      <text:p text:style-name="P38"/>
      <text:p text:style-name="P38">This <text:alphabetical-index-mark-start text:id="IMark64463704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folder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64463704"/> contains the manual for <text:alphabetical-index-mark-start text:id="IMark63909336"/><text:alphabetical-index-mark-start text:id="IMark60830952"/>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57803448"/><text:alphabetical-index-mark-start text:id="IMark54952040"/><text:alphabetical-index-mark-start text:id="IMark56566648"/><text:alphabetical-index-mark-start text:id="IMark56408184"/><text:alphabetical-index-mark-start text:id="IMark63297352"/><text:alphabetical-index-mark-start text:id="IMark62930664"/>sql<text:alphabetical-index-mark-end text:id="IMark62930664"/><text:alphabetical-index-mark-end text:id="IMark63297352"/><text:alphabetical-index-mark-end text:id="IMark56408184"/><text:alphabetical-index-mark-end text:id="IMark56566648"/><text:alphabetical-index-mark-end text:id="IMark54952040"/><text:alphabetical-index-mark-end text:id="IMark57803448"/>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<text:alphabetical-index-mark-end text:id="IMark60830952"/><text:alphabetical-index-mark-end text:id="IMark63909336"/>p.</text:p>
      <text:p text:style-name="P38"/>
      <text:p text:style-name="P38"/>
      <text:h text:style-name="Heading_20_2" text:outline-level="2"><text:bookmark-start text:name="__RefHeading___Toc981_76759228"/>4.2. <text:alphabetical-index-mark-start text:id="IMark64190136"/><text:alphabetical-index-mark-start text:id="IMark64185816"/><text:alphabetical-index-mark-start text:id="IMark63418968"/><text:alphabetical-index-mark-start text:id="IMark63165512"/><text:alphabetical-index-mark-start text:id="IMark60861976"/><text:alphabetical-index-mark-start text:id="IMark50519464"/><text:alphabetical-index-mark-start text:id="IMark59586328"/>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<text:alphabetical-index-mark-start text:id="IMark63625496"/>/examples<text:bookmark-end text:name="__RefHeading___Toc981_76759228"/><text:alphabetical-index-mark-end text:id="IMark63625496"/>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<text:alphabetical-index-mark-end text:id="IMark59586328"/><text:alphabetical-index-mark-end text:id="IMark50519464"/><text:alphabetical-index-mark-end text:id="IMark60861976"/><text:alphabetical-index-mark-end text:id="IMark63165512"/><text:alphabetical-index-mark-end text:id="IMark63418968"/><text:alphabetical-index-mark-end text:id="IMark64185816"/><text:alphabetical-index-mark-end text:id="IMark64190136"/></text:h>
      <text:p text:style-name="P38"/>
      <text:p text:style-name="P38">This <text:alphabetical-index-mark-start text:id="IMark61309048"/><text:alphabetical-index-mark-start text:id="IMark60373448"/><text:alphabetical-index-mark-start text:id="IMark64183128"/><text:alphabetical-index-mark-start text:id="IMark63901368"/><text:alphabetical-index-mark-start text:id="IMark64178472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3110728"/><text:alphabetical-index-mark-start text:id="IMark62087656"/><text:alphabetical-index-mark-start text:id="IMark28895672"/><text:alphabetical-index-mark-start text:id="IMark64460008"/>folder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78472"/><text:alphabetical-index-mark-end text:id="IMark63901368"/><text:alphabetical-index-mark-end text:id="IMark64183128"/><text:alphabetical-index-mark-end text:id="IMark60373448"/><text:alphabetical-index-mark-end text:id="IMark61309048"/> contains a fe<text:span text:style-name="T66">w</text:span> example <text:alphabetical-index-mark-start text:id="IMark64201576"/><text:alphabetical-index-mark-start text:id="IMark60829688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file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0829688"/><text:alphabetical-index-mark-end text:id="IMark64201576"/>s, including a <text:alphabetical-index-mark-start text:id="IMark61464088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54886104"/><text:alphabetical-index-mark-start text:id="IMark63221048"/><text:alphabetical-index-mark-start text:id="IMark64457544"/><text:alphabetical-index-mark-start text:id="IMark64550040"/><text:alphabetical-index-mark-start text:id="IMark64467400"/><text:alphabetical-index-mark-start text:id="IMark58354664"/><text:alphabetical-index-mark-start text:id="IMark59587592"/>database<text:alphabetical-index-mark-end text:id="IMark59587592"/><text:alphabetical-index-mark-end text:id="IMark58354664"/><text:alphabetical-index-mark-end text:id="IMark64467400"/><text:alphabetical-index-mark-end text:id="IMark64550040"/><text:alphabetical-index-mark-end text:id="IMark64457544"/><text:alphabetical-index-mark-end text:id="IMark63221048"/><text:alphabetical-index-mark-end text:id="IMark54886104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1464088"/>s and 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.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0830952"/><text:alphabetical-index-mark-start text:id="IMark63909336"/>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43434600"/><text:alphabetical-index-mark-start text:id="IMark55135704"/><text:alphabetical-index-mark-start text:id="IMark60662408"/>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sql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<text:alphabetical-index-mark-end text:id="IMark60662408"/><text:alphabetical-index-mark-end text:id="IMark55135704"/><text:alphabetical-index-mark-end text:id="IMark43434600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<text:alphabetical-index-mark-end text:id="IMark63909336"/><text:alphabetical-index-mark-end text:id="IMark60830952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 <text:alphabetical-index-mark-start text:id="IMark57803448"/><text:alphabetical-index-mark-start text:id="IMark54952040"/><text:alphabetical-index-mark-start text:id="IMark56566648"/><text:alphabetical-index-mark-start text:id="IMark56408184"/><text:alphabetical-index-mark-start text:id="IMark63297352"/><text:alphabetical-index-mark-start text:id="IMark62930664"/><text:alphabetical-index-mark-start text:id="IMark62321496"/><text:alphabetical-index-mark-start text:id="IMark61922488"/>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file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<text:alphabetical-index-mark-end text:id="IMark61922488"/><text:alphabetical-index-mark-end text:id="IMark62321496"/><text:alphabetical-index-mark-end text:id="IMark62930664"/><text:alphabetical-index-mark-end text:id="IMark63297352"/><text:alphabetical-index-mark-end text:id="IMark56408184"/><text:alphabetical-index-mark-end text:id="IMark56566648"/><text:alphabetical-index-mark-end text:id="IMark54952040"/><text:alphabetical-index-mark-end text:id="IMark57803448"/>s.</text:p>
      <text:p text:style-name="P38"/>
      <text:p text:style-name="P38"/>
      <text:p text:style-name="P38"/>
      <text:p text:style-name="P8"/>
      <text:p text:style-name="P8"/>
      <text:h text:style-name="P117" text:outline-level="1"><text:bookmark-start text:name="__RefHeading___Toc983_76759228"/>5. Use<text:bookmark-end text:name="__RefHeading___Toc983_76759228"/></text:h>
      <text:p text:style-name="P15"/>
      <text:h text:style-name="Heading_20_2" text:outline-level="2"><text:bookmark-start text:name="__RefHeading___Toc985_76759228"/>5.1. <text:alphabetical-index-mark-start text:id="IMark64183128"/><text:alphabetical-index-mark-start text:id="IMark64178472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54952040"/><text:alphabetical-index-mark-start text:id="IMark57803448"/><text:alphabetical-index-mark-start text:id="IMark56566648"/>Install<text:alphabetical-index-mark-end text:id="IMark56566648"/><text:alphabetical-index-mark-end text:id="IMark57803448"/><text:alphabetical-index-mark-end text:id="IMark54952040"/>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78472"/><text:alphabetical-index-mark-end text:id="IMark64183128"/>ation<text:bookmark-end text:name="__RefHeading___Toc985_76759228"/></text:h>
      <text:p text:style-name="P30"/>
      <text:p text:style-name="P30">Uncompress and copy the contents of this <text:alphabetical-index-mark-start text:id="IMark62930664"/><text:alphabetical-index-mark-start text:id="IMark62321496"/><text:alphabetical-index-mark-start text:id="IMark61922488"/>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file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<text:alphabetical-index-mark-end text:id="IMark61922488"/><text:alphabetical-index-mark-end text:id="IMark62321496"/><text:alphabetical-index-mark-end text:id="IMark62930664"/> wherever you want in your <text:alphabetical-index-mark-start text:id="IMark52856648"/><text:alphabetical-index-mark-start text:id="IMark64463704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0830952"/><text:alphabetical-index-mark-start text:id="IMark63909336"/>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system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<text:alphabetical-index-mark-end text:id="IMark63909336"/><text:alphabetical-index-mark-end text:id="IMark60830952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64463704"/><text:alphabetical-index-mark-end text:id="IMark52856648"/>.</text:p>
      <text:p text:style-name="P30"/>
      <text:p text:style-name="P30">Copy 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61464088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54886104"/><text:alphabetical-index-mark-start text:id="IMark63221048"/><text:alphabetical-index-mark-start text:id="IMark64457544"/><text:alphabetical-index-mark-start text:id="IMark64550040"/><text:alphabetical-index-mark-start text:id="IMark64467400"/><text:alphabetical-index-mark-start text:id="IMark58354664"/><text:alphabetical-index-mark-start text:id="IMark59587592"/><text:alphabetical-index-mark-start text:id="IMark64201576"/><text:alphabetical-index-mark-start text:id="IMark60829688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<text:alphabetical-index-mark-start text:id="IMark50519464"/><text:alphabetical-index-mark-start text:id="IMark60861976"/><text:alphabetical-index-mark-start text:id="IMark61540440"/><text:alphabetical-index-mark-start text:id="IMark59586328"/><text:alphabetical-index-mark-start text:id="IMark59302152"/><text:alphabetical-index-mark-start text:id="IMark35597272"/><text:alphabetical-index-mark-start text:id="IMark59161320"/><text:alphabetical-index-mark-start text:id="IMark49877032"/><text:span text:style-name="T23">sql</text:span><text:alphabetical-index-mark-end text:id="IMark49877032"/><text:alphabetical-index-mark-end text:id="IMark59161320"/><text:alphabetical-index-mark-end text:id="IMark35597272"/><text:alphabetical-index-mark-end text:id="IMark59302152"/><text:alphabetical-index-mark-end text:id="IMark59586328"/><text:alphabetical-index-mark-end text:id="IMark61540440"/><text:alphabetical-index-mark-end text:id="IMark60861976"/><text:alphabetical-index-mark-end text:id="IMark50519464"/>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0829688"/><text:alphabetical-index-mark-end text:id="IMark64201576"/><text:alphabetical-index-mark-end text:id="IMark59587592"/><text:alphabetical-index-mark-end text:id="IMark58354664"/><text:alphabetical-index-mark-end text:id="IMark64467400"/><text:alphabetical-index-mark-end text:id="IMark64550040"/><text:alphabetical-index-mark-end text:id="IMark64457544"/><text:span text:style-name="T23">ite</text:span><text:alphabetical-index-mark-end text:id="IMark63221048"/><text:alphabetical-index-mark-end text:id="IMark54886104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1464088"/>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<text:span text:style-name="T23">3</text:span><text:alphabetical-index-mark-start text:id="IMark64551960"/><text:alphabetical-index-mark-start text:id="IMark63625496"/><text:alphabetical-index-mark-start text:id="IMark60863176"/><text:alphabetical-index-mark-start text:id="IMark60861240"/><text:alphabetical-index-mark-start text:id="IMark63165512"/><text:alphabetical-index-mark-start text:id="IMark60373448"/><text:alphabetical-index-mark-start text:id="IMark61309048"/><text:alphabetical-index-mark-start text:id="IMark64178472"/><text:alphabetical-index-mark-start text:id="IMark64183128"/><text:alphabetical-index-mark-start text:id="IMark61307784"/><text:alphabetical-index-mark-start text:id="IMark59743656"/><text:alphabetical-index-mark-start text:id="IMark63172440"/><text:alphabetical-index-mark-start text:id="IMark35801496"/><text:span text:style-name="T23">.cpp</text:span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83128"/><text:alphabetical-index-mark-end text:id="IMark64178472"/><text:alphabetical-index-mark-end text:id="IMark61309048"/><text:alphabetical-index-mark-end text:id="IMark60373448"/><text:alphabetical-index-mark-end text:id="IMark63165512"/><text:alphabetical-index-mark-end text:id="IMark60861240"/><text:alphabetical-index-mark-end text:id="IMark60863176"/><text:alphabetical-index-mark-end text:id="IMark63625496"/><text:alphabetical-index-mark-end text:id="IMark64551960"/> and 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54952040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62321496"/><text:alphabetical-index-mark-start text:id="IMark61922488"/>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<text:alphabetical-index-mark-start text:id="IMark64463704"/><text:alphabetical-index-mark-start text:id="IMark52856648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0830952"/><text:span text:style-name="T23">sql</text:span><text:alphabetical-index-mark-end text:id="IMark60830952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52856648"/><text:alphabetical-index-mark-end text:id="IMark64463704"/>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<text:alphabetical-index-mark-end text:id="IMark61922488"/><text:span text:style-name="T23">ite</text:span><text:alphabetical-index-mark-end text:id="IMark62321496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54952040"/><text:alphabetical-index-mark-end text:id="IMark64460008"/><text:alphabetical-index-mark-end text:id="IMark28895672"/><text:alphabetical-index-mark-end text:id="IMark62087656"/><text:alphabetical-index-mark-end text:id="IMark63110728"/><text:span text:style-name="T23">3.h</text:span> to the same <text:alphabetical-index-mark-start text:id="IMark63909336"/>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60662408"/><text:alphabetical-index-mark-start text:id="IMark55135704"/>folder<text:alphabetical-index-mark-end text:id="IMark55135704"/><text:alphabetical-index-mark-end text:id="IMark60662408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<text:alphabetical-index-mark-end text:id="IMark63909336"/> or open <text:alphabetical-index-mark-start text:id="IMark52540792"/><text:alphabetical-index-mark-start text:id="IMark50579048"/><text:alphabetical-index-mark-start text:id="IMark64754712"/><text:alphabetical-index-mark-start text:id="IMark60701416"/><text:alphabetical-index-mark-start text:id="IMark58625272"/><text:alphabetical-index-mark-start text:id="IMark63202232"/><text:alphabetical-index-mark-start text:id="IMark35548872"/><text:alphabetical-index-mark-start text:id="IMark28240840"/><text:alphabetical-index-mark-start text:id="IMark62900504"/><text:alphabetical-index-mark-start text:id="IMark64789592"/><text:alphabetical-index-mark-start text:id="IMark62961240"/><text:alphabetical-index-mark-start text:id="IMark60365160"/><text:alphabetical-index-mark-start text:id="IMark64786440"/><text:alphabetical-index-mark-start text:id="IMark62514744"/><text:alphabetical-index-mark-start text:id="IMark59034600"/><text:alphabetical-index-mark-start text:id="IMark64867512"/><text:alphabetical-index-mark-start text:id="IMark62572424"/><text:alphabetical-index-mark-start text:id="IMark59330472"/><text:alphabetical-index-mark-start text:id="IMark57247144"/><text:alphabetical-index-mark-start text:id="IMark43398632"/><text:alphabetical-index-mark-start text:id="IMark52598584"/><text:alphabetical-index-mark-start text:id="IMark28893368"/><text:alphabetical-index-mark-start text:id="IMark35551176"/><text:alphabetical-index-mark-start text:id="IMark64210184"/><text:alphabetical-index-mark-start text:id="IMark62576904"/><text:alphabetical-index-mark-start text:id="IMark62340040"/><text:span text:style-name="T23">sql</text:span><text:alphabetical-index-mark-end text:id="IMark62340040"/><text:alphabetical-index-mark-end text:id="IMark62576904"/><text:alphabetical-index-mark-end text:id="IMark64210184"/><text:alphabetical-index-mark-end text:id="IMark35551176"/><text:alphabetical-index-mark-end text:id="IMark28893368"/><text:alphabetical-index-mark-end text:id="IMark52598584"/><text:alphabetical-index-mark-end text:id="IMark43398632"/><text:alphabetical-index-mark-end text:id="IMark57247144"/><text:alphabetical-index-mark-end text:id="IMark59330472"/><text:alphabetical-index-mark-end text:id="IMark62572424"/><text:alphabetical-index-mark-end text:id="IMark64867512"/><text:alphabetical-index-mark-end text:id="IMark59034600"/><text:alphabetical-index-mark-end text:id="IMark62514744"/><text:alphabetical-index-mark-end text:id="IMark64786440"/><text:alphabetical-index-mark-end text:id="IMark60365160"/><text:alphabetical-index-mark-end text:id="IMark62961240"/><text:alphabetical-index-mark-end text:id="IMark64789592"/><text:alphabetical-index-mark-end text:id="IMark62900504"/><text:alphabetical-index-mark-end text:id="IMark28240840"/><text:alphabetical-index-mark-end text:id="IMark35548872"/><text:alphabetical-index-mark-end text:id="IMark63202232"/><text:alphabetical-index-mark-end text:id="IMark58625272"/><text:alphabetical-index-mark-end text:id="IMark60701416"/><text:alphabetical-index-mark-end text:id="IMark64754712"/><text:alphabetical-index-mark-end text:id="IMark50579048"/><text:alphabetical-index-mark-end text:id="IMark52540792"/><text:span text:style-name="T23">p1</text:span><text:alphabetical-index-mark-start text:id="IMark63616520"/><text:alphabetical-index-mark-start text:id="IMark35485560"/><text:alphabetical-index-mark-start text:id="IMark63783032"/><text:alphabetical-index-mark-start text:id="IMark35454040"/><text:alphabetical-index-mark-start text:id="IMark56837432"/><text:alphabetical-index-mark-start text:id="IMark35526600"/><text:alphabetical-index-mark-start text:id="IMark59234904"/><text:alphabetical-index-mark-start text:id="IMark51660776"/><text:alphabetical-index-mark-start text:id="IMark63595832"/><text:alphabetical-index-mark-start text:id="IMark35659720"/><text:alphabetical-index-mark-start text:id="IMark52881368"/><text:alphabetical-index-mark-start text:id="IMark60649624"/><text:alphabetical-index-mark-start text:id="IMark62165672"/><text:span text:style-name="T23">.hpp</text:span><text:alphabetical-index-mark-end text:id="IMark62165672"/><text:alphabetical-index-mark-end text:id="IMark60649624"/><text:alphabetical-index-mark-end text:id="IMark52881368"/><text:alphabetical-index-mark-end text:id="IMark35659720"/><text:alphabetical-index-mark-end text:id="IMark63595832"/><text:alphabetical-index-mark-end text:id="IMark51660776"/><text:alphabetical-index-mark-end text:id="IMark59234904"/><text:alphabetical-index-mark-end text:id="IMark35526600"/><text:alphabetical-index-mark-end text:id="IMark56837432"/><text:alphabetical-index-mark-end text:id="IMark35454040"/><text:alphabetical-index-mark-end text:id="IMark63783032"/><text:alphabetical-index-mark-end text:id="IMark35485560"/><text:alphabetical-index-mark-end text:id="IMark63616520"/> and modify the <text:span text:style-name="T23">#include "</text:span><text:alphabetical-index-mark-start text:id="IMark60411080"/><text:alphabetical-index-mark-start text:id="IMark60005768"/><text:alphabetical-index-mark-start text:id="IMark64795656"/><text:alphabetical-index-mark-start text:id="IMark59375608"/><text:alphabetical-index-mark-start text:id="IMark61441160"/><text:alphabetical-index-mark-start text:id="IMark57245992"/><text:alphabetical-index-mark-start text:id="IMark52479512"/><text:alphabetical-index-mark-start text:id="IMark62571640"/><text:alphabetical-index-mark-start text:id="IMark63594568"/><text:alphabetical-index-mark-start text:id="IMark60008424"/><text:alphabetical-index-mark-start text:id="IMark55597448"/><text:alphabetical-index-mark-start text:id="IMark57542216"/><text:alphabetical-index-mark-start text:id="IMark56544488"/><text:alphabetical-index-mark-start text:id="IMark56903016"/><text:alphabetical-index-mark-start text:id="IMark59048744"/><text:alphabetical-index-mark-start text:id="IMark29551560"/><text:alphabetical-index-mark-start text:id="IMark60069784"/><text:alphabetical-index-mark-start text:id="IMark58808216"/><text:alphabetical-index-mark-start text:id="IMark49919304"/><text:alphabetical-index-mark-start text:id="IMark62222392"/><text:alphabetical-index-mark-start text:id="IMark35455944"/><text:alphabetical-index-mark-start text:id="IMark61913752"/><text:alphabetical-index-mark-start text:id="IMark56924744"/><text:alphabetical-index-mark-start text:id="IMark63620312"/><text:alphabetical-index-mark-start text:id="IMark59574728"/><text:alphabetical-index-mark-start text:id="IMark61217992"/><text:alphabetical-index-mark-start text:id="IMark34681800"/><text:alphabetical-index-mark-start text:id="IMark62097448"/><text:alphabetical-index-mark-start text:id="IMark63059464"/><text:alphabetical-index-mark-start text:id="IMark64807944"/><text:alphabetical-index-mark-start text:id="IMark62244552"/><text:alphabetical-index-mark-start text:id="IMark52866328"/><text:alphabetical-index-mark-start text:id="IMark64745976"/><text:alphabetical-index-mark-start text:id="IMark62864776"/><text:alphabetical-index-mark-start text:id="IMark28771272"/><text:alphabetical-index-mark-start text:id="IMark63199976"/><text:alphabetical-index-mark-start text:id="IMark59050072"/><text:alphabetical-index-mark-start text:id="IMark63621576"/><text:alphabetical-index-mark-start text:id="IMark50462456"/><text:span text:style-name="T23">sql</text:span><text:alphabetical-index-mark-end text:id="IMark50462456"/><text:alphabetical-index-mark-end text:id="IMark63621576"/><text:alphabetical-index-mark-end text:id="IMark59050072"/><text:alphabetical-index-mark-end text:id="IMark63199976"/><text:alphabetical-index-mark-end text:id="IMark28771272"/><text:alphabetical-index-mark-end text:id="IMark62864776"/><text:alphabetical-index-mark-end text:id="IMark64745976"/><text:alphabetical-index-mark-end text:id="IMark52866328"/><text:alphabetical-index-mark-end text:id="IMark62244552"/><text:alphabetical-index-mark-end text:id="IMark64807944"/><text:alphabetical-index-mark-end text:id="IMark63059464"/><text:alphabetical-index-mark-end text:id="IMark62097448"/><text:alphabetical-index-mark-end text:id="IMark34681800"/><text:alphabetical-index-mark-end text:id="IMark61217992"/><text:alphabetical-index-mark-end text:id="IMark59574728"/><text:alphabetical-index-mark-end text:id="IMark63620312"/><text:alphabetical-index-mark-end text:id="IMark56924744"/><text:alphabetical-index-mark-end text:id="IMark61913752"/><text:alphabetical-index-mark-end text:id="IMark35455944"/><text:alphabetical-index-mark-end text:id="IMark62222392"/><text:alphabetical-index-mark-end text:id="IMark49919304"/><text:alphabetical-index-mark-end text:id="IMark58808216"/><text:alphabetical-index-mark-end text:id="IMark60069784"/><text:alphabetical-index-mark-end text:id="IMark29551560"/><text:alphabetical-index-mark-end text:id="IMark59048744"/><text:alphabetical-index-mark-end text:id="IMark56903016"/><text:span text:style-name="T23">ite</text:span><text:alphabetical-index-mark-end text:id="IMark56544488"/><text:alphabetical-index-mark-end text:id="IMark57542216"/><text:alphabetical-index-mark-end text:id="IMark55597448"/><text:alphabetical-index-mark-end text:id="IMark60008424"/><text:alphabetical-index-mark-end text:id="IMark63594568"/><text:alphabetical-index-mark-end text:id="IMark62571640"/><text:alphabetical-index-mark-end text:id="IMark52479512"/><text:alphabetical-index-mark-end text:id="IMark57245992"/><text:alphabetical-index-mark-end text:id="IMark61441160"/><text:alphabetical-index-mark-end text:id="IMark59375608"/><text:alphabetical-index-mark-end text:id="IMark64795656"/><text:alphabetical-index-mark-end text:id="IMark60005768"/><text:alphabetical-index-mark-end text:id="IMark60411080"/><text:span text:style-name="T23">3.h"</text:span> line <text:span text:style-name="T36">in </text:span><text:alphabetical-index-mark-start text:id="IMark62895992"/><text:alphabetical-index-mark-start text:id="IMark70254760"/><text:alphabetical-index-mark-start text:id="IMark70095496"/><text:alphabetical-index-mark-start text:id="IMark49911624"/><text:alphabetical-index-mark-start text:id="IMark67624424"/><text:alphabetical-index-mark-start text:id="IMark63640744"/><text:alphabetical-index-mark-start text:id="IMark59095256"/><text:alphabetical-index-mark-start text:id="IMark59105880"/><text:alphabetical-index-mark-start text:id="IMark54932760"/><text:alphabetical-index-mark-start text:id="IMark64042632"/><text:alphabetical-index-mark-start text:id="IMark52552712"/><text:alphabetical-index-mark-start text:id="IMark62347400"/><text:alphabetical-index-mark-start text:id="IMark59457128"/><text:alphabetical-index-mark-start text:id="IMark64039128"/><text:alphabetical-index-mark-start text:id="IMark64572232"/><text:alphabetical-index-mark-start text:id="IMark64123832"/><text:alphabetical-index-mark-start text:id="IMark64437320"/><text:alphabetical-index-mark-start text:id="IMark49950424"/><text:alphabetical-index-mark-start text:id="IMark54872552"/><text:alphabetical-index-mark-start text:id="IMark63975032"/><text:alphabetical-index-mark-start text:id="IMark60043256"/><text:alphabetical-index-mark-start text:id="IMark35669032"/><text:alphabetical-index-mark-start text:id="IMark57372280"/><text:alphabetical-index-mark-start text:id="IMark63251320"/><text:alphabetical-index-mark-start text:id="IMark60858904"/><text:alphabetical-index-mark-start text:id="IMark63317944"/><text:span text:style-name="T26">sql</text:span><text:alphabetical-index-mark-end text:id="IMark63317944"/><text:alphabetical-index-mark-end text:id="IMark60858904"/><text:alphabetical-index-mark-end text:id="IMark63251320"/><text:alphabetical-index-mark-end text:id="IMark57372280"/><text:alphabetical-index-mark-end text:id="IMark35669032"/><text:alphabetical-index-mark-end text:id="IMark60043256"/><text:alphabetical-index-mark-end text:id="IMark63975032"/><text:alphabetical-index-mark-end text:id="IMark54872552"/><text:alphabetical-index-mark-end text:id="IMark49950424"/><text:alphabetical-index-mark-end text:id="IMark64437320"/><text:alphabetical-index-mark-end text:id="IMark64123832"/><text:alphabetical-index-mark-end text:id="IMark64572232"/><text:alphabetical-index-mark-end text:id="IMark64039128"/><text:alphabetical-index-mark-end text:id="IMark59457128"/><text:alphabetical-index-mark-end text:id="IMark62347400"/><text:alphabetical-index-mark-end text:id="IMark52552712"/><text:alphabetical-index-mark-end text:id="IMark64042632"/><text:alphabetical-index-mark-end text:id="IMark54932760"/><text:alphabetical-index-mark-end text:id="IMark59105880"/><text:alphabetical-index-mark-end text:id="IMark59095256"/><text:alphabetical-index-mark-end text:id="IMark63640744"/><text:alphabetical-index-mark-end text:id="IMark67624424"/><text:alphabetical-index-mark-end text:id="IMark49911624"/><text:alphabetical-index-mark-end text:id="IMark70095496"/><text:alphabetical-index-mark-end text:id="IMark70254760"/><text:alphabetical-index-mark-end text:id="IMark62895992"/><text:span text:style-name="T26">p1</text:span><text:alphabetical-index-mark-start text:id="IMark50550584"/><text:alphabetical-index-mark-start text:id="IMark29541304"/><text:alphabetical-index-mark-start text:id="IMark58349976"/><text:alphabetical-index-mark-start text:id="IMark64431624"/><text:alphabetical-index-mark-start text:id="IMark59192280"/><text:alphabetical-index-mark-start text:id="IMark63016616"/><text:alphabetical-index-mark-start text:id="IMark51651768"/><text:alphabetical-index-mark-start text:id="IMark68409080"/><text:alphabetical-index-mark-start text:id="IMark59310904"/><text:alphabetical-index-mark-start text:id="IMark60006456"/><text:alphabetical-index-mark-start text:id="IMark64403592"/><text:alphabetical-index-mark-start text:id="IMark59108536"/><text:alphabetical-index-mark-start text:id="IMark60408456"/><text:span text:style-name="T26">.hpp</text:span><text:alphabetical-index-mark-end text:id="IMark60408456"/><text:alphabetical-index-mark-end text:id="IMark59108536"/><text:alphabetical-index-mark-end text:id="IMark64403592"/><text:alphabetical-index-mark-end text:id="IMark60006456"/><text:alphabetical-index-mark-end text:id="IMark59310904"/><text:alphabetical-index-mark-end text:id="IMark68409080"/><text:alphabetical-index-mark-end text:id="IMark51651768"/><text:alphabetical-index-mark-end text:id="IMark63016616"/><text:alphabetical-index-mark-end text:id="IMark59192280"/><text:alphabetical-index-mark-end text:id="IMark64431624"/><text:alphabetical-index-mark-end text:id="IMark58349976"/><text:alphabetical-index-mark-end text:id="IMark29541304"/><text:alphabetical-index-mark-end text:id="IMark50550584"/><text:span text:style-name="T36"> </text:span>accordingly, with the <text:alphabetical-index-mark-start text:id="IMark64770968"/><text:alphabetical-index-mark-start text:id="IMark62660744"/><text:alphabetical-index-mark-start text:id="IMark59744328"/><text:alphabetical-index-mark-start text:id="IMark64796920"/><text:alphabetical-index-mark-start text:id="IMark64343992"/><text:alphabetical-index-mark-start text:id="IMark64245400"/><text:alphabetical-index-mark-start text:id="IMark64784248"/><text:alphabetical-index-mark-start text:id="IMark64261368"/><text:alphabetical-index-mark-start text:id="IMark57527592"/><text:alphabetical-index-mark-start text:id="IMark35699064"/><text:alphabetical-index-mark-start text:id="IMark52551352"/><text:alphabetical-index-mark-start text:id="IMark63239336"/><text:alphabetical-index-mark-start text:id="IMark64203608"/>path<text:alphabetical-index-mark-end text:id="IMark64203608"/><text:alphabetical-index-mark-end text:id="IMark63239336"/><text:alphabetical-index-mark-end text:id="IMark52551352"/><text:alphabetical-index-mark-end text:id="IMark35699064"/><text:alphabetical-index-mark-end text:id="IMark57527592"/><text:alphabetical-index-mark-end text:id="IMark64261368"/><text:alphabetical-index-mark-end text:id="IMark64784248"/><text:alphabetical-index-mark-end text:id="IMark64245400"/><text:alphabetical-index-mark-end text:id="IMark64343992"/><text:alphabetical-index-mark-end text:id="IMark64796920"/><text:alphabetical-index-mark-end text:id="IMark59744328"/><text:alphabetical-index-mark-end text:id="IMark62660744"/><text:alphabetical-index-mark-end text:id="IMark64770968"/> to <text:alphabetical-index-mark-start text:id="IMark52534312"/><text:alphabetical-index-mark-start text:id="IMark52894616"/><text:alphabetical-index-mark-start text:id="IMark59197592"/><text:alphabetical-index-mark-start text:id="IMark43383960"/><text:alphabetical-index-mark-start text:id="IMark64781592"/><text:alphabetical-index-mark-start text:id="IMark59100568"/><text:alphabetical-index-mark-start text:id="IMark62246568"/><text:alphabetical-index-mark-start text:id="IMark59323160"/><text:alphabetical-index-mark-start text:id="IMark52883960"/><text:alphabetical-index-mark-start text:id="IMark52891928"/><text:alphabetical-index-mark-start text:id="IMark64847704"/><text:alphabetical-index-mark-start text:id="IMark52523688"/><text:alphabetical-index-mark-start text:id="IMark59070664"/><text:alphabetical-index-mark-start text:id="IMark50518136"/><text:alphabetical-index-mark-start text:id="IMark59052088"/><text:alphabetical-index-mark-start text:id="IMark63062808"/><text:alphabetical-index-mark-start text:id="IMark59158952"/><text:alphabetical-index-mark-start text:id="IMark62956440"/><text:alphabetical-index-mark-start text:id="IMark62931624"/><text:alphabetical-index-mark-start text:id="IMark56568616"/><text:alphabetical-index-mark-start text:id="IMark43347976"/><text:alphabetical-index-mark-start text:id="IMark63299352"/><text:alphabetical-index-mark-start text:id="IMark63272520"/><text:alphabetical-index-mark-start text:id="IMark66774840"/><text:alphabetical-index-mark-start text:id="IMark64798248"/><text:alphabetical-index-mark-start text:id="IMark63140312"/><text:alphabetical-index-mark-start text:id="IMark66827896"/><text:alphabetical-index-mark-start text:id="IMark49900216"/><text:alphabetical-index-mark-start text:id="IMark59079960"/><text:alphabetical-index-mark-start text:id="IMark59074648"/><text:alphabetical-index-mark-start text:id="IMark59078632"/><text:alphabetical-index-mark-start text:id="IMark64861560"/><text:alphabetical-index-mark-start text:id="IMark63061480"/><text:alphabetical-index-mark-start text:id="IMark64746664"/><text:alphabetical-index-mark-start text:id="IMark59423160"/><text:alphabetical-index-mark-start text:id="IMark43384952"/><text:alphabetical-index-mark-start text:id="IMark60847160"/><text:alphabetical-index-mark-start text:id="IMark63592120"/><text:alphabetical-index-mark-start text:id="IMark63588616"/><text:span text:style-name="T23">sql</text:span><text:alphabetical-index-mark-end text:id="IMark63588616"/><text:alphabetical-index-mark-end text:id="IMark63592120"/><text:alphabetical-index-mark-end text:id="IMark60847160"/><text:alphabetical-index-mark-end text:id="IMark43384952"/><text:alphabetical-index-mark-end text:id="IMark59423160"/><text:alphabetical-index-mark-end text:id="IMark64746664"/><text:alphabetical-index-mark-end text:id="IMark63061480"/><text:alphabetical-index-mark-end text:id="IMark64861560"/><text:alphabetical-index-mark-end text:id="IMark59078632"/><text:alphabetical-index-mark-end text:id="IMark59074648"/><text:alphabetical-index-mark-end text:id="IMark59079960"/><text:alphabetical-index-mark-end text:id="IMark49900216"/><text:alphabetical-index-mark-end text:id="IMark66827896"/><text:alphabetical-index-mark-end text:id="IMark63140312"/><text:alphabetical-index-mark-end text:id="IMark64798248"/><text:alphabetical-index-mark-end text:id="IMark66774840"/><text:alphabetical-index-mark-end text:id="IMark63272520"/><text:alphabetical-index-mark-end text:id="IMark63299352"/><text:alphabetical-index-mark-end text:id="IMark43347976"/><text:alphabetical-index-mark-end text:id="IMark56568616"/><text:alphabetical-index-mark-end text:id="IMark62931624"/><text:alphabetical-index-mark-end text:id="IMark62956440"/><text:alphabetical-index-mark-end text:id="IMark59158952"/><text:alphabetical-index-mark-end text:id="IMark63062808"/><text:alphabetical-index-mark-end text:id="IMark59052088"/><text:alphabetical-index-mark-end text:id="IMark50518136"/><text:span text:style-name="T23">ite</text:span><text:alphabetical-index-mark-end text:id="IMark59070664"/><text:alphabetical-index-mark-end text:id="IMark52523688"/><text:alphabetical-index-mark-end text:id="IMark64847704"/><text:alphabetical-index-mark-end text:id="IMark52891928"/><text:alphabetical-index-mark-end text:id="IMark52883960"/><text:alphabetical-index-mark-end text:id="IMark59323160"/><text:alphabetical-index-mark-end text:id="IMark62246568"/><text:alphabetical-index-mark-end text:id="IMark59100568"/><text:alphabetical-index-mark-end text:id="IMark64781592"/><text:alphabetical-index-mark-end text:id="IMark43383960"/><text:alphabetical-index-mark-end text:id="IMark59197592"/><text:alphabetical-index-mark-end text:id="IMark52894616"/><text:alphabetical-index-mark-end text:id="IMark52534312"/><text:span text:style-name="T23">3.h</text:span> on your <text:alphabetical-index-mark-start text:id="IMark63295368"/><text:alphabetical-index-mark-start text:id="IMark28589432"/><text:alphabetical-index-mark-start text:id="IMark59065976"/><text:alphabetical-index-mark-start text:id="IMark63884312"/><text:alphabetical-index-mark-start text:id="IMark59366136"/><text:alphabetical-index-mark-start text:id="IMark63911336"/><text:alphabetical-index-mark-start text:id="IMark52477544"/><text:alphabetical-index-mark-start text:id="IMark52886616"/><text:alphabetical-index-mark-start text:id="IMark59296488"/><text:alphabetical-index-mark-start text:id="IMark59315192"/><text:alphabetical-index-mark-start text:id="IMark43418440"/><text:alphabetical-index-mark-start text:id="IMark43419768"/><text:alphabetical-index-mark-start text:id="IMark59745688"/><text:alphabetical-index-mark-start text:id="IMark64209416"/><text:alphabetical-index-mark-start text:id="IMark43460344"/><text:alphabetical-index-mark-start text:id="IMark56565288"/><text:alphabetical-index-mark-start text:id="IMark64872216"/><text:alphabetical-index-mark-start text:id="IMark59260184"/><text:alphabetical-index-mark-start text:id="IMark57290552"/><text:alphabetical-index-mark-start text:id="IMark64312200"/><text:alphabetical-index-mark-start text:id="IMark64269336"/><text:alphabetical-index-mark-start text:id="IMark59325848"/><text:alphabetical-index-mark-start text:id="IMark64266680"/><text:alphabetical-index-mark-start text:id="IMark49916056"/><text:alphabetical-index-mark-start text:id="IMark56748792"/><text:alphabetical-index-mark-start text:id="IMark63174440"/>system<text:alphabetical-index-mark-end text:id="IMark63174440"/><text:alphabetical-index-mark-end text:id="IMark56748792"/><text:alphabetical-index-mark-end text:id="IMark49916056"/><text:alphabetical-index-mark-end text:id="IMark64266680"/><text:alphabetical-index-mark-end text:id="IMark59325848"/><text:alphabetical-index-mark-end text:id="IMark64269336"/><text:alphabetical-index-mark-end text:id="IMark64312200"/><text:alphabetical-index-mark-end text:id="IMark57290552"/><text:alphabetical-index-mark-end text:id="IMark59260184"/><text:alphabetical-index-mark-end text:id="IMark64872216"/><text:alphabetical-index-mark-end text:id="IMark56565288"/><text:alphabetical-index-mark-end text:id="IMark43460344"/><text:alphabetical-index-mark-end text:id="IMark64209416"/><text:alphabetical-index-mark-end text:id="IMark59745688"/><text:alphabetical-index-mark-end text:id="IMark43419768"/><text:alphabetical-index-mark-end text:id="IMark43418440"/><text:alphabetical-index-mark-end text:id="IMark59315192"/><text:alphabetical-index-mark-end text:id="IMark59296488"/><text:alphabetical-index-mark-end text:id="IMark52886616"/><text:alphabetical-index-mark-end text:id="IMark52477544"/><text:alphabetical-index-mark-end text:id="IMark63911336"/><text:alphabetical-index-mark-end text:id="IMark59366136"/><text:alphabetical-index-mark-end text:id="IMark63884312"/><text:alphabetical-index-mark-end text:id="IMark59065976"/><text:alphabetical-index-mark-end text:id="IMark28589432"/><text:alphabetical-index-mark-end text:id="IMark63295368"/>.</text:p>
      <text:p text:style-name="P30"/>
      <text:p text:style-name="P30"/>
      <text:h text:style-name="Heading_20_3" text:outline-level="3"><text:bookmark-start text:name="__RefHeading___Toc987_76759228"/><text:span text:style-name="T21">5.1.1. </text:span>Co<text:alphabetical-index-mark-start text:id="IMark59161320"/>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61464088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54886104"/>mpi<text:alphabetical-index-mark-end text:id="IMark54886104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1464088"/>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<text:alphabetical-index-mark-end text:id="IMark59161320"/>l<text:span text:style-name="T21">ation</text:span><text:bookmark-end text:name="__RefHeading___Toc987_76759228"/></text:h>
      <text:p text:style-name="P30"/>
      <text:p text:style-name="P33">In a <text:alphabetical-index-mark-start text:id="IMark63625496"/><text:alphabetical-index-mark-start text:id="IMark60863176"/><text:alphabetical-index-mark-start text:id="IMark60861240"/><text:alphabetical-index-mark-start text:id="IMark63165512"/><text:alphabetical-index-mark-start text:id="IMark60373448"/><text:alphabetical-index-mark-start text:id="IMark61309048"/><text:alphabetical-index-mark-start text:id="IMark64178472"/><text:alphabetical-index-mark-start text:id="IMark64183128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4467400"/>Linux<text:alphabetical-index-mark-end text:id="IMark64467400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83128"/><text:alphabetical-index-mark-end text:id="IMark64178472"/><text:alphabetical-index-mark-end text:id="IMark61309048"/><text:alphabetical-index-mark-end text:id="IMark60373448"/><text:alphabetical-index-mark-end text:id="IMark63165512"/><text:alphabetical-index-mark-end text:id="IMark60861240"/><text:alphabetical-index-mark-end text:id="IMark60863176"/><text:alphabetical-index-mark-end text:id="IMark63625496"/> <text:alphabetical-index-mark-start text:id="IMark61922488"/>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<text:alphabetical-index-mark-start text:id="IMark64463704"/><text:alphabetical-index-mark-start text:id="IMark52856648"/><text:alphabetical-index-mark-start text:id="IMark63905352"/><text:alphabetical-index-mark-start text:id="IMark62785688"/><text:alphabetical-index-mark-start text:id="IMark64199720"/>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0830952"/>system<text:alphabetical-index-mark-end text:id="IMark60830952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text:alphabetical-index-mark-end text:id="IMark64199720"/><text:alphabetical-index-mark-end text:id="IMark62785688"/><text:alphabetical-index-mark-end text:id="IMark63905352"/><text:alphabetical-index-mark-end text:id="IMark52856648"/><text:alphabetical-index-mark-end text:id="IMark64463704"/>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<text:alphabetical-index-mark-end text:id="IMark61922488"/> using <text:alphabetical-index-mark-start text:id="IMark58354664"/><text:alphabetical-index-mark-start text:id="IMark63110728"/><text:alphabetical-index-mark-start text:id="IMark62087656"/><text:alphabetical-index-mark-start text:id="IMark28895672"/><text:alphabetical-index-mark-start text:id="IMark64460008"/><text:alphabetical-index-mark-start text:id="IMark54952040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56408184"/><text:alphabetical-index-mark-start text:id="IMark43434600"/><text:alphabetical-index-mark-start text:id="IMark62930664"/>gcc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54952040"/><text:alphabetical-index-mark-end text:id="IMark64460008"/><text:alphabetical-index-mark-end text:id="IMark28895672"/><text:alphabetical-index-mark-end text:id="IMark62087656"/><text:alphabetical-index-mark-end text:id="IMark63110728"/><text:alphabetical-index-mark-end text:id="IMark58354664"/>:</text:p>
      <text:p text:style-name="P76"/>
      <text:p text:style-name="P76">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60662408"/><text:alphabetical-index-mark-start text:id="IMark55135704"/><text:alphabetical-index-mark-start text:id="IMark64201576"/>g++<text:alphabetical-index-mark-end text:id="IMark64201576"/><text:alphabetical-index-mark-end text:id="IMark55135704"/><text:alphabetical-index-mark-end text:id="IMark60662408"/><text:alphabetical-index-mark-end text:id="IMark59317848"/><text:alphabetical-index-mark-end text:id="IMark63305032"/><text:alphabetical-index-mark-end text:id="IMark28824536"/><text:alphabetical-index-mark-end text:id="IMark62321032"/>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 -std=c++17 -Wall -O3 -c <text:alphabetical-index-mark-start text:id="IMark60829688"/><text:alphabetical-index-mark-start text:id="IMark63171112"/>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<text:alphabetical-index-mark-start text:id="IMark50519464"/><text:alphabetical-index-mark-start text:id="IMark60861976"/><text:alphabetical-index-mark-start text:id="IMark59586328"/>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61464088"/>sql<text:alphabetical-index-mark-end text:id="IMark61464088"/>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<text:alphabetical-index-mark-end text:id="IMark59586328"/><text:alphabetical-index-mark-end text:id="IMark60861976"/><text:alphabetical-index-mark-end text:id="IMark50519464"/><text:alphabetical-index-mark-end text:id="IMark64458776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0829688"/>p0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54886104"/><text:alphabetical-index-mark-start text:id="IMark64457544"/><text:alphabetical-index-mark-start text:id="IMark63221048"/><text:alphabetical-index-mark-start text:id="IMark64551960"/><text:alphabetical-index-mark-start text:id="IMark64550040"/><text:alphabetical-index-mark-start text:id="IMark63110728"/><text:alphabetical-index-mark-start text:id="IMark58354664"/><text:alphabetical-index-mark-start text:id="IMark62087656"/>.cpp<text:alphabetical-index-mark-end text:id="IMark62087656"/><text:alphabetical-index-mark-end text:id="IMark58354664"/><text:alphabetical-index-mark-end text:id="IMark63110728"/><text:alphabetical-index-mark-end text:id="IMark64550040"/><text:alphabetical-index-mark-end text:id="IMark64551960"/><text:alphabetical-index-mark-end text:id="IMark63221048"/><text:alphabetical-index-mark-end text:id="IMark64457544"/><text:alphabetical-index-mark-end text:id="IMark54886104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 <text:alphabetical-index-mark-start text:id="IMark28895672"/><text:alphabetical-index-mark-start text:id="IMark64460008"/><text:alphabetical-index-mark-start text:id="IMark54952040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61922488"/>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<text:alphabetical-index-mark-start text:id="IMark64463704"/><text:alphabetical-index-mark-start text:id="IMark52856648"/><text:alphabetical-index-mark-start text:id="IMark63905352"/><text:alphabetical-index-mark-start text:id="IMark62785688"/><text:alphabetical-index-mark-start text:id="IMark64199720"/>sql<text:alphabetical-index-mark-end text:id="IMark64199720"/><text:alphabetical-index-mark-end text:id="IMark62785688"/><text:alphabetical-index-mark-end text:id="IMark63905352"/><text:alphabetical-index-mark-end text:id="IMark52856648"/><text:alphabetical-index-mark-end text:id="IMark64463704"/>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<text:alphabetical-index-mark-end text:id="IMark61922488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54952040"/><text:alphabetical-index-mark-end text:id="IMark64460008"/><text:alphabetical-index-mark-end text:id="IMark28895672"/>p1<text:alphabetical-index-mark-start text:id="IMark54884312"/><text:alphabetical-index-mark-start text:id="IMark63992856"/><text:alphabetical-index-mark-start text:id="IMark55136968"/><text:alphabetical-index-mark-start text:id="IMark64464936"/><text:alphabetical-index-mark-start text:id="IMark62964616"/><text:alphabetical-index-mark-start text:id="IMark56387960"/><text:alphabetical-index-mark-start text:id="IMark58342104"/><text:alphabetical-index-mark-start text:id="IMark52542408"/><text:alphabetical-index-mark-start text:id="IMark57370952"/><text:alphabetical-index-mark-start text:id="IMark60830952"/><text:alphabetical-index-mark-start text:id="IMark63625496"/><text:alphabetical-index-mark-start text:id="IMark60863176"/><text:alphabetical-index-mark-start text:id="IMark60861240"/>.cpp<text:alphabetical-index-mark-end text:id="IMark60861240"/><text:alphabetical-index-mark-end text:id="IMark60863176"/><text:alphabetical-index-mark-end text:id="IMark63625496"/><text:alphabetical-index-mark-end text:id="IMark60830952"/><text:alphabetical-index-mark-end text:id="IMark57370952"/><text:alphabetical-index-mark-end text:id="IMark52542408"/><text:alphabetical-index-mark-end text:id="IMark58342104"/><text:alphabetical-index-mark-end text:id="IMark56387960"/><text:alphabetical-index-mark-end text:id="IMark62964616"/><text:alphabetical-index-mark-end text:id="IMark64464936"/><text:alphabetical-index-mark-end text:id="IMark55136968"/><text:alphabetical-index-mark-end text:id="IMark63992856"/><text:alphabetical-index-mark-end text:id="IMark54884312"/></text:p>
      <text:p text:style-name="P30"/>
      <text:p text:style-name="P30"><text:alphabetical-index-mark-start text:id="IMark64178472"/><text:alphabetical-index-mark-start text:id="IMark64183128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4467400"/><text:alphabetical-index-mark-start text:id="IMark62321496"/>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Link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<text:alphabetical-index-mark-end text:id="IMark62321496"/><text:alphabetical-index-mark-end text:id="IMark64467400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64183128"/><text:alphabetical-index-mark-end text:id="IMark64178472"/> as:</text:p>
      <text:p text:style-name="P30"/>
      <text:p text:style-name="P85"><text:alphabetical-index-mark-start text:id="IMark58342104"/><text:alphabetical-index-mark-start text:id="IMark52542408"/><text:alphabetical-index-mark-start text:id="IMark57370952"/><text:alphabetical-index-mark-start text:id="IMark60830952"/><text:alphabetical-index-mark-start text:id="IMark63625496"/><text:alphabetical-index-mark-start text:id="IMark60863176"/>g++<text:alphabetical-index-mark-end text:id="IMark60863176"/><text:alphabetical-index-mark-end text:id="IMark63625496"/><text:alphabetical-index-mark-end text:id="IMark60830952"/><text:alphabetical-index-mark-end text:id="IMark57370952"/><text:alphabetical-index-mark-end text:id="IMark52542408"/><text:alphabetical-index-mark-end text:id="IMark58342104"/> -std=c++17 -Wall -O3 <text:alphabetical-index-mark-start text:id="IMark60861240"/><text:alphabetical-index-mark-start text:id="IMark28895672"/><text:alphabetical-index-mark-start text:id="IMark64460008"/><text:alphabetical-index-mark-start text:id="IMark54952040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56408184"/><text:alphabetical-index-mark-start text:id="IMark43434600"/><text:alphabetical-index-mark-start text:id="IMark62930664"/><text:alphabetical-index-mark-start text:id="IMark61922488"/>sql<text:alphabetical-index-mark-end text:id="IMark61922488"/><text:alphabetical-index-mark-end text:id="IMark62930664"/><text:alphabetical-index-mark-end text:id="IMark43434600"/><text:alphabetical-index-mark-end text:id="IMark56408184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54952040"/><text:alphabetical-index-mark-end text:id="IMark64460008"/><text:alphabetical-index-mark-end text:id="IMark28895672"/><text:alphabetical-index-mark-end text:id="IMark60861240"/>p0.o <text:alphabetical-index-mark-start text:id="IMark63306360"/><text:alphabetical-index-mark-start text:id="IMark62241288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62933016"/><text:alphabetical-index-mark-start text:id="IMark61306520"/><text:alphabetical-index-mark-start text:id="IMark64463704"/><text:alphabetical-index-mark-start text:id="IMark52856648"/>sql<text:alphabetical-index-mark-end text:id="IMark52856648"/><text:alphabetical-index-mark-end text:id="IMark64463704"/><text:alphabetical-index-mark-end text:id="IMark61306520"/><text:alphabetical-index-mark-end text:id="IMark62933016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2241288"/><text:alphabetical-index-mark-end text:id="IMark63306360"/>p1.o -o <text:alphabetical-index-mark-start text:id="IMark63905352"/><text:alphabetical-index-mark-start text:id="IMark62785688"/><text:alphabetical-index-mark-start text:id="IMark64199720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54886104"/><text:alphabetical-index-mark-start text:id="IMark64457544"/><text:alphabetical-index-mark-start text:id="IMark63221048"/><text:alphabetical-index-mark-start text:id="IMark64551960"/>sql<text:alphabetical-index-mark-end text:id="IMark64551960"/><text:alphabetical-index-mark-end text:id="IMark63221048"/><text:alphabetical-index-mark-end text:id="IMark64457544"/><text:alphabetical-index-mark-end text:id="IMark54886104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4199720"/><text:alphabetical-index-mark-end text:id="IMark62785688"/><text:alphabetical-index-mark-end text:id="IMark63905352"/>p -<text:alphabetical-index-mark-start text:id="IMark64550040"/><text:alphabetical-index-mark-start text:id="IMark63110728"/><text:alphabetical-index-mark-start text:id="IMark58354664"/><text:alphabetical-index-mark-start text:id="IMark62087656"/><text:alphabetical-index-mark-start text:id="IMark60829688"/><text:alphabetical-index-mark-start text:id="IMark63171112"/>l<text:alphabetical-index-mark-start text:id="IMark58628472"/><text:alphabetical-index-mark-start text:id="IMark35768392"/>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64458776"/><text:alphabetical-index-mark-start text:id="IMark50519464"/><text:alphabetical-index-mark-start text:id="IMark60861976"/><text:alphabetical-index-mark-start text:id="IMark59586328"/>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sql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<text:alphabetical-index-mark-end text:id="IMark59586328"/><text:alphabetical-index-mark-end text:id="IMark60861976"/><text:alphabetical-index-mark-end text:id="IMark50519464"/><text:alphabetical-index-mark-end text:id="IMark64458776"/><text:alphabetical-index-mark-end text:id="IMark28820824"/><text:alphabetical-index-mark-end text:id="IMark64462472"/><text:alphabetical-index-mark-end text:id="IMark58510056"/>ite<text:alphabetical-index-mark-end text:id="IMark52509624"/><text:alphabetical-index-mark-end text:id="IMark63195832"/><text:alphabetical-index-mark-end text:id="IMark64553880"/><text:alphabetical-index-mark-end text:id="IMark61463128"/><text:alphabetical-index-mark-end text:id="IMark35768392"/><text:alphabetical-index-mark-end text:id="IMark58628472"/><text:alphabetical-index-mark-end text:id="IMark63171112"/><text:alphabetical-index-mark-end text:id="IMark60829688"/><text:alphabetical-index-mark-end text:id="IMark62087656"/><text:alphabetical-index-mark-end text:id="IMark58354664"/><text:alphabetical-index-mark-end text:id="IMark63110728"/><text:alphabetical-index-mark-end text:id="IMark64550040"/>3 -f<text:alphabetical-index-mark-start text:id="IMark61414968"/>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61464088"/>openmp<text:alphabetical-index-mark-end text:id="IMark61464088"/><text:alphabetical-index-mark-end text:id="IMark49865640"/><text:alphabetical-index-mark-end text:id="IMark49858712"/><text:alphabetical-index-mark-end text:id="IMark59299224"/><text:alphabetical-index-mark-end text:id="IMark62322760"/><text:alphabetical-index-mark-end text:id="IMark61414968"/> -I[<text:alphabetical-index-mark-start text:id="IMark63150648"/><text:alphabetical-index-mark-start text:id="IMark52870952"/><text:alphabetical-index-mark-start text:id="IMark58511320"/><text:alphabetical-index-mark-start text:id="IMark60641544"/><text:alphabetical-index-mark-start text:id="IMark34680840"/><text:alphabetical-index-mark-start text:id="IMark64461240"/>path<text:alphabetical-index-mark-end text:id="IMark64461240"/><text:alphabetical-index-mark-end text:id="IMark34680840"/><text:alphabetical-index-mark-end text:id="IMark60641544"/><text:alphabetical-index-mark-end text:id="IMark58511320"/><text:alphabetical-index-mark-end text:id="IMark52870952"/><text:alphabetical-index-mark-end text:id="IMark63150648"/> to your <text:alphabetical-index-mark-start text:id="IMark62321032"/><text:alphabetical-index-mark-start text:id="IMark28824536"/><text:alphabetical-index-mark-start text:id="IMark63305032"/><text:alphabetical-index-mark-start text:id="IMark59317848"/><text:alphabetical-index-mark-start text:id="IMark60662408"/><text:alphabetical-index-mark-start text:id="IMark55135704"/>HDFql<text:alphabetical-index-mark-end text:id="IMark55135704"/><text:alphabetical-index-mark-end text:id="IMark60662408"/><text:alphabetical-index-mark-end text:id="IMark59317848"/><text:alphabetical-index-mark-end text:id="IMark63305032"/><text:alphabetical-index-mark-end text:id="IMark28824536"/><text:alphabetical-index-mark-end text:id="IMark62321032"/> include <text:alphabetical-index-mark-start text:id="IMark64201576"/><text:alphabetical-index-mark-start text:id="IMark63165512"/><text:alphabetical-index-mark-start text:id="IMark61309048"/><text:alphabetical-index-mark-start text:id="IMark60373448"/><text:alphabetical-index-mark-start text:id="IMark64183128"/><text:alphabetical-index-mark-start text:id="IMark64178472"/>folder<text:alphabetical-index-mark-end text:id="IMark64178472"/><text:alphabetical-index-mark-end text:id="IMark64183128"/><text:alphabetical-index-mark-end text:id="IMark60373448"/><text:alphabetical-index-mark-end text:id="IMark61309048"/><text:alphabetical-index-mark-end text:id="IMark63165512"/><text:alphabetical-index-mark-end text:id="IMark64201576"/>] [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4467400"/><text:alphabetical-index-mark-start text:id="IMark62321496"/>path<text:alphabetical-index-mark-end text:id="IMark62321496"/><text:alphabetical-index-mark-end text:id="IMark64467400"/><text:alphabetical-index-mark-end text:id="IMark35801496"/><text:alphabetical-index-mark-end text:id="IMark63172440"/><text:alphabetical-index-mark-end text:id="IMark59743656"/><text:alphabetical-index-mark-end text:id="IMark61307784"/> to your 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<text:alphabetical-index-mark-start text:id="IMark64464936"/>HDFql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 wrapper/cpp <text:alphabetical-index-mark-start text:id="IMark56387960"/><text:alphabetical-index-mark-start text:id="IMark62964616"/><text:alphabetical-index-mark-start text:id="IMark63620312"/><text:alphabetical-index-mark-start text:id="IMark59574728"/><text:alphabetical-index-mark-start text:id="IMark61217992"/><text:alphabetical-index-mark-start text:id="IMark34681800"/>folder<text:alphabetical-index-mark-end text:id="IMark34681800"/><text:alphabetical-index-mark-end text:id="IMark61217992"/><text:alphabetical-index-mark-end text:id="IMark59574728"/><text:alphabetical-index-mark-end text:id="IMark63620312"/><text:alphabetical-index-mark-end text:id="IMark62964616"/><text:alphabetical-index-mark-end text:id="IMark56387960"/>]/lib<text:alphabetical-index-mark-start text:id="IMark62097448"/><text:alphabetical-index-mark-start text:id="IMark63059464"/><text:alphabetical-index-mark-start text:id="IMark64807944"/><text:alphabetical-index-mark-start text:id="IMark62244552"/><text:alphabetical-index-mark-start text:id="IMark52866328"/><text:alphabetical-index-mark-start text:id="IMark64745976"/>HDFql<text:alphabetical-index-mark-end text:id="IMark64745976"/><text:alphabetical-index-mark-end text:id="IMark52866328"/><text:alphabetical-index-mark-end text:id="IMark62244552"/><text:alphabetical-index-mark-end text:id="IMark64807944"/><text:alphabetical-index-mark-end text:id="IMark63059464"/><text:alphabetical-index-mark-end text:id="IMark62097448"/>.a -ldl</text:p>
      <text:p text:style-name="P85"/>
      <text:p text:style-name="P95">where </text:p>
      <text:p text:style-name="P85"/>
      <text:p text:style-name="P85">[<text:alphabetical-index-mark-start text:id="IMark64460008"/><text:alphabetical-index-mark-start text:id="IMark54952040"/><text:alphabetical-index-mark-start text:id="IMark57803448"/><text:alphabetical-index-mark-start text:id="IMark56566648"/><text:alphabetical-index-mark-start text:id="IMark63901368"/><text:alphabetical-index-mark-start text:id="IMark63297352"/>path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54952040"/><text:alphabetical-index-mark-end text:id="IMark64460008"/> to your <text:alphabetical-index-mark-start text:id="IMark56408184"/><text:alphabetical-index-mark-start text:id="IMark43434600"/><text:alphabetical-index-mark-start text:id="IMark62930664"/><text:alphabetical-index-mark-start text:id="IMark61922488"/><text:alphabetical-index-mark-start text:id="IMark63306360"/><text:alphabetical-index-mark-start text:id="IMark62241288"/>HDFql<text:alphabetical-index-mark-end text:id="IMark62241288"/><text:alphabetical-index-mark-end text:id="IMark63306360"/><text:alphabetical-index-mark-end text:id="IMark61922488"/><text:alphabetical-index-mark-end text:id="IMark62930664"/><text:alphabetical-index-mark-end text:id="IMark43434600"/><text:alphabetical-index-mark-end text:id="IMark56408184"/> include 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folder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]<text:span text:style-name="T48"> </text:span></text:p>
      <text:p text:style-name="P95"/>
      <text:p text:style-name="P85"><text:span text:style-name="T48">is the </text:span>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<text:alphabetical-index-mark-start text:id="IMark64464936"/><text:span text:style-name="T48">path</text:span>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<text:span text:style-name="T48"> on your computer to the include </text:span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64467400"/><text:alphabetical-index-mark-start text:id="IMark62321496"/><text:span text:style-name="T48">folder</text:span><text:alphabetical-index-mark-end text:id="IMark62321496"/><text:alphabetical-index-mark-end text:id="IMark64467400"/><text:alphabetical-index-mark-end text:id="IMark35801496"/><text:alphabetical-index-mark-end text:id="IMark63172440"/><text:alphabetical-index-mark-end text:id="IMark59743656"/><text:alphabetical-index-mark-end text:id="IMark61307784"/><text:span text:style-name="T48"> of </text:span><text:alphabetical-index-mark-start text:id="IMark64201576"/><text:alphabetical-index-mark-start text:id="IMark63165512"/><text:alphabetical-index-mark-start text:id="IMark61309048"/><text:alphabetical-index-mark-start text:id="IMark60373448"/><text:alphabetical-index-mark-start text:id="IMark64183128"/><text:alphabetical-index-mark-start text:id="IMark64178472"/><text:span text:style-name="T48">HDFql</text:span><text:alphabetical-index-mark-end text:id="IMark64178472"/><text:alphabetical-index-mark-end text:id="IMark64183128"/><text:alphabetical-index-mark-end text:id="IMark60373448"/><text:alphabetical-index-mark-end text:id="IMark61309048"/><text:alphabetical-index-mark-end text:id="IMark63165512"/><text:alphabetical-index-mark-end text:id="IMark64201576"/><text:span text:style-name="T48">. In my case, for example, this is</text:span></text:p>
      <text:p text:style-name="P95"/>
      <text:p text:style-name="P85">/usr/include/<text:alphabetical-index-mark-start text:id="IMark62322760"/><text:alphabetical-index-mark-start text:id="IMark59299224"/><text:alphabetical-index-mark-start text:id="IMark49858712"/><text:alphabetical-index-mark-start text:id="IMark49865640"/><text:alphabetical-index-mark-start text:id="IMark61464088"/><text:alphabetical-index-mark-start text:id="IMark64550040"/>hdfql<text:alphabetical-index-mark-end text:id="IMark64550040"/><text:alphabetical-index-mark-end text:id="IMark61464088"/><text:alphabetical-index-mark-end text:id="IMark49865640"/><text:alphabetical-index-mark-end text:id="IMark49858712"/><text:alphabetical-index-mark-end text:id="IMark59299224"/><text:alphabetical-index-mark-end text:id="IMark62322760"/>/serial/include/</text:p>
      <text:p text:style-name="P95"/>
      <text:p text:style-name="P95">and for the wrappers</text:p>
      <text:p text:style-name="P95"><text:soft-page-break/></text:p>
      <text:p text:style-name="P85">/usr/include/<text:alphabetical-index-mark-start text:id="IMark61463128"/><text:alphabetical-index-mark-start text:id="IMark64553880"/><text:alphabetical-index-mark-start text:id="IMark63195832"/><text:alphabetical-index-mark-start text:id="IMark52509624"/><text:alphabetical-index-mark-start text:id="IMark58510056"/><text:alphabetical-index-mark-start text:id="IMark64462472"/>hdfql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4553880"/><text:alphabetical-index-mark-end text:id="IMark61463128"/>/serial/wrapper/cpp/</text:p>
      <text:p text:style-name="P85"/>
      <text:p text:style-name="P30"/>
      <text:p text:style-name="P48">Users with other <text:alphabetical-index-mark-start text:id="IMark61540440"/><text:alphabetical-index-mark-start text:id="IMark35597272"/><text:alphabetical-index-mark-start text:id="IMark59302152"/><text:alphabetical-index-mark-start text:id="IMark49877032"/><text:alphabetical-index-mark-start text:id="IMark59161320"/><text:alphabetical-index-mark-start text:id="IMark63905352"/><text:alphabetical-index-mark-start text:id="IMark62785688"/><text:alphabetical-index-mark-start text:id="IMark64199720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operating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4199720"/><text:alphabetical-index-mark-end text:id="IMark62785688"/><text:alphabetical-index-mark-end text:id="IMark63905352"/><text:alphabetical-index-mark-end text:id="IMark59161320"/><text:alphabetical-index-mark-end text:id="IMark49877032"/><text:alphabetical-index-mark-end text:id="IMark59302152"/><text:alphabetical-index-mark-end text:id="IMark35597272"/><text:alphabetical-index-mark-end text:id="IMark61540440"/> <text:alphabetical-index-mark-start text:id="IMark54886104"/><text:alphabetical-index-mark-start text:id="IMark64457544"/><text:alphabetical-index-mark-start text:id="IMark63221048"/><text:alphabetical-index-mark-start text:id="IMark64551960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58342104"/><text:alphabetical-index-mark-start text:id="IMark60863176"/><text:alphabetical-index-mark-start text:id="IMark28895672"/><text:alphabetical-index-mark-start text:id="IMark60861240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56408184"/><text:alphabetical-index-mark-start text:id="IMark43434600"/><text:alphabetical-index-mark-start text:id="IMark62930664"/><text:alphabetical-index-mark-start text:id="IMark61922488"/><text:alphabetical-index-mark-start text:id="IMark63306360"/><text:alphabetical-index-mark-start text:id="IMark62241288"/><text:alphabetical-index-mark-start text:id="IMark64460008"/><text:alphabetical-index-mark-start text:id="IMark54952040"/>system<text:alphabetical-index-mark-end text:id="IMark54952040"/><text:alphabetical-index-mark-end text:id="IMark64460008"/><text:alphabetical-index-mark-end text:id="IMark62241288"/><text:alphabetical-index-mark-end text:id="IMark63306360"/><text:alphabetical-index-mark-end text:id="IMark61922488"/><text:alphabetical-index-mark-end text:id="IMark62930664"/><text:alphabetical-index-mark-end text:id="IMark43434600"/><text:alphabetical-index-mark-end text:id="IMark56408184"/><text:alphabetical-index-mark-end text:id="IMark54326184"/><text:alphabetical-index-mark-end text:id="IMark55458440"/><text:alphabetical-index-mark-end text:id="IMark59307400"/><text:alphabetical-index-mark-end text:id="IMark63418968"/><text:alphabetical-index-mark-end text:id="IMark64190136"/><text:alphabetical-index-mark-end text:id="IMark64185816"/><text:alphabetical-index-mark-end text:id="IMark60861240"/><text:alphabetical-index-mark-end text:id="IMark28895672"/><text:alphabetical-index-mark-end text:id="IMark60863176"/><text:alphabetical-index-mark-end text:id="IMark58342104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4551960"/><text:alphabetical-index-mark-end text:id="IMark63221048"/><text:alphabetical-index-mark-end text:id="IMark64457544"/><text:alphabetical-index-mark-end text:id="IMark54886104"/>s or co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305032"/>mpi<text:alphabetical-index-mark-end text:id="IMark63305032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lers will find little or no 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trouble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 adapting the co<text:alphabetical-index-mark-start text:id="IMark64467400"/><text:alphabetical-index-mark-start text:id="IMark62321496"/><text:alphabetical-index-mark-start text:id="IMark63150648"/><text:alphabetical-index-mark-start text:id="IMark52870952"/><text:alphabetical-index-mark-start text:id="IMark64201576"/><text:alphabetical-index-mark-start text:id="IMark63165512"/><text:alphabetical-index-mark-start text:id="IMark61309048"/><text:alphabetical-index-mark-start text:id="IMark60373448"/><text:alphabetical-index-mark-start text:id="IMark64183128"/><text:alphabetical-index-mark-start text:id="IMark64178472"/><text:alphabetical-index-mark-start text:id="IMark58511320"/><text:alphabetical-index-mark-start text:id="IMark34680840"/><text:alphabetical-index-mark-start text:id="IMark60641544"/>mpi<text:alphabetical-index-mark-end text:id="IMark60641544"/><text:alphabetical-index-mark-end text:id="IMark34680840"/><text:alphabetical-index-mark-end text:id="IMark58511320"/><text:alphabetical-index-mark-end text:id="IMark64178472"/><text:alphabetical-index-mark-end text:id="IMark64183128"/><text:alphabetical-index-mark-end text:id="IMark60373448"/><text:alphabetical-index-mark-end text:id="IMark61309048"/><text:alphabetical-index-mark-end text:id="IMark63165512"/><text:alphabetical-index-mark-end text:id="IMark64201576"/><text:alphabetical-index-mark-end text:id="IMark52870952"/><text:alphabetical-index-mark-end text:id="IMark63150648"/><text:alphabetical-index-mark-end text:id="IMark62321496"/><text:alphabetical-index-mark-end text:id="IMark64467400"/>le and 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64550040"/><text:alphabetical-index-mark-start text:id="IMark63110728"/><text:alphabetical-index-mark-start text:id="IMark62087656"/><text:alphabetical-index-mark-start text:id="IMark58354664"/><text:alphabetical-index-mark-start text:id="IMark63171112"/><text:alphabetical-index-mark-start text:id="IMark60829688"/>link<text:alphabetical-index-mark-end text:id="IMark60829688"/><text:alphabetical-index-mark-end text:id="IMark63171112"/><text:alphabetical-index-mark-end text:id="IMark58354664"/><text:alphabetical-index-mark-end text:id="IMark62087656"/><text:alphabetical-index-mark-end text:id="IMark63110728"/><text:alphabetical-index-mark-end text:id="IMark64550040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 <text:alphabetical-index-mark-start text:id="IMark35768392"/><text:alphabetical-index-mark-start text:id="IMark58628472"/><text:alphabetical-index-mark-start text:id="IMark64553880"/><text:alphabetical-index-mark-start text:id="IMark61463128"/><text:alphabetical-index-mark-start text:id="IMark63195832"/><text:alphabetical-index-mark-start text:id="IMark52509624"/><text:alphabetical-index-mark-start text:id="IMark58510056"/><text:alphabetical-index-mark-start text:id="IMark64462472"/><text:alphabetical-index-mark-start text:id="IMark28820824"/><text:alphabetical-index-mark-start text:id="IMark50519464"/><text:alphabetical-index-mark-start text:id="IMark64458776"/><text:alphabetical-index-mark-start text:id="IMark59586328"/><text:alphabetical-index-mark-start text:id="IMark60861976"/>snippet<text:alphabetical-index-mark-end text:id="IMark60861976"/><text:alphabetical-index-mark-end text:id="IMark59586328"/><text:alphabetical-index-mark-end text:id="IMark64458776"/><text:alphabetical-index-mark-end text:id="IMark50519464"/><text:alphabetical-index-mark-end text:id="IMark28820824"/><text:alphabetical-index-mark-end text:id="IMark64462472"/><text:alphabetical-index-mark-end text:id="IMark58510056"/><text:alphabetical-index-mark-end text:id="IMark52509624"/><text:alphabetical-index-mark-end text:id="IMark63195832"/><text:alphabetical-index-mark-end text:id="IMark61463128"/><text:alphabetical-index-mark-end text:id="IMark64553880"/><text:alphabetical-index-mark-end text:id="IMark58628472"/><text:alphabetical-index-mark-end text:id="IMark35768392"/>s above. Please let me know your <text:alphabetical-index-mark-start text:id="IMark71076120"/><text:alphabetical-index-mark-start text:id="IMark70975864"/><text:alphabetical-index-mark-start text:id="IMark35455944"/><text:alphabetical-index-mark-start text:id="IMark62222392"/><text:alphabetical-index-mark-start text:id="IMark62864776"/><text:alphabetical-index-mark-start text:id="IMark62097448"/><text:alphabetical-index-mark-start text:id="IMark63059464"/><text:alphabetical-index-mark-start text:id="IMark64807944"/><text:alphabetical-index-mark-start text:id="IMark62244552"/><text:alphabetical-index-mark-start text:id="IMark52866328"/><text:alphabetical-index-mark-start text:id="IMark64745976"/><text:alphabetical-index-mark-start text:id="IMark63620312"/><text:alphabetical-index-mark-start text:id="IMark59574728"/><text:alphabetical-index-mark-start text:id="IMark61217992"/><text:alphabetical-index-mark-start text:id="IMark34681800"/><text:alphabetical-index-mark-start text:id="IMark63621576"/><text:alphabetical-index-mark-start text:id="IMark59050072"/><text:alphabetical-index-mark-start text:id="IMark63199976"/><text:alphabetical-index-mark-start text:id="IMark28771272"/><text:alphabetical-index-mark-start text:id="IMark60005768"/><text:alphabetical-index-mark-start text:id="IMark60411080"/><text:alphabetical-index-mark-start text:id="IMark60701416"/><text:alphabetical-index-mark-start text:id="IMark50462456"/><text:alphabetical-index-mark-start text:id="IMark57245992"/><text:alphabetical-index-mark-start text:id="IMark61441160"/><text:alphabetical-index-mark-start text:id="IMark59375608"/>result<text:alphabetical-index-mark-end text:id="IMark59375608"/><text:alphabetical-index-mark-end text:id="IMark61441160"/><text:alphabetical-index-mark-end text:id="IMark57245992"/><text:alphabetical-index-mark-end text:id="IMark50462456"/><text:alphabetical-index-mark-end text:id="IMark60701416"/><text:alphabetical-index-mark-end text:id="IMark60411080"/><text:alphabetical-index-mark-end text:id="IMark60005768"/><text:alphabetical-index-mark-end text:id="IMark28771272"/><text:alphabetical-index-mark-end text:id="IMark63199976"/><text:alphabetical-index-mark-end text:id="IMark59050072"/><text:alphabetical-index-mark-end text:id="IMark63621576"/><text:alphabetical-index-mark-end text:id="IMark34681800"/><text:alphabetical-index-mark-end text:id="IMark61217992"/>s<text:alphabetical-index-mark-end text:id="IMark59574728"/><text:alphabetical-index-mark-end text:id="IMark63620312"/><text:alphabetical-index-mark-end text:id="IMark64745976"/><text:alphabetical-index-mark-end text:id="IMark52866328"/><text:alphabetical-index-mark-end text:id="IMark62244552"/><text:alphabetical-index-mark-end text:id="IMark64807944"/><text:alphabetical-index-mark-end text:id="IMark63059464"/><text:alphabetical-index-mark-end text:id="IMark62097448"/><text:alphabetical-index-mark-end text:id="IMark62864776"/><text:alphabetical-index-mark-end text:id="IMark62222392"/><text:alphabetical-index-mark-end text:id="IMark35455944"/><text:alphabetical-index-mark-end text:id="IMark70975864"/><text:alphabetical-index-mark-end text:id="IMark71076120"/> in this regard.</text:p>
      <text:p text:style-name="P48"/>
      <text:p text:style-name="P30"/>
      <text:h text:style-name="Heading_20_2" text:outline-level="2"><text:bookmark-start text:name="__RefHeading___Toc989_76759228"/>5.2. <text:span text:style-name="T21">De</text:span><text:alphabetical-index-mark-start text:id="IMark59161320"/><text:alphabetical-index-mark-start text:id="IMark62785688"/><text:alphabetical-index-mark-start text:id="IMark64199720"/><text:alphabetical-index-mark-start text:id="IMark58631192"/><text:alphabetical-index-mark-start text:id="IMark63350024"/><text:alphabetical-index-mark-start text:id="IMark63302664"/><text:alphabetical-index-mark-start text:id="IMark60403800"/><text:alphabetical-index-mark-start text:id="IMark62886104"/><text:alphabetical-index-mark-start text:id="IMark35768392"/><text:alphabetical-index-mark-start text:id="IMark58628472"/><text:alphabetical-index-mark-start text:id="IMark64553880"/><text:alphabetical-index-mark-start text:id="IMark61463128"/><text:alphabetical-index-mark-start text:id="IMark63195832"/>install<text:alphabetical-index-mark-end text:id="IMark63195832"/><text:alphabetical-index-mark-end text:id="IMark61463128"/><text:alphabetical-index-mark-end text:id="IMark64553880"/><text:alphabetical-index-mark-end text:id="IMark58628472"/><text:alphabetical-index-mark-end text:id="IMark35768392"/><text:alphabetical-index-mark-end text:id="IMark62886104"/><text:alphabetical-index-mark-end text:id="IMark60403800"/><text:alphabetical-index-mark-end text:id="IMark63302664"/><text:alphabetical-index-mark-end text:id="IMark63350024"/><text:alphabetical-index-mark-end text:id="IMark58631192"/><text:alphabetical-index-mark-end text:id="IMark64199720"/><text:alphabetical-index-mark-end text:id="IMark62785688"/><text:alphabetical-index-mark-end text:id="IMark59161320"/><text:span text:style-name="T21">ation</text:span><text:bookmark-end text:name="__RefHeading___Toc989_76759228"/></text:h>
      <text:p text:style-name="P30"/>
      <text:p text:style-name="P30">Delete the <text:alphabetical-index-mark-start text:id="IMark50519464"/><text:alphabetical-index-mark-start text:id="IMark64458776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64550040"/><text:alphabetical-index-mark-start text:id="IMark63110728"/>folder<text:alphabetical-index-mark-end text:id="IMark63110728"/><text:alphabetical-index-mark-end text:id="IMark64550040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64458776"/><text:alphabetical-index-mark-end text:id="IMark50519464"/> containing the contents of this <text:alphabetical-index-mark-start text:id="IMark62087656"/><text:alphabetical-index-mark-start text:id="IMark58354664"/><text:alphabetical-index-mark-start text:id="IMark63171112"/><text:alphabetical-index-mark-start text:id="IMark60829688"/><text:alphabetical-index-mark-start text:id="IMark64467400"/><text:alphabetical-index-mark-start text:id="IMark62321496"/><text:alphabetical-index-mark-start text:id="IMark63150648"/><text:alphabetical-index-mark-start text:id="IMark52870952"/><text:alphabetical-index-mark-start text:id="IMark64201576"/><text:alphabetical-index-mark-start text:id="IMark63165512"/><text:alphabetical-index-mark-start text:id="IMark61309048"/><text:alphabetical-index-mark-start text:id="IMark60373448"/><text:alphabetical-index-mark-start text:id="IMark64183128"/>file<text:alphabetical-index-mark-end text:id="IMark64183128"/><text:alphabetical-index-mark-end text:id="IMark60373448"/><text:alphabetical-index-mark-end text:id="IMark61309048"/><text:alphabetical-index-mark-end text:id="IMark63165512"/><text:alphabetical-index-mark-end text:id="IMark64201576"/><text:alphabetical-index-mark-end text:id="IMark52870952"/><text:alphabetical-index-mark-end text:id="IMark63150648"/><text:alphabetical-index-mark-end text:id="IMark62321496"/><text:alphabetical-index-mark-end text:id="IMark64467400"/><text:alphabetical-index-mark-end text:id="IMark60829688"/><text:alphabetical-index-mark-end text:id="IMark63171112"/><text:alphabetical-index-mark-end text:id="IMark58354664"/><text:alphabetical-index-mark-end text:id="IMark62087656"/> from your <text:alphabetical-index-mark-start text:id="IMark64178472"/><text:alphabetical-index-mark-start text:id="IMark58511320"/><text:alphabetical-index-mark-start text:id="IMark34680840"/><text:alphabetical-index-mark-start text:id="IMark60641544"/>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system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<text:alphabetical-index-mark-end text:id="IMark60641544"/><text:alphabetical-index-mark-end text:id="IMark34680840"/><text:alphabetical-index-mark-end text:id="IMark58511320"/><text:alphabetical-index-mark-end text:id="IMark64178472"/>. <text:span text:style-name="T71">In order to un</text:span><text:alphabetical-index-mark-start text:id="IMark56387960"/><text:alphabetical-index-mark-start text:id="IMark62321032"/><text:alphabetical-index-mark-start text:id="IMark28824536"/><text:alphabetical-index-mark-start text:id="IMark63305032"/><text:alphabetical-index-mark-start text:id="IMark54886104"/><text:alphabetical-index-mark-start text:id="IMark64457544"/><text:span text:style-name="T71">install</text:span><text:alphabetical-index-mark-end text:id="IMark64457544"/><text:alphabetical-index-mark-end text:id="IMark54886104"/><text:alphabetical-index-mark-end text:id="IMark63305032"/><text:alphabetical-index-mark-end text:id="IMark28824536"/><text:alphabetical-index-mark-end text:id="IMark62321032"/><text:alphabetical-index-mark-end text:id="IMark56387960"/><text:span text:style-name="T71"> </text:span><text:alphabetical-index-mark-start text:id="IMark63221048"/><text:alphabetical-index-mark-start text:id="IMark64551960"/><text:alphabetical-index-mark-start text:id="IMark57370952"/><text:alphabetical-index-mark-start text:id="IMark52542408"/><text:alphabetical-index-mark-start text:id="IMark63625496"/><text:alphabetical-index-mark-start text:id="IMark60830952"/><text:span text:style-name="T71">OpenMP</text:span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4551960"/><text:alphabetical-index-mark-end text:id="IMark63221048"/><text:span text:style-name="T71">, </text:span><text:alphabetical-index-mark-start text:id="IMark58342104"/><text:alphabetical-index-mark-start text:id="IMark60863176"/><text:alphabetical-index-mark-start text:id="IMark28895672"/><text:alphabetical-index-mark-start text:id="IMark60861240"/><text:alphabetical-index-mark-start text:id="IMark64185816"/><text:alphabetical-index-mark-start text:id="IMark64190136"/><text:alphabetical-index-mark-start text:id="IMark63418968"/><text:alphabetical-index-mark-start text:id="IMark59307400"/><text:alphabetical-index-mark-start text:id="IMark55458440"/><text:alphabetical-index-mark-start text:id="IMark54326184"/><text:alphabetical-index-mark-start text:id="IMark56408184"/><text:alphabetical-index-mark-start text:id="IMark43434600"/><text:alphabetical-index-mark-start text:id="IMark62930664"/><text:alphabetical-index-mark-start text:id="IMark61922488"/><text:alphabetical-index-mark-start text:id="IMark63306360"/><text:alphabetical-index-mark-start text:id="IMark62241288"/><text:alphabetical-index-mark-start text:id="IMark64460008"/><text:alphabetical-index-mark-start text:id="IMark54952040"/><text:span text:style-name="T71">Sql</text:span><text:alphabetical-index-mark-end text:id="IMark54952040"/><text:alphabetical-index-mark-end text:id="IMark64460008"/><text:alphabetical-index-mark-end text:id="IMark62241288"/><text:alphabetical-index-mark-end text:id="IMark63306360"/><text:alphabetical-index-mark-end text:id="IMark61922488"/><text:alphabetical-index-mark-end text:id="IMark62930664"/><text:alphabetical-index-mark-end text:id="IMark43434600"/><text:alphabetical-index-mark-end text:id="IMark56408184"/><text:alphabetical-index-mark-end text:id="IMark54326184"/><text:alphabetical-index-mark-end text:id="IMark55458440"/><text:alphabetical-index-mark-end text:id="IMark59307400"/><text:alphabetical-index-mark-end text:id="IMark63418968"/><text:span text:style-name="T71">ite</text:span><text:alphabetical-index-mark-end text:id="IMark64190136"/><text:alphabetical-index-mark-end text:id="IMark64185816"/><text:alphabetical-index-mark-end text:id="IMark60861240"/><text:alphabetical-index-mark-end text:id="IMark28895672"/><text:alphabetical-index-mark-end text:id="IMark60863176"/><text:alphabetical-index-mark-end text:id="IMark58342104"/><text:span text:style-name="T71">3 and other </text:span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span text:style-name="T71">libraries</text:span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span text:style-name="T71"> involved, refer to their respective manuals.</text:span></text:p>
      <text:p text:style-name="P30"/>
      <text:p text:style-name="P30"/>
      <text:h text:style-name="Heading_20_2" text:outline-level="2"><text:bookmark-start text:name="__RefHeading___Toc991_76759228"/>5.3. 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<text:alphabetical-index-mark-start text:id="IMark59586328"/><text:span text:style-name="T52">Call</text:span><text:alphabetical-index-mark-end text:id="IMark59586328"/>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span text:style-name="T52">ing </text:span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64550040"/><text:alphabetical-index-mark-start text:id="IMark63110728"/><text:alphabetical-index-mark-start text:id="IMark64199720"/><text:alphabetical-index-mark-start text:id="IMark62087656"/><text:alphabetical-index-mark-start text:id="IMark58354664"/><text:alphabetical-index-mark-start text:id="IMark63171112"/><text:alphabetical-index-mark-start text:id="IMark60829688"/><text:alphabetical-index-mark-start text:id="IMark64467400"/><text:alphabetical-index-mark-start text:id="IMark62321496"/><text:alphabetical-index-mark-start text:id="IMark63150648"/><text:alphabetical-index-mark-start text:id="IMark52870952"/><text:alphabetical-index-mark-start text:id="IMark64201576"/><text:alphabetical-index-mark-start text:id="IMark63165512"/><text:alphabetical-index-mark-start text:id="IMark61309048"/><text:span text:style-name="T52">sql</text:span><text:alphabetical-index-mark-end text:id="IMark61309048"/><text:alphabetical-index-mark-end text:id="IMark63165512"/><text:alphabetical-index-mark-end text:id="IMark64201576"/><text:alphabetical-index-mark-end text:id="IMark52870952"/><text:alphabetical-index-mark-end text:id="IMark63150648"/><text:alphabetical-index-mark-end text:id="IMark62321496"/><text:alphabetical-index-mark-end text:id="IMark64467400"/><text:alphabetical-index-mark-end text:id="IMark60829688"/><text:alphabetical-index-mark-end text:id="IMark63171112"/><text:alphabetical-index-mark-end text:id="IMark58354664"/><text:alphabetical-index-mark-end text:id="IMark62087656"/><text:alphabetical-index-mark-end text:id="IMark64199720"/><text:alphabetical-index-mark-end text:id="IMark63110728"/><text:alphabetical-index-mark-end text:id="IMark64550040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span text:style-name="T52">p with two arguments.</text:span><text:bookmark-end text:name="__RefHeading___Toc991_76759228"/></text:h>
      <text:p text:style-name="P30"/>
      <text:p text:style-name="P30">Assuming that you have <text:alphabetical-index-mark-start text:id="IMark34680840"/><text:alphabetical-index-mark-start text:id="IMark60641544"/><text:alphabetical-index-mark-start text:id="IMark63909336"/><text:alphabetical-index-mark-start text:id="IMark59587592"/>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<text:alphabetical-index-mark-start text:id="IMark56387960"/><text:alphabetical-index-mark-start text:id="IMark62321032"/>sql<text:alphabetical-index-mark-end text:id="IMark62321032"/><text:alphabetical-index-mark-end text:id="IMark56387960"/>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59587592"/><text:alphabetical-index-mark-end text:id="IMark63909336"/><text:alphabetical-index-mark-end text:id="IMark60641544"/><text:alphabetical-index-mark-end text:id="IMark34680840"/>p on the same <text:alphabetical-index-mark-start text:id="IMark28824536"/><text:alphabetical-index-mark-start text:id="IMark63305032"/><text:alphabetical-index-mark-start text:id="IMark54886104"/><text:alphabetical-index-mark-start text:id="IMark64457544"/><text:alphabetical-index-mark-start text:id="IMark63221048"/><text:alphabetical-index-mark-start text:id="IMark64551960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63418968"/><text:alphabetical-index-mark-start text:id="IMark59307400"/><text:alphabetical-index-mark-start text:id="IMark55458440"/>folder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4551960"/><text:alphabetical-index-mark-end text:id="IMark63221048"/><text:alphabetical-index-mark-end text:id="IMark64457544"/><text:alphabetical-index-mark-end text:id="IMark54886104"/><text:alphabetical-index-mark-end text:id="IMark63305032"/><text:alphabetical-index-mark-end text:id="IMark28824536"/> that holds your <text:alphabetical-index-mark-start text:id="IMark54326184"/><text:alphabetical-index-mark-start text:id="IMark56408184"/><text:alphabetical-index-mark-start text:id="IMark43434600"/><text:alphabetical-index-mark-start text:id="IMark62930664"/><text:alphabetical-index-mark-start text:id="IMark61922488"/><text:alphabetical-index-mark-start text:id="IMark63306360"/><text:alphabetical-index-mark-start text:id="IMark62241288"/><text:alphabetical-index-mark-start text:id="IMark64460008"/><text:alphabetical-index-mark-start text:id="IMark54952040"/><text:alphabetical-index-mark-start text:id="IMark58342104"/><text:alphabetical-index-mark-start text:id="IMark60863176"/><text:alphabetical-index-mark-start text:id="IMark28895672"/><text:alphabetical-index-mark-start text:id="IMark60861240"/>database<text:alphabetical-index-mark-end text:id="IMark60861240"/><text:alphabetical-index-mark-end text:id="IMark28895672"/><text:alphabetical-index-mark-end text:id="IMark60863176"/><text:alphabetical-index-mark-end text:id="IMark58342104"/><text:alphabetical-index-mark-end text:id="IMark54952040"/><text:alphabetical-index-mark-end text:id="IMark64460008"/><text:alphabetical-index-mark-end text:id="IMark62241288"/><text:alphabetical-index-mark-end text:id="IMark63306360"/><text:alphabetical-index-mark-end text:id="IMark61922488"/><text:alphabetical-index-mark-end text:id="IMark62930664"/><text:alphabetical-index-mark-end text:id="IMark43434600"/><text:alphabetical-index-mark-end text:id="IMark56408184"/><text:alphabetical-index-mark-end text:id="IMark54326184"/>, <text:span text:style-name="T43">you are using a </text:span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63350024"/><text:alphabetical-index-mark-start text:id="IMark58631192"/><text:alphabetical-index-mark-start text:id="IMark60403800"/><text:alphabetical-index-mark-start text:id="IMark63302664"/><text:alphabetical-index-mark-start text:id="IMark35768392"/><text:span text:style-name="T43">Linux</text:span><text:alphabetical-index-mark-end text:id="IMark35768392"/><text:alphabetical-index-mark-end text:id="IMark63302664"/><text:alphabetical-index-mark-end text:id="IMark60403800"/><text:alphabetical-index-mark-end text:id="IMark58631192"/><text:alphabetical-index-mark-end text:id="IMark63350024"/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span text:style-name="T43"> </text:span><text:alphabetical-index-mark-start text:id="IMark62886104"/><text:alphabetical-index-mark-start text:id="IMark64553880"/>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64550040"/><text:alphabetical-index-mark-start text:id="IMark63110728"/><text:alphabetical-index-mark-start text:id="IMark64199720"/><text:alphabetical-index-mark-start text:id="IMark62087656"/><text:alphabetical-index-mark-start text:id="IMark58354664"/><text:span text:style-name="T43">system</text:span><text:alphabetical-index-mark-end text:id="IMark58354664"/><text:alphabetical-index-mark-end text:id="IMark62087656"/><text:alphabetical-index-mark-end text:id="IMark64199720"/><text:alphabetical-index-mark-end text:id="IMark63110728"/><text:alphabetical-index-mark-end text:id="IMark64550040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alphabetical-index-mark-end text:id="IMark64553880"/><text:alphabetical-index-mark-end text:id="IMark62886104"/>, <text:span text:style-name="T53">and you do not want to use a </text:span><text:alphabetical-index-mark-start text:id="IMark63171112"/><text:alphabetical-index-mark-start text:id="IMark60829688"/><text:alphabetical-index-mark-start text:id="IMark64467400"/><text:alphabetical-index-mark-start text:id="IMark62321496"/><text:alphabetical-index-mark-start text:id="IMark63150648"/><text:alphabetical-index-mark-start text:id="IMark52870952"/><text:alphabetical-index-mark-start text:id="IMark64201576"/><text:alphabetical-index-mark-start text:id="IMark63165512"/><text:alphabetical-index-mark-start text:id="IMark61309048"/><text:alphabetical-index-mark-start text:id="IMark64183128"/><text:span text:style-name="T53">macro</text:span><text:alphabetical-index-mark-end text:id="IMark64183128"/><text:alphabetical-index-mark-end text:id="IMark61309048"/><text:alphabetical-index-mark-end text:id="IMark63165512"/><text:alphabetical-index-mark-end text:id="IMark64201576"/><text:alphabetical-index-mark-end text:id="IMark52870952"/><text:alphabetical-index-mark-end text:id="IMark63150648"/><text:alphabetical-index-mark-end text:id="IMark62321496"/><text:alphabetical-index-mark-end text:id="IMark64467400"/><text:alphabetical-index-mark-end text:id="IMark60829688"/><text:alphabetical-index-mark-end text:id="IMark63171112"/><text:span text:style-name="T53">, </text:span>briefly, in a <text:alphabetical-index-mark-start text:id="IMark60373448"/><text:alphabetical-index-mark-start text:id="IMark58511320"/><text:alphabetical-index-mark-start text:id="IMark64178472"/><text:alphabetical-index-mark-start text:id="IMark70975864"/><text:alphabetical-index-mark-start text:id="IMark60649624"/><text:alphabetical-index-mark-start text:id="IMark62165672"/><text:alphabetical-index-mark-start text:id="IMark35526600"/><text:alphabetical-index-mark-start text:id="IMark59234904"/><text:alphabetical-index-mark-start text:id="IMark56903016"/><text:alphabetical-index-mark-start text:id="IMark59048744"/><text:alphabetical-index-mark-start text:id="IMark35659720"/><text:alphabetical-index-mark-start text:id="IMark52881368"/><text:alphabetical-index-mark-start text:id="IMark58808216"/>terminal<text:alphabetical-index-mark-end text:id="IMark58808216"/><text:alphabetical-index-mark-end text:id="IMark52881368"/><text:alphabetical-index-mark-end text:id="IMark35659720"/><text:alphabetical-index-mark-end text:id="IMark59048744"/><text:alphabetical-index-mark-end text:id="IMark56903016"/><text:alphabetical-index-mark-end text:id="IMark59234904"/><text:alphabetical-index-mark-end text:id="IMark35526600"/><text:alphabetical-index-mark-end text:id="IMark62165672"/><text:alphabetical-index-mark-end text:id="IMark60649624"/><text:alphabetical-index-mark-end text:id="IMark70975864"/><text:alphabetical-index-mark-end text:id="IMark64178472"/><text:alphabetical-index-mark-end text:id="IMark58511320"/><text:alphabetical-index-mark-end text:id="IMark60373448"/> write:</text:p>
      <text:p text:style-name="P30"/>
      <text:p text:style-name="P76">./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305032"/><text:alphabetical-index-mark-start text:id="IMark54886104"/><text:alphabetical-index-mark-start text:id="IMark64457544"/>sql<text:alphabetical-index-mark-end text:id="IMark64457544"/><text:alphabetical-index-mark-end text:id="IMark54886104"/><text:alphabetical-index-mark-end text:id="IMark63305032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p [db] [<text:alphabetical-index-mark-start text:id="IMark63221048"/><text:alphabetical-index-mark-start text:id="IMark64551960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34680840"/><text:alphabetical-index-mark-start text:id="IMark54326184"/><text:alphabetical-index-mark-start text:id="IMark56408184"/><text:alphabetical-index-mark-start text:id="IMark43434600"/>query<text:alphabetical-index-mark-end text:id="IMark43434600"/><text:alphabetical-index-mark-end text:id="IMark56408184"/><text:alphabetical-index-mark-end text:id="IMark54326184"/><text:alphabetical-index-mark-end text:id="IMark34680840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4551960"/><text:alphabetical-index-mark-end text:id="IMark63221048"/>]</text:p>
      <text:p text:style-name="P30"/>
      <text:p text:style-name="P30">where</text:p>
      <text:p text:style-name="P30"/>
      <text:p text:style-name="P32"><text:span text:style-name="T23">[db]</text:span> is the 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63350024"/>database<text:alphabetical-index-mark-end text:id="IMark63350024"/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 that you want to <text:alphabetical-index-mark-start text:id="IMark58631192"/><text:alphabetical-index-mark-start text:id="IMark60403800"/><text:alphabetical-index-mark-start text:id="IMark63302664"/><text:alphabetical-index-mark-start text:id="IMark35768392"/><text:alphabetical-index-mark-start text:id="IMark62886104"/><text:alphabetical-index-mark-start text:id="IMark64553880"/>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query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alphabetical-index-mark-end text:id="IMark64553880"/><text:alphabetical-index-mark-end text:id="IMark62886104"/><text:alphabetical-index-mark-end text:id="IMark35768392"/><text:alphabetical-index-mark-end text:id="IMark63302664"/><text:alphabetical-index-mark-end text:id="IMark60403800"/><text:alphabetical-index-mark-end text:id="IMark58631192"/>, <text:span text:style-name="T72">either a </text:span><text:alphabetical-index-mark-start text:id="IMark62785688"/><text:alphabetical-index-mark-start text:id="IMark50519464"/><text:alphabetical-index-mark-start text:id="IMark64458776"/><text:alphabetical-index-mark-start text:id="IMark59586328"/><text:alphabetical-index-mark-start text:id="IMark60861976"/><text:alphabetical-index-mark-start text:id="IMark61414968"/><text:span text:style-name="T72">.db</text:span><text:alphabetical-index-mark-end text:id="IMark61414968"/><text:alphabetical-index-mark-end text:id="IMark60861976"/><text:alphabetical-index-mark-end text:id="IMark59586328"/><text:alphabetical-index-mark-end text:id="IMark64458776"/><text:alphabetical-index-mark-end text:id="IMark50519464"/><text:alphabetical-index-mark-end text:id="IMark62785688"/><text:span text:style-name="T72"> or </text:span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span text:style-name="T72">.h5</text:span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span text:style-name="T72"> type</text:span>.</text:p>
      <text:p text:style-name="P30"/>
      <text:p text:style-name="P30"><text:span text:style-name="T23">[</text:span><text:alphabetical-index-mark-start text:id="IMark64467400"/><text:alphabetical-index-mark-start text:id="IMark62321496"/><text:alphabetical-index-mark-start text:id="IMark63150648"/><text:alphabetical-index-mark-start text:id="IMark52870952"/><text:alphabetical-index-mark-start text:id="IMark64201576"/><text:alphabetical-index-mark-start text:id="IMark63165512"/><text:alphabetical-index-mark-start text:id="IMark61309048"/><text:alphabetical-index-mark-start text:id="IMark64183128"/><text:alphabetical-index-mark-start text:id="IMark58511320"/><text:alphabetical-index-mark-start text:id="IMark60373448"/><text:alphabetical-index-mark-start text:id="IMark64178472"/><text:alphabetical-index-mark-start text:id="IMark59587592"/><text:alphabetical-index-mark-start text:id="IMark63909336"/><text:span text:style-name="T23">query</text:span><text:alphabetical-index-mark-end text:id="IMark63909336"/><text:alphabetical-index-mark-end text:id="IMark59587592"/><text:alphabetical-index-mark-end text:id="IMark64178472"/><text:alphabetical-index-mark-end text:id="IMark60373448"/><text:alphabetical-index-mark-end text:id="IMark58511320"/><text:alphabetical-index-mark-end text:id="IMark64183128"/><text:alphabetical-index-mark-end text:id="IMark61309048"/><text:alphabetical-index-mark-end text:id="IMark63165512"/><text:alphabetical-index-mark-end text:id="IMark64201576"/><text:alphabetical-index-mark-end text:id="IMark52870952"/><text:alphabetical-index-mark-end text:id="IMark63150648"/><text:alphabetical-index-mark-end text:id="IMark62321496"/><text:alphabetical-index-mark-end text:id="IMark64467400"/><text:span text:style-name="T23">]</text:span> is a <text:alphabetical-index-mark-start text:id="IMark64551960"/><text:alphabetical-index-mark-start text:id="IMark63221048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34680840"/><text:alphabetical-index-mark-start text:id="IMark54326184"/><text:alphabetical-index-mark-start text:id="IMark56408184"/><text:alphabetical-index-mark-start text:id="IMark43434600"/>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305032"/><text:alphabetical-index-mark-start text:id="IMark54886104"/><text:alphabetical-index-mark-start text:id="IMark64457544"/>Sql<text:alphabetical-index-mark-end text:id="IMark64457544"/><text:alphabetical-index-mark-end text:id="IMark54886104"/><text:alphabetical-index-mark-end text:id="IMark63305032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ite<text:alphabetical-index-mark-end text:id="IMark43434600"/><text:alphabetical-index-mark-end text:id="IMark56408184"/><text:alphabetical-index-mark-end text:id="IMark54326184"/><text:alphabetical-index-mark-end text:id="IMark34680840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3221048"/><text:alphabetical-index-mark-end text:id="IMark64551960"/>3 - compatible <text:alphabetical-index-mark-start text:id="IMark62930664"/><text:alphabetical-index-mark-start text:id="IMark63306360"/><text:alphabetical-index-mark-start text:id="IMark61922488"/><text:alphabetical-index-mark-start text:id="IMark64460008"/><text:alphabetical-index-mark-start text:id="IMark62241288"/><text:alphabetical-index-mark-start text:id="IMark58342104"/><text:alphabetical-index-mark-start text:id="IMark54952040"/><text:alphabetical-index-mark-start text:id="IMark64550040"/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63350024"/><text:alphabetical-index-mark-start text:id="IMark64199720"/><text:alphabetical-index-mark-start text:id="IMark58631192"/><text:alphabetical-index-mark-start text:id="IMark60403800"/><text:alphabetical-index-mark-start text:id="IMark63302664"/>SQL<text:alphabetical-index-mark-end text:id="IMark63302664"/><text:alphabetical-index-mark-end text:id="IMark60403800"/><text:alphabetical-index-mark-end text:id="IMark58631192"/><text:alphabetical-index-mark-end text:id="IMark64199720"/><text:alphabetical-index-mark-end text:id="IMark63350024"/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alphabetical-index-mark-end text:id="IMark64550040"/><text:alphabetical-index-mark-end text:id="IMark54952040"/><text:alphabetical-index-mark-end text:id="IMark58342104"/><text:alphabetical-index-mark-end text:id="IMark62241288"/><text:alphabetical-index-mark-end text:id="IMark64460008"/><text:alphabetical-index-mark-end text:id="IMark61922488"/><text:alphabetical-index-mark-end text:id="IMark63306360"/><text:alphabetical-index-mark-end text:id="IMark62930664"/> <text:alphabetical-index-mark-start text:id="IMark35768392"/><text:alphabetical-index-mark-start text:id="IMark62886104"/><text:alphabetical-index-mark-start text:id="IMark64553880"/>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query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alphabetical-index-mark-end text:id="IMark64553880"/><text:alphabetical-index-mark-end text:id="IMark62886104"/><text:alphabetical-index-mark-end text:id="IMark35768392"/> or the name of a 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58354664"/><text:alphabetical-index-mark-start text:id="IMark62087656"/><text:alphabetical-index-mark-start text:id="IMark60829688"/><text:alphabetical-index-mark-start text:id="IMark63171112"/>.<text:alphabetical-index-mark-start text:id="IMark59375608"/><text:alphabetical-index-mark-start text:id="IMark63594568"/><text:alphabetical-index-mark-start text:id="IMark56544488"/><text:alphabetical-index-mark-start text:id="IMark58625272"/><text:alphabetical-index-mark-start text:id="IMark52479512"/><text:alphabetical-index-mark-start text:id="IMark62571640"/><text:alphabetical-index-mark-start text:id="IMark35548872"/><text:alphabetical-index-mark-start text:id="IMark28240840"/><text:alphabetical-index-mark-start text:id="IMark55597448"/><text:alphabetical-index-mark-start text:id="IMark57542216"/><text:alphabetical-index-mark-start text:id="IMark62961240"/><text:alphabetical-index-mark-start text:id="IMark60365160"/><text:alphabetical-index-mark-start text:id="IMark63202232"/><text:alphabetical-index-mark-start text:id="IMark62895992"/><text:alphabetical-index-mark-start text:id="IMark59034600"/><text:alphabetical-index-mark-start text:id="IMark64867512"/><text:alphabetical-index-mark-start text:id="IMark62900504"/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<text:alphabetical-index-mark-start text:id="IMark59330472"/><text:alphabetical-index-mark-start text:id="IMark62572424"/><text:alphabetical-index-mark-start text:id="IMark64210184"/><text:alphabetical-index-mark-start text:id="IMark35551176"/>sql<text:alphabetical-index-mark-end text:id="IMark35551176"/><text:alphabetical-index-mark-end text:id="IMark64210184"/><text:alphabetical-index-mark-end text:id="IMark62572424"/><text:alphabetical-index-mark-end text:id="IMark59330472"/>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alphabetical-index-mark-end text:id="IMark62900504"/><text:alphabetical-index-mark-end text:id="IMark64867512"/><text:alphabetical-index-mark-end text:id="IMark59034600"/><text:alphabetical-index-mark-end text:id="IMark62895992"/><text:alphabetical-index-mark-end text:id="IMark63202232"/><text:alphabetical-index-mark-end text:id="IMark60365160"/><text:alphabetical-index-mark-end text:id="IMark62961240"/><text:alphabetical-index-mark-end text:id="IMark57542216"/><text:alphabetical-index-mark-end text:id="IMark55597448"/><text:alphabetical-index-mark-end text:id="IMark28240840"/><text:alphabetical-index-mark-end text:id="IMark35548872"/><text:alphabetical-index-mark-end text:id="IMark62571640"/><text:alphabetical-index-mark-end text:id="IMark52479512"/><text:alphabetical-index-mark-end text:id="IMark58625272"/><text:alphabetical-index-mark-end text:id="IMark56544488"/><text:alphabetical-index-mark-end text:id="IMark63594568"/><text:alphabetical-index-mark-end text:id="IMark59375608"/><text:alphabetical-index-mark-end text:id="IMark63171112"/><text:alphabetical-index-mark-end text:id="IMark60829688"/><text:alphabetical-index-mark-end text:id="IMark62087656"/><text:alphabetical-index-mark-end text:id="IMark58354664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 <text:alphabetical-index-mark-start text:id="IMark28893368"/><text:alphabetical-index-mark-start text:id="IMark52598584"/><text:alphabetical-index-mark-start text:id="IMark63616520"/><text:alphabetical-index-mark-start text:id="IMark52540792"/><text:alphabetical-index-mark-start text:id="IMark62340040"/><text:alphabetical-index-mark-start text:id="IMark62576904"/><text:alphabetical-index-mark-start text:id="IMark56837432"/><text:alphabetical-index-mark-start text:id="IMark35454040"/><text:alphabetical-index-mark-start text:id="IMark63783032"/><text:alphabetical-index-mark-start text:id="IMark35485560"/><text:alphabetical-index-mark-start text:id="IMark63595832"/><text:alphabetical-index-mark-start text:id="IMark51660776"/><text:alphabetical-index-mark-start text:id="IMark49919304"/>file<text:alphabetical-index-mark-end text:id="IMark49919304"/><text:alphabetical-index-mark-end text:id="IMark51660776"/><text:alphabetical-index-mark-end text:id="IMark63595832"/><text:alphabetical-index-mark-end text:id="IMark35485560"/><text:alphabetical-index-mark-end text:id="IMark63783032"/><text:alphabetical-index-mark-end text:id="IMark35454040"/><text:alphabetical-index-mark-end text:id="IMark56837432"/><text:alphabetical-index-mark-end text:id="IMark62576904"/><text:alphabetical-index-mark-end text:id="IMark62340040"/><text:alphabetical-index-mark-end text:id="IMark52540792"/><text:alphabetical-index-mark-end text:id="IMark63616520"/><text:alphabetical-index-mark-end text:id="IMark52598584"/><text:alphabetical-index-mark-end text:id="IMark28893368"/> <text:span text:style-name="T72">if performed against a </text:span><text:alphabetical-index-mark-start text:id="IMark50579048"/><text:alphabetical-index-mark-start text:id="IMark64754712"/><text:alphabetical-index-mark-start text:id="IMark59234904"/><text:alphabetical-index-mark-start text:id="IMark35526600"/><text:alphabetical-index-mark-start text:id="IMark62165672"/><text:alphabetical-index-mark-start text:id="IMark60649624"/><text:span text:style-name="T72">.db</text:span><text:alphabetical-index-mark-end text:id="IMark60649624"/><text:alphabetical-index-mark-end text:id="IMark62165672"/><text:alphabetical-index-mark-end text:id="IMark35526600"/><text:alphabetical-index-mark-end text:id="IMark59234904"/><text:alphabetical-index-mark-end text:id="IMark64754712"/><text:alphabetical-index-mark-end text:id="IMark50579048"/><text:span text:style-name="T72"> </text:span><text:alphabetical-index-mark-start text:id="IMark56903016"/><text:alphabetical-index-mark-start text:id="IMark59048744"/><text:alphabetical-index-mark-start text:id="IMark35659720"/><text:alphabetical-index-mark-start text:id="IMark52881368"/><text:alphabetical-index-mark-start text:id="IMark58808216"/><text:alphabetical-index-mark-start text:id="IMark60069784"/><text:span text:style-name="T72">file</text:span><text:alphabetical-index-mark-end text:id="IMark60069784"/><text:alphabetical-index-mark-end text:id="IMark58808216"/><text:alphabetical-index-mark-end text:id="IMark52881368"/><text:alphabetical-index-mark-end text:id="IMark35659720"/><text:alphabetical-index-mark-end text:id="IMark59048744"/><text:alphabetical-index-mark-end text:id="IMark56903016"/><text:span text:style-name="T72"> or an </text:span><text:alphabetical-index-mark-start text:id="IMark29551560"/><text:alphabetical-index-mark-start text:id="IMark56924744"/><text:alphabetical-index-mark-start text:id="IMark61913752"/><text:alphabetical-index-mark-start text:id="IMark62864776"/><text:alphabetical-index-mark-start text:id="IMark62097448"/><text:alphabetical-index-mark-start text:id="IMark60008424"/><text:span text:style-name="T72">HDFql</text:span><text:alphabetical-index-mark-end text:id="IMark60008424"/><text:alphabetical-index-mark-end text:id="IMark62097448"/><text:alphabetical-index-mark-end text:id="IMark62864776"/><text:alphabetical-index-mark-end text:id="IMark61913752"/><text:alphabetical-index-mark-end text:id="IMark56924744"/><text:alphabetical-index-mark-end text:id="IMark29551560"/><text:span text:style-name="T72"> </text:span><text:alphabetical-index-mark-start text:id="IMark64795656"/><text:alphabetical-index-mark-start text:id="IMark64807944"/><text:alphabetical-index-mark-start text:id="IMark63059464"/><text:alphabetical-index-mark-start text:id="IMark35455944"/><text:alphabetical-index-mark-start text:id="IMark62222392"/><text:alphabetical-index-mark-start text:id="IMark63620312"/><text:span text:style-name="T72">query</text:span><text:alphabetical-index-mark-end text:id="IMark63620312"/><text:alphabetical-index-mark-end text:id="IMark62222392"/><text:alphabetical-index-mark-end text:id="IMark35455944"/><text:alphabetical-index-mark-end text:id="IMark63059464"/><text:alphabetical-index-mark-end text:id="IMark64807944"/><text:alphabetical-index-mark-end text:id="IMark64795656"/><text:span text:style-name="T72"> performed against a </text:span><text:alphabetical-index-mark-start text:id="IMark64745976"/><text:alphabetical-index-mark-start text:id="IMark52866328"/><text:alphabetical-index-mark-start text:id="IMark62244552"/><text:alphabetical-index-mark-start text:id="IMark63621576"/><text:alphabetical-index-mark-start text:id="IMark34681800"/><text:alphabetical-index-mark-start text:id="IMark61217992"/><text:span text:style-name="T72">.h5</text:span><text:alphabetical-index-mark-end text:id="IMark61217992"/><text:alphabetical-index-mark-end text:id="IMark34681800"/><text:alphabetical-index-mark-end text:id="IMark63621576"/><text:alphabetical-index-mark-end text:id="IMark62244552"/><text:alphabetical-index-mark-end text:id="IMark52866328"/><text:alphabetical-index-mark-end text:id="IMark64745976"/><text:span text:style-name="T72"> </text:span><text:alphabetical-index-mark-start text:id="IMark59574728"/><text:alphabetical-index-mark-start text:id="IMark59050072"/><text:alphabetical-index-mark-start text:id="IMark60411080"/><text:alphabetical-index-mark-start text:id="IMark60005768"/><text:alphabetical-index-mark-start text:id="IMark28771272"/><text:alphabetical-index-mark-start text:id="IMark63199976"/><text:span text:style-name="T72">database</text:span><text:alphabetical-index-mark-end text:id="IMark63199976"/><text:alphabetical-index-mark-end text:id="IMark28771272"/><text:alphabetical-index-mark-end text:id="IMark60005768"/><text:alphabetical-index-mark-end text:id="IMark60411080"/><text:alphabetical-index-mark-end text:id="IMark59050072"/><text:alphabetical-index-mark-end text:id="IMark59574728"/>.</text:p>
      <text:p text:style-name="P30"/>
      <text:p text:style-name="P34">For example:</text:p>
      <text:p text:style-name="P34"/>
      <text:p text:style-name="P34"><text:soft-page-break/><text:span text:style-name="T23">./</text:span><text:alphabetical-index-mark-start text:id="IMark59587592"/><text:alphabetical-index-mark-start text:id="IMark63909336"/><text:alphabetical-index-mark-start text:id="IMark64467400"/><text:alphabetical-index-mark-start text:id="IMark63992856"/><text:alphabetical-index-mark-start text:id="IMark54884312"/><text:alphabetical-index-mark-start text:id="IMark55136968"/><text:alphabetical-index-mark-start text:id="IMark64464936"/><text:alphabetical-index-mark-start text:id="IMark59317848"/><text:alphabetical-index-mark-start text:id="IMark60662408"/><text:alphabetical-index-mark-start text:id="IMark55135704"/><text:alphabetical-index-mark-start text:id="IMark61307784"/><text:alphabetical-index-mark-start text:id="IMark59743656"/><text:alphabetical-index-mark-start text:id="IMark63172440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alphabetical-index-mark-start text:id="IMark64463704"/><text:alphabetical-index-mark-start text:id="IMark62964616"/><text:alphabetical-index-mark-start text:id="IMark56387960"/><text:alphabetical-index-mark-start text:id="IMark62321032"/><text:alphabetical-index-mark-start text:id="IMark28824536"/><text:span text:style-name="T23">sql</text:span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463704"/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3172440"/><text:alphabetical-index-mark-end text:id="IMark59743656"/><text:alphabetical-index-mark-end text:id="IMark61307784"/><text:alphabetical-index-mark-end text:id="IMark55135704"/><text:alphabetical-index-mark-end text:id="IMark60662408"/><text:alphabetical-index-mark-end text:id="IMark59317848"/><text:alphabetical-index-mark-end text:id="IMark64464936"/><text:alphabetical-index-mark-end text:id="IMark55136968"/><text:alphabetical-index-mark-end text:id="IMark54884312"/><text:alphabetical-index-mark-end text:id="IMark63992856"/><text:alphabetical-index-mark-end text:id="IMark64467400"/><text:alphabetical-index-mark-end text:id="IMark63909336"/><text:alphabetical-index-mark-end text:id="IMark59587592"/><text:span text:style-name="T23">p </text:span><text:alphabetical-index-mark-start text:id="IMark63305032"/><text:alphabetical-index-mark-start text:id="IMark54886104"/><text:alphabetical-index-mark-start text:id="IMark64457544"/><text:alphabetical-index-mark-start text:id="IMark64551960"/><text:alphabetical-index-mark-start text:id="IMark63221048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34680840"/><text:span text:style-name="T23">your_</text:span><text:alphabetical-index-mark-start text:id="IMark54326184"/><text:alphabetical-index-mark-start text:id="IMark56408184"/><text:alphabetical-index-mark-start text:id="IMark43434600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alphabetical-index-mark-start text:id="IMark58354664"/><text:span text:style-name="T23">database</text:span><text:alphabetical-index-mark-end text:id="IMark58354664"/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43434600"/><text:alphabetical-index-mark-end text:id="IMark56408184"/><text:alphabetical-index-mark-end text:id="IMark54326184"/><text:alphabetical-index-mark-end text:id="IMark34680840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3221048"/><text:alphabetical-index-mark-end text:id="IMark64551960"/><text:alphabetical-index-mark-end text:id="IMark64457544"/><text:alphabetical-index-mark-end text:id="IMark54886104"/><text:alphabetical-index-mark-end text:id="IMark63305032"/><text:alphabetical-index-mark-start text:id="IMark62087656"/><text:alphabetical-index-mark-start text:id="IMark60829688"/><text:alphabetical-index-mark-start text:id="IMark63171112"/><text:alphabetical-index-mark-start text:id="IMark35768392"/><text:alphabetical-index-mark-start text:id="IMark62886104"/><text:alphabetical-index-mark-start text:id="IMark64553880"/><text:span text:style-name="T23">.</text:span><text:span text:style-name="T33">db</text:span><text:alphabetical-index-mark-end text:id="IMark64553880"/><text:alphabetical-index-mark-end text:id="IMark62886104"/><text:alphabetical-index-mark-end text:id="IMark35768392"/><text:alphabetical-index-mark-end text:id="IMark63171112"/><text:alphabetical-index-mark-end text:id="IMark60829688"/><text:alphabetical-index-mark-end text:id="IMark62087656"/><text:span text:style-name="T23"> “</text:span>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<text:alphabetical-index-mark-start text:id="IMark62930664"/><text:alphabetical-index-mark-start text:id="IMark63306360"/><text:alphabetical-index-mark-start text:id="IMark61922488"/><text:span text:style-name="T23">SELECT</text:span><text:alphabetical-index-mark-end text:id="IMark61922488"/><text:alphabetical-index-mark-end text:id="IMark63306360"/><text:alphabetical-index-mark-end text:id="IMark62930664"/>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span text:style-name="T23"> * FROM </text:span><text:alphabetical-index-mark-start text:id="IMark64460008"/><text:alphabetical-index-mark-start text:id="IMark62241288"/><text:alphabetical-index-mark-start text:id="IMark58342104"/><text:alphabetical-index-mark-start text:id="IMark54952040"/><text:alphabetical-index-mark-start text:id="IMark64550040"/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span text:style-name="T23">your_</text:span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63350024"/><text:alphabetical-index-mark-start text:id="IMark64199720"/><text:alphabetical-index-mark-start text:id="IMark58631192"/><text:alphabetical-index-mark-start text:id="IMark60403800"/><text:alphabetical-index-mark-start text:id="IMark63302664"/><text:alphabetical-index-mark-start text:id="IMark62321496"/><text:alphabetical-index-mark-start text:id="IMark63150648"/><text:alphabetical-index-mark-start text:id="IMark64201576"/><text:span text:style-name="T23">table</text:span><text:alphabetical-index-mark-end text:id="IMark64201576"/><text:alphabetical-index-mark-end text:id="IMark63150648"/><text:alphabetical-index-mark-end text:id="IMark62321496"/><text:alphabetical-index-mark-end text:id="IMark63302664"/><text:alphabetical-index-mark-end text:id="IMark60403800"/><text:alphabetical-index-mark-end text:id="IMark58631192"/><text:alphabetical-index-mark-end text:id="IMark64199720"/><text:alphabetical-index-mark-end text:id="IMark63350024"/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alphabetical-index-mark-end text:id="IMark64550040"/><text:alphabetical-index-mark-end text:id="IMark54952040"/><text:alphabetical-index-mark-end text:id="IMark58342104"/><text:alphabetical-index-mark-end text:id="IMark62241288"/><text:alphabetical-index-mark-end text:id="IMark64460008"/><text:span text:style-name="T23">_</text:span><text:span text:style-name="T24">1</text:span><text:span text:style-name="T23">;”</text:span> will send this <text:alphabetical-index-mark-start text:id="IMark52870952"/><text:alphabetical-index-mark-start text:id="IMark61309048"/><text:alphabetical-index-mark-start text:id="IMark63165512"/><text:alphabetical-index-mark-start text:id="IMark58511320"/><text:alphabetical-index-mark-start text:id="IMark64183128"/><text:alphabetical-index-mark-start text:id="IMark64178472"/><text:alphabetical-index-mark-start text:id="IMark60373448"/><text:alphabetical-index-mark-start text:id="IMark35485560"/><text:alphabetical-index-mark-start text:id="IMark63595832"/><text:alphabetical-index-mark-start text:id="IMark51660776"/><text:alphabetical-index-mark-start text:id="IMark49919304"/><text:alphabetical-index-mark-start text:id="IMark59375608"/><text:alphabetical-index-mark-start text:id="IMark63594568"/>SELECT<text:alphabetical-index-mark-end text:id="IMark63594568"/><text:alphabetical-index-mark-end text:id="IMark59375608"/><text:alphabetical-index-mark-end text:id="IMark49919304"/><text:alphabetical-index-mark-end text:id="IMark51660776"/><text:alphabetical-index-mark-end text:id="IMark63595832"/><text:alphabetical-index-mark-end text:id="IMark35485560"/><text:alphabetical-index-mark-end text:id="IMark60373448"/>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alphabetical-index-mark-end text:id="IMark52870952"/> <text:alphabetical-index-mark-start text:id="IMark56544488"/><text:alphabetical-index-mark-start text:id="IMark58625272"/><text:alphabetical-index-mark-start text:id="IMark52479512"/><text:alphabetical-index-mark-start text:id="IMark62571640"/><text:alphabetical-index-mark-start text:id="IMark35548872"/><text:alphabetical-index-mark-start text:id="IMark28240840"/><text:alphabetical-index-mark-start text:id="IMark55597448"/><text:alphabetical-index-mark-start text:id="IMark57542216"/><text:alphabetical-index-mark-start text:id="IMark62961240"/><text:alphabetical-index-mark-start text:id="IMark60365160"/><text:alphabetical-index-mark-start text:id="IMark63202232"/><text:alphabetical-index-mark-start text:id="IMark62895992"/><text:alphabetical-index-mark-start text:id="IMark59034600"/>query<text:alphabetical-index-mark-end text:id="IMark59034600"/><text:alphabetical-index-mark-end text:id="IMark62895992"/><text:alphabetical-index-mark-end text:id="IMark63202232"/><text:alphabetical-index-mark-end text:id="IMark60365160"/><text:alphabetical-index-mark-end text:id="IMark62961240"/><text:alphabetical-index-mark-end text:id="IMark57542216"/><text:alphabetical-index-mark-end text:id="IMark55597448"/><text:alphabetical-index-mark-end text:id="IMark28240840"/><text:alphabetical-index-mark-end text:id="IMark35548872"/><text:alphabetical-index-mark-end text:id="IMark62571640"/><text:alphabetical-index-mark-end text:id="IMark52479512"/><text:alphabetical-index-mark-end text:id="IMark58625272"/><text:alphabetical-index-mark-end text:id="IMark56544488"/> to <text:alphabetical-index-mark-start text:id="IMark64867512"/><text:alphabetical-index-mark-start text:id="IMark62900504"/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<text:alphabetical-index-mark-start text:id="IMark59330472"/><text:alphabetical-index-mark-start text:id="IMark62572424"/><text:alphabetical-index-mark-start text:id="IMark64210184"/><text:alphabetical-index-mark-start text:id="IMark35551176"/><text:alphabetical-index-mark-start text:id="IMark57245992"/><text:alphabetical-index-mark-start text:id="IMark50579048"/><text:span text:style-name="T23">your_</text:span><text:alphabetical-index-mark-start text:id="IMark64754712"/><text:alphabetical-index-mark-start text:id="IMark59234904"/><text:alphabetical-index-mark-start text:id="IMark35526600"/><text:alphabetical-index-mark-start text:id="IMark62165672"/><text:alphabetical-index-mark-start text:id="IMark60649624"/><text:alphabetical-index-mark-start text:id="IMark56903016"/><text:alphabetical-index-mark-start text:id="IMark59048744"/><text:alphabetical-index-mark-start text:id="IMark35659720"/><text:alphabetical-index-mark-start text:id="IMark52881368"/><text:alphabetical-index-mark-start text:id="IMark58808216"/><text:alphabetical-index-mark-start text:id="IMark60069784"/><text:alphabetical-index-mark-start text:id="IMark29551560"/><text:alphabetical-index-mark-start text:id="IMark56924744"/><text:span text:style-name="T23">database</text:span><text:alphabetical-index-mark-end text:id="IMark56924744"/><text:alphabetical-index-mark-end text:id="IMark29551560"/><text:alphabetical-index-mark-end text:id="IMark60069784"/><text:alphabetical-index-mark-end text:id="IMark58808216"/><text:alphabetical-index-mark-end text:id="IMark52881368"/><text:alphabetical-index-mark-end text:id="IMark35659720"/><text:alphabetical-index-mark-end text:id="IMark59048744"/><text:alphabetical-index-mark-end text:id="IMark56903016"/><text:alphabetical-index-mark-end text:id="IMark60649624"/><text:alphabetical-index-mark-end text:id="IMark62165672"/><text:alphabetical-index-mark-end text:id="IMark35526600"/><text:alphabetical-index-mark-end text:id="IMark59234904"/><text:alphabetical-index-mark-end text:id="IMark64754712"/><text:alphabetical-index-mark-end text:id="IMark50579048"/><text:alphabetical-index-mark-end text:id="IMark57245992"/><text:alphabetical-index-mark-end text:id="IMark35551176"/><text:alphabetical-index-mark-end text:id="IMark64210184"/><text:alphabetical-index-mark-end text:id="IMark62572424"/><text:alphabetical-index-mark-end text:id="IMark59330472"/>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alphabetical-index-mark-end text:id="IMark62900504"/><text:alphabetical-index-mark-end text:id="IMark64867512"/> and <text:alphabetical-index-mark-start text:id="IMark61913752"/><text:alphabetical-index-mark-start text:id="IMark62864776"/><text:alphabetical-index-mark-start text:id="IMark62097448"/><text:alphabetical-index-mark-start text:id="IMark60008424"/><text:alphabetical-index-mark-start text:id="IMark64795656"/><text:alphabetical-index-mark-start text:id="IMark64807944"/><text:alphabetical-index-mark-start text:id="IMark63059464"/><text:alphabetical-index-mark-start text:id="IMark35455944"/><text:alphabetical-index-mark-start text:id="IMark62222392"/><text:alphabetical-index-mark-start text:id="IMark63620312"/><text:alphabetical-index-mark-start text:id="IMark64745976"/><text:alphabetical-index-mark-start text:id="IMark52866328"/><text:alphabetical-index-mark-start text:id="IMark62244552"/>return<text:alphabetical-index-mark-end text:id="IMark62244552"/><text:alphabetical-index-mark-end text:id="IMark52866328"/><text:alphabetical-index-mark-end text:id="IMark64745976"/><text:alphabetical-index-mark-end text:id="IMark63620312"/><text:alphabetical-index-mark-end text:id="IMark62222392"/><text:alphabetical-index-mark-end text:id="IMark35455944"/><text:alphabetical-index-mark-end text:id="IMark63059464"/><text:alphabetical-index-mark-end text:id="IMark64807944"/><text:alphabetical-index-mark-end text:id="IMark64795656"/><text:alphabetical-index-mark-end text:id="IMark60008424"/><text:alphabetical-index-mark-end text:id="IMark62097448"/><text:alphabetical-index-mark-end text:id="IMark62864776"/><text:alphabetical-index-mark-end text:id="IMark61913752"/> the data of all records contained in <text:alphabetical-index-mark-start text:id="IMark63621576"/><text:alphabetical-index-mark-start text:id="IMark34681800"/><text:alphabetical-index-mark-start text:id="IMark61217992"/><text:alphabetical-index-mark-start text:id="IMark60005768"/><text:alphabetical-index-mark-start text:id="IMark60411080"/><text:alphabetical-index-mark-start text:id="IMark59050072"/><text:alphabetical-index-mark-start text:id="IMark59574728"/><text:alphabetical-index-mark-start text:id="IMark28771272"/><text:alphabetical-index-mark-start text:id="IMark63199976"/><text:alphabetical-index-mark-start text:id="IMark28893368"/><text:alphabetical-index-mark-start text:id="IMark61441160"/><text:alphabetical-index-mark-start text:id="IMark60701416"/><text:alphabetical-index-mark-start text:id="IMark50462456"/><text:span text:style-name="T23">your_</text:span><text:alphabetical-index-mark-start text:id="IMark62340040"/><text:alphabetical-index-mark-start text:id="IMark52540792"/><text:alphabetical-index-mark-start text:id="IMark63616520"/><text:alphabetical-index-mark-start text:id="IMark52598584"/><text:alphabetical-index-mark-start text:id="IMark63783032"/><text:alphabetical-index-mark-start text:id="IMark35454040"/><text:alphabetical-index-mark-start text:id="IMark56837432"/><text:alphabetical-index-mark-start text:id="IMark62576904"/><text:alphabetical-index-mark-start text:id="IMark71707224"/><text:alphabetical-index-mark-start text:id="IMark71704440"/><text:alphabetical-index-mark-start text:id="IMark64358536"/><text:alphabetical-index-mark-start text:id="IMark63286840"/><text:alphabetical-index-mark-start text:id="IMark61756920"/><text:span text:style-name="T23">table</text:span><text:alphabetical-index-mark-end text:id="IMark61756920"/><text:alphabetical-index-mark-end text:id="IMark63286840"/><text:alphabetical-index-mark-end text:id="IMark64358536"/><text:alphabetical-index-mark-end text:id="IMark71704440"/><text:alphabetical-index-mark-end text:id="IMark71707224"/><text:alphabetical-index-mark-end text:id="IMark62576904"/><text:alphabetical-index-mark-end text:id="IMark56837432"/><text:alphabetical-index-mark-end text:id="IMark35454040"/><text:alphabetical-index-mark-end text:id="IMark63783032"/><text:alphabetical-index-mark-end text:id="IMark52598584"/><text:alphabetical-index-mark-end text:id="IMark63616520"/><text:alphabetical-index-mark-end text:id="IMark52540792"/><text:alphabetical-index-mark-end text:id="IMark62340040"/><text:alphabetical-index-mark-end text:id="IMark50462456"/><text:alphabetical-index-mark-end text:id="IMark60701416"/><text:alphabetical-index-mark-end text:id="IMark61441160"/><text:alphabetical-index-mark-end text:id="IMark28893368"/><text:alphabetical-index-mark-end text:id="IMark63199976"/><text:alphabetical-index-mark-end text:id="IMark28771272"/><text:alphabetical-index-mark-end text:id="IMark59574728"/><text:alphabetical-index-mark-end text:id="IMark59050072"/><text:alphabetical-index-mark-end text:id="IMark60411080"/><text:alphabetical-index-mark-end text:id="IMark60005768"/><text:alphabetical-index-mark-end text:id="IMark61217992"/><text:alphabetical-index-mark-end text:id="IMark34681800"/><text:alphabetical-index-mark-end text:id="IMark63621576"/><text:span text:style-name="T23">_</text:span><text:span text:style-name="T24">1</text:span>. The <text:alphabetical-index-mark-start text:id="IMark60364744"/><text:alphabetical-index-mark-start text:id="IMark64852888"/><text:alphabetical-index-mark-start text:id="IMark64139912"/><text:alphabetical-index-mark-start text:id="IMark59479288"/><text:alphabetical-index-mark-start text:id="IMark62894568"/><text:alphabetical-index-mark-start text:id="IMark55788056"/><text:alphabetical-index-mark-start text:id="IMark63789272"/><text:alphabetical-index-mark-start text:id="IMark57141624"/><text:alphabetical-index-mark-start text:id="IMark64285240"/><text:alphabetical-index-mark-start text:id="IMark56923752"/><text:alphabetical-index-mark-start text:id="IMark63303336"/><text:alphabetical-index-mark-start text:id="IMark64180472"/><text:alphabetical-index-mark-start text:id="IMark58317768"/><text:alphabetical-index-mark-start text:id="IMark60371416"/><text:alphabetical-index-mark-start text:id="IMark61732696"/><text:alphabetical-index-mark-start text:id="IMark59965896"/><text:alphabetical-index-mark-start text:id="IMark64748024"/><text:alphabetical-index-mark-start text:id="IMark61173752"/><text:alphabetical-index-mark-start text:id="IMark56925144"/><text:alphabetical-index-mark-start text:id="IMark49857384"/><text:alphabetical-index-mark-start text:id="IMark59171384"/><text:alphabetical-index-mark-start text:id="IMark60372744"/><text:alphabetical-index-mark-start text:id="IMark66775544"/><text:alphabetical-index-mark-start text:id="IMark63292712"/><text:alphabetical-index-mark-start text:id="IMark66674856"/><text:alphabetical-index-mark-start text:id="IMark64265352"/>result<text:alphabetical-index-mark-end text:id="IMark64265352"/><text:alphabetical-index-mark-end text:id="IMark66674856"/><text:alphabetical-index-mark-end text:id="IMark63292712"/><text:alphabetical-index-mark-end text:id="IMark66775544"/><text:alphabetical-index-mark-end text:id="IMark60372744"/><text:alphabetical-index-mark-end text:id="IMark59171384"/><text:alphabetical-index-mark-end text:id="IMark49857384"/><text:alphabetical-index-mark-end text:id="IMark56925144"/><text:alphabetical-index-mark-end text:id="IMark61173752"/><text:alphabetical-index-mark-end text:id="IMark64748024"/><text:alphabetical-index-mark-end text:id="IMark59965896"/><text:alphabetical-index-mark-end text:id="IMark61732696"/><text:alphabetical-index-mark-end text:id="IMark60371416"/>s<text:alphabetical-index-mark-end text:id="IMark58317768"/><text:alphabetical-index-mark-end text:id="IMark64180472"/><text:alphabetical-index-mark-end text:id="IMark63303336"/><text:alphabetical-index-mark-end text:id="IMark56923752"/><text:alphabetical-index-mark-end text:id="IMark64285240"/><text:alphabetical-index-mark-end text:id="IMark57141624"/><text:alphabetical-index-mark-end text:id="IMark63789272"/><text:alphabetical-index-mark-end text:id="IMark55788056"/><text:alphabetical-index-mark-end text:id="IMark62894568"/><text:alphabetical-index-mark-end text:id="IMark59479288"/><text:alphabetical-index-mark-end text:id="IMark64139912"/><text:alphabetical-index-mark-end text:id="IMark64852888"/><text:alphabetical-index-mark-end text:id="IMark60364744"/> will be saved to <text:alphabetical-index-mark-start text:id="IMark59313864"/><text:alphabetical-index-mark-start text:id="IMark61412248"/><text:alphabetical-index-mark-start text:id="IMark64270664"/><text:alphabetical-index-mark-start text:id="IMark64865544"/><text:alphabetical-index-mark-start text:id="IMark43404232"/><text:alphabetical-index-mark-start text:id="IMark63145336"/><text:alphabetical-index-mark-start text:id="IMark64362520"/><text:alphabetical-index-mark-start text:id="IMark56779832"/><text:alphabetical-index-mark-start text:id="IMark63676648"/><text:alphabetical-index-mark-start text:id="IMark54502808"/><text:alphabetical-index-mark-start text:id="IMark64167160"/><text:alphabetical-index-mark-start text:id="IMark63775784"/><text:alphabetical-index-mark-start text:id="IMark63625080"/><text:alphabetical-index-mark-start text:id="IMark59514104"/><text:alphabetical-index-mark-start text:id="IMark63107688"/><text:alphabetical-index-mark-start text:id="IMark67213192"/><text:alphabetical-index-mark-start text:id="IMark59174888"/><text:alphabetical-index-mark-start text:id="IMark60934728"/><text:alphabetical-index-mark-start text:id="IMark58875736"/><text:alphabetical-index-mark-start text:id="IMark52507352"/><text:alphabetical-index-mark-start text:id="IMark67058920"/><text:alphabetical-index-mark-start text:id="IMark55786312"/><text:alphabetical-index-mark-start text:id="IMark59969064"/><text:alphabetical-index-mark-start text:id="IMark35595624"/><text:alphabetical-index-mark-start text:id="IMark64396952"/><text:alphabetical-index-mark-start text:id="IMark64440280"/><text:span text:style-name="T23">sql</text:span><text:alphabetical-index-mark-end text:id="IMark64440280"/><text:alphabetical-index-mark-end text:id="IMark64396952"/><text:alphabetical-index-mark-end text:id="IMark35595624"/><text:alphabetical-index-mark-end text:id="IMark59969064"/><text:alphabetical-index-mark-end text:id="IMark55786312"/><text:alphabetical-index-mark-end text:id="IMark67058920"/><text:alphabetical-index-mark-end text:id="IMark52507352"/><text:alphabetical-index-mark-end text:id="IMark58875736"/><text:alphabetical-index-mark-end text:id="IMark60934728"/><text:alphabetical-index-mark-end text:id="IMark59174888"/><text:alphabetical-index-mark-end text:id="IMark67213192"/><text:alphabetical-index-mark-end text:id="IMark63107688"/><text:alphabetical-index-mark-end text:id="IMark59514104"/><text:alphabetical-index-mark-end text:id="IMark63625080"/><text:alphabetical-index-mark-end text:id="IMark63775784"/><text:alphabetical-index-mark-end text:id="IMark64167160"/><text:alphabetical-index-mark-end text:id="IMark54502808"/><text:alphabetical-index-mark-end text:id="IMark63676648"/><text:alphabetical-index-mark-end text:id="IMark56779832"/><text:alphabetical-index-mark-end text:id="IMark64362520"/><text:alphabetical-index-mark-end text:id="IMark63145336"/><text:alphabetical-index-mark-end text:id="IMark43404232"/><text:alphabetical-index-mark-end text:id="IMark64865544"/><text:alphabetical-index-mark-end text:id="IMark64270664"/><text:alphabetical-index-mark-end text:id="IMark61412248"/><text:alphabetical-index-mark-end text:id="IMark59313864"/><text:span text:style-name="T23">_</text:span><text:alphabetical-index-mark-start text:id="IMark63243320"/><text:alphabetical-index-mark-start text:id="IMark57933176"/><text:alphabetical-index-mark-start text:id="IMark60070760"/><text:alphabetical-index-mark-start text:id="IMark62346040"/><text:alphabetical-index-mark-start text:id="IMark64063272"/><text:alphabetical-index-mark-start text:id="IMark62080952"/><text:alphabetical-index-mark-start text:id="IMark64845048"/><text:alphabetical-index-mark-start text:id="IMark64329352"/><text:alphabetical-index-mark-start text:id="IMark59245544"/><text:alphabetical-index-mark-start text:id="IMark49927672"/><text:alphabetical-index-mark-start text:id="IMark64272024"/><text:alphabetical-index-mark-start text:id="IMark59272136"/><text:alphabetical-index-mark-start text:id="IMark35798632"/><text:alphabetical-index-mark-start text:id="IMark62909800"/><text:alphabetical-index-mark-start text:id="IMark64385064"/><text:alphabetical-index-mark-start text:id="IMark64728072"/><text:alphabetical-index-mark-start text:id="IMark64383704"/><text:alphabetical-index-mark-start text:id="IMark35580840"/><text:alphabetical-index-mark-start text:id="IMark58341064"/><text:alphabetical-index-mark-start text:id="IMark64791608"/><text:alphabetical-index-mark-start text:id="IMark62973880"/><text:alphabetical-index-mark-start text:id="IMark60415240"/><text:alphabetical-index-mark-start text:id="IMark64226520"/><text:alphabetical-index-mark-start text:id="IMark64250712"/><text:alphabetical-index-mark-start text:id="IMark59243688"/><text:alphabetical-index-mark-start text:id="IMark52472232"/><text:span text:style-name="T23">result</text:span><text:alphabetical-index-mark-end text:id="IMark52472232"/><text:alphabetical-index-mark-end text:id="IMark59243688"/><text:alphabetical-index-mark-end text:id="IMark64250712"/><text:alphabetical-index-mark-end text:id="IMark64226520"/><text:alphabetical-index-mark-end text:id="IMark60415240"/><text:alphabetical-index-mark-end text:id="IMark62973880"/><text:alphabetical-index-mark-end text:id="IMark64791608"/><text:alphabetical-index-mark-end text:id="IMark58341064"/><text:alphabetical-index-mark-end text:id="IMark35580840"/><text:alphabetical-index-mark-end text:id="IMark64383704"/><text:alphabetical-index-mark-end text:id="IMark64728072"/><text:alphabetical-index-mark-end text:id="IMark64385064"/><text:alphabetical-index-mark-end text:id="IMark62909800"/><text:span text:style-name="T23">s</text:span><text:alphabetical-index-mark-end text:id="IMark35798632"/><text:alphabetical-index-mark-end text:id="IMark59272136"/><text:alphabetical-index-mark-end text:id="IMark64272024"/><text:alphabetical-index-mark-end text:id="IMark49927672"/><text:alphabetical-index-mark-end text:id="IMark59245544"/><text:alphabetical-index-mark-end text:id="IMark64329352"/><text:alphabetical-index-mark-end text:id="IMark64845048"/><text:alphabetical-index-mark-end text:id="IMark62080952"/><text:alphabetical-index-mark-end text:id="IMark64063272"/><text:alphabetical-index-mark-end text:id="IMark62346040"/><text:alphabetical-index-mark-end text:id="IMark60070760"/><text:alphabetical-index-mark-end text:id="IMark57933176"/><text:alphabetical-index-mark-end text:id="IMark63243320"/><text:alphabetical-index-mark-start text:id="IMark63029256"/><text:alphabetical-index-mark-start text:id="IMark59242360"/><text:alphabetical-index-mark-start text:id="IMark59406232"/><text:alphabetical-index-mark-start text:id="IMark59376872"/><text:alphabetical-index-mark-start text:id="IMark59344472"/><text:alphabetical-index-mark-start text:id="IMark63787128"/><text:alphabetical-index-mark-start text:id="IMark52529000"/><text:alphabetical-index-mark-start text:id="IMark57470152"/><text:alphabetical-index-mark-start text:id="IMark68000584"/><text:alphabetical-index-mark-start text:id="IMark59558232"/><text:alphabetical-index-mark-start text:id="IMark64225160"/><text:alphabetical-index-mark-start text:id="IMark63020600"/><text:alphabetical-index-mark-start text:id="IMark63289528"/><text:span text:style-name="T23">.txt</text:span><text:alphabetical-index-mark-end text:id="IMark63289528"/><text:alphabetical-index-mark-end text:id="IMark63020600"/><text:alphabetical-index-mark-end text:id="IMark64225160"/><text:alphabetical-index-mark-end text:id="IMark59558232"/><text:alphabetical-index-mark-end text:id="IMark68000584"/><text:alphabetical-index-mark-end text:id="IMark57470152"/><text:alphabetical-index-mark-end text:id="IMark52529000"/><text:alphabetical-index-mark-end text:id="IMark63787128"/><text:alphabetical-index-mark-end text:id="IMark59344472"/><text:alphabetical-index-mark-end text:id="IMark59376872"/><text:alphabetical-index-mark-end text:id="IMark59406232"/><text:alphabetical-index-mark-end text:id="IMark59242360"/><text:alphabetical-index-mark-end text:id="IMark63029256"/>.</text:p>
      <text:p text:style-name="P30"/>
      <text:p text:style-name="P36"><text:span text:style-name="T23">./</text:span><text:alphabetical-index-mark-start text:id="IMark64467400"/><text:alphabetical-index-mark-start text:id="IMark63305032"/><text:alphabetical-index-mark-start text:id="IMark54886104"/><text:alphabetical-index-mark-start text:id="IMark64457544"/><text:alphabetical-index-mark-start text:id="IMark64551960"/><text:alphabetical-index-mark-start text:id="IMark63221048"/><text:alphabetical-index-mark-start text:id="IMark57370952"/><text:alphabetical-index-mark-start text:id="IMark52542408"/><text:alphabetical-index-mark-start text:id="IMark63625496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34680840"/><text:alphabetical-index-mark-start text:id="IMark54326184"/><text:alphabetical-index-mark-start text:id="IMark56408184"/><text:alphabetical-index-mark-start text:id="IMark43434600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2322760"/><text:alphabetical-index-mark-start text:id="IMark49858712"/><text:alphabetical-index-mark-start text:id="IMark49865640"/><text:alphabetical-index-mark-start text:id="IMark61464088"/><text:span text:style-name="T23">sql</text:span><text:alphabetical-index-mark-end text:id="IMark61464088"/><text:alphabetical-index-mark-end text:id="IMark49865640"/><text:alphabetical-index-mark-end text:id="IMark49858712"/><text:alphabetical-index-mark-end text:id="IMark6232276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43434600"/><text:alphabetical-index-mark-end text:id="IMark56408184"/><text:alphabetical-index-mark-end text:id="IMark54326184"/><text:alphabetical-index-mark-end text:id="IMark34680840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63625496"/><text:alphabetical-index-mark-end text:id="IMark52542408"/><text:alphabetical-index-mark-end text:id="IMark57370952"/><text:alphabetical-index-mark-end text:id="IMark63221048"/><text:alphabetical-index-mark-end text:id="IMark64551960"/><text:alphabetical-index-mark-end text:id="IMark64457544"/><text:alphabetical-index-mark-end text:id="IMark54886104"/><text:alphabetical-index-mark-end text:id="IMark63305032"/><text:alphabetical-index-mark-end text:id="IMark64467400"/><text:span text:style-name="T23">p </text:span><text:alphabetical-index-mark-start text:id="IMark58354664"/><text:alphabetical-index-mark-start text:id="IMark63992856"/><text:alphabetical-index-mark-start text:id="IMark54884312"/><text:alphabetical-index-mark-start text:id="IMark62087656"/><text:alphabetical-index-mark-start text:id="IMark60829688"/><text:alphabetical-index-mark-start text:id="IMark63171112"/><text:alphabetical-index-mark-start text:id="IMark35768392"/><text:alphabetical-index-mark-start text:id="IMark62886104"/><text:alphabetical-index-mark-start text:id="IMark64553880"/><text:alphabetical-index-mark-start text:id="IMark55136968"/><text:alphabetical-index-mark-start text:id="IMark64464936"/><text:alphabetical-index-mark-start text:id="IMark58628472"/><text:alphabetical-index-mark-start text:id="IMark61463128"/><text:span text:style-name="T23">your_</text:span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<text:alphabetical-index-mark-start text:id="IMark62930664"/><text:alphabetical-index-mark-start text:id="IMark63306360"/><text:alphabetical-index-mark-start text:id="IMark61922488"/><text:alphabetical-index-mark-start text:id="IMark59317848"/><text:alphabetical-index-mark-start text:id="IMark60662408"/><text:span text:style-name="T23">database</text:span><text:alphabetical-index-mark-end text:id="IMark60662408"/><text:alphabetical-index-mark-end text:id="IMark59317848"/><text:alphabetical-index-mark-end text:id="IMark61922488"/><text:alphabetical-index-mark-end text:id="IMark63306360"/><text:alphabetical-index-mark-end text:id="IMark62930664"/>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alphabetical-index-mark-end text:id="IMark64464936"/><text:alphabetical-index-mark-end text:id="IMark55136968"/><text:alphabetical-index-mark-end text:id="IMark64553880"/><text:alphabetical-index-mark-end text:id="IMark62886104"/><text:alphabetical-index-mark-end text:id="IMark35768392"/><text:alphabetical-index-mark-end text:id="IMark63171112"/><text:alphabetical-index-mark-end text:id="IMark60829688"/><text:alphabetical-index-mark-end text:id="IMark62087656"/><text:alphabetical-index-mark-end text:id="IMark54884312"/><text:alphabetical-index-mark-end text:id="IMark63992856"/><text:alphabetical-index-mark-end text:id="IMark58354664"/><text:alphabetical-index-mark-start text:id="IMark55135704"/><text:alphabetical-index-mark-start text:id="IMark64460008"/><text:alphabetical-index-mark-start text:id="IMark62241288"/><text:alphabetical-index-mark-start text:id="IMark58342104"/><text:alphabetical-index-mark-start text:id="IMark54952040"/><text:alphabetical-index-mark-start text:id="IMark64550040"/><text:span text:style-name="T23">.</text:span><text:span text:style-name="T33">db</text:span><text:alphabetical-index-mark-end text:id="IMark64550040"/><text:alphabetical-index-mark-end text:id="IMark54952040"/><text:alphabetical-index-mark-end text:id="IMark58342104"/><text:alphabetical-index-mark-end text:id="IMark62241288"/><text:alphabetical-index-mark-end text:id="IMark64460008"/><text:alphabetical-index-mark-end text:id="IMark55135704"/><text:span text:style-name="T23"> “</text:span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span text:style-name="T23">SELECT</text:span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span text:style-name="T23"> * FROM </text:span><text:alphabetical-index-mark-start text:id="IMark63350024"/><text:alphabetical-index-mark-start text:id="IMark64199720"/><text:alphabetical-index-mark-start text:id="IMark58631192"/><text:alphabetical-index-mark-start text:id="IMark60403800"/><text:alphabetical-index-mark-start text:id="IMark63302664"/><text:alphabetical-index-mark-start text:id="IMark62321496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3172440"/><text:alphabetical-index-mark-start text:id="IMark52870952"/><text:alphabetical-index-mark-start text:id="IMark61309048"/><text:span text:style-name="T23">your_</text:span><text:alphabetical-index-mark-start text:id="IMark63165512"/><text:alphabetical-index-mark-start text:id="IMark58511320"/><text:alphabetical-index-mark-start text:id="IMark64183128"/><text:alphabetical-index-mark-start text:id="IMark64178472"/>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2933016"/><text:alphabetical-index-mark-start text:id="IMark61306520"/><text:alphabetical-index-mark-start text:id="IMark52856648"/><text:span text:style-name="T23">table</text:span><text:alphabetical-index-mark-end text:id="IMark52856648"/><text:alphabetical-index-mark-end text:id="IMark61306520"/><text:alphabetical-index-mark-end text:id="IMark6293301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0373448"/>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alphabetical-index-mark-end text:id="IMark52870952"/><text:alphabetical-index-mark-end text:id="IMark6317244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62321496"/><text:alphabetical-index-mark-end text:id="IMark63302664"/><text:alphabetical-index-mark-end text:id="IMark60403800"/><text:alphabetical-index-mark-end text:id="IMark58631192"/><text:alphabetical-index-mark-end text:id="IMark64199720"/><text:alphabetical-index-mark-end text:id="IMark63350024"/><text:span text:style-name="T23">_</text:span><text:span text:style-name="T24">1</text:span><text:span text:style-name="T23">;</text:span><text:alphabetical-index-mark-start text:id="IMark58317768"/><text:alphabetical-index-mark-start text:id="IMark64463704"/><text:alphabetical-index-mark-start text:id="IMark64396952"/><text:alphabetical-index-mark-start text:id="IMark62964616"/><text:alphabetical-index-mark-start text:id="IMark56387960"/><text:alphabetical-index-mark-start text:id="IMark64383704"/><text:alphabetical-index-mark-start text:id="IMark62321032"/><text:alphabetical-index-mark-start text:id="IMark28824536"/><text:alphabetical-index-mark-start text:id="IMark63909336"/><text:alphabetical-index-mark-start text:id="IMark59587592"/><text:alphabetical-index-mark-start text:id="IMark71676280"/><text:alphabetical-index-mark-start text:id="IMark71837400"/><text:alphabetical-index-mark-start text:id="IMark71867656"/><text:span text:style-name="T23">SELECT</text:span><text:alphabetical-index-mark-end text:id="IMark71867656"/><text:alphabetical-index-mark-end text:id="IMark71837400"/><text:alphabetical-index-mark-end text:id="IMark7167628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64383704"/><text:alphabetical-index-mark-end text:id="IMark56387960"/><text:alphabetical-index-mark-end text:id="IMark62964616"/><text:alphabetical-index-mark-end text:id="IMark64396952"/><text:alphabetical-index-mark-end text:id="IMark64463704"/><text:alphabetical-index-mark-end text:id="IMark58317768"/><text:span text:style-name="T23"> * FROM </text:span><text:alphabetical-index-mark-start text:id="IMark59375608"/><text:alphabetical-index-mark-start text:id="IMark71888232"/><text:alphabetical-index-mark-start text:id="IMark71885448"/><text:alphabetical-index-mark-start text:id="IMark71882664"/><text:alphabetical-index-mark-start text:id="IMark71935624"/><text:alphabetical-index-mark-start text:id="IMark71932840"/><text:alphabetical-index-mark-start text:id="IMark71930056"/><text:alphabetical-index-mark-start text:id="IMark71927272"/><text:alphabetical-index-mark-start text:id="IMark71924488"/><text:alphabetical-index-mark-start text:id="IMark71968392"/><text:alphabetical-index-mark-start text:id="IMark71965608"/><text:alphabetical-index-mark-start text:id="IMark71962824"/><text:alphabetical-index-mark-start text:id="IMark71960040"/><text:span text:style-name="T23">your_</text:span><text:alphabetical-index-mark-start text:id="IMark63594568"/><text:alphabetical-index-mark-start text:id="IMark71952888"/><text:alphabetical-index-mark-start text:id="IMark71950104"/><text:alphabetical-index-mark-start text:id="IMark71947320"/><text:alphabetical-index-mark-start text:id="IMark72014584"/><text:alphabetical-index-mark-start text:id="IMark56544488"/><text:alphabetical-index-mark-start text:id="IMark72009016"/><text:alphabetical-index-mark-start text:id="IMark72006232"/><text:alphabetical-index-mark-start text:id="IMark72003448"/><text:alphabetical-index-mark-start text:id="IMark72000664"/><text:alphabetical-index-mark-start text:id="IMark71997880"/><text:alphabetical-index-mark-start text:id="IMark71995096"/><text:alphabetical-index-mark-start text:id="IMark71992312"/><text:span text:style-name="T23">table</text:span><text:alphabetical-index-mark-end text:id="IMark71992312"/><text:alphabetical-index-mark-end text:id="IMark71995096"/><text:alphabetical-index-mark-end text:id="IMark71997880"/><text:alphabetical-index-mark-end text:id="IMark72000664"/><text:alphabetical-index-mark-end text:id="IMark72003448"/><text:alphabetical-index-mark-end text:id="IMark72006232"/><text:alphabetical-index-mark-end text:id="IMark72009016"/><text:alphabetical-index-mark-end text:id="IMark56544488"/><text:alphabetical-index-mark-end text:id="IMark72014584"/><text:alphabetical-index-mark-end text:id="IMark71947320"/><text:alphabetical-index-mark-end text:id="IMark71950104"/><text:alphabetical-index-mark-end text:id="IMark71952888"/><text:alphabetical-index-mark-end text:id="IMark63594568"/><text:alphabetical-index-mark-end text:id="IMark71960040"/><text:alphabetical-index-mark-end text:id="IMark71962824"/><text:alphabetical-index-mark-end text:id="IMark71965608"/><text:alphabetical-index-mark-end text:id="IMark71968392"/><text:alphabetical-index-mark-end text:id="IMark71924488"/><text:alphabetical-index-mark-end text:id="IMark71927272"/><text:alphabetical-index-mark-end text:id="IMark71930056"/><text:alphabetical-index-mark-end text:id="IMark71932840"/><text:alphabetical-index-mark-end text:id="IMark71935624"/><text:alphabetical-index-mark-end text:id="IMark71882664"/><text:alphabetical-index-mark-end text:id="IMark71885448"/><text:alphabetical-index-mark-end text:id="IMark71888232"/><text:alphabetical-index-mark-end text:id="IMark59375608"/><text:span text:style-name="T23">_</text:span><text:span text:style-name="T24">2</text:span><text:span text:style-name="T23">;”</text:span> will send <text:s/><text:span text:style-name="T34">both </text:span><text:alphabetical-index-mark-start text:id="IMark72079944"/><text:alphabetical-index-mark-start text:id="IMark72132248"/><text:alphabetical-index-mark-start text:id="IMark72129464"/><text:alphabetical-index-mark-start text:id="IMark72125224"/><text:alphabetical-index-mark-start text:id="IMark72122440"/><text:alphabetical-index-mark-start text:id="IMark71706984"/><text:alphabetical-index-mark-start text:id="IMark72025816"/><text:alphabetical-index-mark-start text:id="IMark72075400"/><text:alphabetical-index-mark-start text:id="IMark71922648"/><text:alphabetical-index-mark-start text:id="IMark71923160"/><text:alphabetical-index-mark-start text:id="IMark72126152"/><text:alphabetical-index-mark-start text:id="IMark61913752"/><text:alphabetical-index-mark-start text:id="IMark62864776"/><text:span text:style-name="T34">SELECT</text:span><text:alphabetical-index-mark-end text:id="IMark62864776"/><text:alphabetical-index-mark-end text:id="IMark61913752"/><text:alphabetical-index-mark-end text:id="IMark72126152"/><text:alphabetical-index-mark-end text:id="IMark71923160"/><text:alphabetical-index-mark-end text:id="IMark71922648"/><text:alphabetical-index-mark-end text:id="IMark72075400"/><text:alphabetical-index-mark-end text:id="IMark72025816"/><text:alphabetical-index-mark-end text:id="IMark71706984"/><text:alphabetical-index-mark-end text:id="IMark72122440"/><text:alphabetical-index-mark-end text:id="IMark72125224"/><text:alphabetical-index-mark-end text:id="IMark72129464"/><text:alphabetical-index-mark-end text:id="IMark72132248"/><text:alphabetical-index-mark-end text:id="IMark72079944"/><text:span text:style-name="T34"> </text:span><text:alphabetical-index-mark-start text:id="IMark62097448"/><text:alphabetical-index-mark-start text:id="IMark60008424"/><text:alphabetical-index-mark-start text:id="IMark64795656"/><text:alphabetical-index-mark-start text:id="IMark64807944"/><text:alphabetical-index-mark-start text:id="IMark63059464"/><text:alphabetical-index-mark-start text:id="IMark35455944"/><text:alphabetical-index-mark-start text:id="IMark62222392"/><text:alphabetical-index-mark-start text:id="IMark63620312"/><text:alphabetical-index-mark-start text:id="IMark64745976"/><text:alphabetical-index-mark-start text:id="IMark52866328"/><text:alphabetical-index-mark-start text:id="IMark62244552"/><text:alphabetical-index-mark-start text:id="IMark64867512"/><text:alphabetical-index-mark-start text:id="IMark62900504"/><text:span text:style-name="T34">queries</text:span><text:alphabetical-index-mark-end text:id="IMark62900504"/><text:alphabetical-index-mark-end text:id="IMark64867512"/><text:alphabetical-index-mark-end text:id="IMark62244552"/><text:alphabetical-index-mark-end text:id="IMark52866328"/><text:alphabetical-index-mark-end text:id="IMark64745976"/><text:alphabetical-index-mark-end text:id="IMark63620312"/><text:alphabetical-index-mark-end text:id="IMark62222392"/><text:alphabetical-index-mark-end text:id="IMark35455944"/><text:alphabetical-index-mark-end text:id="IMark63059464"/><text:alphabetical-index-mark-end text:id="IMark64807944"/><text:alphabetical-index-mark-end text:id="IMark64795656"/><text:alphabetical-index-mark-end text:id="IMark60008424"/><text:alphabetical-index-mark-end text:id="IMark62097448"/><text:span text:style-name="T34"> (</text:span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<text:alphabetical-index-mark-start text:id="IMark59330472"/><text:alphabetical-index-mark-start text:id="IMark62572424"/><text:alphabetical-index-mark-start text:id="IMark64210184"/><text:alphabetical-index-mark-start text:id="IMark35551176"/><text:alphabetical-index-mark-start text:id="IMark57245992"/><text:alphabetical-index-mark-start text:id="IMark50579048"/><text:alphabetical-index-mark-start text:id="IMark64754712"/><text:alphabetical-index-mark-start text:id="IMark59234904"/><text:span text:style-name="T34">composite</text:span><text:alphabetical-index-mark-end text:id="IMark59234904"/><text:alphabetical-index-mark-end text:id="IMark64754712"/><text:alphabetical-index-mark-end text:id="IMark50579048"/><text:alphabetical-index-mark-end text:id="IMark57245992"/><text:alphabetical-index-mark-end text:id="IMark35551176"/><text:alphabetical-index-mark-end text:id="IMark64210184"/><text:alphabetical-index-mark-end text:id="IMark62572424"/><text:alphabetical-index-mark-end text:id="IMark59330472"/>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span text:style-name="T34"> </text:span><text:alphabetical-index-mark-start text:id="IMark35526600"/><text:alphabetical-index-mark-start text:id="IMark62165672"/><text:alphabetical-index-mark-start text:id="IMark60649624"/><text:alphabetical-index-mark-start text:id="IMark56903016"/><text:alphabetical-index-mark-start text:id="IMark59048744"/><text:alphabetical-index-mark-start text:id="IMark35659720"/><text:alphabetical-index-mark-start text:id="IMark52881368"/><text:alphabetical-index-mark-start text:id="IMark58808216"/><text:alphabetical-index-mark-start text:id="IMark60069784"/><text:alphabetical-index-mark-start text:id="IMark29551560"/><text:alphabetical-index-mark-start text:id="IMark56924744"/><text:alphabetical-index-mark-start text:id="IMark58625272"/><text:alphabetical-index-mark-start text:id="IMark52479512"/><text:span text:style-name="T34">query</text:span><text:alphabetical-index-mark-end text:id="IMark52479512"/><text:alphabetical-index-mark-end text:id="IMark58625272"/><text:alphabetical-index-mark-end text:id="IMark56924744"/><text:alphabetical-index-mark-end text:id="IMark29551560"/><text:alphabetical-index-mark-end text:id="IMark60069784"/><text:alphabetical-index-mark-end text:id="IMark58808216"/><text:alphabetical-index-mark-end text:id="IMark52881368"/><text:alphabetical-index-mark-end text:id="IMark35659720"/><text:alphabetical-index-mark-end text:id="IMark59048744"/><text:alphabetical-index-mark-end text:id="IMark56903016"/><text:alphabetical-index-mark-end text:id="IMark60649624"/><text:alphabetical-index-mark-end text:id="IMark62165672"/><text:alphabetical-index-mark-end text:id="IMark35526600"/><text:span text:style-name="T34">) to </text:span><text:alphabetical-index-mark-start text:id="IMark63621576"/><text:alphabetical-index-mark-start text:id="IMark34681800"/><text:alphabetical-index-mark-start text:id="IMark61217992"/><text:alphabetical-index-mark-start text:id="IMark60005768"/><text:alphabetical-index-mark-start text:id="IMark60411080"/><text:alphabetical-index-mark-start text:id="IMark59050072"/><text:alphabetical-index-mark-start text:id="IMark59574728"/><text:alphabetical-index-mark-start text:id="IMark28771272"/><text:alphabetical-index-mark-start text:id="IMark63199976"/><text:alphabetical-index-mark-start text:id="IMark28893368"/><text:alphabetical-index-mark-start text:id="IMark61441160"/><text:alphabetical-index-mark-start text:id="IMark60701416"/><text:alphabetical-index-mark-start text:id="IMark50462456"/><text:span text:style-name="T24">your_</text:span><text:alphabetical-index-mark-start text:id="IMark62340040"/><text:alphabetical-index-mark-start text:id="IMark52540792"/><text:alphabetical-index-mark-start text:id="IMark63616520"/><text:alphabetical-index-mark-start text:id="IMark52598584"/><text:alphabetical-index-mark-start text:id="IMark63783032"/><text:alphabetical-index-mark-start text:id="IMark35454040"/><text:alphabetical-index-mark-start text:id="IMark56837432"/><text:alphabetical-index-mark-start text:id="IMark62576904"/><text:alphabetical-index-mark-start text:id="IMark62571640"/><text:alphabetical-index-mark-start text:id="IMark35548872"/><text:alphabetical-index-mark-start text:id="IMark28240840"/><text:alphabetical-index-mark-start text:id="IMark55597448"/><text:alphabetical-index-mark-start text:id="IMark57542216"/><text:span text:style-name="T24">database</text:span><text:alphabetical-index-mark-end text:id="IMark57542216"/><text:alphabetical-index-mark-end text:id="IMark55597448"/><text:alphabetical-index-mark-end text:id="IMark28240840"/><text:alphabetical-index-mark-end text:id="IMark35548872"/><text:alphabetical-index-mark-end text:id="IMark62571640"/><text:alphabetical-index-mark-end text:id="IMark62576904"/><text:alphabetical-index-mark-end text:id="IMark56837432"/><text:alphabetical-index-mark-end text:id="IMark35454040"/><text:alphabetical-index-mark-end text:id="IMark63783032"/><text:alphabetical-index-mark-end text:id="IMark52598584"/><text:alphabetical-index-mark-end text:id="IMark63616520"/><text:alphabetical-index-mark-end text:id="IMark52540792"/><text:alphabetical-index-mark-end text:id="IMark62340040"/><text:alphabetical-index-mark-end text:id="IMark50462456"/><text:alphabetical-index-mark-end text:id="IMark60701416"/><text:alphabetical-index-mark-end text:id="IMark61441160"/><text:alphabetical-index-mark-end text:id="IMark28893368"/><text:alphabetical-index-mark-end text:id="IMark63199976"/><text:alphabetical-index-mark-end text:id="IMark28771272"/><text:alphabetical-index-mark-end text:id="IMark59574728"/><text:alphabetical-index-mark-end text:id="IMark59050072"/><text:alphabetical-index-mark-end text:id="IMark60411080"/><text:alphabetical-index-mark-end text:id="IMark60005768"/><text:alphabetical-index-mark-end text:id="IMark61217992"/><text:alphabetical-index-mark-end text:id="IMark34681800"/><text:alphabetical-index-mark-end text:id="IMark63621576"/><text:span text:style-name="T34">, and </text:span><text:alphabetical-index-mark-start text:id="IMark62961240"/><text:alphabetical-index-mark-start text:id="IMark59034600"/><text:alphabetical-index-mark-start text:id="IMark62895992"/><text:alphabetical-index-mark-start text:id="IMark63202232"/><text:alphabetical-index-mark-start text:id="IMark60365160"/><text:alphabetical-index-mark-start text:id="IMark49919304"/><text:alphabetical-index-mark-start text:id="IMark51660776"/><text:alphabetical-index-mark-start text:id="IMark63595832"/><text:alphabetical-index-mark-start text:id="IMark35485560"/><text:alphabetical-index-mark-start text:id="IMark71692376"/><text:alphabetical-index-mark-start text:id="IMark72011112"/><text:alphabetical-index-mark-start text:id="IMark52552712"/><text:alphabetical-index-mark-start text:id="IMark62347400"/><text:alphabetical-index-mark-start text:id="IMark59457128"/><text:alphabetical-index-mark-start text:id="IMark64039128"/><text:alphabetical-index-mark-start text:id="IMark64572232"/><text:alphabetical-index-mark-start text:id="IMark64123832"/><text:alphabetical-index-mark-start text:id="IMark64437320"/><text:alphabetical-index-mark-start text:id="IMark49950424"/><text:alphabetical-index-mark-start text:id="IMark54872552"/><text:alphabetical-index-mark-start text:id="IMark63975032"/><text:alphabetical-index-mark-start text:id="IMark60043256"/><text:alphabetical-index-mark-start text:id="IMark35669032"/><text:alphabetical-index-mark-start text:id="IMark57372280"/><text:alphabetical-index-mark-start text:id="IMark63251320"/><text:alphabetical-index-mark-start text:id="IMark60858904"/><text:span text:style-name="T24">sql</text:span><text:alphabetical-index-mark-end text:id="IMark60858904"/><text:alphabetical-index-mark-end text:id="IMark63251320"/><text:alphabetical-index-mark-end text:id="IMark57372280"/><text:alphabetical-index-mark-end text:id="IMark35669032"/><text:alphabetical-index-mark-end text:id="IMark60043256"/><text:alphabetical-index-mark-end text:id="IMark63975032"/><text:alphabetical-index-mark-end text:id="IMark54872552"/><text:alphabetical-index-mark-end text:id="IMark49950424"/><text:alphabetical-index-mark-end text:id="IMark64437320"/><text:alphabetical-index-mark-end text:id="IMark64123832"/><text:alphabetical-index-mark-end text:id="IMark64572232"/><text:alphabetical-index-mark-end text:id="IMark64039128"/><text:alphabetical-index-mark-end text:id="IMark59457128"/><text:alphabetical-index-mark-end text:id="IMark62347400"/><text:alphabetical-index-mark-end text:id="IMark52552712"/><text:alphabetical-index-mark-end text:id="IMark72011112"/><text:alphabetical-index-mark-end text:id="IMark71692376"/><text:alphabetical-index-mark-end text:id="IMark35485560"/><text:alphabetical-index-mark-end text:id="IMark63595832"/><text:alphabetical-index-mark-end text:id="IMark51660776"/><text:alphabetical-index-mark-end text:id="IMark49919304"/><text:alphabetical-index-mark-end text:id="IMark60365160"/><text:alphabetical-index-mark-end text:id="IMark63202232"/><text:alphabetical-index-mark-end text:id="IMark62895992"/><text:alphabetical-index-mark-end text:id="IMark59034600"/><text:alphabetical-index-mark-end text:id="IMark62961240"/><text:span text:style-name="T24">_</text:span><text:alphabetical-index-mark-start text:id="IMark63317944"/><text:alphabetical-index-mark-start text:id="IMark50550584"/><text:alphabetical-index-mark-start text:id="IMark29541304"/><text:alphabetical-index-mark-start text:id="IMark58349976"/><text:alphabetical-index-mark-start text:id="IMark64770968"/><text:alphabetical-index-mark-start text:id="IMark62660744"/><text:alphabetical-index-mark-start text:id="IMark59744328"/><text:alphabetical-index-mark-start text:id="IMark64796920"/><text:alphabetical-index-mark-start text:id="IMark64343992"/><text:alphabetical-index-mark-start text:id="IMark64245400"/><text:alphabetical-index-mark-start text:id="IMark64784248"/><text:alphabetical-index-mark-start text:id="IMark64261368"/><text:alphabetical-index-mark-start text:id="IMark57527592"/><text:alphabetical-index-mark-start text:id="IMark35699064"/><text:alphabetical-index-mark-start text:id="IMark52551352"/><text:alphabetical-index-mark-start text:id="IMark63239336"/><text:alphabetical-index-mark-start text:id="IMark50518136"/><text:alphabetical-index-mark-start text:id="IMark59052088"/><text:alphabetical-index-mark-start text:id="IMark63062808"/><text:alphabetical-index-mark-start text:id="IMark59158952"/><text:alphabetical-index-mark-start text:id="IMark62956440"/><text:alphabetical-index-mark-start text:id="IMark62931624"/><text:alphabetical-index-mark-start text:id="IMark56568616"/><text:alphabetical-index-mark-start text:id="IMark43347976"/><text:alphabetical-index-mark-start text:id="IMark63299352"/><text:alphabetical-index-mark-start text:id="IMark63272520"/><text:span text:style-name="T24">result</text:span><text:alphabetical-index-mark-end text:id="IMark63272520"/><text:alphabetical-index-mark-end text:id="IMark63299352"/><text:alphabetical-index-mark-end text:id="IMark43347976"/><text:alphabetical-index-mark-end text:id="IMark56568616"/><text:alphabetical-index-mark-end text:id="IMark62931624"/><text:alphabetical-index-mark-end text:id="IMark62956440"/><text:alphabetical-index-mark-end text:id="IMark59158952"/><text:alphabetical-index-mark-end text:id="IMark63062808"/><text:alphabetical-index-mark-end text:id="IMark59052088"/><text:alphabetical-index-mark-end text:id="IMark50518136"/><text:alphabetical-index-mark-end text:id="IMark63239336"/><text:alphabetical-index-mark-end text:id="IMark52551352"/><text:alphabetical-index-mark-end text:id="IMark35699064"/><text:span text:style-name="T24">s</text:span><text:alphabetical-index-mark-end text:id="IMark57527592"/><text:alphabetical-index-mark-end text:id="IMark64261368"/><text:alphabetical-index-mark-end text:id="IMark64784248"/><text:alphabetical-index-mark-end text:id="IMark64245400"/><text:alphabetical-index-mark-end text:id="IMark64343992"/><text:alphabetical-index-mark-end text:id="IMark64796920"/><text:alphabetical-index-mark-end text:id="IMark59744328"/><text:alphabetical-index-mark-end text:id="IMark62660744"/><text:alphabetical-index-mark-end text:id="IMark64770968"/><text:alphabetical-index-mark-end text:id="IMark58349976"/><text:alphabetical-index-mark-end text:id="IMark29541304"/><text:alphabetical-index-mark-end text:id="IMark50550584"/><text:alphabetical-index-mark-end text:id="IMark63317944"/><text:alphabetical-index-mark-start text:id="IMark66774840"/><text:alphabetical-index-mark-start text:id="IMark64798248"/><text:alphabetical-index-mark-start text:id="IMark63140312"/><text:alphabetical-index-mark-start text:id="IMark66827896"/><text:alphabetical-index-mark-start text:id="IMark49900216"/><text:alphabetical-index-mark-start text:id="IMark59079960"/><text:alphabetical-index-mark-start text:id="IMark59074648"/><text:alphabetical-index-mark-start text:id="IMark59078632"/><text:alphabetical-index-mark-start text:id="IMark64861560"/><text:alphabetical-index-mark-start text:id="IMark63061480"/><text:alphabetical-index-mark-start text:id="IMark64746664"/><text:alphabetical-index-mark-start text:id="IMark59423160"/><text:alphabetical-index-mark-start text:id="IMark43384952"/><text:span text:style-name="T24">.txt</text:span><text:alphabetical-index-mark-end text:id="IMark43384952"/><text:alphabetical-index-mark-end text:id="IMark59423160"/><text:alphabetical-index-mark-end text:id="IMark64746664"/><text:alphabetical-index-mark-end text:id="IMark63061480"/><text:alphabetical-index-mark-end text:id="IMark64861560"/><text:alphabetical-index-mark-end text:id="IMark59078632"/><text:alphabetical-index-mark-end text:id="IMark59074648"/><text:alphabetical-index-mark-end text:id="IMark59079960"/><text:alphabetical-index-mark-end text:id="IMark49900216"/><text:alphabetical-index-mark-end text:id="IMark66827896"/><text:alphabetical-index-mark-end text:id="IMark63140312"/><text:alphabetical-index-mark-end text:id="IMark64798248"/><text:alphabetical-index-mark-end text:id="IMark66774840"/><text:span text:style-name="T34"> will store the </text:span><text:alphabetical-index-mark-start text:id="IMark60847160"/><text:alphabetical-index-mark-start text:id="IMark63592120"/><text:alphabetical-index-mark-start text:id="IMark63588616"/><text:alphabetical-index-mark-start text:id="IMark64431624"/><text:alphabetical-index-mark-start text:id="IMark59192280"/><text:alphabetical-index-mark-start text:id="IMark63016616"/><text:alphabetical-index-mark-start text:id="IMark51651768"/><text:alphabetical-index-mark-start text:id="IMark68409080"/><text:alphabetical-index-mark-start text:id="IMark59310904"/><text:alphabetical-index-mark-start text:id="IMark60006456"/><text:alphabetical-index-mark-start text:id="IMark64403592"/><text:alphabetical-index-mark-start text:id="IMark59108536"/><text:alphabetical-index-mark-start text:id="IMark60408456"/><text:alphabetical-index-mark-start text:id="IMark52523688"/><text:alphabetical-index-mark-start text:id="IMark59070664"/><text:alphabetical-index-mark-start text:id="IMark64203608"/><text:alphabetical-index-mark-start text:id="IMark52534312"/><text:alphabetical-index-mark-start text:id="IMark52894616"/><text:alphabetical-index-mark-start text:id="IMark59197592"/><text:alphabetical-index-mark-start text:id="IMark43383960"/><text:alphabetical-index-mark-start text:id="IMark64781592"/><text:alphabetical-index-mark-start text:id="IMark59100568"/><text:alphabetical-index-mark-start text:id="IMark62246568"/><text:alphabetical-index-mark-start text:id="IMark59323160"/><text:alphabetical-index-mark-start text:id="IMark52883960"/><text:alphabetical-index-mark-start text:id="IMark52891928"/><text:span text:style-name="T34">result</text:span><text:alphabetical-index-mark-end text:id="IMark52891928"/><text:alphabetical-index-mark-end text:id="IMark52883960"/><text:alphabetical-index-mark-end text:id="IMark59323160"/><text:alphabetical-index-mark-end text:id="IMark62246568"/><text:alphabetical-index-mark-end text:id="IMark59100568"/><text:alphabetical-index-mark-end text:id="IMark64781592"/><text:alphabetical-index-mark-end text:id="IMark43383960"/><text:alphabetical-index-mark-end text:id="IMark59197592"/><text:alphabetical-index-mark-end text:id="IMark52894616"/><text:alphabetical-index-mark-end text:id="IMark52534312"/><text:alphabetical-index-mark-end text:id="IMark64203608"/><text:alphabetical-index-mark-end text:id="IMark59070664"/><text:alphabetical-index-mark-end text:id="IMark52523688"/><text:span text:style-name="T34">s</text:span><text:alphabetical-index-mark-end text:id="IMark60408456"/><text:alphabetical-index-mark-end text:id="IMark59108536"/><text:alphabetical-index-mark-end text:id="IMark64403592"/><text:alphabetical-index-mark-end text:id="IMark60006456"/><text:alphabetical-index-mark-end text:id="IMark59310904"/><text:alphabetical-index-mark-end text:id="IMark68409080"/><text:alphabetical-index-mark-end text:id="IMark51651768"/><text:alphabetical-index-mark-end text:id="IMark63016616"/><text:alphabetical-index-mark-end text:id="IMark59192280"/><text:alphabetical-index-mark-end text:id="IMark64431624"/><text:alphabetical-index-mark-end text:id="IMark63588616"/><text:alphabetical-index-mark-end text:id="IMark63592120"/><text:alphabetical-index-mark-end text:id="IMark60847160"/><text:span text:style-name="T34"> of both </text:span><text:alphabetical-index-mark-start text:id="IMark64847704"/><text:alphabetical-index-mark-start text:id="IMark28589432"/><text:alphabetical-index-mark-start text:id="IMark63295368"/><text:alphabetical-index-mark-start text:id="IMark59065976"/><text:alphabetical-index-mark-start text:id="IMark63884312"/><text:alphabetical-index-mark-start text:id="IMark59366136"/><text:alphabetical-index-mark-start text:id="IMark63911336"/><text:alphabetical-index-mark-start text:id="IMark52477544"/><text:alphabetical-index-mark-start text:id="IMark52886616"/><text:alphabetical-index-mark-start text:id="IMark59296488"/><text:alphabetical-index-mark-start text:id="IMark59315192"/><text:alphabetical-index-mark-start text:id="IMark43418440"/><text:alphabetical-index-mark-start text:id="IMark43419768"/><text:span text:style-name="T34">queries</text:span><text:alphabetical-index-mark-end text:id="IMark43419768"/><text:alphabetical-index-mark-end text:id="IMark43418440"/><text:alphabetical-index-mark-end text:id="IMark59315192"/><text:alphabetical-index-mark-end text:id="IMark59296488"/><text:alphabetical-index-mark-end text:id="IMark52886616"/><text:alphabetical-index-mark-end text:id="IMark52477544"/><text:alphabetical-index-mark-end text:id="IMark63911336"/><text:alphabetical-index-mark-end text:id="IMark59366136"/><text:alphabetical-index-mark-end text:id="IMark63884312"/><text:alphabetical-index-mark-end text:id="IMark59065976"/><text:alphabetical-index-mark-end text:id="IMark63295368"/><text:alphabetical-index-mark-end text:id="IMark28589432"/><text:alphabetical-index-mark-end text:id="IMark64847704"/><text:span text:style-name="T34">.</text:span></text:p>
      <text:p text:style-name="P36"/>
      <text:p text:style-name="P36"><text:span text:style-name="T23">./</text:span><text:alphabetical-index-mark-start text:id="IMark60829688"/><text:alphabetical-index-mark-start text:id="IMark63171112"/><text:alphabetical-index-mark-start text:id="IMark35768392"/><text:alphabetical-index-mark-start text:id="IMark62886104"/><text:alphabetical-index-mark-start text:id="IMark64553880"/><text:alphabetical-index-mark-start text:id="IMark55136968"/><text:alphabetical-index-mark-start text:id="IMark64464936"/><text:alphabetical-index-mark-start text:id="IMark5862847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0519464"/><text:alphabetical-index-mark-start text:id="IMark64458776"/><text:alphabetical-index-mark-start text:id="IMark62930664"/><text:alphabetical-index-mark-start text:id="IMark63306360"/><text:alphabetical-index-mark-start text:id="IMark61922488"/><text:alphabetical-index-mark-start text:id="IMark59317848"/><text:alphabetical-index-mark-start text:id="IMark60662408"/><text:alphabetical-index-mark-start text:id="IMark54886104"/><text:alphabetical-index-mark-start text:id="IMark64457544"/><text:alphabetical-index-mark-start text:id="IMark55135704"/><text:alphabetical-index-mark-start text:id="IMark64460008"/><text:span text:style-name="T24">sql</text:span><text:alphabetical-index-mark-end text:id="IMark64460008"/><text:alphabetical-index-mark-end text:id="IMark55135704"/><text:alphabetical-index-mark-end text:id="IMark64457544"/><text:alphabetical-index-mark-end text:id="IMark54886104"/><text:alphabetical-index-mark-end text:id="IMark60662408"/><text:alphabetical-index-mark-end text:id="IMark59317848"/><text:alphabetical-index-mark-end text:id="IMark61922488"/><text:alphabetical-index-mark-end text:id="IMark63306360"/><text:alphabetical-index-mark-end text:id="IMark62930664"/><text:alphabetical-index-mark-end text:id="IMark64458776"/><text:alphabetical-index-mark-end text:id="IMark5051946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28472"/><text:alphabetical-index-mark-end text:id="IMark64464936"/><text:alphabetical-index-mark-end text:id="IMark55136968"/><text:alphabetical-index-mark-end text:id="IMark64553880"/><text:alphabetical-index-mark-end text:id="IMark62886104"/><text:alphabetical-index-mark-end text:id="IMark35768392"/><text:alphabetical-index-mark-end text:id="IMark63171112"/><text:alphabetical-index-mark-end text:id="IMark60829688"/><text:span text:style-name="T24">p </text:span><text:alphabetical-index-mark-start text:id="IMark62241288"/><text:alphabetical-index-mark-start text:id="IMark58342104"/><text:alphabetical-index-mark-start text:id="IMark54952040"/><text:alphabetical-index-mark-start text:id="IMark64550040"/><text:alphabetical-index-mark-start text:id="IMark64551960"/><text:alphabetical-index-mark-start text:id="IMark63221048"/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span text:style-name="T24">your_</text:span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57370952"/><text:alphabetical-index-mark-start text:id="IMark52542408"/><text:alphabetical-index-mark-start text:id="IMark63625496"/><text:alphabetical-index-mark-start text:id="IMark63350024"/><text:alphabetical-index-mark-start text:id="IMark64199720"/><text:alphabetical-index-mark-start text:id="IMark58631192"/><text:alphabetical-index-mark-start text:id="IMark60403800"/><text:span text:style-name="T24">database</text:span><text:alphabetical-index-mark-end text:id="IMark60403800"/><text:alphabetical-index-mark-end text:id="IMark58631192"/><text:alphabetical-index-mark-end text:id="IMark64199720"/><text:alphabetical-index-mark-end text:id="IMark63350024"/><text:alphabetical-index-mark-end text:id="IMark63625496"/><text:alphabetical-index-mark-end text:id="IMark52542408"/><text:alphabetical-index-mark-end text:id="IMark57370952"/><text:alphabetical-index-mark-end text:id="IMark59161320"/><text:alphabetical-index-mark-end text:id="IMark63905352"/>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alphabetical-index-mark-end text:id="IMark63221048"/><text:alphabetical-index-mark-end text:id="IMark64551960"/><text:alphabetical-index-mark-end text:id="IMark64550040"/><text:alphabetical-index-mark-end text:id="IMark54952040"/><text:alphabetical-index-mark-end text:id="IMark58342104"/><text:alphabetical-index-mark-end text:id="IMark62241288"/><text:alphabetical-index-mark-start text:id="IMark63302664"/><text:alphabetical-index-mark-start text:id="IMark62321496"/><text:alphabetical-index-mark-start text:id="IMark63150648"/><text:alphabetical-index-mark-start text:id="IMark64201576"/><text:alphabetical-index-mark-start text:id="IMark61307784"/><text:alphabetical-index-mark-start text:id="IMark59743656"/><text:span text:style-name="T24">.</text:span><text:span text:style-name="T33">db</text:span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62321496"/><text:alphabetical-index-mark-end text:id="IMark63302664"/><text:span text:style-name="T24"> your_</text:span><text:alphabetical-index-mark-start text:id="IMark63172440"/><text:alphabetical-index-mark-start text:id="IMark52870952"/><text:alphabetical-index-mark-start text:id="IMark61309048"/><text:alphabetical-index-mark-start text:id="IMark63165512"/><text:alphabetical-index-mark-start text:id="IMark58511320"/><text:alphabetical-index-mark-start text:id="IMark64183128"/><text:alphabetical-index-mark-start text:id="IMark64178472"/>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span text:style-name="T24">file</text:span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0373448"/>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alphabetical-index-mark-end text:id="IMark52870952"/><text:alphabetical-index-mark-end text:id="IMark63172440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58317768"/><text:alphabetical-index-mark-start text:id="IMark64463704"/><text:alphabetical-index-mark-start text:id="IMark64396952"/><text:alphabetical-index-mark-start text:id="IMark62964616"/><text:alphabetical-index-mark-start text:id="IMark56387960"/><text:alphabetical-index-mark-start text:id="IMark62321032"/><text:span text:style-name="T24">.</text:span><text:alphabetical-index-mark-start text:id="IMark28824536"/><text:alphabetical-index-mark-start text:id="IMark63909336"/><text:alphabetical-index-mark-start text:id="IMark59587592"/><text:alphabetical-index-mark-start text:id="IMark34680840"/><text:alphabetical-index-mark-start text:id="IMark54326184"/><text:alphabetical-index-mark-start text:id="IMark56408184"/><text:alphabetical-index-mark-start text:id="IMark43434600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3251320"/><text:alphabetical-index-mark-start text:id="IMark62322760"/><text:alphabetical-index-mark-start text:id="IMark49858712"/><text:alphabetical-index-mark-start text:id="IMark49865640"/><text:alphabetical-index-mark-start text:id="IMark57527592"/><text:alphabetical-index-mark-start text:id="IMark61464088"/><text:alphabetical-index-mark-start text:id="IMark64467400"/><text:alphabetical-index-mark-start text:id="IMark63305032"/><text:alphabetical-index-mark-start text:id="IMark60408456"/><text:alphabetical-index-mark-start text:id="IMark63992856"/><text:alphabetical-index-mark-start text:id="IMark58354664"/><text:alphabetical-index-mark-start text:id="IMark62087656"/><text:alphabetical-index-mark-start text:id="IMark54884312"/><text:alphabetical-index-mark-start text:id="IMark71311080"/><text:span text:style-name="T24">sql</text:span><text:alphabetical-index-mark-end text:id="IMark71311080"/><text:alphabetical-index-mark-end text:id="IMark54884312"/><text:alphabetical-index-mark-end text:id="IMark62087656"/><text:alphabetical-index-mark-end text:id="IMark58354664"/><text:alphabetical-index-mark-end text:id="IMark63992856"/><text:alphabetical-index-mark-end text:id="IMark60408456"/><text:alphabetical-index-mark-end text:id="IMark63305032"/><text:alphabetical-index-mark-end text:id="IMark64467400"/><text:alphabetical-index-mark-end text:id="IMark61464088"/><text:alphabetical-index-mark-end text:id="IMark57527592"/><text:alphabetical-index-mark-end text:id="IMark49865640"/><text:alphabetical-index-mark-end text:id="IMark49858712"/><text:alphabetical-index-mark-end text:id="IMark62322760"/><text:alphabetical-index-mark-end text:id="IMark6325132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43434600"/><text:alphabetical-index-mark-end text:id="IMark56408184"/><text:alphabetical-index-mark-end text:id="IMark54326184"/><text:alphabetical-index-mark-end text:id="IMark3468084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396952"/><text:alphabetical-index-mark-end text:id="IMark64463704"/><text:alphabetical-index-mark-end text:id="IMark58317768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span text:style-name="T34"> will send the </text:span><text:alphabetical-index-mark-start text:id="IMark71708840"/><text:alphabetical-index-mark-start text:id="IMark71773352"/><text:alphabetical-index-mark-start text:id="IMark71896312"/><text:alphabetical-index-mark-start text:id="IMark71900024"/><text:alphabetical-index-mark-start text:id="IMark71904664"/><text:alphabetical-index-mark-start text:id="IMark71861160"/><text:alphabetical-index-mark-start text:id="IMark71863944"/><text:alphabetical-index-mark-start text:id="IMark71960968"/><text:alphabetical-index-mark-start text:id="IMark71969320"/><text:alphabetical-index-mark-start text:id="IMark71930984"/><text:alphabetical-index-mark-start text:id="IMark71883592"/><text:alphabetical-index-mark-start text:id="IMark71891016"/><text:alphabetical-index-mark-start text:id="IMark71996024"/><text:span text:style-name="T34">queries</text:span><text:alphabetical-index-mark-end text:id="IMark71996024"/><text:alphabetical-index-mark-end text:id="IMark71891016"/><text:alphabetical-index-mark-end text:id="IMark71883592"/><text:alphabetical-index-mark-end text:id="IMark71930984"/><text:alphabetical-index-mark-end text:id="IMark71969320"/><text:alphabetical-index-mark-end text:id="IMark71960968"/><text:alphabetical-index-mark-end text:id="IMark71863944"/><text:alphabetical-index-mark-end text:id="IMark71861160"/><text:alphabetical-index-mark-end text:id="IMark71904664"/><text:alphabetical-index-mark-end text:id="IMark71900024"/><text:alphabetical-index-mark-end text:id="IMark71896312"/><text:alphabetical-index-mark-end text:id="IMark71773352"/><text:alphabetical-index-mark-end text:id="IMark71708840"/><text:span text:style-name="T34"> contained in </text:span><text:span text:style-name="T24">your_</text:span><text:alphabetical-index-mark-start text:id="IMark72098504"/><text:alphabetical-index-mark-start text:id="IMark71967464"/><text:alphabetical-index-mark-start text:id="IMark72035992"/><text:alphabetical-index-mark-start text:id="IMark72038776"/><text:alphabetical-index-mark-start text:id="IMark71951960"/><text:alphabetical-index-mark-start text:id="IMark72042488"/><text:alphabetical-index-mark-start text:id="IMark72013656"/><text:alphabetical-index-mark-start text:id="IMark72008088"/><text:alphabetical-index-mark-start text:id="IMark72049912"/><text:alphabetical-index-mark-start text:id="IMark71999736"/><text:alphabetical-index-mark-start text:id="IMark72053624"/><text:alphabetical-index-mark-start text:id="IMark72056408"/><text:alphabetical-index-mark-start text:id="IMark72081800"/><text:span text:style-name="T24">file</text:span><text:alphabetical-index-mark-end text:id="IMark72081800"/><text:alphabetical-index-mark-end text:id="IMark72056408"/><text:alphabetical-index-mark-end text:id="IMark72053624"/><text:alphabetical-index-mark-end text:id="IMark71999736"/><text:alphabetical-index-mark-end text:id="IMark72049912"/><text:alphabetical-index-mark-end text:id="IMark72008088"/><text:alphabetical-index-mark-end text:id="IMark72013656"/><text:alphabetical-index-mark-end text:id="IMark72042488"/><text:alphabetical-index-mark-end text:id="IMark71951960"/><text:alphabetical-index-mark-end text:id="IMark72038776"/><text:alphabetical-index-mark-end text:id="IMark72035992"/><text:alphabetical-index-mark-end text:id="IMark71967464"/><text:alphabetical-index-mark-end text:id="IMark72098504"/><text:alphabetical-index-mark-start text:id="IMark72157384"/><text:alphabetical-index-mark-start text:id="IMark72079016"/><text:alphabetical-index-mark-start text:id="IMark72186712"/><text:alphabetical-index-mark-start text:id="IMark72183928"/><text:alphabetical-index-mark-start text:id="IMark72181144"/><text:alphabetical-index-mark-start text:id="IMark72178360"/><text:alphabetical-index-mark-start text:id="IMark72210072"/><text:alphabetical-index-mark-start text:id="IMark72207288"/><text:alphabetical-index-mark-start text:id="IMark72204504"/><text:alphabetical-index-mark-start text:id="IMark72200264"/><text:alphabetical-index-mark-start text:id="IMark72244696"/><text:alphabetical-index-mark-start text:id="IMark72241912"/><text:alphabetical-index-mark-start text:id="IMark72239128"/><text:span text:style-name="T24">.</text:span><text:alphabetical-index-mark-start text:id="IMark64807944"/><text:alphabetical-index-mark-start text:id="IMark72231976"/><text:alphabetical-index-mark-start text:id="IMark72229192"/><text:alphabetical-index-mark-start text:id="IMark72226408"/><text:alphabetical-index-mark-start text:id="IMark72223624"/><text:alphabetical-index-mark-start text:id="IMark72288648"/><text:alphabetical-index-mark-start text:id="IMark72285864"/><text:alphabetical-index-mark-start text:id="IMark72283080"/><text:alphabetical-index-mark-start text:id="IMark72280296"/><text:alphabetical-index-mark-start text:id="IMark72277512"/><text:alphabetical-index-mark-start text:id="IMark72274728"/><text:alphabetical-index-mark-start text:id="IMark72271944"/><text:alphabetical-index-mark-start text:id="IMark72269160"/><text:alphabetical-index-mark-start text:id="IMark72266376"/><text:alphabetical-index-mark-start text:id="IMark72010872"/><text:alphabetical-index-mark-start text:id="IMark72329816"/><text:alphabetical-index-mark-start text:id="IMark72327032"/><text:alphabetical-index-mark-start text:id="IMark72324248"/><text:alphabetical-index-mark-start text:id="IMark63059464"/><text:alphabetical-index-mark-start text:id="IMark72318680"/><text:alphabetical-index-mark-start text:id="IMark72315896"/><text:alphabetical-index-mark-start text:id="IMark72313112"/><text:alphabetical-index-mark-start text:id="IMark72310328"/><text:alphabetical-index-mark-start text:id="IMark72362632"/><text:alphabetical-index-mark-start text:id="IMark72359848"/><text:alphabetical-index-mark-start text:id="IMark72357064"/><text:span text:style-name="T24">sql</text:span><text:alphabetical-index-mark-end text:id="IMark72357064"/><text:alphabetical-index-mark-end text:id="IMark72359848"/><text:alphabetical-index-mark-end text:id="IMark72362632"/><text:alphabetical-index-mark-end text:id="IMark72310328"/><text:alphabetical-index-mark-end text:id="IMark72313112"/><text:alphabetical-index-mark-end text:id="IMark72315896"/><text:alphabetical-index-mark-end text:id="IMark72318680"/><text:alphabetical-index-mark-end text:id="IMark63059464"/><text:alphabetical-index-mark-end text:id="IMark72324248"/><text:alphabetical-index-mark-end text:id="IMark72327032"/><text:alphabetical-index-mark-end text:id="IMark72329816"/><text:alphabetical-index-mark-end text:id="IMark72010872"/><text:alphabetical-index-mark-end text:id="IMark72266376"/><text:alphabetical-index-mark-end text:id="IMark72269160"/><text:alphabetical-index-mark-end text:id="IMark72271944"/><text:alphabetical-index-mark-end text:id="IMark72274728"/><text:alphabetical-index-mark-end text:id="IMark72277512"/><text:alphabetical-index-mark-end text:id="IMark72280296"/><text:alphabetical-index-mark-end text:id="IMark72283080"/><text:alphabetical-index-mark-end text:id="IMark72285864"/><text:alphabetical-index-mark-end text:id="IMark72288648"/><text:alphabetical-index-mark-end text:id="IMark72223624"/><text:alphabetical-index-mark-end text:id="IMark72226408"/><text:alphabetical-index-mark-end text:id="IMark72229192"/><text:alphabetical-index-mark-end text:id="IMark72231976"/><text:alphabetical-index-mark-end text:id="IMark64807944"/><text:alphabetical-index-mark-end text:id="IMark72239128"/><text:alphabetical-index-mark-end text:id="IMark72241912"/><text:alphabetical-index-mark-end text:id="IMark72244696"/><text:alphabetical-index-mark-end text:id="IMark72200264"/><text:alphabetical-index-mark-end text:id="IMark72204504"/><text:alphabetical-index-mark-end text:id="IMark72207288"/><text:alphabetical-index-mark-end text:id="IMark72210072"/><text:alphabetical-index-mark-end text:id="IMark72178360"/><text:alphabetical-index-mark-end text:id="IMark72181144"/><text:alphabetical-index-mark-end text:id="IMark72183928"/><text:alphabetical-index-mark-end text:id="IMark72186712"/><text:alphabetical-index-mark-end text:id="IMark72079016"/><text:alphabetical-index-mark-end text:id="IMark72157384"/><text:span text:style-name="T34"> to </text:span><text:alphabetical-index-mark-start text:id="IMark35455944"/><text:alphabetical-index-mark-start text:id="IMark62222392"/><text:alphabetical-index-mark-start text:id="IMark63620312"/><text:alphabetical-index-mark-start text:id="IMark64745976"/><text:alphabetical-index-mark-start text:id="IMark52866328"/><text:alphabetical-index-mark-start text:id="IMark62244552"/><text:alphabetical-index-mark-start text:id="IMark64867512"/><text:alphabetical-index-mark-start text:id="IMark62900504"/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<text:span text:style-name="T34">your_</text:span><text:alphabetical-index-mark-start text:id="IMark59330472"/><text:alphabetical-index-mark-start text:id="IMark62572424"/><text:alphabetical-index-mark-start text:id="IMark64210184"/><text:alphabetical-index-mark-start text:id="IMark35551176"/><text:alphabetical-index-mark-start text:id="IMark57245992"/><text:alphabetical-index-mark-start text:id="IMark50579048"/><text:alphabetical-index-mark-start text:id="IMark64754712"/><text:alphabetical-index-mark-start text:id="IMark59234904"/><text:alphabetical-index-mark-start text:id="IMark35526600"/><text:alphabetical-index-mark-start text:id="IMark62165672"/><text:alphabetical-index-mark-start text:id="IMark60649624"/><text:alphabetical-index-mark-start text:id="IMark56903016"/><text:alphabetical-index-mark-start text:id="IMark59048744"/><text:span text:style-name="T34">database</text:span><text:alphabetical-index-mark-end text:id="IMark59048744"/><text:alphabetical-index-mark-end text:id="IMark56903016"/><text:alphabetical-index-mark-end text:id="IMark60649624"/><text:alphabetical-index-mark-end text:id="IMark62165672"/><text:alphabetical-index-mark-end text:id="IMark35526600"/><text:alphabetical-index-mark-end text:id="IMark59234904"/><text:alphabetical-index-mark-end text:id="IMark64754712"/><text:alphabetical-index-mark-end text:id="IMark50579048"/><text:alphabetical-index-mark-end text:id="IMark57245992"/><text:alphabetical-index-mark-end text:id="IMark35551176"/><text:alphabetical-index-mark-end text:id="IMark64210184"/><text:alphabetical-index-mark-end text:id="IMark62572424"/><text:alphabetical-index-mark-end text:id="IMark59330472"/>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alphabetical-index-mark-end text:id="IMark62900504"/><text:alphabetical-index-mark-end text:id="IMark64867512"/><text:alphabetical-index-mark-end text:id="IMark62244552"/><text:alphabetical-index-mark-end text:id="IMark52866328"/><text:alphabetical-index-mark-end text:id="IMark64745976"/><text:alphabetical-index-mark-end text:id="IMark63620312"/><text:alphabetical-index-mark-end text:id="IMark62222392"/><text:alphabetical-index-mark-end text:id="IMark35455944"/><text:span text:style-name="T34"> as a </text:span><text:alphabetical-index-mark-start text:id="IMark35659720"/><text:alphabetical-index-mark-start text:id="IMark52881368"/><text:alphabetical-index-mark-start text:id="IMark58808216"/><text:alphabetical-index-mark-start text:id="IMark60069784"/><text:alphabetical-index-mark-start text:id="IMark29551560"/><text:alphabetical-index-mark-start text:id="IMark56924744"/><text:alphabetical-index-mark-start text:id="IMark58625272"/><text:alphabetical-index-mark-start text:id="IMark52479512"/><text:alphabetical-index-mark-start text:id="IMark63621576"/><text:alphabetical-index-mark-start text:id="IMark34681800"/><text:alphabetical-index-mark-start text:id="IMark61217992"/><text:alphabetical-index-mark-start text:id="IMark60005768"/><text:alphabetical-index-mark-start text:id="IMark60411080"/><text:span text:style-name="T34">composite</text:span><text:alphabetical-index-mark-end text:id="IMark60411080"/><text:alphabetical-index-mark-end text:id="IMark60005768"/><text:alphabetical-index-mark-end text:id="IMark61217992"/><text:alphabetical-index-mark-end text:id="IMark34681800"/><text:alphabetical-index-mark-end text:id="IMark63621576"/><text:alphabetical-index-mark-end text:id="IMark52479512"/><text:alphabetical-index-mark-end text:id="IMark58625272"/><text:alphabetical-index-mark-end text:id="IMark56924744"/><text:alphabetical-index-mark-end text:id="IMark29551560"/><text:alphabetical-index-mark-end text:id="IMark60069784"/><text:alphabetical-index-mark-end text:id="IMark58808216"/><text:alphabetical-index-mark-end text:id="IMark52881368"/><text:alphabetical-index-mark-end text:id="IMark35659720"/><text:span text:style-name="T34"> </text:span><text:alphabetical-index-mark-start text:id="IMark59050072"/><text:alphabetical-index-mark-start text:id="IMark59574728"/><text:alphabetical-index-mark-start text:id="IMark28771272"/><text:alphabetical-index-mark-start text:id="IMark63199976"/><text:alphabetical-index-mark-start text:id="IMark28893368"/><text:alphabetical-index-mark-start text:id="IMark61441160"/><text:alphabetical-index-mark-start text:id="IMark60701416"/><text:alphabetical-index-mark-start text:id="IMark50462456"/><text:alphabetical-index-mark-start text:id="IMark62340040"/><text:alphabetical-index-mark-start text:id="IMark52540792"/><text:alphabetical-index-mark-start text:id="IMark63616520"/><text:alphabetical-index-mark-start text:id="IMark52598584"/><text:alphabetical-index-mark-start text:id="IMark63783032"/><text:span text:style-name="T34">query</text:span><text:alphabetical-index-mark-end text:id="IMark63783032"/><text:alphabetical-index-mark-end text:id="IMark52598584"/><text:alphabetical-index-mark-end text:id="IMark63616520"/><text:alphabetical-index-mark-end text:id="IMark52540792"/><text:alphabetical-index-mark-end text:id="IMark62340040"/><text:alphabetical-index-mark-end text:id="IMark50462456"/><text:alphabetical-index-mark-end text:id="IMark60701416"/><text:alphabetical-index-mark-end text:id="IMark61441160"/><text:alphabetical-index-mark-end text:id="IMark28893368"/><text:alphabetical-index-mark-end text:id="IMark63199976"/><text:alphabetical-index-mark-end text:id="IMark28771272"/><text:alphabetical-index-mark-end text:id="IMark59574728"/><text:alphabetical-index-mark-end text:id="IMark59050072"/><text:span text:style-name="T34">. See the </text:span><text:alphabetical-index-mark-start text:id="IMark35454040"/><text:alphabetical-index-mark-start text:id="IMark56837432"/><text:alphabetical-index-mark-start text:id="IMark62576904"/><text:alphabetical-index-mark-start text:id="IMark62571640"/><text:alphabetical-index-mark-start text:id="IMark35548872"/><text:alphabetical-index-mark-start text:id="IMark28240840"/><text:alphabetical-index-mark-start text:id="IMark55597448"/><text:alphabetical-index-mark-start text:id="IMark57542216"/><text:alphabetical-index-mark-start text:id="IMark62961240"/><text:alphabetical-index-mark-start text:id="IMark59034600"/><text:alphabetical-index-mark-start text:id="IMark62895992"/><text:alphabetical-index-mark-start text:id="IMark63202232"/><text:alphabetical-index-mark-start text:id="IMark60365160"/><text:span text:style-name="T34">/</text:span><text:span text:style-name="T24">examples</text:span><text:alphabetical-index-mark-end text:id="IMark60365160"/><text:alphabetical-index-mark-end text:id="IMark63202232"/><text:alphabetical-index-mark-end text:id="IMark62895992"/><text:alphabetical-index-mark-end text:id="IMark59034600"/><text:alphabetical-index-mark-end text:id="IMark62961240"/><text:alphabetical-index-mark-end text:id="IMark57542216"/><text:alphabetical-index-mark-end text:id="IMark55597448"/><text:alphabetical-index-mark-end text:id="IMark28240840"/><text:alphabetical-index-mark-end text:id="IMark35548872"/><text:alphabetical-index-mark-end text:id="IMark62571640"/><text:alphabetical-index-mark-end text:id="IMark62576904"/><text:alphabetical-index-mark-end text:id="IMark56837432"/><text:alphabetical-index-mark-end text:id="IMark35454040"/><text:span text:style-name="T34"> </text:span><text:alphabetical-index-mark-start text:id="IMark49919304"/><text:alphabetical-index-mark-start text:id="IMark51660776"/><text:alphabetical-index-mark-start text:id="IMark63595832"/><text:alphabetical-index-mark-start text:id="IMark35485560"/><text:alphabetical-index-mark-start text:id="IMark61913752"/><text:alphabetical-index-mark-start text:id="IMark63594568"/><text:alphabetical-index-mark-start text:id="IMark59375608"/><text:alphabetical-index-mark-start text:id="IMark56544488"/><text:alphabetical-index-mark-start text:id="IMark64795656"/><text:alphabetical-index-mark-start text:id="IMark60008424"/><text:alphabetical-index-mark-start text:id="IMark62097448"/><text:alphabetical-index-mark-start text:id="IMark62864776"/><text:alphabetical-index-mark-start text:id="IMark72093176"/><text:span text:style-name="T34">folder</text:span><text:alphabetical-index-mark-end text:id="IMark72093176"/><text:alphabetical-index-mark-end text:id="IMark62864776"/><text:alphabetical-index-mark-end text:id="IMark62097448"/><text:alphabetical-index-mark-end text:id="IMark60008424"/><text:alphabetical-index-mark-end text:id="IMark64795656"/><text:alphabetical-index-mark-end text:id="IMark56544488"/><text:alphabetical-index-mark-end text:id="IMark59375608"/><text:alphabetical-index-mark-end text:id="IMark63594568"/><text:alphabetical-index-mark-end text:id="IMark61913752"/><text:alphabetical-index-mark-end text:id="IMark35485560"/><text:alphabetical-index-mark-end text:id="IMark63595832"/><text:alphabetical-index-mark-end text:id="IMark51660776"/><text:alphabetical-index-mark-end text:id="IMark49919304"/><text:span text:style-name="T34"> for more.</text:span></text:p>
      <text:p text:style-name="P30"/>
      <text:p text:style-name="P31"><text:alphabetical-index-mark-start text:id="IMark61922488"/><text:alphabetical-index-mark-start text:id="IMark59317848"/><text:alphabetical-index-mark-start text:id="IMark60662408"/><text:alphabetical-index-mark-start text:id="IMark54886104"/><text:alphabetical-index-mark-start text:id="IMark64457544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2241288"/><text:alphabetical-index-mark-start text:id="IMark58342104"/><text:alphabetical-index-mark-start text:id="IMark54952040"/><text:alphabetical-index-mark-start text:id="IMark64550040"/>Query<text:alphabetical-index-mark-end text:id="IMark64550040"/><text:alphabetical-index-mark-end text:id="IMark54952040"/><text:alphabetical-index-mark-end text:id="IMark58342104"/><text:alphabetical-index-mark-end text:id="IMark62241288"/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4457544"/><text:alphabetical-index-mark-end text:id="IMark54886104"/><text:alphabetical-index-mark-end text:id="IMark60662408"/><text:alphabetical-index-mark-end text:id="IMark59317848"/><text:alphabetical-index-mark-end text:id="IMark61922488"/> <text:alphabetical-index-mark-start text:id="IMark64551960"/><text:alphabetical-index-mark-start text:id="IMark63221048"/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49877032"/><text:alphabetical-index-mark-start text:id="IMark59302152"/><text:alphabetical-index-mark-start text:id="IMark63905352"/><text:alphabetical-index-mark-start text:id="IMark59161320"/><text:alphabetical-index-mark-start text:id="IMark57370952"/><text:alphabetical-index-mark-start text:id="IMark52542408"/><text:alphabetical-index-mark-start text:id="IMark63625496"/><text:alphabetical-index-mark-start text:id="IMark63350024"/><text:alphabetical-index-mark-start text:id="IMark64199720"/><text:alphabetical-index-mark-start text:id="IMark58631192"/><text:alphabetical-index-mark-start text:id="IMark60403800"/><text:alphabetical-index-mark-start text:id="IMark35768392"/><text:alphabetical-index-mark-start text:id="IMark62886104"/><text:alphabetical-index-mark-start text:id="IMark63302664"/><text:alphabetical-index-mark-start text:id="IMark62321496"/>result<text:alphabetical-index-mark-end text:id="IMark62321496"/><text:alphabetical-index-mark-end text:id="IMark63302664"/><text:alphabetical-index-mark-end text:id="IMark62886104"/><text:alphabetical-index-mark-end text:id="IMark35768392"/><text:alphabetical-index-mark-end text:id="IMark60403800"/><text:alphabetical-index-mark-end text:id="IMark58631192"/><text:alphabetical-index-mark-end text:id="IMark64199720"/><text:alphabetical-index-mark-end text:id="IMark63350024"/><text:alphabetical-index-mark-end text:id="IMark63625496"/><text:alphabetical-index-mark-end text:id="IMark52542408"/><text:alphabetical-index-mark-end text:id="IMark57370952"/><text:alphabetical-index-mark-end text:id="IMark59161320"/><text:alphabetical-index-mark-end text:id="IMark63905352"/>s<text:alphabetical-index-mark-end text:id="IMark59302152"/><text:alphabetical-index-mark-end text:id="IMark49877032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alphabetical-index-mark-end text:id="IMark63221048"/><text:alphabetical-index-mark-end text:id="IMark64551960"/> are written as a continuous 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52870952"/><text:alphabetical-index-mark-start text:id="IMark61309048"/><text:alphabetical-index-mark-start text:id="IMark63165512"/><text:alphabetical-index-mark-start text:id="IMark58511320"/><text:alphabetical-index-mark-start text:id="IMark64183128"/><text:alphabetical-index-mark-start text:id="IMark64178472"/>string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alphabetical-index-mark-end text:id="IMark52870952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 to 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55458440"/><text:alphabetical-index-mark-start text:id="IMark58317768"/><text:alphabetical-index-mark-start text:id="IMark64463704"/><text:alphabetical-index-mark-start text:id="IMark64396952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909336"/><text:alphabetical-index-mark-start text:id="IMark59587592"/><text:alphabetical-index-mark-start text:id="IMark34680840"/><text:alphabetical-index-mark-start text:id="IMark54326184"/><text:span text:style-name="T23">sql</text:span><text:alphabetical-index-mark-end text:id="IMark54326184"/><text:alphabetical-index-mark-end text:id="IMark3468084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396952"/><text:alphabetical-index-mark-end text:id="IMark64463704"/><text:alphabetical-index-mark-end text:id="IMark58317768"/><text:alphabetical-index-mark-end text:id="IMark55458440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56566648"/><text:alphabetical-index-mark-end text:id="IMark57803448"/><text:alphabetical-index-mark-end text:id="IMark35801496"/><text:alphabetical-index-mark-end text:id="IMark60373448"/><text:span text:style-name="T23">p_</text:span><text:alphabetical-index-mark-start text:id="IMark56408184"/><text:alphabetical-index-mark-start text:id="IMark43434600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3251320"/><text:alphabetical-index-mark-start text:id="IMark62322760"/><text:alphabetical-index-mark-start text:id="IMark49858712"/><text:alphabetical-index-mark-start text:id="IMark49865640"/><text:alphabetical-index-mark-start text:id="IMark57527592"/><text:alphabetical-index-mark-start text:id="IMark61464088"/><text:alphabetical-index-mark-start text:id="IMark64467400"/><text:alphabetical-index-mark-start text:id="IMark63305032"/><text:alphabetical-index-mark-start text:id="IMark63992856"/><text:alphabetical-index-mark-start text:id="IMark58354664"/><text:alphabetical-index-mark-start text:id="IMark62087656"/><text:alphabetical-index-mark-start text:id="IMark5488431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span text:style-name="T23">result</text:span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4884312"/><text:alphabetical-index-mark-end text:id="IMark62087656"/><text:alphabetical-index-mark-end text:id="IMark58354664"/><text:alphabetical-index-mark-end text:id="IMark63992856"/><text:alphabetical-index-mark-end text:id="IMark63305032"/><text:alphabetical-index-mark-end text:id="IMark64467400"/><text:span text:style-name="T23">s</text:span><text:alphabetical-index-mark-end text:id="IMark61464088"/><text:alphabetical-index-mark-end text:id="IMark57527592"/><text:alphabetical-index-mark-end text:id="IMark49865640"/><text:alphabetical-index-mark-end text:id="IMark49858712"/><text:alphabetical-index-mark-end text:id="IMark62322760"/><text:alphabetical-index-mark-end text:id="IMark6325132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43434600"/><text:alphabetical-index-mark-end text:id="IMark56408184"/><text:alphabetical-index-mark-start text:id="IMark64458776"/><text:alphabetical-index-mark-start text:id="IMark50519464"/><text:alphabetical-index-mark-start text:id="IMark63306360"/><text:alphabetical-index-mark-start text:id="IMark62930664"/><text:alphabetical-index-mark-start text:id="IMark71807256"/><text:alphabetical-index-mark-start text:id="IMark71955672"/><text:alphabetical-index-mark-start text:id="IMark71933768"/><text:alphabetical-index-mark-start text:id="IMark71704200"/><text:alphabetical-index-mark-start text:id="IMark72007160"/><text:alphabetical-index-mark-start text:id="IMark71805400"/><text:alphabetical-index-mark-start text:id="IMark72055480"/><text:alphabetical-index-mark-start text:id="IMark72005304"/><text:alphabetical-index-mark-start text:id="IMark71949176"/><text:span text:style-name="T23">.txt</text:span><text:alphabetical-index-mark-end text:id="IMark71949176"/><text:alphabetical-index-mark-end text:id="IMark72005304"/><text:alphabetical-index-mark-end text:id="IMark72055480"/><text:alphabetical-index-mark-end text:id="IMark71805400"/><text:alphabetical-index-mark-end text:id="IMark72007160"/><text:alphabetical-index-mark-end text:id="IMark71704200"/><text:alphabetical-index-mark-end text:id="IMark71933768"/><text:alphabetical-index-mark-end text:id="IMark71955672"/><text:alphabetical-index-mark-end text:id="IMark71807256"/><text:alphabetical-index-mark-end text:id="IMark62930664"/><text:alphabetical-index-mark-end text:id="IMark63306360"/><text:alphabetical-index-mark-end text:id="IMark50519464"/><text:alphabetical-index-mark-end text:id="IMark64458776"/>. Data fields are separated with a "|" <text:alphabetical-index-mark-start text:id="IMark64867512"/><text:alphabetical-index-mark-start text:id="IMark72163880"/><text:alphabetical-index-mark-start text:id="IMark71946392"/><text:alphabetical-index-mark-start text:id="IMark72121512"/><text:alphabetical-index-mark-start text:id="IMark72002520"/><text:alphabetical-index-mark-start text:id="IMark72143304"/><text:alphabetical-index-mark-start text:id="IMark72086440"/><text:alphabetical-index-mark-start text:id="IMark72353752"/><text:alphabetical-index-mark-start text:id="IMark72308472"/><text:alphabetical-index-mark-start text:id="IMark62900504"/><text:alphabetical-index-mark-start text:id="IMark72325176"/><text:alphabetical-index-mark-start text:id="IMark71692136"/><text:alphabetical-index-mark-start text:id="IMark72272872"/>character<text:alphabetical-index-mark-end text:id="IMark72272872"/><text:alphabetical-index-mark-end text:id="IMark71692136"/><text:alphabetical-index-mark-end text:id="IMark72325176"/><text:alphabetical-index-mark-end text:id="IMark62900504"/><text:alphabetical-index-mark-end text:id="IMark72308472"/><text:alphabetical-index-mark-end text:id="IMark72353752"/><text:alphabetical-index-mark-end text:id="IMark72086440"/><text:alphabetical-index-mark-end text:id="IMark72143304"/><text:alphabetical-index-mark-end text:id="IMark72002520"/><text:alphabetical-index-mark-end text:id="IMark72121512"/><text:alphabetical-index-mark-end text:id="IMark71946392"/><text:alphabetical-index-mark-end text:id="IMark72163880"/><text:alphabetical-index-mark-end text:id="IMark64867512"/>. <text:span text:style-name="T53">At the end of the </text:span><text:alphabetical-index-mark-start text:id="IMark72419864"/><text:alphabetical-index-mark-start text:id="IMark72228264"/><text:alphabetical-index-mark-start text:id="IMark72423576"/><text:alphabetical-index-mark-start text:id="IMark72287720"/><text:alphabetical-index-mark-start text:id="IMark72428216"/><text:alphabetical-index-mark-start text:id="IMark72279368"/><text:alphabetical-index-mark-start text:id="IMark72376184"/><text:alphabetical-index-mark-start text:id="IMark72271016"/><text:alphabetical-index-mark-start text:id="IMark72380824"/><text:alphabetical-index-mark-start text:id="IMark72331672"/><text:span text:style-name="T53">query</text:span><text:alphabetical-index-mark-end text:id="IMark72331672"/><text:alphabetical-index-mark-end text:id="IMark72380824"/><text:alphabetical-index-mark-end text:id="IMark72271016"/><text:alphabetical-index-mark-end text:id="IMark72376184"/><text:alphabetical-index-mark-end text:id="IMark72279368"/><text:alphabetical-index-mark-end text:id="IMark72428216"/><text:alphabetical-index-mark-end text:id="IMark72287720"/><text:alphabetical-index-mark-end text:id="IMark72423576"/><text:alphabetical-index-mark-end text:id="IMark72228264"/><text:alphabetical-index-mark-end text:id="IMark72419864"/><text:span text:style-name="T53"> </text:span><text:alphabetical-index-mark-start text:id="IMark72320536"/><text:alphabetical-index-mark-start text:id="IMark72463112"/><text:alphabetical-index-mark-start text:id="IMark72460328"/><text:alphabetical-index-mark-start text:id="IMark72457544"/><text:alphabetical-index-mark-start text:id="IMark72453304"/><text:alphabetical-index-mark-start text:id="IMark72449864"/><text:alphabetical-index-mark-start text:id="IMark72447080"/><text:alphabetical-index-mark-start text:id="IMark72444296"/><text:alphabetical-index-mark-start text:id="IMark72441512"/><text:alphabetical-index-mark-start text:id="IMark72495400"/><text:alphabetical-index-mark-start text:id="IMark72492616"/><text:alphabetical-index-mark-start text:id="IMark72489832"/><text:alphabetical-index-mark-start text:id="IMark72487048"/><text:alphabetical-index-mark-start text:id="IMark72484264"/><text:alphabetical-index-mark-start text:id="IMark72515976"/><text:alphabetical-index-mark-start text:id="IMark72513192"/><text:alphabetical-index-mark-start text:id="IMark72510408"/><text:alphabetical-index-mark-start text:id="IMark72507624"/><text:alphabetical-index-mark-start text:id="IMark72538808"/><text:alphabetical-index-mark-start text:id="IMark72536024"/><text:span text:style-name="T53">result</text:span><text:alphabetical-index-mark-end text:id="IMark72536024"/><text:alphabetical-index-mark-end text:id="IMark72538808"/><text:alphabetical-index-mark-end text:id="IMark72507624"/><text:alphabetical-index-mark-end text:id="IMark72510408"/><text:alphabetical-index-mark-end text:id="IMark72513192"/><text:alphabetical-index-mark-end text:id="IMark72515976"/><text:alphabetical-index-mark-end text:id="IMark72484264"/><text:alphabetical-index-mark-end text:id="IMark72487048"/><text:alphabetical-index-mark-end text:id="IMark72489832"/><text:alphabetical-index-mark-end text:id="IMark72492616"/><text:span text:style-name="T53">s</text:span><text:alphabetical-index-mark-end text:id="IMark72495400"/><text:alphabetical-index-mark-end text:id="IMark72441512"/><text:alphabetical-index-mark-end text:id="IMark72444296"/><text:alphabetical-index-mark-end text:id="IMark72447080"/><text:alphabetical-index-mark-end text:id="IMark72449864"/><text:alphabetical-index-mark-end text:id="IMark72453304"/><text:alphabetical-index-mark-end text:id="IMark72457544"/><text:alphabetical-index-mark-end text:id="IMark72460328"/><text:alphabetical-index-mark-end text:id="IMark72463112"/><text:alphabetical-index-mark-end text:id="IMark72320536"/><text:span text:style-name="T53"> you will find </text:span><text:span text:style-name="T30">“|EOQ|”</text:span><text:span text:style-name="T53"> for </text:span><text:span text:style-name="T50">“End Of </text:span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<text:alphabetical-index-mark-start text:id="IMark59330472"/><text:alphabetical-index-mark-start text:id="IMark62572424"/><text:alphabetical-index-mark-start text:id="IMark64210184"/><text:alphabetical-index-mark-start text:id="IMark35551176"/><text:alphabetical-index-mark-start text:id="IMark57245992"/><text:span text:style-name="T50">Query</text:span><text:alphabetical-index-mark-end text:id="IMark57245992"/><text:alphabetical-index-mark-end text:id="IMark35551176"/><text:alphabetical-index-mark-end text:id="IMark64210184"/><text:alphabetical-index-mark-end text:id="IMark62572424"/><text:alphabetical-index-mark-end text:id="IMark59330472"/>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span text:style-name="T50">”</text:span><text:span text:style-name="T53">, meaning that one </text:span><text:alphabetical-index-mark-start text:id="IMark50579048"/><text:alphabetical-index-mark-start text:id="IMark64754712"/><text:alphabetical-index-mark-start text:id="IMark59234904"/><text:alphabetical-index-mark-start text:id="IMark35526600"/><text:alphabetical-index-mark-start text:id="IMark62165672"/><text:alphabetical-index-mark-start text:id="IMark60649624"/><text:alphabetical-index-mark-start text:id="IMark56903016"/><text:alphabetical-index-mark-start text:id="IMark59048744"/><text:alphabetical-index-mark-start text:id="IMark35659720"/><text:alphabetical-index-mark-start text:id="IMark52881368"/><text:span text:style-name="T53">query</text:span><text:alphabetical-index-mark-end text:id="IMark52881368"/><text:alphabetical-index-mark-end text:id="IMark35659720"/><text:alphabetical-index-mark-end text:id="IMark59048744"/><text:alphabetical-index-mark-end text:id="IMark56903016"/><text:alphabetical-index-mark-end text:id="IMark60649624"/><text:alphabetical-index-mark-end text:id="IMark62165672"/><text:alphabetical-index-mark-end text:id="IMark35526600"/><text:alphabetical-index-mark-end text:id="IMark59234904"/><text:alphabetical-index-mark-end text:id="IMark64754712"/><text:alphabetical-index-mark-end text:id="IMark50579048"/><text:span text:style-name="T53"> – for example, a </text:span><text:alphabetical-index-mark-start text:id="IMark58808216"/><text:alphabetical-index-mark-start text:id="IMark60069784"/><text:alphabetical-index-mark-start text:id="IMark29551560"/><text:alphabetical-index-mark-start text:id="IMark56924744"/><text:alphabetical-index-mark-start text:id="IMark58625272"/><text:alphabetical-index-mark-start text:id="IMark52479512"/><text:alphabetical-index-mark-start text:id="IMark63621576"/><text:alphabetical-index-mark-start text:id="IMark34681800"/><text:alphabetical-index-mark-start text:id="IMark61217992"/><text:alphabetical-index-mark-start text:id="IMark60005768"/><text:span text:style-name="T53">SELECT</text:span><text:alphabetical-index-mark-end text:id="IMark60005768"/><text:alphabetical-index-mark-end text:id="IMark61217992"/><text:alphabetical-index-mark-end text:id="IMark34681800"/><text:alphabetical-index-mark-end text:id="IMark63621576"/><text:alphabetical-index-mark-end text:id="IMark52479512"/><text:alphabetical-index-mark-end text:id="IMark58625272"/><text:alphabetical-index-mark-end text:id="IMark56924744"/><text:alphabetical-index-mark-end text:id="IMark29551560"/><text:alphabetical-index-mark-end text:id="IMark60069784"/><text:alphabetical-index-mark-end text:id="IMark58808216"/><text:span text:style-name="T53"> – produced a </text:span><text:alphabetical-index-mark-start text:id="IMark60411080"/><text:alphabetical-index-mark-start text:id="IMark59050072"/><text:alphabetical-index-mark-start text:id="IMark59574728"/><text:alphabetical-index-mark-start text:id="IMark28771272"/><text:alphabetical-index-mark-start text:id="IMark63199976"/><text:alphabetical-index-mark-start text:id="IMark28893368"/><text:alphabetical-index-mark-start text:id="IMark61441160"/><text:alphabetical-index-mark-start text:id="IMark60701416"/><text:alphabetical-index-mark-start text:id="IMark50462456"/><text:alphabetical-index-mark-start text:id="IMark62340040"/><text:span text:style-name="T53">listing</text:span><text:alphabetical-index-mark-end text:id="IMark62340040"/><text:alphabetical-index-mark-end text:id="IMark50462456"/><text:alphabetical-index-mark-end text:id="IMark60701416"/><text:alphabetical-index-mark-end text:id="IMark61441160"/><text:alphabetical-index-mark-end text:id="IMark28893368"/><text:alphabetical-index-mark-end text:id="IMark63199976"/><text:alphabetical-index-mark-end text:id="IMark28771272"/><text:alphabetical-index-mark-end text:id="IMark59574728"/><text:alphabetical-index-mark-end text:id="IMark59050072"/><text:alphabetical-index-mark-end text:id="IMark60411080"/><text:span text:style-name="T53"> that reaches op to that point.</text:span></text:p>
      <text:p text:style-name="P31"/>
      <text:p text:style-name="P31"><text:span text:style-name="T53">This is useful whenever you run </text:span><text:alphabetical-index-mark-start text:id="IMark63625496"/><text:alphabetical-index-mark-start text:id="IMark63350024"/><text:alphabetical-index-mark-start text:id="IMark64199720"/><text:alphabetical-index-mark-start text:id="IMark58631192"/><text:alphabetical-index-mark-start text:id="IMark60403800"/><text:alphabetical-index-mark-start text:id="IMark35768392"/><text:alphabetical-index-mark-start text:id="IMark62886104"/><text:alphabetical-index-mark-start text:id="IMark63302664"/><text:alphabetical-index-mark-start text:id="IMark62321496"/><text:alphabetical-index-mark-start text:id="IMark64551960"/><text:span text:style-name="T53">multiple</text:span><text:alphabetical-index-mark-end text:id="IMark64551960"/><text:alphabetical-index-mark-end text:id="IMark62321496"/><text:alphabetical-index-mark-end text:id="IMark63302664"/><text:alphabetical-index-mark-end text:id="IMark62886104"/><text:alphabetical-index-mark-end text:id="IMark35768392"/><text:alphabetical-index-mark-end text:id="IMark60403800"/><text:alphabetical-index-mark-end text:id="IMark58631192"/><text:alphabetical-index-mark-end text:id="IMark64199720"/><text:alphabetical-index-mark-end text:id="IMark63350024"/><text:alphabetical-index-mark-end text:id="IMark63625496"/><text:span text:style-name="T53"> </text:span><text:alphabetical-index-mark-start text:id="IMark63221048"/><text:alphabetical-index-mark-start text:id="IMark63110728"/><text:alphabetical-index-mark-start text:id="IMark60863176"/>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span text:style-name="T53">queries</text:span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<text:alphabetical-index-mark-end text:id="IMark60863176"/><text:alphabetical-index-mark-end text:id="IMark63110728"/><text:alphabetical-index-mark-end text:id="IMark63221048"/><text:span text:style-name="T53"> that produce </text:span><text:alphabetical-index-mark-start text:id="IMark49877032"/>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52870952"/><text:alphabetical-index-mark-start text:id="IMark61309048"/><text:alphabetical-index-mark-start text:id="IMark63165512"/><text:alphabetical-index-mark-start text:id="IMark58511320"/><text:alphabetical-index-mark-start text:id="IMark64183128"/><text:alphabetical-index-mark-start text:id="IMark64178472"/><text:alphabetical-index-mark-start text:id="IMark61922488"/><text:alphabetical-index-mark-start text:id="IMark60373448"/><text:alphabetical-index-mark-start text:id="IMark35801496"/><text:alphabetical-index-mark-start text:id="IMark57803448"/><text:alphabetical-index-mark-start text:id="IMark56566648"/><text:span text:style-name="T53">result</text:span><text:alphabetical-index-mark-end text:id="IMark56566648"/><text:alphabetical-index-mark-end text:id="IMark57803448"/><text:alphabetical-index-mark-end text:id="IMark35801496"/><text:alphabetical-index-mark-end text:id="IMark60373448"/><text:alphabetical-index-mark-end text:id="IMark61922488"/>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span text:style-name="T53">s</text:span><text:alphabetical-index-mark-end text:id="IMark52870952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end text:id="IMark49877032"/><text:span text:style-name="T53">. With </text:span><text:span text:style-name="T30">“|EOQ|”</text:span><text:span text:style-name="T53"> you could </text:span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span text:style-name="T53">parse</text:span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span text:style-name="T53"> </text:span><text:alphabetical-index-mark-start text:id="IMark55458440"/><text:alphabetical-index-mark-start text:id="IMark58317768"/><text:alphabetical-index-mark-start text:id="IMark64463704"/><text:alphabetical-index-mark-start text:id="IMark64396952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909336"/><text:alphabetical-index-mark-start text:id="IMark59587592"/><text:alphabetical-index-mark-start text:id="IMark34680840"/><text:alphabetical-index-mark-start text:id="IMark54326184"/><text:alphabetical-index-mark-start text:id="IMark59317848"/><text:alphabetical-index-mark-start text:id="IMark60662408"/><text:alphabetical-index-mark-start text:id="IMark64467400"/><text:alphabetical-index-mark-start text:id="IMark63305032"/><text:alphabetical-index-mark-start text:id="IMark63992856"/><text:alphabetical-index-mark-start text:id="IMark58354664"/><text:alphabetical-index-mark-start text:id="IMark62087656"/><text:alphabetical-index-mark-start text:id="IMark54884312"/><text:span text:style-name="T30">sql</text:span><text:alphabetical-index-mark-end text:id="IMark54884312"/><text:alphabetical-index-mark-end text:id="IMark62087656"/><text:alphabetical-index-mark-end text:id="IMark58354664"/><text:alphabetical-index-mark-end text:id="IMark63992856"/><text:alphabetical-index-mark-end text:id="IMark63305032"/><text:alphabetical-index-mark-end text:id="IMark64467400"/><text:alphabetical-index-mark-end text:id="IMark60662408"/><text:alphabetical-index-mark-end text:id="IMark59317848"/><text:alphabetical-index-mark-end text:id="IMark54326184"/><text:alphabetical-index-mark-end text:id="IMark3468084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396952"/><text:alphabetical-index-mark-end text:id="IMark64463704"/><text:alphabetical-index-mark-end text:id="IMark58317768"/><text:alphabetical-index-mark-end text:id="IMark55458440"/><text:span text:style-name="T30">_</text:span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4886104"/><text:alphabetical-index-mark-start text:id="IMark56408184"/><text:alphabetical-index-mark-start text:id="IMark43434600"/><text:span text:style-name="T30">query</text:span><text:alphabetical-index-mark-end text:id="IMark43434600"/><text:alphabetical-index-mark-end text:id="IMark56408184"/><text:alphabetical-index-mark-end text:id="IMark5488610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span text:style-name="T30">_</text:span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3251320"/><text:alphabetical-index-mark-start text:id="IMark62322760"/><text:alphabetical-index-mark-start text:id="IMark49858712"/><text:alphabetical-index-mark-start text:id="IMark49865640"/><text:alphabetical-index-mark-start text:id="IMark57527592"/><text:alphabetical-index-mark-start text:id="IMark61464088"/><text:alphabetical-index-mark-start text:id="IMark64457544"/><text:alphabetical-index-mark-start text:id="IMark64458776"/><text:alphabetical-index-mark-start text:id="IMark50519464"/><text:alphabetical-index-mark-start text:id="IMark63306360"/><text:alphabetical-index-mark-start text:id="IMark62930664"/><text:alphabetical-index-mark-start text:id="IMark55135704"/><text:alphabetical-index-mark-start text:id="IMark64460008"/><text:alphabetical-index-mark-start text:id="IMark60829688"/><text:alphabetical-index-mark-start text:id="IMark63171112"/><text:span text:style-name="T30">result</text:span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2930664"/><text:alphabetical-index-mark-end text:id="IMark63306360"/><text:alphabetical-index-mark-end text:id="IMark50519464"/><text:alphabetical-index-mark-end text:id="IMark64458776"/><text:alphabetical-index-mark-end text:id="IMark64457544"/><text:alphabetical-index-mark-end text:id="IMark61464088"/><text:span text:style-name="T30">s</text:span><text:alphabetical-index-mark-end text:id="IMark57527592"/><text:alphabetical-index-mark-end text:id="IMark49865640"/><text:alphabetical-index-mark-end text:id="IMark49858712"/><text:alphabetical-index-mark-end text:id="IMark62322760"/><text:alphabetical-index-mark-end text:id="IMark6325132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start text:id="IMark62241288"/><text:alphabetical-index-mark-start text:id="IMark58342104"/><text:alphabetical-index-mark-start text:id="IMark54952040"/><text:alphabetical-index-mark-start text:id="IMark64550040"/><text:alphabetical-index-mark-start text:id="IMark59161320"/><text:alphabetical-index-mark-start text:id="IMark63905352"/><text:alphabetical-index-mark-start text:id="IMark52542408"/><text:alphabetical-index-mark-start text:id="IMark57370952"/><text:alphabetical-index-mark-start text:id="IMark72203128"/><text:alphabetical-index-mark-start text:id="IMark72554312"/><text:span text:style-name="T30">.txt</text:span><text:alphabetical-index-mark-end text:id="IMark72554312"/><text:alphabetical-index-mark-end text:id="IMark72203128"/><text:alphabetical-index-mark-end text:id="IMark57370952"/><text:alphabetical-index-mark-end text:id="IMark52542408"/><text:alphabetical-index-mark-end text:id="IMark63905352"/><text:alphabetical-index-mark-end text:id="IMark59161320"/><text:alphabetical-index-mark-end text:id="IMark64550040"/><text:alphabetical-index-mark-end text:id="IMark54952040"/><text:alphabetical-index-mark-end text:id="IMark58342104"/><text:alphabetical-index-mark-end text:id="IMark62241288"/><text:span text:style-name="T53"> in a more easy way to separate the </text:span><text:alphabetical-index-mark-start text:id="IMark71926344"/><text:alphabetical-index-mark-start text:id="IMark72381752"/><text:alphabetical-index-mark-start text:id="IMark72276584"/><text:alphabetical-index-mark-start text:id="IMark72425432"/><text:alphabetical-index-mark-start text:id="IMark72234488"/><text:alphabetical-index-mark-start text:id="IMark72422648"/><text:alphabetical-index-mark-start text:id="IMark72392888"/><text:alphabetical-index-mark-start text:id="IMark72282152"/><text:alphabetical-index-mark-start text:id="IMark72390104"/><text:alphabetical-index-mark-start text:id="IMark72378968"/><text:alphabetical-index-mark-start text:id="IMark72386392"/><text:alphabetical-index-mark-start text:id="IMark72534168"/><text:alphabetical-index-mark-start text:id="IMark72508552"/><text:alphabetical-index-mark-start text:id="IMark72516904"/><text:alphabetical-index-mark-start text:id="IMark72490760"/><text:alphabetical-index-mark-start text:id="IMark72442440"/><text:alphabetical-index-mark-start text:id="IMark62895992"/><text:alphabetical-index-mark-start text:id="IMark72461256"/><text:alphabetical-index-mark-start text:id="IMark72319608"/><text:alphabetical-index-mark-start text:id="IMark72553016"/><text:span text:style-name="T53">result</text:span><text:alphabetical-index-mark-end text:id="IMark72553016"/><text:alphabetical-index-mark-end text:id="IMark72319608"/><text:alphabetical-index-mark-end text:id="IMark72461256"/><text:alphabetical-index-mark-end text:id="IMark62895992"/><text:alphabetical-index-mark-end text:id="IMark72442440"/><text:alphabetical-index-mark-end text:id="IMark72490760"/><text:alphabetical-index-mark-end text:id="IMark72516904"/><text:alphabetical-index-mark-end text:id="IMark72508552"/><text:alphabetical-index-mark-end text:id="IMark72534168"/><text:alphabetical-index-mark-end text:id="IMark72386392"/><text:span text:style-name="T53">s</text:span><text:alphabetical-index-mark-end text:id="IMark72378968"/><text:alphabetical-index-mark-end text:id="IMark72390104"/><text:alphabetical-index-mark-end text:id="IMark72282152"/><text:alphabetical-index-mark-end text:id="IMark72392888"/><text:alphabetical-index-mark-end text:id="IMark72422648"/><text:alphabetical-index-mark-end text:id="IMark72234488"/><text:alphabetical-index-mark-end text:id="IMark72425432"/><text:alphabetical-index-mark-end text:id="IMark72276584"/><text:alphabetical-index-mark-end text:id="IMark72381752"/><text:alphabetical-index-mark-end text:id="IMark71926344"/><text:span text:style-name="T53"> that correspond to one </text:span><text:alphabetical-index-mark-start text:id="IMark63202232"/><text:alphabetical-index-mark-start text:id="IMark72619640"/><text:alphabetical-index-mark-start text:id="IMark72616856"/><text:alphabetical-index-mark-start text:id="IMark72640504"/><text:alphabetical-index-mark-start text:id="IMark72637720"/><text:alphabetical-index-mark-start text:id="IMark72634936"/><text:alphabetical-index-mark-start text:id="IMark72612120"/><text:alphabetical-index-mark-start text:id="IMark60365160"/><text:alphabetical-index-mark-start text:id="IMark49919304"/><text:alphabetical-index-mark-start text:id="IMark51660776"/><text:span text:style-name="T53">query</text:span><text:alphabetical-index-mark-end text:id="IMark51660776"/><text:alphabetical-index-mark-end text:id="IMark49919304"/><text:alphabetical-index-mark-end text:id="IMark60365160"/><text:alphabetical-index-mark-end text:id="IMark72612120"/><text:alphabetical-index-mark-end text:id="IMark72634936"/><text:alphabetical-index-mark-end text:id="IMark72637720"/><text:alphabetical-index-mark-end text:id="IMark72640504"/><text:alphabetical-index-mark-end text:id="IMark72616856"/><text:alphabetical-index-mark-end text:id="IMark72619640"/><text:alphabetical-index-mark-end text:id="IMark63202232"/><text:span text:style-name="T53"> from those from another one.</text:span></text:p>
      <text:p text:style-name="P30"/>
      <text:p text:style-name="P30"><text:span text:style-name="T54">Also, remember to p</text:span>ay attention to the <text:alphabetical-index-mark-start text:id="IMark28895672"/><text:alphabetical-index-mark-start text:id="IMark60861240"/><text:alphabetical-index-mark-start text:id="IMark60641544"/><text:alphabetical-index-mark-start text:id="IMark64185816"/><text:alphabetical-index-mark-start text:id="IMark64190136"/><text:alphabetical-index-mark-start text:id="IMark35597272"/><text:alphabetical-index-mark-start text:id="IMark61540440"/><text:alphabetical-index-mark-start text:id="IMark61309048"/><text:alphabetical-index-mark-start text:id="IMark63165512"/><text:alphabetical-index-mark-start text:id="IMark58511320"/><text:alphabetical-index-mark-start text:id="IMark64183128"/><text:alphabetical-index-mark-start text:id="IMark64178472"/><text:alphabetical-index-mark-start text:id="IMark61922488"/>path<text:alphabetical-index-mark-end text:id="IMark61922488"/><text:alphabetical-index-mark-end text:id="IMark64178472"/><text:alphabetical-index-mark-end text:id="IMark64183128"/><text:alphabetical-index-mark-end text:id="IMark58511320"/><text:alphabetical-index-mark-end text:id="IMark63165512"/><text:alphabetical-index-mark-end text:id="IMark61309048"/><text:alphabetical-index-mark-end text:id="IMark61540440"/><text:alphabetical-index-mark-end text:id="IMark35597272"/><text:alphabetical-index-mark-end text:id="IMark64190136"/><text:alphabetical-index-mark-end text:id="IMark64185816"/><text:alphabetical-index-mark-end text:id="IMark60641544"/><text:alphabetical-index-mark-end text:id="IMark60861240"/><text:alphabetical-index-mark-end text:id="IMark28895672"/> to <text:span text:style-name="T23">[db]</text:span> and <text:span text:style-name="T23">[</text:span>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49877032"/>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span text:style-name="T23">query</text:span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end text:id="IMark49877032"/><text:alphabetical-index-mark-end text:id="IMark56566648"/><text:alphabetical-index-mark-end text:id="IMark57803448"/><text:alphabetical-index-mark-end text:id="IMark35801496"/><text:alphabetical-index-mark-end text:id="IMark60373448"/><text:span text:style-name="T23">]</text:span> if it is a <text:alphabetical-index-mark-start text:id="IMark52870952"/><text:alphabetical-index-mark-start text:id="IMark63625496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63350024"/>.<text:alphabetical-index-mark-start text:id="IMark55458440"/><text:alphabetical-index-mark-start text:id="IMark58317768"/><text:alphabetical-index-mark-start text:id="IMark64463704"/><text:alphabetical-index-mark-start text:id="IMark64396952"/><text:alphabetical-index-mark-start text:id="IMark62964616"/><text:alphabetical-index-mark-start text:id="IMark56387960"/><text:alphabetical-index-mark-start text:id="IMark62321032"/><text:alphabetical-index-mark-start text:id="IMark28824536"/><text:alphabetical-index-mark-start text:id="IMark63909336"/><text:alphabetical-index-mark-start text:id="IMark59587592"/><text:alphabetical-index-mark-start text:id="IMark34680840"/><text:alphabetical-index-mark-start text:id="IMark54326184"/><text:alphabetical-index-mark-start text:id="IMark59317848"/><text:alphabetical-index-mark-start text:id="IMark60662408"/><text:alphabetical-index-mark-start text:id="IMark64467400"/><text:alphabetical-index-mark-start text:id="IMark63305032"/><text:alphabetical-index-mark-start text:id="IMark63992856"/><text:alphabetical-index-mark-start text:id="IMark58354664"/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58510056"/><text:alphabetical-index-mark-start text:id="IMark52509624"/>sql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alphabetical-index-mark-end text:id="IMark58354664"/><text:alphabetical-index-mark-end text:id="IMark63992856"/><text:alphabetical-index-mark-end text:id="IMark63305032"/><text:alphabetical-index-mark-end text:id="IMark64467400"/><text:alphabetical-index-mark-end text:id="IMark60662408"/><text:alphabetical-index-mark-end text:id="IMark59317848"/><text:alphabetical-index-mark-end text:id="IMark54326184"/><text:alphabetical-index-mark-end text:id="IMark3468084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56387960"/><text:alphabetical-index-mark-end text:id="IMark62964616"/><text:alphabetical-index-mark-end text:id="IMark64396952"/><text:alphabetical-index-mark-end text:id="IMark64463704"/><text:alphabetical-index-mark-end text:id="IMark58317768"/><text:alphabetical-index-mark-end text:id="IMark55458440"/><text:alphabetical-index-mark-end text:id="IMark63350024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625496"/><text:alphabetical-index-mark-end text:id="IMark52870952"/> <text:alphabetical-index-mark-start text:id="IMark28820824"/><text:alphabetical-index-mark-start text:id="IMark64462472"/><text:alphabetical-index-mark-start text:id="IMark62785688"/><text:alphabetical-index-mark-start text:id="IMark54886104"/><text:alphabetical-index-mark-start text:id="IMark56408184"/><text:alphabetical-index-mark-start text:id="IMark43434600"/><text:alphabetical-index-mark-start text:id="IMark60403800"/><text:alphabetical-index-mark-start text:id="IMark35768392"/><text:alphabetical-index-mark-start text:id="IMark61464088"/><text:alphabetical-index-mark-start text:id="IMark64457544"/><text:alphabetical-index-mark-start text:id="IMark64458776"/><text:alphabetical-index-mark-start text:id="IMark50519464"/><text:alphabetical-index-mark-start text:id="IMark63306360"/>file<text:alphabetical-index-mark-end text:id="IMark63306360"/><text:alphabetical-index-mark-end text:id="IMark50519464"/><text:alphabetical-index-mark-end text:id="IMark64458776"/><text:alphabetical-index-mark-end text:id="IMark64457544"/><text:alphabetical-index-mark-end text:id="IMark61464088"/><text:alphabetical-index-mark-end text:id="IMark35768392"/><text:alphabetical-index-mark-end text:id="IMark60403800"/><text:alphabetical-index-mark-end text:id="IMark43434600"/><text:alphabetical-index-mark-end text:id="IMark56408184"/><text:alphabetical-index-mark-end text:id="IMark54886104"/><text:alphabetical-index-mark-end text:id="IMark62785688"/><text:alphabetical-index-mark-end text:id="IMark64462472"/><text:alphabetical-index-mark-end text:id="IMark28820824"/>. If they are not in the same <text:alphabetical-index-mark-start text:id="IMark62930664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2886104"/><text:alphabetical-index-mark-start text:id="IMark59586328"/><text:alphabetical-index-mark-start text:id="IMark60861976"/><text:alphabetical-index-mark-start text:id="IMark61414968"/><text:alphabetical-index-mark-start text:id="IMark64461240"/><text:alphabetical-index-mark-start text:id="IMark59299224"/><text:alphabetical-index-mark-start text:id="IMark63251320"/><text:alphabetical-index-mark-start text:id="IMark62322760"/>folder<text:alphabetical-index-mark-end text:id="IMark62322760"/><text:alphabetical-index-mark-end text:id="IMark63251320"/><text:alphabetical-index-mark-end text:id="IMark59299224"/><text:alphabetical-index-mark-end text:id="IMark64461240"/><text:alphabetical-index-mark-end text:id="IMark61414968"/><text:alphabetical-index-mark-end text:id="IMark60861976"/><text:alphabetical-index-mark-end text:id="IMark59586328"/><text:alphabetical-index-mark-end text:id="IMark62886104"/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2930664"/> as 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alphabetical-index-mark-start text:id="IMark58342104"/><text:alphabetical-index-mark-start text:id="IMark54952040"/><text:alphabetical-index-mark-start text:id="IMark64550040"/><text:alphabetical-index-mark-start text:id="IMark59161320"/><text:alphabetical-index-mark-start text:id="IMark63905352"/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60863176"/><text:alphabetical-index-mark-start text:id="IMark63110728"/><text:alphabetical-index-mark-start text:id="IMark72554312"/><text:alphabetical-index-mark-start text:id="IMark62222392"/><text:alphabetical-index-mark-start text:id="IMark35455944"/><text:alphabetical-index-mark-start text:id="IMark63059464"/><text:alphabetical-index-mark-start text:id="IMark64807944"/><text:alphabetical-index-mark-start text:id="IMark62244552"/><text:alphabetical-index-mark-start text:id="IMark52866328"/><text:alphabetical-index-mark-start text:id="IMark64745976"/><text:alphabetical-index-mark-start text:id="IMark63620312"/>sql<text:alphabetical-index-mark-end text:id="IMark63620312"/><text:alphabetical-index-mark-end text:id="IMark64745976"/><text:alphabetical-index-mark-end text:id="IMark52866328"/><text:alphabetical-index-mark-end text:id="IMark62244552"/><text:alphabetical-index-mark-end text:id="IMark64807944"/><text:alphabetical-index-mark-end text:id="IMark63059464"/><text:alphabetical-index-mark-end text:id="IMark35455944"/><text:alphabetical-index-mark-end text:id="IMark62222392"/><text:alphabetical-index-mark-end text:id="IMark72554312"/><text:alphabetical-index-mark-end text:id="IMark63110728"/><text:alphabetical-index-mark-end text:id="IMark60863176"/>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<text:alphabetical-index-mark-end text:id="IMark63905352"/><text:alphabetical-index-mark-end text:id="IMark59161320"/><text:alphabetical-index-mark-end text:id="IMark64550040"/><text:alphabetical-index-mark-end text:id="IMark54952040"/><text:alphabetical-index-mark-end text:id="IMark58342104"/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span text:style-name="T91">p</text:span>, then you will need to provide full <text:alphabetical-index-mark-start text:id="IMark52540792"/><text:alphabetical-index-mark-start text:id="IMark63616520"/><text:alphabetical-index-mark-start text:id="IMark52598584"/><text:alphabetical-index-mark-start text:id="IMark63783032"/><text:alphabetical-index-mark-start text:id="IMark35454040"/><text:alphabetical-index-mark-start text:id="IMark64867512"/><text:alphabetical-index-mark-start text:id="IMark62900504"/><text:alphabetical-index-mark-start text:id="IMark56837432"/><text:alphabetical-index-mark-start text:id="IMark64789592"/><text:alphabetical-index-mark-start text:id="IMark62514744"/><text:alphabetical-index-mark-start text:id="IMark64786440"/><text:alphabetical-index-mark-start text:id="IMark43398632"/><text:alphabetical-index-mark-start text:id="IMark57247144"/>path<text:alphabetical-index-mark-end text:id="IMark57247144"/><text:alphabetical-index-mark-end text:id="IMark43398632"/><text:alphabetical-index-mark-end text:id="IMark64786440"/><text:alphabetical-index-mark-end text:id="IMark62514744"/><text:alphabetical-index-mark-end text:id="IMark64789592"/><text:alphabetical-index-mark-end text:id="IMark56837432"/><text:alphabetical-index-mark-end text:id="IMark62900504"/><text:alphabetical-index-mark-end text:id="IMark64867512"/><text:alphabetical-index-mark-end text:id="IMark35454040"/><text:alphabetical-index-mark-end text:id="IMark63783032"/><text:alphabetical-index-mark-end text:id="IMark52598584"/><text:alphabetical-index-mark-end text:id="IMark63616520"/><text:alphabetical-index-mark-end text:id="IMark52540792"/>s or add those <text:alphabetical-index-mark-start text:id="IMark59330472"/><text:alphabetical-index-mark-start text:id="IMark62572424"/><text:alphabetical-index-mark-start text:id="IMark64210184"/><text:alphabetical-index-mark-start text:id="IMark35551176"/><text:alphabetical-index-mark-start text:id="IMark57245992"/><text:alphabetical-index-mark-start text:id="IMark50579048"/><text:alphabetical-index-mark-start text:id="IMark64754712"/><text:alphabetical-index-mark-start text:id="IMark59234904"/><text:alphabetical-index-mark-start text:id="IMark35526600"/><text:alphabetical-index-mark-start text:id="IMark62165672"/><text:alphabetical-index-mark-start text:id="IMark60649624"/><text:alphabetical-index-mark-start text:id="IMark56903016"/><text:alphabetical-index-mark-start text:id="IMark59048744"/>file<text:alphabetical-index-mark-end text:id="IMark59048744"/><text:alphabetical-index-mark-end text:id="IMark56903016"/><text:alphabetical-index-mark-end text:id="IMark60649624"/><text:alphabetical-index-mark-end text:id="IMark62165672"/><text:alphabetical-index-mark-end text:id="IMark35526600"/><text:alphabetical-index-mark-end text:id="IMark59234904"/><text:alphabetical-index-mark-end text:id="IMark64754712"/><text:alphabetical-index-mark-end text:id="IMark50579048"/><text:alphabetical-index-mark-end text:id="IMark57245992"/><text:alphabetical-index-mark-end text:id="IMark35551176"/><text:alphabetical-index-mark-end text:id="IMark64210184"/><text:alphabetical-index-mark-end text:id="IMark62572424"/><text:alphabetical-index-mark-end text:id="IMark59330472"/>s or <text:alphabetical-index-mark-start text:id="IMark35659720"/><text:alphabetical-index-mark-start text:id="IMark52881368"/><text:alphabetical-index-mark-start text:id="IMark58808216"/><text:alphabetical-index-mark-start text:id="IMark60069784"/><text:alphabetical-index-mark-start text:id="IMark29551560"/><text:alphabetical-index-mark-start text:id="IMark56924744"/><text:alphabetical-index-mark-start text:id="IMark58625272"/><text:alphabetical-index-mark-start text:id="IMark52479512"/><text:alphabetical-index-mark-start text:id="IMark63621576"/><text:alphabetical-index-mark-start text:id="IMark34681800"/><text:alphabetical-index-mark-start text:id="IMark61217992"/><text:alphabetical-index-mark-start text:id="IMark60005768"/><text:alphabetical-index-mark-start text:id="IMark60411080"/>folder<text:alphabetical-index-mark-end text:id="IMark60411080"/><text:alphabetical-index-mark-end text:id="IMark60005768"/><text:alphabetical-index-mark-end text:id="IMark61217992"/><text:alphabetical-index-mark-end text:id="IMark34681800"/><text:alphabetical-index-mark-end text:id="IMark63621576"/><text:alphabetical-index-mark-end text:id="IMark52479512"/><text:alphabetical-index-mark-end text:id="IMark58625272"/><text:alphabetical-index-mark-end text:id="IMark56924744"/><text:alphabetical-index-mark-end text:id="IMark29551560"/><text:alphabetical-index-mark-end text:id="IMark60069784"/><text:alphabetical-index-mark-end text:id="IMark58808216"/><text:alphabetical-index-mark-end text:id="IMark52881368"/><text:alphabetical-index-mark-end text:id="IMark35659720"/>s to your $<text:alphabetical-index-mark-start text:id="IMark59050072"/><text:alphabetical-index-mark-start text:id="IMark59574728"/><text:alphabetical-index-mark-start text:id="IMark28771272"/><text:alphabetical-index-mark-start text:id="IMark63199976"/><text:alphabetical-index-mark-start text:id="IMark28893368"/><text:alphabetical-index-mark-start text:id="IMark61441160"/><text:alphabetical-index-mark-start text:id="IMark60701416"/><text:alphabetical-index-mark-start text:id="IMark50462456"/><text:alphabetical-index-mark-start text:id="IMark62340040"/><text:alphabetical-index-mark-start text:id="IMark28240840"/><text:alphabetical-index-mark-start text:id="IMark35548872"/><text:alphabetical-index-mark-start text:id="IMark62571640"/><text:alphabetical-index-mark-start text:id="IMark62576904"/>PATH<text:alphabetical-index-mark-end text:id="IMark62576904"/><text:alphabetical-index-mark-end text:id="IMark62571640"/><text:alphabetical-index-mark-end text:id="IMark35548872"/><text:alphabetical-index-mark-end text:id="IMark28240840"/><text:alphabetical-index-mark-end text:id="IMark62340040"/><text:alphabetical-index-mark-end text:id="IMark50462456"/><text:alphabetical-index-mark-end text:id="IMark60701416"/><text:alphabetical-index-mark-end text:id="IMark61441160"/><text:alphabetical-index-mark-end text:id="IMark28893368"/><text:alphabetical-index-mark-end text:id="IMark63199976"/><text:alphabetical-index-mark-end text:id="IMark28771272"/><text:alphabetical-index-mark-end text:id="IMark59574728"/><text:alphabetical-index-mark-end text:id="IMark59050072"/>.</text:p>
      <text:p text:style-name="P30"/>
      <text:p text:style-name="P30"/>
      <text:h text:style-name="Heading_20_2" text:outline-level="2"><text:bookmark-start text:name="__RefHeading___Toc8555_467953159"/>5.<text:span text:style-name="T55">4</text:span>. <text:alphabetical-index-mark-start text:id="IMark64183128"/><text:alphabetical-index-mark-start text:id="IMark61922488"/><text:alphabetical-index-mark-start text:id="IMark28895672"/><text:alphabetical-index-mark-start text:id="IMark60861240"/><text:alphabetical-index-mark-start text:id="IMark60641544"/>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49877032"/><text:alphabetical-index-mark-start text:id="IMark59302152"/><text:span text:style-name="T52">Call</text:span><text:alphabetical-index-mark-end text:id="IMark59302152"/><text:alphabetical-index-mark-end text:id="IMark49877032"/><text:alphabetical-index-mark-end text:id="IMark56566648"/><text:alphabetical-index-mark-end text:id="IMark57803448"/><text:alphabetical-index-mark-end text:id="IMark35801496"/><text:alphabetical-index-mark-end text:id="IMark60373448"/><text:alphabetical-index-mark-end text:id="IMark60641544"/><text:alphabetical-index-mark-end text:id="IMark60861240"/><text:alphabetical-index-mark-end text:id="IMark28895672"/><text:alphabetical-index-mark-end text:id="IMark61922488"/><text:alphabetical-index-mark-end text:id="IMark64183128"/><text:span text:style-name="T52">ing </text:span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4185816"/><text:alphabetical-index-mark-start text:id="IMark52870952"/><text:alphabetical-index-mark-start text:id="IMark63625496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63350024"/><text:alphabetical-index-mark-start text:id="IMark55458440"/><text:span text:style-name="T52">sql</text:span><text:alphabetical-index-mark-end text:id="IMark55458440"/><text:alphabetical-index-mark-end text:id="IMark63350024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625496"/><text:alphabetical-index-mark-end text:id="IMark52870952"/><text:alphabetical-index-mark-end text:id="IMark64185816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span text:style-name="T52">p with three arguments.</text:span><text:bookmark-end text:name="__RefHeading___Toc8555_467953159"/></text:h>
      <text:p text:style-name="P30"/>
      <text:p text:style-name="P55">If you want to use <text:alphabetical-index-mark-start text:id="IMark56387960"/><text:alphabetical-index-mark-start text:id="IMark62321032"/><text:alphabetical-index-mark-start text:id="IMark28824536"/><text:alphabetical-index-mark-start text:id="IMark63909336"/><text:alphabetical-index-mark-start text:id="IMark59587592"/><text:alphabetical-index-mark-start text:id="IMark34680840"/><text:alphabetical-index-mark-start text:id="IMark54326184"/><text:alphabetical-index-mark-start text:id="IMark59317848"/><text:alphabetical-index-mark-start text:id="IMark60662408"/><text:alphabetical-index-mark-start text:id="IMark64467400"/>macro<text:alphabetical-index-mark-end text:id="IMark64467400"/><text:alphabetical-index-mark-end text:id="IMark60662408"/><text:alphabetical-index-mark-end text:id="IMark59317848"/><text:alphabetical-index-mark-end text:id="IMark54326184"/><text:alphabetical-index-mark-end text:id="IMark34680840"/><text:alphabetical-index-mark-end text:id="IMark59587592"/><text:alphabetical-index-mark-end text:id="IMark63909336"/><text:alphabetical-index-mark-end text:id="IMark28824536"/><text:alphabetical-index-mark-end text:id="IMark62321032"/><text:alphabetical-index-mark-end text:id="IMark56387960"/>s with <text:alphabetical-index-mark-start text:id="IMark63305032"/><text:alphabetical-index-mark-start text:id="IMark63992856"/><text:alphabetical-index-mark-start text:id="IMark58354664"/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28820824"/><text:alphabetical-index-mark-start text:id="IMark64462472"/><text:alphabetical-index-mark-start text:id="IMark62785688"/><text:alphabetical-index-mark-start text:id="IMark54886104"/><text:alphabetical-index-mark-start text:id="IMark56408184"/><text:alphabetical-index-mark-start text:id="IMark43434600"/><text:alphabetical-index-mark-start text:id="IMark60403800"/><text:alphabetical-index-mark-start text:id="IMark35768392"/><text:alphabetical-index-mark-start text:id="IMark61464088"/>sql<text:alphabetical-index-mark-end text:id="IMark61464088"/><text:alphabetical-index-mark-end text:id="IMark35768392"/><text:alphabetical-index-mark-end text:id="IMark60403800"/><text:alphabetical-index-mark-end text:id="IMark43434600"/><text:alphabetical-index-mark-end text:id="IMark56408184"/><text:alphabetical-index-mark-end text:id="IMark54886104"/><text:alphabetical-index-mark-end text:id="IMark62785688"/><text:alphabetical-index-mark-end text:id="IMark64462472"/><text:alphabetical-index-mark-end text:id="IMark28820824"/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alphabetical-index-mark-end text:id="IMark58354664"/><text:alphabetical-index-mark-end text:id="IMark63992856"/><text:alphabetical-index-mark-end text:id="IMark63305032"/>p, the <text:alphabetical-index-mark-start text:id="IMark64457544"/><text:alphabetical-index-mark-start text:id="IMark64458776"/><text:alphabetical-index-mark-start text:id="IMark50519464"/><text:alphabetical-index-mark-start text:id="IMark6330636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alphabetical-index-mark-start text:id="IMark58342104"/>syntax<text:alphabetical-index-mark-end text:id="IMark58342104"/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63306360"/><text:alphabetical-index-mark-end text:id="IMark50519464"/><text:alphabetical-index-mark-end text:id="IMark64458776"/><text:alphabetical-index-mark-end text:id="IMark64457544"/> for a <text:alphabetical-index-mark-start text:id="IMark54952040"/><text:alphabetical-index-mark-start text:id="IMark64550040"/><text:alphabetical-index-mark-start text:id="IMark59161320"/><text:alphabetical-index-mark-start text:id="IMark63905352"/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60863176"/>call<text:alphabetical-index-mark-end text:id="IMark60863176"/>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<text:alphabetical-index-mark-end text:id="IMark63905352"/><text:alphabetical-index-mark-end text:id="IMark59161320"/><text:alphabetical-index-mark-end text:id="IMark64550040"/><text:alphabetical-index-mark-end text:id="IMark54952040"/> uses one more argument, which is the <text:alphabetical-index-mark-start text:id="IMark63110728"/><text:alphabetical-index-mark-start text:id="IMark62930664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2886104"/><text:alphabetical-index-mark-start text:id="IMark59586328"/><text:alphabetical-index-mark-start text:id="IMark60861976"/><text:alphabetical-index-mark-start text:id="IMark61414968"/>macro<text:alphabetical-index-mark-end text:id="IMark61414968"/><text:alphabetical-index-mark-end text:id="IMark60861976"/><text:alphabetical-index-mark-end text:id="IMark59586328"/><text:alphabetical-index-mark-end text:id="IMark62886104"/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2930664"/><text:alphabetical-index-mark-end text:id="IMark63110728"/> that you want to use, like:</text:p>
      <text:p text:style-name="P55"/>
      <text:p text:style-name="P77">./<text:alphabetical-index-mark-start text:id="IMark62322760"/><text:alphabetical-index-mark-start text:id="IMark35597272"/><text:alphabetical-index-mark-start text:id="IMark64190136"/><text:alphabetical-index-mark-start text:id="IMark61309048"/><text:alphabetical-index-mark-start text:id="IMark61540440"/><text:alphabetical-index-mark-start text:id="IMark58511320"/><text:alphabetical-index-mark-start text:id="IMark63165512"/><text:alphabetical-index-mark-start text:id="IMark64178472"/><text:alphabetical-index-mark-start text:id="IMark64183128"/><text:alphabetical-index-mark-start text:id="IMark61922488"/><text:alphabetical-index-mark-start text:id="IMark28895672"/><text:alphabetical-index-mark-start text:id="IMark60861240"/><text:alphabetical-index-mark-start text:id="IMark60641544"/><text:alphabetical-index-mark-start text:id="IMark60373448"/><text:alphabetical-index-mark-start text:id="IMark35801496"/><text:alphabetical-index-mark-start text:id="IMark57803448"/><text:alphabetical-index-mark-start text:id="IMark56566648"/><text:alphabetical-index-mark-start text:id="IMark49877032"/>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sql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end text:id="IMark49877032"/><text:alphabetical-index-mark-end text:id="IMark56566648"/><text:alphabetical-index-mark-end text:id="IMark57803448"/><text:alphabetical-index-mark-end text:id="IMark35801496"/><text:alphabetical-index-mark-end text:id="IMark60373448"/><text:alphabetical-index-mark-end text:id="IMark60641544"/><text:alphabetical-index-mark-end text:id="IMark60861240"/><text:alphabetical-index-mark-end text:id="IMark28895672"/><text:alphabetical-index-mark-end text:id="IMark61922488"/><text:alphabetical-index-mark-end text:id="IMark64183128"/><text:alphabetical-index-mark-end text:id="IMark64178472"/><text:alphabetical-index-mark-end text:id="IMark63165512"/><text:alphabetical-index-mark-end text:id="IMark58511320"/><text:alphabetical-index-mark-end text:id="IMark61540440"/><text:alphabetical-index-mark-end text:id="IMark61309048"/><text:alphabetical-index-mark-end text:id="IMark64190136"/><text:alphabetical-index-mark-end text:id="IMark35597272"/><text:alphabetical-index-mark-end text:id="IMark62322760"/>p [db/<text:alphabetical-index-mark-start text:id="IMark64185816"/><text:alphabetical-index-mark-start text:id="IMark52870952"/><text:span text:style-name="T89">file</text:span><text:alphabetical-index-mark-end text:id="IMark52870952"/><text:alphabetical-index-mark-end text:id="IMark64185816"/>] [<text:alphabetical-index-mark-start text:id="IMark63625496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63350024"/><text:alphabetical-index-mark-start text:id="IMark55458440"/>query<text:alphabetical-index-mark-end text:id="IMark55458440"/><text:alphabetical-index-mark-end text:id="IMark63350024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625496"/>] <text:span text:style-name="T54">[</text:span><text:alphabetical-index-mark-start text:id="IMark64463704"/><text:alphabetical-index-mark-start text:id="IMark58317768"/><text:alphabetical-index-mark-start text:id="IMark62964616"/><text:alphabetical-index-mark-start text:id="IMark64396952"/><text:alphabetical-index-mark-start text:id="IMark62930664"/><text:alphabetical-index-mark-start text:id="IMark63110728"/><text:alphabetical-index-mark-start text:id="IMark55135704"/><text:alphabetical-index-mark-start text:id="IMark64460008"/><text:alphabetical-index-mark-start text:id="IMark60829688"/><text:alphabetical-index-mark-start text:id="IMark63171112"/><text:span text:style-name="T54">macro</text:span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3110728"/><text:alphabetical-index-mark-end text:id="IMark62930664"/><text:alphabetical-index-mark-end text:id="IMark64396952"/><text:alphabetical-index-mark-end text:id="IMark62964616"/><text:alphabetical-index-mark-end text:id="IMark58317768"/><text:alphabetical-index-mark-end text:id="IMark64463704"/><text:span text:style-name="T54">]</text:span></text:p>
      <text:p text:style-name="P55"/>
      <text:p text:style-name="P55">Where <text:span text:style-name="T48">[</text:span><text:alphabetical-index-mark-start text:id="IMark64550040"/><text:alphabetical-index-mark-start text:id="IMark59161320"/><text:alphabetical-index-mark-start text:id="IMark63905352"/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60863176"/><text:alphabetical-index-mark-start text:id="IMark64457544"/><text:span text:style-name="T48">macro</text:span><text:alphabetical-index-mark-end text:id="IMark64457544"/><text:alphabetical-index-mark-end text:id="IMark60863176"/>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<text:alphabetical-index-mark-end text:id="IMark63905352"/><text:alphabetical-index-mark-end text:id="IMark59161320"/><text:alphabetical-index-mark-end text:id="IMark64550040"/><text:span text:style-name="T48">]</text:span> represents the <text:alphabetical-index-mark-start text:id="IMark64458776"/><text:alphabetical-index-mark-start text:id="IMark50519464"/><text:alphabetical-index-mark-start text:id="IMark6330636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alphabetical-index-mark-start text:id="IMark58342104"/><text:alphabetical-index-mark-start text:id="IMark63305032"/>macro<text:alphabetical-index-mark-end text:id="IMark63305032"/><text:alphabetical-index-mark-end text:id="IMark58342104"/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63306360"/><text:alphabetical-index-mark-end text:id="IMark50519464"/><text:alphabetical-index-mark-end text:id="IMark64458776"/> name that you intend to <text:alphabetical-index-mark-start text:id="IMark63992856"/><text:alphabetical-index-mark-start text:id="IMark58354664"/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58510056"/><text:alphabetical-index-mark-start text:id="IMark52509624"/>call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alphabetical-index-mark-end text:id="IMark58354664"/><text:alphabetical-index-mark-end text:id="IMark63992856"/>. Currently there a<text:span text:style-name="T89">re these</text:span> <text:alphabetical-index-mark-start text:id="IMark28820824"/><text:alphabetical-index-mark-start text:id="IMark64462472"/><text:alphabetical-index-mark-start text:id="IMark62785688"/><text:alphabetical-index-mark-start text:id="IMark54886104"/><text:alphabetical-index-mark-start text:id="IMark56408184"/><text:alphabetical-index-mark-start text:id="IMark43434600"/><text:alphabetical-index-mark-start text:id="IMark60403800"/><text:alphabetical-index-mark-start text:id="IMark35768392"/><text:alphabetical-index-mark-start text:id="IMark61464088"/><text:alphabetical-index-mark-start text:id="IMark56387960"/>macro<text:alphabetical-index-mark-end text:id="IMark56387960"/><text:alphabetical-index-mark-end text:id="IMark61464088"/><text:alphabetical-index-mark-end text:id="IMark35768392"/><text:alphabetical-index-mark-end text:id="IMark60403800"/><text:alphabetical-index-mark-end text:id="IMark43434600"/><text:alphabetical-index-mark-end text:id="IMark56408184"/><text:alphabetical-index-mark-end text:id="IMark54886104"/><text:alphabetical-index-mark-end text:id="IMark62785688"/><text:alphabetical-index-mark-end text:id="IMark64462472"/><text:alphabetical-index-mark-end text:id="IMark28820824"/>s:</text:p>
      <text:p text:style-name="P55"/>
      <text:h text:style-name="Heading_20_3" text:outline-level="3"><text:bookmark-start text:name="__RefHeading___Toc6740_413320909"/><text:soft-page-break/>5.<text:span text:style-name="T55">4</text:span>.1. <text:alphabetical-index-mark-start text:id="IMark60662408"/><text:alphabetical-index-mark-start text:id="IMark64461240"/><text:alphabetical-index-mark-start text:id="IMark63251320"/><text:alphabetical-index-mark-start text:id="IMark59299224"/><text:alphabetical-index-mark-start text:id="IMark62886104"/><text:alphabetical-index-mark-start text:id="IMark62322760"/><text:alphabetical-index-mark-start text:id="IMark35597272"/><text:alphabetical-index-mark-start text:id="IMark64190136"/><text:alphabetical-index-mark-start text:id="IMark61309048"/><text:alphabetical-index-mark-start text:id="IMark61540440"/>OPEN_<text:alphabetical-index-mark-start text:id="IMark58511320"/><text:alphabetical-index-mark-start text:id="IMark63165512"/><text:alphabetical-index-mark-start text:id="IMark64178472"/><text:alphabetical-index-mark-start text:id="IMark64183128"/><text:alphabetical-index-mark-start text:id="IMark61922488"/><text:alphabetical-index-mark-start text:id="IMark28895672"/><text:alphabetical-index-mark-start text:id="IMark60861240"/><text:alphabetical-index-mark-start text:id="IMark60641544"/><text:alphabetical-index-mark-start text:id="IMark60373448"/><text:alphabetical-index-mark-start text:id="IMark35801496"/>QUERY<text:alphabetical-index-mark-end text:id="IMark35801496"/><text:alphabetical-index-mark-end text:id="IMark60373448"/><text:alphabetical-index-mark-end text:id="IMark60641544"/><text:alphabetical-index-mark-end text:id="IMark60861240"/><text:alphabetical-index-mark-end text:id="IMark28895672"/><text:alphabetical-index-mark-end text:id="IMark61922488"/><text:alphabetical-index-mark-end text:id="IMark64183128"/><text:alphabetical-index-mark-end text:id="IMark64178472"/><text:alphabetical-index-mark-end text:id="IMark63165512"/><text:alphabetical-index-mark-end text:id="IMark58511320"/>_CLOSE<text:bookmark-end text:name="__RefHeading___Toc6740_413320909"/><text:alphabetical-index-mark-end text:id="IMark61540440"/><text:alphabetical-index-mark-end text:id="IMark61309048"/><text:alphabetical-index-mark-end text:id="IMark64190136"/><text:alphabetical-index-mark-end text:id="IMark35597272"/><text:alphabetical-index-mark-end text:id="IMark62322760"/><text:alphabetical-index-mark-end text:id="IMark62886104"/><text:alphabetical-index-mark-end text:id="IMark59299224"/><text:alphabetical-index-mark-end text:id="IMark63251320"/><text:alphabetical-index-mark-end text:id="IMark64461240"/><text:alphabetical-index-mark-end text:id="IMark60662408"/></text:h>
      <text:p text:style-name="P55"/>
      <text:p text:style-name="P55">This <text:alphabetical-index-mark-start text:id="IMark49877032"/>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3625496"/>macro<text:alphabetical-index-mark-end text:id="IMark63625496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end text:id="IMark49877032"/> will open the 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database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, perform the <text:alphabetical-index-mark-start text:id="IMark63350024"/><text:alphabetical-index-mark-start text:id="IMark55458440"/><text:alphabetical-index-mark-start text:id="IMark64185816"/><text:alphabetical-index-mark-start text:id="IMark52870952"/><text:alphabetical-index-mark-start text:id="IMark64463704"/><text:alphabetical-index-mark-start text:id="IMark58317768"/><text:alphabetical-index-mark-start text:id="IMark62964616"/><text:alphabetical-index-mark-start text:id="IMark64396952"/><text:alphabetical-index-mark-start text:id="IMark62930664"/><text:alphabetical-index-mark-start text:id="IMark63110728"/>query<text:alphabetical-index-mark-end text:id="IMark63110728"/><text:alphabetical-index-mark-end text:id="IMark62930664"/><text:alphabetical-index-mark-end text:id="IMark64396952"/><text:alphabetical-index-mark-end text:id="IMark62964616"/><text:alphabetical-index-mark-end text:id="IMark58317768"/><text:alphabetical-index-mark-end text:id="IMark64463704"/><text:alphabetical-index-mark-end text:id="IMark52870952"/><text:alphabetical-index-mark-end text:id="IMark64185816"/><text:alphabetical-index-mark-end text:id="IMark55458440"/><text:alphabetical-index-mark-end text:id="IMark63350024"/> you want, and then close the 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0861976"/><text:alphabetical-index-mark-start text:id="IMark59586328"/><text:alphabetical-index-mark-start text:id="IMark54952040"/><text:alphabetical-index-mark-start text:id="IMark61414968"/>dat<text:span text:style-name="T56">a</text:span>base<text:alphabetical-index-mark-end text:id="IMark61414968"/><text:alphabetical-index-mark-end text:id="IMark54952040"/><text:alphabetical-index-mark-end text:id="IMark59586328"/><text:alphabetical-index-mark-end text:id="IMark60861976"/><text:alphabetical-index-mark-end text:id="IMark63171112"/><text:alphabetical-index-mark-end text:id="IMark60829688"/><text:alphabetical-index-mark-end text:id="IMark64460008"/><text:alphabetical-index-mark-end text:id="IMark55135704"/>. <text:span text:style-name="T56">In the case of </text:span><text:alphabetical-index-mark-start text:id="IMark62321032"/><text:alphabetical-index-mark-start text:id="IMark28824536"/><text:alphabetical-index-mark-start text:id="IMark63909336"/><text:alphabetical-index-mark-start text:id="IMark64550040"/><text:alphabetical-index-mark-start text:id="IMark59161320"/><text:alphabetical-index-mark-start text:id="IMark63905352"/><text:alphabetical-index-mark-start text:id="IMark52542408"/><text:alphabetical-index-mark-start text:id="IMark57370952"/><text:span text:style-name="T56">queries</text:span><text:alphabetical-index-mark-end text:id="IMark57370952"/><text:alphabetical-index-mark-end text:id="IMark52542408"/><text:alphabetical-index-mark-end text:id="IMark63905352"/><text:alphabetical-index-mark-end text:id="IMark59161320"/><text:alphabetical-index-mark-end text:id="IMark64550040"/><text:alphabetical-index-mark-end text:id="IMark63909336"/><text:alphabetical-index-mark-end text:id="IMark28824536"/><text:alphabetical-index-mark-end text:id="IMark62321032"/><text:span text:style-name="T56"> that produce </text:span><text:alphabetical-index-mark-start text:id="IMark62321496"/><text:alphabetical-index-mark-start text:id="IMark63221048"/><text:alphabetical-index-mark-start text:id="IMark64551960"/><text:alphabetical-index-mark-start text:id="IMark60863176"/><text:alphabetical-index-mark-start text:id="IMark64457544"/><text:alphabetical-index-mark-start text:id="IMark59587592"/><text:alphabetical-index-mark-start text:id="IMark63992856"/><text:alphabetical-index-mark-start text:id="IMark58354664"/><text:span text:style-name="T56">listing</text:span><text:alphabetical-index-mark-end text:id="IMark58354664"/><text:alphabetical-index-mark-end text:id="IMark63992856"/><text:alphabetical-index-mark-end text:id="IMark59587592"/><text:alphabetical-index-mark-end text:id="IMark64457544"/><text:alphabetical-index-mark-end text:id="IMark60863176"/><text:alphabetical-index-mark-end text:id="IMark64551960"/><text:alphabetical-index-mark-end text:id="IMark63221048"/><text:alphabetical-index-mark-end text:id="IMark62321496"/><text:span text:style-name="T56">s as </text:span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58510056"/><text:alphabetical-index-mark-start text:id="IMark52509624"/><text:alphabetical-index-mark-start text:id="IMark64458776"/><text:alphabetical-index-mark-start text:id="IMark50519464"/><text:alphabetical-index-mark-start text:id="IMark6330636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span text:style-name="T56">result</text:span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63306360"/><text:alphabetical-index-mark-end text:id="IMark50519464"/><text:alphabetical-index-mark-end text:id="IMark64458776"/><text:span text:style-name="T56">s</text:span>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span text:style-name="T56">, they will be available at </text:span><text:alphabetical-index-mark-start text:id="IMark58342104"/><text:alphabetical-index-mark-start text:id="IMark63305032"/><text:alphabetical-index-mark-start text:id="IMark34680840"/><text:alphabetical-index-mark-start text:id="IMark64462472"/><text:alphabetical-index-mark-start text:id="IMark28820824"/><text:alphabetical-index-mark-start text:id="IMark62785688"/><text:alphabetical-index-mark-start text:id="IMark54886104"/><text:alphabetical-index-mark-start text:id="IMark56408184"/><text:span text:style-name="T56">file</text:span><text:alphabetical-index-mark-end text:id="IMark56408184"/><text:alphabetical-index-mark-end text:id="IMark54886104"/><text:alphabetical-index-mark-end text:id="IMark62785688"/><text:alphabetical-index-mark-end text:id="IMark28820824"/><text:alphabetical-index-mark-end text:id="IMark64462472"/><text:alphabetical-index-mark-end text:id="IMark34680840"/><text:alphabetical-index-mark-end text:id="IMark63305032"/><text:alphabetical-index-mark-end text:id="IMark58342104"/><text:span text:style-name="T56"> </text:span><text:alphabetical-index-mark-start text:id="IMark43434600"/><text:alphabetical-index-mark-start text:id="IMark60403800"/><text:alphabetical-index-mark-start text:id="IMark35768392"/><text:alphabetical-index-mark-start text:id="IMark61464088"/><text:alphabetical-index-mark-start text:id="IMark56387960"/><text:alphabetical-index-mark-start text:id="IMark59317848"/><text:alphabetical-index-mark-start text:id="IMark54326184"/><text:alphabetical-index-mark-start text:id="IMark64467400"/><text:alphabetical-index-mark-start text:id="IMark64461240"/><text:alphabetical-index-mark-start text:id="IMark60662408"/><text:alphabetical-index-mark-start text:id="IMark63251320"/><text:alphabetical-index-mark-start text:id="IMark59299224"/><text:alphabetical-index-mark-start text:id="IMark62886104"/><text:alphabetical-index-mark-start text:id="IMark62322760"/><text:alphabetical-index-mark-start text:id="IMark35597272"/><text:alphabetical-index-mark-start text:id="IMark64190136"/><text:span text:style-name="T56">sql</text:span><text:alphabetical-index-mark-end text:id="IMark64190136"/><text:alphabetical-index-mark-end text:id="IMark35597272"/><text:alphabetical-index-mark-end text:id="IMark62322760"/><text:alphabetical-index-mark-end text:id="IMark62886104"/><text:alphabetical-index-mark-end text:id="IMark59299224"/><text:alphabetical-index-mark-end text:id="IMark63251320"/><text:alphabetical-index-mark-end text:id="IMark60662408"/><text:alphabetical-index-mark-end text:id="IMark64461240"/><text:alphabetical-index-mark-end text:id="IMark64467400"/><text:alphabetical-index-mark-end text:id="IMark54326184"/><text:alphabetical-index-mark-end text:id="IMark59317848"/><text:alphabetical-index-mark-end text:id="IMark56387960"/><text:alphabetical-index-mark-end text:id="IMark61464088"/><text:alphabetical-index-mark-end text:id="IMark35768392"/><text:alphabetical-index-mark-end text:id="IMark60403800"/><text:alphabetical-index-mark-end text:id="IMark43434600"/><text:span text:style-name="T56">p_</text:span><text:alphabetical-index-mark-start text:id="IMark61309048"/><text:alphabetical-index-mark-start text:id="IMark61540440"/><text:alphabetical-index-mark-start text:id="IMark58511320"/><text:alphabetical-index-mark-start text:id="IMark63165512"/><text:alphabetical-index-mark-start text:id="IMark64178472"/><text:alphabetical-index-mark-start text:id="IMark64183128"/><text:alphabetical-index-mark-start text:id="IMark61922488"/><text:alphabetical-index-mark-start text:id="IMark28895672"/><text:alphabetical-index-mark-start text:id="IMark60861240"/><text:alphabetical-index-mark-start text:id="IMark60641544"/><text:alphabetical-index-mark-start text:id="IMark60373448"/><text:alphabetical-index-mark-start text:id="IMark35801496"/><text:alphabetical-index-mark-start text:id="IMark56566648"/><text:alphabetical-index-mark-start text:id="IMark57803448"/><text:alphabetical-index-mark-start text:id="IMark60411080"/><text:alphabetical-index-mark-start text:id="IMark59330472"/><text:span text:style-name="T56">result</text:span><text:alphabetical-index-mark-end text:id="IMark59330472"/><text:alphabetical-index-mark-end text:id="IMark60411080"/><text:alphabetical-index-mark-end text:id="IMark57803448"/><text:alphabetical-index-mark-end text:id="IMark56566648"/><text:alphabetical-index-mark-end text:id="IMark35801496"/><text:alphabetical-index-mark-end text:id="IMark60373448"/><text:alphabetical-index-mark-end text:id="IMark60641544"/><text:alphabetical-index-mark-end text:id="IMark60861240"/><text:span text:style-name="T56">s</text:span><text:alphabetical-index-mark-end text:id="IMark28895672"/><text:alphabetical-index-mark-end text:id="IMark61922488"/><text:alphabetical-index-mark-end text:id="IMark64183128"/><text:alphabetical-index-mark-end text:id="IMark64178472"/><text:alphabetical-index-mark-end text:id="IMark63165512"/><text:alphabetical-index-mark-end text:id="IMark58511320"/><text:alphabetical-index-mark-end text:id="IMark61540440"/><text:alphabetical-index-mark-end text:id="IMark61309048"/><text:alphabetical-index-mark-start text:id="IMark62572424"/><text:alphabetical-index-mark-start text:id="IMark64210184"/><text:alphabetical-index-mark-start text:id="IMark35551176"/><text:alphabetical-index-mark-start text:id="IMark57245992"/><text:alphabetical-index-mark-start text:id="IMark50579048"/><text:alphabetical-index-mark-start text:id="IMark64754712"/><text:alphabetical-index-mark-start text:id="IMark59234904"/><text:alphabetical-index-mark-start text:id="IMark35526600"/><text:span text:style-name="T56">.txt</text:span><text:alphabetical-index-mark-end text:id="IMark35526600"/><text:alphabetical-index-mark-end text:id="IMark59234904"/><text:alphabetical-index-mark-end text:id="IMark64754712"/><text:alphabetical-index-mark-end text:id="IMark50579048"/><text:alphabetical-index-mark-end text:id="IMark57245992"/><text:alphabetical-index-mark-end text:id="IMark35551176"/><text:alphabetical-index-mark-end text:id="IMark64210184"/><text:alphabetical-index-mark-end text:id="IMark62572424"/><text:span text:style-name="T56">. You will need a text editor to see them or use </text:span><text:alphabetical-index-mark-start text:id="IMark62165672"/><text:alphabetical-index-mark-start text:id="IMark60649624"/><text:alphabetical-index-mark-start text:id="IMark56903016"/><text:alphabetical-index-mark-start text:id="IMark59048744"/><text:alphabetical-index-mark-start text:id="IMark52540792"/><text:alphabetical-index-mark-start text:id="IMark63616520"/><text:alphabetical-index-mark-start text:id="IMark52598584"/><text:alphabetical-index-mark-start text:id="IMark63783032"/><text:alphabetical-index-mark-start text:id="IMark35454040"/><text:alphabetical-index-mark-start text:id="IMark64867512"/><text:alphabetical-index-mark-start text:id="IMark62900504"/><text:alphabetical-index-mark-start text:id="IMark56837432"/><text:alphabetical-index-mark-start text:id="IMark64789592"/><text:alphabetical-index-mark-start text:id="IMark62514744"/><text:alphabetical-index-mark-start text:id="IMark64786440"/><text:alphabetical-index-mark-start text:id="IMark43398632"/><text:span text:style-name="T56">OPEN_</text:span><text:alphabetical-index-mark-start text:id="IMark57247144"/><text:alphabetical-index-mark-start text:id="IMark51660776"/><text:alphabetical-index-mark-start text:id="IMark49919304"/><text:alphabetical-index-mark-start text:id="IMark60365160"/><text:alphabetical-index-mark-start text:id="IMark63202232"/><text:alphabetical-index-mark-start text:id="IMark61913752"/><text:alphabetical-index-mark-start text:id="IMark63594568"/><text:alphabetical-index-mark-start text:id="IMark59375608"/><text:span text:style-name="T56">QUERY</text:span><text:alphabetical-index-mark-end text:id="IMark59375608"/><text:alphabetical-index-mark-end text:id="IMark63594568"/><text:alphabetical-index-mark-end text:id="IMark61913752"/><text:alphabetical-index-mark-end text:id="IMark63202232"/><text:alphabetical-index-mark-end text:id="IMark60365160"/><text:alphabetical-index-mark-end text:id="IMark49919304"/><text:alphabetical-index-mark-end text:id="IMark51660776"/><text:alphabetical-index-mark-end text:id="IMark57247144"/><text:span text:style-name="T56">_CLOSE</text:span><text:alphabetical-index-mark-end text:id="IMark43398632"/><text:alphabetical-index-mark-end text:id="IMark64786440"/><text:alphabetical-index-mark-end text:id="IMark62514744"/><text:alphabetical-index-mark-end text:id="IMark64789592"/><text:alphabetical-index-mark-end text:id="IMark56837432"/><text:alphabetical-index-mark-end text:id="IMark62900504"/><text:alphabetical-index-mark-end text:id="IMark64867512"/><text:alphabetical-index-mark-end text:id="IMark35454040"/><text:span text:style-name="T56">_SHOW</text:span><text:alphabetical-index-mark-end text:id="IMark63783032"/><text:alphabetical-index-mark-end text:id="IMark52598584"/><text:alphabetical-index-mark-end text:id="IMark63616520"/><text:alphabetical-index-mark-end text:id="IMark52540792"/><text:alphabetical-index-mark-end text:id="IMark59048744"/><text:alphabetical-index-mark-end text:id="IMark56903016"/><text:alphabetical-index-mark-end text:id="IMark60649624"/><text:alphabetical-index-mark-end text:id="IMark62165672"/><text:span text:style-name="T56"> to see them no your console.</text:span></text:p>
      <text:p text:style-name="P55"/>
      <text:p text:style-name="P57">Remember that data in <text:alphabetical-index-mark-start text:id="IMark58317768"/><text:alphabetical-index-mark-start text:id="IMark62964616"/><text:alphabetical-index-mark-start text:id="IMark64396952"/><text:alphabetical-index-mark-start text:id="IMark62930664"/><text:alphabetical-index-mark-start text:id="IMark63110728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59307400"/><text:alphabetical-index-mark-start text:id="IMark49877032"/>sql<text:alphabetical-index-mark-end text:id="IMark49877032"/><text:alphabetical-index-mark-end text:id="IMark59307400"/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110728"/><text:alphabetical-index-mark-end text:id="IMark62930664"/><text:alphabetical-index-mark-end text:id="IMark64396952"/><text:alphabetical-index-mark-end text:id="IMark62964616"/><text:alphabetical-index-mark-end text:id="IMark58317768"/>p_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3625496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0861976"/><text:alphabetical-index-mark-start text:id="IMark59586328"/><text:alphabetical-index-mark-start text:id="IMark54952040"/>result<text:alphabetical-index-mark-end text:id="IMark54952040"/><text:alphabetical-index-mark-end text:id="IMark59586328"/><text:alphabetical-index-mark-end text:id="IMark60861976"/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3625496"/>s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start text:id="IMark61414968"/><text:alphabetical-index-mark-start text:id="IMark63350024"/><text:alphabetical-index-mark-start text:id="IMark62321032"/><text:alphabetical-index-mark-start text:id="IMark28824536"/><text:alphabetical-index-mark-start text:id="IMark63909336"/><text:alphabetical-index-mark-start text:id="IMark64550040"/><text:alphabetical-index-mark-start text:id="IMark59161320"/><text:alphabetical-index-mark-start text:id="IMark63905352"/>.txt<text:alphabetical-index-mark-end text:id="IMark63905352"/><text:alphabetical-index-mark-end text:id="IMark59161320"/><text:alphabetical-index-mark-end text:id="IMark64550040"/><text:alphabetical-index-mark-end text:id="IMark63909336"/><text:alphabetical-index-mark-end text:id="IMark28824536"/><text:alphabetical-index-mark-end text:id="IMark62321032"/><text:alphabetical-index-mark-end text:id="IMark63350024"/><text:alphabetical-index-mark-end text:id="IMark61414968"/> is not 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60863176"/><text:alphabetical-index-mark-start text:id="IMark64457544"/><text:alphabetical-index-mark-start text:id="IMark59587592"/><text:alphabetical-index-mark-start text:id="IMark63992856"/><text:alphabetical-index-mark-start text:id="IMark58354664"/>format<text:alphabetical-index-mark-end text:id="IMark58354664"/><text:alphabetical-index-mark-end text:id="IMark63992856"/><text:alphabetical-index-mark-end text:id="IMark59587592"/><text:alphabetical-index-mark-end text:id="IMark64457544"/><text:alphabetical-index-mark-end text:id="IMark60863176"/>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ted; it is just a <text:alphabetical-index-mark-start text:id="IMark64458776"/><text:alphabetical-index-mark-start text:id="IMark50519464"/><text:alphabetical-index-mark-start text:id="IMark6330636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string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63306360"/><text:alphabetical-index-mark-end text:id="IMark50519464"/><text:alphabetical-index-mark-end text:id="IMark64458776"/> of 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58510056"/><text:alphabetical-index-mark-start text:id="IMark52509624"/>character<text:alphabetical-index-mark-end text:id="IMark52509624"/><text:alphabetical-index-mark-end text:id="IMark58510056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s and it is up to the user – be it a <text:alphabetical-index-mark-start text:id="IMark58342104"/><text:alphabetical-index-mark-start text:id="IMark63305032"/><text:alphabetical-index-mark-start text:id="IMark34680840"/><text:alphabetical-index-mark-start text:id="IMark64462472"/><text:alphabetical-index-mark-start text:id="IMark28820824"/><text:alphabetical-index-mark-start text:id="IMark62785688"/><text:alphabetical-index-mark-start text:id="IMark54886104"/><text:alphabetical-index-mark-start text:id="IMark56408184"/>program<text:alphabetical-index-mark-end text:id="IMark56408184"/><text:alphabetical-index-mark-end text:id="IMark54886104"/><text:alphabetical-index-mark-end text:id="IMark62785688"/><text:alphabetical-index-mark-end text:id="IMark28820824"/><text:alphabetical-index-mark-end text:id="IMark64462472"/><text:alphabetical-index-mark-end text:id="IMark34680840"/><text:alphabetical-index-mark-end text:id="IMark63305032"/><text:alphabetical-index-mark-end text:id="IMark58342104"/> or a person - to make sense of those contents.</text:p>
      <text:p text:style-name="P55"/>
      <text:p text:style-name="P55"/>
      <text:h text:style-name="Heading_20_3" text:outline-level="3"><text:bookmark-start text:name="__RefHeading___Toc6742_413320909"/>5.<text:span text:style-name="T55">4</text:span>.2. <text:alphabetical-index-mark-start text:id="IMark59317848"/><text:alphabetical-index-mark-start text:id="IMark64467400"/><text:alphabetical-index-mark-start text:id="IMark64461240"/><text:alphabetical-index-mark-start text:id="IMark60662408"/><text:alphabetical-index-mark-start text:id="IMark63251320"/><text:alphabetical-index-mark-start text:id="IMark59299224"/><text:alphabetical-index-mark-start text:id="IMark62886104"/><text:alphabetical-index-mark-start text:id="IMark62322760"/><text:alphabetical-index-mark-start text:id="IMark35597272"/><text:alphabetical-index-mark-start text:id="IMark64190136"/>TEST_DB<text:bookmark-end text:name="__RefHeading___Toc6742_413320909"/><text:alphabetical-index-mark-end text:id="IMark64190136"/><text:alphabetical-index-mark-end text:id="IMark35597272"/><text:alphabetical-index-mark-end text:id="IMark62322760"/><text:alphabetical-index-mark-end text:id="IMark62886104"/><text:alphabetical-index-mark-end text:id="IMark59299224"/><text:alphabetical-index-mark-end text:id="IMark63251320"/><text:alphabetical-index-mark-end text:id="IMark60662408"/><text:alphabetical-index-mark-end text:id="IMark64461240"/><text:alphabetical-index-mark-end text:id="IMark64467400"/><text:alphabetical-index-mark-end text:id="IMark59317848"/></text:h>
      <text:p text:style-name="P55"/>
      <text:p text:style-name="P55">This <text:alphabetical-index-mark-start text:id="IMark60373448"/><text:alphabetical-index-mark-start text:id="IMark35801496"/><text:alphabetical-index-mark-start text:id="IMark56566648"/><text:alphabetical-index-mark-start text:id="IMark57803448"/><text:alphabetical-index-mark-start text:id="IMark61309048"/><text:alphabetical-index-mark-start text:id="IMark61540440"/><text:alphabetical-index-mark-start text:id="IMark58511320"/><text:alphabetical-index-mark-start text:id="IMark63165512"/><text:alphabetical-index-mark-start text:id="IMark64178472"/><text:alphabetical-index-mark-start text:id="IMark64183128"/>macro<text:alphabetical-index-mark-end text:id="IMark64183128"/><text:alphabetical-index-mark-end text:id="IMark64178472"/><text:alphabetical-index-mark-end text:id="IMark63165512"/><text:alphabetical-index-mark-end text:id="IMark58511320"/><text:alphabetical-index-mark-end text:id="IMark61540440"/><text:alphabetical-index-mark-end text:id="IMark61309048"/><text:alphabetical-index-mark-end text:id="IMark57803448"/><text:alphabetical-index-mark-end text:id="IMark56566648"/><text:alphabetical-index-mark-end text:id="IMark35801496"/><text:alphabetical-index-mark-end text:id="IMark60373448"/> will not <text:alphabetical-index-mark-start text:id="IMark61922488"/><text:alphabetical-index-mark-start text:id="IMark28895672"/><text:alphabetical-index-mark-start text:id="IMark64185816"/><text:alphabetical-index-mark-start text:id="IMark55458440"/><text:alphabetical-index-mark-start text:id="IMark64463704"/><text:alphabetical-index-mark-start text:id="IMark52870952"/><text:alphabetical-index-mark-start text:id="IMark63305032"/><text:alphabetical-index-mark-start text:id="IMark58342104"/><text:alphabetical-index-mark-start text:id="IMark34680840"/><text:alphabetical-index-mark-start text:id="IMark64462472"/>execute<text:alphabetical-index-mark-end text:id="IMark64462472"/><text:alphabetical-index-mark-end text:id="IMark34680840"/><text:alphabetical-index-mark-end text:id="IMark58342104"/><text:alphabetical-index-mark-end text:id="IMark63305032"/><text:alphabetical-index-mark-end text:id="IMark52870952"/><text:alphabetical-index-mark-end text:id="IMark64463704"/><text:alphabetical-index-mark-end text:id="IMark55458440"/><text:alphabetical-index-mark-end text:id="IMark64185816"/><text:alphabetical-index-mark-end text:id="IMark28895672"/><text:alphabetical-index-mark-end text:id="IMark61922488"/> a <text:alphabetical-index-mark-start text:id="IMark28820824"/><text:alphabetical-index-mark-start text:id="IMark62785688"/><text:alphabetical-index-mark-start text:id="IMark54886104"/><text:alphabetical-index-mark-start text:id="IMark56408184"/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query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alphabetical-index-mark-end text:id="IMark56408184"/><text:alphabetical-index-mark-end text:id="IMark54886104"/><text:alphabetical-index-mark-end text:id="IMark62785688"/><text:alphabetical-index-mark-end text:id="IMark28820824"/>, but will test if the <text:alphabetical-index-mark-start text:id="IMark58510056"/><text:alphabetical-index-mark-start text:id="IMark52509624"/><text:alphabetical-index-mark-start text:id="IMark64458776"/><text:alphabetical-index-mark-start text:id="IMark50519464"/><text:alphabetical-index-mark-start text:id="IMark6330636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database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63306360"/><text:alphabetical-index-mark-end text:id="IMark50519464"/><text:alphabetical-index-mark-end text:id="IMark64458776"/><text:alphabetical-index-mark-end text:id="IMark52509624"/><text:alphabetical-index-mark-end text:id="IMark58510056"/> is available or not. <text:span text:style-name="T56">If the </text:span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60863176"/><text:alphabetical-index-mark-start text:id="IMark64457544"/><text:alphabetical-index-mark-start text:id="IMark59587592"/><text:span text:style-name="T56">database</text:span><text:alphabetical-index-mark-end text:id="IMark59587592"/><text:alphabetical-index-mark-end text:id="IMark64457544"/><text:alphabetical-index-mark-end text:id="IMark60863176"/>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<text:span text:style-name="T56"> does not exist, it will create it, since </text:span><text:alphabetical-index-mark-start text:id="IMark63992856"/><text:alphabetical-index-mark-start text:id="IMark58354664"/><text:alphabetical-index-mark-start text:id="IMark61414968"/><text:alphabetical-index-mark-start text:id="IMark63350024"/><text:alphabetical-index-mark-start text:id="IMark62321032"/><text:alphabetical-index-mark-start text:id="IMark28824536"/><text:alphabetical-index-mark-start text:id="IMark63909336"/><text:alphabetical-index-mark-start text:id="IMark64550040"/><text:alphabetical-index-mark-start text:id="IMark59161320"/><text:alphabetical-index-mark-start text:id="IMark63905352"/><text:alphabetical-index-mark-start text:id="IMark59302152"/><text:alphabetical-index-mark-start text:id="IMark63150648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3625496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0861976"/><text:span text:style-name="T56">Sql</text:span><text:alphabetical-index-mark-end text:id="IMark60861976"/><text:alphabetical-index-mark-end text:id="IMark63171112"/><text:alphabetical-index-mark-end text:id="IMark60829688"/><text:alphabetical-index-mark-end text:id="IMark64460008"/><text:alphabetical-index-mark-end text:id="IMark55135704"/><text:alphabetical-index-mark-end text:id="IMark63625496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63150648"/><text:alphabetical-index-mark-end text:id="IMark59302152"/><text:alphabetical-index-mark-end text:id="IMark63905352"/><text:alphabetical-index-mark-end text:id="IMark59161320"/><text:span text:style-name="T56">ite</text:span><text:alphabetical-index-mark-end text:id="IMark64550040"/><text:alphabetical-index-mark-end text:id="IMark63909336"/><text:alphabetical-index-mark-end text:id="IMark28824536"/><text:alphabetical-index-mark-end text:id="IMark62321032"/><text:alphabetical-index-mark-end text:id="IMark63350024"/><text:alphabetical-index-mark-end text:id="IMark61414968"/><text:alphabetical-index-mark-end text:id="IMark58354664"/><text:alphabetical-index-mark-end text:id="IMark63992856"/><text:span text:style-name="T56">3 does that and </text:span><text:alphabetical-index-mark-start text:id="IMark59586328"/><text:alphabetical-index-mark-start text:id="IMark54952040"/><text:alphabetical-index-mark-start text:id="IMark58317768"/><text:alphabetical-index-mark-start text:id="IMark62964616"/><text:alphabetical-index-mark-start text:id="IMark64396952"/><text:alphabetical-index-mark-start text:id="IMark62930664"/><text:alphabetical-index-mark-start text:id="IMark63110728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1306520"/><text:alphabetical-index-mark-start text:id="IMark52856648"/><text:alphabetical-index-mark-start text:id="IMark60830952"/><text:alphabetical-index-mark-start text:id="IMark63418968"/><text:span text:style-name="T56">sql</text:span><text:alphabetical-index-mark-end text:id="IMark63418968"/><text:alphabetical-index-mark-end text:id="IMark60830952"/><text:alphabetical-index-mark-end text:id="IMark52856648"/><text:alphabetical-index-mark-end text:id="IMark6130652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110728"/><text:alphabetical-index-mark-end text:id="IMark62930664"/><text:alphabetical-index-mark-end text:id="IMark64396952"/><text:alphabetical-index-mark-end text:id="IMark62964616"/><text:alphabetical-index-mark-end text:id="IMark58317768"/><text:alphabetical-index-mark-end text:id="IMark54952040"/><text:alphabetical-index-mark-end text:id="IMark59586328"/><text:span text:style-name="T56">p passes every argument to </text:span><text:alphabetical-index-mark-start text:id="IMark59307400"/><text:alphabetical-index-mark-start text:id="IMark49877032"/><text:alphabetical-index-mark-start text:id="IMark43434600"/><text:alphabetical-index-mark-start text:id="IMark35768392"/><text:alphabetical-index-mark-start text:id="IMark60403800"/><text:alphabetical-index-mark-start text:id="IMark56387960"/><text:alphabetical-index-mark-start text:id="IMark61464088"/><text:alphabetical-index-mark-start text:id="IMark54326184"/><text:alphabetical-index-mark-start text:id="IMark64467400"/><text:alphabetical-index-mark-start text:id="IMark59317848"/><text:alphabetical-index-mark-start text:id="IMark64461240"/><text:alphabetical-index-mark-start text:id="IMark60662408"/><text:alphabetical-index-mark-start text:id="IMark63251320"/><text:alphabetical-index-mark-start text:id="IMark59299224"/><text:alphabetical-index-mark-start text:id="IMark62886104"/><text:alphabetical-index-mark-start text:id="IMark62322760"/><text:alphabetical-index-mark-start text:id="IMark35597272"/><text:alphabetical-index-mark-start text:id="IMark64190136"/><text:alphabetical-index-mark-start text:id="IMark60641544"/><text:alphabetical-index-mark-start text:id="IMark60861240"/><text:alphabetical-index-mark-start text:id="IMark62571640"/><text:alphabetical-index-mark-start text:id="IMark35548872"/><text:alphabetical-index-mark-start text:id="IMark28240840"/><text:alphabetical-index-mark-start text:id="IMark60069784"/><text:span text:style-name="T56">Sql</text:span><text:alphabetical-index-mark-end text:id="IMark60069784"/><text:alphabetical-index-mark-end text:id="IMark28240840"/><text:alphabetical-index-mark-end text:id="IMark35548872"/><text:alphabetical-index-mark-end text:id="IMark62571640"/><text:alphabetical-index-mark-end text:id="IMark60861240"/><text:alphabetical-index-mark-end text:id="IMark60641544"/><text:alphabetical-index-mark-end text:id="IMark64190136"/><text:alphabetical-index-mark-end text:id="IMark35597272"/><text:alphabetical-index-mark-end text:id="IMark62322760"/><text:alphabetical-index-mark-end text:id="IMark62886104"/><text:alphabetical-index-mark-end text:id="IMark59299224"/><text:alphabetical-index-mark-end text:id="IMark63251320"/><text:alphabetical-index-mark-end text:id="IMark60662408"/><text:alphabetical-index-mark-end text:id="IMark64461240"/><text:alphabetical-index-mark-end text:id="IMark59317848"/><text:alphabetical-index-mark-end text:id="IMark64467400"/><text:span text:style-name="T56">ite</text:span><text:alphabetical-index-mark-end text:id="IMark54326184"/><text:alphabetical-index-mark-end text:id="IMark61464088"/><text:alphabetical-index-mark-end text:id="IMark56387960"/><text:alphabetical-index-mark-end text:id="IMark60403800"/><text:alphabetical-index-mark-end text:id="IMark35768392"/><text:alphabetical-index-mark-end text:id="IMark43434600"/><text:alphabetical-index-mark-end text:id="IMark49877032"/><text:alphabetical-index-mark-end text:id="IMark59307400"/><text:span text:style-name="T56">3 as is.</text:span></text:p>
      <text:p text:style-name="P55"/>
      <text:p text:style-name="P60">To change the behavior of 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alphabetical-index-mark-start text:id="IMark28820824"/><text:alphabetical-index-mark-start text:id="IMark62785688"/><text:alphabetical-index-mark-start text:id="IMark54886104"/>TEST_DB<text:alphabetical-index-mark-end text:id="IMark54886104"/><text:alphabetical-index-mark-end text:id="IMark62785688"/><text:alphabetical-index-mark-end text:id="IMark28820824"/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 you would need to change <text:alphabetical-index-mark-start text:id="IMark56408184"/><text:alphabetical-index-mark-start text:id="IMark62087656"/><text:alphabetical-index-mark-start text:id="IMark54884312"/><text:alphabetical-index-mark-start text:id="IMark64199720"/><text:alphabetical-index-mark-start text:id="IMark58631192"/><text:alphabetical-index-mark-start text:id="IMark61463128"/><text:alphabetical-index-mark-start text:id="IMark63195832"/><text:alphabetical-index-mark-start text:id="IMark61922488"/><text:alphabetical-index-mark-start text:id="IMark28895672"/><text:alphabetical-index-mark-start text:id="IMark64185816"/><text:alphabetical-index-mark-start text:id="IMark55458440"/><text:alphabetical-index-mark-start text:id="IMark64463704"/><text:alphabetical-index-mark-start text:id="IMark52870952"/><text:alphabetical-index-mark-start text:id="IMark63305032"/><text:alphabetical-index-mark-start text:id="IMark58342104"/><text:alphabetical-index-mark-start text:id="IMark34680840"/><text:alphabetical-index-mark-start text:id="IMark64462472"/><text:alphabetical-index-mark-start text:id="IMark60373448"/><text:alphabetical-index-mark-start text:id="IMark35801496"/><text:alphabetical-index-mark-start text:id="IMark56566648"/><text:alphabetical-index-mark-start text:id="IMark57803448"/><text:alphabetical-index-mark-start text:id="IMark61309048"/><text:alphabetical-index-mark-start text:id="IMark61540440"/><text:alphabetical-index-mark-start text:id="IMark58511320"/>Sql<text:alphabetical-index-mark-end text:id="IMark58511320"/><text:alphabetical-index-mark-end text:id="IMark61540440"/><text:alphabetical-index-mark-end text:id="IMark61309048"/><text:alphabetical-index-mark-end text:id="IMark57803448"/><text:alphabetical-index-mark-end text:id="IMark56566648"/><text:alphabetical-index-mark-end text:id="IMark35801496"/><text:alphabetical-index-mark-end text:id="IMark60373448"/><text:alphabetical-index-mark-end text:id="IMark64462472"/><text:alphabetical-index-mark-end text:id="IMark34680840"/><text:alphabetical-index-mark-end text:id="IMark58342104"/><text:alphabetical-index-mark-end text:id="IMark63305032"/><text:alphabetical-index-mark-end text:id="IMark52870952"/><text:alphabetical-index-mark-end text:id="IMark64463704"/><text:alphabetical-index-mark-end text:id="IMark55458440"/><text:alphabetical-index-mark-end text:id="IMark64185816"/><text:alphabetical-index-mark-end text:id="IMark28895672"/>ite<text:alphabetical-index-mark-end text:id="IMark61922488"/><text:alphabetical-index-mark-end text:id="IMark63195832"/><text:alphabetical-index-mark-end text:id="IMark61463128"/><text:alphabetical-index-mark-end text:id="IMark58631192"/><text:alphabetical-index-mark-end text:id="IMark64199720"/><text:alphabetical-index-mark-end text:id="IMark54884312"/><text:alphabetical-index-mark-end text:id="IMark62087656"/><text:alphabetical-index-mark-end text:id="IMark56408184"/>3’s behavior by means of reconfiguration or custom <text:alphabetical-index-mark-start text:id="IMark63165512"/><text:alphabetical-index-mark-start text:id="IMark64178472"/><text:alphabetical-index-mark-start text:id="IMark64183128"/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program<text:alphabetical-index-mark-end text:id="IMark64551960"/><text:alphabetical-index-mark-end text:id="IMark63221048"/><text:alphabetical-index-mark-end text:id="IMark62321496"/><text:alphabetical-index-mark-end text:id="IMark57370952"/><text:alphabetical-index-mark-end text:id="IMark52542408"/><text:alphabetical-index-mark-end text:id="IMark64183128"/><text:alphabetical-index-mark-end text:id="IMark64178472"/><text:alphabetical-index-mark-end text:id="IMark63165512"/>ming.</text:p>
      <text:p text:style-name="P60"/>
      <text:p text:style-name="P60"/>
      <text:h text:style-name="Heading_20_3" text:outline-level="3"><text:bookmark-start text:name="__RefHeading___Toc10215_1965016994"/>5.4.3. <text:alphabetical-index-mark-start text:id="IMark59302152"/><text:alphabetical-index-mark-start text:id="IMark64201576"/><text:alphabetical-index-mark-start text:id="IMark61307784"/>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3625496"/><text:alphabetical-index-mark-start text:id="IMark55135704"/><text:alphabetical-index-mark-start text:id="IMark64460008"/><text:alphabetical-index-mark-start text:id="IMark60829688"/><text:alphabetical-index-mark-start text:id="IMark63171112"/><text:alphabetical-index-mark-start text:id="IMark60861976"/><text:alphabetical-index-mark-start text:id="IMark63992856"/><text:alphabetical-index-mark-start text:id="IMark58354664"/><text:alphabetical-index-mark-start text:id="IMark61414968"/>OPEN_<text:alphabetical-index-mark-start text:id="IMark63350024"/><text:alphabetical-index-mark-start text:id="IMark62321032"/><text:alphabetical-index-mark-start text:id="IMark28824536"/><text:alphabetical-index-mark-start text:id="IMark63909336"/><text:alphabetical-index-mark-start text:id="IMark64550040"/><text:alphabetical-index-mark-start text:id="IMark58510056"/><text:alphabetical-index-mark-start text:id="IMark59586328"/><text:alphabetical-index-mark-start text:id="IMark54952040"/>QUERY<text:alphabetical-index-mark-end text:id="IMark54952040"/><text:alphabetical-index-mark-end text:id="IMark59586328"/><text:alphabetical-index-mark-end text:id="IMark58510056"/><text:alphabetical-index-mark-end text:id="IMark64550040"/><text:alphabetical-index-mark-end text:id="IMark63909336"/><text:alphabetical-index-mark-end text:id="IMark28824536"/><text:alphabetical-index-mark-end text:id="IMark62321032"/><text:alphabetical-index-mark-end text:id="IMark63350024"/>_CLOSE<text:alphabetical-index-mark-end text:id="IMark61414968"/><text:alphabetical-index-mark-end text:id="IMark58354664"/><text:alphabetical-index-mark-end text:id="IMark63992856"/><text:alphabetical-index-mark-end text:id="IMark60861976"/><text:alphabetical-index-mark-end text:id="IMark63171112"/><text:alphabetical-index-mark-end text:id="IMark60829688"/><text:alphabetical-index-mark-end text:id="IMark64460008"/><text:alphabetical-index-mark-end text:id="IMark55135704"/>_SHOW<text:bookmark-end text:name="__RefHeading___Toc10215_1965016994"/><text:alphabetical-index-mark-end text:id="IMark63625496"/><text:alphabetical-index-mark-end text:id="IMark63172440"/><text:alphabetical-index-mark-end text:id="IMark55136968"/><text:alphabetical-index-mark-end text:id="IMark64553880"/><text:alphabetical-index-mark-end text:id="IMark59743656"/><text:alphabetical-index-mark-end text:id="IMark61307784"/><text:alphabetical-index-mark-end text:id="IMark64201576"/><text:alphabetical-index-mark-end text:id="IMark59302152"/></text:h>
      <text:p text:style-name="P55"/>
      <text:p text:style-name="P56">This one does the same as <text:alphabetical-index-mark-start text:id="IMark64396952"/><text:alphabetical-index-mark-start text:id="IMark62930664"/><text:alphabetical-index-mark-start text:id="IMark63110728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OPEN_<text:alphabetical-index-mark-start text:id="IMark61306520"/><text:alphabetical-index-mark-start text:id="IMark52856648"/><text:alphabetical-index-mark-start text:id="IMark60830952"/><text:alphabetical-index-mark-start text:id="IMark63418968"/><text:alphabetical-index-mark-start text:id="IMark64467400"/><text:alphabetical-index-mark-start text:id="IMark59317848"/><text:alphabetical-index-mark-start text:id="IMark64461240"/><text:alphabetical-index-mark-start text:id="IMark60662408"/>QUERY<text:alphabetical-index-mark-end text:id="IMark60662408"/><text:alphabetical-index-mark-end text:id="IMark64461240"/><text:alphabetical-index-mark-end text:id="IMark59317848"/><text:alphabetical-index-mark-end text:id="IMark64467400"/><text:alphabetical-index-mark-end text:id="IMark63418968"/><text:alphabetical-index-mark-end text:id="IMark60830952"/><text:alphabetical-index-mark-end text:id="IMark52856648"/><text:alphabetical-index-mark-end text:id="IMark61306520"/>_CLOSE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110728"/><text:alphabetical-index-mark-end text:id="IMark62930664"/><text:alphabetical-index-mark-end text:id="IMark64396952"/> but after finishing, shows the contents of <text:alphabetical-index-mark-start text:id="IMark63251320"/><text:alphabetical-index-mark-start text:id="IMark59299224"/><text:alphabetical-index-mark-start text:id="IMark62886104"/><text:alphabetical-index-mark-start text:id="IMark62322760"/><text:alphabetical-index-mark-start text:id="IMark35597272"/><text:alphabetical-index-mark-start text:id="IMark64190136"/><text:alphabetical-index-mark-start text:id="IMark60641544"/><text:alphabetical-index-mark-start text:id="IMark60861240"/><text:alphabetical-index-mark-start text:id="IMark59307400"/><text:alphabetical-index-mark-start text:id="IMark49877032"/><text:alphabetical-index-mark-start text:id="IMark43434600"/><text:alphabetical-index-mark-start text:id="IMark35768392"/><text:alphabetical-index-mark-start text:id="IMark60403800"/><text:alphabetical-index-mark-start text:id="IMark56387960"/><text:alphabetical-index-mark-start text:id="IMark61464088"/><text:alphabetical-index-mark-start text:id="IMark54326184"/>sql<text:alphabetical-index-mark-end text:id="IMark54326184"/><text:alphabetical-index-mark-end text:id="IMark61464088"/><text:alphabetical-index-mark-end text:id="IMark56387960"/><text:alphabetical-index-mark-end text:id="IMark60403800"/><text:alphabetical-index-mark-end text:id="IMark35768392"/><text:alphabetical-index-mark-end text:id="IMark43434600"/><text:alphabetical-index-mark-end text:id="IMark49877032"/><text:alphabetical-index-mark-end text:id="IMark59307400"/><text:alphabetical-index-mark-end text:id="IMark60861240"/><text:alphabetical-index-mark-end text:id="IMark60641544"/><text:alphabetical-index-mark-end text:id="IMark64190136"/><text:alphabetical-index-mark-end text:id="IMark35597272"/><text:alphabetical-index-mark-end text:id="IMark62322760"/><text:alphabetical-index-mark-end text:id="IMark62886104"/><text:alphabetical-index-mark-end text:id="IMark59299224"/><text:alphabetical-index-mark-end text:id="IMark63251320"/>p_<text:alphabetical-index-mark-start text:id="IMark64458776"/><text:alphabetical-index-mark-start text:id="IMark52509624"/><text:alphabetical-index-mark-start text:id="IMark63306360"/><text:alphabetical-index-mark-start text:id="IMark50519464"/><text:alphabetical-index-mark-start text:id="IMark64178472"/><text:alphabetical-index-mark-start text:id="IMark63165512"/><text:alphabetical-index-mark-start text:id="IMark64183128"/><text:alphabetical-index-mark-start text:id="IMark52542408"/><text:alphabetical-index-mark-start text:id="IMark57370952"/><text:alphabetical-index-mark-start text:id="IMark62321496"/><text:alphabetical-index-mark-start text:id="IMark63221048"/><text:alphabetical-index-mark-start text:id="IMark64551960"/><text:alphabetical-index-mark-start text:id="IMark56408184"/><text:alphabetical-index-mark-start text:id="IMark62087656"/><text:alphabetical-index-mark-start text:id="IMark54884312"/><text:alphabetical-index-mark-start text:id="IMark64199720"/>result<text:alphabetical-index-mark-end text:id="IMark64199720"/><text:alphabetical-index-mark-end text:id="IMark54884312"/><text:alphabetical-index-mark-end text:id="IMark62087656"/><text:alphabetical-index-mark-end text:id="IMark56408184"/><text:alphabetical-index-mark-end text:id="IMark64551960"/><text:alphabetical-index-mark-end text:id="IMark63221048"/><text:alphabetical-index-mark-end text:id="IMark62321496"/><text:alphabetical-index-mark-end text:id="IMark57370952"/>s<text:alphabetical-index-mark-end text:id="IMark52542408"/><text:alphabetical-index-mark-end text:id="IMark64183128"/><text:alphabetical-index-mark-end text:id="IMark63165512"/><text:alphabetical-index-mark-end text:id="IMark64178472"/><text:alphabetical-index-mark-end text:id="IMark50519464"/><text:alphabetical-index-mark-end text:id="IMark63306360"/><text:alphabetical-index-mark-end text:id="IMark52509624"/><text:alphabetical-index-mark-end text:id="IMark64458776"/><text:alphabetical-index-mark-start text:id="IMark58631192"/><text:alphabetical-index-mark-start text:id="IMark61463128"/><text:alphabetical-index-mark-start text:id="IMark63195832"/><text:alphabetical-index-mark-start text:id="IMark61922488"/><text:alphabetical-index-mark-start text:id="IMark28895672"/><text:alphabetical-index-mark-start text:id="IMark64185816"/><text:alphabetical-index-mark-start text:id="IMark55458440"/><text:alphabetical-index-mark-start text:id="IMark64463704"/>.txt<text:alphabetical-index-mark-end text:id="IMark64463704"/><text:alphabetical-index-mark-end text:id="IMark55458440"/><text:alphabetical-index-mark-end text:id="IMark64185816"/><text:alphabetical-index-mark-end text:id="IMark28895672"/><text:alphabetical-index-mark-end text:id="IMark61922488"/><text:alphabetical-index-mark-end text:id="IMark63195832"/><text:alphabetical-index-mark-end text:id="IMark61463128"/><text:alphabetical-index-mark-end text:id="IMark58631192"/>. It is important to remember that the contents of this <text:alphabetical-index-mark-start text:id="IMark52870952"/><text:alphabetical-index-mark-start text:id="IMark63305032"/><text:alphabetical-index-mark-start text:id="IMark58342104"/><text:alphabetical-index-mark-start text:id="IMark34680840"/><text:alphabetical-index-mark-start text:id="IMark64462472"/><text:alphabetical-index-mark-start text:id="IMark60373448"/><text:alphabetical-index-mark-start text:id="IMark35801496"/><text:alphabetical-index-mark-start text:id="IMark56566648"/>file<text:alphabetical-index-mark-end text:id="IMark56566648"/><text:alphabetical-index-mark-end text:id="IMark35801496"/><text:alphabetical-index-mark-end text:id="IMark60373448"/><text:alphabetical-index-mark-end text:id="IMark64462472"/><text:alphabetical-index-mark-end text:id="IMark34680840"/><text:alphabetical-index-mark-end text:id="IMark58342104"/><text:alphabetical-index-mark-end text:id="IMark63305032"/><text:alphabetical-index-mark-end text:id="IMark52870952"/> are not <text:alphabetical-index-mark-start text:id="IMark57803448"/><text:alphabetical-index-mark-start text:id="IMark61309048"/><text:alphabetical-index-mark-start text:id="IMark61540440"/><text:alphabetical-index-mark-start text:id="IMark58511320"/><text:alphabetical-index-mark-start text:id="IMark49858712"/><text:alphabetical-index-mark-start text:id="IMark49865640"/><text:alphabetical-index-mark-start text:id="IMark57527592"/><text:alphabetical-index-mark-start text:id="IMark63302664"/><text:alphabetical-index-mark-start text:id="IMark62241288"/><text:alphabetical-index-mark-start text:id="IMark28820824"/>format<text:alphabetical-index-mark-end text:id="IMark28820824"/><text:alphabetical-index-mark-end text:id="IMark62241288"/><text:alphabetical-index-mark-end text:id="IMark63302664"/><text:alphabetical-index-mark-end text:id="IMark57527592"/><text:alphabetical-index-mark-end text:id="IMark49865640"/><text:alphabetical-index-mark-end text:id="IMark49858712"/><text:alphabetical-index-mark-end text:id="IMark58511320"/><text:alphabetical-index-mark-end text:id="IMark61540440"/><text:alphabetical-index-mark-end text:id="IMark61309048"/><text:alphabetical-index-mark-end text:id="IMark57803448"/>ted, so in the case of complex <text:alphabetical-index-mark-start text:id="IMark62785688"/><text:alphabetical-index-mark-start text:id="IMark54886104"/><text:alphabetical-index-mark-start text:id="IMark60863176"/><text:alphabetical-index-mark-start text:id="IMark59587592"/><text:alphabetical-index-mark-start text:id="IMark64457544"/><text:alphabetical-index-mark-start text:id="IMark63905352"/><text:alphabetical-index-mark-start text:id="IMark59161320"/><text:alphabetical-index-mark-start text:id="IMark64201576"/>queries<text:alphabetical-index-mark-end text:id="IMark64201576"/><text:alphabetical-index-mark-end text:id="IMark59161320"/><text:alphabetical-index-mark-end text:id="IMark63905352"/><text:alphabetical-index-mark-end text:id="IMark64457544"/><text:alphabetical-index-mark-end text:id="IMark59587592"/><text:alphabetical-index-mark-end text:id="IMark60863176"/><text:alphabetical-index-mark-end text:id="IMark54886104"/><text:alphabetical-index-mark-end text:id="IMark62785688"/> you may see a lot of <text:alphabetical-index-mark-start text:id="IMark59302152"/><text:alphabetical-index-mark-start text:id="IMark61307784"/>pretty<text:alphabetical-index-mark-end text:id="IMark61307784"/><text:alphabetical-index-mark-end text:id="IMark59302152"/> confusing <text:alphabetical-index-mark-start text:id="IMark59743656"/><text:alphabetical-index-mark-start text:id="IMark64553880"/><text:alphabetical-index-mark-start text:id="IMark55136968"/><text:alphabetical-index-mark-start text:id="IMark63172440"/><text:alphabetical-index-mark-start text:id="IMark63625496"/><text:alphabetical-index-mark-start text:id="IMark55135704"/><text:alphabetical-index-mark-start text:id="IMark64460008"/><text:alphabetical-index-mark-start text:id="IMark60829688"/>character<text:alphabetical-index-mark-end text:id="IMark60829688"/><text:alphabetical-index-mark-end text:id="IMark64460008"/><text:alphabetical-index-mark-end text:id="IMark55135704"/><text:alphabetical-index-mark-end text:id="IMark63625496"/><text:alphabetical-index-mark-end text:id="IMark63172440"/><text:alphabetical-index-mark-end text:id="IMark55136968"/><text:alphabetical-index-mark-end text:id="IMark64553880"/><text:alphabetical-index-mark-end text:id="IMark59743656"/>s if you don’t know what you are looking for. </text:p>
      <text:p text:style-name="P56"/>
      <text:p text:style-name="P56">Yet, for simple <text:alphabetical-index-mark-start text:id="IMark58354664"/><text:alphabetical-index-mark-start text:id="IMark61414968"/><text:alphabetical-index-mark-start text:id="IMark63350024"/><text:alphabetical-index-mark-start text:id="IMark62321032"/><text:alphabetical-index-mark-start text:id="IMark28824536"/><text:alphabetical-index-mark-start text:id="IMark63909336"/><text:alphabetical-index-mark-start text:id="IMark64550040"/><text:alphabetical-index-mark-start text:id="IMark58510056"/>queries<text:alphabetical-index-mark-end text:id="IMark58510056"/><text:alphabetical-index-mark-end text:id="IMark64550040"/><text:alphabetical-index-mark-end text:id="IMark63909336"/><text:alphabetical-index-mark-end text:id="IMark28824536"/><text:alphabetical-index-mark-end text:id="IMark62321032"/><text:alphabetical-index-mark-end text:id="IMark63350024"/><text:alphabetical-index-mark-end text:id="IMark61414968"/><text:alphabetical-index-mark-end text:id="IMark58354664"/> it might be convenient, as well as for testing <text:alphabetical-index-mark-start text:id="IMark59586328"/><text:alphabetical-index-mark-start text:id="IMark54952040"/><text:alphabetical-index-mark-start text:id="IMark63150648"/><text:alphabetical-index-mark-start text:id="IMark62964616"/><text:alphabetical-index-mark-start text:id="IMark58317768"/><text:alphabetical-index-mark-start text:id="IMark63171112"/><text:alphabetical-index-mark-start text:id="IMark61306520"/><text:alphabetical-index-mark-start text:id="IMark52856648"/>queries<text:alphabetical-index-mark-end text:id="IMark52856648"/><text:alphabetical-index-mark-end text:id="IMark61306520"/><text:alphabetical-index-mark-end text:id="IMark63171112"/><text:alphabetical-index-mark-end text:id="IMark58317768"/><text:alphabetical-index-mark-end text:id="IMark62964616"/><text:alphabetical-index-mark-end text:id="IMark63150648"/><text:alphabetical-index-mark-end text:id="IMark54952040"/><text:alphabetical-index-mark-end text:id="IMark59586328"/> and evaluating the kind of <text:alphabetical-index-mark-start text:id="IMark60830952"/><text:alphabetical-index-mark-start text:id="IMark63418968"/><text:alphabetical-index-mark-start text:id="IMark64467400"/><text:alphabetical-index-mark-start text:id="IMark59317848"/><text:alphabetical-index-mark-start text:id="IMark64461240"/><text:alphabetical-index-mark-start text:id="IMark60662408"/><text:alphabetical-index-mark-start text:id="IMark64396952"/><text:alphabetical-index-mark-start text:id="IMark62930664"/><text:alphabetical-index-mark-start text:id="IMark63110728"/><text:alphabetical-index-mark-start text:id="IMark63901368"/><text:alphabetical-index-mark-start text:id="IMark63297352"/><text:alphabetical-index-mark-start text:id="IMark64464936"/><text:alphabetical-index-mark-start text:id="IMark58628472"/><text:alphabetical-index-mark-start text:id="IMark62933016"/><text:alphabetical-index-mark-start text:id="IMark64553880"/><text:alphabetical-index-mark-start text:id="IMark59743656"/>result<text:alphabetical-index-mark-end text:id="IMark59743656"/><text:alphabetical-index-mark-end text:id="IMark64553880"/><text:alphabetical-index-mark-end text:id="IMark62933016"/><text:alphabetical-index-mark-end text:id="IMark58628472"/><text:alphabetical-index-mark-end text:id="IMark64464936"/><text:alphabetical-index-mark-end text:id="IMark63297352"/><text:alphabetical-index-mark-end text:id="IMark63901368"/><text:alphabetical-index-mark-end text:id="IMark63110728"/>s<text:alphabetical-index-mark-end text:id="IMark62930664"/><text:alphabetical-index-mark-end text:id="IMark64396952"/><text:alphabetical-index-mark-end text:id="IMark60662408"/><text:alphabetical-index-mark-end text:id="IMark64461240"/><text:alphabetical-index-mark-end text:id="IMark59317848"/><text:alphabetical-index-mark-end text:id="IMark64467400"/><text:alphabetical-index-mark-end text:id="IMark63418968"/><text:alphabetical-index-mark-end text:id="IMark60830952"/> that they produce.</text:p>
      <text:p text:style-name="P55"/>
      <text:p text:style-name="P55"/>
      <text:h text:style-name="Heading_20_3" text:outline-level="3"><text:bookmark-start text:name="__RefHeading___Toc23964_1670562577"/>5.4.4. <text:alphabetical-index-mark-start text:id="IMark60829688"/><text:alphabetical-index-mark-start text:id="IMark61307784"/><text:alphabetical-index-mark-start text:id="IMark62785688"/><text:alphabetical-index-mark-start text:id="IMark54886104"/>PRETTY<text:alphabetical-index-mark-end text:id="IMark54886104"/><text:alphabetical-index-mark-end text:id="IMark62785688"/>_SHOW<text:bookmark-end text:name="__RefHeading___Toc23964_1670562577"/><text:alphabetical-index-mark-end text:id="IMark61307784"/><text:alphabetical-index-mark-end text:id="IMark60829688"/></text:h>
      <text:p text:style-name="P55"/>
      <text:p text:style-name="P71"><text:soft-page-break/>This <text:alphabetical-index-mark-start text:id="IMark64457544"/><text:alphabetical-index-mark-start text:id="IMark63905352"/>query<text:alphabetical-index-mark-end text:id="IMark63905352"/><text:alphabetical-index-mark-end text:id="IMark64457544"/> acts not on a <text:alphabetical-index-mark-start text:id="IMark59161320"/><text:alphabetical-index-mark-start text:id="IMark64201576"/>database<text:alphabetical-index-mark-end text:id="IMark64201576"/><text:alphabetical-index-mark-end text:id="IMark59161320"/>, be it <text:alphabetical-index-mark-start text:id="IMark57803448"/><text:alphabetical-index-mark-start text:id="IMark61309048"/><text:alphabetical-index-mark-start text:id="IMark61540440"/><text:alphabetical-index-mark-start text:id="IMark58511320"/><text:alphabetical-index-mark-start text:id="IMark49858712"/><text:alphabetical-index-mark-start text:id="IMark49865640"/>Sql<text:alphabetical-index-mark-end text:id="IMark49865640"/><text:alphabetical-index-mark-end text:id="IMark49858712"/><text:alphabetical-index-mark-end text:id="IMark58511320"/><text:alphabetical-index-mark-end text:id="IMark61540440"/>ite<text:alphabetical-index-mark-end text:id="IMark61309048"/><text:alphabetical-index-mark-end text:id="IMark57803448"/>3 or <text:alphabetical-index-mark-start text:id="IMark57527592"/><text:alphabetical-index-mark-start text:id="IMark63302664"/>HDF5<text:alphabetical-index-mark-end text:id="IMark63302664"/><text:alphabetical-index-mark-end text:id="IMark57527592"/> but on the <text:alphabetical-index-mark-start text:id="IMark62241288"/><text:alphabetical-index-mark-start text:id="IMark28820824"/><text:alphabetical-index-mark-start text:id="IMark52870952"/><text:alphabetical-index-mark-start text:id="IMark63305032"/>result<text:alphabetical-index-mark-end text:id="IMark63305032"/><text:alphabetical-index-mark-end text:id="IMark52870952"/>s<text:alphabetical-index-mark-end text:id="IMark28820824"/><text:alphabetical-index-mark-end text:id="IMark62241288"/> provided by <text:alphabetical-index-mark-start text:id="IMark58342104"/><text:alphabetical-index-mark-start text:id="IMark34680840"/>queries<text:alphabetical-index-mark-end text:id="IMark34680840"/><text:alphabetical-index-mark-end text:id="IMark58342104"/> made upon those <text:alphabetical-index-mark-start text:id="IMark64462472"/><text:alphabetical-index-mark-start text:id="IMark60373448"/>database<text:alphabetical-index-mark-end text:id="IMark60373448"/><text:alphabetical-index-mark-end text:id="IMark64462472"/>s. What <text:alphabetical-index-mark-start text:id="IMark35801496"/><text:alphabetical-index-mark-start text:id="IMark56566648"/><text:alphabetical-index-mark-start text:id="IMark58631192"/><text:alphabetical-index-mark-start text:id="IMark61463128"/>PRETTY<text:alphabetical-index-mark-end text:id="IMark61463128"/><text:alphabetical-index-mark-end text:id="IMark58631192"/>_SHOW<text:alphabetical-index-mark-end text:id="IMark56566648"/><text:alphabetical-index-mark-end text:id="IMark35801496"/> does is to <text:alphabetical-index-mark-start text:id="IMark63195832"/><text:alphabetical-index-mark-start text:id="IMark61922488"/><text:alphabetical-index-mark-start text:id="IMark28895672"/><text:alphabetical-index-mark-start text:id="IMark64185816"/>format<text:alphabetical-index-mark-end text:id="IMark64185816"/><text:alphabetical-index-mark-end text:id="IMark28895672"/><text:alphabetical-index-mark-end text:id="IMark61922488"/><text:alphabetical-index-mark-end text:id="IMark63195832"/> the <text:alphabetical-index-mark-start text:id="IMark55458440"/><text:alphabetical-index-mark-start text:id="IMark64463704"/><text:alphabetical-index-mark-start text:id="IMark64458776"/><text:alphabetical-index-mark-start text:id="IMark52509624"/>result<text:alphabetical-index-mark-end text:id="IMark52509624"/><text:alphabetical-index-mark-end text:id="IMark64458776"/>s<text:alphabetical-index-mark-end text:id="IMark64463704"/><text:alphabetical-index-mark-end text:id="IMark55458440"/> contained in the <text:alphabetical-index-mark-start text:id="IMark63306360"/><text:alphabetical-index-mark-start text:id="IMark50519464"/>file<text:alphabetical-index-mark-end text:id="IMark50519464"/><text:alphabetical-index-mark-end text:id="IMark63306360"/> <text:alphabetical-index-mark-start text:id="IMark64178472"/><text:alphabetical-index-mark-start text:id="IMark63165512"/><text:alphabetical-index-mark-start text:id="IMark64183128"/><text:alphabetical-index-mark-start text:id="IMark52542408"/>sql<text:alphabetical-index-mark-end text:id="IMark52542408"/><text:alphabetical-index-mark-end text:id="IMark64183128"/><text:alphabetical-index-mark-end text:id="IMark63165512"/><text:alphabetical-index-mark-end text:id="IMark64178472"/>p_<text:alphabetical-index-mark-start text:id="IMark57370952"/><text:alphabetical-index-mark-start text:id="IMark62321496"/><text:alphabetical-index-mark-start text:id="IMark63221048"/><text:alphabetical-index-mark-start text:id="IMark64551960"/>result<text:alphabetical-index-mark-end text:id="IMark64551960"/><text:alphabetical-index-mark-end text:id="IMark63221048"/>s<text:alphabetical-index-mark-end text:id="IMark62321496"/><text:alphabetical-index-mark-end text:id="IMark57370952"/><text:alphabetical-index-mark-start text:id="IMark56408184"/><text:alphabetical-index-mark-start text:id="IMark62087656"/>.txt<text:alphabetical-index-mark-end text:id="IMark62087656"/><text:alphabetical-index-mark-end text:id="IMark56408184"/> in a columnar structure so that they appear legible to the human eye. </text:p>
      <text:p text:style-name="P71"/>
      <text:p text:style-name="P72">Instead of the name of a <text:alphabetical-index-mark-start text:id="IMark59299224"/><text:alphabetical-index-mark-start text:id="IMark62886104"/>database<text:alphabetical-index-mark-end text:id="IMark62886104"/><text:alphabetical-index-mark-end text:id="IMark59299224"/>, the user has to provide the name of the <text:alphabetical-index-mark-start text:id="IMark62322760"/><text:alphabetical-index-mark-start text:id="IMark35597272"/>file<text:alphabetical-index-mark-end text:id="IMark35597272"/><text:alphabetical-index-mark-end text:id="IMark62322760"/> to read and turn <text:alphabetical-index-mark-start text:id="IMark64190136"/><text:alphabetical-index-mark-start text:id="IMark60641544"/>pretty<text:alphabetical-index-mark-end text:id="IMark60641544"/><text:alphabetical-index-mark-end text:id="IMark64190136"/> – usually <text:alphabetical-index-mark-start text:id="IMark60861240"/><text:alphabetical-index-mark-start text:id="IMark59307400"/><text:alphabetical-index-mark-start text:id="IMark49877032"/><text:alphabetical-index-mark-start text:id="IMark43434600"/><text:span text:style-name="T23">sql</text:span><text:alphabetical-index-mark-end text:id="IMark43434600"/><text:alphabetical-index-mark-end text:id="IMark49877032"/><text:alphabetical-index-mark-end text:id="IMark59307400"/><text:alphabetical-index-mark-end text:id="IMark60861240"/><text:span text:style-name="T23">p_</text:span><text:alphabetical-index-mark-start text:id="IMark35768392"/><text:alphabetical-index-mark-start text:id="IMark60403800"/><text:alphabetical-index-mark-start text:id="IMark56387960"/><text:alphabetical-index-mark-start text:id="IMark61464088"/><text:span text:style-name="T23">result</text:span><text:alphabetical-index-mark-end text:id="IMark61464088"/><text:alphabetical-index-mark-end text:id="IMark56387960"/><text:span text:style-name="T23">s</text:span><text:alphabetical-index-mark-end text:id="IMark60403800"/><text:alphabetical-index-mark-end text:id="IMark35768392"/><text:alphabetical-index-mark-start text:id="IMark54326184"/><text:alphabetical-index-mark-start text:id="IMark63992856"/><text:span text:style-name="T23">.txt</text:span><text:alphabetical-index-mark-end text:id="IMark63992856"/><text:alphabetical-index-mark-end text:id="IMark54326184"/> <text:span text:style-name="T90">as</text:span></text:p>
      <text:p text:style-name="P72"/>
      <text:p text:style-name="P99">“<text:span text:style-name="T90">[</text:span><text:alphabetical-index-mark-start text:id="IMark63901368"/><text:alphabetical-index-mark-start text:id="IMark63297352"/><text:span text:style-name="T90">file</text:span><text:alphabetical-index-mark-end text:id="IMark63297352"/><text:alphabetical-index-mark-end text:id="IMark63901368"/><text:span text:style-name="T90">_name]</text:span>”</text:p>
      <text:p text:style-name="P71"/>
      <text:p text:style-name="P72">Instead of an <text:alphabetical-index-mark-start text:id="IMark59586328"/><text:alphabetical-index-mark-start text:id="IMark54952040"/><text:alphabetical-index-mark-start text:id="IMark63150648"/><text:alphabetical-index-mark-start text:id="IMark62964616"/>SQL<text:alphabetical-index-mark-end text:id="IMark62964616"/><text:alphabetical-index-mark-end text:id="IMark63150648"/><text:alphabetical-index-mark-end text:id="IMark54952040"/><text:alphabetical-index-mark-end text:id="IMark59586328"/> or <text:alphabetical-index-mark-start text:id="IMark58317768"/><text:alphabetical-index-mark-start text:id="IMark63171112"/>HDF<text:span text:style-name="T91">ql</text:span><text:alphabetical-index-mark-end text:id="IMark63171112"/><text:alphabetical-index-mark-end text:id="IMark58317768"/> <text:alphabetical-index-mark-start text:id="IMark61306520"/><text:alphabetical-index-mark-start text:id="IMark52856648"/>query<text:alphabetical-index-mark-end text:id="IMark52856648"/><text:alphabetical-index-mark-end text:id="IMark61306520"/>, the user has to provide the number of columns that will be used to <text:alphabetical-index-mark-start text:id="IMark58354664"/><text:alphabetical-index-mark-start text:id="IMark61414968"/><text:alphabetical-index-mark-start text:id="IMark63350024"/><text:alphabetical-index-mark-start text:id="IMark62321032"/>format<text:alphabetical-index-mark-end text:id="IMark62321032"/><text:alphabetical-index-mark-end text:id="IMark63350024"/><text:alphabetical-index-mark-end text:id="IMark61414968"/><text:alphabetical-index-mark-end text:id="IMark58354664"/> the <text:alphabetical-index-mark-start text:id="IMark28824536"/><text:alphabetical-index-mark-start text:id="IMark63909336"/><text:alphabetical-index-mark-start text:id="IMark64550040"/><text:alphabetical-index-mark-start text:id="IMark58510056"/>result<text:alphabetical-index-mark-end text:id="IMark58510056"/><text:alphabetical-index-mark-end text:id="IMark64550040"/>s<text:alphabetical-index-mark-end text:id="IMark63909336"/><text:alphabetical-index-mark-end text:id="IMark28824536"/> <text:span text:style-name="T90">as a </text:span><text:alphabetical-index-mark-start text:id="IMark55136968"/><text:alphabetical-index-mark-start text:id="IMark63625496"/><text:span text:style-name="T90">string</text:span><text:alphabetical-index-mark-end text:id="IMark63625496"/><text:alphabetical-index-mark-end text:id="IMark55136968"/><text:span text:style-name="T90"> of the following form:</text:span></text:p>
      <text:p text:style-name="P71"/>
      <text:p text:style-name="P87">“<text:span text:style-name="T90">COLS=[number_of_columns];</text:span>”</text:p>
      <text:p text:style-name="P71"/>
      <text:p text:style-name="P73">Notice the semicolon at the end of the <text:alphabetical-index-mark-start text:id="IMark62087656"/><text:alphabetical-index-mark-start text:id="IMark56408184"/>string<text:alphabetical-index-mark-end text:id="IMark56408184"/><text:alphabetical-index-mark-end text:id="IMark62087656"/>.</text:p>
      <text:p text:style-name="P71"/>
      <text:p text:style-name="P73">And the third argument should be the <text:alphabetical-index-mark-start text:id="IMark64551960"/><text:alphabetical-index-mark-start text:id="IMark64178472"/>macro<text:alphabetical-index-mark-end text:id="IMark64178472"/><text:alphabetical-index-mark-end text:id="IMark64551960"/>:</text:p>
      <text:p text:style-name="P73"/>
      <text:p text:style-name="P88">“<text:alphabetical-index-mark-start text:id="IMark63306360"/><text:alphabetical-index-mark-start text:id="IMark50519464"/><text:alphabetical-index-mark-start text:id="IMark55458440"/><text:alphabetical-index-mark-start text:id="IMark64463704"/>PRETTY<text:alphabetical-index-mark-end text:id="IMark64463704"/><text:alphabetical-index-mark-end text:id="IMark55458440"/>_SHOW<text:alphabetical-index-mark-end text:id="IMark50519464"/><text:alphabetical-index-mark-end text:id="IMark63306360"/>”</text:p>
      <text:p text:style-name="P71"/>
      <text:p text:style-name="P74">Thus, the complete <text:alphabetical-index-mark-start text:id="IMark61922488"/><text:alphabetical-index-mark-start text:id="IMark28895672"/>call<text:alphabetical-index-mark-end text:id="IMark28895672"/><text:alphabetical-index-mark-end text:id="IMark61922488"/> to <text:alphabetical-index-mark-start text:id="IMark64185816"/><text:alphabetical-index-mark-start text:id="IMark35801496"/><text:alphabetical-index-mark-start text:id="IMark56566648"/><text:alphabetical-index-mark-start text:id="IMark58631192"/>sql<text:alphabetical-index-mark-end text:id="IMark58631192"/><text:alphabetical-index-mark-end text:id="IMark56566648"/><text:alphabetical-index-mark-end text:id="IMark35801496"/><text:alphabetical-index-mark-end text:id="IMark64185816"/>p in order to use <text:alphabetical-index-mark-start text:id="IMark61463128"/><text:alphabetical-index-mark-start text:id="IMark64462472"/><text:alphabetical-index-mark-start text:id="IMark60373448"/><text:alphabetical-index-mark-start text:id="IMark58342104"/><text:span text:style-name="T48">PRETTY</text:span><text:alphabetical-index-mark-end text:id="IMark58342104"/><text:alphabetical-index-mark-end text:id="IMark60373448"/><text:span text:style-name="T48">_SHOW</text:span><text:alphabetical-index-mark-end text:id="IMark64462472"/><text:alphabetical-index-mark-end text:id="IMark61463128"/> would be something like this in a hypothetical case of <text:alphabetical-index-mark-start text:id="IMark34680840"/><text:alphabetical-index-mark-start text:id="IMark62241288"/><text:alphabetical-index-mark-start text:id="IMark28820824"/><text:alphabetical-index-mark-start text:id="IMark52870952"/>result<text:alphabetical-index-mark-end text:id="IMark52870952"/><text:alphabetical-index-mark-end text:id="IMark28820824"/>s<text:alphabetical-index-mark-end text:id="IMark62241288"/><text:alphabetical-index-mark-end text:id="IMark34680840"/> organized in five columns, based on</text:p>
      <text:p text:style-name="P71"/>
      <text:p text:style-name="P89">./<text:alphabetical-index-mark-start text:id="IMark59161320"/><text:alphabetical-index-mark-start text:id="IMark64201576"/><text:alphabetical-index-mark-start text:id="IMark64457544"/><text:alphabetical-index-mark-start text:id="IMark63905352"/>sql<text:alphabetical-index-mark-end text:id="IMark63905352"/><text:alphabetical-index-mark-end text:id="IMark64457544"/><text:alphabetical-index-mark-end text:id="IMark64201576"/><text:alphabetical-index-mark-end text:id="IMark59161320"/>p "<text:alphabetical-index-mark-start text:id="IMark54884312"/><text:alphabetical-index-mark-start text:id="IMark63251320"/><text:alphabetical-index-mark-start text:id="IMark64199720"/><text:alphabetical-index-mark-start text:id="IMark64190136"/>sql<text:alphabetical-index-mark-end text:id="IMark64190136"/><text:alphabetical-index-mark-end text:id="IMark64199720"/><text:alphabetical-index-mark-end text:id="IMark63251320"/><text:alphabetical-index-mark-end text:id="IMark54884312"/>p_<text:alphabetical-index-mark-start text:id="IMark60641544"/><text:alphabetical-index-mark-start text:id="IMark62322760"/><text:alphabetical-index-mark-start text:id="IMark35597272"/><text:alphabetical-index-mark-start text:id="IMark59299224"/>result<text:alphabetical-index-mark-end text:id="IMark59299224"/><text:alphabetical-index-mark-end text:id="IMark35597272"/>s<text:alphabetical-index-mark-end text:id="IMark62322760"/><text:alphabetical-index-mark-end text:id="IMark60641544"/><text:alphabetical-index-mark-start text:id="IMark62886104"/><text:alphabetical-index-mark-start text:id="IMark60861976"/>.txt<text:alphabetical-index-mark-end text:id="IMark60861976"/><text:alphabetical-index-mark-end text:id="IMark62886104"/>" "COLS=5;" "<text:alphabetical-index-mark-start text:id="IMark60861240"/><text:alphabetical-index-mark-start text:id="IMark59307400"/><text:alphabetical-index-mark-start text:id="IMark49877032"/><text:alphabetical-index-mark-start text:id="IMark43434600"/>PRETTY<text:alphabetical-index-mark-end text:id="IMark43434600"/><text:alphabetical-index-mark-end text:id="IMark49877032"/>_SHOW<text:alphabetical-index-mark-end text:id="IMark59307400"/><text:alphabetical-index-mark-end text:id="IMark60861240"/>"</text:p>
      <text:p text:style-name="P71"/>
      <text:p text:style-name="P75">As a <text:alphabetical-index-mark-start text:id="IMark54326184"/><text:alphabetical-index-mark-start text:id="IMark63992856"/>result<text:alphabetical-index-mark-end text:id="IMark63992856"/><text:alphabetical-index-mark-end text:id="IMark54326184"/> of the use of this <text:alphabetical-index-mark-start text:id="IMark64461240"/><text:alphabetical-index-mark-start text:id="IMark64396952"/>macro<text:alphabetical-index-mark-end text:id="IMark64396952"/><text:alphabetical-index-mark-end text:id="IMark64461240"/>, a <text:alphabetical-index-mark-start text:id="IMark60662408"/><text:alphabetical-index-mark-start text:id="IMark63110728"/>file<text:alphabetical-index-mark-end text:id="IMark63110728"/><text:alphabetical-index-mark-end text:id="IMark60662408"/> <text:alphabetical-index-mark-start text:id="IMark62930664"/><text:alphabetical-index-mark-start text:id="IMark64464936"/>call<text:alphabetical-index-mark-end text:id="IMark64464936"/><text:alphabetical-index-mark-end text:id="IMark62930664"/>ed <text:alphabetical-index-mark-start text:id="IMark63901368"/><text:alphabetical-index-mark-start text:id="IMark63297352"/><text:alphabetical-index-mark-start text:id="IMark62933016"/><text:alphabetical-index-mark-start text:id="IMark58628472"/><text:alphabetical-index-mark-start text:id="IMark59743656"/><text:alphabetical-index-mark-start text:id="IMark64553880"/><text:span text:style-name="T23">sql</text:span><text:alphabetical-index-mark-end text:id="IMark64553880"/><text:alphabetical-index-mark-end text:id="IMark59743656"/><text:alphabetical-index-mark-end text:id="IMark58628472"/><text:alphabetical-index-mark-end text:id="IMark62933016"/><text:span text:style-name="T23">p_</text:span><text:alphabetical-index-mark-start text:id="IMark59586328"/><text:alphabetical-index-mark-start text:id="IMark54952040"/><text:span text:style-name="T23">pretty</text:span><text:alphabetical-index-mark-end text:id="IMark54952040"/><text:alphabetical-index-mark-end text:id="IMark59586328"/><text:span text:style-name="T23">_tmp</text:span><text:alphabetical-index-mark-start text:id="IMark63150648"/><text:alphabetical-index-mark-start text:id="IMark62964616"/><text:span text:style-name="T23">.txt</text:span><text:alphabetical-index-mark-end text:id="IMark62964616"/><text:alphabetical-index-mark-end text:id="IMark63150648"/><text:alphabetical-index-mark-end text:id="IMark63297352"/><text:alphabetical-index-mark-end text:id="IMark63901368"/> will be created. By opening this <text:alphabetical-index-mark-start text:id="IMark63172440"/><text:alphabetical-index-mark-start text:id="IMark28824536"/>file<text:alphabetical-index-mark-end text:id="IMark28824536"/><text:alphabetical-index-mark-end text:id="IMark63172440"/> you would see the <text:alphabetical-index-mark-start text:id="IMark63909336"/><text:alphabetical-index-mark-start text:id="IMark64550040"/><text:alphabetical-index-mark-start text:id="IMark58510056"/><text:alphabetical-index-mark-start text:id="IMark58354664"/>result<text:alphabetical-index-mark-end text:id="IMark58354664"/><text:alphabetical-index-mark-end text:id="IMark58510056"/>s<text:alphabetical-index-mark-end text:id="IMark64550040"/><text:alphabetical-index-mark-end text:id="IMark63909336"/> of the last <text:alphabetical-index-mark-start text:id="IMark61414968"/><text:alphabetical-index-mark-start text:id="IMark63350024"/>query<text:alphabetical-index-mark-end text:id="IMark63350024"/><text:alphabetical-index-mark-end text:id="IMark61414968"/> in a somewhat legible way.</text:p>
      <text:p text:style-name="P71"/>
      <text:p text:style-name="P71"/>
      <text:p text:style-name="P55">In effect, when you <text:alphabetical-index-mark-start text:id="IMark62321496"/><text:alphabetical-index-mark-start text:id="IMark64178472"/><text:alphabetical-index-mark-start text:id="IMark64551960"/><text:alphabetical-index-mark-start text:id="IMark63165512"/><text:alphabetical-index-mark-start text:id="IMark52542408"/><text:alphabetical-index-mark-start text:id="IMark64183128"/><text:alphabetical-index-mark-start text:id="IMark50519464"/><text:alphabetical-index-mark-start text:id="IMark63306360"/><text:alphabetical-index-mark-start text:id="IMark55458440"/><text:alphabetical-index-mark-start text:id="IMark64463704"/>call<text:alphabetical-index-mark-end text:id="IMark64463704"/><text:alphabetical-index-mark-end text:id="IMark55458440"/><text:alphabetical-index-mark-end text:id="IMark63306360"/><text:alphabetical-index-mark-end text:id="IMark50519464"/><text:alphabetical-index-mark-end text:id="IMark64183128"/><text:alphabetical-index-mark-end text:id="IMark52542408"/><text:alphabetical-index-mark-end text:id="IMark63165512"/><text:alphabetical-index-mark-end text:id="IMark64551960"/><text:alphabetical-index-mark-end text:id="IMark64178472"/><text:alphabetical-index-mark-end text:id="IMark62321496"/> <text:alphabetical-index-mark-start text:id="IMark64458776"/><text:alphabetical-index-mark-start text:id="IMark63195832"/><text:alphabetical-index-mark-start text:id="IMark52509624"/><text:alphabetical-index-mark-start text:id="IMark63305032"/><text:alphabetical-index-mark-start text:id="IMark57527592"/><text:alphabetical-index-mark-start text:id="IMark61922488"/><text:alphabetical-index-mark-start text:id="IMark28895672"/><text:alphabetical-index-mark-start text:id="IMark64185816"/><text:alphabetical-index-mark-start text:id="IMark35801496"/><text:alphabetical-index-mark-start text:id="IMark56566648"/><text:alphabetical-index-mark-start text:id="IMark58631192"/><text:alphabetical-index-mark-start text:id="IMark63302664"/><text:alphabetical-index-mark-start text:id="IMark57803448"/><text:alphabetical-index-mark-start text:id="IMark60373448"/><text:alphabetical-index-mark-start text:id="IMark58342104"/><text:alphabetical-index-mark-start text:id="IMark61309048"/><text:alphabetical-index-mark-start text:id="IMark61463128"/><text:alphabetical-index-mark-start text:id="IMark64462472"/><text:alphabetical-index-mark-start text:id="IMark28820824"/><text:alphabetical-index-mark-start text:id="IMark52870952"/>sql<text:alphabetical-index-mark-end text:id="IMark52870952"/><text:alphabetical-index-mark-end text:id="IMark28820824"/><text:alphabetical-index-mark-end text:id="IMark64462472"/><text:alphabetical-index-mark-end text:id="IMark61463128"/><text:alphabetical-index-mark-end text:id="IMark61309048"/><text:alphabetical-index-mark-end text:id="IMark58342104"/><text:alphabetical-index-mark-end text:id="IMark60373448"/><text:alphabetical-index-mark-end text:id="IMark57803448"/><text:alphabetical-index-mark-end text:id="IMark63302664"/><text:alphabetical-index-mark-end text:id="IMark58631192"/><text:alphabetical-index-mark-end text:id="IMark56566648"/><text:alphabetical-index-mark-end text:id="IMark35801496"/><text:alphabetical-index-mark-end text:id="IMark64185816"/><text:alphabetical-index-mark-end text:id="IMark28895672"/><text:alphabetical-index-mark-end text:id="IMark61922488"/><text:alphabetical-index-mark-end text:id="IMark57527592"/><text:alphabetical-index-mark-end text:id="IMark63305032"/><text:alphabetical-index-mark-end text:id="IMark52509624"/><text:alphabetical-index-mark-end text:id="IMark63195832"/><text:alphabetical-index-mark-end text:id="IMark64458776"/>p using two arguments and no <text:alphabetical-index-mark-start text:id="IMark34680840"/><text:alphabetical-index-mark-start text:id="IMark62241288"/><text:alphabetical-index-mark-start text:id="IMark58511320"/><text:alphabetical-index-mark-start text:id="IMark61540440"/><text:alphabetical-index-mark-start text:id="IMark49865640"/><text:alphabetical-index-mark-start text:id="IMark49858712"/><text:alphabetical-index-mark-start text:id="IMark63418968"/><text:alphabetical-index-mark-start text:id="IMark59161320"/><text:alphabetical-index-mark-start text:id="IMark64201576"/><text:alphabetical-index-mark-start text:id="IMark64457544"/>macro<text:alphabetical-index-mark-end text:id="IMark64457544"/><text:alphabetical-index-mark-end text:id="IMark64201576"/><text:alphabetical-index-mark-end text:id="IMark59161320"/><text:alphabetical-index-mark-end text:id="IMark63418968"/><text:alphabetical-index-mark-end text:id="IMark49858712"/><text:alphabetical-index-mark-end text:id="IMark49865640"/><text:alphabetical-index-mark-end text:id="IMark61540440"/><text:alphabetical-index-mark-end text:id="IMark58511320"/><text:alphabetical-index-mark-end text:id="IMark62241288"/><text:alphabetical-index-mark-end text:id="IMark34680840"/>, the <text:alphabetical-index-mark-start text:id="IMark63905352"/><text:alphabetical-index-mark-start text:id="IMark54884312"/><text:alphabetical-index-mark-start text:id="IMark63251320"/><text:alphabetical-index-mark-start text:id="IMark64199720"/><text:alphabetical-index-mark-start text:id="IMark64190136"/><text:alphabetical-index-mark-start text:id="IMark35597272"/><text:alphabetical-index-mark-start text:id="IMark59299224"/><text:alphabetical-index-mark-start text:id="IMark60641544"/><text:alphabetical-index-mark-start text:id="IMark62322760"/><text:alphabetical-index-mark-start text:id="IMark62886104"/>program<text:alphabetical-index-mark-end text:id="IMark62886104"/><text:alphabetical-index-mark-end text:id="IMark62322760"/><text:alphabetical-index-mark-end text:id="IMark60641544"/><text:alphabetical-index-mark-end text:id="IMark59299224"/><text:alphabetical-index-mark-end text:id="IMark35597272"/><text:alphabetical-index-mark-end text:id="IMark64190136"/><text:alphabetical-index-mark-end text:id="IMark64199720"/><text:alphabetical-index-mark-end text:id="IMark63251320"/><text:alphabetical-index-mark-end text:id="IMark54884312"/><text:alphabetical-index-mark-end text:id="IMark63905352"/> by default will <text:alphabetical-index-mark-start text:id="IMark60861976"/><text:alphabetical-index-mark-start text:id="IMark49877032"/><text:alphabetical-index-mark-start text:id="IMark43434600"/><text:alphabetical-index-mark-start text:id="IMark60861240"/><text:alphabetical-index-mark-start text:id="IMark59307400"/><text:alphabetical-index-mark-start text:id="IMark56387960"/><text:alphabetical-index-mark-start text:id="IMark60830952"/><text:alphabetical-index-mark-start text:id="IMark61464088"/><text:alphabetical-index-mark-start text:id="IMark64467400"/><text:alphabetical-index-mark-start text:id="IMark60403800"/>execute<text:alphabetical-index-mark-end text:id="IMark60403800"/><text:alphabetical-index-mark-end text:id="IMark64467400"/><text:alphabetical-index-mark-end text:id="IMark61464088"/><text:alphabetical-index-mark-end text:id="IMark60830952"/><text:alphabetical-index-mark-end text:id="IMark56387960"/><text:alphabetical-index-mark-end text:id="IMark59307400"/><text:alphabetical-index-mark-end text:id="IMark60861240"/><text:alphabetical-index-mark-end text:id="IMark43434600"/><text:alphabetical-index-mark-end text:id="IMark49877032"/><text:alphabetical-index-mark-end text:id="IMark60861976"/> with <text:alphabetical-index-mark-start text:id="IMark35768392"/><text:alphabetical-index-mark-start text:id="IMark59317848"/><text:alphabetical-index-mark-start text:id="IMark62321032"/><text:alphabetical-index-mark-start text:id="IMark54326184"/><text:alphabetical-index-mark-start text:id="IMark63992856"/><text:alphabetical-index-mark-start text:id="IMark61306520"/><text:alphabetical-index-mark-start text:id="IMark64461240"/><text:alphabetical-index-mark-start text:id="IMark64396952"/><text:alphabetical-index-mark-start text:id="IMark60662408"/><text:alphabetical-index-mark-start text:id="IMark63110728"/>OPEN_<text:alphabetical-index-mark-start text:id="IMark62930664"/><text:alphabetical-index-mark-start text:id="IMark64464936"/><text:alphabetical-index-mark-start text:id="IMark52856648"/><text:alphabetical-index-mark-start text:id="IMark62933016"/><text:alphabetical-index-mark-start text:id="IMark58628472"/><text:alphabetical-index-mark-start text:id="IMark59743656"/><text:alphabetical-index-mark-start text:id="IMark64553880"/><text:alphabetical-index-mark-start text:id="IMark58317768"/><text:alphabetical-index-mark-start text:id="IMark63171112"/><text:alphabetical-index-mark-start text:id="IMark59586328"/>QUERY<text:alphabetical-index-mark-end text:id="IMark59586328"/><text:alphabetical-index-mark-end text:id="IMark63171112"/><text:alphabetical-index-mark-end text:id="IMark58317768"/><text:alphabetical-index-mark-end text:id="IMark64553880"/><text:alphabetical-index-mark-end text:id="IMark59743656"/><text:alphabetical-index-mark-end text:id="IMark58628472"/><text:alphabetical-index-mark-end text:id="IMark62933016"/><text:alphabetical-index-mark-end text:id="IMark52856648"/><text:alphabetical-index-mark-end text:id="IMark64464936"/><text:alphabetical-index-mark-end text:id="IMark62930664"/>_CLOSE<text:alphabetical-index-mark-end text:id="IMark63110728"/><text:alphabetical-index-mark-end text:id="IMark60662408"/><text:alphabetical-index-mark-end text:id="IMark64396952"/><text:alphabetical-index-mark-end text:id="IMark64461240"/><text:alphabetical-index-mark-end text:id="IMark61306520"/><text:alphabetical-index-mark-end text:id="IMark63992856"/><text:alphabetical-index-mark-end text:id="IMark54326184"/><text:alphabetical-index-mark-end text:id="IMark62321032"/><text:alphabetical-index-mark-end text:id="IMark59317848"/><text:alphabetical-index-mark-end text:id="IMark35768392"/>. In the future other <text:alphabetical-index-mark-start text:id="IMark54952040"/><text:alphabetical-index-mark-start text:id="IMark55136968"/><text:alphabetical-index-mark-start text:id="IMark63625496"/><text:alphabetical-index-mark-start text:id="IMark63901368"/><text:alphabetical-index-mark-start text:id="IMark63297352"/><text:alphabetical-index-mark-start text:id="IMark63150648"/><text:alphabetical-index-mark-start text:id="IMark62964616"/><text:alphabetical-index-mark-start text:id="IMark55135704"/><text:alphabetical-index-mark-start text:id="IMark63172440"/><text:alphabetical-index-mark-start text:id="IMark28824536"/>macro<text:alphabetical-index-mark-end text:id="IMark28824536"/><text:alphabetical-index-mark-end text:id="IMark63172440"/><text:alphabetical-index-mark-end text:id="IMark55135704"/><text:alphabetical-index-mark-end text:id="IMark62964616"/><text:alphabetical-index-mark-end text:id="IMark63150648"/><text:alphabetical-index-mark-end text:id="IMark63297352"/><text:alphabetical-index-mark-end text:id="IMark63901368"/><text:alphabetical-index-mark-end text:id="IMark63625496"/><text:alphabetical-index-mark-end text:id="IMark55136968"/><text:alphabetical-index-mark-end text:id="IMark54952040"/>s might be designed.</text:p>
      <text:p text:style-name="P71"/>
      <text:p text:style-name="P9"/>
      <text:h text:style-name="P117" text:outline-level="1"><text:bookmark-start text:name="__RefHeading___Toc993_76759228"/>6. Sources<text:bookmark-end text:name="__RefHeading___Toc993_76759228"/></text:h>
      <text:p text:style-name="P8"/>
      <text:p text:style-name="P12"><text:span text:style-name="T12">6.</text:span><text:span text:style-name="T13">1</text:span><text:span text:style-name="T12">.</text:span><text:span text:style-name="T10"> </text:span><text:alphabetical-index-mark-start text:id="IMark59587592"/><text:alphabetical-index-mark-start text:id="IMark56408184"/><text:alphabetical-index-mark-start text:id="IMark57370952"/><text:alphabetical-index-mark-start text:id="IMark62087656"/><text:alphabetical-index-mark-start text:id="IMark63221048"/><text:alphabetical-index-mark-start text:id="IMark64460008"/><text:alphabetical-index-mark-start text:id="IMark58510056"/><text:alphabetical-index-mark-start text:id="IMark62321496"/><text:alphabetical-index-mark-start text:id="IMark64178472"/><text:alphabetical-index-mark-start text:id="IMark64551960"/><text:alphabetical-index-mark-start text:id="IMark63165512"/><text:alphabetical-index-mark-start text:id="IMark52542408"/><text:alphabetical-index-mark-start text:id="IMark64183128"/><text:alphabetical-index-mark-start text:id="IMark50519464"/><text:alphabetical-index-mark-start text:id="IMark63306360"/><text:alphabetical-index-mark-start text:id="IMark55458440"/><text:alphabetical-index-mark-start text:id="IMark64463704"/><text:alphabetical-index-mark-start text:id="IMark64458776"/><text:alphabetical-index-mark-start text:id="IMark63195832"/><text:alphabetical-index-mark-start text:id="IMark52509624"/><text:alphabetical-index-mark-start text:id="IMark63305032"/><text:alphabetical-index-mark-start text:id="IMark57527592"/><text:alphabetical-index-mark-start text:id="IMark61922488"/><text:alphabetical-index-mark-start text:id="IMark28895672"/><text:alphabetical-index-mark-start text:id="IMark64185816"/><text:alphabetical-index-mark-start text:id="IMark35801496"/><text:alphabetical-index-mark-start text:id="IMark56566648"/><text:alphabetical-index-mark-start text:id="IMark58631192"/><text:alphabetical-index-mark-start text:id="IMark63302664"/><text:alphabetical-index-mark-start text:id="IMark57803448"/><text:alphabetical-index-mark-start text:id="IMark60373448"/><text:alphabetical-index-mark-start text:id="IMark58342104"/><text:alphabetical-index-mark-start text:id="IMark61309048"/><text:alphabetical-index-mark-start text:id="IMark61463128"/><text:alphabetical-index-mark-start text:id="IMark64462472"/><text:alphabetical-index-mark-start text:id="IMark28820824"/><text:alphabetical-index-mark-start text:id="IMark52870952"/><text:alphabetical-index-mark-start text:id="IMark34680840"/><text:alphabetical-index-mark-start text:id="IMark62241288"/>Sql<text:alphabetical-index-mark-end text:id="IMark62241288"/><text:alphabetical-index-mark-end text:id="IMark34680840"/><text:alphabetical-index-mark-end text:id="IMark52870952"/><text:alphabetical-index-mark-end text:id="IMark28820824"/><text:alphabetical-index-mark-end text:id="IMark64462472"/><text:alphabetical-index-mark-end text:id="IMark61463128"/><text:alphabetical-index-mark-end text:id="IMark61309048"/><text:alphabetical-index-mark-end text:id="IMark58342104"/><text:alphabetical-index-mark-end text:id="IMark60373448"/><text:alphabetical-index-mark-end text:id="IMark57803448"/><text:alphabetical-index-mark-end text:id="IMark63302664"/><text:alphabetical-index-mark-end text:id="IMark58631192"/><text:alphabetical-index-mark-end text:id="IMark56566648"/><text:alphabetical-index-mark-end text:id="IMark35801496"/><text:alphabetical-index-mark-end text:id="IMark64185816"/><text:alphabetical-index-mark-end text:id="IMark28895672"/><text:alphabetical-index-mark-end text:id="IMark61922488"/><text:alphabetical-index-mark-end text:id="IMark57527592"/><text:alphabetical-index-mark-end text:id="IMark63305032"/><text:alphabetical-index-mark-end text:id="IMark52509624"/><text:alphabetical-index-mark-end text:id="IMark63195832"/><text:alphabetical-index-mark-end text:id="IMark64458776"/><text:alphabetical-index-mark-end text:id="IMark64463704"/><text:alphabetical-index-mark-end text:id="IMark55458440"/><text:alphabetical-index-mark-end text:id="IMark63306360"/><text:alphabetical-index-mark-end text:id="IMark50519464"/>ite<text:alphabetical-index-mark-end text:id="IMark64183128"/><text:alphabetical-index-mark-end text:id="IMark52542408"/><text:alphabetical-index-mark-end text:id="IMark63165512"/><text:alphabetical-index-mark-end text:id="IMark64551960"/><text:alphabetical-index-mark-end text:id="IMark64178472"/><text:alphabetical-index-mark-end text:id="IMark62321496"/><text:alphabetical-index-mark-end text:id="IMark58510056"/><text:alphabetical-index-mark-end text:id="IMark64460008"/><text:alphabetical-index-mark-end text:id="IMark63221048"/><text:alphabetical-index-mark-end text:id="IMark62087656"/><text:alphabetical-index-mark-end text:id="IMark57370952"/><text:alphabetical-index-mark-end text:id="IMark56408184"/><text:alphabetical-index-mark-end text:id="IMark59587592"/>.org. (2000). <text:alphabetical-index-mark-start text:id="IMark58511320"/><text:alphabetical-index-mark-start text:id="IMark61540440"/><text:alphabetical-index-mark-start text:id="IMark49865640"/><text:alphabetical-index-mark-start text:id="IMark49858712"/><text:alphabetical-index-mark-start text:id="IMark63418968"/><text:alphabetical-index-mark-start text:id="IMark59161320"/><text:alphabetical-index-mark-start text:id="IMark64201576"/><text:alphabetical-index-mark-start text:id="IMark64457544"/><text:alphabetical-index-mark-start text:id="IMark63905352"/><text:alphabetical-index-mark-start text:id="IMark54884312"/><text:alphabetical-index-mark-start text:id="IMark63251320"/><text:alphabetical-index-mark-start text:id="IMark64199720"/><text:alphabetical-index-mark-start text:id="IMark64190136"/><text:alphabetical-index-mark-start text:id="IMark35597272"/><text:alphabetical-index-mark-start text:id="IMark59299224"/><text:alphabetical-index-mark-start text:id="IMark60641544"/><text:alphabetical-index-mark-start text:id="IMark62322760"/><text:alphabetical-index-mark-start text:id="IMark62886104"/><text:alphabetical-index-mark-start text:id="IMark58354664"/><text:alphabetical-index-mark-start text:id="IMark60861976"/><text:alphabetical-index-mark-start text:id="IMark49877032"/><text:alphabetical-index-mark-start text:id="IMark43434600"/><text:alphabetical-index-mark-start text:id="IMark60861240"/><text:alphabetical-index-mark-start text:id="IMark59307400"/><text:alphabetical-index-mark-start text:id="IMark56387960"/><text:alphabetical-index-mark-start text:id="IMark60830952"/><text:alphabetical-index-mark-start text:id="IMark61464088"/><text:alphabetical-index-mark-start text:id="IMark64467400"/><text:alphabetical-index-mark-start text:id="IMark60403800"/><text:alphabetical-index-mark-start text:id="IMark62930664"/><text:alphabetical-index-mark-start text:id="IMark64464936"/><text:alphabetical-index-mark-start text:id="IMark52856648"/><text:alphabetical-index-mark-start text:id="IMark62933016"/><text:alphabetical-index-mark-start text:id="IMark58628472"/><text:alphabetical-index-mark-start text:id="IMark59743656"/><text:alphabetical-index-mark-start text:id="IMark64553880"/><text:alphabetical-index-mark-start text:id="IMark58317768"/><text:alphabetical-index-mark-start text:id="IMark63171112"/><text:alphabetical-index-mark-start text:id="IMark59586328"/>SQL<text:alphabetical-index-mark-end text:id="IMark59586328"/><text:alphabetical-index-mark-end text:id="IMark63171112"/><text:alphabetical-index-mark-end text:id="IMark58317768"/><text:alphabetical-index-mark-end text:id="IMark64553880"/><text:alphabetical-index-mark-end text:id="IMark59743656"/><text:alphabetical-index-mark-end text:id="IMark58628472"/><text:alphabetical-index-mark-end text:id="IMark62933016"/><text:alphabetical-index-mark-end text:id="IMark52856648"/><text:alphabetical-index-mark-end text:id="IMark64464936"/><text:alphabetical-index-mark-end text:id="IMark62930664"/><text:alphabetical-index-mark-end text:id="IMark60403800"/><text:alphabetical-index-mark-end text:id="IMark64467400"/><text:alphabetical-index-mark-end text:id="IMark61464088"/><text:alphabetical-index-mark-end text:id="IMark60830952"/><text:alphabetical-index-mark-end text:id="IMark56387960"/><text:alphabetical-index-mark-end text:id="IMark59307400"/><text:alphabetical-index-mark-end text:id="IMark60861240"/><text:alphabetical-index-mark-end text:id="IMark43434600"/><text:alphabetical-index-mark-end text:id="IMark49877032"/><text:alphabetical-index-mark-end text:id="IMark60861976"/><text:alphabetical-index-mark-end text:id="IMark58354664"/><text:alphabetical-index-mark-end text:id="IMark62886104"/><text:alphabetical-index-mark-end text:id="IMark62322760"/><text:alphabetical-index-mark-end text:id="IMark60641544"/><text:alphabetical-index-mark-end text:id="IMark59299224"/><text:alphabetical-index-mark-end text:id="IMark35597272"/>ite<text:alphabetical-index-mark-end text:id="IMark64190136"/><text:alphabetical-index-mark-end text:id="IMark64199720"/><text:alphabetical-index-mark-end text:id="IMark63251320"/><text:alphabetical-index-mark-end text:id="IMark54884312"/><text:alphabetical-index-mark-end text:id="IMark63905352"/><text:alphabetical-index-mark-end text:id="IMark64457544"/><text:alphabetical-index-mark-end text:id="IMark64201576"/><text:alphabetical-index-mark-end text:id="IMark59161320"/><text:alphabetical-index-mark-end text:id="IMark63418968"/><text:alphabetical-index-mark-end text:id="IMark49858712"/><text:alphabetical-index-mark-end text:id="IMark49865640"/><text:alphabetical-index-mark-end text:id="IMark61540440"/><text:alphabetical-index-mark-end text:id="IMark58511320"/> Home Page. [online] Available at: https://www<text:alphabetical-index-mark-start text:id="IMark35768392"/><text:alphabetical-index-mark-start text:id="IMark59317848"/><text:alphabetical-index-mark-start text:id="IMark62321032"/><text:alphabetical-index-mark-start text:id="IMark54326184"/><text:alphabetical-index-mark-start text:id="IMark63992856"/><text:alphabetical-index-mark-start text:id="IMark61306520"/><text:alphabetical-index-mark-start text:id="IMark64461240"/><text:alphabetical-index-mark-start text:id="IMark64396952"/><text:alphabetical-index-mark-start text:id="IMark60662408"/><text:alphabetical-index-mark-start text:id="IMark63110728"/><text:alphabetical-index-mark-start text:id="IMark63909336"/><text:alphabetical-index-mark-start text:id="IMark55136968"/><text:alphabetical-index-mark-start text:id="IMark54952040"/>.<text:alphabetical-index-mark-start text:id="IMark63625496"/><text:alphabetical-index-mark-start text:id="IMark63901368"/><text:alphabetical-index-mark-start text:id="IMark63297352"/><text:alphabetical-index-mark-start text:id="IMark63150648"/><text:alphabetical-index-mark-start text:id="IMark62964616"/><text:alphabetical-index-mark-start text:id="IMark55135704"/><text:alphabetical-index-mark-start text:id="IMark63172440"/><text:alphabetical-index-mark-start text:id="IMark28824536"/><text:alphabetical-index-mark-start text:id="IMark61414968"/><text:alphabetical-index-mark-start text:id="IMark64550040"/><text:alphabetical-index-mark-start text:id="IMark61307784"/><text:alphabetical-index-mark-start text:id="IMark63350024"/><text:alphabetical-index-mark-start text:id="IMark60829688"/><text:alphabetical-index-mark-start text:id="IMark62785688"/><text:alphabetical-index-mark-start text:id="IMark59302152"/><text:alphabetical-index-mark-start text:id="IMark54886104"/><text:alphabetical-index-mark-start text:id="IMark60863176"/><text:alphabetical-index-mark-start text:id="IMark61913752"/><text:alphabetical-index-mark-start text:id="IMark63594568"/><text:alphabetical-index-mark-start text:id="IMark59375608"/><text:alphabetical-index-mark-start text:id="IMark62900504"/><text:alphabetical-index-mark-start text:id="IMark56837432"/><text:alphabetical-index-mark-start text:id="IMark64789592"/><text:alphabetical-index-mark-start text:id="IMark35454040"/><text:alphabetical-index-mark-start text:id="IMark64786440"/><text:alphabetical-index-mark-start text:id="IMark43398632"/><text:alphabetical-index-mark-start text:id="IMark62165672"/><text:alphabetical-index-mark-start text:id="IMark64867512"/><text:alphabetical-index-mark-start text:id="IMark56903016"/><text:alphabetical-index-mark-start text:id="IMark59048744"/><text:alphabetical-index-mark-start text:id="IMark52540792"/><text:alphabetical-index-mark-start text:id="IMark62514744"/><text:alphabetical-index-mark-start text:id="IMark52598584"/><text:alphabetical-index-mark-start text:id="IMark63783032"/><text:alphabetical-index-mark-start text:id="IMark55597448"/><text:alphabetical-index-mark-start text:id="IMark60649624"/><text:alphabetical-index-mark-start text:id="IMark62097448"/><text:alphabetical-index-mark-start text:id="IMark60008424"/><text:alphabetical-index-mark-start text:id="IMark62222392"/><text:alphabetical-index-mark-start text:id="IMark63616520"/><text:alphabetical-index-mark-start text:id="IMark62864776"/><text:alphabetical-index-mark-start text:id="IMark62244552"/>sql<text:alphabetical-index-mark-end text:id="IMark62244552"/><text:alphabetical-index-mark-end text:id="IMark62864776"/><text:alphabetical-index-mark-end text:id="IMark63616520"/><text:alphabetical-index-mark-end text:id="IMark62222392"/><text:alphabetical-index-mark-end text:id="IMark60008424"/><text:alphabetical-index-mark-end text:id="IMark62097448"/><text:alphabetical-index-mark-end text:id="IMark60649624"/><text:alphabetical-index-mark-end text:id="IMark55597448"/><text:alphabetical-index-mark-end text:id="IMark63783032"/><text:alphabetical-index-mark-end text:id="IMark52598584"/><text:alphabetical-index-mark-end text:id="IMark62514744"/><text:alphabetical-index-mark-end text:id="IMark52540792"/><text:alphabetical-index-mark-end text:id="IMark59048744"/><text:alphabetical-index-mark-end text:id="IMark56903016"/><text:alphabetical-index-mark-end text:id="IMark64867512"/><text:alphabetical-index-mark-end text:id="IMark62165672"/><text:alphabetical-index-mark-end text:id="IMark43398632"/><text:alphabetical-index-mark-end text:id="IMark64786440"/><text:alphabetical-index-mark-end text:id="IMark35454040"/><text:alphabetical-index-mark-end text:id="IMark64789592"/><text:alphabetical-index-mark-end text:id="IMark56837432"/><text:alphabetical-index-mark-end text:id="IMark62900504"/><text:alphabetical-index-mark-end text:id="IMark59375608"/><text:alphabetical-index-mark-end text:id="IMark63594568"/><text:alphabetical-index-mark-end text:id="IMark61913752"/><text:alphabetical-index-mark-end text:id="IMark60863176"/><text:alphabetical-index-mark-end text:id="IMark54886104"/><text:alphabetical-index-mark-end text:id="IMark59302152"/><text:alphabetical-index-mark-end text:id="IMark62785688"/><text:alphabetical-index-mark-end text:id="IMark54952040"/><text:alphabetical-index-mark-end text:id="IMark55136968"/><text:alphabetical-index-mark-end text:id="IMark63909336"/><text:alphabetical-index-mark-end text:id="IMark63110728"/><text:alphabetical-index-mark-end text:id="IMark60662408"/><text:alphabetical-index-mark-end text:id="IMark64396952"/><text:alphabetical-index-mark-end text:id="IMark64461240"/><text:alphabetical-index-mark-end text:id="IMark61306520"/><text:alphabetical-index-mark-end text:id="IMark63992856"/><text:alphabetical-index-mark-end text:id="IMark54326184"/><text:alphabetical-index-mark-end text:id="IMark62321032"/><text:alphabetical-index-mark-end text:id="IMark59317848"/><text:alphabetical-index-mark-end text:id="IMark35768392"/>ite<text:alphabetical-index-mark-end text:id="IMark60829688"/><text:alphabetical-index-mark-end text:id="IMark63350024"/><text:alphabetical-index-mark-end text:id="IMark61307784"/><text:alphabetical-index-mark-end text:id="IMark64550040"/><text:alphabetical-index-mark-end text:id="IMark61414968"/><text:alphabetical-index-mark-end text:id="IMark28824536"/><text:alphabetical-index-mark-end text:id="IMark63172440"/><text:alphabetical-index-mark-end text:id="IMark55135704"/><text:alphabetical-index-mark-end text:id="IMark62964616"/><text:alphabetical-index-mark-end text:id="IMark63150648"/><text:alphabetical-index-mark-end text:id="IMark63297352"/><text:alphabetical-index-mark-end text:id="IMark63901368"/><text:alphabetical-index-mark-end text:id="IMark63625496"/>.org/index.html [Acc<text:alphabetical-index-mark-start text:id="IMark63199976"/>es<text:alphabetical-index-mark-end text:id="IMark63199976"/>sed 26 Aug. 2019].</text:p>
      <text:p text:style-name="P12"/>
      <text:p text:style-name="P4"><text:bookmark text:name="js-reference-string-0"/><text:span text:style-name="T14">6.2.</text:span><text:span text:style-name="T58"> </text:span><text:alphabetical-index-mark-start text:id="IMark55458440"/><text:alphabetical-index-mark-start text:id="IMark64463704"/><text:alphabetical-index-mark-start text:id="IMark64458776"/><text:alphabetical-index-mark-start text:id="IMark63195832"/><text:alphabetical-index-mark-start text:id="IMark52509624"/><text:alphabetical-index-mark-start text:id="IMark63305032"/><text:alphabetical-index-mark-start text:id="IMark57527592"/><text:alphabetical-index-mark-start text:id="IMark61922488"/><text:alphabetical-index-mark-start text:id="IMark28895672"/><text:alphabetical-index-mark-start text:id="IMark64185816"/><text:alphabetical-index-mark-start text:id="IMark35801496"/><text:alphabetical-index-mark-start text:id="IMark56566648"/><text:alphabetical-index-mark-start text:id="IMark58631192"/><text:alphabetical-index-mark-start text:id="IMark63302664"/><text:alphabetical-index-mark-start text:id="IMark57803448"/><text:alphabetical-index-mark-start text:id="IMark60373448"/><text:alphabetical-index-mark-start text:id="IMark58342104"/><text:alphabetical-index-mark-start text:id="IMark61309048"/><text:alphabetical-index-mark-start text:id="IMark61463128"/><text:alphabetical-index-mark-start text:id="IMark64462472"/><text:alphabetical-index-mark-start text:id="IMark28820824"/>Sql<text:alphabetical-index-mark-end text:id="IMark28820824"/><text:alphabetical-index-mark-end text:id="IMark64462472"/><text:alphabetical-index-mark-end text:id="IMark61463128"/><text:alphabetical-index-mark-end text:id="IMark61309048"/><text:alphabetical-index-mark-end text:id="IMark58342104"/><text:alphabetical-index-mark-end text:id="IMark60373448"/><text:alphabetical-index-mark-end text:id="IMark57803448"/><text:alphabetical-index-mark-end text:id="IMark63302664"/><text:alphabetical-index-mark-end text:id="IMark58631192"/><text:alphabetical-index-mark-end text:id="IMark56566648"/><text:alphabetical-index-mark-end text:id="IMark35801496"/><text:alphabetical-index-mark-end text:id="IMark64185816"/><text:alphabetical-index-mark-end text:id="IMark28895672"/><text:alphabetical-index-mark-end text:id="IMark61922488"/>ite<text:alphabetical-index-mark-end text:id="IMark57527592"/><text:alphabetical-index-mark-end text:id="IMark63305032"/><text:alphabetical-index-mark-end text:id="IMark52509624"/><text:alphabetical-index-mark-end text:id="IMark63195832"/><text:alphabetical-index-mark-end text:id="IMark64458776"/><text:alphabetical-index-mark-end text:id="IMark64463704"/><text:alphabetical-index-mark-end text:id="IMark55458440"/>.org. (20<text:span text:style-name="T58">00</text:span>). <text:alphabetical-index-mark-start text:id="IMark52870952"/><text:alphabetical-index-mark-start text:id="IMark34680840"/><text:alphabetical-index-mark-start text:id="IMark62241288"/><text:alphabetical-index-mark-start text:id="IMark59587592"/><text:alphabetical-index-mark-start text:id="IMark56408184"/><text:alphabetical-index-mark-start text:id="IMark57370952"/><text:alphabetical-index-mark-start text:id="IMark62087656"/><text:span text:style-name="T22">Command</text:span><text:alphabetical-index-mark-end text:id="IMark62087656"/><text:alphabetical-index-mark-end text:id="IMark57370952"/><text:alphabetical-index-mark-end text:id="IMark56408184"/><text:alphabetical-index-mark-end text:id="IMark59587592"/><text:alphabetical-index-mark-end text:id="IMark62241288"/><text:alphabetical-index-mark-end text:id="IMark34680840"/><text:alphabetical-index-mark-end text:id="IMark52870952"/><text:span text:style-name="T22"> Line Shell For </text:span><text:alphabetical-index-mark-start text:id="IMark63221048"/><text:alphabetical-index-mark-start text:id="IMark64460008"/><text:alphabetical-index-mark-start text:id="IMark58510056"/><text:alphabetical-index-mark-start text:id="IMark62321496"/><text:alphabetical-index-mark-start text:id="IMark64178472"/><text:alphabetical-index-mark-start text:id="IMark64551960"/><text:alphabetical-index-mark-start text:id="IMark63165512"/><text:alphabetical-index-mark-start text:id="IMark52542408"/><text:alphabetical-index-mark-start text:id="IMark64183128"/><text:alphabetical-index-mark-start text:id="IMark58633208"/><text:alphabetical-index-mark-start text:id="IMark35597272"/><text:alphabetical-index-mark-start text:id="IMark59299224"/><text:alphabetical-index-mark-start text:id="IMark60641544"/><text:alphabetical-index-mark-start text:id="IMark62322760"/><text:alphabetical-index-mark-start text:id="IMark62886104"/><text:alphabetical-index-mark-start text:id="IMark58354664"/><text:alphabetical-index-mark-start text:id="IMark60861976"/><text:alphabetical-index-mark-start text:id="IMark49877032"/><text:alphabetical-index-mark-start text:id="IMark43434600"/><text:alphabetical-index-mark-start text:id="IMark60861240"/><text:alphabetical-index-mark-start text:id="IMark59307400"/><text:span text:style-name="T22">SQL</text:span><text:alphabetical-index-mark-end text:id="IMark59307400"/><text:alphabetical-index-mark-end text:id="IMark60861240"/><text:alphabetical-index-mark-end text:id="IMark43434600"/><text:alphabetical-index-mark-end text:id="IMark49877032"/><text:alphabetical-index-mark-end text:id="IMark60861976"/><text:alphabetical-index-mark-end text:id="IMark58354664"/><text:alphabetical-index-mark-end text:id="IMark62886104"/><text:alphabetical-index-mark-end text:id="IMark62322760"/><text:alphabetical-index-mark-end text:id="IMark60641544"/><text:alphabetical-index-mark-end text:id="IMark59299224"/><text:alphabetical-index-mark-end text:id="IMark35597272"/><text:alphabetical-index-mark-end text:id="IMark58633208"/><text:alphabetical-index-mark-end text:id="IMark64183128"/><text:alphabetical-index-mark-end text:id="IMark52542408"/><text:span text:style-name="T22">ite</text:span><text:alphabetical-index-mark-end text:id="IMark63165512"/><text:alphabetical-index-mark-end text:id="IMark64551960"/><text:alphabetical-index-mark-end text:id="IMark64178472"/><text:alphabetical-index-mark-end text:id="IMark62321496"/><text:alphabetical-index-mark-end text:id="IMark58510056"/><text:alphabetical-index-mark-end text:id="IMark64460008"/><text:alphabetical-index-mark-end text:id="IMark63221048"/>. [online] Available at: https://www<text:alphabetical-index-mark-start text:id="IMark56387960"/><text:alphabetical-index-mark-start text:id="IMark60830952"/><text:alphabetical-index-mark-start text:id="IMark61464088"/><text:alphabetical-index-mark-start text:id="IMark64467400"/><text:alphabetical-index-mark-start text:id="IMark60403800"/><text:alphabetical-index-mark-start text:id="IMark62930664"/><text:alphabetical-index-mark-start text:id="IMark64464936"/>.<text:alphabetical-index-mark-start text:id="IMark52856648"/><text:alphabetical-index-mark-start text:id="IMark62933016"/><text:alphabetical-index-mark-start text:id="IMark58628472"/><text:alphabetical-index-mark-start text:id="IMark59743656"/><text:alphabetical-index-mark-start text:id="IMark64553880"/><text:alphabetical-index-mark-start text:id="IMark58317768"/><text:alphabetical-index-mark-start text:id="IMark63171112"/><text:alphabetical-index-mark-start text:id="IMark59586328"/><text:alphabetical-index-mark-start text:id="IMark58511320"/><text:alphabetical-index-mark-start text:id="IMark61540440"/><text:alphabetical-index-mark-start text:id="IMark49865640"/><text:alphabetical-index-mark-start text:id="IMark49858712"/><text:alphabetical-index-mark-start text:id="IMark63418968"/><text:alphabetical-index-mark-start text:id="IMark59161320"/><text:alphabetical-index-mark-start text:id="IMark64201576"/><text:alphabetical-index-mark-start text:id="IMark64457544"/><text:alphabetical-index-mark-start text:id="IMark63905352"/><text:alphabetical-index-mark-start text:id="IMark54884312"/><text:alphabetical-index-mark-start text:id="IMark63251320"/><text:alphabetical-index-mark-start text:id="IMark64199720"/><text:alphabetical-index-mark-start text:id="IMark64190136"/>sql<text:alphabetical-index-mark-end text:id="IMark64190136"/><text:alphabetical-index-mark-end text:id="IMark64199720"/><text:alphabetical-index-mark-end text:id="IMark63251320"/><text:alphabetical-index-mark-end text:id="IMark54884312"/><text:alphabetical-index-mark-end text:id="IMark63905352"/><text:alphabetical-index-mark-end text:id="IMark64457544"/><text:alphabetical-index-mark-end text:id="IMark64201576"/><text:alphabetical-index-mark-end text:id="IMark59161320"/><text:alphabetical-index-mark-end text:id="IMark63418968"/><text:alphabetical-index-mark-end text:id="IMark49858712"/><text:alphabetical-index-mark-end text:id="IMark49865640"/><text:alphabetical-index-mark-end text:id="IMark61540440"/><text:alphabetical-index-mark-end text:id="IMark58511320"/><text:alphabetical-index-mark-end text:id="IMark59586328"/><text:alphabetical-index-mark-end text:id="IMark64464936"/><text:alphabetical-index-mark-end text:id="IMark62930664"/><text:alphabetical-index-mark-end text:id="IMark60403800"/><text:alphabetical-index-mark-end text:id="IMark64467400"/><text:alphabetical-index-mark-end text:id="IMark61464088"/><text:alphabetical-index-mark-end text:id="IMark60830952"/><text:alphabetical-index-mark-end text:id="IMark56387960"/>ite<text:alphabetical-index-mark-end text:id="IMark63171112"/><text:alphabetical-index-mark-end text:id="IMark58317768"/><text:alphabetical-index-mark-end text:id="IMark64553880"/><text:alphabetical-index-mark-end text:id="IMark59743656"/><text:alphabetical-index-mark-end text:id="IMark58628472"/><text:alphabetical-index-mark-end text:id="IMark62933016"/><text:alphabetical-index-mark-end text:id="IMark52856648"/>.org/cli.html [Accessed 10 Oct. 2019].</text:p>
      <text:p text:style-name="P4"/>
      <text:p text:style-name="P4"/>
      <text:p text:style-name="P6"><text:span text:style-name="T61">6.3.</text:span><text:span text:style-name="T60"> </text:span><text:bookmark text:name="js-reference-string-2"/><text:span text:style-name="T60">The HDF Group. (2019). </text:span><text:span text:style-name="T62">The HDF Group - ensuring long-term access and usability of HDF data and supporting users of HDF technologies</text:span><text:span text:style-name="T60">. [online] Available at: https://www.hdfgroup.org [Accessed 18 Oct. 2019].</text:span><text:bookmark text:name="js-reference-string-02"/></text:p>
      <text:p text:style-name="P5"/>
      <text:p text:style-name="P5"/>
      <text:p text:style-name="P6"><text:span text:style-name="T61">6.4.</text:span><text:span text:style-name="T60"> </text:span><text:bookmark text:name="js-reference-string-01"/><text:alphabetical-index-mark-start text:id="IMark63110728"/><text:alphabetical-index-mark-start text:id="IMark63909336"/><text:alphabetical-index-mark-start text:id="IMark55136968"/><text:alphabetical-index-mark-start text:id="IMark54952040"/><text:alphabetical-index-mark-start text:id="IMark62785688"/><text:alphabetical-index-mark-start text:id="IMark59302152"/>Hdfql<text:alphabetical-index-mark-end text:id="IMark59302152"/><text:alphabetical-index-mark-end text:id="IMark62785688"/><text:alphabetical-index-mark-end text:id="IMark54952040"/><text:alphabetical-index-mark-end text:id="IMark55136968"/><text:alphabetical-index-mark-end text:id="IMark63909336"/><text:alphabetical-index-mark-end text:id="IMark63110728"/>.com. (2019). <text:span text:style-name="T22">The easy way to </text:span><text:alphabetical-index-mark-start text:id="IMark54886104"/><text:alphabetical-index-mark-start text:id="IMark60863176"/><text:alphabetical-index-mark-start text:id="IMark63306360"/><text:alphabetical-index-mark-start text:id="IMark50519464"/><text:alphabetical-index-mark-start text:id="IMark63901368"/><text:alphabetical-index-mark-start text:id="IMark63625496"/><text:span text:style-name="T22">manage</text:span><text:alphabetical-index-mark-end text:id="IMark63625496"/><text:alphabetical-index-mark-end text:id="IMark63901368"/><text:alphabetical-index-mark-end text:id="IMark50519464"/><text:alphabetical-index-mark-end text:id="IMark63306360"/><text:alphabetical-index-mark-end text:id="IMark60863176"/><text:alphabetical-index-mark-end text:id="IMark54886104"/><text:span text:style-name="T22"> </text:span><text:alphabetical-index-mark-start text:id="IMark61922488"/><text:alphabetical-index-mark-start text:id="IMark28895672"/><text:alphabetical-index-mark-start text:id="IMark64185816"/><text:alphabetical-index-mark-start text:id="IMark35801496"/><text:alphabetical-index-mark-start text:id="IMark56566648"/><text:alphabetical-index-mark-start text:id="IMark58631192"/><text:span text:style-name="T22">HDF5</text:span><text:alphabetical-index-mark-end text:id="IMark58631192"/><text:alphabetical-index-mark-end text:id="IMark56566648"/><text:alphabetical-index-mark-end text:id="IMark35801496"/><text:alphabetical-index-mark-end text:id="IMark64185816"/><text:alphabetical-index-mark-end text:id="IMark28895672"/><text:alphabetical-index-mark-end text:id="IMark61922488"/><text:span text:style-name="T22"> data</text:span>. [online] Available at: http://www.<text:alphabetical-index-mark-start text:id="IMark63302664"/><text:alphabetical-index-mark-start text:id="IMark57803448"/><text:alphabetical-index-mark-start text:id="IMark60373448"/><text:alphabetical-index-mark-start text:id="IMark58342104"/><text:alphabetical-index-mark-start text:id="IMark61309048"/><text:alphabetical-index-mark-start text:id="IMark61463128"/>hdfql<text:alphabetical-index-mark-end text:id="IMark61463128"/><text:alphabetical-index-mark-end text:id="IMark61309048"/><text:alphabetical-index-mark-end text:id="IMark58342104"/><text:alphabetical-index-mark-end text:id="IMark60373448"/><text:alphabetical-index-mark-end text:id="IMark57803448"/><text:alphabetical-index-mark-end text:id="IMark63302664"/>.com/ [Accessed 18 Oct. 2019].</text:p>
      <text:p text:style-name="P4"/>
      <text:p text:style-name="P11"/>
      <text:p text:style-name="P11"/>
      <text:p text:style-name="P8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117" text:outline-level="1">7. Alphabetical Index</text:h>
          </text:index-title>
          <text:p text:style-name="P118"/>
          <text:p text:style-name="P118">A</text:p>
          <text:p text:style-name="P114">advantage<text:tab/>1, 5p.</text:p>
          <text:p text:style-name="P114">append<text:tab/>9p.</text:p>
          <text:p text:style-name="P118"/>
          <text:p text:style-name="P118">C</text:p>
          <text:p text:style-name="P114">call<text:tab/>3, 8p., 11p., 14p., 19, 21</text:p>
          <text:p text:style-name="P114">Call<text:tab/>3, 15, 18p.</text:p>
          <text:p text:style-name="P114">character<text:tab/>5, 7pp., 11p., 19p.</text:p>
          <text:p text:style-name="P114">code<text:tab/>6, 8, 11p.</text:p>
          <text:p text:style-name="P114">command<text:tab/>1, 5p.</text:p>
          <text:p text:style-name="P114">Command<text:tab/>22</text:p>
          <text:p text:style-name="P114">common<text:tab/>1, 3, 5, 15</text:p>
          <text:p text:style-name="P114">composite<text:tab/>3, 7pp., 13p., 19</text:p>
          <text:p text:style-name="P114">Composite<text:tab/>7, 10</text:p>
          <text:p text:style-name="P114">contribute<text:tab/>2</text:p>
          <text:p text:style-name="P114">CONTRIBUTING<text:tab/>2</text:p>
          <text:p text:style-name="P114">COPYING<text:tab/>2</text:p>
          <text:p text:style-name="P118"/>
          <text:p text:style-name="P118">D</text:p>
          <text:p text:style-name="P114">database<text:tab/>1, 5pp., 9p., 12, 14pp., 18pp.</text:p>
          <text:p text:style-name="P114">database.db<text:tab/>9</text:p>
          <text:p text:style-name="P114">database.h5<text:tab/>10</text:p>
          <text:p text:style-name="P114">dataset<text:tab/>5, 9p., 14</text:p>
          <text:p text:style-name="P114">DBMS<text:tab/>7</text:p>
          <text:p text:style-name="P114">develop<text:tab/>1</text:p>
          <text:p text:style-name="P114">developer<text:tab/>1</text:p>
          <text:p text:style-name="P114">dialect<text:tab/>3, 8</text:p>
          <text:p text:style-name="P114">dot<text:tab/>1, 5</text:p>
          <text:p text:style-name="P118"/>
          <text:p text:style-name="P118">E</text:p>
          <text:p text:style-name="P114">Edronkin<text:tab/>1</text:p>
          <text:p text:style-name="P114">environment<text:tab/>3, 14p.</text:p>
          <text:p text:style-name="P114"><text:soft-page-break/>es<text:tab/>2, 22</text:p>
          <text:p text:style-name="P114">execute<text:tab/>5, 20p.</text:p>
          <text:p text:style-name="P118"/>
          <text:p text:style-name="P118">F</text:p>
          <text:p text:style-name="P114">factor<text:tab/>7</text:p>
          <text:p text:style-name="P114">file<text:tab/>1pp., 5, 7pp.</text:p>
          <text:p text:style-name="P114">folder<text:tab/>9, 16pp.</text:p>
          <text:p text:style-name="P114">format<text:tab/>2, 5, 16, 20p.</text:p>
          <text:p text:style-name="P114">Fortran<text:tab/>15</text:p>
          <text:p text:style-name="P118"/>
          <text:p text:style-name="P118">G</text:p>
          <text:p text:style-name="P114">g++<text:tab/>17</text:p>
          <text:p text:style-name="P114">gcc<text:tab/>15, 17</text:p>
          <text:p text:style-name="P118"/>
          <text:p text:style-name="P118">H</text:p>
          <text:p text:style-name="P114">handle<text:tab/>5, 10, 13, 15</text:p>
          <text:p text:style-name="P114">hdf5<text:tab/>1</text:p>
          <text:p text:style-name="P114">HDF5<text:tab/>1p., 5pp., 10pp., 21p.</text:p>
          <text:p text:style-name="P114">hdfql<text:tab/>1, 17p., 22</text:p>
          <text:p text:style-name="P114">Hdfql<text:tab/>22</text:p>
          <text:p text:style-name="P114">HDFql<text:tab/>2p., 5pp., 9pp., 17p., 21</text:p>
          <text:p text:style-name="P118"/>
          <text:p text:style-name="P118">I</text:p>
          <text:p text:style-name="P114">independent<text:tab/>5</text:p>
          <text:p text:style-name="P114">information<text:tab/>2</text:p>
          <text:p text:style-name="P114">INSERT<text:tab/>8</text:p>
          <text:p text:style-name="P114">install<text:tab/>2p., 11, 18</text:p>
          <text:p text:style-name="P114">Install<text:tab/>3, 17</text:p>
          <text:p text:style-name="P114">instance<text:tab/>9p.</text:p>
          <text:p text:style-name="P118"/>
          <text:p text:style-name="P118">L</text:p>
          <text:p text:style-name="P114">libraries<text:tab/>11, 14p., 18</text:p>
          <text:p text:style-name="P114">library<text:tab/>14</text:p>
          <text:p text:style-name="P114">license<text:tab/>2, 16</text:p>
          <text:p text:style-name="P114">License<text:tab/>2p.</text:p>
          <text:p text:style-name="P114"><text:soft-page-break/>link<text:tab/>18</text:p>
          <text:p text:style-name="P114">Link<text:tab/>17</text:p>
          <text:p text:style-name="P114">Linux<text:tab/>15, 17p.</text:p>
          <text:p text:style-name="P114">listing<text:tab/>8p., 19p.</text:p>
          <text:p text:style-name="P114">lock<text:tab/>14p.</text:p>
          <text:p text:style-name="P114">locking<text:tab/>14p.</text:p>
          <text:p text:style-name="P114">lsqlite<text:tab/>17</text:p>
          <text:p text:style-name="P118"/>
          <text:p text:style-name="P118">M</text:p>
          <text:p text:style-name="P114">macro<text:tab/>18pp.</text:p>
          <text:p text:style-name="P114">manage<text:tab/>7, 14, 22</text:p>
          <text:p text:style-name="P114">MariaDB<text:tab/>5</text:p>
          <text:p text:style-name="P114">module<text:tab/>2</text:p>
          <text:p text:style-name="P114">mpi<text:tab/>3, 14p., 17p.</text:p>
          <text:p text:style-name="P114">MPI<text:tab/>14p.</text:p>
          <text:p text:style-name="P114">multiple<text:tab/>19</text:p>
          <text:p text:style-name="P114">Mysql<text:tab/>5</text:p>
          <text:p text:style-name="P118"/>
          <text:p text:style-name="P118">O</text:p>
          <text:p text:style-name="P114">OPEN_QUERY_CLOSE<text:tab/>4, 20p.</text:p>
          <text:p text:style-name="P114">OPEN_QUERY_CLOSE_SHOW<text:tab/>4, 20</text:p>
          <text:p text:style-name="P114">openmp<text:tab/>17</text:p>
          <text:p text:style-name="P114">OpenMP<text:tab/>14p., 18</text:p>
          <text:p text:style-name="P114">operating<text:tab/>18</text:p>
          <text:p text:style-name="P114">Operating<text:tab/>3, 15</text:p>
          <text:p text:style-name="P114">operation<text:tab/>9</text:p>
          <text:p text:style-name="P114">orcid<text:tab/>1</text:p>
          <text:p text:style-name="P114">overwrite<text:tab/>9p.</text:p>
          <text:p text:style-name="P118"/>
          <text:p text:style-name="P118">P</text:p>
          <text:p text:style-name="P114">parse<text:tab/>9, 19</text:p>
          <text:p text:style-name="P114">path<text:tab/>17, 19</text:p>
          <text:p text:style-name="P114">PATH<text:tab/>19</text:p>
          <text:p text:style-name="P114"><text:soft-page-break/>PostgreSQL<text:tab/>5</text:p>
          <text:p text:style-name="P114">preparation<text:tab/>14</text:p>
          <text:p text:style-name="P114">pretty<text:tab/>20p.</text:p>
          <text:p text:style-name="P114">PRETTY<text:tab/>4, 20p.</text:p>
          <text:p text:style-name="P114">PRETTY_SHOW<text:tab/>4, 20p.</text:p>
          <text:p text:style-name="P114">program<text:tab/>1, 5, 8, 11, 14, 20p.</text:p>
          <text:p text:style-name="P114">project<text:tab/>1p.</text:p>
          <text:p text:style-name="P118"/>
          <text:p text:style-name="P118">Q</text:p>
          <text:p text:style-name="P114">ql<text:tab/>7p.</text:p>
          <text:p text:style-name="P114">queries<text:tab/>1, 5pp., 19pp.</text:p>
          <text:p text:style-name="P114">query<text:tab/>1, 3, 5pp., 14, 18pp.</text:p>
          <text:p text:style-name="P114">Query<text:tab/>19</text:p>
          <text:p text:style-name="P114">QUERY<text:tab/>4, 20p.</text:p>
          <text:p text:style-name="P118"/>
          <text:p text:style-name="P118">R</text:p>
          <text:p text:style-name="P114">RDBMS<text:tab/>7</text:p>
          <text:p text:style-name="P114">README<text:tab/>2</text:p>
          <text:p text:style-name="P114">relational<text:tab/>5, 12, 15</text:p>
          <text:p text:style-name="P114">Relational<text:tab/>7</text:p>
          <text:p text:style-name="P114">repetitive<text:tab/>5, 14</text:p>
          <text:p text:style-name="P114">result<text:tab/>3, 6pp., 18pp.</text:p>
          <text:p text:style-name="P114">results<text:tab/>3, 7pp., 18pp.</text:p>
          <text:p text:style-name="P114">retrieve<text:tab/>9, 14</text:p>
          <text:p text:style-name="P114">return<text:tab/>8p., 19</text:p>
          <text:p text:style-name="P118"/>
          <text:p text:style-name="P118">S</text:p>
          <text:p text:style-name="P114">Scheme<text:tab/>12, 15</text:p>
          <text:p text:style-name="P114">select<text:tab/>8</text:p>
          <text:p text:style-name="P114">SELECT<text:tab/>8pp., 12, 19</text:p>
          <text:p text:style-name="P114">sentence<text:tab/>5</text:p>
          <text:p text:style-name="P114">server<text:tab/>5</text:p>
          <text:p text:style-name="P114">setting<text:tab/>2</text:p>
          <text:p text:style-name="P114"><text:soft-page-break/>single<text:tab/>5p., 10p., 14</text:p>
          <text:p text:style-name="P114">Single<text:tab/>10</text:p>
          <text:p text:style-name="P114">snippet<text:tab/>18</text:p>
          <text:p text:style-name="P114">sql<text:tab/>1pp., 5pp.</text:p>
          <text:p text:style-name="P114">Sql<text:tab/>1pp., 5pp., 18, 20pp.</text:p>
          <text:p text:style-name="P114">SQL<text:tab/>1, 3, 5pp., 14p., 18, 21p.</text:p>
          <text:p text:style-name="P114">sqlite<text:tab/>1, 17, 22</text:p>
          <text:p text:style-name="P114">Sqlite<text:tab/>1pp., 5pp., 18, 20pp.</text:p>
          <text:p text:style-name="P114">SQLite<text:tab/>22</text:p>
          <text:p text:style-name="P114">Sqlite3<text:tab/>1</text:p>
          <text:p text:style-name="P114">sqlp_pretty_tmp.txt<text:tab/>21</text:p>
          <text:p text:style-name="P114">string<text:tab/>11p., 14, 19pp.</text:p>
          <text:p text:style-name="P114">syntax<text:tab/>3, 5, 10, 12, 19</text:p>
          <text:p text:style-name="P114">system<text:tab/>2p., 5, 7, 10pp., 15, 17p.</text:p>
          <text:p text:style-name="P114">System<text:tab/>3, 11</text:p>
          <text:p text:style-name="P118"/>
          <text:p text:style-name="P118">T</text:p>
          <text:p text:style-name="P114">table<text:tab/>6, 9p., 12, 14p., 19</text:p>
          <text:p text:style-name="P114">Table<text:tab/>3</text:p>
          <text:p text:style-name="P114">terminal<text:tab/>1, 11p., 18</text:p>
          <text:p text:style-name="P114">TEST_DB<text:tab/>4, 20</text:p>
          <text:p text:style-name="P114">thread<text:tab/>3, 14p.</text:p>
          <text:p text:style-name="P114">tool<text:tab/>5, 14</text:p>
          <text:p text:style-name="P114">trouble<text:tab/>18</text:p>
          <text:p text:style-name="P118"/>
          <text:p text:style-name="P118">W</text:p>
          <text:p text:style-name="P114">Windows<text:tab/>15</text:p>
          <text:p text:style-name="P118"/>
          <text:p text:style-name="P118">Y</text:p>
          <text:p text:style-name="P114">your_database<text:tab/>9p., 12, 19</text:p>
          <text:p text:style-name="P114">your_database.db<text:tab/>9</text:p>
          <text:p text:style-name="P114">your_database.h5<text:tab/>10</text:p>
          <text:p text:style-name="P114">your_dataset<text:tab/>10</text:p>
          <text:p text:style-name="P114"><text:soft-page-break/>your_table<text:tab/>9p., 12, 19</text:p>
          <text:p text:style-name="P118"/>
          <text:p text:style-name="P118">.</text:p>
          <text:p text:style-name="P114">.cpp<text:tab/>16p.</text:p>
          <text:p text:style-name="P114">.db<text:tab/>7, 9, 18p.</text:p>
          <text:p text:style-name="P114">.h5<text:tab/>7, 9p., 18</text:p>
          <text:p text:style-name="P114">.hpp<text:tab/>16p.</text:p>
          <text:p text:style-name="P114">.hql<text:tab/>7</text:p>
          <text:p text:style-name="P114">.sql<text:tab/>1, 7p., 10, 13p., 16, 18p., 22</text:p>
          <text:p text:style-name="P114">.txt<text:tab/>9p., 19pp.</text:p>
          <text:p text:style-name="P118"/>
          <text:p text:style-name="P118">/</text:p>
          <text:p text:style-name="P114">/doc<text:tab/>3, 16</text:p>
          <text:p text:style-name="P114">/examples<text:tab/>3, 16, 19</text:p>
        </text:index-body>
      </text:alphabetical-index>
      <text:p text:style-name="P49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20-05-10T15:31:50.581523804</dc:date>
    <meta:editing-duration>P6DT18H58M59S</meta:editing-duration>
    <meta:editing-cycles>154</meta:editing-cycles>
    <meta:generator>LibreOffice/5.1.6.2$Linux_X86_64 LibreOffice_project/10m0$Build-2</meta:generator>
    <meta:document-statistic meta:table-count="0" meta:image-count="0" meta:object-count="0" meta:page-count="28" meta:paragraph-count="396" meta:word-count="4249" meta:character-count="24645" meta:non-whitespace-character-count="20782"/>
  </office:meta>
</office:document-meta>
</file>